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ingDat3_lat40_ru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6" table:default-cell-style-name="Default"/>
        <table:table-row table:style-name="ro1">
          <table:table-cell office:value-type="string" calcext:value-type="string">
            <text:p>N=4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=0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/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.58" calcext:value-type="float">
            <text:p>-1.58</text:p>
          </table:table-cell>
          <table:table-cell office:value-type="float" office:value="0" calcext:value-type="float">
            <text:p>0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.4964" calcext:value-type="float">
            <text:p>2.4964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6.23201" calcext:value-type="float">
            <text:p>6.23201</text:p>
          </table:table-cell>
          <table:table-cell office:value-type="float" office:value="0.000000953674" calcext:value-type="float">
            <text:p>9.53674E-07</text:p>
          </table:table-cell>
          <table:table-cell office:value-type="float" office:value="0.234143" calcext:value-type="float">
            <text:p>0.234143</text:p>
          </table:table-cell>
          <table:table-cell office:value-type="float" office:value="1.5625" calcext:value-type="float">
            <text:p>1.5625</text:p>
          </table:table-cell>
          <table:table-cell office:value-type="float" office:value="0" calcext:value-type="float">
            <text:p>0</text:p>
          </table:table-cell>
          <table:table-cell table:formula="of:=0.5*SQRT([.L4]/[.K4]-1)/SIN(PI()/40)" office:value-type="float" office:value="15.1790125837419" calcext:value-type="float">
            <text:p>15.179012583741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1831E-029" calcext:value-type="float">
            <text:p>1.51831E-29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6.54193871076299E+016" calcext:value-type="float">
            <text:p>6.54193871076299E+0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2.84" calcext:value-type="float">
            <text:p>-2.84</text:p>
          </table:table-cell>
          <table:table-cell office:value-type="float" office:value="0.050625" calcext:value-type="float">
            <text:p>0.050625</text:p>
          </table:table-cell>
          <table:table-cell office:value-type="float" office:value="-0.075625" calcext:value-type="float">
            <text:p>-0.075625</text:p>
          </table:table-cell>
          <table:table-cell office:value-type="float" office:value="0.075625" calcext:value-type="float">
            <text:p>0.075625</text:p>
          </table:table-cell>
          <table:table-cell office:value-type="float" office:value="8.11623" calcext:value-type="float">
            <text:p>8.11623</text:p>
          </table:table-cell>
          <table:table-cell office:value-type="float" office:value="0.00596328" calcext:value-type="float">
            <text:p>0.00596328</text:p>
          </table:table-cell>
          <table:table-cell office:value-type="float" office:value="67.5064" calcext:value-type="float">
            <text:p>67.5064</text:p>
          </table:table-cell>
          <table:table-cell office:value-type="float" office:value="0.0000411458" calcext:value-type="float">
            <text:p>4.11458E-05</text:p>
          </table:table-cell>
          <table:table-cell office:value-type="float" office:value="0.925471" calcext:value-type="float">
            <text:p>0.925471</text:p>
          </table:table-cell>
          <table:table-cell office:value-type="float" office:value="9.54125" calcext:value-type="float">
            <text:p>9.54125</text:p>
          </table:table-cell>
          <table:table-cell office:value-type="float" office:value="5.0625" calcext:value-type="float">
            <text:p>5.0625</text:p>
          </table:table-cell>
          <table:table-cell table:formula="of:=0.5*SQRT([.L5]/[.K5]-1)/SIN(PI()/40)" office:value-type="float" office:value="19.4443116802846" calcext:value-type="float">
            <text:p>19.444311680284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1831E-029" calcext:value-type="float">
            <text:p>1.51831E-29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6.54193871076299E+016" calcext:value-type="float">
            <text:p>6.54193871076299E+0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3.41875" calcext:value-type="float">
            <text:p>-3.41875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-0.094375" calcext:value-type="float">
            <text:p>-0.094375</text:p>
          </table:table-cell>
          <table:table-cell office:value-type="float" office:value="0.094375" calcext:value-type="float">
            <text:p>0.094375</text:p>
          </table:table-cell>
          <table:table-cell office:value-type="float" office:value="11.7011" calcext:value-type="float">
            <text:p>11.7011</text:p>
          </table:table-cell>
          <table:table-cell office:value-type="float" office:value="0.00914531" calcext:value-type="float">
            <text:p>0.00914531</text:p>
          </table:table-cell>
          <table:table-cell office:value-type="float" office:value="137.532" calcext:value-type="float">
            <text:p>137.532</text:p>
          </table:table-cell>
          <table:table-cell office:value-type="float" office:value="0.0000923366" calcext:value-type="float">
            <text:p>9.23366E-05</text:p>
          </table:table-cell>
          <table:table-cell office:value-type="float" office:value="1.02417" calcext:value-type="float">
            <text:p>1.02417</text:p>
          </table:table-cell>
          <table:table-cell office:value-type="float" office:value="14.6325" calcext:value-type="float">
            <text:p>14.6325</text:p>
          </table:table-cell>
          <table:table-cell office:value-type="float" office:value="1.32672" calcext:value-type="float">
            <text:p>1.32672</text:p>
          </table:table-cell>
          <table:table-cell table:formula="of:=0.5*SQRT([.L6]/[.K6]-1)/SIN(PI()/40)" office:value-type="float" office:value="23.2296730302187" calcext:value-type="float">
            <text:p>23.22967303021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584553" calcext:value-type="float">
            <text:p>5.84553E-05</text:p>
          </table:table-cell>
          <table:table-cell office:value-type="float" office:value="-0.999275" calcext:value-type="float">
            <text:p>-0.999275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254.554" calcext:value-type="float">
            <text:p>254.554</text:p>
          </table:table-cell>
          <table:table-cell office:value-type="float" office:value="0.997111" calcext:value-type="float">
            <text:p>0.997111</text:p>
          </table:table-cell>
          <table:table-cell office:value-type="float" office:value="0.00157071" calcext:value-type="float">
            <text:p>0.00157071</text:p>
          </table:table-cell>
          <table:table-cell office:value-type="float" office:value="1597.68" calcext:value-type="float">
            <text:p>1597.68</text:p>
          </table:table-cell>
          <table:table-cell office:value-type="float" office:value="0.0000584553" calcext:value-type="float">
            <text:p>5.84553E-05</text:p>
          </table:table-cell>
          <table:table-cell office:value-type="float" office:value="6427.22327974327" calcext:value-type="float">
            <text:p>6427.2232797432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-3.6325" calcext:value-type="float">
            <text:p>-3.6325</text:p>
          </table:table-cell>
          <table:table-cell office:value-type="float" office:value="0.0009625" calcext:value-type="float">
            <text:p>0.0009625</text:p>
          </table:table-cell>
          <table:table-cell office:value-type="float" office:value="-0.249219" calcext:value-type="float">
            <text:p>-0.249219</text:p>
          </table:table-cell>
          <table:table-cell office:value-type="float" office:value="0.249219" calcext:value-type="float">
            <text:p>0.249219</text:p>
          </table:table-cell>
          <table:table-cell office:value-type="float" office:value="13.196" calcext:value-type="float">
            <text:p>13.196</text:p>
          </table:table-cell>
          <table:table-cell office:value-type="float" office:value="0.0678404" calcext:value-type="float">
            <text:p>0.0678404</text:p>
          </table:table-cell>
          <table:table-cell office:value-type="float" office:value="174.186" calcext:value-type="float">
            <text:p>174.186</text:p>
          </table:table-cell>
          <table:table-cell office:value-type="float" office:value="0.00622239" calcext:value-type="float">
            <text:p>0.00622239</text:p>
          </table:table-cell>
          <table:table-cell office:value-type="float" office:value="34.4505" calcext:value-type="float">
            <text:p>34.4505</text:p>
          </table:table-cell>
          <table:table-cell office:value-type="float" office:value="108.545" calcext:value-type="float">
            <text:p>108.545</text:p>
          </table:table-cell>
          <table:table-cell office:value-type="float" office:value="0.09625" calcext:value-type="float">
            <text:p>0.09625</text:p>
          </table:table-cell>
          <table:table-cell table:formula="of:=0.5*SQRT([.L7]/[.K7]-1)/SIN(PI()/40)" office:value-type="float" office:value="9.3459171563377" calcext:value-type="float">
            <text:p>9.345917156337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0.000241552" calcext:value-type="float">
            <text:p>0.000241552</text:p>
          </table:table-cell>
          <table:table-cell table:number-columns-repeated="2" office:value-type="float" office:value="0.997027" calcext:value-type="float">
            <text:p>0.997027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0.994067" calcext:value-type="float">
            <text:p>0.994067</text:p>
          </table:table-cell>
          <table:table-cell office:value-type="float" office:value="250.236" calcext:value-type="float">
            <text:p>250.236</text:p>
          </table:table-cell>
          <table:table-cell office:value-type="float" office:value="0.988186" calcext:value-type="float">
            <text:p>0.988186</text:p>
          </table:table-cell>
          <table:table-cell office:value-type="float" office:value="0.00704858" calcext:value-type="float">
            <text:p>0.00704858</text:p>
          </table:table-cell>
          <table:table-cell office:value-type="float" office:value="1590.51" calcext:value-type="float">
            <text:p>1590.51</text:p>
          </table:table-cell>
          <table:table-cell office:value-type="float" office:value="0.000167744" calcext:value-type="float">
            <text:p>0.000167744</text:p>
          </table:table-cell>
          <table:table-cell office:value-type="float" office:value="3027.21404011626" calcext:value-type="float">
            <text:p>3027.2140401162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-3.81719" calcext:value-type="float">
            <text:p>-3.81719</text:p>
          </table:table-cell>
          <table:table-cell office:value-type="float" office:value="0.00431865" calcext:value-type="float">
            <text:p>0.00431865</text:p>
          </table:table-cell>
          <table:table-cell office:value-type="float" office:value="-0.711953" calcext:value-type="float">
            <text:p>-0.711953</text:p>
          </table:table-cell>
          <table:table-cell office:value-type="float" office:value="0.711953" calcext:value-type="float">
            <text:p>0.711953</text:p>
          </table:table-cell>
          <table:table-cell office:value-type="float" office:value="14.5752" calcext:value-type="float">
            <text:p>14.5752</text:p>
          </table:table-cell>
          <table:table-cell office:value-type="float" office:value="0.532198" calcext:value-type="float">
            <text:p>0.532198</text:p>
          </table:table-cell>
          <table:table-cell office:value-type="float" office:value="212.69" calcext:value-type="float">
            <text:p>212.69</text:p>
          </table:table-cell>
          <table:table-cell office:value-type="float" office:value="0.33407" calcext:value-type="float">
            <text:p>0.33407</text:p>
          </table:table-cell>
          <table:table-cell office:value-type="float" office:value="65.5857" calcext:value-type="float">
            <text:p>65.5857</text:p>
          </table:table-cell>
          <table:table-cell office:value-type="float" office:value="851.517" calcext:value-type="float">
            <text:p>851.517</text:p>
          </table:table-cell>
          <table:table-cell office:value-type="float" office:value="0.431865" calcext:value-type="float">
            <text:p>0.431865</text:p>
          </table:table-cell>
          <table:table-cell table:formula="of:=0.5*SQRT([.L8]/[.K8]-1)/SIN(PI()/40)" office:value-type="float" office:value="22.0604526530878" calcext:value-type="float">
            <text:p>22.060452653087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-3.96052" calcext:value-type="float">
            <text:p>-3.96052</text:p>
          </table:table-cell>
          <table:table-cell office:value-type="float" office:value="0.000426242" calcext:value-type="float">
            <text:p>0.000426242</text:p>
          </table:table-cell>
          <table:table-cell table:number-columns-repeated="2" office:value-type="float" office:value="0.994772" calcext:value-type="float">
            <text:p>0.994772</text:p>
          </table:table-cell>
          <table:table-cell office:value-type="float" office:value="15.6861" calcext:value-type="float">
            <text:p>15.6861</text:p>
          </table:table-cell>
          <table:table-cell office:value-type="float" office:value="0.989579" calcext:value-type="float">
            <text:p>0.989579</text:p>
          </table:table-cell>
          <table:table-cell office:value-type="float" office:value="246.081" calcext:value-type="float">
            <text:p>246.081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0131871" calcext:value-type="float">
            <text:p>0.0131871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0.000252214" calcext:value-type="float">
            <text:p>0.000252214</text:p>
          </table:table-cell>
          <table:table-cell office:value-type="float" office:value="2208.18760567153" calcext:value-type="float">
            <text:p>2208.187605671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-3.99703" calcext:value-type="float">
            <text:p>-3.99703</text:p>
          </table:table-cell>
          <table:table-cell office:value-type="float" office:value="0.000141968" calcext:value-type="float">
            <text:p>0.000141968</text:p>
          </table:table-cell>
          <table:table-cell office:value-type="float" office:value="-0.998711" calcext:value-type="float">
            <text:p>-0.998711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15.9764" calcext:value-type="float">
            <text:p>15.9764</text:p>
          </table:table-cell>
          <table:table-cell office:value-type="float" office:value="0.997453" calcext:value-type="float">
            <text:p>0.997453</text:p>
          </table:table-cell>
          <table:table-cell office:value-type="float" office:value="255.254" calcext:value-type="float">
            <text:p>255.254</text:p>
          </table:table-cell>
          <table:table-cell office:value-type="float" office:value="0.995025" calcext:value-type="float">
            <text:p>0.995025</text:p>
          </table:table-cell>
          <table:table-cell office:value-type="float" office:value="0.0484487" calcext:value-type="float">
            <text:p>0.0484487</text:p>
          </table:table-cell>
          <table:table-cell office:value-type="float" office:value="1595.92" calcext:value-type="float">
            <text:p>1595.92</text:p>
          </table:table-cell>
          <table:table-cell office:value-type="float" office:value="0.0141968" calcext:value-type="float">
            <text:p>0.0141968</text:p>
          </table:table-cell>
          <table:table-cell table:formula="of:=0.5*SQRT([.L9]/[.K9]-1)/SIN(PI()/40)" office:value-type="float" office:value="1156.60378232685" calcext:value-type="float">
            <text:p>1156.603782326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-3.93622" calcext:value-type="float">
            <text:p>-3.93622</text:p>
          </table:table-cell>
          <table:table-cell office:value-type="float" office:value="0.000706526" calcext:value-type="float">
            <text:p>0.000706526</text:p>
          </table:table-cell>
          <table:table-cell table:number-columns-repeated="2" office:value-type="float" office:value="0.991393" calcext:value-type="float">
            <text:p>0.991393</text:p>
          </table:table-cell>
          <table:table-cell office:value-type="float" office:value="15.4945" calcext:value-type="float">
            <text:p>15.4945</text:p>
          </table:table-cell>
          <table:table-cell office:value-type="float" office:value="0.982875" calcext:value-type="float">
            <text:p>0.982875</text:p>
          </table:table-cell>
          <table:table-cell office:value-type="float" office:value="240.124" calcext:value-type="float">
            <text:p>240.124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0234336" calcext:value-type="float">
            <text:p>0.0234336</text:p>
          </table:table-cell>
          <table:table-cell office:value-type="float" office:value="1572.6" calcext:value-type="float">
            <text:p>1572.6</text:p>
          </table:table-cell>
          <table:table-cell office:value-type="float" office:value="0.000360473" calcext:value-type="float">
            <text:p>0.000360473</text:p>
          </table:table-cell>
          <table:table-cell office:value-type="float" office:value="1650.87085183025" calcext:value-type="float">
            <text:p>1650.870851830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1831E-029" calcext:value-type="float">
            <text:p>1.51831E-29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formula="of:=0.5*SQRT([.L10]/[.K10]-1)/SIN(PI()/40)" office:value-type="float" office:value="6.54193871076299E+016" calcext:value-type="float">
            <text:p>6.54193871076299E+01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-3.90192" calcext:value-type="float">
            <text:p>-3.90192</text:p>
          </table:table-cell>
          <table:table-cell office:value-type="float" office:value="0.00109254" calcext:value-type="float">
            <text:p>0.00109254</text:p>
          </table:table-cell>
          <table:table-cell table:number-columns-repeated="2" office:value-type="float" office:value="0.986459" calcext:value-type="float">
            <text:p>0.986459</text:p>
          </table:table-cell>
          <table:table-cell office:value-type="float" office:value="15.2261" calcext:value-type="float">
            <text:p>15.2261</text:p>
          </table:table-cell>
          <table:table-cell office:value-type="float" office:value="0.973127" calcext:value-type="float">
            <text:p>0.973127</text:p>
          </table:table-cell>
          <table:table-cell office:value-type="float" office:value="231.9" calcext:value-type="float">
            <text:p>231.9</text:p>
          </table:table-cell>
          <table:table-cell office:value-type="float" office:value="0.947072" calcext:value-type="float">
            <text:p>0.947072</text:p>
          </table:table-cell>
          <table:table-cell office:value-type="float" office:value="0.0399522" calcext:value-type="float">
            <text:p>0.0399522</text:p>
          </table:table-cell>
          <table:table-cell office:value-type="float" office:value="1557" calcext:value-type="float">
            <text:p>1557</text:p>
          </table:table-cell>
          <table:table-cell office:value-type="float" office:value="0.000485572" calcext:value-type="float">
            <text:p>0.000485572</text:p>
          </table:table-cell>
          <table:table-cell office:value-type="float" office:value="1258.04185601982" calcext:value-type="float">
            <text:p>1258.0418560198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1831E-029" calcext:value-type="float">
            <text:p>1.51831E-29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formula="of:=0.5*SQRT([.L11]/[.K11]-1)/SIN(PI()/40)" office:value-type="float" office:value="6.54193871076299E+016" calcext:value-type="float">
            <text:p>6.54193871076299E+01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-3.85657" calcext:value-type="float">
            <text:p>-3.85657</text:p>
          </table:table-cell>
          <table:table-cell office:value-type="float" office:value="0.00167291" calcext:value-type="float">
            <text:p>0.00167291</text:p>
          </table:table-cell>
          <table:table-cell table:number-columns-repeated="2" office:value-type="float" office:value="0.979653" calcext:value-type="float">
            <text:p>0.979653</text:p>
          </table:table-cell>
          <table:table-cell office:value-type="float" office:value="14.8748" calcext:value-type="float">
            <text:p>14.8748</text:p>
          </table:table-cell>
          <table:table-cell office:value-type="float" office:value="0.959763" calcext:value-type="float">
            <text:p>0.959763</text:p>
          </table:table-cell>
          <table:table-cell office:value-type="float" office:value="221.358" calcext:value-type="float">
            <text:p>221.358</text:p>
          </table:table-cell>
          <table:table-cell office:value-type="float" office:value="0.921309" calcext:value-type="float">
            <text:p>0.921309</text:p>
          </table:table-cell>
          <table:table-cell office:value-type="float" office:value="0.0680145" calcext:value-type="float">
            <text:p>0.0680145</text:p>
          </table:table-cell>
          <table:table-cell office:value-type="float" office:value="1535.62" calcext:value-type="float">
            <text:p>1535.62</text:p>
          </table:table-cell>
          <table:table-cell office:value-type="float" office:value="0.000653479" calcext:value-type="float">
            <text:p>0.000653479</text:p>
          </table:table-cell>
          <table:table-cell office:value-type="float" office:value="957.542839570427" calcext:value-type="float">
            <text:p>957.54283957042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1831E-029" calcext:value-type="float">
            <text:p>1.51831E-29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formula="of:=0.5*SQRT([.L12]/[.K12]-1)/SIN(PI()/40)" office:value-type="float" office:value="6.54193871076299E+016" calcext:value-type="float">
            <text:p>6.54193871076299E+01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-3.79625" calcext:value-type="float">
            <text:p>-3.79625</text:p>
          </table:table-cell>
          <table:table-cell office:value-type="float" office:value="0.00247478" calcext:value-type="float">
            <text:p>0.00247478</text:p>
          </table:table-cell>
          <table:table-cell office:value-type="float" office:value="-0.970062" calcext:value-type="float">
            <text:p>-0.970062</text:p>
          </table:table-cell>
          <table:table-cell office:value-type="float" office:value="0.970062" calcext:value-type="float">
            <text:p>0.970062</text:p>
          </table:table-cell>
          <table:table-cell office:value-type="float" office:value="14.414" calcext:value-type="float">
            <text:p>14.414</text:p>
          </table:table-cell>
          <table:table-cell office:value-type="float" office:value="0.941094" calcext:value-type="float">
            <text:p>0.941094</text:p>
          </table:table-cell>
          <table:table-cell office:value-type="float" office:value="207.906" calcext:value-type="float">
            <text:p>207.906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116101" calcext:value-type="float">
            <text:p>0.116101</text:p>
          </table:table-cell>
          <table:table-cell office:value-type="float" office:value="1505.75" calcext:value-type="float">
            <text:p>1505.75</text:p>
          </table:table-cell>
          <table:table-cell office:value-type="float" office:value="0.000856326" calcext:value-type="float">
            <text:p>0.000856326</text:p>
          </table:table-cell>
          <table:table-cell office:value-type="float" office:value="725.718873626066" calcext:value-type="float">
            <text:p>725.718873626066</text:p>
          </table:table-cell>
        </table:table-row>
        <table:table-row table:style-name="ro1">
          <table:table-cell office:value-type="string" calcext:value-type="string">
            <text:p>kT =0.5</text:p>
          </table:table-cell>
          <table:table-cell table:number-columns-repeated="14"/>
          <table:table-cell office:value-type="float" office:value="1.8" calcext:value-type="float">
            <text:p>1.8</text:p>
          </table:table-cell>
          <table:table-cell office:value-type="float" office:value="18" calcext:value-type="float">
            <text:p>18</text:p>
          </table:table-cell>
          <table:table-cell office:value-type="float" office:value="-3.71866" calcext:value-type="float">
            <text:p>-3.71866</text:p>
          </table:table-cell>
          <table:table-cell office:value-type="float" office:value="0.00355106" calcext:value-type="float">
            <text:p>0.00355106</text:p>
          </table:table-cell>
          <table:table-cell office:value-type="float" office:value="-0.956856" calcext:value-type="float">
            <text:p>-0.956856</text:p>
          </table:table-cell>
          <table:table-cell office:value-type="float" office:value="0.956856" calcext:value-type="float">
            <text:p>0.956856</text:p>
          </table:table-cell>
          <table:table-cell office:value-type="float" office:value="13.832" calcext:value-type="float">
            <text:p>13.832</text:p>
          </table:table-cell>
          <table:table-cell office:value-type="float" office:value="0.915701" calcext:value-type="float">
            <text:p>0.915701</text:p>
          </table:table-cell>
          <table:table-cell office:value-type="float" office:value="191.52" calcext:value-type="float">
            <text:p>191.52</text:p>
          </table:table-cell>
          <table:table-cell office:value-type="float" office:value="0.838974" calcext:value-type="float">
            <text:p>0.838974</text:p>
          </table:table-cell>
          <table:table-cell office:value-type="float" office:value="0.202063" calcext:value-type="float">
            <text:p>0.202063</text:p>
          </table:table-cell>
          <table:table-cell office:value-type="float" office:value="1465.12" calcext:value-type="float">
            <text:p>1465.12</text:p>
          </table:table-cell>
          <table:table-cell office:value-type="float" office:value="0.00109601" calcext:value-type="float">
            <text:p>0.00109601</text:p>
          </table:table-cell>
          <table:table-cell office:value-type="float" office:value="542.612702059667" calcext:value-type="float">
            <text:p>542.612702059667</text:p>
          </table:table-cell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0" calcext:value-type="float">
            <text:p>20</text:p>
          </table:table-cell>
          <table:table-cell office:value-type="float" office:value="-3.6189" calcext:value-type="float">
            <text:p>-3.6189</text:p>
          </table:table-cell>
          <table:table-cell office:value-type="float" office:value="0.00508842" calcext:value-type="float">
            <text:p>0.00508842</text:p>
          </table:table-cell>
          <table:table-cell table:number-columns-repeated="2" office:value-type="float" office:value="0.938277" calcext:value-type="float">
            <text:p>0.938277</text:p>
          </table:table-cell>
          <table:table-cell office:value-type="float" office:value="13.1015" calcext:value-type="float">
            <text:p>13.1015</text:p>
          </table:table-cell>
          <table:table-cell office:value-type="float" office:value="0.8806" calcext:value-type="float">
            <text:p>0.8806</text:p>
          </table:table-cell>
          <table:table-cell office:value-type="float" office:value="171.915" calcext:value-type="float">
            <text:p>171.915</text:p>
          </table:table-cell>
          <table:table-cell office:value-type="float" office:value="0.776278" calcext:value-type="float">
            <text:p>0.776278</text:p>
          </table:table-cell>
          <table:table-cell office:value-type="float" office:value="0.368209" calcext:value-type="float">
            <text:p>0.368209</text:p>
          </table:table-cell>
          <table:table-cell office:value-type="float" office:value="1408.96" calcext:value-type="float">
            <text:p>1408.96</text:p>
          </table:table-cell>
          <table:table-cell office:value-type="float" office:value="0.00140953" calcext:value-type="float">
            <text:p>0.00140953</text:p>
          </table:table-cell>
          <table:table-cell office:value-type="float" office:value="394.159576521836" calcext:value-type="float">
            <text:p>394.15957652183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1.705" calcext:value-type="float">
            <text:p>-1.7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875" calcext:value-type="float">
            <text:p>0.05875</text:p>
          </table:table-cell>
          <table:table-cell office:value-type="float" office:value="2.90703" calcext:value-type="float">
            <text:p>2.90703</text:p>
          </table:table-cell>
          <table:table-cell office:value-type="float" office:value="0.00345156" calcext:value-type="float">
            <text:p>0.00345156</text:p>
          </table:table-cell>
          <table:table-cell office:value-type="float" office:value="8.45079" calcext:value-type="float">
            <text:p>8.45079</text:p>
          </table:table-cell>
          <table:table-cell office:value-type="float" office:value="0.0000119133" calcext:value-type="float">
            <text:p>1.19133E-05</text:p>
          </table:table-cell>
          <table:table-cell office:value-type="float" office:value="6.15894" calcext:value-type="float">
            <text:p>6.15894</text:p>
          </table:table-cell>
          <table:table-cell office:value-type="float" office:value="5.5225" calcext:value-type="float">
            <text:p>5.5225</text:p>
          </table:table-cell>
          <table:table-cell office:value-type="float" office:value="0" calcext:value-type="float">
            <text:p>0</text:p>
          </table:table-cell>
          <table:table-cell table:formula="of:=0.5*SQRT([.L15]/[.K15]-1)/SIN(PI()/40)" office:value-type="string" office:string-value="" calcext:value-type="error">
            <text:p>Err: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3.4917" calcext:value-type="float">
            <text:p>-3.4917</text:p>
          </table:table-cell>
          <table:table-cell office:value-type="float" office:value="0.00725909" calcext:value-type="float">
            <text:p>0.00725909</text:p>
          </table:table-cell>
          <table:table-cell office:value-type="float" office:value="-0.91158" calcext:value-type="float">
            <text:p>-0.91158</text:p>
          </table:table-cell>
          <table:table-cell office:value-type="float" office:value="0.91158" calcext:value-type="float">
            <text:p>0.91158</text:p>
          </table:table-cell>
          <table:table-cell office:value-type="float" office:value="12.1992" calcext:value-type="float">
            <text:p>12.1992</text:p>
          </table:table-cell>
          <table:table-cell office:value-type="float" office:value="0.831456" calcext:value-type="float">
            <text:p>0.831456</text:p>
          </table:table-cell>
          <table:table-cell office:value-type="float" office:value="149.173" calcext:value-type="float">
            <text:p>149.173</text:p>
          </table:table-cell>
          <table:table-cell office:value-type="float" office:value="0.692868" calcext:value-type="float">
            <text:p>0.692868</text:p>
          </table:table-cell>
          <table:table-cell office:value-type="float" office:value="0.722233" calcext:value-type="float">
            <text:p>0.722233</text:p>
          </table:table-cell>
          <table:table-cell office:value-type="float" office:value="1330.33" calcext:value-type="float">
            <text:p>1330.33</text:p>
          </table:table-cell>
          <table:table-cell office:value-type="float" office:value="0.00181477" calcext:value-type="float">
            <text:p>0.00181477</text:p>
          </table:table-cell>
          <table:table-cell office:value-type="float" office:value="273.432298720896" calcext:value-type="float">
            <text:p>273.4322987208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2.8225" calcext:value-type="float">
            <text:p>-2.8225</text:p>
          </table:table-cell>
          <table:table-cell office:value-type="float" office:value="0.0351562" calcext:value-type="float">
            <text:p>0.0351562</text:p>
          </table:table-cell>
          <table:table-cell table:number-columns-repeated="2" office:value-type="float" office:value="0.135625" calcext:value-type="float">
            <text:p>0.135625</text:p>
          </table:table-cell>
          <table:table-cell office:value-type="float" office:value="8.00166" calcext:value-type="float">
            <text:p>8.00166</text:p>
          </table:table-cell>
          <table:table-cell office:value-type="float" office:value="0.0184414" calcext:value-type="float">
            <text:p>0.0184414</text:p>
          </table:table-cell>
          <table:table-cell office:value-type="float" office:value="65.1469" calcext:value-type="float">
            <text:p>65.1469</text:p>
          </table:table-cell>
          <table:table-cell office:value-type="float" office:value="0.000343563" calcext:value-type="float">
            <text:p>0.000343563</text:p>
          </table:table-cell>
          <table:table-cell office:value-type="float" office:value="2.75633" calcext:value-type="float">
            <text:p>2.75633</text:p>
          </table:table-cell>
          <table:table-cell office:value-type="float" office:value="29.5063" calcext:value-type="float">
            <text:p>29.5063</text:p>
          </table:table-cell>
          <table:table-cell office:value-type="float" office:value="0.140625" calcext:value-type="float">
            <text:p>0.140625</text:p>
          </table:table-cell>
          <table:table-cell table:formula="of:=0.5*SQRT([.L16]/[.K16]-1)/SIN(PI()/40)" office:value-type="float" office:value="19.8528448952909" calcext:value-type="float">
            <text:p>19.852844895290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7" calcext:value-type="float">
            <text:p>17</text:p>
          </table:table-cell>
          <table:table-cell office:value-type="float" office:value="-3.3247" calcext:value-type="float">
            <text:p>-3.3247</text:p>
          </table:table-cell>
          <table:table-cell office:value-type="float" office:value="0.0106091" calcext:value-type="float">
            <text:p>0.0106091</text:p>
          </table:table-cell>
          <table:table-cell office:value-type="float" office:value="-0.868948" calcext:value-type="float">
            <text:p>-0.868948</text:p>
          </table:table-cell>
          <table:table-cell office:value-type="float" office:value="0.868948" calcext:value-type="float">
            <text:p>0.868948</text:p>
          </table:table-cell>
          <table:table-cell office:value-type="float" office:value="11.0642" calcext:value-type="float">
            <text:p>11.0642</text:p>
          </table:table-cell>
          <table:table-cell office:value-type="float" office:value="0.756302" calcext:value-type="float">
            <text:p>0.756302</text:p>
          </table:table-cell>
          <table:table-cell office:value-type="float" office:value="122.883" calcext:value-type="float">
            <text:p>122.883</text:p>
          </table:table-cell>
          <table:table-cell office:value-type="float" office:value="0.575523" calcext:value-type="float">
            <text:p>0.575523</text:p>
          </table:table-cell>
          <table:table-cell office:value-type="float" office:value="1.75494" calcext:value-type="float">
            <text:p>1.75494</text:p>
          </table:table-cell>
          <table:table-cell office:value-type="float" office:value="1210.08" calcext:value-type="float">
            <text:p>1210.08</text:p>
          </table:table-cell>
          <table:table-cell office:value-type="float" office:value="0.0024057" calcext:value-type="float">
            <text:p>0.0024057</text:p>
          </table:table-cell>
          <table:table-cell office:value-type="float" office:value="167.219708025653" calcext:value-type="float">
            <text:p>167.21970802565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3.36125" calcext:value-type="float">
            <text:p>-3.36125</text:p>
          </table:table-cell>
          <table:table-cell office:value-type="float" office:value="0.0153922" calcext:value-type="float">
            <text:p>0.0153922</text:p>
          </table:table-cell>
          <table:table-cell table:number-columns-repeated="2" office:value-type="float" office:value="0.190625" calcext:value-type="float">
            <text:p>0.190625</text:p>
          </table:table-cell>
          <table:table-cell office:value-type="float" office:value="11.3134" calcext:value-type="float">
            <text:p>11.3134</text:p>
          </table:table-cell>
          <table:table-cell office:value-type="float" office:value="0.0370453" calcext:value-type="float">
            <text:p>0.0370453</text:p>
          </table:table-cell>
          <table:table-cell office:value-type="float" office:value="128.683" calcext:value-type="float">
            <text:p>128.683</text:p>
          </table:table-cell>
          <table:table-cell office:value-type="float" office:value="0.0014685" calcext:value-type="float">
            <text:p>0.0014685</text:p>
          </table:table-cell>
          <table:table-cell office:value-type="float" office:value="1.70004" calcext:value-type="float">
            <text:p>1.70004</text:p>
          </table:table-cell>
          <table:table-cell office:value-type="float" office:value="59.2725" calcext:value-type="float">
            <text:p>59.2725</text:p>
          </table:table-cell>
          <table:table-cell office:value-type="float" office:value="0.0615687" calcext:value-type="float">
            <text:p>0.0615687</text:p>
          </table:table-cell>
          <table:table-cell table:formula="of:=0.5*SQRT([.L17]/[.K17]-1)/SIN(PI()/40)" office:value-type="float" office:value="37.0855333553061" calcext:value-type="float">
            <text:p>37.085533355306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-3.0955" calcext:value-type="float">
            <text:p>-3.0955</text:p>
          </table:table-cell>
          <table:table-cell office:value-type="float" office:value="0.0167877" calcext:value-type="float">
            <text:p>0.0167877</text:p>
          </table:table-cell>
          <table:table-cell office:value-type="float" office:value="-0.78651" calcext:value-type="float">
            <text:p>-0.78651</text:p>
          </table:table-cell>
          <table:table-cell office:value-type="float" office:value="0.78651" calcext:value-type="float">
            <text:p>0.78651</text:p>
          </table:table-cell>
          <table:table-cell office:value-type="float" office:value="9.59888" calcext:value-type="float">
            <text:p>9.59888</text:p>
          </table:table-cell>
          <table:table-cell office:value-type="float" office:value="0.624446" calcext:value-type="float">
            <text:p>0.624446</text:p>
          </table:table-cell>
          <table:table-cell office:value-type="float" office:value="92.7757" calcext:value-type="float">
            <text:p>92.7757</text:p>
          </table:table-cell>
          <table:table-cell office:value-type="float" office:value="0.401698" calcext:value-type="float">
            <text:p>0.401698</text:p>
          </table:table-cell>
          <table:table-cell office:value-type="float" office:value="6.47489" calcext:value-type="float">
            <text:p>6.47489</text:p>
          </table:table-cell>
          <table:table-cell office:value-type="float" office:value="999.113" calcext:value-type="float">
            <text:p>999.113</text:p>
          </table:table-cell>
          <table:table-cell office:value-type="float" office:value="0.00346853" calcext:value-type="float">
            <text:p>0.00346853</text:p>
          </table:table-cell>
          <table:table-cell office:value-type="float" office:value="78.9052646892068" calcext:value-type="float">
            <text:p>78.90526468920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-3.57438" calcext:value-type="float">
            <text:p>-3.57438</text:p>
          </table:table-cell>
          <table:table-cell office:value-type="float" office:value="0.00102148" calcext:value-type="float">
            <text:p>0.00102148</text:p>
          </table:table-cell>
          <table:table-cell table:number-columns-repeated="2" office:value-type="float" office:value="0.25875" calcext:value-type="float">
            <text:p>0.25875</text:p>
          </table:table-cell>
          <table:table-cell office:value-type="float" office:value="12.7772" calcext:value-type="float">
            <text:p>12.7772</text:p>
          </table:table-cell>
          <table:table-cell office:value-type="float" office:value="0.0673074" calcext:value-type="float">
            <text:p>0.0673074</text:p>
          </table:table-cell>
          <table:table-cell office:value-type="float" office:value="163.308" calcext:value-type="float">
            <text:p>163.308</text:p>
          </table:table-cell>
          <table:table-cell office:value-type="float" office:value="0.00462137" calcext:value-type="float">
            <text:p>0.00462137</text:p>
          </table:table-cell>
          <table:table-cell office:value-type="float" office:value="3.42268" calcext:value-type="float">
            <text:p>3.42268</text:p>
          </table:table-cell>
          <table:table-cell office:value-type="float" office:value="107.692" calcext:value-type="float">
            <text:p>107.692</text:p>
          </table:table-cell>
          <table:table-cell office:value-type="float" office:value="0.00408594" calcext:value-type="float">
            <text:p>0.00408594</text:p>
          </table:table-cell>
          <table:table-cell table:formula="of:=0.5*SQRT([.L18]/[.K18]-1)/SIN(PI()/40)" office:value-type="float" office:value="35.1740055685897" calcext:value-type="float">
            <text:p>35.1740055685897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4" calcext:value-type="float">
            <text:p>14</text:p>
          </table:table-cell>
          <table:table-cell office:value-type="float" office:value="-3.03329" calcext:value-type="float">
            <text:p>-3.03329</text:p>
          </table:table-cell>
          <table:table-cell office:value-type="float" office:value="0.018421" calcext:value-type="float">
            <text:p>0.018421</text:p>
          </table:table-cell>
          <table:table-cell office:value-type="float" office:value="-0.757267" calcext:value-type="float">
            <text:p>-0.757267</text:p>
          </table:table-cell>
          <table:table-cell office:value-type="float" office:value="0.757267" calcext:value-type="float">
            <text:p>0.757267</text:p>
          </table:table-cell>
          <table:table-cell office:value-type="float" office:value="9.21925" calcext:value-type="float">
            <text:p>9.21925</text:p>
          </table:table-cell>
          <table:table-cell office:value-type="float" office:value="0.580934" calcext:value-type="float">
            <text:p>0.580934</text:p>
          </table:table-cell>
          <table:table-cell office:value-type="float" office:value="85.6674" calcext:value-type="float">
            <text:p>85.6674</text:p>
          </table:table-cell>
          <table:table-cell office:value-type="float" office:value="0.351788" calcext:value-type="float">
            <text:p>0.351788</text:p>
          </table:table-cell>
          <table:table-cell office:value-type="float" office:value="8.45848" calcext:value-type="float">
            <text:p>8.45848</text:p>
          </table:table-cell>
          <table:table-cell office:value-type="float" office:value="929.494" calcext:value-type="float">
            <text:p>929.494</text:p>
          </table:table-cell>
          <table:table-cell office:value-type="float" office:value="0.00373772" calcext:value-type="float">
            <text:p>0.00373772</text:p>
          </table:table-cell>
          <table:table-cell office:value-type="float" office:value="66.499553934764" calcext:value-type="float">
            <text:p>66.49955393476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6016" calcext:value-type="float">
            <text:p>0.206016</text:p>
          </table:table-cell>
          <table:table-cell office:value-type="float" office:value="12.96" calcext:value-type="float">
            <text:p>12.96</text:p>
          </table:table-cell>
          <table:table-cell office:value-type="float" office:value="0.0438837" calcext:value-type="float">
            <text:p>0.0438837</text:p>
          </table:table-cell>
          <table:table-cell office:value-type="float" office:value="167.962" calcext:value-type="float">
            <text:p>167.962</text:p>
          </table:table-cell>
          <table:table-cell office:value-type="float" office:value="0.00219696" calcext:value-type="float">
            <text:p>0.00219696</text:p>
          </table:table-cell>
          <table:table-cell office:value-type="float" office:value="4.25494" calcext:value-type="float">
            <text:p>4.25494</text:p>
          </table:table-cell>
          <table:table-cell office:value-type="float" office:value="70.2139" calcext:value-type="float">
            <text:p>70.2139</text:p>
          </table:table-cell>
          <table:table-cell office:value-type="float" office:value="0" calcext:value-type="float">
            <text:p>0</text:p>
          </table:table-cell>
          <table:table-cell table:formula="of:=0.5*SQRT([.L19]/[.K19]-1)/SIN(PI()/40)" office:value-type="float" office:value="25.0909373140642" calcext:value-type="float">
            <text:p>25.0909373140642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9" calcext:value-type="float">
            <text:p>19</text:p>
          </table:table-cell>
          <table:table-cell office:value-type="float" office:value="-2.96604" calcext:value-type="float">
            <text:p>-2.96604</text:p>
          </table:table-cell>
          <table:table-cell office:value-type="float" office:value="0.0219517" calcext:value-type="float">
            <text:p>0.0219517</text:p>
          </table:table-cell>
          <table:table-cell office:value-type="float" office:value="-0.0651299" calcext:value-type="float">
            <text:p>-0.0651299</text:p>
          </table:table-cell>
          <table:table-cell office:value-type="float" office:value="0.0651299" calcext:value-type="float">
            <text:p>0.0651299</text:p>
          </table:table-cell>
          <table:table-cell office:value-type="float" office:value="8.81934" calcext:value-type="float">
            <text:p>8.81934</text:p>
          </table:table-cell>
          <table:table-cell office:value-type="float" office:value="0.524737" calcext:value-type="float">
            <text:p>0.524737</text:p>
          </table:table-cell>
          <table:table-cell office:value-type="float" office:value="78.5443" calcext:value-type="float">
            <text:p>78.5443</text:p>
          </table:table-cell>
          <table:table-cell office:value-type="float" office:value="0.299002" calcext:value-type="float">
            <text:p>0.299002</text:p>
          </table:table-cell>
          <table:table-cell office:value-type="float" office:value="13.2723" calcext:value-type="float">
            <text:p>13.2723</text:p>
          </table:table-cell>
          <table:table-cell office:value-type="float" office:value="839.579" calcext:value-type="float">
            <text:p>839.579</text:p>
          </table:table-cell>
          <table:table-cell office:value-type="float" office:value="0.00437494" calcext:value-type="float">
            <text:p>0.00437494</text:p>
          </table:table-cell>
          <table:table-cell office:value-type="float" office:value="50.2833551453801" calcext:value-type="float">
            <text:p>50.28335514538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-3.6" calcext:value-type="float">
            <text:p>-3.6</text:p>
          </table:table-cell>
          <table:table-cell office:value-type="float" office:value="0.0000000000000106581" calcext:value-type="float">
            <text:p>1.06581E-14</text:p>
          </table:table-cell>
          <table:table-cell table:number-columns-repeated="2" office:value-type="float" office:value="0.0667969" calcext:value-type="float">
            <text:p>0.0667969</text:p>
          </table:table-cell>
          <table:table-cell office:value-type="float" office:value="12.96" calcext:value-type="float">
            <text:p>12.96</text:p>
          </table:table-cell>
          <table:table-cell office:value-type="float" office:value="0.00760273" calcext:value-type="float">
            <text:p>0.00760273</text:p>
          </table:table-cell>
          <table:table-cell office:value-type="float" office:value="167.962" calcext:value-type="float">
            <text:p>167.96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6.67049" calcext:value-type="float">
            <text:p>6.67049</text:p>
          </table:table-cell>
          <table:table-cell office:value-type="float" office:value="12.1644" calcext:value-type="float">
            <text:p>12.1644</text:p>
          </table:table-cell>
          <table:table-cell office:value-type="float" office:value="0.0000000000000426326" calcext:value-type="float">
            <text:p>4.26326E-14</text:p>
          </table:table-cell>
          <table:table-cell table:formula="of:=0.5*SQRT([.L20]/[.K20]-1)/SIN(PI()/40)" office:value-type="float" office:value="5.78347160299356" calcext:value-type="float">
            <text:p>5.78347160299356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6" calcext:value-type="float">
            <text:p>16</text:p>
          </table:table-cell>
          <table:table-cell office:value-type="float" office:value="-2.89088" calcext:value-type="float">
            <text:p>-2.89088</text:p>
          </table:table-cell>
          <table:table-cell office:value-type="float" office:value="0.024965" calcext:value-type="float">
            <text:p>0.024965</text:p>
          </table:table-cell>
          <table:table-cell table:number-columns-repeated="2" office:value-type="float" office:value="0.0609133" calcext:value-type="float">
            <text:p>0.0609133</text:p>
          </table:table-cell>
          <table:table-cell office:value-type="float" office:value="8.38213" calcext:value-type="float">
            <text:p>8.38213</text:p>
          </table:table-cell>
          <table:table-cell office:value-type="float" office:value="0.459253" calcext:value-type="float">
            <text:p>0.459253</text:p>
          </table:table-cell>
          <table:table-cell office:value-type="float" office:value="71.086" calcext:value-type="float">
            <text:p>71.086</text:p>
          </table:table-cell>
          <table:table-cell office:value-type="float" office:value="0.24234" calcext:value-type="float">
            <text:p>0.24234</text:p>
          </table:table-cell>
          <table:table-cell office:value-type="float" office:value="18.9073" calcext:value-type="float">
            <text:p>18.9073</text:p>
          </table:table-cell>
          <table:table-cell office:value-type="float" office:value="734.804" calcext:value-type="float">
            <text:p>734.804</text:p>
          </table:table-cell>
          <table:table-cell office:value-type="float" office:value="0.00488781" calcext:value-type="float">
            <text:p>0.00488781</text:p>
          </table:table-cell>
          <table:table-cell office:value-type="float" office:value="39.2136373914765" calcext:value-type="float">
            <text:p>39.213637391476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-3.59969" calcext:value-type="float">
            <text:p>-3.59969</text:p>
          </table:table-cell>
          <table:table-cell office:value-type="float" office:value="0.00000146484" calcext:value-type="float">
            <text:p>1.46484E-06</text:p>
          </table:table-cell>
          <table:table-cell office:value-type="float" office:value="-0.213633" calcext:value-type="float">
            <text:p>-0.213633</text:p>
          </table:table-cell>
          <table:table-cell office:value-type="float" office:value="0.213633" calcext:value-type="float">
            <text:p>0.213633</text:p>
          </table:table-cell>
          <table:table-cell office:value-type="float" office:value="12.9578" calcext:value-type="float">
            <text:p>12.9578</text:p>
          </table:table-cell>
          <table:table-cell office:value-type="float" office:value="0.0579386" calcext:value-type="float">
            <text:p>0.0579386</text:p>
          </table:table-cell>
          <table:table-cell office:value-type="float" office:value="167.903" calcext:value-type="float">
            <text:p>167.903</text:p>
          </table:table-cell>
          <table:table-cell office:value-type="float" office:value="0.00582027" calcext:value-type="float">
            <text:p>0.00582027</text:p>
          </table:table-cell>
          <table:table-cell office:value-type="float" office:value="7.96282" calcext:value-type="float">
            <text:p>7.96282</text:p>
          </table:table-cell>
          <table:table-cell office:value-type="float" office:value="92.7018" calcext:value-type="float">
            <text:p>92.7018</text:p>
          </table:table-cell>
          <table:table-cell office:value-type="float" office:value="0.00000585938" calcext:value-type="float">
            <text:p>5.85938E-06</text:p>
          </table:table-cell>
          <table:table-cell table:formula="of:=0.5*SQRT([.L21]/[.K21]-1)/SIN(PI()/40)" office:value-type="float" office:value="20.7890609580591" calcext:value-type="float">
            <text:p>20.7890609580591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8" calcext:value-type="float">
            <text:p>18</text:p>
          </table:table-cell>
          <table:table-cell office:value-type="float" office:value="-2.85962" calcext:value-type="float">
            <text:p>-2.85962</text:p>
          </table:table-cell>
          <table:table-cell office:value-type="float" office:value="0.02544" calcext:value-type="float">
            <text:p>0.02544</text:p>
          </table:table-cell>
          <table:table-cell table:number-columns-repeated="2" office:value-type="float" office:value="0.0163889" calcext:value-type="float">
            <text:p>0.0163889</text:p>
          </table:table-cell>
          <table:table-cell office:value-type="float" office:value="8.20288" calcext:value-type="float">
            <text:p>8.20288</text:p>
          </table:table-cell>
          <table:table-cell office:value-type="float" office:value="0.434279" calcext:value-type="float">
            <text:p>0.434279</text:p>
          </table:table-cell>
          <table:table-cell office:value-type="float" office:value="68.1124" calcext:value-type="float">
            <text:p>68.1124</text:p>
          </table:table-cell>
          <table:table-cell office:value-type="float" office:value="0.220774" calcext:value-type="float">
            <text:p>0.220774</text:p>
          </table:table-cell>
          <table:table-cell office:value-type="float" office:value="21.1754" calcext:value-type="float">
            <text:p>21.1754</text:p>
          </table:table-cell>
          <table:table-cell office:value-type="float" office:value="694.846" calcext:value-type="float">
            <text:p>694.846</text:p>
          </table:table-cell>
          <table:table-cell office:value-type="float" office:value="0.00493702" calcext:value-type="float">
            <text:p>0.00493702</text:p>
          </table:table-cell>
          <table:table-cell office:value-type="float" office:value="35.9446858047087" calcext:value-type="float">
            <text:p>35.944685804708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-3.86289" calcext:value-type="float">
            <text:p>-3.86289</text:p>
          </table:table-cell>
          <table:table-cell office:value-type="float" office:value="0.030203" calcext:value-type="float">
            <text:p>0.030203</text:p>
          </table:table-cell>
          <table:table-cell office:value-type="float" office:value="-0.831777" calcext:value-type="float">
            <text:p>-0.831777</text:p>
          </table:table-cell>
          <table:table-cell office:value-type="float" office:value="0.831777" calcext:value-type="float">
            <text:p>0.831777</text:p>
          </table:table-cell>
          <table:table-cell office:value-type="float" office:value="14.9521" calcext:value-type="float">
            <text:p>14.9521</text:p>
          </table:table-cell>
          <table:table-cell office:value-type="float" office:value="0.741965" calcext:value-type="float">
            <text:p>0.741965</text:p>
          </table:table-cell>
          <table:table-cell office:value-type="float" office:value="225.318" calcext:value-type="float">
            <text:p>225.318</text:p>
          </table:table-cell>
          <table:table-cell office:value-type="float" office:value="0.662207" calcext:value-type="float">
            <text:p>0.662207</text:p>
          </table:table-cell>
          <table:table-cell office:value-type="float" office:value="9.66471" calcext:value-type="float">
            <text:p>9.66471</text:p>
          </table:table-cell>
          <table:table-cell office:value-type="float" office:value="1187.14" calcext:value-type="float">
            <text:p>1187.14</text:p>
          </table:table-cell>
          <table:table-cell office:value-type="float" office:value="0.120812" calcext:value-type="float">
            <text:p>0.120812</text:p>
          </table:table-cell>
          <table:table-cell table:formula="of:=0.5*SQRT([.L22]/[.K22]-1)/SIN(PI()/40)" office:value-type="float" office:value="70.340944157113" calcext:value-type="float">
            <text:p>70.34094415711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1" calcext:value-type="float">
            <text:p>21</text:p>
          </table:table-cell>
          <table:table-cell office:value-type="float" office:value="-2.73562" calcext:value-type="float">
            <text:p>-2.73562</text:p>
          </table:table-cell>
          <table:table-cell office:value-type="float" office:value="0.0264713" calcext:value-type="float">
            <text:p>0.0264713</text:p>
          </table:table-cell>
          <table:table-cell table:number-columns-repeated="2" office:value-type="float" office:value="0.00786602" calcext:value-type="float">
            <text:p>0.00786602</text:p>
          </table:table-cell>
          <table:table-cell office:value-type="float" office:value="7.51009" calcext:value-type="float">
            <text:p>7.51009</text:p>
          </table:table-cell>
          <table:table-cell office:value-type="float" office:value="0.321057" calcext:value-type="float">
            <text:p>0.321057</text:p>
          </table:table-cell>
          <table:table-cell office:value-type="float" office:value="57.1969" calcext:value-type="float">
            <text:p>57.1969</text:p>
          </table:table-cell>
          <table:table-cell office:value-type="float" office:value="0.138291" calcext:value-type="float">
            <text:p>0.138291</text:p>
          </table:table-cell>
          <table:table-cell office:value-type="float" office:value="31.18" calcext:value-type="float">
            <text:p>31.18</text:p>
          </table:table-cell>
          <table:table-cell office:value-type="float" office:value="513.69" calcext:value-type="float">
            <text:p>513.69</text:p>
          </table:table-cell>
          <table:table-cell office:value-type="float" office:value="0.00500402" calcext:value-type="float">
            <text:p>0.00500402</text:p>
          </table:table-cell>
          <table:table-cell office:value-type="float" office:value="25.0692770408087" calcext:value-type="float">
            <text:p>25.069277040808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1831E-029" calcext:value-type="float">
            <text:p>1.51831E-29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formula="of:=0.5*SQRT([.L23]/[.K23]-1)/SIN(PI()/40)" office:value-type="float" office:value="6.54193871076299E+016" calcext:value-type="float">
            <text:p>6.54193871076299E+01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-2.41615" calcext:value-type="float">
            <text:p>-2.41615</text:p>
          </table:table-cell>
          <table:table-cell office:value-type="float" office:value="0.0176253" calcext:value-type="float">
            <text:p>0.0176253</text:p>
          </table:table-cell>
          <table:table-cell office:value-type="float" office:value="-0.0116604" calcext:value-type="float">
            <text:p>-0.0116604</text:p>
          </table:table-cell>
          <table:table-cell office:value-type="float" office:value="0.0116604" calcext:value-type="float">
            <text:p>0.0116604</text:p>
          </table:table-cell>
          <table:table-cell office:value-type="float" office:value="5.85539" calcext:value-type="float">
            <text:p>5.85539</text:p>
          </table:table-cell>
          <table:table-cell office:value-type="float" office:value="0.0933842" calcext:value-type="float">
            <text:p>0.0933842</text:p>
          </table:table-cell>
          <table:table-cell office:value-type="float" office:value="34.7029" calcext:value-type="float">
            <text:p>34.7029</text:p>
          </table:table-cell>
          <table:table-cell office:value-type="float" office:value="0.0197271" calcext:value-type="float">
            <text:p>0.0197271</text:p>
          </table:table-cell>
          <table:table-cell office:value-type="float" office:value="43.3757" calcext:value-type="float">
            <text:p>43.3757</text:p>
          </table:table-cell>
          <table:table-cell office:value-type="float" office:value="149.415" calcext:value-type="float">
            <text:p>149.415</text:p>
          </table:table-cell>
          <table:table-cell office:value-type="float" office:value="0.00305996" calcext:value-type="float">
            <text:p>0.00305996</text:p>
          </table:table-cell>
          <table:table-cell office:value-type="float" office:value="9.9640726118794" calcext:value-type="float">
            <text:p>9.964072611879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1831E-029" calcext:value-type="float">
            <text:p>1.51831E-29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formula="of:=0.5*SQRT([.L24]/[.K24]-1)/SIN(PI()/40)" office:value-type="float" office:value="6.54193871076299E+016" calcext:value-type="float">
            <text:p>6.54193871076299E+01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-2.21021" calcext:value-type="float">
            <text:p>-2.21021</text:p>
          </table:table-cell>
          <table:table-cell office:value-type="float" office:value="0.0137853" calcext:value-type="float">
            <text:p>0.0137853</text:p>
          </table:table-cell>
          <table:table-cell office:value-type="float" office:value="-0.00522591" calcext:value-type="float">
            <text:p>-0.00522591</text:p>
          </table:table-cell>
          <table:table-cell office:value-type="float" office:value="0.00522591" calcext:value-type="float">
            <text:p>0.00522591</text:p>
          </table:table-cell>
          <table:table-cell office:value-type="float" office:value="4.89881" calcext:value-type="float">
            <text:p>4.89881</text:p>
          </table:table-cell>
          <table:table-cell office:value-type="float" office:value="0.0382395" calcext:value-type="float">
            <text:p>0.0382395</text:p>
          </table:table-cell>
          <table:table-cell office:value-type="float" office:value="24.2698" calcext:value-type="float">
            <text:p>24.2698</text:p>
          </table:table-cell>
          <table:table-cell office:value-type="float" office:value="0.00393427" calcext:value-type="float">
            <text:p>0.00393427</text:p>
          </table:table-cell>
          <table:table-cell office:value-type="float" office:value="34.1757" calcext:value-type="float">
            <text:p>34.1757</text:p>
          </table:table-cell>
          <table:table-cell office:value-type="float" office:value="61.1832" calcext:value-type="float">
            <text:p>61.1832</text:p>
          </table:table-cell>
          <table:table-cell office:value-type="float" office:value="0.00220565" calcext:value-type="float">
            <text:p>0.00220565</text:p>
          </table:table-cell>
          <table:table-cell office:value-type="float" office:value="5.66513402693316" calcext:value-type="float">
            <text:p>5.665134026933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51831E-029" calcext:value-type="float">
            <text:p>1.51831E-29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formula="of:=0.5*SQRT([.L25]/[.K25]-1)/SIN(PI()/40)" office:value-type="float" office:value="6.54193871076299E+016" calcext:value-type="float">
            <text:p>6.54193871076299E+01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5" calcext:value-type="float">
            <text:p>15</text:p>
          </table:table-cell>
          <table:table-cell office:value-type="float" office:value="-2.05753" calcext:value-type="float">
            <text:p>-2.05753</text:p>
          </table:table-cell>
          <table:table-cell office:value-type="float" office:value="0.0119719" calcext:value-type="float">
            <text:p>0.0119719</text:p>
          </table:table-cell>
          <table:table-cell table:number-columns-repeated="2" office:value-type="float" office:value="0.00331245" calcext:value-type="float">
            <text:p>0.00331245</text:p>
          </table:table-cell>
          <table:table-cell office:value-type="float" office:value="4.24541" calcext:value-type="float">
            <text:p>4.24541</text:p>
          </table:table-cell>
          <table:table-cell office:value-type="float" office:value="0.0223325" calcext:value-type="float">
            <text:p>0.0223325</text:p>
          </table:table-cell>
          <table:table-cell office:value-type="float" office:value="18.2271" calcext:value-type="float">
            <text:p>18.2271</text:p>
          </table:table-cell>
          <table:table-cell office:value-type="float" office:value="0.00137594" calcext:value-type="float">
            <text:p>0.00137594</text:p>
          </table:table-cell>
          <table:table-cell office:value-type="float" office:value="25.5716" calcext:value-type="float">
            <text:p>25.5716</text:p>
          </table:table-cell>
          <table:table-cell office:value-type="float" office:value="35.732" calcext:value-type="float">
            <text:p>35.732</text:p>
          </table:table-cell>
          <table:table-cell office:value-type="float" office:value="0.00177099" calcext:value-type="float">
            <text:p>0.00177099</text:p>
          </table:table-cell>
          <table:table-cell office:value-type="float" office:value="4.01701226385371" calcext:value-type="float">
            <text:p>4.01701226385371</text:p>
          </table:table-cell>
        </table:table-row>
        <table:table-row table:style-name="ro1">
          <table:table-cell office:value-type="string" calcext:value-type="string">
            <text:p>kT =1</text:p>
          </table:table-cell>
          <table:table-cell table:number-columns-repeated="14"/>
          <table:table-cell office:value-type="float" office:value="2.7" calcext:value-type="float">
            <text:p>2.7</text:p>
          </table:table-cell>
          <table:table-cell office:value-type="float" office:value="16" calcext:value-type="float">
            <text:p>16</text:p>
          </table:table-cell>
          <table:table-cell office:value-type="float" office:value="-1.92721" calcext:value-type="float">
            <text:p>-1.92721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.00047966" calcext:value-type="float">
            <text:p>0.00047966</text:p>
          </table:table-cell>
          <table:table-cell office:value-type="float" office:value="3.72504" calcext:value-type="float">
            <text:p>3.72504</text:p>
          </table:table-cell>
          <table:table-cell office:value-type="float" office:value="0.0147478" calcext:value-type="float">
            <text:p>0.0147478</text:p>
          </table:table-cell>
          <table:table-cell office:value-type="float" office:value="14.0386" calcext:value-type="float">
            <text:p>14.0386</text:p>
          </table:table-cell>
          <table:table-cell office:value-type="float" office:value="0.000624451" calcext:value-type="float">
            <text:p>0.000624451</text:p>
          </table:table-cell>
          <table:table-cell office:value-type="float" office:value="18.9419" calcext:value-type="float">
            <text:p>18.9419</text:p>
          </table:table-cell>
          <table:table-cell office:value-type="float" office:value="23.5965" calcext:value-type="float">
            <text:p>23.5965</text:p>
          </table:table-cell>
          <table:table-cell office:value-type="float" office:value="0.0014952" calcext:value-type="float">
            <text:p>0.0014952</text:p>
          </table:table-cell>
          <table:table-cell office:value-type="float" office:value="3.15904722852929" calcext:value-type="float">
            <text:p>3.15904722852929</text:p>
          </table:table-cell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office:value-type="float" office:value="-1.81665" calcext:value-type="float">
            <text:p>-1.81665</text:p>
          </table:table-cell>
          <table:table-cell office:value-type="float" office:value="0.0101306" calcext:value-type="float">
            <text:p>0.0101306</text:p>
          </table:table-cell>
          <table:table-cell office:value-type="float" office:value="-0.000493546" calcext:value-type="float">
            <text:p>-0.000493546</text:p>
          </table:table-cell>
          <table:table-cell office:value-type="float" office:value="0.000493546" calcext:value-type="float">
            <text:p>0.000493546</text:p>
          </table:table-cell>
          <table:table-cell office:value-type="float" office:value="3.31035" calcext:value-type="float">
            <text:p>3.31035</text:p>
          </table:table-cell>
          <table:table-cell office:value-type="float" office:value="0.0113269" calcext:value-type="float">
            <text:p>0.0113269</text:p>
          </table:table-cell>
          <table:table-cell office:value-type="float" office:value="11.093" calcext:value-type="float">
            <text:p>11.093</text:p>
          </table:table-cell>
          <table:table-cell office:value-type="float" office:value="0.000374504" calcext:value-type="float">
            <text:p>0.000374504</text:p>
          </table:table-cell>
          <table:table-cell office:value-type="float" office:value="14.9898" calcext:value-type="float">
            <text:p>14.9898</text:p>
          </table:table-cell>
          <table:table-cell office:value-type="float" office:value="18.1231" calcext:value-type="float">
            <text:p>18.1231</text:p>
          </table:table-cell>
          <table:table-cell office:value-type="float" office:value="0.00129217" calcext:value-type="float">
            <text:p>0.00129217</text:p>
          </table:table-cell>
          <table:table-cell office:value-type="float" office:value="2.91359897793049" calcext:value-type="float">
            <text:p>2.91359897793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1" calcext:value-type="float">
            <text:p>-1.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2.2801" calcext:value-type="float">
            <text:p>2.2801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5.19886" calcext:value-type="float">
            <text:p>5.19886</text:p>
          </table:table-cell>
          <table:table-cell office:value-type="float" office:value="0.000000953674" calcext:value-type="float">
            <text:p>9.53674E-07</text:p>
          </table:table-cell>
          <table:table-cell office:value-type="float" office:value="22.1178" calcext:value-type="float">
            <text:p>22.1178</text:p>
          </table:table-cell>
          <table:table-cell office:value-type="float" office:value="1.5625" calcext:value-type="float">
            <text:p>1.5625</text:p>
          </table:table-cell>
          <table:table-cell office:value-type="float" office:value="0" calcext:value-type="float">
            <text:p>0</text:p>
          </table:table-cell>
          <table:table-cell table:formula="of:=0.5*SQRT([.L28]/[.K28]-1)/SIN(PI()/40)" office:value-type="string" office:string-value="" calcext:value-type="error">
            <text:p>Err:50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3" calcext:value-type="float">
            <text:p>13</text:p>
          </table:table-cell>
          <table:table-cell office:value-type="float" office:value="-1.72152" calcext:value-type="float">
            <text:p>-1.72152</text:p>
          </table:table-cell>
          <table:table-cell office:value-type="float" office:value="0.00986138" calcext:value-type="float">
            <text:p>0.00986138</text:p>
          </table:table-cell>
          <table:table-cell office:value-type="float" office:value="-0.000218811" calcext:value-type="float">
            <text:p>-0.000218811</text:p>
          </table:table-cell>
          <table:table-cell office:value-type="float" office:value="0.000218811" calcext:value-type="float">
            <text:p>0.000218811</text:p>
          </table:table-cell>
          <table:table-cell office:value-type="float" office:value="2.97348" calcext:value-type="float">
            <text:p>2.97348</text:p>
          </table:table-cell>
          <table:table-cell office:value-type="float" office:value="0.0088246" calcext:value-type="float">
            <text:p>0.0088246</text:p>
          </table:table-cell>
          <table:table-cell office:value-type="float" office:value="8.95904" calcext:value-type="float">
            <text:p>8.95904</text:p>
          </table:table-cell>
          <table:table-cell office:value-type="float" office:value="0.000232598" calcext:value-type="float">
            <text:p>0.000232598</text:p>
          </table:table-cell>
          <table:table-cell office:value-type="float" office:value="12.2951" calcext:value-type="float">
            <text:p>12.2951</text:p>
          </table:table-cell>
          <table:table-cell office:value-type="float" office:value="14.1194" calcext:value-type="float">
            <text:p>14.1194</text:p>
          </table:table-cell>
          <table:table-cell office:value-type="float" office:value="0.00117258" calcext:value-type="float">
            <text:p>0.00117258</text:p>
          </table:table-cell>
          <table:table-cell office:value-type="float" office:value="2.45475866846881" calcext:value-type="float">
            <text:p>2.454758668468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2.74" calcext:value-type="float">
            <text:p>-2.74</text:p>
          </table:table-cell>
          <table:table-cell office:value-type="float" office:value="0.0484" calcext:value-type="float">
            <text:p>0.0484</text:p>
          </table:table-cell>
          <table:table-cell office:value-type="float" office:value="-0.056875" calcext:value-type="float">
            <text:p>-0.056875</text:p>
          </table:table-cell>
          <table:table-cell office:value-type="float" office:value="0.056875" calcext:value-type="float">
            <text:p>0.056875</text:p>
          </table:table-cell>
          <table:table-cell office:value-type="float" office:value="7.556" calcext:value-type="float">
            <text:p>7.556</text:p>
          </table:table-cell>
          <table:table-cell office:value-type="float" office:value="0.00340703" calcext:value-type="float">
            <text:p>0.00340703</text:p>
          </table:table-cell>
          <table:table-cell office:value-type="float" office:value="58.5466" calcext:value-type="float">
            <text:p>58.5466</text:p>
          </table:table-cell>
          <table:table-cell office:value-type="float" office:value="0.0000138368" calcext:value-type="float">
            <text:p>1.38368E-05</text:p>
          </table:table-cell>
          <table:table-cell office:value-type="float" office:value="88.1295" calcext:value-type="float">
            <text:p>88.1295</text:p>
          </table:table-cell>
          <table:table-cell office:value-type="float" office:value="5.45125" calcext:value-type="float">
            <text:p>5.45125</text:p>
          </table:table-cell>
          <table:table-cell office:value-type="float" office:value="0.0484" calcext:value-type="float">
            <text:p>0.0484</text:p>
          </table:table-cell>
          <table:table-cell table:formula="of:=0.5*SQRT([.L29]/[.K29]-1)/SIN(PI()/40)" office:value-type="string" office:string-value="" calcext:value-type="error">
            <text:p>Err:5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.63385" calcext:value-type="float">
            <text:p>-1.63385</text:p>
          </table:table-cell>
          <table:table-cell office:value-type="float" office:value="0.00884259" calcext:value-type="float">
            <text:p>0.00884259</text:p>
          </table:table-cell>
          <table:table-cell office:value-type="float" office:value="-0.00133698" calcext:value-type="float">
            <text:p>-0.00133698</text:p>
          </table:table-cell>
          <table:table-cell office:value-type="float" office:value="0.00133698" calcext:value-type="float">
            <text:p>0.00133698</text:p>
          </table:table-cell>
          <table:table-cell office:value-type="float" office:value="2.67829" calcext:value-type="float">
            <text:p>2.67829</text:p>
          </table:table-cell>
          <table:table-cell office:value-type="float" office:value="0.00669287" calcext:value-type="float">
            <text:p>0.00669287</text:p>
          </table:table-cell>
          <table:table-cell office:value-type="float" office:value="7.26836" calcext:value-type="float">
            <text:p>7.26836</text:p>
          </table:table-cell>
          <table:table-cell office:value-type="float" office:value="0.000132802" calcext:value-type="float">
            <text:p>0.000132802</text:p>
          </table:table-cell>
          <table:table-cell office:value-type="float" office:value="10.3326" calcext:value-type="float">
            <text:p>10.3326</text:p>
          </table:table-cell>
          <table:table-cell office:value-type="float" office:value="10.7086" calcext:value-type="float">
            <text:p>10.7086</text:p>
          </table:table-cell>
          <table:table-cell office:value-type="float" office:value="0.00098251" calcext:value-type="float">
            <text:p>0.00098251</text:p>
          </table:table-cell>
          <table:table-cell office:value-type="float" office:value="1.21567033705862" calcext:value-type="float">
            <text:p>1.21567033705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355" calcext:value-type="float">
            <text:p>-3.355</text:p>
          </table:table-cell>
          <table:table-cell office:value-type="float" office:value="0.0097875" calcext:value-type="float">
            <text:p>0.0097875</text:p>
          </table:table-cell>
          <table:table-cell office:value-type="float" office:value="-0.168438" calcext:value-type="float">
            <text:p>-0.168438</text:p>
          </table:table-cell>
          <table:table-cell office:value-type="float" office:value="0.168438" calcext:value-type="float">
            <text:p>0.168438</text:p>
          </table:table-cell>
          <table:table-cell office:value-type="float" office:value="11.2658" calcext:value-type="float">
            <text:p>11.2658</text:p>
          </table:table-cell>
          <table:table-cell office:value-type="float" office:value="0.0289355" calcext:value-type="float">
            <text:p>0.0289355</text:p>
          </table:table-cell>
          <table:table-cell office:value-type="float" office:value="127.35" calcext:value-type="float">
            <text:p>127.35</text:p>
          </table:table-cell>
          <table:table-cell office:value-type="float" office:value="0.00089645" calcext:value-type="float">
            <text:p>0.00089645</text:p>
          </table:table-cell>
          <table:table-cell office:value-type="float" office:value="225.579" calcext:value-type="float">
            <text:p>225.579</text:p>
          </table:table-cell>
          <table:table-cell office:value-type="float" office:value="46.2969" calcext:value-type="float">
            <text:p>46.2969</text:p>
          </table:table-cell>
          <table:table-cell office:value-type="float" office:value="0.0097875" calcext:value-type="float">
            <text:p>0.0097875</text:p>
          </table:table-cell>
          <table:table-cell table:formula="of:=0.5*SQRT([.L30]/[.K30]-1)/SIN(PI()/40)" office:value-type="string" office:string-value="" calcext:value-type="error">
            <text:p>Err:50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-1.31898" calcext:value-type="float">
            <text:p>-1.31898</text:p>
          </table:table-cell>
          <table:table-cell office:value-type="float" office:value="0.00751666" calcext:value-type="float">
            <text:p>0.00751666</text:p>
          </table:table-cell>
          <table:table-cell office:value-type="float" office:value="-0.000714798" calcext:value-type="float">
            <text:p>-0.000714798</text:p>
          </table:table-cell>
          <table:table-cell office:value-type="float" office:value="0.000714798" calcext:value-type="float">
            <text:p>0.000714798</text:p>
          </table:table-cell>
          <table:table-cell office:value-type="float" office:value="1.74721" calcext:value-type="float">
            <text:p>1.74721</text:p>
          </table:table-cell>
          <table:table-cell office:value-type="float" office:value="0.00385709" calcext:value-type="float">
            <text:p>0.00385709</text:p>
          </table:table-cell>
          <table:table-cell office:value-type="float" office:value="3.10553" calcext:value-type="float">
            <text:p>3.10553</text:p>
          </table:table-cell>
          <table:table-cell office:value-type="float" office:value="0.0000433533" calcext:value-type="float">
            <text:p>4.33533E-05</text:p>
          </table:table-cell>
          <table:table-cell office:value-type="float" office:value="5.85734" calcext:value-type="float">
            <text:p>5.85734</text:p>
          </table:table-cell>
          <table:table-cell office:value-type="float" office:value="6.17134" calcext:value-type="float">
            <text:p>6.17134</text:p>
          </table:table-cell>
          <table:table-cell office:value-type="float" office:value="0.000613605" calcext:value-type="float">
            <text:p>0.000613605</text:p>
          </table:table-cell>
          <table:table-cell office:value-type="float" office:value="1.4755071314379" calcext:value-type="float">
            <text:p>1.4755071314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.635" calcext:value-type="float">
            <text:p>-3.635</text:p>
          </table:table-cell>
          <table:table-cell office:value-type="float" office:value="0.00510625" calcext:value-type="float">
            <text:p>0.00510625</text:p>
          </table:table-cell>
          <table:table-cell office:value-type="float" office:value="-0.216094" calcext:value-type="float">
            <text:p>-0.216094</text:p>
          </table:table-cell>
          <table:table-cell office:value-type="float" office:value="0.216094" calcext:value-type="float">
            <text:p>0.216094</text:p>
          </table:table-cell>
          <table:table-cell office:value-type="float" office:value="13.2183" calcext:value-type="float">
            <text:p>13.2183</text:p>
          </table:table-cell>
          <table:table-cell office:value-type="float" office:value="0.047024" calcext:value-type="float">
            <text:p>0.047024</text:p>
          </table:table-cell>
          <table:table-cell office:value-type="float" office:value="174.99" calcext:value-type="float">
            <text:p>174.99</text:p>
          </table:table-cell>
          <table:table-cell office:value-type="float" office:value="0.00227738" calcext:value-type="float">
            <text:p>0.00227738</text:p>
          </table:table-cell>
          <table:table-cell office:value-type="float" office:value="441.403" calcext:value-type="float">
            <text:p>441.403</text:p>
          </table:table-cell>
          <table:table-cell office:value-type="float" office:value="75.2384" calcext:value-type="float">
            <text:p>75.2384</text:p>
          </table:table-cell>
          <table:table-cell office:value-type="float" office:value="0.00510625" calcext:value-type="float">
            <text:p>0.00510625</text:p>
          </table:table-cell>
          <table:table-cell table:formula="of:=0.5*SQRT([.L31]/[.K31]-1)/SIN(PI()/40)" office:value-type="string" office:string-value="" calcext:value-type="error">
            <text:p>Err:5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.11409" calcext:value-type="float">
            <text:p>-1.11409</text:p>
          </table:table-cell>
          <table:table-cell office:value-type="float" office:value="0.00670103" calcext:value-type="float">
            <text:p>0.00670103</text:p>
          </table:table-cell>
          <table:table-cell table:number-columns-repeated="2" office:value-type="float" office:value="0.00112457" calcext:value-type="float">
            <text:p>0.00112457</text:p>
          </table:table-cell>
          <table:table-cell office:value-type="float" office:value="1.2479" calcext:value-type="float">
            <text:p>1.2479</text:p>
          </table:table-cell>
          <table:table-cell office:value-type="float" office:value="0.0027308" calcext:value-type="float">
            <text:p>0.0027308</text:p>
          </table:table-cell>
          <table:table-cell office:value-type="float" office:value="1.59077" calcext:value-type="float">
            <text:p>1.59077</text:p>
          </table:table-cell>
          <table:table-cell office:value-type="float" office:value="0.0000218519" calcext:value-type="float">
            <text:p>2.18519E-05</text:p>
          </table:table-cell>
          <table:table-cell office:value-type="float" office:value="4.1381" calcext:value-type="float">
            <text:p>4.1381</text:p>
          </table:table-cell>
          <table:table-cell office:value-type="float" office:value="4.36928" calcext:value-type="float">
            <text:p>4.36928</text:p>
          </table:table-cell>
          <table:table-cell office:value-type="float" office:value="0.000418814" calcext:value-type="float">
            <text:p>0.000418814</text:p>
          </table:table-cell>
          <table:table-cell office:value-type="float" office:value="1.50626486150099" calcext:value-type="float">
            <text:p>1.50626486150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68031" calcext:value-type="float">
            <text:p>-3.68031</text:p>
          </table:table-cell>
          <table:table-cell office:value-type="float" office:value="0.0000577148" calcext:value-type="float">
            <text:p>5.77148E-05</text:p>
          </table:table-cell>
          <table:table-cell office:value-type="float" office:value="-0.160156" calcext:value-type="float">
            <text:p>-0.160156</text:p>
          </table:table-cell>
          <table:table-cell office:value-type="float" office:value="0.160156" calcext:value-type="float">
            <text:p>0.160156</text:p>
          </table:table-cell>
          <table:table-cell office:value-type="float" office:value="13.5448" calcext:value-type="float">
            <text:p>13.5448</text:p>
          </table:table-cell>
          <table:table-cell office:value-type="float" office:value="0.0257967" calcext:value-type="float">
            <text:p>0.0257967</text:p>
          </table:table-cell>
          <table:table-cell office:value-type="float" office:value="183.464" calcext:value-type="float">
            <text:p>183.464</text:p>
          </table:table-cell>
          <table:table-cell office:value-type="float" office:value="0.000681573" calcext:value-type="float">
            <text:p>0.000681573</text:p>
          </table:table-cell>
          <table:table-cell office:value-type="float" office:value="499.275" calcext:value-type="float">
            <text:p>499.275</text:p>
          </table:table-cell>
          <table:table-cell office:value-type="float" office:value="41.2747" calcext:value-type="float">
            <text:p>41.2747</text:p>
          </table:table-cell>
          <table:table-cell office:value-type="float" office:value="0.0000577148" calcext:value-type="float">
            <text:p>5.77148E-05</text:p>
          </table:table-cell>
          <table:table-cell table:formula="of:=0.5*SQRT([.L32]/[.K32]-1)/SIN(PI()/40)" office:value-type="string" office:string-value="" calcext:value-type="error">
            <text:p>Err:50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-0.969233" calcext:value-type="float">
            <text:p>-0.969233</text:p>
          </table:table-cell>
          <table:table-cell office:value-type="float" office:value="0.00628263" calcext:value-type="float">
            <text:p>0.00628263</text:p>
          </table:table-cell>
          <table:table-cell table:number-columns-repeated="2" office:value-type="float" office:value="0.00030365" calcext:value-type="float">
            <text:p>0.00030365</text:p>
          </table:table-cell>
          <table:table-cell office:value-type="float" office:value="0.945695" calcext:value-type="float">
            <text:p>0.945695</text:p>
          </table:table-cell>
          <table:table-cell office:value-type="float" office:value="0.00215458" calcext:value-type="float">
            <text:p>0.00215458</text:p>
          </table:table-cell>
          <table:table-cell office:value-type="float" office:value="0.918163" calcext:value-type="float">
            <text:p>0.918163</text:p>
          </table:table-cell>
          <table:table-cell office:value-type="float" office:value="0.0000139356" calcext:value-type="float">
            <text:p>1.39356E-05</text:p>
          </table:table-cell>
          <table:table-cell office:value-type="float" office:value="3.31819" calcext:value-type="float">
            <text:p>3.31819</text:p>
          </table:table-cell>
          <table:table-cell office:value-type="float" office:value="3.44732" calcext:value-type="float">
            <text:p>3.44732</text:p>
          </table:table-cell>
          <table:table-cell office:value-type="float" office:value="0.000310253" calcext:value-type="float">
            <text:p>0.000310253</text:p>
          </table:table-cell>
          <table:table-cell office:value-type="float" office:value="1.25715740074761" calcext:value-type="float">
            <text:p>1.257157400747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69172" calcext:value-type="float">
            <text:p>-3.69172</text:p>
          </table:table-cell>
          <table:table-cell office:value-type="float" office:value="0.0000353271" calcext:value-type="float">
            <text:p>3.53271E-05</text:p>
          </table:table-cell>
          <table:table-cell office:value-type="float" office:value="-0.178477" calcext:value-type="float">
            <text:p>-0.178477</text:p>
          </table:table-cell>
          <table:table-cell office:value-type="float" office:value="0.178477" calcext:value-type="float">
            <text:p>0.178477</text:p>
          </table:table-cell>
          <table:table-cell office:value-type="float" office:value="13.6288" calcext:value-type="float">
            <text:p>13.6288</text:p>
          </table:table-cell>
          <table:table-cell office:value-type="float" office:value="0.0320113" calcext:value-type="float">
            <text:p>0.0320113</text:p>
          </table:table-cell>
          <table:table-cell office:value-type="float" office:value="185.747" calcext:value-type="float">
            <text:p>185.747</text:p>
          </table:table-cell>
          <table:table-cell office:value-type="float" office:value="0.00104458" calcext:value-type="float">
            <text:p>0.00104458</text:p>
          </table:table-cell>
          <table:table-cell office:value-type="float" office:value="543.726" calcext:value-type="float">
            <text:p>543.726</text:p>
          </table:table-cell>
          <table:table-cell office:value-type="float" office:value="51.218" calcext:value-type="float">
            <text:p>51.218</text:p>
          </table:table-cell>
          <table:table-cell office:value-type="float" office:value="0.0000353271" calcext:value-type="float">
            <text:p>3.53271E-05</text:p>
          </table:table-cell>
          <table:table-cell table:formula="of:=0.5*SQRT([.L33]/[.K33]-1)/SIN(PI()/40)" office:value-type="string" office:string-value="" calcext:value-type="error">
            <text:p>Err:50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1" calcext:value-type="float">
            <text:p>11</text:p>
          </table:table-cell>
          <table:table-cell office:value-type="float" office:value="-0.878394" calcext:value-type="float">
            <text:p>-0.878394</text:p>
          </table:table-cell>
          <table:table-cell office:value-type="float" office:value="0.00594678" calcext:value-type="float">
            <text:p>0.00594678</text:p>
          </table:table-cell>
          <table:table-cell table:number-columns-repeated="2" office:value-type="float" office:value="0.000615234" calcext:value-type="float">
            <text:p>0.000615234</text:p>
          </table:table-cell>
          <table:table-cell office:value-type="float" office:value="0.777522" calcext:value-type="float">
            <text:p>0.777522</text:p>
          </table:table-cell>
          <table:table-cell office:value-type="float" office:value="0.00174051" calcext:value-type="float">
            <text:p>0.00174051</text:p>
          </table:table-cell>
          <table:table-cell office:value-type="float" office:value="0.622846" calcext:value-type="float">
            <text:p>0.622846</text:p>
          </table:table-cell>
          <table:table-cell office:value-type="float" office:value="0.00000882687" calcext:value-type="float">
            <text:p>8.82687E-06</text:p>
          </table:table-cell>
          <table:table-cell office:value-type="float" office:value="3.02416" calcext:value-type="float">
            <text:p>3.02416</text:p>
          </table:table-cell>
          <table:table-cell office:value-type="float" office:value="2.78482" calcext:value-type="float">
            <text:p>2.78482</text:p>
          </table:table-cell>
          <table:table-cell office:value-type="float" office:value="0.000247679" calcext:value-type="float">
            <text:p>0.000247679</text:p>
          </table:table-cell>
          <table:table-cell table:formula="of:#ERR502!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.68789" calcext:value-type="float">
            <text:p>-3.68789</text:p>
          </table:table-cell>
          <table:table-cell office:value-type="float" office:value="0.0000928162" calcext:value-type="float">
            <text:p>9.28162E-05</text:p>
          </table:table-cell>
          <table:table-cell office:value-type="float" office:value="-0.109961" calcext:value-type="float">
            <text:p>-0.109961</text:p>
          </table:table-cell>
          <table:table-cell office:value-type="float" office:value="0.109961" calcext:value-type="float">
            <text:p>0.109961</text:p>
          </table:table-cell>
          <table:table-cell office:value-type="float" office:value="13.6006" calcext:value-type="float">
            <text:p>13.6006</text:p>
          </table:table-cell>
          <table:table-cell office:value-type="float" office:value="0.012691" calcext:value-type="float">
            <text:p>0.012691</text:p>
          </table:table-cell>
          <table:table-cell office:value-type="float" office:value="184.982" calcext:value-type="float">
            <text:p>184.982</text:p>
          </table:table-cell>
          <table:table-cell office:value-type="float" office:value="0.000197905" calcext:value-type="float">
            <text:p>0.000197905</text:p>
          </table:table-cell>
          <table:table-cell office:value-type="float" office:value="602.345" calcext:value-type="float">
            <text:p>602.345</text:p>
          </table:table-cell>
          <table:table-cell office:value-type="float" office:value="20.3056" calcext:value-type="float">
            <text:p>20.3056</text:p>
          </table:table-cell>
          <table:table-cell office:value-type="float" office:value="0.0000928162" calcext:value-type="float">
            <text:p>9.28162E-05</text:p>
          </table:table-cell>
          <table:table-cell table:formula="of:=0.5*SQRT([.L34]/[.K3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3.69293" calcext:value-type="float">
            <text:p>-3.69293</text:p>
          </table:table-cell>
          <table:table-cell office:value-type="float" office:value="0.000116222" calcext:value-type="float">
            <text:p>0.000116222</text:p>
          </table:table-cell>
          <table:table-cell office:value-type="float" office:value="-0.0578711" calcext:value-type="float">
            <text:p>-0.0578711</text:p>
          </table:table-cell>
          <table:table-cell office:value-type="float" office:value="0.0578711" calcext:value-type="float">
            <text:p>0.0578711</text:p>
          </table:table-cell>
          <table:table-cell office:value-type="float" office:value="13.6378" calcext:value-type="float">
            <text:p>13.6378</text:p>
          </table:table-cell>
          <table:table-cell office:value-type="float" office:value="0.0128703" calcext:value-type="float">
            <text:p>0.0128703</text:p>
          </table:table-cell>
          <table:table-cell office:value-type="float" office:value="185.997" calcext:value-type="float">
            <text:p>185.997</text:p>
          </table:table-cell>
          <table:table-cell office:value-type="float" office:value="0.000307266" calcext:value-type="float">
            <text:p>0.000307266</text:p>
          </table:table-cell>
          <table:table-cell office:value-type="float" office:value="601.539" calcext:value-type="float">
            <text:p>601.539</text:p>
          </table:table-cell>
          <table:table-cell office:value-type="float" office:value="20.5925" calcext:value-type="float">
            <text:p>20.5925</text:p>
          </table:table-cell>
          <table:table-cell office:value-type="float" office:value="0.000116222" calcext:value-type="float">
            <text:p>0.000116222</text:p>
          </table:table-cell>
          <table:table-cell table:formula="of:=0.5*SQRT([.L35]/[.K3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3.71389" calcext:value-type="float">
            <text:p>-3.71389</text:p>
          </table:table-cell>
          <table:table-cell office:value-type="float" office:value="0.000170733" calcext:value-type="float">
            <text:p>0.000170733</text:p>
          </table:table-cell>
          <table:table-cell office:value-type="float" office:value="-0.0317041" calcext:value-type="float">
            <text:p>-0.0317041</text:p>
          </table:table-cell>
          <table:table-cell office:value-type="float" office:value="0.0317041" calcext:value-type="float">
            <text:p>0.0317041</text:p>
          </table:table-cell>
          <table:table-cell office:value-type="float" office:value="13.7931" calcext:value-type="float">
            <text:p>13.7931</text:p>
          </table:table-cell>
          <table:table-cell office:value-type="float" office:value="0.0106448" calcext:value-type="float">
            <text:p>0.0106448</text:p>
          </table:table-cell>
          <table:table-cell office:value-type="float" office:value="190.26" calcext:value-type="float">
            <text:p>190.26</text:p>
          </table:table-cell>
          <table:table-cell office:value-type="float" office:value="0.00020743" calcext:value-type="float">
            <text:p>0.00020743</text:p>
          </table:table-cell>
          <table:table-cell office:value-type="float" office:value="603.644" calcext:value-type="float">
            <text:p>603.644</text:p>
          </table:table-cell>
          <table:table-cell office:value-type="float" office:value="17.0316" calcext:value-type="float">
            <text:p>17.0316</text:p>
          </table:table-cell>
          <table:table-cell office:value-type="float" office:value="0.000170733" calcext:value-type="float">
            <text:p>0.000170733</text:p>
          </table:table-cell>
          <table:table-cell table:formula="of:=0.5*SQRT([.L36]/[.K3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3.76944" calcext:value-type="float">
            <text:p>-3.76944</text:p>
          </table:table-cell>
          <table:table-cell office:value-type="float" office:value="0.00477611" calcext:value-type="float">
            <text:p>0.00477611</text:p>
          </table:table-cell>
          <table:table-cell office:value-type="float" office:value="-0.0710889" calcext:value-type="float">
            <text:p>-0.0710889</text:p>
          </table:table-cell>
          <table:table-cell office:value-type="float" office:value="0.0710889" calcext:value-type="float">
            <text:p>0.0710889</text:p>
          </table:table-cell>
          <table:table-cell office:value-type="float" office:value="14.2135" calcext:value-type="float">
            <text:p>14.2135</text:p>
          </table:table-cell>
          <table:table-cell office:value-type="float" office:value="0.144749" calcext:value-type="float">
            <text:p>0.144749</text:p>
          </table:table-cell>
          <table:table-cell office:value-type="float" office:value="202.308" calcext:value-type="float">
            <text:p>202.308</text:p>
          </table:table-cell>
          <table:table-cell office:value-type="float" office:value="0.0963979" calcext:value-type="float">
            <text:p>0.0963979</text:p>
          </table:table-cell>
          <table:table-cell office:value-type="float" office:value="498.965" calcext:value-type="float">
            <text:p>498.965</text:p>
          </table:table-cell>
          <table:table-cell office:value-type="float" office:value="231.598" calcext:value-type="float">
            <text:p>231.598</text:p>
          </table:table-cell>
          <table:table-cell office:value-type="float" office:value="0.00477611" calcext:value-type="float">
            <text:p>0.00477611</text:p>
          </table:table-cell>
          <table:table-cell table:formula="of:=0.5*SQRT([.L37]/[.K37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3.99407" calcext:value-type="float">
            <text:p>-3.99407</text:p>
          </table:table-cell>
          <table:table-cell office:value-type="float" office:value="0.0000623382" calcext:value-type="float">
            <text:p>6.23382E-05</text:p>
          </table:table-cell>
          <table:table-cell office:value-type="float" office:value="-0.999246" calcext:value-type="float">
            <text:p>-0.999246</text:p>
          </table:table-cell>
          <table:table-cell office:value-type="float" office:value="0.999246" calcext:value-type="float">
            <text:p>0.999246</text:p>
          </table:table-cell>
          <table:table-cell office:value-type="float" office:value="15.9526" calcext:value-type="float">
            <text:p>15.9526</text:p>
          </table:table-cell>
          <table:table-cell office:value-type="float" office:value="0.998493" calcext:value-type="float">
            <text:p>0.998493</text:p>
          </table:table-cell>
          <table:table-cell office:value-type="float" office:value="254.491" calcext:value-type="float">
            <text:p>254.491</text:p>
          </table:table-cell>
          <table:table-cell office:value-type="float" office:value="0.996992" calcext:value-type="float">
            <text:p>0.996992</text:p>
          </table:table-cell>
          <table:table-cell office:value-type="float" office:value="0.00156609" calcext:value-type="float">
            <text:p>0.00156609</text:p>
          </table:table-cell>
          <table:table-cell office:value-type="float" office:value="1597.59" calcext:value-type="float">
            <text:p>1597.59</text:p>
          </table:table-cell>
          <table:table-cell office:value-type="float" office:value="0.0000623382" calcext:value-type="float">
            <text:p>6.23382E-05</text:p>
          </table:table-cell>
          <table:table-cell table:formula="of:=0.5*SQRT([.L38]/[.K38]-1)/SIN(PI()/40)" office:value-type="float" office:value="6436.51523505826" calcext:value-type="float">
            <text:p>6436.5152350582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3.99435" calcext:value-type="float">
            <text:p>-3.99435</text:p>
          </table:table-cell>
          <table:table-cell office:value-type="float" office:value="0.0000601007" calcext:value-type="float">
            <text:p>6.01007E-05</text:p>
          </table:table-cell>
          <table:table-cell office:value-type="float" office:value="-0.999274" calcext:value-type="float">
            <text:p>-0.999274</text:p>
          </table:table-cell>
          <table:table-cell office:value-type="float" office:value="0.999274" calcext:value-type="float">
            <text:p>0.999274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0.998549" calcext:value-type="float">
            <text:p>0.998549</text:p>
          </table:table-cell>
          <table:table-cell office:value-type="float" office:value="254.563" calcext:value-type="float">
            <text:p>254.563</text:p>
          </table:table-cell>
          <table:table-cell office:value-type="float" office:value="0.997104" calcext:value-type="float">
            <text:p>0.997104</text:p>
          </table:table-cell>
          <table:table-cell office:value-type="float" office:value="0.00160602" calcext:value-type="float">
            <text:p>0.00160602</text:p>
          </table:table-cell>
          <table:table-cell office:value-type="float" office:value="1597.68" calcext:value-type="float">
            <text:p>1597.68</text:p>
          </table:table-cell>
          <table:table-cell office:value-type="float" office:value="0.0000601007" calcext:value-type="float">
            <text:p>6.01007E-05</text:p>
          </table:table-cell>
          <table:table-cell table:formula="of:=0.5*SQRT([.L39]/[.K39]-1)/SIN(PI()/40)" office:value-type="float" office:value="6356.17597338926" calcext:value-type="float">
            <text:p>6356.1759733892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3.99448" calcext:value-type="float">
            <text:p>-3.99448</text:p>
          </table:table-cell>
          <table:table-cell office:value-type="float" office:value="0.0000577984" calcext:value-type="float">
            <text:p>5.77984E-05</text:p>
          </table:table-cell>
          <table:table-cell office:value-type="float" office:value="-0.999296" calcext:value-type="float">
            <text:p>-0.999296</text:p>
          </table:table-cell>
          <table:table-cell office:value-type="float" office:value="0.999296" calcext:value-type="float">
            <text:p>0.999296</text:p>
          </table:table-cell>
          <table:table-cell office:value-type="float" office:value="15.9559" calcext:value-type="float">
            <text:p>15.9559</text:p>
          </table:table-cell>
          <table:table-cell office:value-type="float" office:value="0.998593" calcext:value-type="float">
            <text:p>0.998593</text:p>
          </table:table-cell>
          <table:table-cell office:value-type="float" office:value="254.595" calcext:value-type="float">
            <text:p>254.595</text:p>
          </table:table-cell>
          <table:table-cell office:value-type="float" office:value="0.997191" calcext:value-type="float">
            <text:p>0.997191</text:p>
          </table:table-cell>
          <table:table-cell office:value-type="float" office:value="0.00156192" calcext:value-type="float">
            <text:p>0.00156192</text:p>
          </table:table-cell>
          <table:table-cell office:value-type="float" office:value="1597.75" calcext:value-type="float">
            <text:p>1597.75</text:p>
          </table:table-cell>
          <table:table-cell office:value-type="float" office:value="0.0000577984" calcext:value-type="float">
            <text:p>5.77984E-05</text:p>
          </table:table-cell>
          <table:table-cell table:formula="of:=0.5*SQRT([.L40]/[.K40]-1)/SIN(PI()/40)" office:value-type="float" office:value="6445.42432510265" calcext:value-type="float">
            <text:p>6445.4243251026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3.99444" calcext:value-type="float">
            <text:p>-3.99444</text:p>
          </table:table-cell>
          <table:table-cell office:value-type="float" office:value="0.0000583961" calcext:value-type="float">
            <text:p>5.83961E-05</text:p>
          </table:table-cell>
          <table:table-cell office:value-type="float" office:value="-0.999292" calcext:value-type="float">
            <text:p>-0.999292</text:p>
          </table:table-cell>
          <table:table-cell office:value-type="float" office:value="0.999292" calcext:value-type="float">
            <text:p>0.999292</text:p>
          </table:table-cell>
          <table:table-cell office:value-type="float" office:value="15.9556" calcext:value-type="float">
            <text:p>15.9556</text:p>
          </table:table-cell>
          <table:table-cell office:value-type="float" office:value="0.998585" calcext:value-type="float">
            <text:p>0.998585</text:p>
          </table:table-cell>
          <table:table-cell office:value-type="float" office:value="254.586" calcext:value-type="float">
            <text:p>254.586</text:p>
          </table:table-cell>
          <table:table-cell office:value-type="float" office:value="0.997176" calcext:value-type="float">
            <text:p>0.997176</text:p>
          </table:table-cell>
          <table:table-cell office:value-type="float" office:value="0.00152908" calcext:value-type="float">
            <text:p>0.00152908</text:p>
          </table:table-cell>
          <table:table-cell office:value-type="float" office:value="1597.74" calcext:value-type="float">
            <text:p>1597.74</text:p>
          </table:table-cell>
          <table:table-cell office:value-type="float" office:value="0.0000583961" calcext:value-type="float">
            <text:p>5.83961E-05</text:p>
          </table:table-cell>
          <table:table-cell table:formula="of:=0.5*SQRT([.L41]/[.K41]-1)/SIN(PI()/40)" office:value-type="float" office:value="6514.2503983335" calcext:value-type="float">
            <text:p>6514.250398333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3.99434" calcext:value-type="float">
            <text:p>-3.99434</text:p>
          </table:table-cell>
          <table:table-cell office:value-type="float" office:value="0.0000586785" calcext:value-type="float">
            <text:p>5.86785E-05</text:p>
          </table:table-cell>
          <table:table-cell office:value-type="float" office:value="-0.999278" calcext:value-type="float">
            <text:p>-0.999278</text:p>
          </table:table-cell>
          <table:table-cell office:value-type="float" office:value="0.999278" calcext:value-type="float">
            <text:p>0.999278</text:p>
          </table:table-cell>
          <table:table-cell office:value-type="float" office:value="15.9548" calcext:value-type="float">
            <text:p>15.9548</text:p>
          </table:table-cell>
          <table:table-cell office:value-type="float" office:value="0.998557" calcext:value-type="float">
            <text:p>0.998557</text:p>
          </table:table-cell>
          <table:table-cell office:value-type="float" office:value="254.56" calcext:value-type="float">
            <text:p>254.56</text:p>
          </table:table-cell>
          <table:table-cell office:value-type="float" office:value="0.99712" calcext:value-type="float">
            <text:p>0.99712</text:p>
          </table:table-cell>
          <table:table-cell office:value-type="float" office:value="0.00158064" calcext:value-type="float">
            <text:p>0.00158064</text:p>
          </table:table-cell>
          <table:table-cell office:value-type="float" office:value="1597.69" calcext:value-type="float">
            <text:p>1597.69</text:p>
          </table:table-cell>
          <table:table-cell office:value-type="float" office:value="0.0000586785" calcext:value-type="float">
            <text:p>5.86785E-05</text:p>
          </table:table-cell>
          <table:table-cell table:formula="of:=0.5*SQRT([.L42]/[.K42]-1)/SIN(PI()/40)" office:value-type="float" office:value="6407.02274174702" calcext:value-type="float">
            <text:p>6407.0227417470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.99426" calcext:value-type="float">
            <text:p>-3.99426</text:p>
          </table:table-cell>
          <table:table-cell office:value-type="float" office:value="0.0000591738" calcext:value-type="float">
            <text:p>5.91738E-05</text:p>
          </table:table-cell>
          <table:table-cell office:value-type="float" office:value="-0.999267" calcext:value-type="float">
            <text:p>-0.999267</text:p>
          </table:table-cell>
          <table:table-cell office:value-type="float" office:value="0.999267" calcext:value-type="float">
            <text:p>0.999267</text:p>
          </table:table-cell>
          <table:table-cell office:value-type="float" office:value="15.9541" calcext:value-type="float">
            <text:p>15.9541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254.538" calcext:value-type="float">
            <text:p>254.538</text:p>
          </table:table-cell>
          <table:table-cell office:value-type="float" office:value="0.997079" calcext:value-type="float">
            <text:p>0.997079</text:p>
          </table:table-cell>
          <table:table-cell office:value-type="float" office:value="0.00158398" calcext:value-type="float">
            <text:p>0.00158398</text:p>
          </table:table-cell>
          <table:table-cell office:value-type="float" office:value="1597.66" calcext:value-type="float">
            <text:p>1597.66</text:p>
          </table:table-cell>
          <table:table-cell office:value-type="float" office:value="0.0000591738" calcext:value-type="float">
            <text:p>5.91738E-05</text:p>
          </table:table-cell>
          <table:table-cell table:formula="of:=0.5*SQRT([.L43]/[.K43]-1)/SIN(PI()/40)" office:value-type="float" office:value="6400.20411676065" calcext:value-type="float">
            <text:p>6400.2041167606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3.9943" calcext:value-type="float">
            <text:p>-3.9943</text:p>
          </table:table-cell>
          <table:table-cell office:value-type="float" office:value="0.0000582706" calcext:value-type="float">
            <text:p>5.82706E-05</text:p>
          </table:table-cell>
          <table:table-cell office:value-type="float" office:value="-0.999274" calcext:value-type="float">
            <text:p>-0.999274</text:p>
          </table:table-cell>
          <table:table-cell office:value-type="float" office:value="0.999274" calcext:value-type="float">
            <text:p>0.999274</text:p>
          </table:table-cell>
          <table:table-cell office:value-type="float" office:value="15.9545" calcext:value-type="float">
            <text:p>15.9545</text:p>
          </table:table-cell>
          <table:table-cell office:value-type="float" office:value="0.998549" calcext:value-type="float">
            <text:p>0.998549</text:p>
          </table:table-cell>
          <table:table-cell office:value-type="float" office:value="254.55" calcext:value-type="float">
            <text:p>254.55</text:p>
          </table:table-cell>
          <table:table-cell office:value-type="float" office:value="0.997104" calcext:value-type="float">
            <text:p>0.997104</text:p>
          </table:table-cell>
          <table:table-cell office:value-type="float" office:value="0.00156559" calcext:value-type="float">
            <text:p>0.00156559</text:p>
          </table:table-cell>
          <table:table-cell office:value-type="float" office:value="1597.68" calcext:value-type="float">
            <text:p>1597.68</text:p>
          </table:table-cell>
          <table:table-cell office:value-type="float" office:value="0.0000582706" calcext:value-type="float">
            <text:p>5.82706E-05</text:p>
          </table:table-cell>
          <table:table-cell table:formula="of:=0.5*SQRT([.L44]/[.K44]-1)/SIN(PI()/40)" office:value-type="float" office:value="6437.7242905038" calcext:value-type="float">
            <text:p>6437.724290503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58502" calcext:value-type="float">
            <text:p>5.8502E-05</text:p>
          </table:table-cell>
          <table:table-cell office:value-type="float" office:value="-0.999275" calcext:value-type="float">
            <text:p>-0.999275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1" calcext:value-type="float">
            <text:p>0.998551</text:p>
          </table:table-cell>
          <table:table-cell office:value-type="float" office:value="254.554" calcext:value-type="float">
            <text:p>254.554</text:p>
          </table:table-cell>
          <table:table-cell office:value-type="float" office:value="0.997109" calcext:value-type="float">
            <text:p>0.997109</text:p>
          </table:table-cell>
          <table:table-cell office:value-type="float" office:value="0.00157075" calcext:value-type="float">
            <text:p>0.00157075</text:p>
          </table:table-cell>
          <table:table-cell office:value-type="float" office:value="1597.68" calcext:value-type="float">
            <text:p>1597.68</text:p>
          </table:table-cell>
          <table:table-cell office:value-type="float" office:value="0.000058502" calcext:value-type="float">
            <text:p>5.8502E-05</text:p>
          </table:table-cell>
          <table:table-cell table:formula="of:=0.5*SQRT([.L45]/[.K45]-1)/SIN(PI()/40)" office:value-type="float" office:value="6427.14144277981" calcext:value-type="float">
            <text:p>6427.1414427798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586884" calcext:value-type="float">
            <text:p>5.86884E-05</text:p>
          </table:table-cell>
          <table:table-cell office:value-type="float" office:value="-0.999276" calcext:value-type="float">
            <text:p>-0.999276</text:p>
          </table:table-cell>
          <table:table-cell office:value-type="float" office:value="0.999276" calcext:value-type="float">
            <text:p>0.999276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3" calcext:value-type="float">
            <text:p>0.998553</text:p>
          </table:table-cell>
          <table:table-cell office:value-type="float" office:value="254.555" calcext:value-type="float">
            <text:p>254.555</text:p>
          </table:table-cell>
          <table:table-cell office:value-type="float" office:value="0.997111" calcext:value-type="float">
            <text:p>0.997111</text:p>
          </table:table-cell>
          <table:table-cell office:value-type="float" office:value="0.00156337" calcext:value-type="float">
            <text:p>0.00156337</text:p>
          </table:table-cell>
          <table:table-cell office:value-type="float" office:value="1597.68" calcext:value-type="float">
            <text:p>1597.68</text:p>
          </table:table-cell>
          <table:table-cell office:value-type="float" office:value="0.0000586884" calcext:value-type="float">
            <text:p>5.86884E-05</text:p>
          </table:table-cell>
          <table:table-cell table:formula="of:=0.5*SQRT([.L46]/[.K46]-1)/SIN(PI()/40)" office:value-type="float" office:value="6442.29348778752" calcext:value-type="float">
            <text:p>6442.2934877875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3.99431" calcext:value-type="float">
            <text:p>-3.99431</text:p>
          </table:table-cell>
          <table:table-cell office:value-type="float" office:value="0.0000584627" calcext:value-type="float">
            <text:p>5.84627E-05</text:p>
          </table:table-cell>
          <table:table-cell office:value-type="float" office:value="-0.999274" calcext:value-type="float">
            <text:p>-0.999274</text:p>
          </table:table-cell>
          <table:table-cell office:value-type="float" office:value="0.999274" calcext:value-type="float">
            <text:p>0.999274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254.552" calcext:value-type="float">
            <text:p>254.552</text:p>
          </table:table-cell>
          <table:table-cell office:value-type="float" office:value="0.997105" calcext:value-type="float">
            <text:p>0.997105</text:p>
          </table:table-cell>
          <table:table-cell office:value-type="float" office:value="0.00157312" calcext:value-type="float">
            <text:p>0.00157312</text:p>
          </table:table-cell>
          <table:table-cell office:value-type="float" office:value="1597.68" calcext:value-type="float">
            <text:p>1597.68</text:p>
          </table:table-cell>
          <table:table-cell office:value-type="float" office:value="0.0000584627" calcext:value-type="float">
            <text:p>5.84627E-05</text:p>
          </table:table-cell>
          <table:table-cell table:formula="of:=0.5*SQRT([.L47]/[.K47]-1)/SIN(PI()/40)" office:value-type="float" office:value="6422.29817537626" calcext:value-type="float">
            <text:p>6422.2981753762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3.99433" calcext:value-type="float">
            <text:p>-3.99433</text:p>
          </table:table-cell>
          <table:table-cell office:value-type="float" office:value="0.0000584043" calcext:value-type="float">
            <text:p>5.84043E-05</text:p>
          </table:table-cell>
          <table:table-cell office:value-type="float" office:value="-0.999276" calcext:value-type="float">
            <text:p>-0.999276</text:p>
          </table:table-cell>
          <table:table-cell office:value-type="float" office:value="0.999276" calcext:value-type="float">
            <text:p>0.999276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4" calcext:value-type="float">
            <text:p>0.998554</text:p>
          </table:table-cell>
          <table:table-cell office:value-type="float" office:value="254.556" calcext:value-type="float">
            <text:p>254.556</text:p>
          </table:table-cell>
          <table:table-cell office:value-type="float" office:value="0.997114" calcext:value-type="float">
            <text:p>0.997114</text:p>
          </table:table-cell>
          <table:table-cell office:value-type="float" office:value="0.00157086" calcext:value-type="float">
            <text:p>0.00157086</text:p>
          </table:table-cell>
          <table:table-cell office:value-type="float" office:value="1597.69" calcext:value-type="float">
            <text:p>1597.69</text:p>
          </table:table-cell>
          <table:table-cell office:value-type="float" office:value="0.0000584043" calcext:value-type="float">
            <text:p>5.84043E-05</text:p>
          </table:table-cell>
          <table:table-cell table:formula="of:=0.5*SQRT([.L48]/[.K48]-1)/SIN(PI()/40)" office:value-type="float" office:value="6426.93652051435" calcext:value-type="float">
            <text:p>6426.9365205143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584675" calcext:value-type="float">
            <text:p>5.84675E-05</text:p>
          </table:table-cell>
          <table:table-cell office:value-type="float" office:value="-0.999276" calcext:value-type="float">
            <text:p>-0.999276</text:p>
          </table:table-cell>
          <table:table-cell office:value-type="float" office:value="0.999276" calcext:value-type="float">
            <text:p>0.999276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3" calcext:value-type="float">
            <text:p>0.998553</text:p>
          </table:table-cell>
          <table:table-cell office:value-type="float" office:value="254.555" calcext:value-type="float">
            <text:p>254.555</text:p>
          </table:table-cell>
          <table:table-cell office:value-type="float" office:value="0.997112" calcext:value-type="float">
            <text:p>0.997112</text:p>
          </table:table-cell>
          <table:table-cell office:value-type="float" office:value="0.00156996" calcext:value-type="float">
            <text:p>0.00156996</text:p>
          </table:table-cell>
          <table:table-cell office:value-type="float" office:value="1597.69" calcext:value-type="float">
            <text:p>1597.69</text:p>
          </table:table-cell>
          <table:table-cell office:value-type="float" office:value="0.0000584675" calcext:value-type="float">
            <text:p>5.84675E-05</text:p>
          </table:table-cell>
          <table:table-cell table:formula="of:=0.5*SQRT([.L49]/[.K49]-1)/SIN(PI()/40)" office:value-type="float" office:value="6428.77842088708" calcext:value-type="float">
            <text:p>6428.7784208870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584553" calcext:value-type="float">
            <text:p>5.84553E-05</text:p>
          </table:table-cell>
          <table:table-cell office:value-type="float" office:value="-0.999275" calcext:value-type="float">
            <text:p>-0.999275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254.554" calcext:value-type="float">
            <text:p>254.554</text:p>
          </table:table-cell>
          <table:table-cell office:value-type="float" office:value="0.997111" calcext:value-type="float">
            <text:p>0.997111</text:p>
          </table:table-cell>
          <table:table-cell office:value-type="float" office:value="0.00157071" calcext:value-type="float">
            <text:p>0.00157071</text:p>
          </table:table-cell>
          <table:table-cell office:value-type="float" office:value="1597.68" calcext:value-type="float">
            <text:p>1597.68</text:p>
          </table:table-cell>
          <table:table-cell office:value-type="float" office:value="0.0000584553" calcext:value-type="float">
            <text:p>5.84553E-05</text:p>
          </table:table-cell>
          <table:table-cell table:formula="of:=0.5*SQRT([.L50]/[.K50]-1)/SIN(PI()/40)" office:value-type="float" office:value="6427.22327974327" calcext:value-type="float">
            <text:p>6427.223279743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67" calcext:value-type="float">
            <text:p>-1.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2.7889" calcext:value-type="float">
            <text:p>2.7889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7.77796" calcext:value-type="float">
            <text:p>7.77796</text:p>
          </table:table-cell>
          <table:table-cell office:value-type="float" office:value="0.00000150063" calcext:value-type="float">
            <text:p>1.50063E-06</text:p>
          </table:table-cell>
          <table:table-cell office:value-type="float" office:value="5.21566" calcext:value-type="float">
            <text:p>5.21566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table:formula="of:=0.5*SQRT([.L53]/[.K5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2.845" calcext:value-type="float">
            <text:p>-2.845</text:p>
          </table:table-cell>
          <table:table-cell office:value-type="float" office:value="0.042025" calcext:value-type="float">
            <text:p>0.042025</text:p>
          </table:table-cell>
          <table:table-cell table:number-columns-repeated="2" office:value-type="float" office:value="0.0525" calcext:value-type="float">
            <text:p>0.0525</text:p>
          </table:table-cell>
          <table:table-cell office:value-type="float" office:value="8.13605" calcext:value-type="float">
            <text:p>8.13605</text:p>
          </table:table-cell>
          <table:table-cell office:value-type="float" office:value="0.00277031" calcext:value-type="float">
            <text:p>0.00277031</text:p>
          </table:table-cell>
          <table:table-cell office:value-type="float" office:value="67.5559" calcext:value-type="float">
            <text:p>67.5559</text:p>
          </table:table-cell>
          <table:table-cell office:value-type="float" office:value="0.00000782967" calcext:value-type="float">
            <text:p>7.82967E-06</text:p>
          </table:table-cell>
          <table:table-cell office:value-type="float" office:value="18.899" calcext:value-type="float">
            <text:p>18.899</text:p>
          </table:table-cell>
          <table:table-cell office:value-type="float" office:value="4.4325" calcext:value-type="float">
            <text:p>4.4325</text:p>
          </table:table-cell>
          <table:table-cell office:value-type="float" office:value="0.029184" calcext:value-type="float">
            <text:p>0.029184</text:p>
          </table:table-cell>
          <table:table-cell table:formula="of:=0.5*SQRT([.L54]/[.K5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3.34625" calcext:value-type="float">
            <text:p>-3.34625</text:p>
          </table:table-cell>
          <table:table-cell office:value-type="float" office:value="0.00907969" calcext:value-type="float">
            <text:p>0.00907969</text:p>
          </table:table-cell>
          <table:table-cell table:number-columns-repeated="2" office:value-type="float" office:value="0.039375" calcext:value-type="float">
            <text:p>0.039375</text:p>
          </table:table-cell>
          <table:table-cell office:value-type="float" office:value="11.2065" calcext:value-type="float">
            <text:p>11.2065</text:p>
          </table:table-cell>
          <table:table-cell office:value-type="float" office:value="0.00181641" calcext:value-type="float">
            <text:p>0.00181641</text:p>
          </table:table-cell>
          <table:table-cell office:value-type="float" office:value="125.984" calcext:value-type="float">
            <text:p>125.984</text:p>
          </table:table-cell>
          <table:table-cell office:value-type="float" office:value="0.00000539069" calcext:value-type="float">
            <text:p>5.39069E-06</text:p>
          </table:table-cell>
          <table:table-cell office:value-type="float" office:value="54.1492" calcext:value-type="float">
            <text:p>54.1492</text:p>
          </table:table-cell>
          <table:table-cell office:value-type="float" office:value="2.90625" calcext:value-type="float">
            <text:p>2.90625</text:p>
          </table:table-cell>
          <table:table-cell office:value-type="float" office:value="0.00630534" calcext:value-type="float">
            <text:p>0.00630534</text:p>
          </table:table-cell>
          <table:table-cell table:formula="of:=0.5*SQRT([.L55]/[.K5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-3.51688" calcext:value-type="float">
            <text:p>-3.51688</text:p>
          </table:table-cell>
          <table:table-cell office:value-type="float" office:value="0.00153711" calcext:value-type="float">
            <text:p>0.00153711</text:p>
          </table:table-cell>
          <table:table-cell table:number-columns-repeated="2" office:value-type="float" office:value="0.0942187" calcext:value-type="float">
            <text:p>0.0942187</text:p>
          </table:table-cell>
          <table:table-cell office:value-type="float" office:value="12.3699" calcext:value-type="float">
            <text:p>12.3699</text:p>
          </table:table-cell>
          <table:table-cell office:value-type="float" office:value="0.0123639" calcext:value-type="float">
            <text:p>0.0123639</text:p>
          </table:table-cell>
          <table:table-cell office:value-type="float" office:value="153.091" calcext:value-type="float">
            <text:p>153.091</text:p>
          </table:table-cell>
          <table:table-cell office:value-type="float" office:value="0.000325685" calcext:value-type="float">
            <text:p>0.000325685</text:p>
          </table:table-cell>
          <table:table-cell office:value-type="float" office:value="128.784" calcext:value-type="float">
            <text:p>128.784</text:p>
          </table:table-cell>
          <table:table-cell office:value-type="float" office:value="19.7822" calcext:value-type="float">
            <text:p>19.7822</text:p>
          </table:table-cell>
          <table:table-cell office:value-type="float" office:value="0.00106744" calcext:value-type="float">
            <text:p>0.00106744</text:p>
          </table:table-cell>
          <table:table-cell table:formula="of:=0.5*SQRT([.L56]/[.K5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-3.69875" calcext:value-type="float">
            <text:p>-3.69875</text:p>
          </table:table-cell>
          <table:table-cell office:value-type="float" office:value="0.00447969" calcext:value-type="float">
            <text:p>0.00447969</text:p>
          </table:table-cell>
          <table:table-cell table:number-columns-repeated="2" office:value-type="float" office:value="0.532734" calcext:value-type="float">
            <text:p>0.532734</text:p>
          </table:table-cell>
          <table:table-cell office:value-type="float" office:value="13.6852" calcext:value-type="float">
            <text:p>13.6852</text:p>
          </table:table-cell>
          <table:table-cell office:value-type="float" office:value="0.319416" calcext:value-type="float">
            <text:p>0.319416</text:p>
          </table:table-cell>
          <table:table-cell office:value-type="float" office:value="187.53" calcext:value-type="float">
            <text:p>187.53</text:p>
          </table:table-cell>
          <table:table-cell office:value-type="float" office:value="0.143486" calcext:value-type="float">
            <text:p>0.143486</text:p>
          </table:table-cell>
          <table:table-cell office:value-type="float" office:value="105.836" calcext:value-type="float">
            <text:p>105.836</text:p>
          </table:table-cell>
          <table:table-cell office:value-type="float" office:value="511.065" calcext:value-type="float">
            <text:p>511.065</text:p>
          </table:table-cell>
          <table:table-cell office:value-type="float" office:value="0.00311089" calcext:value-type="float">
            <text:p>0.00311089</text:p>
          </table:table-cell>
          <table:table-cell table:formula="of:=0.5*SQRT([.L57]/[.K57]-1)/SIN(PI()/40)" office:value-type="float" office:value="12.4698220529246" calcext:value-type="float">
            <text:p>12.4698220529246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-3.95469" calcext:value-type="float">
            <text:p>-3.95469</text:p>
          </table:table-cell>
          <table:table-cell office:value-type="float" office:value="0.0017124" calcext:value-type="float">
            <text:p>0.0017124</text:p>
          </table:table-cell>
          <table:table-cell table:number-columns-repeated="2" office:value-type="float" office:value="0.985664" calcext:value-type="float">
            <text:p>0.985664</text:p>
          </table:table-cell>
          <table:table-cell office:value-type="float" office:value="15.6413" calcext:value-type="float">
            <text:p>15.6413</text:p>
          </table:table-cell>
          <table:table-cell office:value-type="float" office:value="0.972106" calcext:value-type="float">
            <text:p>0.972106</text:p>
          </table:table-cell>
          <table:table-cell office:value-type="float" office:value="244.755" calcext:value-type="float">
            <text:p>244.755</text:p>
          </table:table-cell>
          <table:table-cell office:value-type="float" office:value="0.9471" calcext:value-type="float">
            <text:p>0.9471</text:p>
          </table:table-cell>
          <table:table-cell office:value-type="float" office:value="1.00183" calcext:value-type="float">
            <text:p>1.00183</text:p>
          </table:table-cell>
          <table:table-cell office:value-type="float" office:value="1555.37" calcext:value-type="float">
            <text:p>1555.37</text:p>
          </table:table-cell>
          <table:table-cell office:value-type="float" office:value="0.00118917" calcext:value-type="float">
            <text:p>0.00118917</text:p>
          </table:table-cell>
          <table:table-cell table:formula="of:=0.5*SQRT([.L58]/[.K58]-1)/SIN(PI()/40)" office:value-type="float" office:value="251.019024084489" calcext:value-type="float">
            <text:p>251.019024084489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-3.97937" calcext:value-type="float">
            <text:p>-3.97937</text:p>
          </table:table-cell>
          <table:table-cell office:value-type="float" office:value="0.000205859" calcext:value-type="float">
            <text:p>0.000205859</text:p>
          </table:table-cell>
          <table:table-cell table:number-columns-repeated="2" office:value-type="float" office:value="0.997285" calcext:value-type="float">
            <text:p>0.997285</text:p>
          </table:table-cell>
          <table:table-cell office:value-type="float" office:value="15.8356" calcext:value-type="float">
            <text:p>15.8356</text:p>
          </table:table-cell>
          <table:table-cell office:value-type="float" office:value="0.994582" calcext:value-type="float">
            <text:p>0.994582</text:p>
          </table:table-cell>
          <table:table-cell office:value-type="float" office:value="250.78" calcext:value-type="float">
            <text:p>250.78</text:p>
          </table:table-cell>
          <table:table-cell office:value-type="float" office:value="0.989208" calcext:value-type="float">
            <text:p>0.989208</text:p>
          </table:table-cell>
          <table:table-cell office:value-type="float" office:value="0.00592946" calcext:value-type="float">
            <text:p>0.00592946</text:p>
          </table:table-cell>
          <table:table-cell office:value-type="float" office:value="1591.33" calcext:value-type="float">
            <text:p>1591.33</text:p>
          </table:table-cell>
          <table:table-cell office:value-type="float" office:value="0.000142958" calcext:value-type="float">
            <text:p>0.000142958</text:p>
          </table:table-cell>
          <table:table-cell table:formula="of:=0.5*SQRT([.L59]/[.K59]-1)/SIN(PI()/40)" office:value-type="float" office:value="3301.40230448739" calcext:value-type="float">
            <text:p>3301.40230448739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-3.97715" calcext:value-type="float">
            <text:p>-3.97715</text:p>
          </table:table-cell>
          <table:table-cell office:value-type="float" office:value="0.000265501" calcext:value-type="float">
            <text:p>0.000265501</text:p>
          </table:table-cell>
          <table:table-cell table:number-columns-repeated="2" office:value-type="float" office:value="0.997061" calcext:value-type="float">
            <text:p>0.997061</text:p>
          </table:table-cell>
          <table:table-cell office:value-type="float" office:value="15.818" calcext:value-type="float">
            <text:p>15.818</text:p>
          </table:table-cell>
          <table:table-cell office:value-type="float" office:value="0.994134" calcext:value-type="float">
            <text:p>0.994134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0.98832" calcext:value-type="float">
            <text:p>0.98832</text:p>
          </table:table-cell>
          <table:table-cell office:value-type="float" office:value="0.00646634" calcext:value-type="float">
            <text:p>0.00646634</text:p>
          </table:table-cell>
          <table:table-cell office:value-type="float" office:value="1590.61" calcext:value-type="float">
            <text:p>1590.61</text:p>
          </table:table-cell>
          <table:table-cell office:value-type="float" office:value="0.000184376" calcext:value-type="float">
            <text:p>0.000184376</text:p>
          </table:table-cell>
          <table:table-cell table:formula="of:=0.5*SQRT([.L60]/[.K60]-1)/SIN(PI()/40)" office:value-type="float" office:value="3160.66457870526" calcext:value-type="float">
            <text:p>3160.66457870526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-3.97754" calcext:value-type="float">
            <text:p>-3.97754</text:p>
          </table:table-cell>
          <table:table-cell office:value-type="float" office:value="0.000233592" calcext:value-type="float">
            <text:p>0.000233592</text:p>
          </table:table-cell>
          <table:table-cell table:number-columns-repeated="2" office:value-type="float" office:value="0.997065" calcext:value-type="float">
            <text:p>0.997065</text:p>
          </table:table-cell>
          <table:table-cell office:value-type="float" office:value="15.8211" calcext:value-type="float">
            <text:p>15.8211</text:p>
          </table:table-cell>
          <table:table-cell office:value-type="float" office:value="0.994144" calcext:value-type="float">
            <text:p>0.994144</text:p>
          </table:table-cell>
          <table:table-cell office:value-type="float" office:value="250.32" calcext:value-type="float">
            <text:p>250.32</text:p>
          </table:table-cell>
          <table:table-cell office:value-type="float" office:value="0.988339" calcext:value-type="float">
            <text:p>0.988339</text:p>
          </table:table-cell>
          <table:table-cell office:value-type="float" office:value="0.00721055" calcext:value-type="float">
            <text:p>0.00721055</text:p>
          </table:table-cell>
          <table:table-cell office:value-type="float" office:value="1590.63" calcext:value-type="float">
            <text:p>1590.63</text:p>
          </table:table-cell>
          <table:table-cell office:value-type="float" office:value="0.000162217" calcext:value-type="float">
            <text:p>0.000162217</text:p>
          </table:table-cell>
          <table:table-cell table:formula="of:=0.5*SQRT([.L61]/[.K61]-1)/SIN(PI()/40)" office:value-type="float" office:value="2993.13365224293" calcext:value-type="float">
            <text:p>2993.13365224293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-3.97654" calcext:value-type="float">
            <text:p>-3.97654</text:p>
          </table:table-cell>
          <table:table-cell office:value-type="float" office:value="0.000221838" calcext:value-type="float">
            <text:p>0.000221838</text:p>
          </table:table-cell>
          <table:table-cell table:number-columns-repeated="2" office:value-type="float" office:value="0.996941" calcext:value-type="float">
            <text:p>0.996941</text:p>
          </table:table-cell>
          <table:table-cell office:value-type="float" office:value="15.8131" calcext:value-type="float">
            <text:p>15.8131</text:p>
          </table:table-cell>
          <table:table-cell office:value-type="float" office:value="0.993895" calcext:value-type="float">
            <text:p>0.993895</text:p>
          </table:table-cell>
          <table:table-cell office:value-type="float" office:value="250.069" calcext:value-type="float">
            <text:p>250.069</text:p>
          </table:table-cell>
          <table:table-cell office:value-type="float" office:value="0.987844" calcext:value-type="float">
            <text:p>0.987844</text:p>
          </table:table-cell>
          <table:table-cell office:value-type="float" office:value="0.00713311" calcext:value-type="float">
            <text:p>0.00713311</text:p>
          </table:table-cell>
          <table:table-cell office:value-type="float" office:value="1590.23" calcext:value-type="float">
            <text:p>1590.23</text:p>
          </table:table-cell>
          <table:table-cell office:value-type="float" office:value="0.000154054" calcext:value-type="float">
            <text:p>0.000154054</text:p>
          </table:table-cell>
          <table:table-cell table:formula="of:=0.5*SQRT([.L62]/[.K62]-1)/SIN(PI()/40)" office:value-type="float" office:value="3008.95880775143" calcext:value-type="float">
            <text:p>3008.95880775143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-3.97732" calcext:value-type="float">
            <text:p>-3.97732</text:p>
          </table:table-cell>
          <table:table-cell office:value-type="float" office:value="0.000264079" calcext:value-type="float">
            <text:p>0.000264079</text:p>
          </table:table-cell>
          <table:table-cell table:number-columns-repeated="2" office:value-type="float" office:value="0.997019" calcext:value-type="float">
            <text:p>0.997019</text:p>
          </table:table-cell>
          <table:table-cell office:value-type="float" office:value="15.8193" calcext:value-type="float">
            <text:p>15.8193</text:p>
          </table:table-cell>
          <table:table-cell office:value-type="float" office:value="0.994052" calcext:value-type="float">
            <text:p>0.994052</text:p>
          </table:table-cell>
          <table:table-cell office:value-type="float" office:value="250.268" calcext:value-type="float">
            <text:p>250.268</text:p>
          </table:table-cell>
          <table:table-cell office:value-type="float" office:value="0.988159" calcext:value-type="float">
            <text:p>0.988159</text:p>
          </table:table-cell>
          <table:table-cell office:value-type="float" office:value="0.0072243" calcext:value-type="float">
            <text:p>0.0072243</text:p>
          </table:table-cell>
          <table:table-cell office:value-type="float" office:value="1590.48" calcext:value-type="float">
            <text:p>1590.48</text:p>
          </table:table-cell>
          <table:table-cell office:value-type="float" office:value="0.000183388" calcext:value-type="float">
            <text:p>0.000183388</text:p>
          </table:table-cell>
          <table:table-cell table:formula="of:=0.5*SQRT([.L63]/[.K63]-1)/SIN(PI()/40)" office:value-type="float" office:value="2990.14286992791" calcext:value-type="float">
            <text:p>2990.14286992791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office:value-type="float" office:value="-3.97701" calcext:value-type="float">
            <text:p>-3.97701</text:p>
          </table:table-cell>
          <table:table-cell office:value-type="float" office:value="0.000241239" calcext:value-type="float">
            <text:p>0.000241239</text:p>
          </table:table-cell>
          <table:table-cell table:number-columns-repeated="2" office:value-type="float" office:value="0.997" calcext:value-type="float">
            <text:p>0.997</text:p>
          </table:table-cell>
          <table:table-cell office:value-type="float" office:value="15.8168" calcext:value-type="float">
            <text:p>15.8168</text:p>
          </table:table-cell>
          <table:table-cell office:value-type="float" office:value="0.994014" calcext:value-type="float">
            <text:p>0.994014</text:p>
          </table:table-cell>
          <table:table-cell office:value-type="float" office:value="250.188" calcext:value-type="float">
            <text:p>250.188</text:p>
          </table:table-cell>
          <table:table-cell office:value-type="float" office:value="0.988081" calcext:value-type="float">
            <text:p>0.988081</text:p>
          </table:table-cell>
          <table:table-cell office:value-type="float" office:value="0.00735013" calcext:value-type="float">
            <text:p>0.00735013</text:p>
          </table:table-cell>
          <table:table-cell office:value-type="float" office:value="1590.42" calcext:value-type="float">
            <text:p>1590.42</text:p>
          </table:table-cell>
          <table:table-cell office:value-type="float" office:value="0.000167527" calcext:value-type="float">
            <text:p>0.000167527</text:p>
          </table:table-cell>
          <table:table-cell table:formula="of:=0.5*SQRT([.L64]/[.K64]-1)/SIN(PI()/40)" office:value-type="float" office:value="2964.3815828155" calcext:value-type="float">
            <text:p>2964.3815828155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-3.97697" calcext:value-type="float">
            <text:p>-3.97697</text:p>
          </table:table-cell>
          <table:table-cell office:value-type="float" office:value="0.000237451" calcext:value-type="float">
            <text:p>0.000237451</text:p>
          </table:table-cell>
          <table:table-cell table:number-columns-repeated="2" office:value-type="float" office:value="0.996991" calcext:value-type="float">
            <text:p>0.996991</text:p>
          </table:table-cell>
          <table:table-cell office:value-type="float" office:value="15.8165" calcext:value-type="float">
            <text:p>15.8165</text:p>
          </table:table-cell>
          <table:table-cell office:value-type="float" office:value="0.993995" calcext:value-type="float">
            <text:p>0.993995</text:p>
          </table:table-cell>
          <table:table-cell office:value-type="float" office:value="250.178" calcext:value-type="float">
            <text:p>250.178</text:p>
          </table:table-cell>
          <table:table-cell office:value-type="float" office:value="0.988044" calcext:value-type="float">
            <text:p>0.988044</text:p>
          </table:table-cell>
          <table:table-cell office:value-type="float" office:value="0.00709761" calcext:value-type="float">
            <text:p>0.00709761</text:p>
          </table:table-cell>
          <table:table-cell office:value-type="float" office:value="1590.39" calcext:value-type="float">
            <text:p>1590.39</text:p>
          </table:table-cell>
          <table:table-cell office:value-type="float" office:value="0.000164897" calcext:value-type="float">
            <text:p>0.000164897</text:p>
          </table:table-cell>
          <table:table-cell table:formula="of:=0.5*SQRT([.L65]/[.K65]-1)/SIN(PI()/40)" office:value-type="float" office:value="3016.62613281362" calcext:value-type="float">
            <text:p>3016.6261328136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-3.97717" calcext:value-type="float">
            <text:p>-3.97717</text:p>
          </table:table-cell>
          <table:table-cell office:value-type="float" office:value="0.000243872" calcext:value-type="float">
            <text:p>0.000243872</text:p>
          </table:table-cell>
          <table:table-cell table:number-columns-repeated="2" office:value-type="float" office:value="0.997016" calcext:value-type="float">
            <text:p>0.997016</text:p>
          </table:table-cell>
          <table:table-cell office:value-type="float" office:value="15.8181" calcext:value-type="float">
            <text:p>15.8181</text:p>
          </table:table-cell>
          <table:table-cell office:value-type="float" office:value="0.994046" calcext:value-type="float">
            <text:p>0.994046</text:p>
          </table:table-cell>
          <table:table-cell office:value-type="float" office:value="250.228" calcext:value-type="float">
            <text:p>250.228</text:p>
          </table:table-cell>
          <table:table-cell office:value-type="float" office:value="0.988145" calcext:value-type="float">
            <text:p>0.988145</text:p>
          </table:table-cell>
          <table:table-cell office:value-type="float" office:value="0.00715872" calcext:value-type="float">
            <text:p>0.00715872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0.000169355" calcext:value-type="float">
            <text:p>0.000169355</text:p>
          </table:table-cell>
          <table:table-cell table:formula="of:=0.5*SQRT([.L66]/[.K66]-1)/SIN(PI()/40)" office:value-type="float" office:value="3003.79839798024" calcext:value-type="float">
            <text:p>3003.79839798024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 office:value-type="float" office:value="-3.97715" calcext:value-type="float">
            <text:p>-3.97715</text:p>
          </table:table-cell>
          <table:table-cell office:value-type="float" office:value="0.000240948" calcext:value-type="float">
            <text:p>0.000240948</text:p>
          </table:table-cell>
          <table:table-cell table:number-columns-repeated="2" office:value-type="float" office:value="0.997023" calcext:value-type="float">
            <text:p>0.997023</text:p>
          </table:table-cell>
          <table:table-cell office:value-type="float" office:value="15.8179" calcext:value-type="float">
            <text:p>15.8179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250.222" calcext:value-type="float">
            <text:p>250.222</text:p>
          </table:table-cell>
          <table:table-cell office:value-type="float" office:value="0.988171" calcext:value-type="float">
            <text:p>0.988171</text:p>
          </table:table-cell>
          <table:table-cell office:value-type="float" office:value="0.00701842" calcext:value-type="float">
            <text:p>0.00701842</text:p>
          </table:table-cell>
          <table:table-cell office:value-type="float" office:value="1590.49" calcext:value-type="float">
            <text:p>1590.49</text:p>
          </table:table-cell>
          <table:table-cell office:value-type="float" office:value="0.000167325" calcext:value-type="float">
            <text:p>0.000167325</text:p>
          </table:table-cell>
          <table:table-cell table:formula="of:=0.5*SQRT([.L67]/[.K67]-1)/SIN(PI()/40)" office:value-type="float" office:value="3033.69239031566" calcext:value-type="float">
            <text:p>3033.69239031566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0.000246029" calcext:value-type="float">
            <text:p>0.000246029</text:p>
          </table:table-cell>
          <table:table-cell table:number-columns-repeated="2" office:value-type="float" office:value="0.997029" calcext:value-type="float">
            <text:p>0.997029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0.994072" calcext:value-type="float">
            <text:p>0.994072</text:p>
          </table:table-cell>
          <table:table-cell office:value-type="float" office:value="250.237" calcext:value-type="float">
            <text:p>250.237</text:p>
          </table:table-cell>
          <table:table-cell office:value-type="float" office:value="0.988197" calcext:value-type="float">
            <text:p>0.988197</text:p>
          </table:table-cell>
          <table:table-cell office:value-type="float" office:value="0.00702139" calcext:value-type="float">
            <text:p>0.00702139</text:p>
          </table:table-cell>
          <table:table-cell office:value-type="float" office:value="1590.52" calcext:value-type="float">
            <text:p>1590.52</text:p>
          </table:table-cell>
          <table:table-cell office:value-type="float" office:value="0.000170853" calcext:value-type="float">
            <text:p>0.000170853</text:p>
          </table:table-cell>
          <table:table-cell table:formula="of:=0.5*SQRT([.L68]/[.K68]-1)/SIN(PI()/40)" office:value-type="float" office:value="3033.07930890411" calcext:value-type="float">
            <text:p>3033.07930890411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-3.97722" calcext:value-type="float">
            <text:p>-3.97722</text:p>
          </table:table-cell>
          <table:table-cell office:value-type="float" office:value="0.000239878" calcext:value-type="float">
            <text:p>0.000239878</text:p>
          </table:table-cell>
          <table:table-cell table:number-columns-repeated="2" office:value-type="float" office:value="0.997029" calcext:value-type="float">
            <text:p>0.997029</text:p>
          </table:table-cell>
          <table:table-cell office:value-type="float" office:value="15.8185" calcext:value-type="float">
            <text:p>15.8185</text:p>
          </table:table-cell>
          <table:table-cell office:value-type="float" office:value="0.994071" calcext:value-type="float">
            <text:p>0.994071</text:p>
          </table:table-cell>
          <table:table-cell office:value-type="float" office:value="250.24" calcext:value-type="float">
            <text:p>250.24</text:p>
          </table:table-cell>
          <table:table-cell office:value-type="float" office:value="0.988195" calcext:value-type="float">
            <text:p>0.988195</text:p>
          </table:table-cell>
          <table:table-cell office:value-type="float" office:value="0.00701894" calcext:value-type="float">
            <text:p>0.00701894</text:p>
          </table:table-cell>
          <table:table-cell office:value-type="float" office:value="1590.51" calcext:value-type="float">
            <text:p>1590.51</text:p>
          </table:table-cell>
          <table:table-cell office:value-type="float" office:value="0.000166582" calcext:value-type="float">
            <text:p>0.000166582</text:p>
          </table:table-cell>
          <table:table-cell table:formula="of:=0.5*SQRT([.L69]/[.K69]-1)/SIN(PI()/40)" office:value-type="float" office:value="3033.59908505832" calcext:value-type="float">
            <text:p>3033.5990850583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-3.97712" calcext:value-type="float">
            <text:p>-3.97712</text:p>
          </table:table-cell>
          <table:table-cell office:value-type="float" office:value="0.000244516" calcext:value-type="float">
            <text:p>0.000244516</text:p>
          </table:table-cell>
          <table:table-cell table:number-columns-repeated="2" office:value-type="float" office:value="0.997017" calcext:value-type="float">
            <text:p>0.997017</text:p>
          </table:table-cell>
          <table:table-cell office:value-type="float" office:value="15.8177" calcext:value-type="float">
            <text:p>15.8177</text:p>
          </table:table-cell>
          <table:table-cell office:value-type="float" office:value="0.994047" calcext:value-type="float">
            <text:p>0.994047</text:p>
          </table:table-cell>
          <table:table-cell office:value-type="float" office:value="250.216" calcext:value-type="float">
            <text:p>250.216</text:p>
          </table:table-cell>
          <table:table-cell office:value-type="float" office:value="0.988147" calcext:value-type="float">
            <text:p>0.988147</text:p>
          </table:table-cell>
          <table:table-cell office:value-type="float" office:value="0.00706209" calcext:value-type="float">
            <text:p>0.00706209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0.000169803" calcext:value-type="float">
            <text:p>0.000169803</text:p>
          </table:table-cell>
          <table:table-cell table:formula="of:=0.5*SQRT([.L70]/[.K70]-1)/SIN(PI()/40)" office:value-type="float" office:value="3024.27903340499" calcext:value-type="float">
            <text:p>3024.27903340499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-3.97716" calcext:value-type="float">
            <text:p>-3.97716</text:p>
          </table:table-cell>
          <table:table-cell office:value-type="float" office:value="0.000243314" calcext:value-type="float">
            <text:p>0.000243314</text:p>
          </table:table-cell>
          <table:table-cell table:number-columns-repeated="2" office:value-type="float" office:value="0.997021" calcext:value-type="float">
            <text:p>0.997021</text:p>
          </table:table-cell>
          <table:table-cell office:value-type="float" office:value="15.818" calcext:value-type="float">
            <text:p>15.818</text:p>
          </table:table-cell>
          <table:table-cell office:value-type="float" office:value="0.994056" calcext:value-type="float">
            <text:p>0.994056</text:p>
          </table:table-cell>
          <table:table-cell office:value-type="float" office:value="250.226" calcext:value-type="float">
            <text:p>250.226</text:p>
          </table:table-cell>
          <table:table-cell office:value-type="float" office:value="0.988165" calcext:value-type="float">
            <text:p>0.988165</text:p>
          </table:table-cell>
          <table:table-cell office:value-type="float" office:value="0.00705096" calcext:value-type="float">
            <text:p>0.00705096</text:p>
          </table:table-cell>
          <table:table-cell office:value-type="float" office:value="1590.49" calcext:value-type="float">
            <text:p>1590.49</text:p>
          </table:table-cell>
          <table:table-cell office:value-type="float" office:value="0.000168968" calcext:value-type="float">
            <text:p>0.000168968</text:p>
          </table:table-cell>
          <table:table-cell table:formula="of:=0.5*SQRT([.L71]/[.K71]-1)/SIN(PI()/40)" office:value-type="float" office:value="3026.68405783845" calcext:value-type="float">
            <text:p>3026.68405783845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9" calcext:value-type="float">
            <text:p>19</text:p>
          </table:table-cell>
          <table:table-cell office:value-type="float" office:value="-3.97719" calcext:value-type="float">
            <text:p>-3.97719</text:p>
          </table:table-cell>
          <table:table-cell office:value-type="float" office:value="0.000242056" calcext:value-type="float">
            <text:p>0.000242056</text:p>
          </table:table-cell>
          <table:table-cell table:number-columns-repeated="2" office:value-type="float" office:value="0.997026" calcext:value-type="float">
            <text:p>0.997026</text:p>
          </table:table-cell>
          <table:table-cell office:value-type="float" office:value="15.8183" calcext:value-type="float">
            <text:p>15.8183</text:p>
          </table:table-cell>
          <table:table-cell office:value-type="float" office:value="0.994066" calcext:value-type="float">
            <text:p>0.994066</text:p>
          </table:table-cell>
          <table:table-cell office:value-type="float" office:value="250.234" calcext:value-type="float">
            <text:p>250.234</text:p>
          </table:table-cell>
          <table:table-cell office:value-type="float" office:value="0.988184" calcext:value-type="float">
            <text:p>0.988184</text:p>
          </table:table-cell>
          <table:table-cell office:value-type="float" office:value="0.00703104" calcext:value-type="float">
            <text:p>0.00703104</text:p>
          </table:table-cell>
          <table:table-cell office:value-type="float" office:value="1590.51" calcext:value-type="float">
            <text:p>1590.51</text:p>
          </table:table-cell>
          <table:table-cell office:value-type="float" office:value="0.000168095" calcext:value-type="float">
            <text:p>0.000168095</text:p>
          </table:table-cell>
          <table:table-cell table:formula="of:=0.5*SQRT([.L72]/[.K72]-1)/SIN(PI()/40)" office:value-type="float" office:value="3030.98762806873" calcext:value-type="float">
            <text:p>3030.98762806873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office:value-type="float" office:value="-3.97715" calcext:value-type="float">
            <text:p>-3.97715</text:p>
          </table:table-cell>
          <table:table-cell office:value-type="float" office:value="0.000242197" calcext:value-type="float">
            <text:p>0.000242197</text:p>
          </table:table-cell>
          <table:table-cell table:number-columns-repeated="2" office:value-type="float" office:value="0.997021" calcext:value-type="float">
            <text:p>0.997021</text:p>
          </table:table-cell>
          <table:table-cell office:value-type="float" office:value="15.818" calcext:value-type="float">
            <text:p>15.818</text:p>
          </table:table-cell>
          <table:table-cell office:value-type="float" office:value="0.994055" calcext:value-type="float">
            <text:p>0.994055</text:p>
          </table:table-cell>
          <table:table-cell office:value-type="float" office:value="250.224" calcext:value-type="float">
            <text:p>250.224</text:p>
          </table:table-cell>
          <table:table-cell office:value-type="float" office:value="0.988162" calcext:value-type="float">
            <text:p>0.988162</text:p>
          </table:table-cell>
          <table:table-cell office:value-type="float" office:value="0.00705517" calcext:value-type="float">
            <text:p>0.00705517</text:p>
          </table:table-cell>
          <table:table-cell office:value-type="float" office:value="1590.49" calcext:value-type="float">
            <text:p>1590.49</text:p>
          </table:table-cell>
          <table:table-cell office:value-type="float" office:value="0.000168192" calcext:value-type="float">
            <text:p>0.000168192</text:p>
          </table:table-cell>
          <table:table-cell table:formula="of:=0.5*SQRT([.L73]/[.K73]-1)/SIN(PI()/40)" office:value-type="float" office:value="3025.78086926347" calcext:value-type="float">
            <text:p>3025.78086926347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1" calcext:value-type="float">
            <text:p>21</text:p>
          </table:table-cell>
          <table:table-cell office:value-type="float" office:value="-3.97717" calcext:value-type="float">
            <text:p>-3.97717</text:p>
          </table:table-cell>
          <table:table-cell office:value-type="float" office:value="0.000241789" calcext:value-type="float">
            <text:p>0.000241789</text:p>
          </table:table-cell>
          <table:table-cell table:number-columns-repeated="2" office:value-type="float" office:value="0.997024" calcext:value-type="float">
            <text:p>0.997024</text:p>
          </table:table-cell>
          <table:table-cell office:value-type="float" office:value="15.8182" calcext:value-type="float">
            <text:p>15.8182</text:p>
          </table:table-cell>
          <table:table-cell office:value-type="float" office:value="0.99406" calcext:value-type="float">
            <text:p>0.99406</text:p>
          </table:table-cell>
          <table:table-cell office:value-type="float" office:value="250.229" calcext:value-type="float">
            <text:p>250.229</text:p>
          </table:table-cell>
          <table:table-cell office:value-type="float" office:value="0.988174" calcext:value-type="float">
            <text:p>0.988174</text:p>
          </table:table-cell>
          <table:table-cell office:value-type="float" office:value="0.00706076" calcext:value-type="float">
            <text:p>0.00706076</text:p>
          </table:table-cell>
          <table:table-cell office:value-type="float" office:value="1590.5" calcext:value-type="float">
            <text:p>1590.5</text:p>
          </table:table-cell>
          <table:table-cell office:value-type="float" office:value="0.000167909" calcext:value-type="float">
            <text:p>0.000167909</text:p>
          </table:table-cell>
          <table:table-cell table:formula="of:=0.5*SQRT([.L74]/[.K74]-1)/SIN(PI()/40)" office:value-type="float" office:value="3024.59238058687" calcext:value-type="float">
            <text:p>3024.59238058687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0.000241552" calcext:value-type="float">
            <text:p>0.000241552</text:p>
          </table:table-cell>
          <table:table-cell table:number-columns-repeated="2" office:value-type="float" office:value="0.997027" calcext:value-type="float">
            <text:p>0.997027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0.994067" calcext:value-type="float">
            <text:p>0.994067</text:p>
          </table:table-cell>
          <table:table-cell office:value-type="float" office:value="250.236" calcext:value-type="float">
            <text:p>250.236</text:p>
          </table:table-cell>
          <table:table-cell office:value-type="float" office:value="0.988186" calcext:value-type="float">
            <text:p>0.988186</text:p>
          </table:table-cell>
          <table:table-cell office:value-type="float" office:value="0.00704858" calcext:value-type="float">
            <text:p>0.00704858</text:p>
          </table:table-cell>
          <table:table-cell office:value-type="float" office:value="1590.51" calcext:value-type="float">
            <text:p>1590.51</text:p>
          </table:table-cell>
          <table:table-cell office:value-type="float" office:value="0.000167744" calcext:value-type="float">
            <text:p>0.000167744</text:p>
          </table:table-cell>
          <table:table-cell table:formula="of:=0.5*SQRT([.L75]/[.K75]-1)/SIN(PI()/40)" office:value-type="float" office:value="3027.21404011626" calcext:value-type="float">
            <text:p>3027.214040116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4.29982" calcext:value-type="float">
            <text:p>4.29982</text:p>
          </table:table-cell>
          <table:table-cell office:value-type="float" office:value="0.0000316406" calcext:value-type="float">
            <text:p>3.16406E-05</text:p>
          </table:table-cell>
          <table:table-cell office:value-type="float" office:value="27.1281" calcext:value-type="float">
            <text:p>27.12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0.5*SQRT([.L78]/[.K78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-2.7475" calcext:value-type="float">
            <text:p>-2.7475</text:p>
          </table:table-cell>
          <table:table-cell office:value-type="float" office:value="0.0715563" calcext:value-type="float">
            <text:p>0.0715563</text:p>
          </table:table-cell>
          <table:table-cell table:number-columns-repeated="2" office:value-type="float" office:value="0.071875" calcext:value-type="float">
            <text:p>0.071875</text:p>
          </table:table-cell>
          <table:table-cell office:value-type="float" office:value="7.62031" calcext:value-type="float">
            <text:p>7.62031</text:p>
          </table:table-cell>
          <table:table-cell office:value-type="float" office:value="0.00516953" calcext:value-type="float">
            <text:p>0.00516953</text:p>
          </table:table-cell>
          <table:table-cell office:value-type="float" office:value="60.2298" calcext:value-type="float">
            <text:p>60.2298</text:p>
          </table:table-cell>
          <table:table-cell office:value-type="float" office:value="0.0000267967" calcext:value-type="float">
            <text:p>2.67967E-05</text:p>
          </table:table-cell>
          <table:table-cell office:value-type="float" office:value="110.77" calcext:value-type="float">
            <text:p>110.77</text:p>
          </table:table-cell>
          <table:table-cell office:value-type="float" office:value="8.27125" calcext:value-type="float">
            <text:p>8.27125</text:p>
          </table:table-cell>
          <table:table-cell office:value-type="float" office:value="0.042341" calcext:value-type="float">
            <text:p>0.042341</text:p>
          </table:table-cell>
          <table:table-cell table:formula="of:=0.5*SQRT([.L79]/[.K79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3.38125" calcext:value-type="float">
            <text:p>-3.38125</text:p>
          </table:table-cell>
          <table:table-cell office:value-type="float" office:value="0.0123047" calcext:value-type="float">
            <text:p>0.0123047</text:p>
          </table:table-cell>
          <table:table-cell table:number-columns-repeated="2" office:value-type="float" office:value="0.161562" calcext:value-type="float">
            <text:p>0.161562</text:p>
          </table:table-cell>
          <table:table-cell office:value-type="float" office:value="11.4452" calcext:value-type="float">
            <text:p>11.4452</text:p>
          </table:table-cell>
          <table:table-cell office:value-type="float" office:value="0.0274168" calcext:value-type="float">
            <text:p>0.0274168</text:p>
          </table:table-cell>
          <table:table-cell office:value-type="float" office:value="131.548" calcext:value-type="float">
            <text:p>131.548</text:p>
          </table:table-cell>
          <table:table-cell office:value-type="float" office:value="0.000893028" calcext:value-type="float">
            <text:p>0.000893028</text:p>
          </table:table-cell>
          <table:table-cell office:value-type="float" office:value="220.539" calcext:value-type="float">
            <text:p>220.539</text:p>
          </table:table-cell>
          <table:table-cell office:value-type="float" office:value="43.8669" calcext:value-type="float">
            <text:p>43.8669</text:p>
          </table:table-cell>
          <table:table-cell office:value-type="float" office:value="0.00728088" calcext:value-type="float">
            <text:p>0.00728088</text:p>
          </table:table-cell>
          <table:table-cell table:formula="of:=0.5*SQRT([.L80]/[.K8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-3.64813" calcext:value-type="float">
            <text:p>-3.64813</text:p>
          </table:table-cell>
          <table:table-cell office:value-type="float" office:value="0.00350586" calcext:value-type="float">
            <text:p>0.00350586</text:p>
          </table:table-cell>
          <table:table-cell table:number-columns-repeated="2" office:value-type="float" office:value="0.420469" calcext:value-type="float">
            <text:p>0.420469</text:p>
          </table:table-cell>
          <table:table-cell office:value-type="float" office:value="13.3123" calcext:value-type="float">
            <text:p>13.3123</text:p>
          </table:table-cell>
          <table:table-cell office:value-type="float" office:value="0.183815" calcext:value-type="float">
            <text:p>0.183815</text:p>
          </table:table-cell>
          <table:table-cell office:value-type="float" office:value="177.403" calcext:value-type="float">
            <text:p>177.403</text:p>
          </table:table-cell>
          <table:table-cell office:value-type="float" office:value="0.038189" calcext:value-type="float">
            <text:p>0.038189</text:p>
          </table:table-cell>
          <table:table-cell office:value-type="float" office:value="164.681" calcext:value-type="float">
            <text:p>164.681</text:p>
          </table:table-cell>
          <table:table-cell office:value-type="float" office:value="294.103" calcext:value-type="float">
            <text:p>294.103</text:p>
          </table:table-cell>
          <table:table-cell office:value-type="float" office:value="0.00207447" calcext:value-type="float">
            <text:p>0.00207447</text:p>
          </table:table-cell>
          <table:table-cell table:formula="of:=0.5*SQRT([.L81]/[.K81]-1)/SIN(PI()/40)" office:value-type="float" office:value="5.6494869734326" calcext:value-type="float">
            <text:p>5.649486973432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-3.78" calcext:value-type="float">
            <text:p>-3.78</text:p>
          </table:table-cell>
          <table:table-cell office:value-type="float" office:value="0.0038625" calcext:value-type="float">
            <text:p>0.0038625</text:p>
          </table:table-cell>
          <table:table-cell table:number-columns-repeated="2" office:value-type="float" office:value="0.775234" calcext:value-type="float">
            <text:p>0.775234</text:p>
          </table:table-cell>
          <table:table-cell office:value-type="float" office:value="14.2923" calcext:value-type="float">
            <text:p>14.2923</text:p>
          </table:table-cell>
          <table:table-cell office:value-type="float" office:value="0.620138" calcext:value-type="float">
            <text:p>0.620138</text:p>
          </table:table-cell>
          <table:table-cell office:value-type="float" office:value="204.492" calcext:value-type="float">
            <text:p>204.492</text:p>
          </table:table-cell>
          <table:table-cell office:value-type="float" office:value="0.430006" calcext:value-type="float">
            <text:p>0.430006</text:p>
          </table:table-cell>
          <table:table-cell office:value-type="float" office:value="53.2195" calcext:value-type="float">
            <text:p>53.2195</text:p>
          </table:table-cell>
          <table:table-cell office:value-type="float" office:value="992.221" calcext:value-type="float">
            <text:p>992.221</text:p>
          </table:table-cell>
          <table:table-cell office:value-type="float" office:value="0.0022855" calcext:value-type="float">
            <text:p>0.0022855</text:p>
          </table:table-cell>
          <table:table-cell table:formula="of:=0.5*SQRT([.L82]/[.K82]-1)/SIN(PI()/40)" office:value-type="float" office:value="26.7685257763566" calcext:value-type="float">
            <text:p>26.768525776356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-3.96063" calcext:value-type="float">
            <text:p>-3.96063</text:p>
          </table:table-cell>
          <table:table-cell office:value-type="float" office:value="0.000365234" calcext:value-type="float">
            <text:p>0.000365234</text:p>
          </table:table-cell>
          <table:table-cell table:number-columns-repeated="2" office:value-type="float" office:value="0.994727" calcext:value-type="float">
            <text:p>0.994727</text:p>
          </table:table-cell>
          <table:table-cell office:value-type="float" office:value="15.6869" calcext:value-type="float">
            <text:p>15.6869</text:p>
          </table:table-cell>
          <table:table-cell office:value-type="float" office:value="0.989487" calcext:value-type="float">
            <text:p>0.989487</text:p>
          </table:table-cell>
          <table:table-cell office:value-type="float" office:value="246.102" calcext:value-type="float">
            <text:p>246.102</text:p>
          </table:table-cell>
          <table:table-cell office:value-type="float" office:value="0.979111" calcext:value-type="float">
            <text:p>0.979111</text:p>
          </table:table-cell>
          <table:table-cell office:value-type="float" office:value="0.0117769" calcext:value-type="float">
            <text:p>0.0117769</text:p>
          </table:table-cell>
          <table:table-cell office:value-type="float" office:value="1583.18" calcext:value-type="float">
            <text:p>1583.18</text:p>
          </table:table-cell>
          <table:table-cell office:value-type="float" office:value="0.000216115" calcext:value-type="float">
            <text:p>0.000216115</text:p>
          </table:table-cell>
          <table:table-cell table:formula="of:=0.5*SQRT([.L83]/[.K83]-1)/SIN(PI()/40)" office:value-type="float" office:value="2336.54819982989" calcext:value-type="float">
            <text:p>2336.5481998298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-3.96258" calcext:value-type="float">
            <text:p>-3.96258</text:p>
          </table:table-cell>
          <table:table-cell office:value-type="float" office:value="0.000467181" calcext:value-type="float">
            <text:p>0.000467181</text:p>
          </table:table-cell>
          <table:table-cell table:number-columns-repeated="2" office:value-type="float" office:value="0.995098" calcext:value-type="float">
            <text:p>0.995098</text:p>
          </table:table-cell>
          <table:table-cell office:value-type="float" office:value="15.7025" calcext:value-type="float">
            <text:p>15.7025</text:p>
          </table:table-cell>
          <table:table-cell office:value-type="float" office:value="0.990228" calcext:value-type="float">
            <text:p>0.990228</text:p>
          </table:table-cell>
          <table:table-cell office:value-type="float" office:value="246.598" calcext:value-type="float">
            <text:p>246.598</text:p>
          </table:table-cell>
          <table:table-cell office:value-type="float" office:value="0.980585" calcext:value-type="float">
            <text:p>0.980585</text:p>
          </table:table-cell>
          <table:table-cell office:value-type="float" office:value="0.0127559" calcext:value-type="float">
            <text:p>0.0127559</text:p>
          </table:table-cell>
          <table:table-cell office:value-type="float" office:value="1584.36" calcext:value-type="float">
            <text:p>1584.36</text:p>
          </table:table-cell>
          <table:table-cell office:value-type="float" office:value="0.000276439" calcext:value-type="float">
            <text:p>0.000276439</text:p>
          </table:table-cell>
          <table:table-cell table:formula="of:=0.5*SQRT([.L84]/[.K84]-1)/SIN(PI()/40)" office:value-type="float" office:value="2245.93063646803" calcext:value-type="float">
            <text:p>2245.9306364680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-3.96523" calcext:value-type="float">
            <text:p>-3.96523</text:p>
          </table:table-cell>
          <table:table-cell office:value-type="float" office:value="0.000381195" calcext:value-type="float">
            <text:p>0.000381195</text:p>
          </table:table-cell>
          <table:table-cell table:number-columns-repeated="2" office:value-type="float" office:value="0.9954" calcext:value-type="float">
            <text:p>0.9954</text:p>
          </table:table-cell>
          <table:table-cell office:value-type="float" office:value="15.7235" calcext:value-type="float">
            <text:p>15.7235</text:p>
          </table:table-cell>
          <table:table-cell office:value-type="float" office:value="0.990829" calcext:value-type="float">
            <text:p>0.990829</text:p>
          </table:table-cell>
          <table:table-cell office:value-type="float" office:value="247.251" calcext:value-type="float">
            <text:p>247.251</text:p>
          </table:table-cell>
          <table:table-cell office:value-type="float" office:value="0.981773" calcext:value-type="float">
            <text:p>0.981773</text:p>
          </table:table-cell>
          <table:table-cell office:value-type="float" office:value="0.0119107" calcext:value-type="float">
            <text:p>0.0119107</text:p>
          </table:table-cell>
          <table:table-cell office:value-type="float" office:value="1585.33" calcext:value-type="float">
            <text:p>1585.33</text:p>
          </table:table-cell>
          <table:table-cell office:value-type="float" office:value="0.000225559" calcext:value-type="float">
            <text:p>0.000225559</text:p>
          </table:table-cell>
          <table:table-cell table:formula="of:=0.5*SQRT([.L85]/[.K85]-1)/SIN(PI()/40)" office:value-type="float" office:value="2324.96420286972" calcext:value-type="float">
            <text:p>2324.96420286972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-3.95883" calcext:value-type="float">
            <text:p>-3.95883</text:p>
          </table:table-cell>
          <table:table-cell office:value-type="float" office:value="0.000399799" calcext:value-type="float">
            <text:p>0.000399799</text:p>
          </table:table-cell>
          <table:table-cell table:number-columns-repeated="2" office:value-type="float" office:value="0.994517" calcext:value-type="float">
            <text:p>0.994517</text:p>
          </table:table-cell>
          <table:table-cell office:value-type="float" office:value="15.6727" calcext:value-type="float">
            <text:p>15.6727</text:p>
          </table:table-cell>
          <table:table-cell office:value-type="float" office:value="0.989071" calcext:value-type="float">
            <text:p>0.989071</text:p>
          </table:table-cell>
          <table:table-cell office:value-type="float" office:value="245.659" calcext:value-type="float">
            <text:p>245.659</text:p>
          </table:table-cell>
          <table:table-cell office:value-type="float" office:value="0.978293" calcext:value-type="float">
            <text:p>0.978293</text:p>
          </table:table-cell>
          <table:table-cell office:value-type="float" office:value="0.0155302" calcext:value-type="float">
            <text:p>0.0155302</text:p>
          </table:table-cell>
          <table:table-cell office:value-type="float" office:value="1582.51" calcext:value-type="float">
            <text:p>1582.51</text:p>
          </table:table-cell>
          <table:table-cell office:value-type="float" office:value="0.000236567" calcext:value-type="float">
            <text:p>0.000236567</text:p>
          </table:table-cell>
          <table:table-cell table:formula="of:=0.5*SQRT([.L86]/[.K86]-1)/SIN(PI()/40)" office:value-type="float" office:value="2034.27322089983" calcext:value-type="float">
            <text:p>2034.2732208998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office:value-type="float" office:value="-3.96107" calcext:value-type="float">
            <text:p>-3.96107</text:p>
          </table:table-cell>
          <table:table-cell office:value-type="float" office:value="0.000425702" calcext:value-type="float">
            <text:p>0.000425702</text:p>
          </table:table-cell>
          <table:table-cell table:number-columns-repeated="2" office:value-type="float" office:value="0.994844" calcext:value-type="float">
            <text:p>0.994844</text:p>
          </table:table-cell>
          <table:table-cell office:value-type="float" office:value="15.6905" calcext:value-type="float">
            <text:p>15.6905</text:p>
          </table:table-cell>
          <table:table-cell office:value-type="float" office:value="0.989722" calcext:value-type="float">
            <text:p>0.989722</text:p>
          </table:table-cell>
          <table:table-cell office:value-type="float" office:value="246.22" calcext:value-type="float">
            <text:p>246.22</text:p>
          </table:table-cell>
          <table:table-cell office:value-type="float" office:value="0.979582" calcext:value-type="float">
            <text:p>0.979582</text:p>
          </table:table-cell>
          <table:table-cell office:value-type="float" office:value="0.011715" calcext:value-type="float">
            <text:p>0.011715</text:p>
          </table:table-cell>
          <table:table-cell office:value-type="float" office:value="1583.56" calcext:value-type="float">
            <text:p>1583.56</text:p>
          </table:table-cell>
          <table:table-cell office:value-type="float" office:value="0.000251894" calcext:value-type="float">
            <text:p>0.000251894</text:p>
          </table:table-cell>
          <table:table-cell table:formula="of:=0.5*SQRT([.L87]/[.K87]-1)/SIN(PI()/40)" office:value-type="float" office:value="2342.99420581647" calcext:value-type="float">
            <text:p>2342.9942058164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-3.96013" calcext:value-type="float">
            <text:p>-3.96013</text:p>
          </table:table-cell>
          <table:table-cell office:value-type="float" office:value="0.000421931" calcext:value-type="float">
            <text:p>0.000421931</text:p>
          </table:table-cell>
          <table:table-cell table:number-columns-repeated="2" office:value-type="float" office:value="0.99473" calcext:value-type="float">
            <text:p>0.99473</text:p>
          </table:table-cell>
          <table:table-cell office:value-type="float" office:value="15.6831" calcext:value-type="float">
            <text:p>15.6831</text:p>
          </table:table-cell>
          <table:table-cell office:value-type="float" office:value="0.989496" calcext:value-type="float">
            <text:p>0.989496</text:p>
          </table:table-cell>
          <table:table-cell office:value-type="float" office:value="245.985" calcext:value-type="float">
            <text:p>245.985</text:p>
          </table:table-cell>
          <table:table-cell office:value-type="float" office:value="0.979134" calcext:value-type="float">
            <text:p>0.979134</text:p>
          </table:table-cell>
          <table:table-cell office:value-type="float" office:value="0.0131519" calcext:value-type="float">
            <text:p>0.0131519</text:p>
          </table:table-cell>
          <table:table-cell office:value-type="float" office:value="1583.19" calcext:value-type="float">
            <text:p>1583.19</text:p>
          </table:table-cell>
          <table:table-cell office:value-type="float" office:value="0.000249663" calcext:value-type="float">
            <text:p>0.000249663</text:p>
          </table:table-cell>
          <table:table-cell table:formula="of:=0.5*SQRT([.L88]/[.K88]-1)/SIN(PI()/40)" office:value-type="float" office:value="2211.04291485073" calcext:value-type="float">
            <text:p>2211.0429148507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 office:value-type="float" office:value="-3.95953" calcext:value-type="float">
            <text:p>-3.95953</text:p>
          </table:table-cell>
          <table:table-cell office:value-type="float" office:value="0.000430786" calcext:value-type="float">
            <text:p>0.000430786</text:p>
          </table:table-cell>
          <table:table-cell table:number-columns-repeated="2" office:value-type="float" office:value="0.994628" calcext:value-type="float">
            <text:p>0.994628</text:p>
          </table:table-cell>
          <table:table-cell office:value-type="float" office:value="15.6783" calcext:value-type="float">
            <text:p>15.6783</text:p>
          </table:table-cell>
          <table:table-cell office:value-type="float" office:value="0.989293" calcext:value-type="float">
            <text:p>0.989293</text:p>
          </table:table-cell>
          <table:table-cell office:value-type="float" office:value="245.837" calcext:value-type="float">
            <text:p>245.837</text:p>
          </table:table-cell>
          <table:table-cell office:value-type="float" office:value="0.978733" calcext:value-type="float">
            <text:p>0.978733</text:p>
          </table:table-cell>
          <table:table-cell office:value-type="float" office:value="0.0138778" calcext:value-type="float">
            <text:p>0.0138778</text:p>
          </table:table-cell>
          <table:table-cell office:value-type="float" office:value="1582.87" calcext:value-type="float">
            <text:p>1582.87</text:p>
          </table:table-cell>
          <table:table-cell office:value-type="float" office:value="0.000254903" calcext:value-type="float">
            <text:p>0.000254903</text:p>
          </table:table-cell>
          <table:table-cell table:formula="of:=0.5*SQRT([.L89]/[.K89]-1)/SIN(PI()/40)" office:value-type="float" office:value="2152.22223529117" calcext:value-type="float">
            <text:p>2152.2222352911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-3.96068" calcext:value-type="float">
            <text:p>-3.96068</text:p>
          </table:table-cell>
          <table:table-cell office:value-type="float" office:value="0.000437989" calcext:value-type="float">
            <text:p>0.000437989</text:p>
          </table:table-cell>
          <table:table-cell table:number-columns-repeated="2" office:value-type="float" office:value="0.994777" calcext:value-type="float">
            <text:p>0.994777</text:p>
          </table:table-cell>
          <table:table-cell office:value-type="float" office:value="15.6875" calcext:value-type="float">
            <text:p>15.6875</text:p>
          </table:table-cell>
          <table:table-cell office:value-type="float" office:value="0.98959" calcext:value-type="float">
            <text:p>0.98959</text:p>
          </table:table-cell>
          <table:table-cell office:value-type="float" office:value="246.124" calcext:value-type="float">
            <text:p>246.124</text:p>
          </table:table-cell>
          <table:table-cell office:value-type="float" office:value="0.979323" calcext:value-type="float">
            <text:p>0.979323</text:p>
          </table:table-cell>
          <table:table-cell office:value-type="float" office:value="0.0135456" calcext:value-type="float">
            <text:p>0.0135456</text:p>
          </table:table-cell>
          <table:table-cell office:value-type="float" office:value="1583.34" calcext:value-type="float">
            <text:p>1583.34</text:p>
          </table:table-cell>
          <table:table-cell office:value-type="float" office:value="0.000259165" calcext:value-type="float">
            <text:p>0.000259165</text:p>
          </table:table-cell>
          <table:table-cell table:formula="of:=0.5*SQRT([.L90]/[.K90]-1)/SIN(PI()/40)" office:value-type="float" office:value="2178.7771731819" calcext:value-type="float">
            <text:p>2178.777173181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-3.96085" calcext:value-type="float">
            <text:p>-3.96085</text:p>
          </table:table-cell>
          <table:table-cell office:value-type="float" office:value="0.000418321" calcext:value-type="float">
            <text:p>0.000418321</text:p>
          </table:table-cell>
          <table:table-cell table:number-columns-repeated="2" office:value-type="float" office:value="0.99481" calcext:value-type="float">
            <text:p>0.99481</text:p>
          </table:table-cell>
          <table:table-cell office:value-type="float" office:value="15.6887" calcext:value-type="float">
            <text:p>15.6887</text:p>
          </table:table-cell>
          <table:table-cell office:value-type="float" office:value="0.989655" calcext:value-type="float">
            <text:p>0.989655</text:p>
          </table:table-cell>
          <table:table-cell office:value-type="float" office:value="246.163" calcext:value-type="float">
            <text:p>246.163</text:p>
          </table:table-cell>
          <table:table-cell office:value-type="float" office:value="0.979448" calcext:value-type="float">
            <text:p>0.979448</text:p>
          </table:table-cell>
          <table:table-cell office:value-type="float" office:value="0.0130957" calcext:value-type="float">
            <text:p>0.0130957</text:p>
          </table:table-cell>
          <table:table-cell office:value-type="float" office:value="1583.45" calcext:value-type="float">
            <text:p>1583.45</text:p>
          </table:table-cell>
          <table:table-cell office:value-type="float" office:value="0.000247527" calcext:value-type="float">
            <text:p>0.000247527</text:p>
          </table:table-cell>
          <table:table-cell table:formula="of:=0.5*SQRT([.L91]/[.K91]-1)/SIN(PI()/40)" office:value-type="float" office:value="2215.964141647" calcext:value-type="float">
            <text:p>2215.96414164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-3.96059" calcext:value-type="float">
            <text:p>-3.96059</text:p>
          </table:table-cell>
          <table:table-cell office:value-type="float" office:value="0.00042299" calcext:value-type="float">
            <text:p>0.00042299</text:p>
          </table:table-cell>
          <table:table-cell table:number-columns-repeated="2" office:value-type="float" office:value="0.994779" calcext:value-type="float">
            <text:p>0.994779</text:p>
          </table:table-cell>
          <table:table-cell office:value-type="float" office:value="15.6867" calcext:value-type="float">
            <text:p>15.6867</text:p>
          </table:table-cell>
          <table:table-cell office:value-type="float" office:value="0.989592" calcext:value-type="float">
            <text:p>0.989592</text:p>
          </table:table-cell>
          <table:table-cell office:value-type="float" office:value="246.098" calcext:value-type="float">
            <text:p>246.098</text:p>
          </table:table-cell>
          <table:table-cell office:value-type="float" office:value="0.979326" calcext:value-type="float">
            <text:p>0.979326</text:p>
          </table:table-cell>
          <table:table-cell office:value-type="float" office:value="0.0131032" calcext:value-type="float">
            <text:p>0.0131032</text:p>
          </table:table-cell>
          <table:table-cell office:value-type="float" office:value="1583.35" calcext:value-type="float">
            <text:p>1583.35</text:p>
          </table:table-cell>
          <table:table-cell office:value-type="float" office:value="0.00025029" calcext:value-type="float">
            <text:p>0.00025029</text:p>
          </table:table-cell>
          <table:table-cell table:formula="of:=0.5*SQRT([.L92]/[.K92]-1)/SIN(PI()/40)" office:value-type="float" office:value="2215.25990534723" calcext:value-type="float">
            <text:p>2215.2599053472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-3.96045" calcext:value-type="float">
            <text:p>-3.96045</text:p>
          </table:table-cell>
          <table:table-cell office:value-type="float" office:value="0.000426987" calcext:value-type="float">
            <text:p>0.000426987</text:p>
          </table:table-cell>
          <table:table-cell table:number-columns-repeated="2" office:value-type="float" office:value="0.994767" calcext:value-type="float">
            <text:p>0.994767</text:p>
          </table:table-cell>
          <table:table-cell office:value-type="float" office:value="15.6856" calcext:value-type="float">
            <text:p>15.6856</text:p>
          </table:table-cell>
          <table:table-cell office:value-type="float" office:value="0.989569" calcext:value-type="float">
            <text:p>0.989569</text:p>
          </table:table-cell>
          <table:table-cell office:value-type="float" office:value="246.065" calcext:value-type="float">
            <text:p>246.065</text:p>
          </table:table-cell>
          <table:table-cell office:value-type="float" office:value="0.979279" calcext:value-type="float">
            <text:p>0.979279</text:p>
          </table:table-cell>
          <table:table-cell office:value-type="float" office:value="0.013127" calcext:value-type="float">
            <text:p>0.013127</text:p>
          </table:table-cell>
          <table:table-cell office:value-type="float" office:value="1583.31" calcext:value-type="float">
            <text:p>1583.31</text:p>
          </table:table-cell>
          <table:table-cell office:value-type="float" office:value="0.000252655" calcext:value-type="float">
            <text:p>0.000252655</text:p>
          </table:table-cell>
          <table:table-cell table:formula="of:=0.5*SQRT([.L93]/[.K93]-1)/SIN(PI()/40)" office:value-type="float" office:value="2213.22282437385" calcext:value-type="float">
            <text:p>2213.22282437385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-3.96066" calcext:value-type="float">
            <text:p>-3.96066</text:p>
          </table:table-cell>
          <table:table-cell office:value-type="float" office:value="0.000427932" calcext:value-type="float">
            <text:p>0.000427932</text:p>
          </table:table-cell>
          <table:table-cell table:number-columns-repeated="2" office:value-type="float" office:value="0.99479" calcext:value-type="float">
            <text:p>0.99479</text:p>
          </table:table-cell>
          <table:table-cell office:value-type="float" office:value="15.6873" calcext:value-type="float">
            <text:p>15.6873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246.117" calcext:value-type="float">
            <text:p>246.117</text:p>
          </table:table-cell>
          <table:table-cell office:value-type="float" office:value="0.979371" calcext:value-type="float">
            <text:p>0.979371</text:p>
          </table:table-cell>
          <table:table-cell office:value-type="float" office:value="0.0131391" calcext:value-type="float">
            <text:p>0.0131391</text:p>
          </table:table-cell>
          <table:table-cell office:value-type="float" office:value="1583.38" calcext:value-type="float">
            <text:p>1583.38</text:p>
          </table:table-cell>
          <table:table-cell office:value-type="float" office:value="0.000253214" calcext:value-type="float">
            <text:p>0.000253214</text:p>
          </table:table-cell>
          <table:table-cell table:formula="of:=0.5*SQRT([.L94]/[.K94]-1)/SIN(PI()/40)" office:value-type="float" office:value="2212.2523875829" calcext:value-type="float">
            <text:p>2212.252387582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-3.96053" calcext:value-type="float">
            <text:p>-3.96053</text:p>
          </table:table-cell>
          <table:table-cell office:value-type="float" office:value="0.000427004" calcext:value-type="float">
            <text:p>0.000427004</text:p>
          </table:table-cell>
          <table:table-cell table:number-columns-repeated="2" office:value-type="float" office:value="0.994773" calcext:value-type="float">
            <text:p>0.994773</text:p>
          </table:table-cell>
          <table:table-cell office:value-type="float" office:value="15.6862" calcext:value-type="float">
            <text:p>15.6862</text:p>
          </table:table-cell>
          <table:table-cell office:value-type="float" office:value="0.989581" calcext:value-type="float">
            <text:p>0.989581</text:p>
          </table:table-cell>
          <table:table-cell office:value-type="float" office:value="246.084" calcext:value-type="float">
            <text:p>246.084</text:p>
          </table:table-cell>
          <table:table-cell office:value-type="float" office:value="0.979303" calcext:value-type="float">
            <text:p>0.979303</text:p>
          </table:table-cell>
          <table:table-cell office:value-type="float" office:value="0.0132527" calcext:value-type="float">
            <text:p>0.0132527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0.000252665" calcext:value-type="float">
            <text:p>0.000252665</text:p>
          </table:table-cell>
          <table:table-cell table:formula="of:=0.5*SQRT([.L95]/[.K95]-1)/SIN(PI()/40)" office:value-type="float" office:value="2202.71558790329" calcext:value-type="float">
            <text:p>2202.7155879032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8" calcext:value-type="float">
            <text:p>18</text:p>
          </table:table-cell>
          <table:table-cell office:value-type="float" office:value="-3.96054" calcext:value-type="float">
            <text:p>-3.96054</text:p>
          </table:table-cell>
          <table:table-cell office:value-type="float" office:value="0.000426441" calcext:value-type="float">
            <text:p>0.000426441</text:p>
          </table:table-cell>
          <table:table-cell table:number-columns-repeated="2" office:value-type="float" office:value="0.994774" calcext:value-type="float">
            <text:p>0.994774</text:p>
          </table:table-cell>
          <table:table-cell office:value-type="float" office:value="15.6863" calcext:value-type="float">
            <text:p>15.6863</text:p>
          </table:table-cell>
          <table:table-cell office:value-type="float" office:value="0.989583" calcext:value-type="float">
            <text:p>0.989583</text:p>
          </table:table-cell>
          <table:table-cell office:value-type="float" office:value="246.086" calcext:value-type="float">
            <text:p>246.086</text:p>
          </table:table-cell>
          <table:table-cell office:value-type="float" office:value="0.979307" calcext:value-type="float">
            <text:p>0.979307</text:p>
          </table:table-cell>
          <table:table-cell office:value-type="float" office:value="0.0132459" calcext:value-type="float">
            <text:p>0.0132459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0.000252332" calcext:value-type="float">
            <text:p>0.000252332</text:p>
          </table:table-cell>
          <table:table-cell table:formula="of:=0.5*SQRT([.L96]/[.K96]-1)/SIN(PI()/40)" office:value-type="float" office:value="2203.28092017484" calcext:value-type="float">
            <text:p>2203.28092017484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-3.96052" calcext:value-type="float">
            <text:p>-3.96052</text:p>
          </table:table-cell>
          <table:table-cell office:value-type="float" office:value="0.000426242" calcext:value-type="float">
            <text:p>0.000426242</text:p>
          </table:table-cell>
          <table:table-cell table:number-columns-repeated="2" office:value-type="float" office:value="0.994772" calcext:value-type="float">
            <text:p>0.994772</text:p>
          </table:table-cell>
          <table:table-cell office:value-type="float" office:value="15.6861" calcext:value-type="float">
            <text:p>15.6861</text:p>
          </table:table-cell>
          <table:table-cell office:value-type="float" office:value="0.989579" calcext:value-type="float">
            <text:p>0.989579</text:p>
          </table:table-cell>
          <table:table-cell office:value-type="float" office:value="246.081" calcext:value-type="float">
            <text:p>246.081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0131871" calcext:value-type="float">
            <text:p>0.0131871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0.000252214" calcext:value-type="float">
            <text:p>0.000252214</text:p>
          </table:table-cell>
          <table:table-cell table:formula="of:=0.5*SQRT([.L97]/[.K97]-1)/SIN(PI()/40)" office:value-type="float" office:value="2208.18760567153" calcext:value-type="float">
            <text:p>2208.187605671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125" calcext:value-type="float">
            <text:p>0.04125</text:p>
          </table:table-cell>
          <table:table-cell office:value-type="float" office:value="2.1609" calcext:value-type="float">
            <text:p>2.1609</text:p>
          </table:table-cell>
          <table:table-cell office:value-type="float" office:value="0.00170156" calcext:value-type="float">
            <text:p>0.00170156</text:p>
          </table:table-cell>
          <table:table-cell office:value-type="float" office:value="4.66949" calcext:value-type="float">
            <text:p>4.66949</text:p>
          </table:table-cell>
          <table:table-cell office:value-type="float" office:value="0.00000289531" calcext:value-type="float">
            <text:p>2.89531E-06</text:p>
          </table:table-cell>
          <table:table-cell office:value-type="float" office:value="0.00181505" calcext:value-type="float">
            <text:p>0.00181505</text:p>
          </table:table-cell>
          <table:table-cell office:value-type="float" office:value="2.7225" calcext:value-type="float">
            <text:p>2.7225</text:p>
          </table:table-cell>
          <table:table-cell office:value-type="float" office:value="0" calcext:value-type="float">
            <text:p>0</text:p>
          </table:table-cell>
          <table:table-cell table:formula="of:=0.5*SQRT([.L100]/[.K100]-1)/SIN(PI()/40)" office:value-type="float" office:value="246.729760076767" calcext:value-type="float">
            <text:p>246.729760076767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-2.4925" calcext:value-type="float">
            <text:p>-2.4925</text:p>
          </table:table-cell>
          <table:table-cell office:value-type="float" office:value="0.0612563" calcext:value-type="float">
            <text:p>0.0612563</text:p>
          </table:table-cell>
          <table:table-cell table:number-columns-repeated="2" office:value-type="float" office:value="0.0375" calcext:value-type="float">
            <text:p>0.0375</text:p>
          </table:table-cell>
          <table:table-cell office:value-type="float" office:value="6.27381" calcext:value-type="float">
            <text:p>6.27381</text:p>
          </table:table-cell>
          <table:table-cell office:value-type="float" office:value="0.00150625" calcext:value-type="float">
            <text:p>0.00150625</text:p>
          </table:table-cell>
          <table:table-cell office:value-type="float" office:value="40.883" calcext:value-type="float">
            <text:p>40.883</text:p>
          </table:table-cell>
          <table:table-cell office:value-type="float" office:value="0.00000283129" calcext:value-type="float">
            <text:p>2.83129E-06</text:p>
          </table:table-cell>
          <table:table-cell office:value-type="float" office:value="11.8162" calcext:value-type="float">
            <text:p>11.8162</text:p>
          </table:table-cell>
          <table:table-cell office:value-type="float" office:value="2.41" calcext:value-type="float">
            <text:p>2.41</text:p>
          </table:table-cell>
          <table:table-cell office:value-type="float" office:value="0.0312532" calcext:value-type="float">
            <text:p>0.0312532</text:p>
          </table:table-cell>
          <table:table-cell table:formula="of:=0.5*SQRT([.L101]/[.K10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0.00635" calcext:value-type="float">
            <text:p>0.00635</text:p>
          </table:table-cell>
          <table:table-cell table:number-columns-repeated="2" office:value-type="float" office:value="0.001875" calcext:value-type="float">
            <text:p>0.001875</text:p>
          </table:table-cell>
          <table:table-cell office:value-type="float" office:value="9.61635" calcext:value-type="float">
            <text:p>9.61635</text:p>
          </table:table-cell>
          <table:table-cell office:value-type="float" office:value="0.000160938" calcext:value-type="float">
            <text:p>0.000160938</text:p>
          </table:table-cell>
          <table:table-cell office:value-type="float" office:value="92.7156" calcext:value-type="float">
            <text:p>92.7156</text:p>
          </table:table-cell>
          <table:table-cell office:value-type="float" office:value="0.0000000470605" calcext:value-type="float">
            <text:p>4.70605E-08</text:p>
          </table:table-cell>
          <table:table-cell office:value-type="float" office:value="31.7623" calcext:value-type="float">
            <text:p>31.7623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032398" calcext:value-type="float">
            <text:p>0.0032398</text:p>
          </table:table-cell>
          <table:table-cell table:formula="of:=0.5*SQRT([.L102]/[.K10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-3.44125" calcext:value-type="float">
            <text:p>-3.44125</text:p>
          </table:table-cell>
          <table:table-cell office:value-type="float" office:value="0.00434219" calcext:value-type="float">
            <text:p>0.00434219</text:p>
          </table:table-cell>
          <table:table-cell table:number-columns-repeated="2" office:value-type="float" office:value="0.0821875" calcext:value-type="float">
            <text:p>0.0821875</text:p>
          </table:table-cell>
          <table:table-cell office:value-type="float" office:value="11.8465" calcext:value-type="float">
            <text:p>11.8465</text:p>
          </table:table-cell>
          <table:table-cell office:value-type="float" office:value="0.0083418" calcext:value-type="float">
            <text:p>0.0083418</text:p>
          </table:table-cell>
          <table:table-cell office:value-type="float" office:value="140.543" calcext:value-type="float">
            <text:p>140.543</text:p>
          </table:table-cell>
          <table:table-cell office:value-type="float" office:value="0.000127327" calcext:value-type="float">
            <text:p>0.000127327</text:p>
          </table:table-cell>
          <table:table-cell office:value-type="float" office:value="81.5794" calcext:value-type="float">
            <text:p>81.5794</text:p>
          </table:table-cell>
          <table:table-cell office:value-type="float" office:value="13.3469" calcext:value-type="float">
            <text:p>13.3469</text:p>
          </table:table-cell>
          <table:table-cell office:value-type="float" office:value="0.0022154" calcext:value-type="float">
            <text:p>0.0022154</text:p>
          </table:table-cell>
          <table:table-cell table:formula="of:=0.5*SQRT([.L103]/[.K10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3.67" calcext:value-type="float">
            <text:p>-3.67</text:p>
          </table:table-cell>
          <table:table-cell office:value-type="float" office:value="0.00525625" calcext:value-type="float">
            <text:p>0.00525625</text:p>
          </table:table-cell>
          <table:table-cell table:number-columns-repeated="2" office:value-type="float" office:value="0.552422" calcext:value-type="float">
            <text:p>0.552422</text:p>
          </table:table-cell>
          <table:table-cell office:value-type="float" office:value="13.4742" calcext:value-type="float">
            <text:p>13.4742</text:p>
          </table:table-cell>
          <table:table-cell office:value-type="float" office:value="0.352629" calcext:value-type="float">
            <text:p>0.352629</text:p>
          </table:table-cell>
          <table:table-cell office:value-type="float" office:value="181.834" calcext:value-type="float">
            <text:p>181.834</text:p>
          </table:table-cell>
          <table:table-cell office:value-type="float" office:value="0.184767" calcext:value-type="float">
            <text:p>0.184767</text:p>
          </table:table-cell>
          <table:table-cell office:value-type="float" office:value="101.123" calcext:value-type="float">
            <text:p>101.123</text:p>
          </table:table-cell>
          <table:table-cell office:value-type="float" office:value="564.206" calcext:value-type="float">
            <text:p>564.206</text:p>
          </table:table-cell>
          <table:table-cell office:value-type="float" office:value="0.00268176" calcext:value-type="float">
            <text:p>0.00268176</text:p>
          </table:table-cell>
          <table:table-cell table:formula="of:=0.5*SQRT([.L104]/[.K104]-1)/SIN(PI()/40)" office:value-type="float" office:value="13.6373866020771" calcext:value-type="float">
            <text:p>13.6373866020771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-3.92313" calcext:value-type="float">
            <text:p>-3.92313</text:p>
          </table:table-cell>
          <table:table-cell office:value-type="float" office:value="0.00172148" calcext:value-type="float">
            <text:p>0.00172148</text:p>
          </table:table-cell>
          <table:table-cell table:number-columns-repeated="2" office:value-type="float" office:value="0.985703" calcext:value-type="float">
            <text:p>0.985703</text:p>
          </table:table-cell>
          <table:table-cell office:value-type="float" office:value="15.3926" calcext:value-type="float">
            <text:p>15.3926</text:p>
          </table:table-cell>
          <table:table-cell office:value-type="float" office:value="0.971911" calcext:value-type="float">
            <text:p>0.971911</text:p>
          </table:table-cell>
          <table:table-cell office:value-type="float" office:value="237.038" calcext:value-type="float">
            <text:p>237.038</text:p>
          </table:table-cell>
          <table:table-cell office:value-type="float" office:value="0.945716" calcext:value-type="float">
            <text:p>0.945716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1555.06" calcext:value-type="float">
            <text:p>1555.06</text:p>
          </table:table-cell>
          <table:table-cell office:value-type="float" office:value="0.000878308" calcext:value-type="float">
            <text:p>0.000878308</text:p>
          </table:table-cell>
          <table:table-cell table:formula="of:=0.5*SQRT([.L105]/[.K105]-1)/SIN(PI()/40)" office:value-type="float" office:value="395.874729099754" calcext:value-type="float">
            <text:p>395.874729099754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-3.94031" calcext:value-type="float">
            <text:p>-3.94031</text:p>
          </table:table-cell>
          <table:table-cell office:value-type="float" office:value="0.00054209" calcext:value-type="float">
            <text:p>0.00054209</text:p>
          </table:table-cell>
          <table:table-cell table:number-columns-repeated="2" office:value-type="float" office:value="0.991973" calcext:value-type="float">
            <text:p>0.991973</text:p>
          </table:table-cell>
          <table:table-cell office:value-type="float" office:value="15.5266" calcext:value-type="float">
            <text:p>15.5266</text:p>
          </table:table-cell>
          <table:table-cell office:value-type="float" office:value="0.984021" calcext:value-type="float">
            <text:p>0.984021</text:p>
          </table:table-cell>
          <table:table-cell office:value-type="float" office:value="241.109" calcext:value-type="float">
            <text:p>241.109</text:p>
          </table:table-cell>
          <table:table-cell office:value-type="float" office:value="0.968339" calcext:value-type="float">
            <text:p>0.968339</text:p>
          </table:table-cell>
          <table:table-cell office:value-type="float" office:value="0.0194556" calcext:value-type="float">
            <text:p>0.0194556</text:p>
          </table:table-cell>
          <table:table-cell office:value-type="float" office:value="1574.43" calcext:value-type="float">
            <text:p>1574.43</text:p>
          </table:table-cell>
          <table:table-cell office:value-type="float" office:value="0.000276576" calcext:value-type="float">
            <text:p>0.000276576</text:p>
          </table:table-cell>
          <table:table-cell table:formula="of:=0.5*SQRT([.L106]/[.K106]-1)/SIN(PI()/40)" office:value-type="float" office:value="1812.85632610991" calcext:value-type="float">
            <text:p>1812.85632610991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-3.93687" calcext:value-type="float">
            <text:p>-3.93687</text:p>
          </table:table-cell>
          <table:table-cell office:value-type="float" office:value="0.000674219" calcext:value-type="float">
            <text:p>0.000674219</text:p>
          </table:table-cell>
          <table:table-cell table:number-columns-repeated="2" office:value-type="float" office:value="0.991553" calcext:value-type="float">
            <text:p>0.991553</text:p>
          </table:table-cell>
          <table:table-cell office:value-type="float" office:value="15.4997" calcext:value-type="float">
            <text:p>15.4997</text:p>
          </table:table-cell>
          <table:table-cell office:value-type="float" office:value="0.98319" calcext:value-type="float">
            <text:p>0.98319</text:p>
          </table:table-cell>
          <table:table-cell office:value-type="float" office:value="240.281" calcext:value-type="float">
            <text:p>240.281</text:p>
          </table:table-cell>
          <table:table-cell office:value-type="float" office:value="0.966713" calcext:value-type="float">
            <text:p>0.966713</text:p>
          </table:table-cell>
          <table:table-cell office:value-type="float" office:value="0.0256445" calcext:value-type="float">
            <text:p>0.0256445</text:p>
          </table:table-cell>
          <table:table-cell office:value-type="float" office:value="1573.1" calcext:value-type="float">
            <text:p>1573.1</text:p>
          </table:table-cell>
          <table:table-cell office:value-type="float" office:value="0.000343989" calcext:value-type="float">
            <text:p>0.000343989</text:p>
          </table:table-cell>
          <table:table-cell table:formula="of:=0.5*SQRT([.L107]/[.K107]-1)/SIN(PI()/40)" office:value-type="float" office:value="1578.35326714103" calcext:value-type="float">
            <text:p>1578.35326714103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-3.93568" calcext:value-type="float">
            <text:p>-3.93568</text:p>
          </table:table-cell>
          <table:table-cell office:value-type="float" office:value="0.000746896" calcext:value-type="float">
            <text:p>0.000746896</text:p>
          </table:table-cell>
          <table:table-cell table:number-columns-repeated="2" office:value-type="float" office:value="0.991348" calcext:value-type="float">
            <text:p>0.991348</text:p>
          </table:table-cell>
          <table:table-cell office:value-type="float" office:value="15.4904" calcext:value-type="float">
            <text:p>15.4904</text:p>
          </table:table-cell>
          <table:table-cell office:value-type="float" office:value="0.982787" calcext:value-type="float">
            <text:p>0.982787</text:p>
          </table:table-cell>
          <table:table-cell office:value-type="float" office:value="239.997" calcext:value-type="float">
            <text:p>239.997</text:p>
          </table:table-cell>
          <table:table-cell office:value-type="float" office:value="0.965934" calcext:value-type="float">
            <text:p>0.965934</text:p>
          </table:table-cell>
          <table:table-cell office:value-type="float" office:value="0.0246279" calcext:value-type="float">
            <text:p>0.0246279</text:p>
          </table:table-cell>
          <table:table-cell office:value-type="float" office:value="1572.46" calcext:value-type="float">
            <text:p>1572.46</text:p>
          </table:table-cell>
          <table:table-cell office:value-type="float" office:value="0.000381069" calcext:value-type="float">
            <text:p>0.000381069</text:p>
          </table:table-cell>
          <table:table-cell table:formula="of:=0.5*SQRT([.L108]/[.K108]-1)/SIN(PI()/40)" office:value-type="float" office:value="1610.27265344124" calcext:value-type="float">
            <text:p>1610.27265344124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-3.93528" calcext:value-type="float">
            <text:p>-3.93528</text:p>
          </table:table-cell>
          <table:table-cell office:value-type="float" office:value="0.000745086" calcext:value-type="float">
            <text:p>0.000745086</text:p>
          </table:table-cell>
          <table:table-cell table:number-columns-repeated="2" office:value-type="float" office:value="0.991265" calcext:value-type="float">
            <text:p>0.991265</text:p>
          </table:table-cell>
          <table:table-cell office:value-type="float" office:value="15.4872" calcext:value-type="float">
            <text:p>15.4872</text:p>
          </table:table-cell>
          <table:table-cell office:value-type="float" office:value="0.982621" calcext:value-type="float">
            <text:p>0.982621</text:p>
          </table:table-cell>
          <table:table-cell office:value-type="float" office:value="239.899" calcext:value-type="float">
            <text:p>239.899</text:p>
          </table:table-cell>
          <table:table-cell office:value-type="float" office:value="0.965605" calcext:value-type="float">
            <text:p>0.965605</text:p>
          </table:table-cell>
          <table:table-cell office:value-type="float" office:value="0.024609" calcext:value-type="float">
            <text:p>0.024609</text:p>
          </table:table-cell>
          <table:table-cell office:value-type="float" office:value="1572.19" calcext:value-type="float">
            <text:p>1572.19</text:p>
          </table:table-cell>
          <table:table-cell office:value-type="float" office:value="0.000380146" calcext:value-type="float">
            <text:p>0.000380146</text:p>
          </table:table-cell>
          <table:table-cell table:formula="of:=0.5*SQRT([.L109]/[.K109]-1)/SIN(PI()/40)" office:value-type="float" office:value="1610.75259106382" calcext:value-type="float">
            <text:p>1610.7525910638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-3.93631" calcext:value-type="float">
            <text:p>-3.93631</text:p>
          </table:table-cell>
          <table:table-cell office:value-type="float" office:value="0.000683993" calcext:value-type="float">
            <text:p>0.000683993</text:p>
          </table:table-cell>
          <table:table-cell table:number-columns-repeated="2" office:value-type="float" office:value="0.991426" calcext:value-type="float">
            <text:p>0.991426</text:p>
          </table:table-cell>
          <table:table-cell office:value-type="float" office:value="15.4952" calcext:value-type="float">
            <text:p>15.4952</text:p>
          </table:table-cell>
          <table:table-cell office:value-type="float" office:value="0.98294" calcext:value-type="float">
            <text:p>0.98294</text:p>
          </table:table-cell>
          <table:table-cell office:value-type="float" office:value="240.145" calcext:value-type="float">
            <text:p>240.145</text:p>
          </table:table-cell>
          <table:table-cell office:value-type="float" office:value="0.966227" calcext:value-type="float">
            <text:p>0.966227</text:p>
          </table:table-cell>
          <table:table-cell office:value-type="float" office:value="0.0232945" calcext:value-type="float">
            <text:p>0.0232945</text:p>
          </table:table-cell>
          <table:table-cell office:value-type="float" office:value="1572.7" calcext:value-type="float">
            <text:p>1572.7</text:p>
          </table:table-cell>
          <table:table-cell office:value-type="float" office:value="0.000348976" calcext:value-type="float">
            <text:p>0.000348976</text:p>
          </table:table-cell>
          <table:table-cell table:formula="of:=0.5*SQRT([.L110]/[.K110]-1)/SIN(PI()/40)" office:value-type="float" office:value="1655.84521133135" calcext:value-type="float">
            <text:p>1655.8452113313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" calcext:value-type="float">
            <text:p>11</text:p>
          </table:table-cell>
          <table:table-cell office:value-type="float" office:value="-3.93579" calcext:value-type="float">
            <text:p>-3.93579</text:p>
          </table:table-cell>
          <table:table-cell office:value-type="float" office:value="0.000716521" calcext:value-type="float">
            <text:p>0.000716521</text:p>
          </table:table-cell>
          <table:table-cell table:number-columns-repeated="2" office:value-type="float" office:value="0.991328" calcext:value-type="float">
            <text:p>0.991328</text:p>
          </table:table-cell>
          <table:table-cell office:value-type="float" office:value="15.4912" calcext:value-type="float">
            <text:p>15.4912</text:p>
          </table:table-cell>
          <table:table-cell office:value-type="float" office:value="0.982745" calcext:value-type="float">
            <text:p>0.982745</text:p>
          </table:table-cell>
          <table:table-cell office:value-type="float" office:value="240.021" calcext:value-type="float">
            <text:p>240.021</text:p>
          </table:table-cell>
          <table:table-cell office:value-type="float" office:value="0.965848" calcext:value-type="float">
            <text:p>0.965848</text:p>
          </table:table-cell>
          <table:table-cell office:value-type="float" office:value="0.0245791" calcext:value-type="float">
            <text:p>0.0245791</text:p>
          </table:table-cell>
          <table:table-cell office:value-type="float" office:value="1572.39" calcext:value-type="float">
            <text:p>1572.39</text:p>
          </table:table-cell>
          <table:table-cell office:value-type="float" office:value="0.000365572" calcext:value-type="float">
            <text:p>0.000365572</text:p>
          </table:table-cell>
          <table:table-cell table:formula="of:=0.5*SQRT([.L111]/[.K111]-1)/SIN(PI()/40)" office:value-type="float" office:value="1611.83454674662" calcext:value-type="float">
            <text:p>1611.8345467466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-3.93607" calcext:value-type="float">
            <text:p>-3.93607</text:p>
          </table:table-cell>
          <table:table-cell office:value-type="float" office:value="0.000683129" calcext:value-type="float">
            <text:p>0.000683129</text:p>
          </table:table-cell>
          <table:table-cell table:number-columns-repeated="2" office:value-type="float" office:value="0.991384" calcext:value-type="float">
            <text:p>0.991384</text:p>
          </table:table-cell>
          <table:table-cell office:value-type="float" office:value="15.4933" calcext:value-type="float">
            <text:p>15.4933</text:p>
          </table:table-cell>
          <table:table-cell office:value-type="float" office:value="0.982856" calcext:value-type="float">
            <text:p>0.982856</text:p>
          </table:table-cell>
          <table:table-cell office:value-type="float" office:value="240.086" calcext:value-type="float">
            <text:p>240.086</text:p>
          </table:table-cell>
          <table:table-cell office:value-type="float" office:value="0.966061" calcext:value-type="float">
            <text:p>0.966061</text:p>
          </table:table-cell>
          <table:table-cell office:value-type="float" office:value="0.0233465" calcext:value-type="float">
            <text:p>0.0233465</text:p>
          </table:table-cell>
          <table:table-cell office:value-type="float" office:value="1572.57" calcext:value-type="float">
            <text:p>1572.57</text:p>
          </table:table-cell>
          <table:table-cell office:value-type="float" office:value="0.000348535" calcext:value-type="float">
            <text:p>0.000348535</text:p>
          </table:table-cell>
          <table:table-cell table:formula="of:=0.5*SQRT([.L112]/[.K112]-1)/SIN(PI()/40)" office:value-type="float" office:value="1653.93174935169" calcext:value-type="float">
            <text:p>1653.93174935169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" calcext:value-type="float">
            <text:p>13</text:p>
          </table:table-cell>
          <table:table-cell office:value-type="float" office:value="-3.93588" calcext:value-type="float">
            <text:p>-3.93588</text:p>
          </table:table-cell>
          <table:table-cell office:value-type="float" office:value="0.000705587" calcext:value-type="float">
            <text:p>0.000705587</text:p>
          </table:table-cell>
          <table:table-cell table:number-columns-repeated="2" office:value-type="float" office:value="0.991362" calcext:value-type="float">
            <text:p>0.991362</text:p>
          </table:table-cell>
          <table:table-cell office:value-type="float" office:value="15.4918" calcext:value-type="float">
            <text:p>15.4918</text:p>
          </table:table-cell>
          <table:table-cell office:value-type="float" office:value="0.982813" calcext:value-type="float">
            <text:p>0.982813</text:p>
          </table:table-cell>
          <table:table-cell office:value-type="float" office:value="240.041" calcext:value-type="float">
            <text:p>240.041</text:p>
          </table:table-cell>
          <table:table-cell office:value-type="float" office:value="0.965979" calcext:value-type="float">
            <text:p>0.965979</text:p>
          </table:table-cell>
          <table:table-cell office:value-type="float" office:value="0.0232544" calcext:value-type="float">
            <text:p>0.0232544</text:p>
          </table:table-cell>
          <table:table-cell office:value-type="float" office:value="1572.5" calcext:value-type="float">
            <text:p>1572.5</text:p>
          </table:table-cell>
          <table:table-cell office:value-type="float" office:value="0.000359994" calcext:value-type="float">
            <text:p>0.000359994</text:p>
          </table:table-cell>
          <table:table-cell table:formula="of:=0.5*SQRT([.L113]/[.K113]-1)/SIN(PI()/40)" office:value-type="float" office:value="1657.16690883871" calcext:value-type="float">
            <text:p>1657.16690883871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-3.93619" calcext:value-type="float">
            <text:p>-3.93619</text:p>
          </table:table-cell>
          <table:table-cell office:value-type="float" office:value="0.000697493" calcext:value-type="float">
            <text:p>0.000697493</text:p>
          </table:table-cell>
          <table:table-cell table:number-columns-repeated="2" office:value-type="float" office:value="0.991387" calcext:value-type="float">
            <text:p>0.991387</text:p>
          </table:table-cell>
          <table:table-cell office:value-type="float" office:value="15.4943" calcext:value-type="float">
            <text:p>15.4943</text:p>
          </table:table-cell>
          <table:table-cell office:value-type="float" office:value="0.982863" calcext:value-type="float">
            <text:p>0.982863</text:p>
          </table:table-cell>
          <table:table-cell office:value-type="float" office:value="240.117" calcext:value-type="float">
            <text:p>240.117</text:p>
          </table:table-cell>
          <table:table-cell office:value-type="float" office:value="0.966076" calcext:value-type="float">
            <text:p>0.966076</text:p>
          </table:table-cell>
          <table:table-cell office:value-type="float" office:value="0.0233424" calcext:value-type="float">
            <text:p>0.0233424</text:p>
          </table:table-cell>
          <table:table-cell office:value-type="float" office:value="1572.58" calcext:value-type="float">
            <text:p>1572.58</text:p>
          </table:table-cell>
          <table:table-cell office:value-type="float" office:value="0.000355864" calcext:value-type="float">
            <text:p>0.000355864</text:p>
          </table:table-cell>
          <table:table-cell table:formula="of:=0.5*SQRT([.L114]/[.K114]-1)/SIN(PI()/40)" office:value-type="float" office:value="1654.08225762887" calcext:value-type="float">
            <text:p>1654.08225762887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 office:value-type="float" office:value="-3.93639" calcext:value-type="float">
            <text:p>-3.93639</text:p>
          </table:table-cell>
          <table:table-cell office:value-type="float" office:value="0.000696069" calcext:value-type="float">
            <text:p>0.000696069</text:p>
          </table:table-cell>
          <table:table-cell table:number-columns-repeated="2" office:value-type="float" office:value="0.991416" calcext:value-type="float">
            <text:p>0.991416</text:p>
          </table:table-cell>
          <table:table-cell office:value-type="float" office:value="15.4959" calcext:value-type="float">
            <text:p>15.4959</text:p>
          </table:table-cell>
          <table:table-cell office:value-type="float" office:value="0.982921" calcext:value-type="float">
            <text:p>0.982921</text:p>
          </table:table-cell>
          <table:table-cell office:value-type="float" office:value="240.166" calcext:value-type="float">
            <text:p>240.166</text:p>
          </table:table-cell>
          <table:table-cell office:value-type="float" office:value="0.96619" calcext:value-type="float">
            <text:p>0.96619</text:p>
          </table:table-cell>
          <table:table-cell office:value-type="float" office:value="0.0233294" calcext:value-type="float">
            <text:p>0.0233294</text:p>
          </table:table-cell>
          <table:table-cell office:value-type="float" office:value="1572.67" calcext:value-type="float">
            <text:p>1572.67</text:p>
          </table:table-cell>
          <table:table-cell office:value-type="float" office:value="0.000355137" calcext:value-type="float">
            <text:p>0.000355137</text:p>
          </table:table-cell>
          <table:table-cell table:formula="of:=0.5*SQRT([.L115]/[.K115]-1)/SIN(PI()/40)" office:value-type="float" office:value="1654.59040345921" calcext:value-type="float">
            <text:p>1654.59040345921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-3.93613" calcext:value-type="float">
            <text:p>-3.93613</text:p>
          </table:table-cell>
          <table:table-cell office:value-type="float" office:value="0.000706826" calcext:value-type="float">
            <text:p>0.000706826</text:p>
          </table:table-cell>
          <table:table-cell table:number-columns-repeated="2" office:value-type="float" office:value="0.991382" calcext:value-type="float">
            <text:p>0.991382</text:p>
          </table:table-cell>
          <table:table-cell office:value-type="float" office:value="15.4938" calcext:value-type="float">
            <text:p>15.4938</text:p>
          </table:table-cell>
          <table:table-cell office:value-type="float" office:value="0.982853" calcext:value-type="float">
            <text:p>0.982853</text:p>
          </table:table-cell>
          <table:table-cell office:value-type="float" office:value="240.102" calcext:value-type="float">
            <text:p>240.102</text:p>
          </table:table-cell>
          <table:table-cell office:value-type="float" office:value="0.966057" calcext:value-type="float">
            <text:p>0.966057</text:p>
          </table:table-cell>
          <table:table-cell office:value-type="float" office:value="0.0234221" calcext:value-type="float">
            <text:p>0.0234221</text:p>
          </table:table-cell>
          <table:table-cell office:value-type="float" office:value="1572.56" calcext:value-type="float">
            <text:p>1572.56</text:p>
          </table:table-cell>
          <table:table-cell office:value-type="float" office:value="0.000360625" calcext:value-type="float">
            <text:p>0.000360625</text:p>
          </table:table-cell>
          <table:table-cell table:formula="of:=0.5*SQRT([.L116]/[.K116]-1)/SIN(PI()/40)" office:value-type="float" office:value="1651.25508704565" calcext:value-type="float">
            <text:p>1651.2550870456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" calcext:value-type="float">
            <text:p>17</text:p>
          </table:table-cell>
          <table:table-cell office:value-type="float" office:value="-3.93635" calcext:value-type="float">
            <text:p>-3.93635</text:p>
          </table:table-cell>
          <table:table-cell office:value-type="float" office:value="0.000701952" calcext:value-type="float">
            <text:p>0.000701952</text:p>
          </table:table-cell>
          <table:table-cell table:number-columns-repeated="2" office:value-type="float" office:value="0.991416" calcext:value-type="float">
            <text:p>0.991416</text:p>
          </table:table-cell>
          <table:table-cell office:value-type="float" office:value="15.4955" calcext:value-type="float">
            <text:p>15.4955</text:p>
          </table:table-cell>
          <table:table-cell office:value-type="float" office:value="0.982921" calcext:value-type="float">
            <text:p>0.982921</text:p>
          </table:table-cell>
          <table:table-cell office:value-type="float" office:value="240.155" calcext:value-type="float">
            <text:p>240.155</text:p>
          </table:table-cell>
          <table:table-cell office:value-type="float" office:value="0.96619" calcext:value-type="float">
            <text:p>0.96619</text:p>
          </table:table-cell>
          <table:table-cell office:value-type="float" office:value="0.0233538" calcext:value-type="float">
            <text:p>0.0233538</text:p>
          </table:table-cell>
          <table:table-cell office:value-type="float" office:value="1572.67" calcext:value-type="float">
            <text:p>1572.67</text:p>
          </table:table-cell>
          <table:table-cell office:value-type="float" office:value="0.000358139" calcext:value-type="float">
            <text:p>0.000358139</text:p>
          </table:table-cell>
          <table:table-cell table:formula="of:=0.5*SQRT([.L117]/[.K117]-1)/SIN(PI()/40)" office:value-type="float" office:value="1653.72580849578" calcext:value-type="float">
            <text:p>1653.72580849578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-3.93624" calcext:value-type="float">
            <text:p>-3.93624</text:p>
          </table:table-cell>
          <table:table-cell office:value-type="float" office:value="0.000705628" calcext:value-type="float">
            <text:p>0.000705628</text:p>
          </table:table-cell>
          <table:table-cell table:number-columns-repeated="2" office:value-type="float" office:value="0.991393" calcext:value-type="float">
            <text:p>0.991393</text:p>
          </table:table-cell>
          <table:table-cell office:value-type="float" office:value="15.4947" calcext:value-type="float">
            <text:p>15.4947</text:p>
          </table:table-cell>
          <table:table-cell office:value-type="float" office:value="0.982875" calcext:value-type="float">
            <text:p>0.982875</text:p>
          </table:table-cell>
          <table:table-cell office:value-type="float" office:value="240.13" calcext:value-type="float">
            <text:p>240.13</text:p>
          </table:table-cell>
          <table:table-cell office:value-type="float" office:value="0.966102" calcext:value-type="float">
            <text:p>0.966102</text:p>
          </table:table-cell>
          <table:table-cell office:value-type="float" office:value="0.0235116" calcext:value-type="float">
            <text:p>0.0235116</text:p>
          </table:table-cell>
          <table:table-cell office:value-type="float" office:value="1572.6" calcext:value-type="float">
            <text:p>1572.6</text:p>
          </table:table-cell>
          <table:table-cell office:value-type="float" office:value="0.000360014" calcext:value-type="float">
            <text:p>0.000360014</text:p>
          </table:table-cell>
          <table:table-cell table:formula="of:=0.5*SQRT([.L118]/[.K118]-1)/SIN(PI()/40)" office:value-type="float" office:value="1648.13014462105" calcext:value-type="float">
            <text:p>1648.1301446210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-3.93621" calcext:value-type="float">
            <text:p>-3.93621</text:p>
          </table:table-cell>
          <table:table-cell office:value-type="float" office:value="0.000704464" calcext:value-type="float">
            <text:p>0.000704464</text:p>
          </table:table-cell>
          <table:table-cell table:number-columns-repeated="2" office:value-type="float" office:value="0.991391" calcext:value-type="float">
            <text:p>0.991391</text:p>
          </table:table-cell>
          <table:table-cell office:value-type="float" office:value="15.4944" calcext:value-type="float">
            <text:p>15.4944</text:p>
          </table:table-cell>
          <table:table-cell office:value-type="float" office:value="0.982871" calcext:value-type="float">
            <text:p>0.982871</text:p>
          </table:table-cell>
          <table:table-cell office:value-type="float" office:value="240.121" calcext:value-type="float">
            <text:p>240.121</text:p>
          </table:table-cell>
          <table:table-cell office:value-type="float" office:value="0.966093" calcext:value-type="float">
            <text:p>0.966093</text:p>
          </table:table-cell>
          <table:table-cell office:value-type="float" office:value="0.023476" calcext:value-type="float">
            <text:p>0.023476</text:p>
          </table:table-cell>
          <table:table-cell office:value-type="float" office:value="1572.59" calcext:value-type="float">
            <text:p>1572.59</text:p>
          </table:table-cell>
          <table:table-cell office:value-type="float" office:value="0.000359421" calcext:value-type="float">
            <text:p>0.000359421</text:p>
          </table:table-cell>
          <table:table-cell table:formula="of:=0.5*SQRT([.L119]/[.K119]-1)/SIN(PI()/40)" office:value-type="float" office:value="1649.3740928457" calcext:value-type="float">
            <text:p>1649.3740928457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-3.93622" calcext:value-type="float">
            <text:p>-3.93622</text:p>
          </table:table-cell>
          <table:table-cell office:value-type="float" office:value="0.000706526" calcext:value-type="float">
            <text:p>0.000706526</text:p>
          </table:table-cell>
          <table:table-cell table:number-columns-repeated="2" office:value-type="float" office:value="0.991393" calcext:value-type="float">
            <text:p>0.991393</text:p>
          </table:table-cell>
          <table:table-cell office:value-type="float" office:value="15.4945" calcext:value-type="float">
            <text:p>15.4945</text:p>
          </table:table-cell>
          <table:table-cell office:value-type="float" office:value="0.982875" calcext:value-type="float">
            <text:p>0.982875</text:p>
          </table:table-cell>
          <table:table-cell office:value-type="float" office:value="240.124" calcext:value-type="float">
            <text:p>240.124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0234336" calcext:value-type="float">
            <text:p>0.0234336</text:p>
          </table:table-cell>
          <table:table-cell office:value-type="float" office:value="1572.6" calcext:value-type="float">
            <text:p>1572.6</text:p>
          </table:table-cell>
          <table:table-cell office:value-type="float" office:value="0.000360473" calcext:value-type="float">
            <text:p>0.000360473</text:p>
          </table:table-cell>
          <table:table-cell table:formula="of:=0.5*SQRT([.L120]/[.K120]-1)/SIN(PI()/40)" office:value-type="float" office:value="1650.87085183025" calcext:value-type="float">
            <text:p>1650.870851830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375" calcext:value-type="float">
            <text:p>-1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.89062" calcext:value-type="float">
            <text:p>1.89062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57446" calcext:value-type="float">
            <text:p>3.57446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7.72189" calcext:value-type="float">
            <text:p>7.7218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0.5*SQRT([.L123]/[.K12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2.4175" calcext:value-type="float">
            <text:p>-2.4175</text:p>
          </table:table-cell>
          <table:table-cell office:value-type="float" office:value="0.0663062" calcext:value-type="float">
            <text:p>0.0663062</text:p>
          </table:table-cell>
          <table:table-cell table:number-columns-repeated="2" office:value-type="float" office:value="0.00875" calcext:value-type="float">
            <text:p>0.00875</text:p>
          </table:table-cell>
          <table:table-cell office:value-type="float" office:value="5.91061" calcext:value-type="float">
            <text:p>5.91061</text:p>
          </table:table-cell>
          <table:table-cell office:value-type="float" office:value="0.000115625" calcext:value-type="float">
            <text:p>0.000115625</text:p>
          </table:table-cell>
          <table:table-cell office:value-type="float" office:value="36.4854" calcext:value-type="float">
            <text:p>36.4854</text:p>
          </table:table-cell>
          <table:table-cell office:value-type="float" office:value="0.000000025332" calcext:value-type="float">
            <text:p>2.5332E-08</text:p>
          </table:table-cell>
          <table:table-cell office:value-type="float" office:value="18.5459" calcext:value-type="float">
            <text:p>18.545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294694" calcext:value-type="float">
            <text:p>0.0294694</text:p>
          </table:table-cell>
          <table:table-cell table:formula="of:=0.5*SQRT([.L124]/[.K12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-3.00375" calcext:value-type="float">
            <text:p>-3.00375</text:p>
          </table:table-cell>
          <table:table-cell office:value-type="float" office:value="0.00480469" calcext:value-type="float">
            <text:p>0.00480469</text:p>
          </table:table-cell>
          <table:table-cell office:value-type="float" office:value="-0.0121875" calcext:value-type="float">
            <text:p>-0.0121875</text:p>
          </table:table-cell>
          <table:table-cell office:value-type="float" office:value="0.0121875" calcext:value-type="float">
            <text:p>0.0121875</text:p>
          </table:table-cell>
          <table:table-cell office:value-type="float" office:value="9.02732" calcext:value-type="float">
            <text:p>9.02732</text:p>
          </table:table-cell>
          <table:table-cell office:value-type="float" office:value="0.000681641" calcext:value-type="float">
            <text:p>0.000681641</text:p>
          </table:table-cell>
          <table:table-cell office:value-type="float" office:value="81.6616" calcext:value-type="float">
            <text:p>81.6616</text:p>
          </table:table-cell>
          <table:table-cell office:value-type="float" office:value="0.00000109571" calcext:value-type="float">
            <text:p>1.09571E-06</text:p>
          </table:table-cell>
          <table:table-cell office:value-type="float" office:value="36.113" calcext:value-type="float">
            <text:p>36.113</text:p>
          </table:table-cell>
          <table:table-cell office:value-type="float" office:value="1.09062" calcext:value-type="float">
            <text:p>1.09062</text:p>
          </table:table-cell>
          <table:table-cell office:value-type="float" office:value="0.00213542" calcext:value-type="float">
            <text:p>0.00213542</text:p>
          </table:table-cell>
          <table:table-cell table:formula="of:=0.5*SQRT([.L125]/[.K12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3.27937" calcext:value-type="float">
            <text:p>-3.27937</text:p>
          </table:table-cell>
          <table:table-cell office:value-type="float" office:value="0.00670273" calcext:value-type="float">
            <text:p>0.00670273</text:p>
          </table:table-cell>
          <table:table-cell office:value-type="float" office:value="-0.00546875" calcext:value-type="float">
            <text:p>-0.00546875</text:p>
          </table:table-cell>
          <table:table-cell office:value-type="float" office:value="0.00546875" calcext:value-type="float">
            <text:p>0.00546875</text:p>
          </table:table-cell>
          <table:table-cell office:value-type="float" office:value="10.761" calcext:value-type="float">
            <text:p>10.761</text:p>
          </table:table-cell>
          <table:table-cell office:value-type="float" office:value="0.000567383" calcext:value-type="float">
            <text:p>0.000567383</text:p>
          </table:table-cell>
          <table:table-cell office:value-type="float" office:value="116.081" calcext:value-type="float">
            <text:p>116.081</text:p>
          </table:table-cell>
          <table:table-cell office:value-type="float" office:value="0.000000522419" calcext:value-type="float">
            <text:p>5.22419E-07</text:p>
          </table:table-cell>
          <table:table-cell office:value-type="float" office:value="122.365" calcext:value-type="float">
            <text:p>122.365</text:p>
          </table:table-cell>
          <table:table-cell office:value-type="float" office:value="0.907812" calcext:value-type="float">
            <text:p>0.907812</text:p>
          </table:table-cell>
          <table:table-cell office:value-type="float" office:value="0.00297899" calcext:value-type="float">
            <text:p>0.00297899</text:p>
          </table:table-cell>
          <table:table-cell table:formula="of:=0.5*SQRT([.L126]/[.K12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-3.46094" calcext:value-type="float">
            <text:p>-3.46094</text:p>
          </table:table-cell>
          <table:table-cell office:value-type="float" office:value="0.00134131" calcext:value-type="float">
            <text:p>0.00134131</text:p>
          </table:table-cell>
          <table:table-cell table:number-columns-repeated="2" office:value-type="float" office:value="0.117578" calcext:value-type="float">
            <text:p>0.117578</text:p>
          </table:table-cell>
          <table:table-cell office:value-type="float" office:value="11.9794" calcext:value-type="float">
            <text:p>11.9794</text:p>
          </table:table-cell>
          <table:table-cell office:value-type="float" office:value="0.0274774" calcext:value-type="float">
            <text:p>0.0274774</text:p>
          </table:table-cell>
          <table:table-cell office:value-type="float" office:value="143.571" calcext:value-type="float">
            <text:p>143.571</text:p>
          </table:table-cell>
          <table:table-cell office:value-type="float" office:value="0.00170852" calcext:value-type="float">
            <text:p>0.00170852</text:p>
          </table:table-cell>
          <table:table-cell office:value-type="float" office:value="256.514" calcext:value-type="float">
            <text:p>256.514</text:p>
          </table:table-cell>
          <table:table-cell office:value-type="float" office:value="43.9639" calcext:value-type="float">
            <text:p>43.9639</text:p>
          </table:table-cell>
          <table:table-cell office:value-type="float" office:value="0.000596137" calcext:value-type="float">
            <text:p>0.000596137</text:p>
          </table:table-cell>
          <table:table-cell table:formula="of:=0.5*SQRT([.L127]/[.K127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-3.80406" calcext:value-type="float">
            <text:p>-3.80406</text:p>
          </table:table-cell>
          <table:table-cell office:value-type="float" office:value="0.0130554" calcext:value-type="float">
            <text:p>0.0130554</text:p>
          </table:table-cell>
          <table:table-cell table:number-columns-repeated="2" office:value-type="float" office:value="0.848203" calcext:value-type="float">
            <text:p>0.848203</text:p>
          </table:table-cell>
          <table:table-cell office:value-type="float" office:value="14.4839" calcext:value-type="float">
            <text:p>14.4839</text:p>
          </table:table-cell>
          <table:table-cell office:value-type="float" office:value="0.761127" calcext:value-type="float">
            <text:p>0.761127</text:p>
          </table:table-cell>
          <table:table-cell office:value-type="float" office:value="210.523" calcext:value-type="float">
            <text:p>210.523</text:p>
          </table:table-cell>
          <table:table-cell office:value-type="float" office:value="0.666999" calcext:value-type="float">
            <text:p>0.666999</text:p>
          </table:table-cell>
          <table:table-cell office:value-type="float" office:value="43.339" calcext:value-type="float">
            <text:p>43.339</text:p>
          </table:table-cell>
          <table:table-cell office:value-type="float" office:value="1217.8" calcext:value-type="float">
            <text:p>1217.8</text:p>
          </table:table-cell>
          <table:table-cell office:value-type="float" office:value="0.00580239" calcext:value-type="float">
            <text:p>0.00580239</text:p>
          </table:table-cell>
          <table:table-cell table:formula="of:=0.5*SQRT([.L128]/[.K128]-1)/SIN(PI()/40)" office:value-type="float" office:value="33.1746662771675" calcext:value-type="float">
            <text:p>33.1746662771675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-3.90117" calcext:value-type="float">
            <text:p>-3.90117</text:p>
          </table:table-cell>
          <table:table-cell office:value-type="float" office:value="0.0010037" calcext:value-type="float">
            <text:p>0.0010037</text:p>
          </table:table-cell>
          <table:table-cell table:number-columns-repeated="2" office:value-type="float" office:value="0.986055" calcext:value-type="float">
            <text:p>0.986055</text:p>
          </table:table-cell>
          <table:table-cell office:value-type="float" office:value="15.2201" calcext:value-type="float">
            <text:p>15.2201</text:p>
          </table:table-cell>
          <table:table-cell office:value-type="float" office:value="0.972333" calcext:value-type="float">
            <text:p>0.972333</text:p>
          </table:table-cell>
          <table:table-cell office:value-type="float" office:value="231.714" calcext:value-type="float">
            <text:p>231.714</text:p>
          </table:table-cell>
          <table:table-cell office:value-type="float" office:value="0.945542" calcext:value-type="float">
            <text:p>0.945542</text:p>
          </table:table-cell>
          <table:table-cell office:value-type="float" office:value="0.0543774" calcext:value-type="float">
            <text:p>0.0543774</text:p>
          </table:table-cell>
          <table:table-cell office:value-type="float" office:value="1555.73" calcext:value-type="float">
            <text:p>1555.73</text:p>
          </table:table-cell>
          <table:table-cell office:value-type="float" office:value="0.000446091" calcext:value-type="float">
            <text:p>0.000446091</text:p>
          </table:table-cell>
          <table:table-cell table:formula="of:=0.5*SQRT([.L129]/[.K129]-1)/SIN(PI()/40)" office:value-type="float" office:value="1077.89637137524" calcext:value-type="float">
            <text:p>1077.89637137524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0.0012027" calcext:value-type="float">
            <text:p>0.0012027</text:p>
          </table:table-cell>
          <table:table-cell table:number-columns-repeated="2" office:value-type="float" office:value="0.986621" calcext:value-type="float">
            <text:p>0.986621</text:p>
          </table:table-cell>
          <table:table-cell office:value-type="float" office:value="15.2322" calcext:value-type="float">
            <text:p>15.2322</text:p>
          </table:table-cell>
          <table:table-cell office:value-type="float" office:value="0.973448" calcext:value-type="float">
            <text:p>0.973448</text:p>
          </table:table-cell>
          <table:table-cell office:value-type="float" office:value="232.094" calcext:value-type="float">
            <text:p>232.094</text:p>
          </table:table-cell>
          <table:table-cell office:value-type="float" office:value="0.947705" calcext:value-type="float">
            <text:p>0.947705</text:p>
          </table:table-cell>
          <table:table-cell office:value-type="float" office:value="0.040537" calcext:value-type="float">
            <text:p>0.040537</text:p>
          </table:table-cell>
          <table:table-cell office:value-type="float" office:value="1557.52" calcext:value-type="float">
            <text:p>1557.52</text:p>
          </table:table-cell>
          <table:table-cell office:value-type="float" office:value="0.000534532" calcext:value-type="float">
            <text:p>0.000534532</text:p>
          </table:table-cell>
          <table:table-cell table:formula="of:=0.5*SQRT([.L130]/[.K130]-1)/SIN(PI()/40)" office:value-type="float" office:value="1249.14273892513" calcext:value-type="float">
            <text:p>1249.14273892513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-3.90027" calcext:value-type="float">
            <text:p>-3.90027</text:p>
          </table:table-cell>
          <table:table-cell office:value-type="float" office:value="0.000959886" calcext:value-type="float">
            <text:p>0.000959886</text:p>
          </table:table-cell>
          <table:table-cell table:number-columns-repeated="2" office:value-type="float" office:value="0.986362" calcext:value-type="float">
            <text:p>0.986362</text:p>
          </table:table-cell>
          <table:table-cell office:value-type="float" office:value="15.2131" calcext:value-type="float">
            <text:p>15.2131</text:p>
          </table:table-cell>
          <table:table-cell office:value-type="float" office:value="0.972931" calcext:value-type="float">
            <text:p>0.972931</text:p>
          </table:table-cell>
          <table:table-cell office:value-type="float" office:value="231.496" calcext:value-type="float">
            <text:p>231.496</text:p>
          </table:table-cell>
          <table:table-cell office:value-type="float" office:value="0.946675" calcext:value-type="float">
            <text:p>0.946675</text:p>
          </table:table-cell>
          <table:table-cell office:value-type="float" office:value="0.0386325" calcext:value-type="float">
            <text:p>0.0386325</text:p>
          </table:table-cell>
          <table:table-cell office:value-type="float" office:value="1556.69" calcext:value-type="float">
            <text:p>1556.69</text:p>
          </table:table-cell>
          <table:table-cell office:value-type="float" office:value="0.000426616" calcext:value-type="float">
            <text:p>0.000426616</text:p>
          </table:table-cell>
          <table:table-cell table:formula="of:=0.5*SQRT([.L131]/[.K131]-1)/SIN(PI()/40)" office:value-type="float" office:value="1279.22217163572" calcext:value-type="float">
            <text:p>1279.22217163572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-3.90141" calcext:value-type="float">
            <text:p>-3.90141</text:p>
          </table:table-cell>
          <table:table-cell office:value-type="float" office:value="0.00104841" calcext:value-type="float">
            <text:p>0.00104841</text:p>
          </table:table-cell>
          <table:table-cell table:number-columns-repeated="2" office:value-type="float" office:value="0.986477" calcext:value-type="float">
            <text:p>0.986477</text:p>
          </table:table-cell>
          <table:table-cell office:value-type="float" office:value="15.222" calcext:value-type="float">
            <text:p>15.222</text:p>
          </table:table-cell>
          <table:table-cell office:value-type="float" office:value="0.97316" calcext:value-type="float">
            <text:p>0.97316</text:p>
          </table:table-cell>
          <table:table-cell office:value-type="float" office:value="231.774" calcext:value-type="float">
            <text:p>231.774</text:p>
          </table:table-cell>
          <table:table-cell office:value-type="float" office:value="0.947131" calcext:value-type="float">
            <text:p>0.947131</text:p>
          </table:table-cell>
          <table:table-cell office:value-type="float" office:value="0.0375531" calcext:value-type="float">
            <text:p>0.0375531</text:p>
          </table:table-cell>
          <table:table-cell office:value-type="float" office:value="1557.06" calcext:value-type="float">
            <text:p>1557.06</text:p>
          </table:table-cell>
          <table:table-cell office:value-type="float" office:value="0.000465961" calcext:value-type="float">
            <text:p>0.000465961</text:p>
          </table:table-cell>
          <table:table-cell table:formula="of:=0.5*SQRT([.L132]/[.K132]-1)/SIN(PI()/40)" office:value-type="float" office:value="1297.6311007954" calcext:value-type="float">
            <text:p>1297.6311007954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-3.90194" calcext:value-type="float">
            <text:p>-3.90194</text:p>
          </table:table-cell>
          <table:table-cell office:value-type="float" office:value="0.00112674" calcext:value-type="float">
            <text:p>0.00112674</text:p>
          </table:table-cell>
          <table:table-cell table:number-columns-repeated="2" office:value-type="float" office:value="0.986453" calcext:value-type="float">
            <text:p>0.986453</text:p>
          </table:table-cell>
          <table:table-cell office:value-type="float" office:value="15.2263" calcext:value-type="float">
            <text:p>15.2263</text:p>
          </table:table-cell>
          <table:table-cell office:value-type="float" office:value="0.973115" calcext:value-type="float">
            <text:p>0.973115</text:p>
          </table:table-cell>
          <table:table-cell office:value-type="float" office:value="231.907" calcext:value-type="float">
            <text:p>231.907</text:p>
          </table:table-cell>
          <table:table-cell office:value-type="float" office:value="0.947054" calcext:value-type="float">
            <text:p>0.947054</text:p>
          </table:table-cell>
          <table:table-cell office:value-type="float" office:value="0.0405451" calcext:value-type="float">
            <text:p>0.0405451</text:p>
          </table:table-cell>
          <table:table-cell office:value-type="float" office:value="1556.98" calcext:value-type="float">
            <text:p>1556.98</text:p>
          </table:table-cell>
          <table:table-cell office:value-type="float" office:value="0.000500771" calcext:value-type="float">
            <text:p>0.000500771</text:p>
          </table:table-cell>
          <table:table-cell table:formula="of:=0.5*SQRT([.L133]/[.K133]-1)/SIN(PI()/40)" office:value-type="float" office:value="1248.80140931398" calcext:value-type="float">
            <text:p>1248.80140931398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float" office:value="-3.90284" calcext:value-type="float">
            <text:p>-3.90284</text:p>
          </table:table-cell>
          <table:table-cell office:value-type="float" office:value="0.00116348" calcext:value-type="float">
            <text:p>0.00116348</text:p>
          </table:table-cell>
          <table:table-cell table:number-columns-repeated="2" office:value-type="float" office:value="0.986555" calcext:value-type="float">
            <text:p>0.986555</text:p>
          </table:table-cell>
          <table:table-cell office:value-type="float" office:value="15.2333" calcext:value-type="float">
            <text:p>15.2333</text:p>
          </table:table-cell>
          <table:table-cell office:value-type="float" office:value="0.973317" calcext:value-type="float">
            <text:p>0.973317</text:p>
          </table:table-cell>
          <table:table-cell office:value-type="float" office:value="232.125" calcext:value-type="float">
            <text:p>232.125</text:p>
          </table:table-cell>
          <table:table-cell office:value-type="float" office:value="0.947452" calcext:value-type="float">
            <text:p>0.947452</text:p>
          </table:table-cell>
          <table:table-cell office:value-type="float" office:value="0.0408655" calcext:value-type="float">
            <text:p>0.0408655</text:p>
          </table:table-cell>
          <table:table-cell office:value-type="float" office:value="1557.31" calcext:value-type="float">
            <text:p>1557.31</text:p>
          </table:table-cell>
          <table:table-cell office:value-type="float" office:value="0.000517103" calcext:value-type="float">
            <text:p>0.000517103</text:p>
          </table:table-cell>
          <table:table-cell table:formula="of:=0.5*SQRT([.L134]/[.K134]-1)/SIN(PI()/40)" office:value-type="float" office:value="1244.02794269761" calcext:value-type="float">
            <text:p>1244.02794269761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-3.90175" calcext:value-type="float">
            <text:p>-3.90175</text:p>
          </table:table-cell>
          <table:table-cell office:value-type="float" office:value="0.00107901" calcext:value-type="float">
            <text:p>0.00107901</text:p>
          </table:table-cell>
          <table:table-cell table:number-columns-repeated="2" office:value-type="float" office:value="0.986418" calcext:value-type="float">
            <text:p>0.986418</text:p>
          </table:table-cell>
          <table:table-cell office:value-type="float" office:value="15.2248" calcext:value-type="float">
            <text:p>15.2248</text:p>
          </table:table-cell>
          <table:table-cell office:value-type="float" office:value="0.973044" calcext:value-type="float">
            <text:p>0.973044</text:p>
          </table:table-cell>
          <table:table-cell office:value-type="float" office:value="231.859" calcext:value-type="float">
            <text:p>231.859</text:p>
          </table:table-cell>
          <table:table-cell office:value-type="float" office:value="0.946911" calcext:value-type="float">
            <text:p>0.946911</text:p>
          </table:table-cell>
          <table:table-cell office:value-type="float" office:value="0.0406393" calcext:value-type="float">
            <text:p>0.0406393</text:p>
          </table:table-cell>
          <table:table-cell office:value-type="float" office:value="1556.87" calcext:value-type="float">
            <text:p>1556.87</text:p>
          </table:table-cell>
          <table:table-cell office:value-type="float" office:value="0.00047956" calcext:value-type="float">
            <text:p>0.00047956</text:p>
          </table:table-cell>
          <table:table-cell table:formula="of:=0.5*SQRT([.L135]/[.K135]-1)/SIN(PI()/40)" office:value-type="float" office:value="1247.30913578825" calcext:value-type="float">
            <text:p>1247.30913578825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-3.90179" calcext:value-type="float">
            <text:p>-3.90179</text:p>
          </table:table-cell>
          <table:table-cell office:value-type="float" office:value="0.00109284" calcext:value-type="float">
            <text:p>0.00109284</text:p>
          </table:table-cell>
          <table:table-cell table:number-columns-repeated="2" office:value-type="float" office:value="0.986418" calcext:value-type="float">
            <text:p>0.986418</text:p>
          </table:table-cell>
          <table:table-cell office:value-type="float" office:value="15.2251" calcext:value-type="float">
            <text:p>15.2251</text:p>
          </table:table-cell>
          <table:table-cell office:value-type="float" office:value="0.973045" calcext:value-type="float">
            <text:p>0.973045</text:p>
          </table:table-cell>
          <table:table-cell office:value-type="float" office:value="231.87" calcext:value-type="float">
            <text:p>231.87</text:p>
          </table:table-cell>
          <table:table-cell office:value-type="float" office:value="0.946913" calcext:value-type="float">
            <text:p>0.946913</text:p>
          </table:table-cell>
          <table:table-cell office:value-type="float" office:value="0.0408598" calcext:value-type="float">
            <text:p>0.0408598</text:p>
          </table:table-cell>
          <table:table-cell office:value-type="float" office:value="1556.87" calcext:value-type="float">
            <text:p>1556.87</text:p>
          </table:table-cell>
          <table:table-cell office:value-type="float" office:value="0.000485708" calcext:value-type="float">
            <text:p>0.000485708</text:p>
          </table:table-cell>
          <table:table-cell table:formula="of:=0.5*SQRT([.L136]/[.K136]-1)/SIN(PI()/40)" office:value-type="float" office:value="1243.93894161067" calcext:value-type="float">
            <text:p>1243.93894161067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-3.90192" calcext:value-type="float">
            <text:p>-3.90192</text:p>
          </table:table-cell>
          <table:table-cell office:value-type="float" office:value="0.00109254" calcext:value-type="float">
            <text:p>0.00109254</text:p>
          </table:table-cell>
          <table:table-cell table:number-columns-repeated="2" office:value-type="float" office:value="0.986459" calcext:value-type="float">
            <text:p>0.986459</text:p>
          </table:table-cell>
          <table:table-cell office:value-type="float" office:value="15.2261" calcext:value-type="float">
            <text:p>15.2261</text:p>
          </table:table-cell>
          <table:table-cell office:value-type="float" office:value="0.973127" calcext:value-type="float">
            <text:p>0.973127</text:p>
          </table:table-cell>
          <table:table-cell office:value-type="float" office:value="231.9" calcext:value-type="float">
            <text:p>231.9</text:p>
          </table:table-cell>
          <table:table-cell office:value-type="float" office:value="0.947072" calcext:value-type="float">
            <text:p>0.947072</text:p>
          </table:table-cell>
          <table:table-cell office:value-type="float" office:value="0.0399522" calcext:value-type="float">
            <text:p>0.0399522</text:p>
          </table:table-cell>
          <table:table-cell office:value-type="float" office:value="1557" calcext:value-type="float">
            <text:p>1557</text:p>
          </table:table-cell>
          <table:table-cell office:value-type="float" office:value="0.000485572" calcext:value-type="float">
            <text:p>0.000485572</text:p>
          </table:table-cell>
          <table:table-cell table:formula="of:=0.5*SQRT([.L137]/[.K137]-1)/SIN(PI()/40)" office:value-type="float" office:value="1258.04185601982" calcext:value-type="float">
            <text:p>1258.041856019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1.37" calcext:value-type="float">
            <text:p>-1.37</text:p>
          </table:table-cell>
          <table:table-cell office:value-type="float" office:value="0" calcext:value-type="float">
            <text:p>0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5" calcext:value-type="float">
            <text:p>0.015</text:p>
          </table:table-cell>
          <table:table-cell office:value-type="float" office:value="1.8769" calcext:value-type="float">
            <text:p>1.8769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3.52275" calcext:value-type="float">
            <text:p>3.5227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12.6718" calcext:value-type="float">
            <text:p>12.6718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0.5*SQRT([.L140]/[.K14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-2.485" calcext:value-type="float">
            <text:p>-2.485</text:p>
          </table:table-cell>
          <table:table-cell office:value-type="float" office:value="0.050625" calcext:value-type="float">
            <text:p>0.050625</text:p>
          </table:table-cell>
          <table:table-cell table:number-columns-repeated="2" office:value-type="float" office:value="0.03625" calcext:value-type="float">
            <text:p>0.03625</text:p>
          </table:table-cell>
          <table:table-cell office:value-type="float" office:value="6.22585" calcext:value-type="float">
            <text:p>6.22585</text:p>
          </table:table-cell>
          <table:table-cell office:value-type="float" office:value="0.00132031" calcext:value-type="float">
            <text:p>0.00132031</text:p>
          </table:table-cell>
          <table:table-cell office:value-type="float" office:value="40.0117" calcext:value-type="float">
            <text:p>40.0117</text:p>
          </table:table-cell>
          <table:table-cell office:value-type="float" office:value="0.00000177608" calcext:value-type="float">
            <text:p>1.77608E-06</text:p>
          </table:table-cell>
          <table:table-cell office:value-type="float" office:value="34.9061" calcext:value-type="float">
            <text:p>34.9061</text:p>
          </table:table-cell>
          <table:table-cell office:value-type="float" office:value="2.1125" calcext:value-type="float">
            <text:p>2.1125</text:p>
          </table:table-cell>
          <table:table-cell office:value-type="float" office:value="0.0197754" calcext:value-type="float">
            <text:p>0.0197754</text:p>
          </table:table-cell>
          <table:table-cell table:formula="of:=0.5*SQRT([.L141]/[.K14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01205" calcext:value-type="float">
            <text:p>0.01205</text:p>
          </table:table-cell>
          <table:table-cell table:number-columns-repeated="2" office:value-type="float" office:value="0.143125" calcext:value-type="float">
            <text:p>0.143125</text:p>
          </table:table-cell>
          <table:table-cell office:value-type="float" office:value="9.01205" calcext:value-type="float">
            <text:p>9.01205</text:p>
          </table:table-cell>
          <table:table-cell office:value-type="float" office:value="0.0221023" calcext:value-type="float">
            <text:p>0.0221023</text:p>
          </table:table-cell>
          <table:table-cell office:value-type="float" office:value="81.6488" calcext:value-type="float">
            <text:p>81.6488</text:p>
          </table:table-cell>
          <table:table-cell office:value-type="float" office:value="0.000591591" calcext:value-type="float">
            <text:p>0.000591591</text:p>
          </table:table-cell>
          <table:table-cell office:value-type="float" office:value="46.6418" calcext:value-type="float">
            <text:p>46.6418</text:p>
          </table:table-cell>
          <table:table-cell office:value-type="float" office:value="35.3637" calcext:value-type="float">
            <text:p>35.3637</text:p>
          </table:table-cell>
          <table:table-cell office:value-type="float" office:value="0.00470703" calcext:value-type="float">
            <text:p>0.00470703</text:p>
          </table:table-cell>
          <table:table-cell table:formula="of:=0.5*SQRT([.L142]/[.K14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-3.33875" calcext:value-type="float">
            <text:p>-3.33875</text:p>
          </table:table-cell>
          <table:table-cell office:value-type="float" office:value="0.00600469" calcext:value-type="float">
            <text:p>0.00600469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1.1533" calcext:value-type="float">
            <text:p>11.1533</text:p>
          </table:table-cell>
          <table:table-cell office:value-type="float" office:value="0.153198" calcext:value-type="float">
            <text:p>0.153198</text:p>
          </table:table-cell>
          <table:table-cell office:value-type="float" office:value="124.667" calcext:value-type="float">
            <text:p>124.667</text:p>
          </table:table-cell>
          <table:table-cell office:value-type="float" office:value="0.0312646" calcext:value-type="float">
            <text:p>0.0312646</text:p>
          </table:table-cell>
          <table:table-cell office:value-type="float" office:value="142.959" calcext:value-type="float">
            <text:p>142.959</text:p>
          </table:table-cell>
          <table:table-cell office:value-type="float" office:value="245.116" calcext:value-type="float">
            <text:p>245.116</text:p>
          </table:table-cell>
          <table:table-cell office:value-type="float" office:value="0.00234558" calcext:value-type="float">
            <text:p>0.00234558</text:p>
          </table:table-cell>
          <table:table-cell table:formula="of:=0.5*SQRT([.L143]/[.K143]-1)/SIN(PI()/40)" office:value-type="float" office:value="5.38709979044835" calcext:value-type="float">
            <text:p>5.3870997904483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-3.68406" calcext:value-type="float">
            <text:p>-3.68406</text:p>
          </table:table-cell>
          <table:table-cell office:value-type="float" office:value="0.00877881" calcext:value-type="float">
            <text:p>0.00877881</text:p>
          </table:table-cell>
          <table:table-cell table:number-columns-repeated="2" office:value-type="float" office:value="0.810078" calcext:value-type="float">
            <text:p>0.810078</text:p>
          </table:table-cell>
          <table:table-cell office:value-type="float" office:value="13.5811" calcext:value-type="float">
            <text:p>13.5811</text:p>
          </table:table-cell>
          <table:table-cell office:value-type="float" office:value="0.667316" calcext:value-type="float">
            <text:p>0.667316</text:p>
          </table:table-cell>
          <table:table-cell office:value-type="float" office:value="184.918" calcext:value-type="float">
            <text:p>184.918</text:p>
          </table:table-cell>
          <table:table-cell office:value-type="float" office:value="0.47155" calcext:value-type="float">
            <text:p>0.47155</text:p>
          </table:table-cell>
          <table:table-cell office:value-type="float" office:value="48.2962" calcext:value-type="float">
            <text:p>48.2962</text:p>
          </table:table-cell>
          <table:table-cell office:value-type="float" office:value="1067.71" calcext:value-type="float">
            <text:p>1067.71</text:p>
          </table:table-cell>
          <table:table-cell office:value-type="float" office:value="0.00342922" calcext:value-type="float">
            <text:p>0.00342922</text:p>
          </table:table-cell>
          <table:table-cell table:formula="of:=0.5*SQRT([.L144]/[.K144]-1)/SIN(PI()/40)" office:value-type="float" office:value="29.2782745852516" calcext:value-type="float">
            <text:p>29.2782745852516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-3.85125" calcext:value-type="float">
            <text:p>-3.85125</text:p>
          </table:table-cell>
          <table:table-cell office:value-type="float" office:value="0.00227031" calcext:value-type="float">
            <text:p>0.00227031</text:p>
          </table:table-cell>
          <table:table-cell table:number-columns-repeated="2" office:value-type="float" office:value="0.977969" calcext:value-type="float">
            <text:p>0.977969</text:p>
          </table:table-cell>
          <table:table-cell office:value-type="float" office:value="14.8344" calcext:value-type="float">
            <text:p>14.8344</text:p>
          </table:table-cell>
          <table:table-cell office:value-type="float" office:value="0.956479" calcext:value-type="float">
            <text:p>0.956479</text:p>
          </table:table-cell>
          <table:table-cell office:value-type="float" office:value="220.193" calcext:value-type="float">
            <text:p>220.193</text:p>
          </table:table-cell>
          <table:table-cell office:value-type="float" office:value="0.915067" calcext:value-type="float">
            <text:p>0.915067</text:p>
          </table:table-cell>
          <table:table-cell office:value-type="float" office:value="0.125565" calcext:value-type="float">
            <text:p>0.125565</text:p>
          </table:table-cell>
          <table:table-cell office:value-type="float" office:value="1530.37" calcext:value-type="float">
            <text:p>1530.37</text:p>
          </table:table-cell>
          <table:table-cell office:value-type="float" office:value="0.000886841" calcext:value-type="float">
            <text:p>0.000886841</text:p>
          </table:table-cell>
          <table:table-cell table:formula="of:=0.5*SQRT([.L145]/[.K145]-1)/SIN(PI()/40)" office:value-type="float" office:value="703.514106054365" calcext:value-type="float">
            <text:p>703.51410605436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-3.84773" calcext:value-type="float">
            <text:p>-3.84773</text:p>
          </table:table-cell>
          <table:table-cell office:value-type="float" office:value="0.00154995" calcext:value-type="float">
            <text:p>0.00154995</text:p>
          </table:table-cell>
          <table:table-cell table:number-columns-repeated="2" office:value-type="float" office:value="0.97832" calcext:value-type="float">
            <text:p>0.97832</text:p>
          </table:table-cell>
          <table:table-cell office:value-type="float" office:value="14.8066" calcext:value-type="float">
            <text:p>14.8066</text:p>
          </table:table-cell>
          <table:table-cell office:value-type="float" office:value="0.957149" calcext:value-type="float">
            <text:p>0.957149</text:p>
          </table:table-cell>
          <table:table-cell office:value-type="float" office:value="219.328" calcext:value-type="float">
            <text:p>219.328</text:p>
          </table:table-cell>
          <table:table-cell office:value-type="float" office:value="0.91628" calcext:value-type="float">
            <text:p>0.91628</text:p>
          </table:table-cell>
          <table:table-cell office:value-type="float" office:value="0.0691017" calcext:value-type="float">
            <text:p>0.0691017</text:p>
          </table:table-cell>
          <table:table-cell office:value-type="float" office:value="1531.44" calcext:value-type="float">
            <text:p>1531.44</text:p>
          </table:table-cell>
          <table:table-cell office:value-type="float" office:value="0.000605447" calcext:value-type="float">
            <text:p>0.000605447</text:p>
          </table:table-cell>
          <table:table-cell table:formula="of:=0.5*SQRT([.L146]/[.K146]-1)/SIN(PI()/40)" office:value-type="float" office:value="948.686094435137" calcext:value-type="float">
            <text:p>948.68609443513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-3.8582" calcext:value-type="float">
            <text:p>-3.8582</text:p>
          </table:table-cell>
          <table:table-cell office:value-type="float" office:value="0.00165224" calcext:value-type="float">
            <text:p>0.00165224</text:p>
          </table:table-cell>
          <table:table-cell table:number-columns-repeated="2" office:value-type="float" office:value="0.979717" calcext:value-type="float">
            <text:p>0.979717</text:p>
          </table:table-cell>
          <table:table-cell office:value-type="float" office:value="14.8874" calcext:value-type="float">
            <text:p>14.8874</text:p>
          </table:table-cell>
          <table:table-cell office:value-type="float" office:value="0.959887" calcext:value-type="float">
            <text:p>0.959887</text:p>
          </table:table-cell>
          <table:table-cell office:value-type="float" office:value="221.732" calcext:value-type="float">
            <text:p>221.732</text:p>
          </table:table-cell>
          <table:table-cell office:value-type="float" office:value="0.921546" calcext:value-type="float">
            <text:p>0.921546</text:p>
          </table:table-cell>
          <table:table-cell office:value-type="float" office:value="0.0739821" calcext:value-type="float">
            <text:p>0.0739821</text:p>
          </table:table-cell>
          <table:table-cell office:value-type="float" office:value="1535.82" calcext:value-type="float">
            <text:p>1535.82</text:p>
          </table:table-cell>
          <table:table-cell office:value-type="float" office:value="0.000645406" calcext:value-type="float">
            <text:p>0.000645406</text:p>
          </table:table-cell>
          <table:table-cell table:formula="of:=0.5*SQRT([.L147]/[.K147]-1)/SIN(PI()/40)" office:value-type="float" office:value="918.169955310341" calcext:value-type="float">
            <text:p>918.169955310341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-3.8607" calcext:value-type="float">
            <text:p>-3.8607</text:p>
          </table:table-cell>
          <table:table-cell office:value-type="float" office:value="0.00162275" calcext:value-type="float">
            <text:p>0.00162275</text:p>
          </table:table-cell>
          <table:table-cell table:number-columns-repeated="2" office:value-type="float" office:value="0.980254" calcext:value-type="float">
            <text:p>0.980254</text:p>
          </table:table-cell>
          <table:table-cell office:value-type="float" office:value="14.9067" calcext:value-type="float">
            <text:p>14.9067</text:p>
          </table:table-cell>
          <table:table-cell office:value-type="float" office:value="0.960939" calcext:value-type="float">
            <text:p>0.960939</text:p>
          </table:table-cell>
          <table:table-cell office:value-type="float" office:value="222.305" calcext:value-type="float">
            <text:p>222.305</text:p>
          </table:table-cell>
          <table:table-cell office:value-type="float" office:value="0.923559" calcext:value-type="float">
            <text:p>0.923559</text:p>
          </table:table-cell>
          <table:table-cell office:value-type="float" office:value="0.0585484" calcext:value-type="float">
            <text:p>0.0585484</text:p>
          </table:table-cell>
          <table:table-cell office:value-type="float" office:value="1537.5" calcext:value-type="float">
            <text:p>1537.5</text:p>
          </table:table-cell>
          <table:table-cell office:value-type="float" office:value="0.000633886" calcext:value-type="float">
            <text:p>0.000633886</text:p>
          </table:table-cell>
          <table:table-cell table:formula="of:=0.5*SQRT([.L148]/[.K148]-1)/SIN(PI()/40)" office:value-type="float" office:value="1032.68646121842" calcext:value-type="float">
            <text:p>1032.68646121842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-3.85764" calcext:value-type="float">
            <text:p>-3.85764</text:p>
          </table:table-cell>
          <table:table-cell office:value-type="float" office:value="0.00183787" calcext:value-type="float">
            <text:p>0.00183787</text:p>
          </table:table-cell>
          <table:table-cell table:number-columns-repeated="2" office:value-type="float" office:value="0.979746" calcext:value-type="float">
            <text:p>0.979746</text:p>
          </table:table-cell>
          <table:table-cell office:value-type="float" office:value="14.8832" calcext:value-type="float">
            <text:p>14.8832</text:p>
          </table:table-cell>
          <table:table-cell office:value-type="float" office:value="0.959949" calcext:value-type="float">
            <text:p>0.959949</text:p>
          </table:table-cell>
          <table:table-cell office:value-type="float" office:value="221.619" calcext:value-type="float">
            <text:p>221.619</text:p>
          </table:table-cell>
          <table:table-cell office:value-type="float" office:value="0.921682" calcext:value-type="float">
            <text:p>0.921682</text:p>
          </table:table-cell>
          <table:table-cell office:value-type="float" office:value="0.0665889" calcext:value-type="float">
            <text:p>0.0665889</text:p>
          </table:table-cell>
          <table:table-cell office:value-type="float" office:value="1535.92" calcext:value-type="float">
            <text:p>1535.92</text:p>
          </table:table-cell>
          <table:table-cell office:value-type="float" office:value="0.000717919" calcext:value-type="float">
            <text:p>0.000717919</text:p>
          </table:table-cell>
          <table:table-cell table:formula="of:=0.5*SQRT([.L149]/[.K149]-1)/SIN(PI()/40)" office:value-type="float" office:value="967.833541087205" calcext:value-type="float">
            <text:p>967.83354108720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-3.8545" calcext:value-type="float">
            <text:p>-3.8545</text:p>
          </table:table-cell>
          <table:table-cell office:value-type="float" office:value="0.00169433" calcext:value-type="float">
            <text:p>0.00169433</text:p>
          </table:table-cell>
          <table:table-cell table:number-columns-repeated="2" office:value-type="float" office:value="0.979402" calcext:value-type="float">
            <text:p>0.979402</text:p>
          </table:table-cell>
          <table:table-cell office:value-type="float" office:value="14.8589" calcext:value-type="float">
            <text:p>14.8589</text:p>
          </table:table-cell>
          <table:table-cell office:value-type="float" office:value="0.959269" calcext:value-type="float">
            <text:p>0.959269</text:p>
          </table:table-cell>
          <table:table-cell office:value-type="float" office:value="220.887" calcext:value-type="float">
            <text:p>220.887</text:p>
          </table:table-cell>
          <table:table-cell office:value-type="float" office:value="0.920356" calcext:value-type="float">
            <text:p>0.920356</text:p>
          </table:table-cell>
          <table:table-cell office:value-type="float" office:value="0.0665765" calcext:value-type="float">
            <text:p>0.0665765</text:p>
          </table:table-cell>
          <table:table-cell office:value-type="float" office:value="1534.83" calcext:value-type="float">
            <text:p>1534.83</text:p>
          </table:table-cell>
          <table:table-cell office:value-type="float" office:value="0.000661848" calcext:value-type="float">
            <text:p>0.000661848</text:p>
          </table:table-cell>
          <table:table-cell table:formula="of:=0.5*SQRT([.L150]/[.K150]-1)/SIN(PI()/40)" office:value-type="float" office:value="967.580141021751" calcext:value-type="float">
            <text:p>967.580141021751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-3.85844" calcext:value-type="float">
            <text:p>-3.85844</text:p>
          </table:table-cell>
          <table:table-cell office:value-type="float" office:value="0.00159955" calcext:value-type="float">
            <text:p>0.00159955</text:p>
          </table:table-cell>
          <table:table-cell table:number-columns-repeated="2" office:value-type="float" office:value="0.979926" calcext:value-type="float">
            <text:p>0.979926</text:p>
          </table:table-cell>
          <table:table-cell office:value-type="float" office:value="14.8892" calcext:value-type="float">
            <text:p>14.8892</text:p>
          </table:table-cell>
          <table:table-cell office:value-type="float" office:value="0.960296" calcext:value-type="float">
            <text:p>0.960296</text:p>
          </table:table-cell>
          <table:table-cell office:value-type="float" office:value="221.783" calcext:value-type="float">
            <text:p>221.783</text:p>
          </table:table-cell>
          <table:table-cell office:value-type="float" office:value="0.922326" calcext:value-type="float">
            <text:p>0.922326</text:p>
          </table:table-cell>
          <table:table-cell office:value-type="float" office:value="0.0635499" calcext:value-type="float">
            <text:p>0.0635499</text:p>
          </table:table-cell>
          <table:table-cell office:value-type="float" office:value="1536.47" calcext:value-type="float">
            <text:p>1536.47</text:p>
          </table:table-cell>
          <table:table-cell office:value-type="float" office:value="0.000624825" calcext:value-type="float">
            <text:p>0.000624825</text:p>
          </table:table-cell>
          <table:table-cell table:formula="of:=0.5*SQRT([.L151]/[.K151]-1)/SIN(PI()/40)" office:value-type="float" office:value="990.882893932168" calcext:value-type="float">
            <text:p>990.882893932168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-3.85673" calcext:value-type="float">
            <text:p>-3.85673</text:p>
          </table:table-cell>
          <table:table-cell office:value-type="float" office:value="0.00165937" calcext:value-type="float">
            <text:p>0.00165937</text:p>
          </table:table-cell>
          <table:table-cell table:number-columns-repeated="2" office:value-type="float" office:value="0.979643" calcext:value-type="float">
            <text:p>0.979643</text:p>
          </table:table-cell>
          <table:table-cell office:value-type="float" office:value="14.8761" calcext:value-type="float">
            <text:p>14.8761</text:p>
          </table:table-cell>
          <table:table-cell office:value-type="float" office:value="0.959743" calcext:value-type="float">
            <text:p>0.959743</text:p>
          </table:table-cell>
          <table:table-cell office:value-type="float" office:value="221.395" calcext:value-type="float">
            <text:p>221.395</text:p>
          </table:table-cell>
          <table:table-cell office:value-type="float" office:value="0.921271" calcext:value-type="float">
            <text:p>0.921271</text:p>
          </table:table-cell>
          <table:table-cell office:value-type="float" office:value="0.0690789" calcext:value-type="float">
            <text:p>0.0690789</text:p>
          </table:table-cell>
          <table:table-cell office:value-type="float" office:value="1535.59" calcext:value-type="float">
            <text:p>1535.59</text:p>
          </table:table-cell>
          <table:table-cell office:value-type="float" office:value="0.000648193" calcext:value-type="float">
            <text:p>0.000648193</text:p>
          </table:table-cell>
          <table:table-cell table:formula="of:=0.5*SQRT([.L152]/[.K152]-1)/SIN(PI()/40)" office:value-type="float" office:value="950.127456217346" calcext:value-type="float">
            <text:p>950.127456217346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" calcext:value-type="float">
            <text:p>13</text:p>
          </table:table-cell>
          <table:table-cell office:value-type="float" office:value="-3.85606" calcext:value-type="float">
            <text:p>-3.85606</text:p>
          </table:table-cell>
          <table:table-cell office:value-type="float" office:value="0.00172641" calcext:value-type="float">
            <text:p>0.00172641</text:p>
          </table:table-cell>
          <table:table-cell table:number-columns-repeated="2" office:value-type="float" office:value="0.979531" calcext:value-type="float">
            <text:p>0.979531</text:p>
          </table:table-cell>
          <table:table-cell office:value-type="float" office:value="14.8709" calcext:value-type="float">
            <text:p>14.8709</text:p>
          </table:table-cell>
          <table:table-cell office:value-type="float" office:value="0.959526" calcext:value-type="float">
            <text:p>0.959526</text:p>
          </table:table-cell>
          <table:table-cell office:value-type="float" office:value="221.247" calcext:value-type="float">
            <text:p>221.247</text:p>
          </table:table-cell>
          <table:table-cell office:value-type="float" office:value="0.92086" calcext:value-type="float">
            <text:p>0.92086</text:p>
          </table:table-cell>
          <table:table-cell office:value-type="float" office:value="0.0689518" calcext:value-type="float">
            <text:p>0.0689518</text:p>
          </table:table-cell>
          <table:table-cell office:value-type="float" office:value="1535.24" calcext:value-type="float">
            <text:p>1535.24</text:p>
          </table:table-cell>
          <table:table-cell office:value-type="float" office:value="0.000674377" calcext:value-type="float">
            <text:p>0.000674377</text:p>
          </table:table-cell>
          <table:table-cell table:formula="of:=0.5*SQRT([.L153]/[.K153]-1)/SIN(PI()/40)" office:value-type="float" office:value="950.894395376353" calcext:value-type="float">
            <text:p>950.894395376353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-3.85651" calcext:value-type="float">
            <text:p>-3.85651</text:p>
          </table:table-cell>
          <table:table-cell office:value-type="float" office:value="0.00167312" calcext:value-type="float">
            <text:p>0.00167312</text:p>
          </table:table-cell>
          <table:table-cell table:number-columns-repeated="2" office:value-type="float" office:value="0.979631" calcext:value-type="float">
            <text:p>0.979631</text:p>
          </table:table-cell>
          <table:table-cell office:value-type="float" office:value="14.8743" calcext:value-type="float">
            <text:p>14.8743</text:p>
          </table:table-cell>
          <table:table-cell office:value-type="float" office:value="0.959719" calcext:value-type="float">
            <text:p>0.959719</text:p>
          </table:table-cell>
          <table:table-cell office:value-type="float" office:value="221.345" calcext:value-type="float">
            <text:p>221.345</text:p>
          </table:table-cell>
          <table:table-cell office:value-type="float" office:value="0.921223" calcext:value-type="float">
            <text:p>0.921223</text:p>
          </table:table-cell>
          <table:table-cell office:value-type="float" office:value="0.0688733" calcext:value-type="float">
            <text:p>0.0688733</text:p>
          </table:table-cell>
          <table:table-cell office:value-type="float" office:value="1535.55" calcext:value-type="float">
            <text:p>1535.55</text:p>
          </table:table-cell>
          <table:table-cell office:value-type="float" office:value="0.000653564" calcext:value-type="float">
            <text:p>0.000653564</text:p>
          </table:table-cell>
          <table:table-cell table:formula="of:=0.5*SQRT([.L154]/[.K154]-1)/SIN(PI()/40)" office:value-type="float" office:value="951.532225556346" calcext:value-type="float">
            <text:p>951.532225556346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office:value-type="float" office:value="-3.85655" calcext:value-type="float">
            <text:p>-3.85655</text:p>
          </table:table-cell>
          <table:table-cell office:value-type="float" office:value="0.00169111" calcext:value-type="float">
            <text:p>0.00169111</text:p>
          </table:table-cell>
          <table:table-cell table:number-columns-repeated="2" office:value-type="float" office:value="0.979643" calcext:value-type="float">
            <text:p>0.979643</text:p>
          </table:table-cell>
          <table:table-cell office:value-type="float" office:value="14.8747" calcext:value-type="float">
            <text:p>14.8747</text:p>
          </table:table-cell>
          <table:table-cell office:value-type="float" office:value="0.959743" calcext:value-type="float">
            <text:p>0.959743</text:p>
          </table:table-cell>
          <table:table-cell office:value-type="float" office:value="221.357" calcext:value-type="float">
            <text:p>221.357</text:p>
          </table:table-cell>
          <table:table-cell office:value-type="float" office:value="0.921271" calcext:value-type="float">
            <text:p>0.921271</text:p>
          </table:table-cell>
          <table:table-cell office:value-type="float" office:value="0.0676958" calcext:value-type="float">
            <text:p>0.0676958</text:p>
          </table:table-cell>
          <table:table-cell office:value-type="float" office:value="1535.59" calcext:value-type="float">
            <text:p>1535.59</text:p>
          </table:table-cell>
          <table:table-cell office:value-type="float" office:value="0.000660589" calcext:value-type="float">
            <text:p>0.000660589</text:p>
          </table:table-cell>
          <table:table-cell table:formula="of:=0.5*SQRT([.L155]/[.K155]-1)/SIN(PI()/40)" office:value-type="float" office:value="959.784889005227" calcext:value-type="float">
            <text:p>959.78488900522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-3.85657" calcext:value-type="float">
            <text:p>-3.85657</text:p>
          </table:table-cell>
          <table:table-cell office:value-type="float" office:value="0.00167291" calcext:value-type="float">
            <text:p>0.00167291</text:p>
          </table:table-cell>
          <table:table-cell table:number-columns-repeated="2" office:value-type="float" office:value="0.979653" calcext:value-type="float">
            <text:p>0.979653</text:p>
          </table:table-cell>
          <table:table-cell office:value-type="float" office:value="14.8748" calcext:value-type="float">
            <text:p>14.8748</text:p>
          </table:table-cell>
          <table:table-cell office:value-type="float" office:value="0.959763" calcext:value-type="float">
            <text:p>0.959763</text:p>
          </table:table-cell>
          <table:table-cell office:value-type="float" office:value="221.358" calcext:value-type="float">
            <text:p>221.358</text:p>
          </table:table-cell>
          <table:table-cell office:value-type="float" office:value="0.921309" calcext:value-type="float">
            <text:p>0.921309</text:p>
          </table:table-cell>
          <table:table-cell office:value-type="float" office:value="0.0680145" calcext:value-type="float">
            <text:p>0.0680145</text:p>
          </table:table-cell>
          <table:table-cell office:value-type="float" office:value="1535.62" calcext:value-type="float">
            <text:p>1535.62</text:p>
          </table:table-cell>
          <table:table-cell office:value-type="float" office:value="0.000653479" calcext:value-type="float">
            <text:p>0.000653479</text:p>
          </table:table-cell>
          <table:table-cell table:formula="of:=0.5*SQRT([.L156]/[.K156]-1)/SIN(PI()/40)" office:value-type="float" office:value="957.542839570427" calcext:value-type="float">
            <text:p>957.542839570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465" calcext:value-type="float">
            <text:p>-1.465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" calcext:value-type="float">
            <text:p>0.14</text:p>
          </table:table-cell>
          <table:table-cell office:value-type="float" office:value="2.14623" calcext:value-type="float">
            <text:p>2.14623</text:p>
          </table:table-cell>
          <table:table-cell office:value-type="float" office:value="0.0196" calcext:value-type="float">
            <text:p>0.0196</text:p>
          </table:table-cell>
          <table:table-cell office:value-type="float" office:value="4.60628" calcext:value-type="float">
            <text:p>4.60628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4.62419" calcext:value-type="float">
            <text:p>4.62419</text:p>
          </table:table-cell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table:formula="of:=0.5*SQRT([.L159]/[.K159]-1)/SIN(PI()/40)" office:value-type="float" office:value="15.3234143055213" calcext:value-type="float">
            <text:p>15.323414305521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2.47" calcext:value-type="float">
            <text:p>-2.47</text:p>
          </table:table-cell>
          <table:table-cell office:value-type="float" office:value="0.060025" calcext:value-type="float">
            <text:p>0.060025</text:p>
          </table:table-cell>
          <table:table-cell office:value-type="float" office:value="-0.16" calcext:value-type="float">
            <text:p>-0.16</text:p>
          </table:table-cell>
          <table:table-cell office:value-type="float" office:value="0.16" calcext:value-type="float">
            <text:p>0.16</text:p>
          </table:table-cell>
          <table:table-cell office:value-type="float" office:value="6.16092" calcext:value-type="float">
            <text:p>6.16092</text:p>
          </table:table-cell>
          <table:table-cell office:value-type="float" office:value="0.026225" calcext:value-type="float">
            <text:p>0.026225</text:p>
          </table:table-cell>
          <table:table-cell office:value-type="float" office:value="39.4218" calcext:value-type="float">
            <text:p>39.4218</text:p>
          </table:table-cell>
          <table:table-cell office:value-type="float" office:value="0.000751751" calcext:value-type="float">
            <text:p>0.000751751</text:p>
          </table:table-cell>
          <table:table-cell office:value-type="float" office:value="15.7644" calcext:value-type="float">
            <text:p>15.7644</text:p>
          </table:table-cell>
          <table:table-cell office:value-type="float" office:value="41.96" calcext:value-type="float">
            <text:p>41.96</text:p>
          </table:table-cell>
          <table:table-cell office:value-type="float" office:value="0.0207699" calcext:value-type="float">
            <text:p>0.0207699</text:p>
          </table:table-cell>
          <table:table-cell table:formula="of:=0.5*SQRT([.L160]/[.K160]-1)/SIN(PI()/40)" office:value-type="float" office:value="8.21489767218851" calcext:value-type="float">
            <text:p>8.21489767218851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3.115" calcext:value-type="float">
            <text:p>-3.115</text:p>
          </table:table-cell>
          <table:table-cell office:value-type="float" office:value="0.0194125" calcext:value-type="float">
            <text:p>0.0194125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195" calcext:value-type="float">
            <text:p>0.195</text:p>
          </table:table-cell>
          <table:table-cell office:value-type="float" office:value="9.72264" calcext:value-type="float">
            <text:p>9.72264</text:p>
          </table:table-cell>
          <table:table-cell office:value-type="float" office:value="0.0381836" calcext:value-type="float">
            <text:p>0.0381836</text:p>
          </table:table-cell>
          <table:table-cell office:value-type="float" office:value="95.2733" calcext:value-type="float">
            <text:p>95.2733</text:p>
          </table:table-cell>
          <table:table-cell office:value-type="float" office:value="0.00148368" calcext:value-type="float">
            <text:p>0.00148368</text:p>
          </table:table-cell>
          <table:table-cell office:value-type="float" office:value="7.34836" calcext:value-type="float">
            <text:p>7.34836</text:p>
          </table:table-cell>
          <table:table-cell office:value-type="float" office:value="61.0937" calcext:value-type="float">
            <text:p>61.0937</text:p>
          </table:table-cell>
          <table:table-cell office:value-type="float" office:value="0.00671713" calcext:value-type="float">
            <text:p>0.00671713</text:p>
          </table:table-cell>
          <table:table-cell table:formula="of:=0.5*SQRT([.L161]/[.K161]-1)/SIN(PI()/40)" office:value-type="float" office:value="17.2346274910629" calcext:value-type="float">
            <text:p>17.234627491062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-3.43562" calcext:value-type="float">
            <text:p>-3.43562</text:p>
          </table:table-cell>
          <table:table-cell office:value-type="float" office:value="0.00537148" calcext:value-type="float">
            <text:p>0.00537148</text:p>
          </table:table-cell>
          <table:table-cell office:value-type="float" office:value="-0.221719" calcext:value-type="float">
            <text:p>-0.221719</text:p>
          </table:table-cell>
          <table:table-cell office:value-type="float" office:value="0.221719" calcext:value-type="float">
            <text:p>0.221719</text:p>
          </table:table-cell>
          <table:table-cell office:value-type="float" office:value="11.8089" calcext:value-type="float">
            <text:p>11.8089</text:p>
          </table:table-cell>
          <table:table-cell office:value-type="float" office:value="0.0507057" calcext:value-type="float">
            <text:p>0.0507057</text:p>
          </table:table-cell>
          <table:table-cell office:value-type="float" office:value="139.7" calcext:value-type="float">
            <text:p>139.7</text:p>
          </table:table-cell>
          <table:table-cell office:value-type="float" office:value="0.00290296" calcext:value-type="float">
            <text:p>0.00290296</text:p>
          </table:table-cell>
          <table:table-cell office:value-type="float" office:value="12.685" calcext:value-type="float">
            <text:p>12.685</text:p>
          </table:table-cell>
          <table:table-cell office:value-type="float" office:value="81.1291" calcext:value-type="float">
            <text:p>81.1291</text:p>
          </table:table-cell>
          <table:table-cell office:value-type="float" office:value="0.00185865" calcext:value-type="float">
            <text:p>0.00185865</text:p>
          </table:table-cell>
          <table:table-cell table:formula="of:=0.5*SQRT([.L162]/[.K162]-1)/SIN(PI()/40)" office:value-type="float" office:value="14.8029911237099" calcext:value-type="float">
            <text:p>14.802991123709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-3.45719" calcext:value-type="float">
            <text:p>-3.45719</text:p>
          </table:table-cell>
          <table:table-cell office:value-type="float" office:value="0.0010124" calcext:value-type="float">
            <text:p>0.0010124</text:p>
          </table:table-cell>
          <table:table-cell office:value-type="float" office:value="-0.328984" calcext:value-type="float">
            <text:p>-0.328984</text:p>
          </table:table-cell>
          <table:table-cell office:value-type="float" office:value="0.328984" calcext:value-type="float">
            <text:p>0.328984</text:p>
          </table:table-cell>
          <table:table-cell office:value-type="float" office:value="11.9532" calcext:value-type="float">
            <text:p>11.9532</text:p>
          </table:table-cell>
          <table:table-cell office:value-type="float" office:value="0.11102" calcext:value-type="float">
            <text:p>0.11102</text:p>
          </table:table-cell>
          <table:table-cell office:value-type="float" office:value="142.926" calcext:value-type="float">
            <text:p>142.926</text:p>
          </table:table-cell>
          <table:table-cell office:value-type="float" office:value="0.0134828" calcext:value-type="float">
            <text:p>0.0134828</text:p>
          </table:table-cell>
          <table:table-cell office:value-type="float" office:value="3.35079" calcext:value-type="float">
            <text:p>3.35079</text:p>
          </table:table-cell>
          <table:table-cell office:value-type="float" office:value="177.632" calcext:value-type="float">
            <text:p>177.632</text:p>
          </table:table-cell>
          <table:table-cell office:value-type="float" office:value="0.000350312" calcext:value-type="float">
            <text:p>0.000350312</text:p>
          </table:table-cell>
          <table:table-cell table:formula="of:=0.5*SQRT([.L163]/[.K163]-1)/SIN(PI()/40)" office:value-type="float" office:value="45.9598268488851" calcext:value-type="float">
            <text:p>45.9598268488851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-3.49203" calcext:value-type="float">
            <text:p>-3.49203</text:p>
          </table:table-cell>
          <table:table-cell office:value-type="float" office:value="0.00289197" calcext:value-type="float">
            <text:p>0.00289197</text:p>
          </table:table-cell>
          <table:table-cell office:value-type="float" office:value="-0.514883" calcext:value-type="float">
            <text:p>-0.514883</text:p>
          </table:table-cell>
          <table:table-cell office:value-type="float" office:value="0.514883" calcext:value-type="float">
            <text:p>0.514883</text:p>
          </table:table-cell>
          <table:table-cell office:value-type="float" office:value="12.1972" calcext:value-type="float">
            <text:p>12.1972</text:p>
          </table:table-cell>
          <table:table-cell office:value-type="float" office:value="0.277533" calcext:value-type="float">
            <text:p>0.277533</text:p>
          </table:table-cell>
          <table:table-cell office:value-type="float" office:value="148.911" calcext:value-type="float">
            <text:p>148.911</text:p>
          </table:table-cell>
          <table:table-cell office:value-type="float" office:value="0.0895282" calcext:value-type="float">
            <text:p>0.0895282</text:p>
          </table:table-cell>
          <table:table-cell office:value-type="float" office:value="5.75937" calcext:value-type="float">
            <text:p>5.75937</text:p>
          </table:table-cell>
          <table:table-cell office:value-type="float" office:value="444.053" calcext:value-type="float">
            <text:p>444.053</text:p>
          </table:table-cell>
          <table:table-cell office:value-type="float" office:value="0.00100068" calcext:value-type="float">
            <text:p>0.00100068</text:p>
          </table:table-cell>
          <table:table-cell table:formula="of:=0.5*SQRT([.L164]/[.K164]-1)/SIN(PI()/40)" office:value-type="float" office:value="55.5932156459318" calcext:value-type="float">
            <text:p>55.5932156459318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-3.69492" calcext:value-type="float">
            <text:p>-3.69492</text:p>
          </table:table-cell>
          <table:table-cell office:value-type="float" office:value="0.0147965" calcext:value-type="float">
            <text:p>0.0147965</text:p>
          </table:table-cell>
          <table:table-cell office:value-type="float" office:value="-0.850898" calcext:value-type="float">
            <text:p>-0.850898</text:p>
          </table:table-cell>
          <table:table-cell office:value-type="float" office:value="0.850898" calcext:value-type="float">
            <text:p>0.850898</text:p>
          </table:table-cell>
          <table:table-cell office:value-type="float" office:value="13.6672" calcext:value-type="float">
            <text:p>13.6672</text:p>
          </table:table-cell>
          <table:table-cell office:value-type="float" office:value="0.742338" calcext:value-type="float">
            <text:p>0.742338</text:p>
          </table:table-cell>
          <table:table-cell office:value-type="float" office:value="187.591" calcext:value-type="float">
            <text:p>187.591</text:p>
          </table:table-cell>
          <table:table-cell office:value-type="float" office:value="0.600197" calcext:value-type="float">
            <text:p>0.600197</text:p>
          </table:table-cell>
          <table:table-cell office:value-type="float" office:value="17.8469" calcext:value-type="float">
            <text:p>17.8469</text:p>
          </table:table-cell>
          <table:table-cell office:value-type="float" office:value="1187.74" calcext:value-type="float">
            <text:p>1187.74</text:p>
          </table:table-cell>
          <table:table-cell office:value-type="float" office:value="0.00511989" calcext:value-type="float">
            <text:p>0.00511989</text:p>
          </table:table-cell>
          <table:table-cell table:formula="of:=0.5*SQRT([.L165]/[.K165]-1)/SIN(PI()/40)" office:value-type="float" office:value="51.5962811513876" calcext:value-type="float">
            <text:p>51.5962811513876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office:value-type="float" office:value="-3.79215" calcext:value-type="float">
            <text:p>-3.79215</text:p>
          </table:table-cell>
          <table:table-cell office:value-type="float" office:value="0.00230105" calcext:value-type="float">
            <text:p>0.00230105</text:p>
          </table:table-cell>
          <table:table-cell office:value-type="float" office:value="-0.969111" calcext:value-type="float">
            <text:p>-0.969111</text:p>
          </table:table-cell>
          <table:table-cell office:value-type="float" office:value="0.969111" calcext:value-type="float">
            <text:p>0.969111</text:p>
          </table:table-cell>
          <table:table-cell office:value-type="float" office:value="14.3827" calcext:value-type="float">
            <text:p>14.3827</text:p>
          </table:table-cell>
          <table:table-cell office:value-type="float" office:value="0.939248" calcext:value-type="float">
            <text:p>0.939248</text:p>
          </table:table-cell>
          <table:table-cell office:value-type="float" office:value="206.994" calcext:value-type="float">
            <text:p>206.994</text:p>
          </table:table-cell>
          <table:table-cell office:value-type="float" office:value="0.882452" calcext:value-type="float">
            <text:p>0.882452</text:p>
          </table:table-cell>
          <table:table-cell office:value-type="float" office:value="0.161834" calcext:value-type="float">
            <text:p>0.161834</text:p>
          </table:table-cell>
          <table:table-cell office:value-type="float" office:value="1502.8" calcext:value-type="float">
            <text:p>1502.8</text:p>
          </table:table-cell>
          <table:table-cell office:value-type="float" office:value="0.00079621" calcext:value-type="float">
            <text:p>0.00079621</text:p>
          </table:table-cell>
          <table:table-cell table:formula="of:=0.5*SQRT([.L166]/[.K166]-1)/SIN(PI()/40)" office:value-type="float" office:value="614.071624113692" calcext:value-type="float">
            <text:p>614.071624113692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-3.79209" calcext:value-type="float">
            <text:p>-3.79209</text:p>
          </table:table-cell>
          <table:table-cell office:value-type="float" office:value="0.00286175" calcext:value-type="float">
            <text:p>0.00286175</text:p>
          </table:table-cell>
          <table:table-cell office:value-type="float" office:value="-0.96917" calcext:value-type="float">
            <text:p>-0.96917</text:p>
          </table:table-cell>
          <table:table-cell office:value-type="float" office:value="0.96917" calcext:value-type="float">
            <text:p>0.96917</text:p>
          </table:table-cell>
          <table:table-cell office:value-type="float" office:value="14.3828" calcext:value-type="float">
            <text:p>14.3828</text:p>
          </table:table-cell>
          <table:table-cell office:value-type="float" office:value="0.939376" calcext:value-type="float">
            <text:p>0.939376</text:p>
          </table:table-cell>
          <table:table-cell office:value-type="float" office:value="207.029" calcext:value-type="float">
            <text:p>207.029</text:p>
          </table:table-cell>
          <table:table-cell office:value-type="float" office:value="0.882749" calcext:value-type="float">
            <text:p>0.882749</text:p>
          </table:table-cell>
          <table:table-cell office:value-type="float" office:value="0.139226" calcext:value-type="float">
            <text:p>0.139226</text:p>
          </table:table-cell>
          <table:table-cell office:value-type="float" office:value="1503" calcext:value-type="float">
            <text:p>1503</text:p>
          </table:table-cell>
          <table:table-cell office:value-type="float" office:value="0.000990223" calcext:value-type="float">
            <text:p>0.000990223</text:p>
          </table:table-cell>
          <table:table-cell table:formula="of:=0.5*SQRT([.L167]/[.K167]-1)/SIN(PI()/40)" office:value-type="float" office:value="662.103536413533" calcext:value-type="float">
            <text:p>662.10353641353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" calcext:value-type="float">
            <text:p>9</text:p>
          </table:table-cell>
          <table:table-cell office:value-type="float" office:value="-3.79596" calcext:value-type="float">
            <text:p>-3.79596</text:p>
          </table:table-cell>
          <table:table-cell office:value-type="float" office:value="0.00243053" calcext:value-type="float">
            <text:p>0.00243053</text:p>
          </table:table-cell>
          <table:table-cell office:value-type="float" office:value="-0.969648" calcext:value-type="float">
            <text:p>-0.969648</text:p>
          </table:table-cell>
          <table:table-cell office:value-type="float" office:value="0.969648" calcext:value-type="float">
            <text:p>0.969648</text:p>
          </table:table-cell>
          <table:table-cell office:value-type="float" office:value="14.4117" calcext:value-type="float">
            <text:p>14.4117</text:p>
          </table:table-cell>
          <table:table-cell office:value-type="float" office:value="0.940299" calcext:value-type="float">
            <text:p>0.940299</text:p>
          </table:table-cell>
          <table:table-cell office:value-type="float" office:value="207.837" calcext:value-type="float">
            <text:p>207.837</text:p>
          </table:table-cell>
          <table:table-cell office:value-type="float" office:value="0.884463" calcext:value-type="float">
            <text:p>0.884463</text:p>
          </table:table-cell>
          <table:table-cell office:value-type="float" office:value="0.126855" calcext:value-type="float">
            <text:p>0.126855</text:p>
          </table:table-cell>
          <table:table-cell office:value-type="float" office:value="1504.48" calcext:value-type="float">
            <text:p>1504.48</text:p>
          </table:table-cell>
          <table:table-cell office:value-type="float" office:value="0.000841014" calcext:value-type="float">
            <text:p>0.000841014</text:p>
          </table:table-cell>
          <table:table-cell table:formula="of:=0.5*SQRT([.L168]/[.K168]-1)/SIN(PI()/40)" office:value-type="float" office:value="693.98136732562" calcext:value-type="float">
            <text:p>693.98136732562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-3.79638" calcext:value-type="float">
            <text:p>-3.79638</text:p>
          </table:table-cell>
          <table:table-cell office:value-type="float" office:value="0.00243698" calcext:value-type="float">
            <text:p>0.00243698</text:p>
          </table:table-cell>
          <table:table-cell office:value-type="float" office:value="-0.969938" calcext:value-type="float">
            <text:p>-0.969938</text:p>
          </table:table-cell>
          <table:table-cell office:value-type="float" office:value="0.969938" calcext:value-type="float">
            <text:p>0.969938</text:p>
          </table:table-cell>
          <table:table-cell office:value-type="float" office:value="14.415" calcext:value-type="float">
            <text:p>14.415</text:p>
          </table:table-cell>
          <table:table-cell office:value-type="float" office:value="0.940851" calcext:value-type="float">
            <text:p>0.940851</text:p>
          </table:table-cell>
          <table:table-cell office:value-type="float" office:value="207.931" calcext:value-type="float">
            <text:p>207.931</text:p>
          </table:table-cell>
          <table:table-cell office:value-type="float" office:value="0.885467" calcext:value-type="float">
            <text:p>0.885467</text:p>
          </table:table-cell>
          <table:table-cell office:value-type="float" office:value="0.133567" calcext:value-type="float">
            <text:p>0.133567</text:p>
          </table:table-cell>
          <table:table-cell office:value-type="float" office:value="1505.36" calcext:value-type="float">
            <text:p>1505.36</text:p>
          </table:table-cell>
          <table:table-cell office:value-type="float" office:value="0.000843246" calcext:value-type="float">
            <text:p>0.000843246</text:p>
          </table:table-cell>
          <table:table-cell table:formula="of:=0.5*SQRT([.L169]/[.K169]-1)/SIN(PI()/40)" office:value-type="float" office:value="676.51594691127" calcext:value-type="float">
            <text:p>676.51594691127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-3.79534" calcext:value-type="float">
            <text:p>-3.79534</text:p>
          </table:table-cell>
          <table:table-cell office:value-type="float" office:value="0.00246373" calcext:value-type="float">
            <text:p>0.00246373</text:p>
          </table:table-cell>
          <table:table-cell office:value-type="float" office:value="-0.970137" calcext:value-type="float">
            <text:p>-0.970137</text:p>
          </table:table-cell>
          <table:table-cell office:value-type="float" office:value="0.970137" calcext:value-type="float">
            <text:p>0.970137</text:p>
          </table:table-cell>
          <table:table-cell office:value-type="float" office:value="14.407" calcext:value-type="float">
            <text:p>14.407</text:p>
          </table:table-cell>
          <table:table-cell office:value-type="float" office:value="0.941235" calcext:value-type="float">
            <text:p>0.941235</text:p>
          </table:table-cell>
          <table:table-cell office:value-type="float" office:value="207.705" calcext:value-type="float">
            <text:p>207.705</text:p>
          </table:table-cell>
          <table:table-cell office:value-type="float" office:value="0.886181" calcext:value-type="float">
            <text:p>0.886181</text:p>
          </table:table-cell>
          <table:table-cell office:value-type="float" office:value="0.106837" calcext:value-type="float">
            <text:p>0.106837</text:p>
          </table:table-cell>
          <table:table-cell office:value-type="float" office:value="1505.98" calcext:value-type="float">
            <text:p>1505.98</text:p>
          </table:table-cell>
          <table:table-cell office:value-type="float" office:value="0.000852501" calcext:value-type="float">
            <text:p>0.000852501</text:p>
          </table:table-cell>
          <table:table-cell table:formula="of:=0.5*SQRT([.L170]/[.K170]-1)/SIN(PI()/40)" office:value-type="float" office:value="756.589065599798" calcext:value-type="float">
            <text:p>756.589065599798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" calcext:value-type="float">
            <text:p>12</text:p>
          </table:table-cell>
          <table:table-cell office:value-type="float" office:value="-3.796" calcext:value-type="float">
            <text:p>-3.796</text:p>
          </table:table-cell>
          <table:table-cell office:value-type="float" office:value="0.00259172" calcext:value-type="float">
            <text:p>0.00259172</text:p>
          </table:table-cell>
          <table:table-cell office:value-type="float" office:value="-0.970002" calcext:value-type="float">
            <text:p>-0.970002</text:p>
          </table:table-cell>
          <table:table-cell office:value-type="float" office:value="0.970002" calcext:value-type="float">
            <text:p>0.970002</text:p>
          </table:table-cell>
          <table:table-cell office:value-type="float" office:value="14.4122" calcext:value-type="float">
            <text:p>14.4122</text:p>
          </table:table-cell>
          <table:table-cell office:value-type="float" office:value="0.940979" calcext:value-type="float">
            <text:p>0.940979</text:p>
          </table:table-cell>
          <table:table-cell office:value-type="float" office:value="207.86" calcext:value-type="float">
            <text:p>207.86</text:p>
          </table:table-cell>
          <table:table-cell office:value-type="float" office:value="0.885722" calcext:value-type="float">
            <text:p>0.885722</text:p>
          </table:table-cell>
          <table:table-cell office:value-type="float" office:value="0.117936" calcext:value-type="float">
            <text:p>0.117936</text:p>
          </table:table-cell>
          <table:table-cell office:value-type="float" office:value="1505.57" calcext:value-type="float">
            <text:p>1505.57</text:p>
          </table:table-cell>
          <table:table-cell office:value-type="float" office:value="0.000896789" calcext:value-type="float">
            <text:p>0.000896789</text:p>
          </table:table-cell>
          <table:table-cell table:formula="of:=0.5*SQRT([.L171]/[.K171]-1)/SIN(PI()/40)" office:value-type="float" office:value="720.007424421333" calcext:value-type="float">
            <text:p>720.00742442133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-3.79533" calcext:value-type="float">
            <text:p>-3.79533</text:p>
          </table:table-cell>
          <table:table-cell office:value-type="float" office:value="0.00249599" calcext:value-type="float">
            <text:p>0.00249599</text:p>
          </table:table-cell>
          <table:table-cell office:value-type="float" office:value="-0.969906" calcext:value-type="float">
            <text:p>-0.969906</text:p>
          </table:table-cell>
          <table:table-cell office:value-type="float" office:value="0.969906" calcext:value-type="float">
            <text:p>0.969906</text:p>
          </table:table-cell>
          <table:table-cell office:value-type="float" office:value="14.407" calcext:value-type="float">
            <text:p>14.407</text:p>
          </table:table-cell>
          <table:table-cell office:value-type="float" office:value="0.940794" calcext:value-type="float">
            <text:p>0.940794</text:p>
          </table:table-cell>
          <table:table-cell office:value-type="float" office:value="207.706" calcext:value-type="float">
            <text:p>207.706</text:p>
          </table:table-cell>
          <table:table-cell office:value-type="float" office:value="0.885377" calcext:value-type="float">
            <text:p>0.885377</text:p>
          </table:table-cell>
          <table:table-cell office:value-type="float" office:value="0.11862" calcext:value-type="float">
            <text:p>0.11862</text:p>
          </table:table-cell>
          <table:table-cell office:value-type="float" office:value="1505.27" calcext:value-type="float">
            <text:p>1505.27</text:p>
          </table:table-cell>
          <table:table-cell office:value-type="float" office:value="0.000863665" calcext:value-type="float">
            <text:p>0.000863665</text:p>
          </table:table-cell>
          <table:table-cell table:formula="of:=0.5*SQRT([.L172]/[.K172]-1)/SIN(PI()/40)" office:value-type="float" office:value="717.856829731811" calcext:value-type="float">
            <text:p>717.856829731811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3.79638" calcext:value-type="float">
            <text:p>-3.79638</text:p>
          </table:table-cell>
          <table:table-cell office:value-type="float" office:value="0.00243236" calcext:value-type="float">
            <text:p>0.00243236</text:p>
          </table:table-cell>
          <table:table-cell office:value-type="float" office:value="-0.97008" calcext:value-type="float">
            <text:p>-0.97008</text:p>
          </table:table-cell>
          <table:table-cell office:value-type="float" office:value="0.97008" calcext:value-type="float">
            <text:p>0.97008</text:p>
          </table:table-cell>
          <table:table-cell office:value-type="float" office:value="14.4149" calcext:value-type="float">
            <text:p>14.4149</text:p>
          </table:table-cell>
          <table:table-cell office:value-type="float" office:value="0.941128" calcext:value-type="float">
            <text:p>0.941128</text:p>
          </table:table-cell>
          <table:table-cell office:value-type="float" office:value="207.929" calcext:value-type="float">
            <text:p>207.929</text:p>
          </table:table-cell>
          <table:table-cell office:value-type="float" office:value="0.885994" calcext:value-type="float">
            <text:p>0.885994</text:p>
          </table:table-cell>
          <table:table-cell office:value-type="float" office:value="0.113111" calcext:value-type="float">
            <text:p>0.113111</text:p>
          </table:table-cell>
          <table:table-cell office:value-type="float" office:value="1505.8" calcext:value-type="float">
            <text:p>1505.8</text:p>
          </table:table-cell>
          <table:table-cell office:value-type="float" office:value="0.000841648" calcext:value-type="float">
            <text:p>0.000841648</text:p>
          </table:table-cell>
          <table:table-cell table:formula="of:=0.5*SQRT([.L173]/[.K173]-1)/SIN(PI()/40)" office:value-type="float" office:value="735.261150265704" calcext:value-type="float">
            <text:p>735.261150265704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5" calcext:value-type="float">
            <text:p>15</text:p>
          </table:table-cell>
          <table:table-cell office:value-type="float" office:value="-3.79588" calcext:value-type="float">
            <text:p>-3.79588</text:p>
          </table:table-cell>
          <table:table-cell office:value-type="float" office:value="0.00248879" calcext:value-type="float">
            <text:p>0.00248879</text:p>
          </table:table-cell>
          <table:table-cell office:value-type="float" office:value="-0.970003" calcext:value-type="float">
            <text:p>-0.970003</text:p>
          </table:table-cell>
          <table:table-cell office:value-type="float" office:value="0.970003" calcext:value-type="float">
            <text:p>0.970003</text:p>
          </table:table-cell>
          <table:table-cell office:value-type="float" office:value="14.4112" calcext:value-type="float">
            <text:p>14.4112</text:p>
          </table:table-cell>
          <table:table-cell office:value-type="float" office:value="0.94098" calcext:value-type="float">
            <text:p>0.94098</text:p>
          </table:table-cell>
          <table:table-cell office:value-type="float" office:value="207.826" calcext:value-type="float">
            <text:p>207.826</text:p>
          </table:table-cell>
          <table:table-cell office:value-type="float" office:value="0.885722" calcext:value-type="float">
            <text:p>0.885722</text:p>
          </table:table-cell>
          <table:table-cell office:value-type="float" office:value="0.117432" calcext:value-type="float">
            <text:p>0.117432</text:p>
          </table:table-cell>
          <table:table-cell office:value-type="float" office:value="1505.57" calcext:value-type="float">
            <text:p>1505.57</text:p>
          </table:table-cell>
          <table:table-cell office:value-type="float" office:value="0.000861173" calcext:value-type="float">
            <text:p>0.000861173</text:p>
          </table:table-cell>
          <table:table-cell table:formula="of:=0.5*SQRT([.L174]/[.K174]-1)/SIN(PI()/40)" office:value-type="float" office:value="721.550971249306" calcext:value-type="float">
            <text:p>721.550971249306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office:value-type="float" office:value="-3.79594" calcext:value-type="float">
            <text:p>-3.79594</text:p>
          </table:table-cell>
          <table:table-cell office:value-type="float" office:value="0.00245569" calcext:value-type="float">
            <text:p>0.00245569</text:p>
          </table:table-cell>
          <table:table-cell office:value-type="float" office:value="-0.970038" calcext:value-type="float">
            <text:p>-0.970038</text:p>
          </table:table-cell>
          <table:table-cell office:value-type="float" office:value="0.970038" calcext:value-type="float">
            <text:p>0.970038</text:p>
          </table:table-cell>
          <table:table-cell office:value-type="float" office:value="14.4116" calcext:value-type="float">
            <text:p>14.4116</text:p>
          </table:table-cell>
          <table:table-cell office:value-type="float" office:value="0.941046" calcext:value-type="float">
            <text:p>0.941046</text:p>
          </table:table-cell>
          <table:table-cell office:value-type="float" office:value="207.835" calcext:value-type="float">
            <text:p>207.835</text:p>
          </table:table-cell>
          <table:table-cell office:value-type="float" office:value="0.88584" calcext:value-type="float">
            <text:p>0.88584</text:p>
          </table:table-cell>
          <table:table-cell office:value-type="float" office:value="0.115608" calcext:value-type="float">
            <text:p>0.115608</text:p>
          </table:table-cell>
          <table:table-cell office:value-type="float" office:value="1505.67" calcext:value-type="float">
            <text:p>1505.67</text:p>
          </table:table-cell>
          <table:table-cell office:value-type="float" office:value="0.000849721" calcext:value-type="float">
            <text:p>0.000849721</text:p>
          </table:table-cell>
          <table:table-cell table:formula="of:=0.5*SQRT([.L175]/[.K175]-1)/SIN(PI()/40)" office:value-type="float" office:value="727.24540681492" calcext:value-type="float">
            <text:p>727.24540681492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-3.79625" calcext:value-type="float">
            <text:p>-3.79625</text:p>
          </table:table-cell>
          <table:table-cell office:value-type="float" office:value="0.00247478" calcext:value-type="float">
            <text:p>0.00247478</text:p>
          </table:table-cell>
          <table:table-cell office:value-type="float" office:value="-0.970062" calcext:value-type="float">
            <text:p>-0.970062</text:p>
          </table:table-cell>
          <table:table-cell office:value-type="float" office:value="0.970062" calcext:value-type="float">
            <text:p>0.970062</text:p>
          </table:table-cell>
          <table:table-cell office:value-type="float" office:value="14.414" calcext:value-type="float">
            <text:p>14.414</text:p>
          </table:table-cell>
          <table:table-cell office:value-type="float" office:value="0.941094" calcext:value-type="float">
            <text:p>0.941094</text:p>
          </table:table-cell>
          <table:table-cell office:value-type="float" office:value="207.906" calcext:value-type="float">
            <text:p>207.906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116101" calcext:value-type="float">
            <text:p>0.116101</text:p>
          </table:table-cell>
          <table:table-cell office:value-type="float" office:value="1505.75" calcext:value-type="float">
            <text:p>1505.75</text:p>
          </table:table-cell>
          <table:table-cell office:value-type="float" office:value="0.000856326" calcext:value-type="float">
            <text:p>0.000856326</text:p>
          </table:table-cell>
          <table:table-cell table:formula="of:=0.5*SQRT([.L176]/[.K176]-1)/SIN(PI()/40)" office:value-type="float" office:value="725.718873626066" calcext:value-type="float">
            <text:p>725.7188736260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-0.1225" calcext:value-type="float">
            <text:p>-0.12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1.8225" calcext:value-type="float">
            <text:p>1.8225</text:p>
          </table:table-cell>
          <table:table-cell office:value-type="float" office:value="0.0150062" calcext:value-type="float">
            <text:p>0.0150062</text:p>
          </table:table-cell>
          <table:table-cell office:value-type="float" office:value="3.32151" calcext:value-type="float">
            <text:p>3.32151</text:p>
          </table:table-cell>
          <table:table-cell office:value-type="float" office:value="0.000225188" calcext:value-type="float">
            <text:p>0.000225188</text:p>
          </table:table-cell>
          <table:table-cell office:value-type="float" office:value="2.46191" calcext:value-type="float">
            <text:p>2.46191</text:p>
          </table:table-cell>
          <table:table-cell office:value-type="float" office:value="24.01" calcext:value-type="float">
            <text:p>24.01</text:p>
          </table:table-cell>
          <table:table-cell office:value-type="float" office:value="0" calcext:value-type="float">
            <text:p>0</text:p>
          </table:table-cell>
          <table:table-cell table:formula="of:=0.5*SQRT([.L179]/[.K179]-1)/SIN(PI()/40)" office:value-type="float" office:value="18.8536313143516" calcext:value-type="float">
            <text:p>18.8536313143516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-2.2325" calcext:value-type="float">
            <text:p>-2.2325</text:p>
          </table:table-cell>
          <table:table-cell office:value-type="float" office:value="0.0410062" calcext:value-type="float">
            <text:p>0.0410062</text:p>
          </table:table-cell>
          <table:table-cell office:value-type="float" office:value="-0.0775" calcext:value-type="float">
            <text:p>-0.0775</text:p>
          </table:table-cell>
          <table:table-cell office:value-type="float" office:value="0.0775" calcext:value-type="float">
            <text:p>0.0775</text:p>
          </table:table-cell>
          <table:table-cell office:value-type="float" office:value="5.02506" calcext:value-type="float">
            <text:p>5.02506</text:p>
          </table:table-cell>
          <table:table-cell office:value-type="float" office:value="0.0061625" calcext:value-type="float">
            <text:p>0.0061625</text:p>
          </table:table-cell>
          <table:table-cell office:value-type="float" office:value="26.0688" calcext:value-type="float">
            <text:p>26.0688</text:p>
          </table:table-cell>
          <table:table-cell office:value-type="float" office:value="0.0000417303" calcext:value-type="float">
            <text:p>4.17303E-05</text:p>
          </table:table-cell>
          <table:table-cell office:value-type="float" office:value="26.8812" calcext:value-type="float">
            <text:p>26.8812</text:p>
          </table:table-cell>
          <table:table-cell office:value-type="float" office:value="9.86" calcext:value-type="float">
            <text:p>9.86</text:p>
          </table:table-cell>
          <table:table-cell office:value-type="float" office:value="0.0126562" calcext:value-type="float">
            <text:p>0.0126562</text:p>
          </table:table-cell>
          <table:table-cell table:formula="of:=0.5*SQRT([.L180]/[.K18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2.98875" calcext:value-type="float">
            <text:p>-2.98875</text:p>
          </table:table-cell>
          <table:table-cell office:value-type="float" office:value="0.0222672" calcext:value-type="float">
            <text:p>0.0222672</text:p>
          </table:table-cell>
          <table:table-cell office:value-type="float" office:value="-0.216562" calcext:value-type="float">
            <text:p>-0.216562</text:p>
          </table:table-cell>
          <table:table-cell office:value-type="float" office:value="0.216562" calcext:value-type="float">
            <text:p>0.216562</text:p>
          </table:table-cell>
          <table:table-cell office:value-type="float" office:value="8.95489" calcext:value-type="float">
            <text:p>8.95489</text:p>
          </table:table-cell>
          <table:table-cell office:value-type="float" office:value="0.0496285" calcext:value-type="float">
            <text:p>0.0496285</text:p>
          </table:table-cell>
          <table:table-cell office:value-type="float" office:value="80.9633" calcext:value-type="float">
            <text:p>80.9633</text:p>
          </table:table-cell>
          <table:table-cell office:value-type="float" office:value="0.00299937" calcext:value-type="float">
            <text:p>0.00299937</text:p>
          </table:table-cell>
          <table:table-cell office:value-type="float" office:value="92.0352" calcext:value-type="float">
            <text:p>92.0352</text:p>
          </table:table-cell>
          <table:table-cell office:value-type="float" office:value="79.4056" calcext:value-type="float">
            <text:p>79.4056</text:p>
          </table:table-cell>
          <table:table-cell office:value-type="float" office:value="0.00687259" calcext:value-type="float">
            <text:p>0.00687259</text:p>
          </table:table-cell>
          <table:table-cell table:formula="of:=0.5*SQRT([.L181]/[.K18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-3.38813" calcext:value-type="float">
            <text:p>-3.38813</text:p>
          </table:table-cell>
          <table:table-cell office:value-type="float" office:value="0.00469961" calcext:value-type="float">
            <text:p>0.00469961</text:p>
          </table:table-cell>
          <table:table-cell office:value-type="float" office:value="-0.360937" calcext:value-type="float">
            <text:p>-0.360937</text:p>
          </table:table-cell>
          <table:table-cell office:value-type="float" office:value="0.360937" calcext:value-type="float">
            <text:p>0.360937</text:p>
          </table:table-cell>
          <table:table-cell office:value-type="float" office:value="11.4841" calcext:value-type="float">
            <text:p>11.4841</text:p>
          </table:table-cell>
          <table:table-cell office:value-type="float" office:value="0.132094" calcext:value-type="float">
            <text:p>0.132094</text:p>
          </table:table-cell>
          <table:table-cell office:value-type="float" office:value="132.097" calcext:value-type="float">
            <text:p>132.097</text:p>
          </table:table-cell>
          <table:table-cell office:value-type="float" office:value="0.018416" calcext:value-type="float">
            <text:p>0.018416</text:p>
          </table:table-cell>
          <table:table-cell office:value-type="float" office:value="115.406" calcext:value-type="float">
            <text:p>115.406</text:p>
          </table:table-cell>
          <table:table-cell office:value-type="float" office:value="211.35" calcext:value-type="float">
            <text:p>211.35</text:p>
          </table:table-cell>
          <table:table-cell office:value-type="float" office:value="0.0014505" calcext:value-type="float">
            <text:p>0.0014505</text:p>
          </table:table-cell>
          <table:table-cell table:formula="of:=0.5*SQRT([.L182]/[.K182]-1)/SIN(PI()/40)" office:value-type="float" office:value="5.8106059168475" calcext:value-type="float">
            <text:p>5.810605916847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-3.41219" calcext:value-type="float">
            <text:p>-3.41219</text:p>
          </table:table-cell>
          <table:table-cell office:value-type="float" office:value="0.0040749" calcext:value-type="float">
            <text:p>0.0040749</text:p>
          </table:table-cell>
          <table:table-cell office:value-type="float" office:value="-0.582656" calcext:value-type="float">
            <text:p>-0.582656</text:p>
          </table:table-cell>
          <table:table-cell office:value-type="float" office:value="0.582656" calcext:value-type="float">
            <text:p>0.582656</text:p>
          </table:table-cell>
          <table:table-cell office:value-type="float" office:value="11.6471" calcext:value-type="float">
            <text:p>11.6471</text:p>
          </table:table-cell>
          <table:table-cell office:value-type="float" office:value="0.34538" calcext:value-type="float">
            <text:p>0.34538</text:p>
          </table:table-cell>
          <table:table-cell office:value-type="float" office:value="135.846" calcext:value-type="float">
            <text:p>135.846</text:p>
          </table:table-cell>
          <table:table-cell office:value-type="float" office:value="0.126994" calcext:value-type="float">
            <text:p>0.126994</text:p>
          </table:table-cell>
          <table:table-cell office:value-type="float" office:value="60.7042" calcext:value-type="float">
            <text:p>60.7042</text:p>
          </table:table-cell>
          <table:table-cell office:value-type="float" office:value="552.609" calcext:value-type="float">
            <text:p>552.609</text:p>
          </table:table-cell>
          <table:table-cell office:value-type="float" office:value="0.00125769" calcext:value-type="float">
            <text:p>0.00125769</text:p>
          </table:table-cell>
          <table:table-cell table:formula="of:=0.5*SQRT([.L183]/[.K183]-1)/SIN(PI()/40)" office:value-type="float" office:value="18.1408597654796" calcext:value-type="float">
            <text:p>18.1408597654796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-3.60438" calcext:value-type="float">
            <text:p>-3.60438</text:p>
          </table:table-cell>
          <table:table-cell office:value-type="float" office:value="0.0124199" calcext:value-type="float">
            <text:p>0.0124199</text:p>
          </table:table-cell>
          <table:table-cell office:value-type="float" office:value="-0.826094" calcext:value-type="float">
            <text:p>-0.826094</text:p>
          </table:table-cell>
          <table:table-cell office:value-type="float" office:value="0.826094" calcext:value-type="float">
            <text:p>0.826094</text:p>
          </table:table-cell>
          <table:table-cell office:value-type="float" office:value="13.0039" calcext:value-type="float">
            <text:p>13.0039</text:p>
          </table:table-cell>
          <table:table-cell office:value-type="float" office:value="0.69443" calcext:value-type="float">
            <text:p>0.69443</text:p>
          </table:table-cell>
          <table:table-cell office:value-type="float" office:value="169.75" calcext:value-type="float">
            <text:p>169.75</text:p>
          </table:table-cell>
          <table:table-cell office:value-type="float" office:value="0.515222" calcext:value-type="float">
            <text:p>0.515222</text:p>
          </table:table-cell>
          <table:table-cell office:value-type="float" office:value="21.9457" calcext:value-type="float">
            <text:p>21.9457</text:p>
          </table:table-cell>
          <table:table-cell office:value-type="float" office:value="1111.09" calcext:value-type="float">
            <text:p>1111.09</text:p>
          </table:table-cell>
          <table:table-cell office:value-type="float" office:value="0.00383331" calcext:value-type="float">
            <text:p>0.00383331</text:p>
          </table:table-cell>
          <table:table-cell table:formula="of:=0.5*SQRT([.L184]/[.K184]-1)/SIN(PI()/40)" office:value-type="float" office:value="44.8946611894662" calcext:value-type="float">
            <text:p>44.8946611894662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-3.71445" calcext:value-type="float">
            <text:p>-3.71445</text:p>
          </table:table-cell>
          <table:table-cell office:value-type="float" office:value="0.00363134" calcext:value-type="float">
            <text:p>0.00363134</text:p>
          </table:table-cell>
          <table:table-cell office:value-type="float" office:value="-0.955762" calcext:value-type="float">
            <text:p>-0.955762</text:p>
          </table:table-cell>
          <table:table-cell office:value-type="float" office:value="0.955762" calcext:value-type="float">
            <text:p>0.955762</text:p>
          </table:table-cell>
          <table:table-cell office:value-type="float" office:value="13.8008" calcext:value-type="float">
            <text:p>13.8008</text:p>
          </table:table-cell>
          <table:table-cell office:value-type="float" office:value="0.913612" calcext:value-type="float">
            <text:p>0.913612</text:p>
          </table:table-cell>
          <table:table-cell office:value-type="float" office:value="190.662" calcext:value-type="float">
            <text:p>190.662</text:p>
          </table:table-cell>
          <table:table-cell office:value-type="float" office:value="0.835164" calcext:value-type="float">
            <text:p>0.835164</text:p>
          </table:table-cell>
          <table:table-cell office:value-type="float" office:value="0.185554" calcext:value-type="float">
            <text:p>0.185554</text:p>
          </table:table-cell>
          <table:table-cell office:value-type="float" office:value="1461.78" calcext:value-type="float">
            <text:p>1461.78</text:p>
          </table:table-cell>
          <table:table-cell office:value-type="float" office:value="0.00112078" calcext:value-type="float">
            <text:p>0.00112078</text:p>
          </table:table-cell>
          <table:table-cell table:formula="of:=0.5*SQRT([.L185]/[.K185]-1)/SIN(PI()/40)" office:value-type="float" office:value="565.594252420026" calcext:value-type="float">
            <text:p>565.594252420026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-3.72789" calcext:value-type="float">
            <text:p>-3.72789</text:p>
          </table:table-cell>
          <table:table-cell office:value-type="float" office:value="0.00338305" calcext:value-type="float">
            <text:p>0.00338305</text:p>
          </table:table-cell>
          <table:table-cell office:value-type="float" office:value="-0.958145" calcext:value-type="float">
            <text:p>-0.958145</text:p>
          </table:table-cell>
          <table:table-cell office:value-type="float" office:value="0.958145" calcext:value-type="float">
            <text:p>0.958145</text:p>
          </table:table-cell>
          <table:table-cell office:value-type="float" office:value="13.9006" calcext:value-type="float">
            <text:p>13.9006</text:p>
          </table:table-cell>
          <table:table-cell office:value-type="float" office:value="0.918161" calcext:value-type="float">
            <text:p>0.918161</text:p>
          </table:table-cell>
          <table:table-cell office:value-type="float" office:value="193.412" calcext:value-type="float">
            <text:p>193.412</text:p>
          </table:table-cell>
          <table:table-cell office:value-type="float" office:value="0.843459" calcext:value-type="float">
            <text:p>0.843459</text:p>
          </table:table-cell>
          <table:table-cell office:value-type="float" office:value="0.190107" calcext:value-type="float">
            <text:p>0.190107</text:p>
          </table:table-cell>
          <table:table-cell office:value-type="float" office:value="1469.06" calcext:value-type="float">
            <text:p>1469.06</text:p>
          </table:table-cell>
          <table:table-cell office:value-type="float" office:value="0.00104415" calcext:value-type="float">
            <text:p>0.00104415</text:p>
          </table:table-cell>
          <table:table-cell table:formula="of:=0.5*SQRT([.L186]/[.K186]-1)/SIN(PI()/40)" office:value-type="float" office:value="560.169316324342" calcext:value-type="float">
            <text:p>560.169316324342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-3.72043" calcext:value-type="float">
            <text:p>-3.72043</text:p>
          </table:table-cell>
          <table:table-cell office:value-type="float" office:value="0.00351349" calcext:value-type="float">
            <text:p>0.00351349</text:p>
          </table:table-cell>
          <table:table-cell office:value-type="float" office:value="-0.957236" calcext:value-type="float">
            <text:p>-0.957236</text:p>
          </table:table-cell>
          <table:table-cell office:value-type="float" office:value="0.957236" calcext:value-type="float">
            <text:p>0.957236</text:p>
          </table:table-cell>
          <table:table-cell office:value-type="float" office:value="13.8451" calcext:value-type="float">
            <text:p>13.8451</text:p>
          </table:table-cell>
          <table:table-cell office:value-type="float" office:value="0.916425" calcext:value-type="float">
            <text:p>0.916425</text:p>
          </table:table-cell>
          <table:table-cell office:value-type="float" office:value="191.882" calcext:value-type="float">
            <text:p>191.882</text:p>
          </table:table-cell>
          <table:table-cell office:value-type="float" office:value="0.840284" calcext:value-type="float">
            <text:p>0.840284</text:p>
          </table:table-cell>
          <table:table-cell office:value-type="float" office:value="0.194653" calcext:value-type="float">
            <text:p>0.194653</text:p>
          </table:table-cell>
          <table:table-cell office:value-type="float" office:value="1466.28" calcext:value-type="float">
            <text:p>1466.28</text:p>
          </table:table-cell>
          <table:table-cell office:value-type="float" office:value="0.00108441" calcext:value-type="float">
            <text:p>0.00108441</text:p>
          </table:table-cell>
          <table:table-cell table:formula="of:=0.5*SQRT([.L187]/[.K187]-1)/SIN(PI()/40)" office:value-type="float" office:value="553.0644984957" calcext:value-type="float">
            <text:p>553.0644984957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-3.72098" calcext:value-type="float">
            <text:p>-3.72098</text:p>
          </table:table-cell>
          <table:table-cell office:value-type="float" office:value="0.00333508" calcext:value-type="float">
            <text:p>0.00333508</text:p>
          </table:table-cell>
          <table:table-cell office:value-type="float" office:value="-0.957148" calcext:value-type="float">
            <text:p>-0.957148</text:p>
          </table:table-cell>
          <table:table-cell office:value-type="float" office:value="0.957148" calcext:value-type="float">
            <text:p>0.957148</text:p>
          </table:table-cell>
          <table:table-cell office:value-type="float" office:value="13.849" calcext:value-type="float">
            <text:p>13.849</text:p>
          </table:table-cell>
          <table:table-cell office:value-type="float" office:value="0.916261" calcext:value-type="float">
            <text:p>0.916261</text:p>
          </table:table-cell>
          <table:table-cell office:value-type="float" office:value="191.979" calcext:value-type="float">
            <text:p>191.979</text:p>
          </table:table-cell>
          <table:table-cell office:value-type="float" office:value="0.839999" calcext:value-type="float">
            <text:p>0.839999</text:p>
          </table:table-cell>
          <table:table-cell office:value-type="float" office:value="0.198235" calcext:value-type="float">
            <text:p>0.198235</text:p>
          </table:table-cell>
          <table:table-cell office:value-type="float" office:value="1466.02" calcext:value-type="float">
            <text:p>1466.02</text:p>
          </table:table-cell>
          <table:table-cell office:value-type="float" office:value="0.00102935" calcext:value-type="float">
            <text:p>0.00102935</text:p>
          </table:table-cell>
          <table:table-cell table:formula="of:=0.5*SQRT([.L188]/[.K188]-1)/SIN(PI()/40)" office:value-type="float" office:value="547.995662965921" calcext:value-type="float">
            <text:p>547.995662965921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-3.72202" calcext:value-type="float">
            <text:p>-3.72202</text:p>
          </table:table-cell>
          <table:table-cell office:value-type="float" office:value="0.00317008" calcext:value-type="float">
            <text:p>0.00317008</text:p>
          </table:table-cell>
          <table:table-cell office:value-type="float" office:value="-0.957578" calcext:value-type="float">
            <text:p>-0.957578</text:p>
          </table:table-cell>
          <table:table-cell office:value-type="float" office:value="0.957578" calcext:value-type="float">
            <text:p>0.957578</text:p>
          </table:table-cell>
          <table:table-cell office:value-type="float" office:value="13.8566" calcext:value-type="float">
            <text:p>13.8566</text:p>
          </table:table-cell>
          <table:table-cell office:value-type="float" office:value="0.917073" calcext:value-type="float">
            <text:p>0.917073</text:p>
          </table:table-cell>
          <table:table-cell office:value-type="float" office:value="192.181" calcext:value-type="float">
            <text:p>192.181</text:p>
          </table:table-cell>
          <table:table-cell office:value-type="float" office:value="0.841449" calcext:value-type="float">
            <text:p>0.841449</text:p>
          </table:table-cell>
          <table:table-cell office:value-type="float" office:value="0.187443" calcext:value-type="float">
            <text:p>0.187443</text:p>
          </table:table-cell>
          <table:table-cell office:value-type="float" office:value="1467.32" calcext:value-type="float">
            <text:p>1467.32</text:p>
          </table:table-cell>
          <table:table-cell office:value-type="float" office:value="0.000978421" calcext:value-type="float">
            <text:p>0.000978421</text:p>
          </table:table-cell>
          <table:table-cell table:formula="of:=0.5*SQRT([.L189]/[.K189]-1)/SIN(PI()/40)" office:value-type="float" office:value="563.802204932323" calcext:value-type="float">
            <text:p>563.802204932323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" calcext:value-type="float">
            <text:p>11</text:p>
          </table:table-cell>
          <table:table-cell office:value-type="float" office:value="-3.71665" calcext:value-type="float">
            <text:p>-3.71665</text:p>
          </table:table-cell>
          <table:table-cell office:value-type="float" office:value="0.00359286" calcext:value-type="float">
            <text:p>0.00359286</text:p>
          </table:table-cell>
          <table:table-cell office:value-type="float" office:value="-0.95645" calcext:value-type="float">
            <text:p>-0.95645</text:p>
          </table:table-cell>
          <table:table-cell office:value-type="float" office:value="0.95645" calcext:value-type="float">
            <text:p>0.95645</text:p>
          </table:table-cell>
          <table:table-cell office:value-type="float" office:value="13.8171" calcext:value-type="float">
            <text:p>13.8171</text:p>
          </table:table-cell>
          <table:table-cell office:value-type="float" office:value="0.914923" calcext:value-type="float">
            <text:p>0.914923</text:p>
          </table:table-cell>
          <table:table-cell office:value-type="float" office:value="191.109" calcext:value-type="float">
            <text:p>191.109</text:p>
          </table:table-cell>
          <table:table-cell office:value-type="float" office:value="0.837543" calcext:value-type="float">
            <text:p>0.837543</text:p>
          </table:table-cell>
          <table:table-cell office:value-type="float" office:value="0.205748" calcext:value-type="float">
            <text:p>0.205748</text:p>
          </table:table-cell>
          <table:table-cell office:value-type="float" office:value="1463.88" calcext:value-type="float">
            <text:p>1463.88</text:p>
          </table:table-cell>
          <table:table-cell office:value-type="float" office:value="0.00110891" calcext:value-type="float">
            <text:p>0.00110891</text:p>
          </table:table-cell>
          <table:table-cell table:formula="of:=0.5*SQRT([.L190]/[.K190]-1)/SIN(PI()/40)" office:value-type="float" office:value="537.503270762724" calcext:value-type="float">
            <text:p>537.503270762724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-3.71856" calcext:value-type="float">
            <text:p>-3.71856</text:p>
          </table:table-cell>
          <table:table-cell office:value-type="float" office:value="0.00347235" calcext:value-type="float">
            <text:p>0.00347235</text:p>
          </table:table-cell>
          <table:table-cell office:value-type="float" office:value="-0.956748" calcext:value-type="float">
            <text:p>-0.956748</text:p>
          </table:table-cell>
          <table:table-cell office:value-type="float" office:value="0.956748" calcext:value-type="float">
            <text:p>0.956748</text:p>
          </table:table-cell>
          <table:table-cell office:value-type="float" office:value="13.8311" calcext:value-type="float">
            <text:p>13.8311</text:p>
          </table:table-cell>
          <table:table-cell office:value-type="float" office:value="0.915492" calcext:value-type="float">
            <text:p>0.915492</text:p>
          </table:table-cell>
          <table:table-cell office:value-type="float" office:value="191.492" calcext:value-type="float">
            <text:p>191.492</text:p>
          </table:table-cell>
          <table:table-cell office:value-type="float" office:value="0.838581" calcext:value-type="float">
            <text:p>0.838581</text:p>
          </table:table-cell>
          <table:table-cell office:value-type="float" office:value="0.206422" calcext:value-type="float">
            <text:p>0.206422</text:p>
          </table:table-cell>
          <table:table-cell office:value-type="float" office:value="1464.79" calcext:value-type="float">
            <text:p>1464.79</text:p>
          </table:table-cell>
          <table:table-cell office:value-type="float" office:value="0.00107171" calcext:value-type="float">
            <text:p>0.00107171</text:p>
          </table:table-cell>
          <table:table-cell table:formula="of:=0.5*SQRT([.L191]/[.K191]-1)/SIN(PI()/40)" office:value-type="float" office:value="536.791703948928" calcext:value-type="float">
            <text:p>536.791703948928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" calcext:value-type="float">
            <text:p>13</text:p>
          </table:table-cell>
          <table:table-cell office:value-type="float" office:value="-3.71957" calcext:value-type="float">
            <text:p>-3.71957</text:p>
          </table:table-cell>
          <table:table-cell office:value-type="float" office:value="0.00359246" calcext:value-type="float">
            <text:p>0.00359246</text:p>
          </table:table-cell>
          <table:table-cell office:value-type="float" office:value="-0.957124" calcext:value-type="float">
            <text:p>-0.957124</text:p>
          </table:table-cell>
          <table:table-cell office:value-type="float" office:value="0.957124" calcext:value-type="float">
            <text:p>0.957124</text:p>
          </table:table-cell>
          <table:table-cell office:value-type="float" office:value="13.8388" calcext:value-type="float">
            <text:p>13.8388</text:p>
          </table:table-cell>
          <table:table-cell office:value-type="float" office:value="0.916212" calcext:value-type="float">
            <text:p>0.916212</text:p>
          </table:table-cell>
          <table:table-cell office:value-type="float" office:value="191.71" calcext:value-type="float">
            <text:p>191.71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198048" calcext:value-type="float">
            <text:p>0.198048</text:p>
          </table:table-cell>
          <table:table-cell office:value-type="float" office:value="1465.94" calcext:value-type="float">
            <text:p>1465.94</text:p>
          </table:table-cell>
          <table:table-cell office:value-type="float" office:value="0.00110878" calcext:value-type="float">
            <text:p>0.00110878</text:p>
          </table:table-cell>
          <table:table-cell table:formula="of:=0.5*SQRT([.L192]/[.K192]-1)/SIN(PI()/40)" office:value-type="float" office:value="548.239388695142" calcext:value-type="float">
            <text:p>548.239388695142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float" office:value="-3.71741" calcext:value-type="float">
            <text:p>-3.71741</text:p>
          </table:table-cell>
          <table:table-cell office:value-type="float" office:value="0.00358002" calcext:value-type="float">
            <text:p>0.00358002</text:p>
          </table:table-cell>
          <table:table-cell office:value-type="float" office:value="-0.956654" calcext:value-type="float">
            <text:p>-0.956654</text:p>
          </table:table-cell>
          <table:table-cell office:value-type="float" office:value="0.956654" calcext:value-type="float">
            <text:p>0.956654</text:p>
          </table:table-cell>
          <table:table-cell office:value-type="float" office:value="13.8227" calcext:value-type="float">
            <text:p>13.8227</text:p>
          </table:table-cell>
          <table:table-cell office:value-type="float" office:value="0.915314" calcext:value-type="float">
            <text:p>0.915314</text:p>
          </table:table-cell>
          <table:table-cell office:value-type="float" office:value="191.265" calcext:value-type="float">
            <text:p>191.265</text:p>
          </table:table-cell>
          <table:table-cell office:value-type="float" office:value="0.838261" calcext:value-type="float">
            <text:p>0.838261</text:p>
          </table:table-cell>
          <table:table-cell office:value-type="float" office:value="0.201058" calcext:value-type="float">
            <text:p>0.201058</text:p>
          </table:table-cell>
          <table:table-cell office:value-type="float" office:value="1464.5" calcext:value-type="float">
            <text:p>1464.5</text:p>
          </table:table-cell>
          <table:table-cell office:value-type="float" office:value="0.00110495" calcext:value-type="float">
            <text:p>0.00110495</text:p>
          </table:table-cell>
          <table:table-cell table:formula="of:=0.5*SQRT([.L193]/[.K193]-1)/SIN(PI()/40)" office:value-type="float" office:value="543.852214351338" calcext:value-type="float">
            <text:p>543.852214351338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3.71827" calcext:value-type="float">
            <text:p>-3.71827</text:p>
          </table:table-cell>
          <table:table-cell office:value-type="float" office:value="0.00357098" calcext:value-type="float">
            <text:p>0.00357098</text:p>
          </table:table-cell>
          <table:table-cell office:value-type="float" office:value="-0.956819" calcext:value-type="float">
            <text:p>-0.956819</text:p>
          </table:table-cell>
          <table:table-cell office:value-type="float" office:value="0.956819" calcext:value-type="float">
            <text:p>0.956819</text:p>
          </table:table-cell>
          <table:table-cell office:value-type="float" office:value="13.8291" calcext:value-type="float">
            <text:p>13.8291</text:p>
          </table:table-cell>
          <table:table-cell office:value-type="float" office:value="0.915632" calcext:value-type="float">
            <text:p>0.915632</text:p>
          </table:table-cell>
          <table:table-cell office:value-type="float" office:value="191.441" calcext:value-type="float">
            <text:p>191.441</text:p>
          </table:table-cell>
          <table:table-cell office:value-type="float" office:value="0.83885" calcext:value-type="float">
            <text:p>0.83885</text:p>
          </table:table-cell>
          <table:table-cell office:value-type="float" office:value="0.202572" calcext:value-type="float">
            <text:p>0.202572</text:p>
          </table:table-cell>
          <table:table-cell office:value-type="float" office:value="1465.01" calcext:value-type="float">
            <text:p>1465.01</text:p>
          </table:table-cell>
          <table:table-cell office:value-type="float" office:value="0.00110215" calcext:value-type="float">
            <text:p>0.00110215</text:p>
          </table:table-cell>
          <table:table-cell table:formula="of:=0.5*SQRT([.L194]/[.K194]-1)/SIN(PI()/40)" office:value-type="float" office:value="541.910124200542" calcext:value-type="float">
            <text:p>541.910124200542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-3.71894" calcext:value-type="float">
            <text:p>-3.71894</text:p>
          </table:table-cell>
          <table:table-cell office:value-type="float" office:value="0.0035239" calcext:value-type="float">
            <text:p>0.0035239</text:p>
          </table:table-cell>
          <table:table-cell office:value-type="float" office:value="-0.956936" calcext:value-type="float">
            <text:p>-0.956936</text:p>
          </table:table-cell>
          <table:table-cell office:value-type="float" office:value="0.956936" calcext:value-type="float">
            <text:p>0.956936</text:p>
          </table:table-cell>
          <table:table-cell office:value-type="float" office:value="13.834" calcext:value-type="float">
            <text:p>13.834</text:p>
          </table:table-cell>
          <table:table-cell office:value-type="float" office:value="0.915853" calcext:value-type="float">
            <text:p>0.915853</text:p>
          </table:table-cell>
          <table:table-cell office:value-type="float" office:value="191.575" calcext:value-type="float">
            <text:p>191.575</text:p>
          </table:table-cell>
          <table:table-cell office:value-type="float" office:value="0.839247" calcext:value-type="float">
            <text:p>0.839247</text:p>
          </table:table-cell>
          <table:table-cell office:value-type="float" office:value="0.201725" calcext:value-type="float">
            <text:p>0.201725</text:p>
          </table:table-cell>
          <table:table-cell office:value-type="float" office:value="1465.37" calcext:value-type="float">
            <text:p>1465.37</text:p>
          </table:table-cell>
          <table:table-cell office:value-type="float" office:value="0.00108762" calcext:value-type="float">
            <text:p>0.00108762</text:p>
          </table:table-cell>
          <table:table-cell table:formula="of:=0.5*SQRT([.L195]/[.K195]-1)/SIN(PI()/40)" office:value-type="float" office:value="543.113498766993" calcext:value-type="float">
            <text:p>543.113498766993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-3.71888" calcext:value-type="float">
            <text:p>-3.71888</text:p>
          </table:table-cell>
          <table:table-cell office:value-type="float" office:value="0.00357789" calcext:value-type="float">
            <text:p>0.00357789</text:p>
          </table:table-cell>
          <table:table-cell office:value-type="float" office:value="-0.956897" calcext:value-type="float">
            <text:p>-0.956897</text:p>
          </table:table-cell>
          <table:table-cell office:value-type="float" office:value="0.956897" calcext:value-type="float">
            <text:p>0.956897</text:p>
          </table:table-cell>
          <table:table-cell office:value-type="float" office:value="13.8336" calcext:value-type="float">
            <text:p>13.8336</text:p>
          </table:table-cell>
          <table:table-cell office:value-type="float" office:value="0.91578" calcext:value-type="float">
            <text:p>0.91578</text:p>
          </table:table-cell>
          <table:table-cell office:value-type="float" office:value="191.567" calcext:value-type="float">
            <text:p>191.567</text:p>
          </table:table-cell>
          <table:table-cell office:value-type="float" office:value="0.839121" calcext:value-type="float">
            <text:p>0.839121</text:p>
          </table:table-cell>
          <table:table-cell office:value-type="float" office:value="0.201664" calcext:value-type="float">
            <text:p>0.201664</text:p>
          </table:table-cell>
          <table:table-cell office:value-type="float" office:value="1465.25" calcext:value-type="float">
            <text:p>1465.25</text:p>
          </table:table-cell>
          <table:table-cell office:value-type="float" office:value="0.00110429" calcext:value-type="float">
            <text:p>0.00110429</text:p>
          </table:table-cell>
          <table:table-cell table:formula="of:=0.5*SQRT([.L196]/[.K196]-1)/SIN(PI()/40)" office:value-type="float" office:value="543.173400435947" calcext:value-type="float">
            <text:p>543.173400435947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8" calcext:value-type="float">
            <text:p>18</text:p>
          </table:table-cell>
          <table:table-cell office:value-type="float" office:value="-3.71866" calcext:value-type="float">
            <text:p>-3.71866</text:p>
          </table:table-cell>
          <table:table-cell office:value-type="float" office:value="0.00355106" calcext:value-type="float">
            <text:p>0.00355106</text:p>
          </table:table-cell>
          <table:table-cell office:value-type="float" office:value="-0.956856" calcext:value-type="float">
            <text:p>-0.956856</text:p>
          </table:table-cell>
          <table:table-cell office:value-type="float" office:value="0.956856" calcext:value-type="float">
            <text:p>0.956856</text:p>
          </table:table-cell>
          <table:table-cell office:value-type="float" office:value="13.832" calcext:value-type="float">
            <text:p>13.832</text:p>
          </table:table-cell>
          <table:table-cell office:value-type="float" office:value="0.915701" calcext:value-type="float">
            <text:p>0.915701</text:p>
          </table:table-cell>
          <table:table-cell office:value-type="float" office:value="191.52" calcext:value-type="float">
            <text:p>191.52</text:p>
          </table:table-cell>
          <table:table-cell office:value-type="float" office:value="0.838974" calcext:value-type="float">
            <text:p>0.838974</text:p>
          </table:table-cell>
          <table:table-cell office:value-type="float" office:value="0.202063" calcext:value-type="float">
            <text:p>0.202063</text:p>
          </table:table-cell>
          <table:table-cell office:value-type="float" office:value="1465.12" calcext:value-type="float">
            <text:p>1465.12</text:p>
          </table:table-cell>
          <table:table-cell office:value-type="float" office:value="0.00109601" calcext:value-type="float">
            <text:p>0.00109601</text:p>
          </table:table-cell>
          <table:table-cell table:formula="of:=0.5*SQRT([.L197]/[.K197]-1)/SIN(PI()/40)" office:value-type="float" office:value="542.612702059667" calcext:value-type="float">
            <text:p>542.6127020596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-1.275" calcext:value-type="float">
            <text:p>-1.275</text:p>
          </table:table-cell>
          <table:table-cell office:value-type="float" office:value="0" calcext:value-type="float">
            <text:p>0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1.62562" calcext:value-type="float">
            <text:p>1.62562</text:p>
          </table:table-cell>
          <table:table-cell office:value-type="float" office:value="0.0000015625" calcext:value-type="float">
            <text:p>1.5625E-06</text:p>
          </table:table-cell>
          <table:table-cell office:value-type="float" office:value="2.64266" calcext:value-type="float">
            <text:p>2.64266</text:p>
          </table:table-cell>
          <table:table-cell office:value-type="float" office:value="0.00000000000244141" calcext:value-type="float">
            <text:p>2.44141E-12</text:p>
          </table:table-cell>
          <table:table-cell office:value-type="float" office:value="0.987431" calcext:value-type="float">
            <text:p>0.98743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table:formula="of:=0.5*SQRT([.L200]/[.K20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-2.1975" calcext:value-type="float">
            <text:p>-2.1975</text:p>
          </table:table-cell>
          <table:table-cell office:value-type="float" office:value="0.0451562" calcext:value-type="float">
            <text:p>0.0451562</text:p>
          </table:table-cell>
          <table:table-cell office:value-type="float" office:value="-0.0775" calcext:value-type="float">
            <text:p>-0.0775</text:p>
          </table:table-cell>
          <table:table-cell office:value-type="float" office:value="0.0775" calcext:value-type="float">
            <text:p>0.0775</text:p>
          </table:table-cell>
          <table:table-cell office:value-type="float" office:value="4.87416" calcext:value-type="float">
            <text:p>4.87416</text:p>
          </table:table-cell>
          <table:table-cell office:value-type="float" office:value="0.0065125" calcext:value-type="float">
            <text:p>0.0065125</text:p>
          </table:table-cell>
          <table:table-cell office:value-type="float" office:value="24.6297" calcext:value-type="float">
            <text:p>24.6297</text:p>
          </table:table-cell>
          <table:table-cell office:value-type="float" office:value="0.0000545753" calcext:value-type="float">
            <text:p>5.45753E-05</text:p>
          </table:table-cell>
          <table:table-cell office:value-type="float" office:value="7.08036" calcext:value-type="float">
            <text:p>7.08036</text:p>
          </table:table-cell>
          <table:table-cell office:value-type="float" office:value="10.42" calcext:value-type="float">
            <text:p>10.42</text:p>
          </table:table-cell>
          <table:table-cell office:value-type="float" office:value="0.0125087" calcext:value-type="float">
            <text:p>0.0125087</text:p>
          </table:table-cell>
          <table:table-cell table:formula="of:=0.5*SQRT([.L201]/[.K201]-1)/SIN(PI()/40)" office:value-type="float" office:value="4.37672100228218" calcext:value-type="float">
            <text:p>4.37672100228218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-2.85125" calcext:value-type="float">
            <text:p>-2.85125</text:p>
          </table:table-cell>
          <table:table-cell office:value-type="float" office:value="0.0168047" calcext:value-type="float">
            <text:p>0.0168047</text:p>
          </table:table-cell>
          <table:table-cell office:value-type="float" office:value="-0.1525" calcext:value-type="float">
            <text:p>-0.1525</text:p>
          </table:table-cell>
          <table:table-cell office:value-type="float" office:value="0.1525" calcext:value-type="float">
            <text:p>0.1525</text:p>
          </table:table-cell>
          <table:table-cell office:value-type="float" office:value="8.14643" calcext:value-type="float">
            <text:p>8.14643</text:p>
          </table:table-cell>
          <table:table-cell office:value-type="float" office:value="0.023707" calcext:value-type="float">
            <text:p>0.023707</text:p>
          </table:table-cell>
          <table:table-cell office:value-type="float" office:value="66.916" calcext:value-type="float">
            <text:p>66.916</text:p>
          </table:table-cell>
          <table:table-cell office:value-type="float" office:value="0.000609191" calcext:value-type="float">
            <text:p>0.000609191</text:p>
          </table:table-cell>
          <table:table-cell office:value-type="float" office:value="31.867" calcext:value-type="float">
            <text:p>31.867</text:p>
          </table:table-cell>
          <table:table-cell office:value-type="float" office:value="37.9312" calcext:value-type="float">
            <text:p>37.9312</text:p>
          </table:table-cell>
          <table:table-cell office:value-type="float" office:value="0.00465504" calcext:value-type="float">
            <text:p>0.00465504</text:p>
          </table:table-cell>
          <table:table-cell table:formula="of:=0.5*SQRT([.L202]/[.K202]-1)/SIN(PI()/40)" office:value-type="float" office:value="2.77998769613194" calcext:value-type="float">
            <text:p>2.7799876961319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-3.08188" calcext:value-type="float">
            <text:p>-3.08188</text:p>
          </table:table-cell>
          <table:table-cell office:value-type="float" office:value="0.00590586" calcext:value-type="float">
            <text:p>0.00590586</text:p>
          </table:table-cell>
          <table:table-cell office:value-type="float" office:value="-0.195156" calcext:value-type="float">
            <text:p>-0.195156</text:p>
          </table:table-cell>
          <table:table-cell office:value-type="float" office:value="0.195156" calcext:value-type="float">
            <text:p>0.195156</text:p>
          </table:table-cell>
          <table:table-cell office:value-type="float" office:value="9.50386" calcext:value-type="float">
            <text:p>9.50386</text:p>
          </table:table-cell>
          <table:table-cell office:value-type="float" office:value="0.0402838" calcext:value-type="float">
            <text:p>0.0402838</text:p>
          </table:table-cell>
          <table:table-cell office:value-type="float" office:value="90.5466" calcext:value-type="float">
            <text:p>90.5466</text:p>
          </table:table-cell>
          <table:table-cell office:value-type="float" office:value="0.00194573" calcext:value-type="float">
            <text:p>0.00194573</text:p>
          </table:table-cell>
          <table:table-cell office:value-type="float" office:value="70.8989" calcext:value-type="float">
            <text:p>70.8989</text:p>
          </table:table-cell>
          <table:table-cell office:value-type="float" office:value="64.4541" calcext:value-type="float">
            <text:p>64.4541</text:p>
          </table:table-cell>
          <table:table-cell office:value-type="float" office:value="0.00163597" calcext:value-type="float">
            <text:p>0.00163597</text:p>
          </table:table-cell>
          <table:table-cell table:formula="of:=0.5*SQRT([.L203]/[.K20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-3.14594" calcext:value-type="float">
            <text:p>-3.14594</text:p>
          </table:table-cell>
          <table:table-cell office:value-type="float" office:value="0.0116444" calcext:value-type="float">
            <text:p>0.0116444</text:p>
          </table:table-cell>
          <table:table-cell table:number-columns-repeated="2" office:value-type="float" office:value="0.108594" calcext:value-type="float">
            <text:p>0.108594</text:p>
          </table:table-cell>
          <table:table-cell office:value-type="float" office:value="9.90857" calcext:value-type="float">
            <text:p>9.90857</text:p>
          </table:table-cell>
          <table:table-cell office:value-type="float" office:value="0.0362002" calcext:value-type="float">
            <text:p>0.0362002</text:p>
          </table:table-cell>
          <table:table-cell office:value-type="float" office:value="98.6423" calcext:value-type="float">
            <text:p>98.6423</text:p>
          </table:table-cell>
          <table:table-cell office:value-type="float" office:value="0.00328324" calcext:value-type="float">
            <text:p>0.00328324</text:p>
          </table:table-cell>
          <table:table-cell office:value-type="float" office:value="147.405" calcext:value-type="float">
            <text:p>147.405</text:p>
          </table:table-cell>
          <table:table-cell office:value-type="float" office:value="57.9203" calcext:value-type="float">
            <text:p>57.9203</text:p>
          </table:table-cell>
          <table:table-cell office:value-type="float" office:value="0.0032256" calcext:value-type="float">
            <text:p>0.0032256</text:p>
          </table:table-cell>
          <table:table-cell table:formula="of:=0.5*SQRT([.L204]/[.K20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-3.38938" calcext:value-type="float">
            <text:p>-3.38938</text:p>
          </table:table-cell>
          <table:table-cell office:value-type="float" office:value="0.00695117" calcext:value-type="float">
            <text:p>0.00695117</text:p>
          </table:table-cell>
          <table:table-cell table:number-columns-repeated="2" office:value-type="float" office:value="0.633711" calcext:value-type="float">
            <text:p>0.633711</text:p>
          </table:table-cell>
          <table:table-cell office:value-type="float" office:value="11.4948" calcext:value-type="float">
            <text:p>11.4948</text:p>
          </table:table-cell>
          <table:table-cell office:value-type="float" office:value="0.422701" calcext:value-type="float">
            <text:p>0.422701</text:p>
          </table:table-cell>
          <table:table-cell office:value-type="float" office:value="132.444" calcext:value-type="float">
            <text:p>132.444</text:p>
          </table:table-cell>
          <table:table-cell office:value-type="float" office:value="0.209974" calcext:value-type="float">
            <text:p>0.209974</text:p>
          </table:table-cell>
          <table:table-cell office:value-type="float" office:value="70.4245" calcext:value-type="float">
            <text:p>70.4245</text:p>
          </table:table-cell>
          <table:table-cell office:value-type="float" office:value="676.321" calcext:value-type="float">
            <text:p>676.321</text:p>
          </table:table-cell>
          <table:table-cell office:value-type="float" office:value="0.00192553" calcext:value-type="float">
            <text:p>0.00192553</text:p>
          </table:table-cell>
          <table:table-cell table:formula="of:=0.5*SQRT([.L205]/[.K205]-1)/SIN(PI()/40)" office:value-type="float" office:value="18.6923559147913" calcext:value-type="float">
            <text:p>18.692355914791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-3.62063" calcext:value-type="float">
            <text:p>-3.62063</text:p>
          </table:table-cell>
          <table:table-cell office:value-type="float" office:value="0.00504492" calcext:value-type="float">
            <text:p>0.00504492</text:p>
          </table:table-cell>
          <table:table-cell table:number-columns-repeated="2" office:value-type="float" office:value="0.935566" calcext:value-type="float">
            <text:p>0.935566</text:p>
          </table:table-cell>
          <table:table-cell office:value-type="float" office:value="13.114" calcext:value-type="float">
            <text:p>13.114</text:p>
          </table:table-cell>
          <table:table-cell office:value-type="float" office:value="0.876133" calcext:value-type="float">
            <text:p>0.876133</text:p>
          </table:table-cell>
          <table:table-cell office:value-type="float" office:value="172.238" calcext:value-type="float">
            <text:p>172.238</text:p>
          </table:table-cell>
          <table:table-cell office:value-type="float" office:value="0.770295" calcext:value-type="float">
            <text:p>0.7702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1401.81" calcext:value-type="float">
            <text:p>1401.81</text:p>
          </table:table-cell>
          <table:table-cell office:value-type="float" office:value="0.00139749" calcext:value-type="float">
            <text:p>0.00139749</text:p>
          </table:table-cell>
          <table:table-cell table:formula="of:=0.5*SQRT([.L206]/[.K206]-1)/SIN(PI()/40)" office:value-type="float" office:value="261.511556485935" calcext:value-type="float">
            <text:p>261.51155648593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" calcext:value-type="float">
            <text:p>7</text:p>
          </table:table-cell>
          <table:table-cell office:value-type="float" office:value="-3.62164" calcext:value-type="float">
            <text:p>-3.62164</text:p>
          </table:table-cell>
          <table:table-cell office:value-type="float" office:value="0.00470434" calcext:value-type="float">
            <text:p>0.00470434</text:p>
          </table:table-cell>
          <table:table-cell table:number-columns-repeated="2" office:value-type="float" office:value="0.939727" calcext:value-type="float">
            <text:p>0.939727</text:p>
          </table:table-cell>
          <table:table-cell office:value-type="float" office:value="13.121" calcext:value-type="float">
            <text:p>13.121</text:p>
          </table:table-cell>
          <table:table-cell office:value-type="float" office:value="0.883263" calcext:value-type="float">
            <text:p>0.883263</text:p>
          </table:table-cell>
          <table:table-cell office:value-type="float" office:value="172.406" calcext:value-type="float">
            <text:p>172.406</text:p>
          </table:table-cell>
          <table:table-cell office:value-type="float" office:value="0.780777" calcext:value-type="float">
            <text:p>0.780777</text:p>
          </table:table-cell>
          <table:table-cell office:value-type="float" office:value="0.253985" calcext:value-type="float">
            <text:p>0.253985</text:p>
          </table:table-cell>
          <table:table-cell office:value-type="float" office:value="1413.22" calcext:value-type="float">
            <text:p>1413.22</text:p>
          </table:table-cell>
          <table:table-cell office:value-type="float" office:value="0.00130314" calcext:value-type="float">
            <text:p>0.00130314</text:p>
          </table:table-cell>
          <table:table-cell table:formula="of:=0.5*SQRT([.L207]/[.K207]-1)/SIN(PI()/40)" office:value-type="float" office:value="475.322671936885" calcext:value-type="float">
            <text:p>475.32267193688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-3.61736" calcext:value-type="float">
            <text:p>-3.61736</text:p>
          </table:table-cell>
          <table:table-cell office:value-type="float" office:value="0.00614979" calcext:value-type="float">
            <text:p>0.00614979</text:p>
          </table:table-cell>
          <table:table-cell table:number-columns-repeated="2" office:value-type="float" office:value="0.938096" calcext:value-type="float">
            <text:p>0.938096</text:p>
          </table:table-cell>
          <table:table-cell office:value-type="float" office:value="13.0915" calcext:value-type="float">
            <text:p>13.0915</text:p>
          </table:table-cell>
          <table:table-cell office:value-type="float" office:value="0.880298" calcext:value-type="float">
            <text:p>0.880298</text:p>
          </table:table-cell>
          <table:table-cell office:value-type="float" office:value="171.706" calcext:value-type="float">
            <text:p>171.706</text:p>
          </table:table-cell>
          <table:table-cell office:value-type="float" office:value="0.77588" calcext:value-type="float">
            <text:p>0.77588</text:p>
          </table:table-cell>
          <table:table-cell office:value-type="float" office:value="0.379348" calcext:value-type="float">
            <text:p>0.379348</text:p>
          </table:table-cell>
          <table:table-cell office:value-type="float" office:value="1408.48" calcext:value-type="float">
            <text:p>1408.48</text:p>
          </table:table-cell>
          <table:table-cell office:value-type="float" office:value="0.00170354" calcext:value-type="float">
            <text:p>0.00170354</text:p>
          </table:table-cell>
          <table:table-cell table:formula="of:=0.5*SQRT([.L208]/[.K208]-1)/SIN(PI()/40)" office:value-type="float" office:value="388.261793511605" calcext:value-type="float">
            <text:p>388.26179351160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9" calcext:value-type="float">
            <text:p>9</text:p>
          </table:table-cell>
          <table:table-cell office:value-type="float" office:value="-3.61703" calcext:value-type="float">
            <text:p>-3.61703</text:p>
          </table:table-cell>
          <table:table-cell office:value-type="float" office:value="0.00513494" calcext:value-type="float">
            <text:p>0.00513494</text:p>
          </table:table-cell>
          <table:table-cell table:number-columns-repeated="2" office:value-type="float" office:value="0.93853" calcext:value-type="float">
            <text:p>0.93853</text:p>
          </table:table-cell>
          <table:table-cell office:value-type="float" office:value="13.0881" calcext:value-type="float">
            <text:p>13.0881</text:p>
          </table:table-cell>
          <table:table-cell office:value-type="float" office:value="0.881058" calcext:value-type="float">
            <text:p>0.881058</text:p>
          </table:table-cell>
          <table:table-cell office:value-type="float" office:value="171.564" calcext:value-type="float">
            <text:p>171.564</text:p>
          </table:table-cell>
          <table:table-cell office:value-type="float" office:value="0.777027" calcext:value-type="float">
            <text:p>0.777027</text:p>
          </table:table-cell>
          <table:table-cell office:value-type="float" office:value="0.35362" calcext:value-type="float">
            <text:p>0.35362</text:p>
          </table:table-cell>
          <table:table-cell office:value-type="float" office:value="1409.69" calcext:value-type="float">
            <text:p>1409.69</text:p>
          </table:table-cell>
          <table:table-cell office:value-type="float" office:value="0.00142242" calcext:value-type="float">
            <text:p>0.00142242</text:p>
          </table:table-cell>
          <table:table-cell table:formula="of:=0.5*SQRT([.L209]/[.K209]-1)/SIN(PI()/40)" office:value-type="float" office:value="402.314446220743" calcext:value-type="float">
            <text:p>402.31444622074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-3.62112" calcext:value-type="float">
            <text:p>-3.62112</text:p>
          </table:table-cell>
          <table:table-cell office:value-type="float" office:value="0.00465406" calcext:value-type="float">
            <text:p>0.00465406</text:p>
          </table:table-cell>
          <table:table-cell table:number-columns-repeated="2" office:value-type="float" office:value="0.938669" calcext:value-type="float">
            <text:p>0.938669</text:p>
          </table:table-cell>
          <table:table-cell office:value-type="float" office:value="13.1172" calcext:value-type="float">
            <text:p>13.1172</text:p>
          </table:table-cell>
          <table:table-cell office:value-type="float" office:value="0.8813" calcext:value-type="float">
            <text:p>0.8813</text:p>
          </table:table-cell>
          <table:table-cell office:value-type="float" office:value="172.304" calcext:value-type="float">
            <text:p>172.304</text:p>
          </table:table-cell>
          <table:table-cell office:value-type="float" office:value="0.77739" calcext:value-type="float">
            <text:p>0.77739</text:p>
          </table:table-cell>
          <table:table-cell office:value-type="float" office:value="0.353969" calcext:value-type="float">
            <text:p>0.353969</text:p>
          </table:table-cell>
          <table:table-cell office:value-type="float" office:value="1410.08" calcext:value-type="float">
            <text:p>1410.08</text:p>
          </table:table-cell>
          <table:table-cell office:value-type="float" office:value="0.00128921" calcext:value-type="float">
            <text:p>0.00128921</text:p>
          </table:table-cell>
          <table:table-cell table:formula="of:=0.5*SQRT([.L210]/[.K210]-1)/SIN(PI()/40)" office:value-type="float" office:value="402.171648273423" calcext:value-type="float">
            <text:p>402.17164827342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-3.61992" calcext:value-type="float">
            <text:p>-3.61992</text:p>
          </table:table-cell>
          <table:table-cell office:value-type="float" office:value="0.00482537" calcext:value-type="float">
            <text:p>0.00482537</text:p>
          </table:table-cell>
          <table:table-cell table:number-columns-repeated="2" office:value-type="float" office:value="0.938431" calcext:value-type="float">
            <text:p>0.938431</text:p>
          </table:table-cell>
          <table:table-cell office:value-type="float" office:value="13.1087" calcext:value-type="float">
            <text:p>13.1087</text:p>
          </table:table-cell>
          <table:table-cell office:value-type="float" office:value="0.880885" calcext:value-type="float">
            <text:p>0.880885</text:p>
          </table:table-cell>
          <table:table-cell office:value-type="float" office:value="172.089" calcext:value-type="float">
            <text:p>172.089</text:p>
          </table:table-cell>
          <table:table-cell office:value-type="float" office:value="0.776767" calcext:value-type="float">
            <text:p>0.776767</text:p>
          </table:table-cell>
          <table:table-cell office:value-type="float" office:value="0.371601" calcext:value-type="float">
            <text:p>0.371601</text:p>
          </table:table-cell>
          <table:table-cell office:value-type="float" office:value="1409.42" calcext:value-type="float">
            <text:p>1409.42</text:p>
          </table:table-cell>
          <table:table-cell office:value-type="float" office:value="0.00133667" calcext:value-type="float">
            <text:p>0.00133667</text:p>
          </table:table-cell>
          <table:table-cell table:formula="of:=0.5*SQRT([.L211]/[.K211]-1)/SIN(PI()/40)" office:value-type="float" office:value="392.420082121682" calcext:value-type="float">
            <text:p>392.42008212168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3.61813" calcext:value-type="float">
            <text:p>-3.61813</text:p>
          </table:table-cell>
          <table:table-cell office:value-type="float" office:value="0.00521928" calcext:value-type="float">
            <text:p>0.00521928</text:p>
          </table:table-cell>
          <table:table-cell table:number-columns-repeated="2" office:value-type="float" office:value="0.938354" calcext:value-type="float">
            <text:p>0.938354</text:p>
          </table:table-cell>
          <table:table-cell office:value-type="float" office:value="13.0961" calcext:value-type="float">
            <text:p>13.0961</text:p>
          </table:table-cell>
          <table:table-cell office:value-type="float" office:value="0.88074" calcext:value-type="float">
            <text:p>0.88074</text:p>
          </table:table-cell>
          <table:table-cell office:value-type="float" office:value="171.78" calcext:value-type="float">
            <text:p>171.78</text:p>
          </table:table-cell>
          <table:table-cell office:value-type="float" office:value="0.776513" calcext:value-type="float">
            <text:p>0.776513</text:p>
          </table:table-cell>
          <table:table-cell office:value-type="float" office:value="0.346206" calcext:value-type="float">
            <text:p>0.346206</text:p>
          </table:table-cell>
          <table:table-cell office:value-type="float" office:value="1409.18" calcext:value-type="float">
            <text:p>1409.18</text:p>
          </table:table-cell>
          <table:table-cell office:value-type="float" office:value="0.00144578" calcext:value-type="float">
            <text:p>0.00144578</text:p>
          </table:table-cell>
          <table:table-cell table:formula="of:=0.5*SQRT([.L212]/[.K212]-1)/SIN(PI()/40)" office:value-type="float" office:value="406.526902657382" calcext:value-type="float">
            <text:p>406.52690265738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3.62136" calcext:value-type="float">
            <text:p>-3.62136</text:p>
          </table:table-cell>
          <table:table-cell office:value-type="float" office:value="0.00516676" calcext:value-type="float">
            <text:p>0.00516676</text:p>
          </table:table-cell>
          <table:table-cell table:number-columns-repeated="2" office:value-type="float" office:value="0.93878" calcext:value-type="float">
            <text:p>0.93878</text:p>
          </table:table-cell>
          <table:table-cell office:value-type="float" office:value="13.1194" calcext:value-type="float">
            <text:p>13.1194</text:p>
          </table:table-cell>
          <table:table-cell office:value-type="float" office:value="0.881547" calcext:value-type="float">
            <text:p>0.881547</text:p>
          </table:table-cell>
          <table:table-cell office:value-type="float" office:value="172.389" calcext:value-type="float">
            <text:p>172.389</text:p>
          </table:table-cell>
          <table:table-cell office:value-type="float" office:value="0.77796" calcext:value-type="float">
            <text:p>0.77796</text:p>
          </table:table-cell>
          <table:table-cell office:value-type="float" office:value="0.353196" calcext:value-type="float">
            <text:p>0.353196</text:p>
          </table:table-cell>
          <table:table-cell office:value-type="float" office:value="1410.48" calcext:value-type="float">
            <text:p>1410.48</text:p>
          </table:table-cell>
          <table:table-cell office:value-type="float" office:value="0.00143123" calcext:value-type="float">
            <text:p>0.00143123</text:p>
          </table:table-cell>
          <table:table-cell table:formula="of:=0.5*SQRT([.L213]/[.K213]-1)/SIN(PI()/40)" office:value-type="float" office:value="402.668726890944" calcext:value-type="float">
            <text:p>402.66872689094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3.61827" calcext:value-type="float">
            <text:p>-3.61827</text:p>
          </table:table-cell>
          <table:table-cell office:value-type="float" office:value="0.00508293" calcext:value-type="float">
            <text:p>0.00508293</text:p>
          </table:table-cell>
          <table:table-cell table:number-columns-repeated="2" office:value-type="float" office:value="0.938154" calcext:value-type="float">
            <text:p>0.938154</text:p>
          </table:table-cell>
          <table:table-cell office:value-type="float" office:value="13.0969" calcext:value-type="float">
            <text:p>13.0969</text:p>
          </table:table-cell>
          <table:table-cell office:value-type="float" office:value="0.880372" calcext:value-type="float">
            <text:p>0.880372</text:p>
          </table:table-cell>
          <table:table-cell office:value-type="float" office:value="171.795" calcext:value-type="float">
            <text:p>171.795</text:p>
          </table:table-cell>
          <table:table-cell office:value-type="float" office:value="0.775888" calcext:value-type="float">
            <text:p>0.775888</text:p>
          </table:table-cell>
          <table:table-cell office:value-type="float" office:value="0.370497" calcext:value-type="float">
            <text:p>0.370497</text:p>
          </table:table-cell>
          <table:table-cell office:value-type="float" office:value="1408.6" calcext:value-type="float">
            <text:p>1408.6</text:p>
          </table:table-cell>
          <table:table-cell office:value-type="float" office:value="0.00140801" calcext:value-type="float">
            <text:p>0.00140801</text:p>
          </table:table-cell>
          <table:table-cell table:formula="of:=0.5*SQRT([.L214]/[.K214]-1)/SIN(PI()/40)" office:value-type="float" office:value="392.890092558466" calcext:value-type="float">
            <text:p>392.890092558466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3.6186" calcext:value-type="float">
            <text:p>-3.6186</text:p>
          </table:table-cell>
          <table:table-cell office:value-type="float" office:value="0.00510078" calcext:value-type="float">
            <text:p>0.00510078</text:p>
          </table:table-cell>
          <table:table-cell table:number-columns-repeated="2" office:value-type="float" office:value="0.938107" calcext:value-type="float">
            <text:p>0.938107</text:p>
          </table:table-cell>
          <table:table-cell office:value-type="float" office:value="13.0994" calcext:value-type="float">
            <text:p>13.0994</text:p>
          </table:table-cell>
          <table:table-cell office:value-type="float" office:value="0.880294" calcext:value-type="float">
            <text:p>0.880294</text:p>
          </table:table-cell>
          <table:table-cell office:value-type="float" office:value="171.859" calcext:value-type="float">
            <text:p>171.859</text:p>
          </table:table-cell>
          <table:table-cell office:value-type="float" office:value="0.775778" calcext:value-type="float">
            <text:p>0.775778</text:p>
          </table:table-cell>
          <table:table-cell office:value-type="float" office:value="0.381047" calcext:value-type="float">
            <text:p>0.381047</text:p>
          </table:table-cell>
          <table:table-cell office:value-type="float" office:value="1408.47" calcext:value-type="float">
            <text:p>1408.47</text:p>
          </table:table-cell>
          <table:table-cell office:value-type="float" office:value="0.00141296" calcext:value-type="float">
            <text:p>0.00141296</text:p>
          </table:table-cell>
          <table:table-cell table:formula="of:=0.5*SQRT([.L215]/[.K215]-1)/SIN(PI()/40)" office:value-type="float" office:value="387.393632638944" calcext:value-type="float">
            <text:p>387.39363263894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office:value-type="float" office:value="-3.61939" calcext:value-type="float">
            <text:p>-3.61939</text:p>
          </table:table-cell>
          <table:table-cell office:value-type="float" office:value="0.00508989" calcext:value-type="float">
            <text:p>0.00508989</text:p>
          </table:table-cell>
          <table:table-cell table:number-columns-repeated="2" office:value-type="float" office:value="0.938397" calcext:value-type="float">
            <text:p>0.938397</text:p>
          </table:table-cell>
          <table:table-cell office:value-type="float" office:value="13.1051" calcext:value-type="float">
            <text:p>13.1051</text:p>
          </table:table-cell>
          <table:table-cell office:value-type="float" office:value="0.880823" calcext:value-type="float">
            <text:p>0.880823</text:p>
          </table:table-cell>
          <table:table-cell office:value-type="float" office:value="172.009" calcext:value-type="float">
            <text:p>172.009</text:p>
          </table:table-cell>
          <table:table-cell office:value-type="float" office:value="0.776666" calcext:value-type="float">
            <text:p>0.776666</text:p>
          </table:table-cell>
          <table:table-cell office:value-type="float" office:value="0.36272" calcext:value-type="float">
            <text:p>0.36272</text:p>
          </table:table-cell>
          <table:table-cell office:value-type="float" office:value="1409.32" calcext:value-type="float">
            <text:p>1409.32</text:p>
          </table:table-cell>
          <table:table-cell office:value-type="float" office:value="0.00140994" calcext:value-type="float">
            <text:p>0.00140994</text:p>
          </table:table-cell>
          <table:table-cell table:formula="of:=0.5*SQRT([.L216]/[.K216]-1)/SIN(PI()/40)" office:value-type="float" office:value="397.182282472005" calcext:value-type="float">
            <text:p>397.18228247200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" calcext:value-type="float">
            <text:p>17</text:p>
          </table:table-cell>
          <table:table-cell office:value-type="float" office:value="-3.61842" calcext:value-type="float">
            <text:p>-3.61842</text:p>
          </table:table-cell>
          <table:table-cell office:value-type="float" office:value="0.00509616" calcext:value-type="float">
            <text:p>0.00509616</text:p>
          </table:table-cell>
          <table:table-cell table:number-columns-repeated="2" office:value-type="float" office:value="0.938178" calcext:value-type="float">
            <text:p>0.938178</text:p>
          </table:table-cell>
          <table:table-cell office:value-type="float" office:value="13.0981" calcext:value-type="float">
            <text:p>13.0981</text:p>
          </table:table-cell>
          <table:table-cell office:value-type="float" office:value="0.880418" calcext:value-type="float">
            <text:p>0.880418</text:p>
          </table:table-cell>
          <table:table-cell office:value-type="float" office:value="171.826" calcext:value-type="float">
            <text:p>171.826</text:p>
          </table:table-cell>
          <table:table-cell office:value-type="float" office:value="0.775969" calcext:value-type="float">
            <text:p>0.775969</text:p>
          </table:table-cell>
          <table:table-cell office:value-type="float" office:value="0.373" calcext:value-type="float">
            <text:p>0.373</text:p>
          </table:table-cell>
          <table:table-cell office:value-type="float" office:value="1408.67" calcext:value-type="float">
            <text:p>1408.67</text:p>
          </table:table-cell>
          <table:table-cell office:value-type="float" office:value="0.00141168" calcext:value-type="float">
            <text:p>0.00141168</text:p>
          </table:table-cell>
          <table:table-cell table:formula="of:=0.5*SQRT([.L217]/[.K217]-1)/SIN(PI()/40)" office:value-type="float" office:value="391.579021755045" calcext:value-type="float">
            <text:p>391.57902175504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8" calcext:value-type="float">
            <text:p>18</text:p>
          </table:table-cell>
          <table:table-cell office:value-type="float" office:value="-3.61935" calcext:value-type="float">
            <text:p>-3.61935</text:p>
          </table:table-cell>
          <table:table-cell office:value-type="float" office:value="0.00506094" calcext:value-type="float">
            <text:p>0.00506094</text:p>
          </table:table-cell>
          <table:table-cell table:number-columns-repeated="2" office:value-type="float" office:value="0.938404" calcext:value-type="float">
            <text:p>0.938404</text:p>
          </table:table-cell>
          <table:table-cell office:value-type="float" office:value="13.1048" calcext:value-type="float">
            <text:p>13.1048</text:p>
          </table:table-cell>
          <table:table-cell office:value-type="float" office:value="0.880836" calcext:value-type="float">
            <text:p>0.880836</text:p>
          </table:table-cell>
          <table:table-cell office:value-type="float" office:value="172" calcext:value-type="float">
            <text:p>172</text:p>
          </table:table-cell>
          <table:table-cell office:value-type="float" office:value="0.776686" calcext:value-type="float">
            <text:p>0.776686</text:p>
          </table:table-cell>
          <table:table-cell office:value-type="float" office:value="0.365883" calcext:value-type="float">
            <text:p>0.365883</text:p>
          </table:table-cell>
          <table:table-cell office:value-type="float" office:value="1409.34" calcext:value-type="float">
            <text:p>1409.34</text:p>
          </table:table-cell>
          <table:table-cell office:value-type="float" office:value="0.00140192" calcext:value-type="float">
            <text:p>0.00140192</text:p>
          </table:table-cell>
          <table:table-cell table:formula="of:=0.5*SQRT([.L218]/[.K218]-1)/SIN(PI()/40)" office:value-type="float" office:value="395.464130233027" calcext:value-type="float">
            <text:p>395.464130233027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-3.61871" calcext:value-type="float">
            <text:p>-3.61871</text:p>
          </table:table-cell>
          <table:table-cell office:value-type="float" office:value="0.00507907" calcext:value-type="float">
            <text:p>0.00507907</text:p>
          </table:table-cell>
          <table:table-cell table:number-columns-repeated="2" office:value-type="float" office:value="0.938211" calcext:value-type="float">
            <text:p>0.938211</text:p>
          </table:table-cell>
          <table:table-cell office:value-type="float" office:value="13.1001" calcext:value-type="float">
            <text:p>13.1001</text:p>
          </table:table-cell>
          <table:table-cell office:value-type="float" office:value="0.880478" calcext:value-type="float">
            <text:p>0.880478</text:p>
          </table:table-cell>
          <table:table-cell office:value-type="float" office:value="171.878" calcext:value-type="float">
            <text:p>171.878</text:p>
          </table:table-cell>
          <table:table-cell office:value-type="float" office:value="0.776067" calcext:value-type="float">
            <text:p>0.776067</text:p>
          </table:table-cell>
          <table:table-cell office:value-type="float" office:value="0.371121" calcext:value-type="float">
            <text:p>0.371121</text:p>
          </table:table-cell>
          <table:table-cell office:value-type="float" office:value="1408.76" calcext:value-type="float">
            <text:p>1408.76</text:p>
          </table:table-cell>
          <table:table-cell office:value-type="float" office:value="0.00140694" calcext:value-type="float">
            <text:p>0.00140694</text:p>
          </table:table-cell>
          <table:table-cell table:formula="of:=0.5*SQRT([.L219]/[.K219]-1)/SIN(PI()/40)" office:value-type="float" office:value="392.581865696327" calcext:value-type="float">
            <text:p>392.581865696327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0" calcext:value-type="float">
            <text:p>20</text:p>
          </table:table-cell>
          <table:table-cell office:value-type="float" office:value="-3.6189" calcext:value-type="float">
            <text:p>-3.6189</text:p>
          </table:table-cell>
          <table:table-cell office:value-type="float" office:value="0.00508842" calcext:value-type="float">
            <text:p>0.00508842</text:p>
          </table:table-cell>
          <table:table-cell table:number-columns-repeated="2" office:value-type="float" office:value="0.938277" calcext:value-type="float">
            <text:p>0.938277</text:p>
          </table:table-cell>
          <table:table-cell office:value-type="float" office:value="13.1015" calcext:value-type="float">
            <text:p>13.1015</text:p>
          </table:table-cell>
          <table:table-cell office:value-type="float" office:value="0.8806" calcext:value-type="float">
            <text:p>0.8806</text:p>
          </table:table-cell>
          <table:table-cell office:value-type="float" office:value="171.915" calcext:value-type="float">
            <text:p>171.915</text:p>
          </table:table-cell>
          <table:table-cell office:value-type="float" office:value="0.776278" calcext:value-type="float">
            <text:p>0.776278</text:p>
          </table:table-cell>
          <table:table-cell office:value-type="float" office:value="0.368209" calcext:value-type="float">
            <text:p>0.368209</text:p>
          </table:table-cell>
          <table:table-cell office:value-type="float" office:value="1408.96" calcext:value-type="float">
            <text:p>1408.96</text:p>
          </table:table-cell>
          <table:table-cell office:value-type="float" office:value="0.00140953" calcext:value-type="float">
            <text:p>0.00140953</text:p>
          </table:table-cell>
          <table:table-cell table:formula="of:=0.5*SQRT([.L220]/[.K220]-1)/SIN(PI()/40)" office:value-type="float" office:value="394.159576521836" calcext:value-type="float">
            <text:p>394.1595765218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035" calcext:value-type="float">
            <text:p>-1.035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1.07122" calcext:value-type="float">
            <text:p>1.07122</text:p>
          </table:table-cell>
          <table:table-cell office:value-type="float" office:value="0.00015625" calcext:value-type="float">
            <text:p>0.00015625</text:p>
          </table:table-cell>
          <table:table-cell office:value-type="float" office:value="1.14752" calcext:value-type="float">
            <text:p>1.14752</text:p>
          </table:table-cell>
          <table:table-cell office:value-type="float" office:value="0.0000000244141" calcext:value-type="float">
            <text:p>2.44141E-08</text:p>
          </table:table-cell>
          <table:table-cell office:value-type="float" office:value="4.18596" calcext:value-type="float">
            <text:p>4.1859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0.5*SQRT([.L223]/[.K22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0.0798063" calcext:value-type="float">
            <text:p>0.0798063</text:p>
          </table:table-cell>
          <table:table-cell table:number-columns-repeated="2" office:value-type="float" office:value="0.055625" calcext:value-type="float">
            <text:p>0.055625</text:p>
          </table:table-cell>
          <table:table-cell office:value-type="float" office:value="4.33371" calcext:value-type="float">
            <text:p>4.33371</text:p>
          </table:table-cell>
          <table:table-cell office:value-type="float" office:value="0.00357266" calcext:value-type="float">
            <text:p>0.00357266</text:p>
          </table:table-cell>
          <table:table-cell office:value-type="float" office:value="20.139" calcext:value-type="float">
            <text:p>20.139</text:p>
          </table:table-cell>
          <table:table-cell office:value-type="float" office:value="0.0000186863" calcext:value-type="float">
            <text:p>1.86863E-05</text:p>
          </table:table-cell>
          <table:table-cell office:value-type="float" office:value="24.3833" calcext:value-type="float">
            <text:p>24.3833</text:p>
          </table:table-cell>
          <table:table-cell office:value-type="float" office:value="5.71625" calcext:value-type="float">
            <text:p>5.71625</text:p>
          </table:table-cell>
          <table:table-cell office:value-type="float" office:value="0.0199516" calcext:value-type="float">
            <text:p>0.0199516</text:p>
          </table:table-cell>
          <table:table-cell table:formula="of:=0.5*SQRT([.L224]/[.K22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2.66375" calcext:value-type="float">
            <text:p>-2.66375</text:p>
          </table:table-cell>
          <table:table-cell office:value-type="float" office:value="0.0197547" calcext:value-type="float">
            <text:p>0.0197547</text:p>
          </table:table-cell>
          <table:table-cell office:value-type="float" office:value="-0.0646875" calcext:value-type="float">
            <text:p>-0.0646875</text:p>
          </table:table-cell>
          <table:table-cell office:value-type="float" office:value="0.0646875" calcext:value-type="float">
            <text:p>0.0646875</text:p>
          </table:table-cell>
          <table:table-cell office:value-type="float" office:value="7.11532" calcext:value-type="float">
            <text:p>7.11532</text:p>
          </table:table-cell>
          <table:table-cell office:value-type="float" office:value="0.00538242" calcext:value-type="float">
            <text:p>0.00538242</text:p>
          </table:table-cell>
          <table:table-cell office:value-type="float" office:value="51.1869" calcext:value-type="float">
            <text:p>51.1869</text:p>
          </table:table-cell>
          <table:table-cell office:value-type="float" office:value="0.0000496875" calcext:value-type="float">
            <text:p>4.96875E-05</text:p>
          </table:table-cell>
          <table:table-cell office:value-type="float" office:value="45.3588" calcext:value-type="float">
            <text:p>45.3588</text:p>
          </table:table-cell>
          <table:table-cell office:value-type="float" office:value="8.61187" calcext:value-type="float">
            <text:p>8.61187</text:p>
          </table:table-cell>
          <table:table-cell office:value-type="float" office:value="0.00493867" calcext:value-type="float">
            <text:p>0.00493867</text:p>
          </table:table-cell>
          <table:table-cell table:formula="of:=0.5*SQRT([.L225]/[.K22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.98625" calcext:value-type="float">
            <text:p>-2.98625</text:p>
          </table:table-cell>
          <table:table-cell office:value-type="float" office:value="0.0123984" calcext:value-type="float">
            <text:p>0.0123984</text:p>
          </table:table-cell>
          <table:table-cell office:value-type="float" office:value="-0.0304687" calcext:value-type="float">
            <text:p>-0.0304687</text:p>
          </table:table-cell>
          <table:table-cell office:value-type="float" office:value="0.0304687" calcext:value-type="float">
            <text:p>0.0304687</text:p>
          </table:table-cell>
          <table:table-cell office:value-type="float" office:value="8.93009" calcext:value-type="float">
            <text:p>8.93009</text:p>
          </table:table-cell>
          <table:table-cell office:value-type="float" office:value="0.00301582" calcext:value-type="float">
            <text:p>0.00301582</text:p>
          </table:table-cell>
          <table:table-cell office:value-type="float" office:value="80.1853" calcext:value-type="float">
            <text:p>80.1853</text:p>
          </table:table-cell>
          <table:table-cell office:value-type="float" office:value="0.0000506659" calcext:value-type="float">
            <text:p>5.06659E-05</text:p>
          </table:table-cell>
          <table:table-cell office:value-type="float" office:value="76.4606" calcext:value-type="float">
            <text:p>76.4606</text:p>
          </table:table-cell>
          <table:table-cell office:value-type="float" office:value="4.82531" calcext:value-type="float">
            <text:p>4.82531</text:p>
          </table:table-cell>
          <table:table-cell office:value-type="float" office:value="0.00309961" calcext:value-type="float">
            <text:p>0.00309961</text:p>
          </table:table-cell>
          <table:table-cell table:formula="of:=0.5*SQRT([.L226]/[.K22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.02313" calcext:value-type="float">
            <text:p>-3.02313</text:p>
          </table:table-cell>
          <table:table-cell office:value-type="float" office:value="0.00302148" calcext:value-type="float">
            <text:p>0.00302148</text:p>
          </table:table-cell>
          <table:table-cell table:number-columns-repeated="2" office:value-type="float" office:value="0.0882031" calcext:value-type="float">
            <text:p>0.0882031</text:p>
          </table:table-cell>
          <table:table-cell office:value-type="float" office:value="9.14231" calcext:value-type="float">
            <text:p>9.14231</text:p>
          </table:table-cell>
          <table:table-cell office:value-type="float" office:value="0.00921299" calcext:value-type="float">
            <text:p>0.00921299</text:p>
          </table:table-cell>
          <table:table-cell office:value-type="float" office:value="83.6915" calcext:value-type="float">
            <text:p>83.6915</text:p>
          </table:table-cell>
          <table:table-cell office:value-type="float" office:value="0.000124686" calcext:value-type="float">
            <text:p>0.000124686</text:p>
          </table:table-cell>
          <table:table-cell office:value-type="float" office:value="45.9418" calcext:value-type="float">
            <text:p>45.9418</text:p>
          </table:table-cell>
          <table:table-cell office:value-type="float" office:value="14.7408" calcext:value-type="float">
            <text:p>14.7408</text:p>
          </table:table-cell>
          <table:table-cell office:value-type="float" office:value="0.000755371" calcext:value-type="float">
            <text:p>0.000755371</text:p>
          </table:table-cell>
          <table:table-cell table:formula="of:=0.5*SQRT([.L227]/[.K227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.15609" calcext:value-type="float">
            <text:p>-3.15609</text:p>
          </table:table-cell>
          <table:table-cell office:value-type="float" office:value="0.0049449" calcext:value-type="float">
            <text:p>0.0049449</text:p>
          </table:table-cell>
          <table:table-cell table:number-columns-repeated="2" office:value-type="float" office:value="0.147188" calcext:value-type="float">
            <text:p>0.147188</text:p>
          </table:table-cell>
          <table:table-cell office:value-type="float" office:value="9.96587" calcext:value-type="float">
            <text:p>9.96587</text:p>
          </table:table-cell>
          <table:table-cell office:value-type="float" office:value="0.0240884" calcext:value-type="float">
            <text:p>0.0240884</text:p>
          </table:table-cell>
          <table:table-cell office:value-type="float" office:value="99.5131" calcext:value-type="float">
            <text:p>99.5131</text:p>
          </table:table-cell>
          <table:table-cell office:value-type="float" office:value="0.000820804" calcext:value-type="float">
            <text:p>0.000820804</text:p>
          </table:table-cell>
          <table:table-cell office:value-type="float" office:value="61.2896" calcext:value-type="float">
            <text:p>61.2896</text:p>
          </table:table-cell>
          <table:table-cell office:value-type="float" office:value="38.5414" calcext:value-type="float">
            <text:p>38.5414</text:p>
          </table:table-cell>
          <table:table-cell office:value-type="float" office:value="0.00123622" calcext:value-type="float">
            <text:p>0.00123622</text:p>
          </table:table-cell>
          <table:table-cell table:formula="of:=0.5*SQRT([.L228]/[.K228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3.12992" calcext:value-type="float">
            <text:p>-3.12992</text:p>
          </table:table-cell>
          <table:table-cell office:value-type="float" office:value="0.00629648" calcext:value-type="float">
            <text:p>0.00629648</text:p>
          </table:table-cell>
          <table:table-cell office:value-type="float" office:value="-0.00166016" calcext:value-type="float">
            <text:p>-0.00166016</text:p>
          </table:table-cell>
          <table:table-cell office:value-type="float" office:value="0.00166016" calcext:value-type="float">
            <text:p>0.00166016</text:p>
          </table:table-cell>
          <table:table-cell office:value-type="float" office:value="9.80271" calcext:value-type="float">
            <text:p>9.80271</text:p>
          </table:table-cell>
          <table:table-cell office:value-type="float" office:value="0.0160683" calcext:value-type="float">
            <text:p>0.0160683</text:p>
          </table:table-cell>
          <table:table-cell office:value-type="float" office:value="96.3397" calcext:value-type="float">
            <text:p>96.3397</text:p>
          </table:table-cell>
          <table:table-cell office:value-type="float" office:value="0.000364526" calcext:value-type="float">
            <text:p>0.000364526</text:p>
          </table:table-cell>
          <table:table-cell office:value-type="float" office:value="28.9933" calcext:value-type="float">
            <text:p>28.9933</text:p>
          </table:table-cell>
          <table:table-cell office:value-type="float" office:value="25.7093" calcext:value-type="float">
            <text:p>25.7093</text:p>
          </table:table-cell>
          <table:table-cell office:value-type="float" office:value="0.00157412" calcext:value-type="float">
            <text:p>0.00157412</text:p>
          </table:table-cell>
          <table:table-cell table:formula="of:=0.5*SQRT([.L229]/[.K229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.19066" calcext:value-type="float">
            <text:p>-3.19066</text:p>
          </table:table-cell>
          <table:table-cell office:value-type="float" office:value="0.0172791" calcext:value-type="float">
            <text:p>0.0172791</text:p>
          </table:table-cell>
          <table:table-cell office:value-type="float" office:value="-0.448369" calcext:value-type="float">
            <text:p>-0.448369</text:p>
          </table:table-cell>
          <table:table-cell office:value-type="float" office:value="0.448369" calcext:value-type="float">
            <text:p>0.448369</text:p>
          </table:table-cell>
          <table:table-cell office:value-type="float" office:value="10.1976" calcext:value-type="float">
            <text:p>10.1976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104.701" calcext:value-type="float">
            <text:p>104.701</text:p>
          </table:table-cell>
          <table:table-cell office:value-type="float" office:value="0.15234" calcext:value-type="float">
            <text:p>0.15234</text:p>
          </table:table-cell>
          <table:table-cell office:value-type="float" office:value="28.1633" calcext:value-type="float">
            <text:p>28.1633</text:p>
          </table:table-cell>
          <table:table-cell office:value-type="float" office:value="431.051" calcext:value-type="float">
            <text:p>431.051</text:p>
          </table:table-cell>
          <table:table-cell office:value-type="float" office:value="0.00431976" calcext:value-type="float">
            <text:p>0.00431976</text:p>
          </table:table-cell>
          <table:table-cell table:formula="of:=0.5*SQRT([.L230]/[.K230]-1)/SIN(PI()/40)" office:value-type="float" office:value="24.1033240540775" calcext:value-type="float">
            <text:p>24.10332405407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3.50578" calcext:value-type="float">
            <text:p>-3.50578</text:p>
          </table:table-cell>
          <table:table-cell office:value-type="float" office:value="0.00578357" calcext:value-type="float">
            <text:p>0.00578357</text:p>
          </table:table-cell>
          <table:table-cell office:value-type="float" office:value="-0.915176" calcext:value-type="float">
            <text:p>-0.915176</text:p>
          </table:table-cell>
          <table:table-cell office:value-type="float" office:value="0.915176" calcext:value-type="float">
            <text:p>0.915176</text:p>
          </table:table-cell>
          <table:table-cell office:value-type="float" office:value="12.2963" calcext:value-type="float">
            <text:p>12.2963</text:p>
          </table:table-cell>
          <table:table-cell office:value-type="float" office:value="0.837856" calcext:value-type="float">
            <text:p>0.837856</text:p>
          </table:table-cell>
          <table:table-cell office:value-type="float" office:value="151.481" calcext:value-type="float">
            <text:p>151.481</text:p>
          </table:table-cell>
          <table:table-cell office:value-type="float" office:value="0.703029" calcext:value-type="float">
            <text:p>0.703029</text:p>
          </table:table-cell>
          <table:table-cell office:value-type="float" office:value="0.606102" calcext:value-type="float">
            <text:p>0.606102</text:p>
          </table:table-cell>
          <table:table-cell office:value-type="float" office:value="1340.57" calcext:value-type="float">
            <text:p>1340.57</text:p>
          </table:table-cell>
          <table:table-cell office:value-type="float" office:value="0.00144589" calcext:value-type="float">
            <text:p>0.00144589</text:p>
          </table:table-cell>
          <table:table-cell table:formula="of:=0.5*SQRT([.L231]/[.K231]-1)/SIN(PI()/40)" office:value-type="float" office:value="299.640419319109" calcext:value-type="float">
            <text:p>299.64041931910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3.49242" calcext:value-type="float">
            <text:p>-3.49242</text:p>
          </table:table-cell>
          <table:table-cell office:value-type="float" office:value="0.00668632" calcext:value-type="float">
            <text:p>0.00668632</text:p>
          </table:table-cell>
          <table:table-cell office:value-type="float" office:value="-0.910928" calcext:value-type="float">
            <text:p>-0.910928</text:p>
          </table:table-cell>
          <table:table-cell office:value-type="float" office:value="0.910928" calcext:value-type="float">
            <text:p>0.910928</text:p>
          </table:table-cell>
          <table:table-cell office:value-type="float" office:value="12.2037" calcext:value-type="float">
            <text:p>12.2037</text:p>
          </table:table-cell>
          <table:table-cell office:value-type="float" office:value="0.830197" calcext:value-type="float">
            <text:p>0.830197</text:p>
          </table:table-cell>
          <table:table-cell office:value-type="float" office:value="149.256" calcext:value-type="float">
            <text:p>149.256</text:p>
          </table:table-cell>
          <table:table-cell office:value-type="float" office:value="0.690564" calcext:value-type="float">
            <text:p>0.690564</text:p>
          </table:table-cell>
          <table:table-cell office:value-type="float" office:value="0.660318" calcext:value-type="float">
            <text:p>0.660318</text:p>
          </table:table-cell>
          <table:table-cell office:value-type="float" office:value="1328.31" calcext:value-type="float">
            <text:p>1328.31</text:p>
          </table:table-cell>
          <table:table-cell office:value-type="float" office:value="0.00167158" calcext:value-type="float">
            <text:p>0.00167158</text:p>
          </table:table-cell>
          <table:table-cell table:formula="of:=0.5*SQRT([.L232]/[.K232]-1)/SIN(PI()/40)" office:value-type="float" office:value="285.753715341373" calcext:value-type="float">
            <text:p>285.75371534137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3.4886" calcext:value-type="float">
            <text:p>-3.4886</text:p>
          </table:table-cell>
          <table:table-cell office:value-type="float" office:value="0.00736309" calcext:value-type="float">
            <text:p>0.00736309</text:p>
          </table:table-cell>
          <table:table-cell office:value-type="float" office:value="-0.91187" calcext:value-type="float">
            <text:p>-0.91187</text:p>
          </table:table-cell>
          <table:table-cell office:value-type="float" office:value="0.91187" calcext:value-type="float">
            <text:p>0.91187</text:p>
          </table:table-cell>
          <table:table-cell office:value-type="float" office:value="12.1777" calcext:value-type="float">
            <text:p>12.1777</text:p>
          </table:table-cell>
          <table:table-cell office:value-type="float" office:value="0.831926" calcext:value-type="float">
            <text:p>0.831926</text:p>
          </table:table-cell>
          <table:table-cell office:value-type="float" office:value="148.653" calcext:value-type="float">
            <text:p>148.653</text:p>
          </table:table-cell>
          <table:table-cell office:value-type="float" office:value="0.693478" calcext:value-type="float">
            <text:p>0.693478</text:p>
          </table:table-cell>
          <table:table-cell office:value-type="float" office:value="0.60682" calcext:value-type="float">
            <text:p>0.60682</text:p>
          </table:table-cell>
          <table:table-cell office:value-type="float" office:value="1331.08" calcext:value-type="float">
            <text:p>1331.08</text:p>
          </table:table-cell>
          <table:table-cell office:value-type="float" office:value="0.00184077" calcext:value-type="float">
            <text:p>0.00184077</text:p>
          </table:table-cell>
          <table:table-cell table:formula="of:=0.5*SQRT([.L233]/[.K233]-1)/SIN(PI()/40)" office:value-type="float" office:value="298.400691382074" calcext:value-type="float">
            <text:p>298.40069138207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3.4907" calcext:value-type="float">
            <text:p>-3.4907</text:p>
          </table:table-cell>
          <table:table-cell office:value-type="float" office:value="0.00690941" calcext:value-type="float">
            <text:p>0.00690941</text:p>
          </table:table-cell>
          <table:table-cell office:value-type="float" office:value="-0.910934" calcext:value-type="float">
            <text:p>-0.910934</text:p>
          </table:table-cell>
          <table:table-cell office:value-type="float" office:value="0.910934" calcext:value-type="float">
            <text:p>0.910934</text:p>
          </table:table-cell>
          <table:table-cell office:value-type="float" office:value="12.1919" calcext:value-type="float">
            <text:p>12.1919</text:p>
          </table:table-cell>
          <table:table-cell office:value-type="float" office:value="0.830244" calcext:value-type="float">
            <text:p>0.830244</text:p>
          </table:table-cell>
          <table:table-cell office:value-type="float" office:value="148.978" calcext:value-type="float">
            <text:p>148.978</text:p>
          </table:table-cell>
          <table:table-cell office:value-type="float" office:value="0.690754" calcext:value-type="float">
            <text:p>0.690754</text:p>
          </table:table-cell>
          <table:table-cell office:value-type="float" office:value="0.757977" calcext:value-type="float">
            <text:p>0.757977</text:p>
          </table:table-cell>
          <table:table-cell office:value-type="float" office:value="1328.39" calcext:value-type="float">
            <text:p>1328.39</text:p>
          </table:table-cell>
          <table:table-cell office:value-type="float" office:value="0.00172735" calcext:value-type="float">
            <text:p>0.00172735</text:p>
          </table:table-cell>
          <table:table-cell table:formula="of:=0.5*SQRT([.L234]/[.K234]-1)/SIN(PI()/40)" office:value-type="float" office:value="266.708926718152" calcext:value-type="float">
            <text:p>266.70892671815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3.49277" calcext:value-type="float">
            <text:p>-3.49277</text:p>
          </table:table-cell>
          <table:table-cell office:value-type="float" office:value="0.00768726" calcext:value-type="float">
            <text:p>0.00768726</text:p>
          </table:table-cell>
          <table:table-cell office:value-type="float" office:value="-0.911979" calcext:value-type="float">
            <text:p>-0.911979</text:p>
          </table:table-cell>
          <table:table-cell office:value-type="float" office:value="0.911979" calcext:value-type="float">
            <text:p>0.911979</text:p>
          </table:table-cell>
          <table:table-cell office:value-type="float" office:value="12.2071" calcext:value-type="float">
            <text:p>12.2071</text:p>
          </table:table-cell>
          <table:table-cell office:value-type="float" office:value="0.832173" calcext:value-type="float">
            <text:p>0.832173</text:p>
          </table:table-cell>
          <table:table-cell office:value-type="float" office:value="149.387" calcext:value-type="float">
            <text:p>149.387</text:p>
          </table:table-cell>
          <table:table-cell office:value-type="float" office:value="0.694042" calcext:value-type="float">
            <text:p>0.694042</text:p>
          </table:table-cell>
          <table:table-cell office:value-type="float" office:value="0.683917" calcext:value-type="float">
            <text:p>0.683917</text:p>
          </table:table-cell>
          <table:table-cell office:value-type="float" office:value="1331.48" calcext:value-type="float">
            <text:p>1331.48</text:p>
          </table:table-cell>
          <table:table-cell office:value-type="float" office:value="0.00192181" calcext:value-type="float">
            <text:p>0.00192181</text:p>
          </table:table-cell>
          <table:table-cell table:formula="of:=0.5*SQRT([.L235]/[.K235]-1)/SIN(PI()/40)" office:value-type="float" office:value="281.11289219734" calcext:value-type="float">
            <text:p>281.1128921973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3.48864" calcext:value-type="float">
            <text:p>-3.48864</text:p>
          </table:table-cell>
          <table:table-cell office:value-type="float" office:value="0.00720769" calcext:value-type="float">
            <text:p>0.00720769</text:p>
          </table:table-cell>
          <table:table-cell office:value-type="float" office:value="-0.910745" calcext:value-type="float">
            <text:p>-0.910745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12.1778" calcext:value-type="float">
            <text:p>12.1778</text:p>
          </table:table-cell>
          <table:table-cell office:value-type="float" office:value="0.829932" calcext:value-type="float">
            <text:p>0.829932</text:p>
          </table:table-cell>
          <table:table-cell office:value-type="float" office:value="148.649" calcext:value-type="float">
            <text:p>148.649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734417" calcext:value-type="float">
            <text:p>0.734417</text:p>
          </table:table-cell>
          <table:table-cell office:value-type="float" office:value="1327.89" calcext:value-type="float">
            <text:p>1327.89</text:p>
          </table:table-cell>
          <table:table-cell office:value-type="float" office:value="0.00180192" calcext:value-type="float">
            <text:p>0.00180192</text:p>
          </table:table-cell>
          <table:table-cell table:formula="of:=0.5*SQRT([.L236]/[.K236]-1)/SIN(PI()/40)" office:value-type="float" office:value="270.904528290344" calcext:value-type="float">
            <text:p>270.90452829034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3.49225" calcext:value-type="float">
            <text:p>-3.49225</text:p>
          </table:table-cell>
          <table:table-cell office:value-type="float" office:value="0.00724765" calcext:value-type="float">
            <text:p>0.00724765</text:p>
          </table:table-cell>
          <table:table-cell office:value-type="float" office:value="-0.911606" calcext:value-type="float">
            <text:p>-0.911606</text:p>
          </table:table-cell>
          <table:table-cell office:value-type="float" office:value="0.911606" calcext:value-type="float">
            <text:p>0.911606</text:p>
          </table:table-cell>
          <table:table-cell office:value-type="float" office:value="12.203" calcext:value-type="float">
            <text:p>12.203</text:p>
          </table:table-cell>
          <table:table-cell office:value-type="float" office:value="0.831508" calcext:value-type="float">
            <text:p>0.831508</text:p>
          </table:table-cell>
          <table:table-cell office:value-type="float" office:value="149.266" calcext:value-type="float">
            <text:p>149.266</text:p>
          </table:table-cell>
          <table:table-cell office:value-type="float" office:value="0.692968" calcext:value-type="float">
            <text:p>0.692968</text:p>
          </table:table-cell>
          <table:table-cell office:value-type="float" office:value="0.733308" calcext:value-type="float">
            <text:p>0.733308</text:p>
          </table:table-cell>
          <table:table-cell office:value-type="float" office:value="1330.41" calcext:value-type="float">
            <text:p>1330.41</text:p>
          </table:table-cell>
          <table:table-cell office:value-type="float" office:value="0.00181191" calcext:value-type="float">
            <text:p>0.00181191</text:p>
          </table:table-cell>
          <table:table-cell table:formula="of:=0.5*SQRT([.L237]/[.K237]-1)/SIN(PI()/40)" office:value-type="float" office:value="271.366680698428" calcext:value-type="float">
            <text:p>271.36668069842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.4918" calcext:value-type="float">
            <text:p>-3.4918</text:p>
          </table:table-cell>
          <table:table-cell office:value-type="float" office:value="0.00711753" calcext:value-type="float">
            <text:p>0.00711753</text:p>
          </table:table-cell>
          <table:table-cell office:value-type="float" office:value="-0.911584" calcext:value-type="float">
            <text:p>-0.911584</text:p>
          </table:table-cell>
          <table:table-cell office:value-type="float" office:value="0.911584" calcext:value-type="float">
            <text:p>0.911584</text:p>
          </table:table-cell>
          <table:table-cell office:value-type="float" office:value="12.1998" calcext:value-type="float">
            <text:p>12.1998</text:p>
          </table:table-cell>
          <table:table-cell office:value-type="float" office:value="0.831445" calcext:value-type="float">
            <text:p>0.831445</text:p>
          </table:table-cell>
          <table:table-cell office:value-type="float" office:value="149.181" calcext:value-type="float">
            <text:p>149.181</text:p>
          </table:table-cell>
          <table:table-cell office:value-type="float" office:value="0.692801" calcext:value-type="float">
            <text:p>0.692801</text:p>
          </table:table-cell>
          <table:table-cell office:value-type="float" office:value="0.715778" calcext:value-type="float">
            <text:p>0.715778</text:p>
          </table:table-cell>
          <table:table-cell office:value-type="float" office:value="1330.31" calcext:value-type="float">
            <text:p>1330.31</text:p>
          </table:table-cell>
          <table:table-cell office:value-type="float" office:value="0.00177938" calcext:value-type="float">
            <text:p>0.00177938</text:p>
          </table:table-cell>
          <table:table-cell table:formula="of:=0.5*SQRT([.L238]/[.K238]-1)/SIN(PI()/40)" office:value-type="float" office:value="274.661060481499" calcext:value-type="float">
            <text:p>274.66106048149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3.4917" calcext:value-type="float">
            <text:p>-3.4917</text:p>
          </table:table-cell>
          <table:table-cell office:value-type="float" office:value="0.00725909" calcext:value-type="float">
            <text:p>0.00725909</text:p>
          </table:table-cell>
          <table:table-cell office:value-type="float" office:value="-0.91158" calcext:value-type="float">
            <text:p>-0.91158</text:p>
          </table:table-cell>
          <table:table-cell office:value-type="float" office:value="0.91158" calcext:value-type="float">
            <text:p>0.91158</text:p>
          </table:table-cell>
          <table:table-cell office:value-type="float" office:value="12.1992" calcext:value-type="float">
            <text:p>12.1992</text:p>
          </table:table-cell>
          <table:table-cell office:value-type="float" office:value="0.831456" calcext:value-type="float">
            <text:p>0.831456</text:p>
          </table:table-cell>
          <table:table-cell office:value-type="float" office:value="149.173" calcext:value-type="float">
            <text:p>149.173</text:p>
          </table:table-cell>
          <table:table-cell office:value-type="float" office:value="0.692868" calcext:value-type="float">
            <text:p>0.692868</text:p>
          </table:table-cell>
          <table:table-cell office:value-type="float" office:value="0.722233" calcext:value-type="float">
            <text:p>0.722233</text:p>
          </table:table-cell>
          <table:table-cell office:value-type="float" office:value="1330.33" calcext:value-type="float">
            <text:p>1330.33</text:p>
          </table:table-cell>
          <table:table-cell office:value-type="float" office:value="0.00181477" calcext:value-type="float">
            <text:p>0.00181477</text:p>
          </table:table-cell>
          <table:table-cell table:formula="of:=0.5*SQRT([.L239]/[.K239]-1)/SIN(PI()/40)" office:value-type="float" office:value="273.432298720896" calcext:value-type="float">
            <text:p>273.4322987208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25" calcext:value-type="float">
            <text:p>0.01125</text:p>
          </table:table-cell>
          <table:table-cell office:value-type="float" office:value="1.4161" calcext:value-type="float">
            <text:p>1.4161</text:p>
          </table:table-cell>
          <table:table-cell office:value-type="float" office:value="0.000126562" calcext:value-type="float">
            <text:p>0.000126562</text:p>
          </table:table-cell>
          <table:table-cell office:value-type="float" office:value="2.00534" calcext:value-type="float">
            <text:p>2.00534</text:p>
          </table:table-cell>
          <table:table-cell office:value-type="float" office:value="0.0000000160181" calcext:value-type="float">
            <text:p>1.60181E-08</text:p>
          </table:table-cell>
          <table:table-cell office:value-type="float" office:value="18.7286" calcext:value-type="float">
            <text:p>18.728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" calcext:value-type="float">
            <text:p>0</text:p>
          </table:table-cell>
          <table:table-cell table:formula="of:=0.5*SQRT([.L242]/[.K24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-2.145" calcext:value-type="float">
            <text:p>-2.145</text:p>
          </table:table-cell>
          <table:table-cell office:value-type="float" office:value="0.0256" calcext:value-type="float">
            <text:p>0.0256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4.62663" calcext:value-type="float">
            <text:p>4.62663</text:p>
          </table:table-cell>
          <table:table-cell office:value-type="float" office:value="0.00372031" calcext:value-type="float">
            <text:p>0.00372031</text:p>
          </table:table-cell>
          <table:table-cell office:value-type="float" office:value="21.8768" calcext:value-type="float">
            <text:p>21.8768</text:p>
          </table:table-cell>
          <table:table-cell office:value-type="float" office:value="0.0000276698" calcext:value-type="float">
            <text:p>2.76698E-05</text:p>
          </table:table-cell>
          <table:table-cell office:value-type="float" office:value="54.0633" calcext:value-type="float">
            <text:p>54.0633</text:p>
          </table:table-cell>
          <table:table-cell office:value-type="float" office:value="5.9525" calcext:value-type="float">
            <text:p>5.9525</text:p>
          </table:table-cell>
          <table:table-cell office:value-type="float" office:value="0.00580499" calcext:value-type="float">
            <text:p>0.00580499</text:p>
          </table:table-cell>
          <table:table-cell table:formula="of:=0.5*SQRT([.L243]/[.K24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-2.74" calcext:value-type="float">
            <text:p>-2.74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-0.14875" calcext:value-type="float">
            <text:p>-0.14875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7.52166" calcext:value-type="float">
            <text:p>7.52166</text:p>
          </table:table-cell>
          <table:table-cell office:value-type="float" office:value="0.0222648" calcext:value-type="float">
            <text:p>0.0222648</text:p>
          </table:table-cell>
          <table:table-cell office:value-type="float" office:value="56.994" calcext:value-type="float">
            <text:p>56.994</text:p>
          </table:table-cell>
          <table:table-cell office:value-type="float" office:value="0.000507855" calcext:value-type="float">
            <text:p>0.000507855</text:p>
          </table:table-cell>
          <table:table-cell office:value-type="float" office:value="120.179" calcext:value-type="float">
            <text:p>120.179</text:p>
          </table:table-cell>
          <table:table-cell office:value-type="float" office:value="35.6238" calcext:value-type="float">
            <text:p>35.6238</text:p>
          </table:table-cell>
          <table:table-cell office:value-type="float" office:value="0.00318878" calcext:value-type="float">
            <text:p>0.00318878</text:p>
          </table:table-cell>
          <table:table-cell table:formula="of:=0.5*SQRT([.L244]/[.K24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-2.90875" calcext:value-type="float">
            <text:p>-2.90875</text:p>
          </table:table-cell>
          <table:table-cell office:value-type="float" office:value="0.00724844" calcext:value-type="float">
            <text:p>0.00724844</text:p>
          </table:table-cell>
          <table:table-cell office:value-type="float" office:value="-0.275156" calcext:value-type="float">
            <text:p>-0.275156</text:p>
          </table:table-cell>
          <table:table-cell office:value-type="float" office:value="0.275156" calcext:value-type="float">
            <text:p>0.275156</text:p>
          </table:table-cell>
          <table:table-cell office:value-type="float" office:value="8.46808" calcext:value-type="float">
            <text:p>8.46808</text:p>
          </table:table-cell>
          <table:table-cell office:value-type="float" office:value="0.0777971" calcext:value-type="float">
            <text:p>0.0777971</text:p>
          </table:table-cell>
          <table:table-cell office:value-type="float" office:value="71.9511" calcext:value-type="float">
            <text:p>71.9511</text:p>
          </table:table-cell>
          <table:table-cell office:value-type="float" office:value="0.00667857" calcext:value-type="float">
            <text:p>0.00667857</text:p>
          </table:table-cell>
          <table:table-cell office:value-type="float" office:value="164.015" calcext:value-type="float">
            <text:p>164.015</text:p>
          </table:table-cell>
          <table:table-cell office:value-type="float" office:value="124.475" calcext:value-type="float">
            <text:p>124.475</text:p>
          </table:table-cell>
          <table:table-cell office:value-type="float" office:value="0.00164364" calcext:value-type="float">
            <text:p>0.00164364</text:p>
          </table:table-cell>
          <table:table-cell table:formula="of:=0.5*SQRT([.L245]/[.K24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-2.98781" calcext:value-type="float">
            <text:p>-2.98781</text:p>
          </table:table-cell>
          <table:table-cell office:value-type="float" office:value="0.00320928" calcext:value-type="float">
            <text:p>0.00320928</text:p>
          </table:table-cell>
          <table:table-cell office:value-type="float" office:value="-0.228672" calcext:value-type="float">
            <text:p>-0.228672</text:p>
          </table:table-cell>
          <table:table-cell office:value-type="float" office:value="0.228672" calcext:value-type="float">
            <text:p>0.228672</text:p>
          </table:table-cell>
          <table:table-cell office:value-type="float" office:value="8.93023" calcext:value-type="float">
            <text:p>8.93023</text:p>
          </table:table-cell>
          <table:table-cell office:value-type="float" office:value="0.054171" calcext:value-type="float">
            <text:p>0.054171</text:p>
          </table:table-cell>
          <table:table-cell office:value-type="float" office:value="79.8628" calcext:value-type="float">
            <text:p>79.8628</text:p>
          </table:table-cell>
          <table:table-cell office:value-type="float" office:value="0.00338033" calcext:value-type="float">
            <text:p>0.00338033</text:p>
          </table:table-cell>
          <table:table-cell office:value-type="float" office:value="265.705" calcext:value-type="float">
            <text:p>265.705</text:p>
          </table:table-cell>
          <table:table-cell office:value-type="float" office:value="86.6736" calcext:value-type="float">
            <text:p>86.6736</text:p>
          </table:table-cell>
          <table:table-cell office:value-type="float" office:value="0.000727727" calcext:value-type="float">
            <text:p>0.000727727</text:p>
          </table:table-cell>
          <table:table-cell table:formula="of:=0.5*SQRT([.L246]/[.K24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.91328" calcext:value-type="float">
            <text:p>-2.91328</text:p>
          </table:table-cell>
          <table:table-cell office:value-type="float" office:value="0.0109244" calcext:value-type="float">
            <text:p>0.0109244</text:p>
          </table:table-cell>
          <table:table-cell office:value-type="float" office:value="-0.289141" calcext:value-type="float">
            <text:p>-0.289141</text:p>
          </table:table-cell>
          <table:table-cell office:value-type="float" office:value="0.289141" calcext:value-type="float">
            <text:p>0.289141</text:p>
          </table:table-cell>
          <table:table-cell office:value-type="float" office:value="8.49813" calcext:value-type="float">
            <text:p>8.49813</text:p>
          </table:table-cell>
          <table:table-cell office:value-type="float" office:value="0.0907566" calcext:value-type="float">
            <text:p>0.0907566</text:p>
          </table:table-cell>
          <table:table-cell office:value-type="float" office:value="72.5841" calcext:value-type="float">
            <text:p>72.5841</text:p>
          </table:table-cell>
          <table:table-cell office:value-type="float" office:value="0.0108807" calcext:value-type="float">
            <text:p>0.0108807</text:p>
          </table:table-cell>
          <table:table-cell office:value-type="float" office:value="237.256" calcext:value-type="float">
            <text:p>237.256</text:p>
          </table:table-cell>
          <table:table-cell office:value-type="float" office:value="145.211" calcext:value-type="float">
            <text:p>145.211</text:p>
          </table:table-cell>
          <table:table-cell office:value-type="float" office:value="0.00247719" calcext:value-type="float">
            <text:p>0.00247719</text:p>
          </table:table-cell>
          <table:table-cell table:formula="of:=0.5*SQRT([.L247]/[.K247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-3.10977" calcext:value-type="float">
            <text:p>-3.10977</text:p>
          </table:table-cell>
          <table:table-cell office:value-type="float" office:value="0.0097894" calcext:value-type="float">
            <text:p>0.0097894</text:p>
          </table:table-cell>
          <table:table-cell office:value-type="float" office:value="-0.577227" calcext:value-type="float">
            <text:p>-0.577227</text:p>
          </table:table-cell>
          <table:table-cell office:value-type="float" office:value="0.577227" calcext:value-type="float">
            <text:p>0.577227</text:p>
          </table:table-cell>
          <table:table-cell office:value-type="float" office:value="9.68043" calcext:value-type="float">
            <text:p>9.68043</text:p>
          </table:table-cell>
          <table:table-cell office:value-type="float" office:value="0.349569" calcext:value-type="float">
            <text:p>0.349569</text:p>
          </table:table-cell>
          <table:table-cell office:value-type="float" office:value="94.0846" calcext:value-type="float">
            <text:p>94.0846</text:p>
          </table:table-cell>
          <table:table-cell office:value-type="float" office:value="0.145405" calcext:value-type="float">
            <text:p>0.145405</text:p>
          </table:table-cell>
          <table:table-cell office:value-type="float" office:value="90.2076" calcext:value-type="float">
            <text:p>90.2076</text:p>
          </table:table-cell>
          <table:table-cell office:value-type="float" office:value="559.31" calcext:value-type="float">
            <text:p>559.31</text:p>
          </table:table-cell>
          <table:table-cell office:value-type="float" office:value="0.00221982" calcext:value-type="float">
            <text:p>0.00221982</text:p>
          </table:table-cell>
          <table:table-cell table:formula="of:=0.5*SQRT([.L248]/[.K248]-1)/SIN(PI()/40)" office:value-type="float" office:value="14.5324544082044" calcext:value-type="float">
            <text:p>14.5324544082044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office:value-type="float" office:value="-3.3323" calcext:value-type="float">
            <text:p>-3.3323</text:p>
          </table:table-cell>
          <table:table-cell office:value-type="float" office:value="0.00971129" calcext:value-type="float">
            <text:p>0.00971129</text:p>
          </table:table-cell>
          <table:table-cell office:value-type="float" office:value="-0.874521" calcext:value-type="float">
            <text:p>-0.874521</text:p>
          </table:table-cell>
          <table:table-cell office:value-type="float" office:value="0.874521" calcext:value-type="float">
            <text:p>0.874521</text:p>
          </table:table-cell>
          <table:table-cell office:value-type="float" office:value="11.114" calcext:value-type="float">
            <text:p>11.114</text:p>
          </table:table-cell>
          <table:table-cell office:value-type="float" office:value="0.765479" calcext:value-type="float">
            <text:p>0.765479</text:p>
          </table:table-cell>
          <table:table-cell office:value-type="float" office:value="123.95" calcext:value-type="float">
            <text:p>123.95</text:p>
          </table:table-cell>
          <table:table-cell office:value-type="float" office:value="0.588059" calcext:value-type="float">
            <text:p>0.588059</text:p>
          </table:table-cell>
          <table:table-cell office:value-type="float" office:value="1.34871" calcext:value-type="float">
            <text:p>1.34871</text:p>
          </table:table-cell>
          <table:table-cell office:value-type="float" office:value="1224.77" calcext:value-type="float">
            <text:p>1224.77</text:p>
          </table:table-cell>
          <table:table-cell office:value-type="float" office:value="0.00220211" calcext:value-type="float">
            <text:p>0.00220211</text:p>
          </table:table-cell>
          <table:table-cell table:formula="of:=0.5*SQRT([.L249]/[.K249]-1)/SIN(PI()/40)" office:value-type="float" office:value="191.935555534871" calcext:value-type="float">
            <text:p>191.935555534871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-3.34242" calcext:value-type="float">
            <text:p>-3.34242</text:p>
          </table:table-cell>
          <table:table-cell office:value-type="float" office:value="0.00867031" calcext:value-type="float">
            <text:p>0.00867031</text:p>
          </table:table-cell>
          <table:table-cell office:value-type="float" office:value="-0.87938" calcext:value-type="float">
            <text:p>-0.87938</text:p>
          </table:table-cell>
          <table:table-cell office:value-type="float" office:value="0.87938" calcext:value-type="float">
            <text:p>0.87938</text:p>
          </table:table-cell>
          <table:table-cell office:value-type="float" office:value="11.1805" calcext:value-type="float">
            <text:p>11.1805</text:p>
          </table:table-cell>
          <table:table-cell office:value-type="float" office:value="0.773975" calcext:value-type="float">
            <text:p>0.773975</text:p>
          </table:table-cell>
          <table:table-cell office:value-type="float" office:value="125.388" calcext:value-type="float">
            <text:p>125.388</text:p>
          </table:table-cell>
          <table:table-cell office:value-type="float" office:value="0.601061" calcext:value-type="float">
            <text:p>0.601061</text:p>
          </table:table-cell>
          <table:table-cell office:value-type="float" office:value="1.04236" calcext:value-type="float">
            <text:p>1.04236</text:p>
          </table:table-cell>
          <table:table-cell office:value-type="float" office:value="1238.36" calcext:value-type="float">
            <text:p>1238.36</text:p>
          </table:table-cell>
          <table:table-cell office:value-type="float" office:value="0.00196606" calcext:value-type="float">
            <text:p>0.00196606</text:p>
          </table:table-cell>
          <table:table-cell table:formula="of:=0.5*SQRT([.L250]/[.K250]-1)/SIN(PI()/40)" office:value-type="float" office:value="219.562637748056" calcext:value-type="float">
            <text:p>219.562637748056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-3.33869" calcext:value-type="float">
            <text:p>-3.33869</text:p>
          </table:table-cell>
          <table:table-cell office:value-type="float" office:value="0.0109016" calcext:value-type="float">
            <text:p>0.0109016</text:p>
          </table:table-cell>
          <table:table-cell office:value-type="float" office:value="-0.874973" calcext:value-type="float">
            <text:p>-0.874973</text:p>
          </table:table-cell>
          <table:table-cell office:value-type="float" office:value="0.874973" calcext:value-type="float">
            <text:p>0.874973</text:p>
          </table:table-cell>
          <table:table-cell office:value-type="float" office:value="11.1578" calcext:value-type="float">
            <text:p>11.157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124.976" calcext:value-type="float">
            <text:p>124.976</text:p>
          </table:table-cell>
          <table:table-cell office:value-type="float" office:value="0.590576" calcext:value-type="float">
            <text:p>0.590576</text:p>
          </table:table-cell>
          <table:table-cell office:value-type="float" office:value="1.50114" calcext:value-type="float">
            <text:p>1.50114</text:p>
          </table:table-cell>
          <table:table-cell office:value-type="float" office:value="1226.51" calcext:value-type="float">
            <text:p>1226.51</text:p>
          </table:table-cell>
          <table:table-cell office:value-type="float" office:value="0.00247202" calcext:value-type="float">
            <text:p>0.00247202</text:p>
          </table:table-cell>
          <table:table-cell table:formula="of:=0.5*SQRT([.L251]/[.K251]-1)/SIN(PI()/40)" office:value-type="float" office:value="182.047920349991" calcext:value-type="float">
            <text:p>182.047920349991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  <table:table-cell office:value-type="float" office:value="-3.31781" calcext:value-type="float">
            <text:p>-3.31781</text:p>
          </table:table-cell>
          <table:table-cell office:value-type="float" office:value="0.010275" calcext:value-type="float">
            <text:p>0.010275</text:p>
          </table:table-cell>
          <table:table-cell office:value-type="float" office:value="-0.867234" calcext:value-type="float">
            <text:p>-0.867234</text:p>
          </table:table-cell>
          <table:table-cell office:value-type="float" office:value="0.867234" calcext:value-type="float">
            <text:p>0.867234</text:p>
          </table:table-cell>
          <table:table-cell office:value-type="float" office:value="11.0182" calcext:value-type="float">
            <text:p>11.0182</text:p>
          </table:table-cell>
          <table:table-cell office:value-type="float" office:value="0.753306" calcext:value-type="float">
            <text:p>0.753306</text:p>
          </table:table-cell>
          <table:table-cell office:value-type="float" office:value="121.849" calcext:value-type="float">
            <text:p>121.849</text:p>
          </table:table-cell>
          <table:table-cell office:value-type="float" office:value="0.570956" calcext:value-type="float">
            <text:p>0.570956</text:p>
          </table:table-cell>
          <table:table-cell office:value-type="float" office:value="1.49018" calcext:value-type="float">
            <text:p>1.49018</text:p>
          </table:table-cell>
          <table:table-cell office:value-type="float" office:value="1205.29" calcext:value-type="float">
            <text:p>1205.29</text:p>
          </table:table-cell>
          <table:table-cell office:value-type="float" office:value="0.00232992" calcext:value-type="float">
            <text:p>0.00232992</text:p>
          </table:table-cell>
          <table:table-cell table:formula="of:=0.5*SQRT([.L252]/[.K252]-1)/SIN(PI()/40)" office:value-type="float" office:value="181.127535425081" calcext:value-type="float">
            <text:p>181.127535425081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-3.31898" calcext:value-type="float">
            <text:p>-3.31898</text:p>
          </table:table-cell>
          <table:table-cell office:value-type="float" office:value="0.0103069" calcext:value-type="float">
            <text:p>0.0103069</text:p>
          </table:table-cell>
          <table:table-cell office:value-type="float" office:value="-0.866107" calcext:value-type="float">
            <text:p>-0.866107</text:p>
          </table:table-cell>
          <table:table-cell office:value-type="float" office:value="0.866107" calcext:value-type="float">
            <text:p>0.866107</text:p>
          </table:table-cell>
          <table:table-cell office:value-type="float" office:value="11.0259" calcext:value-type="float">
            <text:p>11.0259</text:p>
          </table:table-cell>
          <table:table-cell office:value-type="float" office:value="0.75132" calcext:value-type="float">
            <text:p>0.75132</text:p>
          </table:table-cell>
          <table:table-cell office:value-type="float" office:value="122.023" calcext:value-type="float">
            <text:p>122.023</text:p>
          </table:table-cell>
          <table:table-cell office:value-type="float" office:value="0.567886" calcext:value-type="float">
            <text:p>0.567886</text:p>
          </table:table-cell>
          <table:table-cell office:value-type="float" office:value="1.83593" calcext:value-type="float">
            <text:p>1.83593</text:p>
          </table:table-cell>
          <table:table-cell office:value-type="float" office:value="1202.11" calcext:value-type="float">
            <text:p>1202.11</text:p>
          </table:table-cell>
          <table:table-cell office:value-type="float" office:value="0.00233716" calcext:value-type="float">
            <text:p>0.00233716</text:p>
          </table:table-cell>
          <table:table-cell table:formula="of:=0.5*SQRT([.L253]/[.K253]-1)/SIN(PI()/40)" office:value-type="float" office:value="162.94418210686" calcext:value-type="float">
            <text:p>162.94418210686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" calcext:value-type="float">
            <text:p>12</text:p>
          </table:table-cell>
          <table:table-cell office:value-type="float" office:value="-3.32189" calcext:value-type="float">
            <text:p>-3.32189</text:p>
          </table:table-cell>
          <table:table-cell office:value-type="float" office:value="0.0098357" calcext:value-type="float">
            <text:p>0.0098357</text:p>
          </table:table-cell>
          <table:table-cell office:value-type="float" office:value="-0.869335" calcext:value-type="float">
            <text:p>-0.869335</text:p>
          </table:table-cell>
          <table:table-cell office:value-type="float" office:value="0.869335" calcext:value-type="float">
            <text:p>0.869335</text:p>
          </table:table-cell>
          <table:table-cell office:value-type="float" office:value="11.0448" calcext:value-type="float">
            <text:p>11.0448</text:p>
          </table:table-cell>
          <table:table-cell office:value-type="float" office:value="0.756759" calcext:value-type="float">
            <text:p>0.756759</text:p>
          </table:table-cell>
          <table:table-cell office:value-type="float" office:value="122.42" calcext:value-type="float">
            <text:p>122.42</text:p>
          </table:table-cell>
          <table:table-cell office:value-type="float" office:value="0.575642" calcext:value-type="float">
            <text:p>0.575642</text:p>
          </table:table-cell>
          <table:table-cell office:value-type="float" office:value="1.59051" calcext:value-type="float">
            <text:p>1.59051</text:p>
          </table:table-cell>
          <table:table-cell office:value-type="float" office:value="1210.81" calcext:value-type="float">
            <text:p>1210.81</text:p>
          </table:table-cell>
          <table:table-cell office:value-type="float" office:value="0.00223032" calcext:value-type="float">
            <text:p>0.00223032</text:p>
          </table:table-cell>
          <table:table-cell table:formula="of:=0.5*SQRT([.L254]/[.K254]-1)/SIN(PI()/40)" office:value-type="float" office:value="175.715904812065" calcext:value-type="float">
            <text:p>175.715904812065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-3.32469" calcext:value-type="float">
            <text:p>-3.32469</text:p>
          </table:table-cell>
          <table:table-cell office:value-type="float" office:value="0.010835" calcext:value-type="float">
            <text:p>0.010835</text:p>
          </table:table-cell>
          <table:table-cell office:value-type="float" office:value="-0.869151" calcext:value-type="float">
            <text:p>-0.869151</text:p>
          </table:table-cell>
          <table:table-cell office:value-type="float" office:value="0.869151" calcext:value-type="float">
            <text:p>0.869151</text:p>
          </table:table-cell>
          <table:table-cell office:value-type="float" office:value="11.0644" calcext:value-type="float">
            <text:p>11.0644</text:p>
          </table:table-cell>
          <table:table-cell office:value-type="float" office:value="0.75659" calcext:value-type="float">
            <text:p>0.75659</text:p>
          </table:table-cell>
          <table:table-cell office:value-type="float" office:value="122.897" calcext:value-type="float">
            <text:p>122.897</text:p>
          </table:table-cell>
          <table:table-cell office:value-type="float" office:value="0.575809" calcext:value-type="float">
            <text:p>0.575809</text:p>
          </table:table-cell>
          <table:table-cell office:value-type="float" office:value="1.63944" calcext:value-type="float">
            <text:p>1.63944</text:p>
          </table:table-cell>
          <table:table-cell office:value-type="float" office:value="1210.54" calcext:value-type="float">
            <text:p>1210.54</text:p>
          </table:table-cell>
          <table:table-cell office:value-type="float" office:value="0.00245692" calcext:value-type="float">
            <text:p>0.00245692</text:p>
          </table:table-cell>
          <table:table-cell table:formula="of:=0.5*SQRT([.L255]/[.K255]-1)/SIN(PI()/40)" office:value-type="float" office:value="173.051047224547" calcext:value-type="float">
            <text:p>173.051047224547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4" calcext:value-type="float">
            <text:p>14</text:p>
          </table:table-cell>
          <table:table-cell office:value-type="float" office:value="-3.32152" calcext:value-type="float">
            <text:p>-3.32152</text:p>
          </table:table-cell>
          <table:table-cell office:value-type="float" office:value="0.0109167" calcext:value-type="float">
            <text:p>0.0109167</text:p>
          </table:table-cell>
          <table:table-cell office:value-type="float" office:value="-0.867512" calcext:value-type="float">
            <text:p>-0.867512</text:p>
          </table:table-cell>
          <table:table-cell office:value-type="float" office:value="0.867512" calcext:value-type="float">
            <text:p>0.867512</text:p>
          </table:table-cell>
          <table:table-cell office:value-type="float" office:value="11.0434" calcext:value-type="float">
            <text:p>11.0434</text:p>
          </table:table-cell>
          <table:table-cell office:value-type="float" office:value="0.754032" calcext:value-type="float">
            <text:p>0.754032</text:p>
          </table:table-cell>
          <table:table-cell office:value-type="float" office:value="122.436" calcext:value-type="float">
            <text:p>122.436</text:p>
          </table:table-cell>
          <table:table-cell office:value-type="float" office:value="0.572561" calcext:value-type="float">
            <text:p>0.572561</text:p>
          </table:table-cell>
          <table:table-cell office:value-type="float" office:value="1.9448" calcext:value-type="float">
            <text:p>1.9448</text:p>
          </table:table-cell>
          <table:table-cell office:value-type="float" office:value="1206.45" calcext:value-type="float">
            <text:p>1206.45</text:p>
          </table:table-cell>
          <table:table-cell office:value-type="float" office:value="0.00247545" calcext:value-type="float">
            <text:p>0.00247545</text:p>
          </table:table-cell>
          <table:table-cell table:formula="of:=0.5*SQRT([.L256]/[.K256]-1)/SIN(PI()/40)" office:value-type="float" office:value="158.596490435678" calcext:value-type="float">
            <text:p>158.596490435678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-3.32528" calcext:value-type="float">
            <text:p>-3.32528</text:p>
          </table:table-cell>
          <table:table-cell office:value-type="float" office:value="0.0104159" calcext:value-type="float">
            <text:p>0.0104159</text:p>
          </table:table-cell>
          <table:table-cell office:value-type="float" office:value="-0.869579" calcext:value-type="float">
            <text:p>-0.869579</text:p>
          </table:table-cell>
          <table:table-cell office:value-type="float" office:value="0.869579" calcext:value-type="float">
            <text:p>0.869579</text:p>
          </table:table-cell>
          <table:table-cell office:value-type="float" office:value="11.0679" calcext:value-type="float">
            <text:p>11.0679</text:p>
          </table:table-cell>
          <table:table-cell office:value-type="float" office:value="0.75736" calcext:value-type="float">
            <text:p>0.75736</text:p>
          </table:table-cell>
          <table:table-cell office:value-type="float" office:value="122.957" calcext:value-type="float">
            <text:p>122.957</text:p>
          </table:table-cell>
          <table:table-cell office:value-type="float" office:value="0.577009" calcext:value-type="float">
            <text:p>0.577009</text:p>
          </table:table-cell>
          <table:table-cell office:value-type="float" office:value="1.71596" calcext:value-type="float">
            <text:p>1.71596</text:p>
          </table:table-cell>
          <table:table-cell office:value-type="float" office:value="1211.78" calcext:value-type="float">
            <text:p>1211.78</text:p>
          </table:table-cell>
          <table:table-cell office:value-type="float" office:value="0.00236189" calcext:value-type="float">
            <text:p>0.00236189</text:p>
          </table:table-cell>
          <table:table-cell table:formula="of:=0.5*SQRT([.L257]/[.K257]-1)/SIN(PI()/40)" office:value-type="float" office:value="169.229980127344" calcext:value-type="float">
            <text:p>169.229980127344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6" calcext:value-type="float">
            <text:p>16</text:p>
          </table:table-cell>
          <table:table-cell office:value-type="float" office:value="-3.32412" calcext:value-type="float">
            <text:p>-3.32412</text:p>
          </table:table-cell>
          <table:table-cell office:value-type="float" office:value="0.0107608" calcext:value-type="float">
            <text:p>0.0107608</text:p>
          </table:table-cell>
          <table:table-cell office:value-type="float" office:value="-0.868248" calcext:value-type="float">
            <text:p>-0.868248</text:p>
          </table:table-cell>
          <table:table-cell office:value-type="float" office:value="0.868248" calcext:value-type="float">
            <text:p>0.868248</text:p>
          </table:table-cell>
          <table:table-cell office:value-type="float" office:value="11.0605" calcext:value-type="float">
            <text:p>11.0605</text:p>
          </table:table-cell>
          <table:table-cell office:value-type="float" office:value="0.755214" calcext:value-type="float">
            <text:p>0.755214</text:p>
          </table:table-cell>
          <table:table-cell office:value-type="float" office:value="122.808" calcext:value-type="float">
            <text:p>122.808</text:p>
          </table:table-cell>
          <table:table-cell office:value-type="float" office:value="0.574164" calcext:value-type="float">
            <text:p>0.574164</text:p>
          </table:table-cell>
          <table:table-cell office:value-type="float" office:value="1.84822" calcext:value-type="float">
            <text:p>1.84822</text:p>
          </table:table-cell>
          <table:table-cell office:value-type="float" office:value="1208.34" calcext:value-type="float">
            <text:p>1208.34</text:p>
          </table:table-cell>
          <table:table-cell office:value-type="float" office:value="0.00244008" calcext:value-type="float">
            <text:p>0.00244008</text:p>
          </table:table-cell>
          <table:table-cell table:formula="of:=0.5*SQRT([.L258]/[.K258]-1)/SIN(PI()/40)" office:value-type="float" office:value="162.8216145183" calcext:value-type="float">
            <text:p>162.8216145183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7" calcext:value-type="float">
            <text:p>17</text:p>
          </table:table-cell>
          <table:table-cell office:value-type="float" office:value="-3.3247" calcext:value-type="float">
            <text:p>-3.3247</text:p>
          </table:table-cell>
          <table:table-cell office:value-type="float" office:value="0.0106091" calcext:value-type="float">
            <text:p>0.0106091</text:p>
          </table:table-cell>
          <table:table-cell office:value-type="float" office:value="-0.868948" calcext:value-type="float">
            <text:p>-0.868948</text:p>
          </table:table-cell>
          <table:table-cell office:value-type="float" office:value="0.868948" calcext:value-type="float">
            <text:p>0.868948</text:p>
          </table:table-cell>
          <table:table-cell office:value-type="float" office:value="11.0642" calcext:value-type="float">
            <text:p>11.0642</text:p>
          </table:table-cell>
          <table:table-cell office:value-type="float" office:value="0.756302" calcext:value-type="float">
            <text:p>0.756302</text:p>
          </table:table-cell>
          <table:table-cell office:value-type="float" office:value="122.883" calcext:value-type="float">
            <text:p>122.883</text:p>
          </table:table-cell>
          <table:table-cell office:value-type="float" office:value="0.575523" calcext:value-type="float">
            <text:p>0.575523</text:p>
          </table:table-cell>
          <table:table-cell office:value-type="float" office:value="1.75494" calcext:value-type="float">
            <text:p>1.75494</text:p>
          </table:table-cell>
          <table:table-cell office:value-type="float" office:value="1210.08" calcext:value-type="float">
            <text:p>1210.08</text:p>
          </table:table-cell>
          <table:table-cell office:value-type="float" office:value="0.0024057" calcext:value-type="float">
            <text:p>0.0024057</text:p>
          </table:table-cell>
          <table:table-cell table:formula="of:=0.5*SQRT([.L259]/[.K259]-1)/SIN(PI()/40)" office:value-type="float" office:value="167.219708025653" calcext:value-type="float">
            <text:p>167.2197080256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1.21" calcext:value-type="float">
            <text:p>-1.2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0.13" calcext:value-type="float">
            <text:p>0.13</text:p>
          </table:table-cell>
          <table:table-cell office:value-type="float" office:value="1.4641" calcext:value-type="float">
            <text:p>1.4641</text:p>
          </table:table-cell>
          <table:table-cell office:value-type="float" office:value="0.0169" calcext:value-type="float">
            <text:p>0.0169</text:p>
          </table:table-cell>
          <table:table-cell office:value-type="float" office:value="2.14359" calcext:value-type="float">
            <text:p>2.14359</text:p>
          </table:table-cell>
          <table:table-cell office:value-type="float" office:value="0.00028561" calcext:value-type="float">
            <text:p>0.00028561</text:p>
          </table:table-cell>
          <table:table-cell office:value-type="float" office:value="3.08566" calcext:value-type="float">
            <text:p>3.08566</text:p>
          </table:table-cell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  <table:table-cell table:formula="of:=0.5*SQRT([.L262]/[.K262]-1)/SIN(PI()/40)" office:value-type="float" office:value="17.755985239497" calcext:value-type="float">
            <text:p>17.75598523949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1.935" calcext:value-type="float">
            <text:p>-1.935</text:p>
          </table:table-cell>
          <table:table-cell office:value-type="float" office:value="0.0225" calcext:value-type="float">
            <text:p>0.0225</text:p>
          </table:table-cell>
          <table:table-cell office:value-type="float" office:value="-0.050625" calcext:value-type="float">
            <text:p>-0.050625</text:p>
          </table:table-cell>
          <table:table-cell office:value-type="float" office:value="0.050625" calcext:value-type="float">
            <text:p>0.050625</text:p>
          </table:table-cell>
          <table:table-cell office:value-type="float" office:value="3.76673" calcext:value-type="float">
            <text:p>3.76673</text:p>
          </table:table-cell>
          <table:table-cell office:value-type="float" office:value="0.00273516" calcext:value-type="float">
            <text:p>0.00273516</text:p>
          </table:table-cell>
          <table:table-cell office:value-type="float" office:value="14.5252" calcext:value-type="float">
            <text:p>14.5252</text:p>
          </table:table-cell>
          <table:table-cell office:value-type="float" office:value="0.00000924707" calcext:value-type="float">
            <text:p>9.24707E-06</text:p>
          </table:table-cell>
          <table:table-cell office:value-type="float" office:value="10.3321" calcext:value-type="float">
            <text:p>10.3321</text:p>
          </table:table-cell>
          <table:table-cell office:value-type="float" office:value="4.37625" calcext:value-type="float">
            <text:p>4.37625</text:p>
          </table:table-cell>
          <table:table-cell office:value-type="float" office:value="0.00464876" calcext:value-type="float">
            <text:p>0.00464876</text:p>
          </table:table-cell>
          <table:table-cell table:formula="of:=0.5*SQRT([.L263]/[.K26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-2.48" calcext:value-type="float">
            <text:p>-2.48</text:p>
          </table:table-cell>
          <table:table-cell office:value-type="float" office:value="0.0264125" calcext:value-type="float">
            <text:p>0.026412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75" calcext:value-type="float">
            <text:p>0.0075</text:p>
          </table:table-cell>
          <table:table-cell office:value-type="float" office:value="6.17681" calcext:value-type="float">
            <text:p>6.17681</text:p>
          </table:table-cell>
          <table:table-cell office:value-type="float" office:value="0.000311719" calcext:value-type="float">
            <text:p>0.000311719</text:p>
          </table:table-cell>
          <table:table-cell office:value-type="float" office:value="38.7727" calcext:value-type="float">
            <text:p>38.7727</text:p>
          </table:table-cell>
          <table:table-cell office:value-type="float" office:value="0.000000248302" calcext:value-type="float">
            <text:p>2.48302E-07</text:p>
          </table:table-cell>
          <table:table-cell office:value-type="float" office:value="34.6441" calcext:value-type="float">
            <text:p>34.6441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00545713" calcext:value-type="float">
            <text:p>0.00545713</text:p>
          </table:table-cell>
          <table:table-cell table:formula="of:=0.5*SQRT([.L264]/[.K26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-2.76375" calcext:value-type="float">
            <text:p>-2.76375</text:p>
          </table:table-cell>
          <table:table-cell office:value-type="float" office:value="0.00402344" calcext:value-type="float">
            <text:p>0.00402344</text:p>
          </table:table-cell>
          <table:table-cell office:value-type="float" office:value="-0.0207813" calcext:value-type="float">
            <text:p>-0.0207813</text:p>
          </table:table-cell>
          <table:table-cell office:value-type="float" office:value="0.0207813" calcext:value-type="float">
            <text:p>0.0207813</text:p>
          </table:table-cell>
          <table:table-cell office:value-type="float" office:value="7.64234" calcext:value-type="float">
            <text:p>7.64234</text:p>
          </table:table-cell>
          <table:table-cell office:value-type="float" office:value="0.00138066" calcext:value-type="float">
            <text:p>0.00138066</text:p>
          </table:table-cell>
          <table:table-cell office:value-type="float" office:value="58.5281" calcext:value-type="float">
            <text:p>58.5281</text:p>
          </table:table-cell>
          <table:table-cell office:value-type="float" office:value="0.00000421639" calcext:value-type="float">
            <text:p>4.21639E-06</text:p>
          </table:table-cell>
          <table:table-cell office:value-type="float" office:value="20.655" calcext:value-type="float">
            <text:p>20.655</text:p>
          </table:table-cell>
          <table:table-cell office:value-type="float" office:value="2.20906" calcext:value-type="float">
            <text:p>2.20906</text:p>
          </table:table-cell>
          <table:table-cell office:value-type="float" office:value="0.000831289" calcext:value-type="float">
            <text:p>0.000831289</text:p>
          </table:table-cell>
          <table:table-cell table:formula="of:=0.5*SQRT([.L265]/[.K26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-2.7725" calcext:value-type="float">
            <text:p>-2.7725</text:p>
          </table:table-cell>
          <table:table-cell office:value-type="float" office:value="0.0080125" calcext:value-type="float">
            <text:p>0.0080125</text:p>
          </table:table-cell>
          <table:table-cell office:value-type="float" office:value="-0.0059375" calcext:value-type="float">
            <text:p>-0.0059375</text:p>
          </table:table-cell>
          <table:table-cell office:value-type="float" office:value="0.0059375" calcext:value-type="float">
            <text:p>0.0059375</text:p>
          </table:table-cell>
          <table:table-cell office:value-type="float" office:value="7.69477" calcext:value-type="float">
            <text:p>7.69477</text:p>
          </table:table-cell>
          <table:table-cell office:value-type="float" office:value="0.00432363" calcext:value-type="float">
            <text:p>0.00432363</text:p>
          </table:table-cell>
          <table:table-cell office:value-type="float" office:value="59.4529" calcext:value-type="float">
            <text:p>59.4529</text:p>
          </table:table-cell>
          <table:table-cell office:value-type="float" office:value="0.0000300911" calcext:value-type="float">
            <text:p>3.00911E-05</text:p>
          </table:table-cell>
          <table:table-cell office:value-type="float" office:value="6.72246" calcext:value-type="float">
            <text:p>6.72246</text:p>
          </table:table-cell>
          <table:table-cell office:value-type="float" office:value="6.91781" calcext:value-type="float">
            <text:p>6.91781</text:p>
          </table:table-cell>
          <table:table-cell office:value-type="float" office:value="0.00165548" calcext:value-type="float">
            <text:p>0.00165548</text:p>
          </table:table-cell>
          <table:table-cell table:formula="of:=0.5*SQRT([.L266]/[.K266]-1)/SIN(PI()/40)" office:value-type="float" office:value="1.08634882841876" calcext:value-type="float">
            <text:p>1.08634882841876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-2.76438" calcext:value-type="float">
            <text:p>-2.76438</text:p>
          </table:table-cell>
          <table:table-cell office:value-type="float" office:value="0.0209434" calcext:value-type="float">
            <text:p>0.0209434</text:p>
          </table:table-cell>
          <table:table-cell office:value-type="float" office:value="-0.0128125" calcext:value-type="float">
            <text:p>-0.0128125</text:p>
          </table:table-cell>
          <table:table-cell office:value-type="float" office:value="0.0128125" calcext:value-type="float">
            <text:p>0.0128125</text:p>
          </table:table-cell>
          <table:table-cell office:value-type="float" office:value="7.66271" calcext:value-type="float">
            <text:p>7.66271</text:p>
          </table:table-cell>
          <table:table-cell office:value-type="float" office:value="0.00157412" calcext:value-type="float">
            <text:p>0.00157412</text:p>
          </table:table-cell>
          <table:table-cell office:value-type="float" office:value="59.359" calcext:value-type="float">
            <text:p>59.359</text:p>
          </table:table-cell>
          <table:table-cell office:value-type="float" office:value="0.00000639404" calcext:value-type="float">
            <text:p>6.39404E-06</text:p>
          </table:table-cell>
          <table:table-cell office:value-type="float" office:value="70.5531" calcext:value-type="float">
            <text:p>70.5531</text:p>
          </table:table-cell>
          <table:table-cell office:value-type="float" office:value="2.51859" calcext:value-type="float">
            <text:p>2.51859</text:p>
          </table:table-cell>
          <table:table-cell office:value-type="float" office:value="0.00432714" calcext:value-type="float">
            <text:p>0.00432714</text:p>
          </table:table-cell>
          <table:table-cell table:formula="of:=0.5*SQRT([.L267]/[.K267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-2.94336" calcext:value-type="float">
            <text:p>-2.94336</text:p>
          </table:table-cell>
          <table:table-cell office:value-type="float" office:value="0.0129266" calcext:value-type="float">
            <text:p>0.0129266</text:p>
          </table:table-cell>
          <table:table-cell table:number-columns-repeated="2" office:value-type="float" office:value="0.516543" calcext:value-type="float">
            <text:p>0.516543</text:p>
          </table:table-cell>
          <table:table-cell office:value-type="float" office:value="8.67629" calcext:value-type="float">
            <text:p>8.67629</text:p>
          </table:table-cell>
          <table:table-cell office:value-type="float" office:value="0.321608" calcext:value-type="float">
            <text:p>0.321608</text:p>
          </table:table-cell>
          <table:table-cell office:value-type="float" office:value="75.7259" calcext:value-type="float">
            <text:p>75.7259</text:p>
          </table:table-cell>
          <table:table-cell office:value-type="float" office:value="0.152566" calcext:value-type="float">
            <text:p>0.152566</text:p>
          </table:table-cell>
          <table:table-cell office:value-type="float" office:value="87.5879" calcext:value-type="float">
            <text:p>87.5879</text:p>
          </table:table-cell>
          <table:table-cell office:value-type="float" office:value="514.573" calcext:value-type="float">
            <text:p>514.573</text:p>
          </table:table-cell>
          <table:table-cell office:value-type="float" office:value="0.00267079" calcext:value-type="float">
            <text:p>0.00267079</text:p>
          </table:table-cell>
          <table:table-cell table:formula="of:=0.5*SQRT([.L268]/[.K268]-1)/SIN(PI()/40)" office:value-type="float" office:value="14.0705479045341" calcext:value-type="float">
            <text:p>14.0705479045341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" calcext:value-type="float">
            <text:p>7</text:p>
          </table:table-cell>
          <table:table-cell office:value-type="float" office:value="-3.1402" calcext:value-type="float">
            <text:p>-3.1402</text:p>
          </table:table-cell>
          <table:table-cell office:value-type="float" office:value="0.0116627" calcext:value-type="float">
            <text:p>0.0116627</text:p>
          </table:table-cell>
          <table:table-cell table:number-columns-repeated="2" office:value-type="float" office:value="0.815117" calcext:value-type="float">
            <text:p>0.815117</text:p>
          </table:table-cell>
          <table:table-cell office:value-type="float" office:value="9.87249" calcext:value-type="float">
            <text:p>9.87249</text:p>
          </table:table-cell>
          <table:table-cell office:value-type="float" office:value="0.666538" calcext:value-type="float">
            <text:p>0.666538</text:p>
          </table:table-cell>
          <table:table-cell office:value-type="float" office:value="97.9194" calcext:value-type="float">
            <text:p>97.9194</text:p>
          </table:table-cell>
          <table:table-cell office:value-type="float" office:value="0.449499" calcext:value-type="float">
            <text:p>0.449499</text:p>
          </table:table-cell>
          <table:table-cell office:value-type="float" office:value="3.88071" calcext:value-type="float">
            <text:p>3.88071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0.00240964" calcext:value-type="float">
            <text:p>0.00240964</text:p>
          </table:table-cell>
          <table:table-cell table:formula="of:=0.5*SQRT([.L269]/[.K269]-1)/SIN(PI()/40)" office:value-type="float" office:value="105.451262739811" calcext:value-type="float">
            <text:p>105.451262739811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-3.12119" calcext:value-type="float">
            <text:p>-3.12119</text:p>
          </table:table-cell>
          <table:table-cell office:value-type="float" office:value="0.0115389" calcext:value-type="float">
            <text:p>0.0115389</text:p>
          </table:table-cell>
          <table:table-cell table:number-columns-repeated="2" office:value-type="float" office:value="0.811865" calcext:value-type="float">
            <text:p>0.811865</text:p>
          </table:table-cell>
          <table:table-cell office:value-type="float" office:value="9.75337" calcext:value-type="float">
            <text:p>9.75337</text:p>
          </table:table-cell>
          <table:table-cell office:value-type="float" office:value="0.660724" calcext:value-type="float">
            <text:p>0.660724</text:p>
          </table:table-cell>
          <table:table-cell office:value-type="float" office:value="95.5778" calcext:value-type="float">
            <text:p>95.5778</text:p>
          </table:table-cell>
          <table:table-cell office:value-type="float" office:value="0.440673" calcext:value-type="float">
            <text:p>0.440673</text:p>
          </table:table-cell>
          <table:table-cell office:value-type="float" office:value="3.12943" calcext:value-type="float">
            <text:p>3.12943</text:p>
          </table:table-cell>
          <table:table-cell office:value-type="float" office:value="1057.16" calcext:value-type="float">
            <text:p>1057.16</text:p>
          </table:table-cell>
          <table:table-cell office:value-type="float" office:value="0.00238407" calcext:value-type="float">
            <text:p>0.00238407</text:p>
          </table:table-cell>
          <table:table-cell table:formula="of:=0.5*SQRT([.L270]/[.K270]-1)/SIN(PI()/40)" office:value-type="float" office:value="116.955510405322" calcext:value-type="float">
            <text:p>116.95551040532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-3.11577" calcext:value-type="float">
            <text:p>-3.11577</text:p>
          </table:table-cell>
          <table:table-cell office:value-type="float" office:value="0.0141615" calcext:value-type="float">
            <text:p>0.0141615</text:p>
          </table:table-cell>
          <table:table-cell table:number-columns-repeated="2" office:value-type="float" office:value="0.80708" calcext:value-type="float">
            <text:p>0.80708</text:p>
          </table:table-cell>
          <table:table-cell office:value-type="float" office:value="9.72219" calcext:value-type="float">
            <text:p>9.72219</text:p>
          </table:table-cell>
          <table:table-cell office:value-type="float" office:value="0.654005" calcext:value-type="float">
            <text:p>0.654005</text:p>
          </table:table-cell>
          <table:table-cell office:value-type="float" office:value="95.0639" calcext:value-type="float">
            <text:p>95.0639</text:p>
          </table:table-cell>
          <table:table-cell office:value-type="float" office:value="0.434126" calcext:value-type="float">
            <text:p>0.434126</text:p>
          </table:table-cell>
          <table:table-cell office:value-type="float" office:value="3.95696" calcext:value-type="float">
            <text:p>3.95696</text:p>
          </table:table-cell>
          <table:table-cell office:value-type="float" office:value="1046.41" calcext:value-type="float">
            <text:p>1046.41</text:p>
          </table:table-cell>
          <table:table-cell office:value-type="float" office:value="0.00292592" calcext:value-type="float">
            <text:p>0.00292592</text:p>
          </table:table-cell>
          <table:table-cell table:formula="of:=0.5*SQRT([.L271]/[.K271]-1)/SIN(PI()/40)" office:value-type="float" office:value="103.436573628706" calcext:value-type="float">
            <text:p>103.436573628706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-3.07987" calcext:value-type="float">
            <text:p>-3.07987</text:p>
          </table:table-cell>
          <table:table-cell office:value-type="float" office:value="0.0188573" calcext:value-type="float">
            <text:p>0.0188573</text:p>
          </table:table-cell>
          <table:table-cell table:number-columns-repeated="2" office:value-type="float" office:value="0.76967" calcext:value-type="float">
            <text:p>0.76967</text:p>
          </table:table-cell>
          <table:table-cell office:value-type="float" office:value="9.50445" calcext:value-type="float">
            <text:p>9.50445</text:p>
          </table:table-cell>
          <table:table-cell office:value-type="float" office:value="0.602734" calcext:value-type="float">
            <text:p>0.602734</text:p>
          </table:table-cell>
          <table:table-cell office:value-type="float" office:value="91.0493" calcext:value-type="float">
            <text:p>91.0493</text:p>
          </table:table-cell>
          <table:table-cell office:value-type="float" office:value="0.382576" calcext:value-type="float">
            <text:p>0.382576</text:p>
          </table:table-cell>
          <table:table-cell office:value-type="float" office:value="10.3512" calcext:value-type="float">
            <text:p>10.3512</text:p>
          </table:table-cell>
          <table:table-cell office:value-type="float" office:value="964.374" calcext:value-type="float">
            <text:p>964.374</text:p>
          </table:table-cell>
          <table:table-cell office:value-type="float" office:value="0.00389614" calcext:value-type="float">
            <text:p>0.00389614</text:p>
          </table:table-cell>
          <table:table-cell table:formula="of:=0.5*SQRT([.L272]/[.K272]-1)/SIN(PI()/40)" office:value-type="float" office:value="61.1801775449102" calcext:value-type="float">
            <text:p>61.180177544910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-3.0989" calcext:value-type="float">
            <text:p>-3.0989</text:p>
          </table:table-cell>
          <table:table-cell office:value-type="float" office:value="0.0166755" calcext:value-type="float">
            <text:p>0.0166755</text:p>
          </table:table-cell>
          <table:table-cell table:number-columns-repeated="2" office:value-type="float" office:value="0.783778" calcext:value-type="float">
            <text:p>0.783778</text:p>
          </table:table-cell>
          <table:table-cell office:value-type="float" office:value="9.61985" calcext:value-type="float">
            <text:p>9.61985</text:p>
          </table:table-cell>
          <table:table-cell office:value-type="float" office:value="0.620795" calcext:value-type="float">
            <text:p>0.620795</text:p>
          </table:table-cell>
          <table:table-cell office:value-type="float" office:value="93.1776" calcext:value-type="float">
            <text:p>93.1776</text:p>
          </table:table-cell>
          <table:table-cell office:value-type="float" office:value="0.399139" calcext:value-type="float">
            <text:p>0.399139</text:p>
          </table:table-cell>
          <table:table-cell office:value-type="float" office:value="8.72449" calcext:value-type="float">
            <text:p>8.72449</text:p>
          </table:table-cell>
          <table:table-cell office:value-type="float" office:value="993.272" calcext:value-type="float">
            <text:p>993.272</text:p>
          </table:table-cell>
          <table:table-cell office:value-type="float" office:value="0.00344535" calcext:value-type="float">
            <text:p>0.00344535</text:p>
          </table:table-cell>
          <table:table-cell table:formula="of:=0.5*SQRT([.L273]/[.K273]-1)/SIN(PI()/40)" office:value-type="float" office:value="67.6978724715745" calcext:value-type="float">
            <text:p>67.697872471574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-3.09965" calcext:value-type="float">
            <text:p>-3.09965</text:p>
          </table:table-cell>
          <table:table-cell office:value-type="float" office:value="0.0169654" calcext:value-type="float">
            <text:p>0.0169654</text:p>
          </table:table-cell>
          <table:table-cell table:number-columns-repeated="2" office:value-type="float" office:value="0.788837" calcext:value-type="float">
            <text:p>0.788837</text:p>
          </table:table-cell>
          <table:table-cell office:value-type="float" office:value="9.62481" calcext:value-type="float">
            <text:p>9.62481</text:p>
          </table:table-cell>
          <table:table-cell office:value-type="float" office:value="0.628396" calcext:value-type="float">
            <text:p>0.628396</text:p>
          </table:table-cell>
          <table:table-cell office:value-type="float" office:value="93.2812" calcext:value-type="float">
            <text:p>93.2812</text:p>
          </table:table-cell>
          <table:table-cell office:value-type="float" office:value="0.407445" calcext:value-type="float">
            <text:p>0.407445</text:p>
          </table:table-cell>
          <table:table-cell office:value-type="float" office:value="6.0655" calcext:value-type="float">
            <text:p>6.0655</text:p>
          </table:table-cell>
          <table:table-cell office:value-type="float" office:value="1005.43" calcext:value-type="float">
            <text:p>1005.43</text:p>
          </table:table-cell>
          <table:table-cell office:value-type="float" office:value="0.00350526" calcext:value-type="float">
            <text:p>0.00350526</text:p>
          </table:table-cell>
          <table:table-cell table:formula="of:=0.5*SQRT([.L274]/[.K274]-1)/SIN(PI()/40)" office:value-type="float" office:value="81.800387588177" calcext:value-type="float">
            <text:p>81.80038758817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office:value-type="float" office:value="-3.08716" calcext:value-type="float">
            <text:p>-3.08716</text:p>
          </table:table-cell>
          <table:table-cell office:value-type="float" office:value="0.0174927" calcext:value-type="float">
            <text:p>0.0174927</text:p>
          </table:table-cell>
          <table:table-cell table:number-columns-repeated="2" office:value-type="float" office:value="0.779561" calcext:value-type="float">
            <text:p>0.779561</text:p>
          </table:table-cell>
          <table:table-cell office:value-type="float" office:value="9.54803" calcext:value-type="float">
            <text:p>9.54803</text:p>
          </table:table-cell>
          <table:table-cell office:value-type="float" office:value="0.614908" calcext:value-type="float">
            <text:p>0.614908</text:p>
          </table:table-cell>
          <table:table-cell office:value-type="float" office:value="91.8252" calcext:value-type="float">
            <text:p>91.8252</text:p>
          </table:table-cell>
          <table:table-cell office:value-type="float" office:value="0.391507" calcext:value-type="float">
            <text:p>0.391507</text:p>
          </table:table-cell>
          <table:table-cell office:value-type="float" office:value="6.50595" calcext:value-type="float">
            <text:p>6.50595</text:p>
          </table:table-cell>
          <table:table-cell office:value-type="float" office:value="983.852" calcext:value-type="float">
            <text:p>983.852</text:p>
          </table:table-cell>
          <table:table-cell office:value-type="float" office:value="0.00361419" calcext:value-type="float">
            <text:p>0.00361419</text:p>
          </table:table-cell>
          <table:table-cell table:formula="of:=0.5*SQRT([.L275]/[.K275]-1)/SIN(PI()/40)" office:value-type="float" office:value="78.1080015710017" calcext:value-type="float">
            <text:p>78.108001571001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-3.0934" calcext:value-type="float">
            <text:p>-3.0934</text:p>
          </table:table-cell>
          <table:table-cell office:value-type="float" office:value="0.0169069" calcext:value-type="float">
            <text:p>0.0169069</text:p>
          </table:table-cell>
          <table:table-cell table:number-columns-repeated="2" office:value-type="float" office:value="0.78113" calcext:value-type="float">
            <text:p>0.78113</text:p>
          </table:table-cell>
          <table:table-cell office:value-type="float" office:value="9.58601" calcext:value-type="float">
            <text:p>9.58601</text:p>
          </table:table-cell>
          <table:table-cell office:value-type="float" office:value="0.619405" calcext:value-type="float">
            <text:p>0.619405</text:p>
          </table:table-cell>
          <table:table-cell office:value-type="float" office:value="92.5317" calcext:value-type="float">
            <text:p>92.5317</text:p>
          </table:table-cell>
          <table:table-cell office:value-type="float" office:value="0.397184" calcext:value-type="float">
            <text:p>0.397184</text:p>
          </table:table-cell>
          <table:table-cell office:value-type="float" office:value="8.27255" calcext:value-type="float">
            <text:p>8.27255</text:p>
          </table:table-cell>
          <table:table-cell office:value-type="float" office:value="991.048" calcext:value-type="float">
            <text:p>991.048</text:p>
          </table:table-cell>
          <table:table-cell office:value-type="float" office:value="0.00349316" calcext:value-type="float">
            <text:p>0.00349316</text:p>
          </table:table-cell>
          <table:table-cell table:formula="of:=0.5*SQRT([.L276]/[.K276]-1)/SIN(PI()/40)" office:value-type="float" office:value="69.4599002234438" calcext:value-type="float">
            <text:p>69.4599002234438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office:value-type="float" office:value="-3.09411" calcext:value-type="float">
            <text:p>-3.09411</text:p>
          </table:table-cell>
          <table:table-cell office:value-type="float" office:value="0.017495" calcext:value-type="float">
            <text:p>0.017495</text:p>
          </table:table-cell>
          <table:table-cell table:number-columns-repeated="2" office:value-type="float" office:value="0.545577" calcext:value-type="float">
            <text:p>0.545577</text:p>
          </table:table-cell>
          <table:table-cell office:value-type="float" office:value="9.59102" calcext:value-type="float">
            <text:p>9.59102</text:p>
          </table:table-cell>
          <table:table-cell office:value-type="float" office:value="0.622002" calcext:value-type="float">
            <text:p>0.622002</text:p>
          </table:table-cell>
          <table:table-cell office:value-type="float" office:value="92.6479" calcext:value-type="float">
            <text:p>92.6479</text:p>
          </table:table-cell>
          <table:table-cell office:value-type="float" office:value="0.400435" calcext:value-type="float">
            <text:p>0.400435</text:p>
          </table:table-cell>
          <table:table-cell office:value-type="float" office:value="6.00087" calcext:value-type="float">
            <text:p>6.00087</text:p>
          </table:table-cell>
          <table:table-cell office:value-type="float" office:value="995.203" calcext:value-type="float">
            <text:p>995.203</text:p>
          </table:table-cell>
          <table:table-cell office:value-type="float" office:value="0.00361468" calcext:value-type="float">
            <text:p>0.00361468</text:p>
          </table:table-cell>
          <table:table-cell table:formula="of:=0.5*SQRT([.L277]/[.K277]-1)/SIN(PI()/40)" office:value-type="float" office:value="81.8204979221135" calcext:value-type="float">
            <text:p>81.820497922113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-3.0955" calcext:value-type="float">
            <text:p>-3.0955</text:p>
          </table:table-cell>
          <table:table-cell office:value-type="float" office:value="0.0167877" calcext:value-type="float">
            <text:p>0.0167877</text:p>
          </table:table-cell>
          <table:table-cell office:value-type="float" office:value="-0.78651" calcext:value-type="float">
            <text:p>-0.78651</text:p>
          </table:table-cell>
          <table:table-cell office:value-type="float" office:value="0.78651" calcext:value-type="float">
            <text:p>0.78651</text:p>
          </table:table-cell>
          <table:table-cell office:value-type="float" office:value="9.59888" calcext:value-type="float">
            <text:p>9.59888</text:p>
          </table:table-cell>
          <table:table-cell office:value-type="float" office:value="0.624446" calcext:value-type="float">
            <text:p>0.624446</text:p>
          </table:table-cell>
          <table:table-cell office:value-type="float" office:value="92.7757" calcext:value-type="float">
            <text:p>92.7757</text:p>
          </table:table-cell>
          <table:table-cell office:value-type="float" office:value="0.401698" calcext:value-type="float">
            <text:p>0.401698</text:p>
          </table:table-cell>
          <table:table-cell office:value-type="float" office:value="6.47489" calcext:value-type="float">
            <text:p>6.47489</text:p>
          </table:table-cell>
          <table:table-cell office:value-type="float" office:value="999.113" calcext:value-type="float">
            <text:p>999.113</text:p>
          </table:table-cell>
          <table:table-cell office:value-type="float" office:value="0.00346853" calcext:value-type="float">
            <text:p>0.00346853</text:p>
          </table:table-cell>
          <table:table-cell table:formula="of:=0.5*SQRT([.L278]/[.K278]-1)/SIN(PI()/40)" office:value-type="float" office:value="78.9052646892068" calcext:value-type="float">
            <text:p>78.90526468920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-1.015" calcext:value-type="float">
            <text:p>-1.015</text:p>
          </table:table-cell>
          <table:table-cell office:value-type="float" office:value="0" calcext:value-type="float">
            <text:p>0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75" calcext:value-type="float">
            <text:p>0.075</text:p>
          </table:table-cell>
          <table:table-cell office:value-type="float" office:value="1.03022" calcext:value-type="float">
            <text:p>1.03022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1.06136" calcext:value-type="float">
            <text:p>1.06136</text:p>
          </table:table-cell>
          <table:table-cell office:value-type="float" office:value="0.0000316406" calcext:value-type="float">
            <text:p>3.16406E-05</text:p>
          </table:table-cell>
          <table:table-cell office:value-type="float" office:value="0.0536932" calcext:value-type="float">
            <text:p>0.05369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0.5*SQRT([.L281]/[.K281]-1)/SIN(PI()/40)" office:value-type="float" office:value="82.2600474773605" calcext:value-type="float">
            <text:p>82.2600474773605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-1.9275" calcext:value-type="float">
            <text:p>-1.9275</text:p>
          </table:table-cell>
          <table:table-cell office:value-type="float" office:value="0.0495062" calcext:value-type="float">
            <text:p>0.0495062</text:p>
          </table:table-cell>
          <table:table-cell office:value-type="float" office:value="-0.2175" calcext:value-type="float">
            <text:p>-0.2175</text:p>
          </table:table-cell>
          <table:table-cell office:value-type="float" office:value="0.2175" calcext:value-type="float">
            <text:p>0.2175</text:p>
          </table:table-cell>
          <table:table-cell office:value-type="float" office:value="3.76476" calcext:value-type="float">
            <text:p>3.76476</text:p>
          </table:table-cell>
          <table:table-cell office:value-type="float" office:value="0.0499328" calcext:value-type="float">
            <text:p>0.0499328</text:p>
          </table:table-cell>
          <table:table-cell office:value-type="float" office:value="14.9092" calcext:value-type="float">
            <text:p>14.9092</text:p>
          </table:table-cell>
          <table:table-cell office:value-type="float" office:value="0.0029903" calcext:value-type="float">
            <text:p>0.0029903</text:p>
          </table:table-cell>
          <table:table-cell office:value-type="float" office:value="13.415" calcext:value-type="float">
            <text:p>13.415</text:p>
          </table:table-cell>
          <table:table-cell office:value-type="float" office:value="79.8925" calcext:value-type="float">
            <text:p>79.8925</text:p>
          </table:table-cell>
          <table:table-cell office:value-type="float" office:value="0.0100451" calcext:value-type="float">
            <text:p>0.0100451</text:p>
          </table:table-cell>
          <table:table-cell table:formula="of:=0.5*SQRT([.L282]/[.K282]-1)/SIN(PI()/40)" office:value-type="float" office:value="14.1862858582193" calcext:value-type="float">
            <text:p>14.1862858582193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" calcext:value-type="float">
            <text:p>2</text:p>
          </table:table-cell>
          <table:table-cell office:value-type="float" office:value="-2.3825" calcext:value-type="float">
            <text:p>-2.3825</text:p>
          </table:table-cell>
          <table:table-cell office:value-type="float" office:value="0.00680625" calcext:value-type="float">
            <text:p>0.00680625</text:p>
          </table:table-cell>
          <table:table-cell office:value-type="float" office:value="-0.285312" calcext:value-type="float">
            <text:p>-0.285312</text:p>
          </table:table-cell>
          <table:table-cell office:value-type="float" office:value="0.285312" calcext:value-type="float">
            <text:p>0.285312</text:p>
          </table:table-cell>
          <table:table-cell office:value-type="float" office:value="5.68311" calcext:value-type="float">
            <text:p>5.68311</text:p>
          </table:table-cell>
          <table:table-cell office:value-type="float" office:value="0.0831691" calcext:value-type="float">
            <text:p>0.0831691</text:p>
          </table:table-cell>
          <table:table-cell office:value-type="float" office:value="32.4506" calcext:value-type="float">
            <text:p>32.4506</text:p>
          </table:table-cell>
          <table:table-cell office:value-type="float" office:value="0.00754189" calcext:value-type="float">
            <text:p>0.00754189</text:p>
          </table:table-cell>
          <table:table-cell office:value-type="float" office:value="6.88598" calcext:value-type="float">
            <text:p>6.88598</text:p>
          </table:table-cell>
          <table:table-cell office:value-type="float" office:value="133.071" calcext:value-type="float">
            <text:p>133.071</text:p>
          </table:table-cell>
          <table:table-cell office:value-type="float" office:value="0.00138103" calcext:value-type="float">
            <text:p>0.00138103</text:p>
          </table:table-cell>
          <table:table-cell table:formula="of:=0.5*SQRT([.L283]/[.K283]-1)/SIN(PI()/40)" office:value-type="float" office:value="27.2802111767745" calcext:value-type="float">
            <text:p>27.2802111767745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" calcext:value-type="float">
            <text:p>3</text:p>
          </table:table-cell>
          <table:table-cell office:value-type="float" office:value="-2.65937" calcext:value-type="float">
            <text:p>-2.65937</text:p>
          </table:table-cell>
          <table:table-cell office:value-type="float" office:value="0.00319648" calcext:value-type="float">
            <text:p>0.00319648</text:p>
          </table:table-cell>
          <table:table-cell office:value-type="float" office:value="-0.450313" calcext:value-type="float">
            <text:p>-0.450313</text:p>
          </table:table-cell>
          <table:table-cell office:value-type="float" office:value="0.450313" calcext:value-type="float">
            <text:p>0.450313</text:p>
          </table:table-cell>
          <table:table-cell office:value-type="float" office:value="7.07547" calcext:value-type="float">
            <text:p>7.07547</text:p>
          </table:table-cell>
          <table:table-cell office:value-type="float" office:value="0.203911" calcext:value-type="float">
            <text:p>0.203911</text:p>
          </table:table-cell>
          <table:table-cell office:value-type="float" office:value="50.1512" calcext:value-type="float">
            <text:p>50.1512</text:p>
          </table:table-cell>
          <table:table-cell office:value-type="float" office:value="0.0425455" calcext:value-type="float">
            <text:p>0.0425455</text:p>
          </table:table-cell>
          <table:table-cell office:value-type="float" office:value="7.5818" calcext:value-type="float">
            <text:p>7.5818</text:p>
          </table:table-cell>
          <table:table-cell office:value-type="float" office:value="326.258" calcext:value-type="float">
            <text:p>326.258</text:p>
          </table:table-cell>
          <table:table-cell office:value-type="float" office:value="0.000648585" calcext:value-type="float">
            <text:p>0.000648585</text:p>
          </table:table-cell>
          <table:table-cell table:formula="of:=0.5*SQRT([.L284]/[.K284]-1)/SIN(PI()/40)" office:value-type="float" office:value="41.3157231718288" calcext:value-type="float">
            <text:p>41.3157231718288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4" calcext:value-type="float">
            <text:p>4</text:p>
          </table:table-cell>
          <table:table-cell office:value-type="float" office:value="-2.85781" calcext:value-type="float">
            <text:p>-2.85781</text:p>
          </table:table-cell>
          <table:table-cell office:value-type="float" office:value="0.0141655" calcext:value-type="float">
            <text:p>0.0141655</text:p>
          </table:table-cell>
          <table:table-cell office:value-type="float" office:value="-0.597656" calcext:value-type="float">
            <text:p>-0.597656</text:p>
          </table:table-cell>
          <table:table-cell office:value-type="float" office:value="0.597656" calcext:value-type="float">
            <text:p>0.597656</text:p>
          </table:table-cell>
          <table:table-cell office:value-type="float" office:value="8.18126" calcext:value-type="float">
            <text:p>8.18126</text:p>
          </table:table-cell>
          <table:table-cell office:value-type="float" office:value="0.367972" calcext:value-type="float">
            <text:p>0.367972</text:p>
          </table:table-cell>
          <table:table-cell office:value-type="float" office:value="67.4103" calcext:value-type="float">
            <text:p>67.4103</text:p>
          </table:table-cell>
          <table:table-cell office:value-type="float" office:value="0.15172" calcext:value-type="float">
            <text:p>0.15172</text:p>
          </table:table-cell>
          <table:table-cell office:value-type="float" office:value="20.9662" calcext:value-type="float">
            <text:p>20.9662</text:p>
          </table:table-cell>
          <table:table-cell office:value-type="float" office:value="588.756" calcext:value-type="float">
            <text:p>588.756</text:p>
          </table:table-cell>
          <table:table-cell office:value-type="float" office:value="0.00287426" calcext:value-type="float">
            <text:p>0.00287426</text:p>
          </table:table-cell>
          <table:table-cell table:formula="of:=0.5*SQRT([.L285]/[.K285]-1)/SIN(PI()/40)" office:value-type="float" office:value="33.1635212479469" calcext:value-type="float">
            <text:p>33.163521247946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-3.05391" calcext:value-type="float">
            <text:p>-3.05391</text:p>
          </table:table-cell>
          <table:table-cell office:value-type="float" office:value="0.0182011" calcext:value-type="float">
            <text:p>0.0182011</text:p>
          </table:table-cell>
          <table:table-cell office:value-type="float" office:value="-0.767422" calcext:value-type="float">
            <text:p>-0.767422</text:p>
          </table:table-cell>
          <table:table-cell office:value-type="float" office:value="0.767422" calcext:value-type="float">
            <text:p>0.767422</text:p>
          </table:table-cell>
          <table:table-cell office:value-type="float" office:value="9.34454" calcext:value-type="float">
            <text:p>9.34454</text:p>
          </table:table-cell>
          <table:table-cell office:value-type="float" office:value="0.593903" calcext:value-type="float">
            <text:p>0.593903</text:p>
          </table:table-cell>
          <table:table-cell office:value-type="float" office:value="88.0024" calcext:value-type="float">
            <text:p>88.0024</text:p>
          </table:table-cell>
          <table:table-cell office:value-type="float" office:value="0.364082" calcext:value-type="float">
            <text:p>0.364082</text:p>
          </table:table-cell>
          <table:table-cell office:value-type="float" office:value="10.8951" calcext:value-type="float">
            <text:p>10.8951</text:p>
          </table:table-cell>
          <table:table-cell office:value-type="float" office:value="950.245" calcext:value-type="float">
            <text:p>950.245</text:p>
          </table:table-cell>
          <table:table-cell office:value-type="float" office:value="0.00369311" calcext:value-type="float">
            <text:p>0.00369311</text:p>
          </table:table-cell>
          <table:table-cell table:formula="of:=0.5*SQRT([.L286]/[.K286]-1)/SIN(PI()/40)" office:value-type="float" office:value="59.17316408034" calcext:value-type="float">
            <text:p>59.17316408034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6" calcext:value-type="float">
            <text:p>6</text:p>
          </table:table-cell>
          <table:table-cell office:value-type="float" office:value="-3.05297" calcext:value-type="float">
            <text:p>-3.05297</text:p>
          </table:table-cell>
          <table:table-cell office:value-type="float" office:value="0.0118959" calcext:value-type="float">
            <text:p>0.0118959</text:p>
          </table:table-cell>
          <table:table-cell office:value-type="float" office:value="-0.783066" calcext:value-type="float">
            <text:p>-0.783066</text:p>
          </table:table-cell>
          <table:table-cell office:value-type="float" office:value="0.783066" calcext:value-type="float">
            <text:p>0.783066</text:p>
          </table:table-cell>
          <table:table-cell office:value-type="float" office:value="9.33251" calcext:value-type="float">
            <text:p>9.33251</text:p>
          </table:table-cell>
          <table:table-cell office:value-type="float" office:value="0.614518" calcext:value-type="float">
            <text:p>0.614518</text:p>
          </table:table-cell>
          <table:table-cell office:value-type="float" office:value="87.5416" calcext:value-type="float">
            <text:p>87.5416</text:p>
          </table:table-cell>
          <table:table-cell office:value-type="float" office:value="0.38089" calcext:value-type="float">
            <text:p>0.38089</text:p>
          </table:table-cell>
          <table:table-cell office:value-type="float" office:value="2.58425" calcext:value-type="float">
            <text:p>2.58425</text:p>
          </table:table-cell>
          <table:table-cell office:value-type="float" office:value="983.229" calcext:value-type="float">
            <text:p>983.229</text:p>
          </table:table-cell>
          <table:table-cell office:value-type="float" office:value="0.00241374" calcext:value-type="float">
            <text:p>0.00241374</text:p>
          </table:table-cell>
          <table:table-cell table:formula="of:=0.5*SQRT([.L287]/[.K287]-1)/SIN(PI()/40)" office:value-type="float" office:value="124.141016524839" calcext:value-type="float">
            <text:p>124.14101652483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" calcext:value-type="float">
            <text:p>7</text:p>
          </table:table-cell>
          <table:table-cell office:value-type="float" office:value="-3.10324" calcext:value-type="float">
            <text:p>-3.10324</text:p>
          </table:table-cell>
          <table:table-cell office:value-type="float" office:value="0.0165748" calcext:value-type="float">
            <text:p>0.0165748</text:p>
          </table:table-cell>
          <table:table-cell office:value-type="float" office:value="-0.804736" calcext:value-type="float">
            <text:p>-0.804736</text:p>
          </table:table-cell>
          <table:table-cell office:value-type="float" office:value="0.804736" calcext:value-type="float">
            <text:p>0.804736</text:p>
          </table:table-cell>
          <table:table-cell office:value-type="float" office:value="9.64669" calcext:value-type="float">
            <text:p>9.64669</text:p>
          </table:table-cell>
          <table:table-cell office:value-type="float" office:value="0.650176" calcext:value-type="float">
            <text:p>0.650176</text:p>
          </table:table-cell>
          <table:table-cell office:value-type="float" office:value="93.7001" calcext:value-type="float">
            <text:p>93.7001</text:p>
          </table:table-cell>
          <table:table-cell office:value-type="float" office:value="0.429283" calcext:value-type="float">
            <text:p>0.429283</text:p>
          </table:table-cell>
          <table:table-cell office:value-type="float" office:value="3.41278" calcext:value-type="float">
            <text:p>3.41278</text:p>
          </table:table-cell>
          <table:table-cell office:value-type="float" office:value="1040.28" calcext:value-type="float">
            <text:p>1040.28</text:p>
          </table:table-cell>
          <table:table-cell office:value-type="float" office:value="0.00336313" calcext:value-type="float">
            <text:p>0.00336313</text:p>
          </table:table-cell>
          <table:table-cell table:formula="of:=0.5*SQRT([.L288]/[.K288]-1)/SIN(PI()/40)" office:value-type="float" office:value="111.079555138705" calcext:value-type="float">
            <text:p>111.079555138705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8" calcext:value-type="float">
            <text:p>8</text:p>
          </table:table-cell>
          <table:table-cell office:value-type="float" office:value="-3.02824" calcext:value-type="float">
            <text:p>-3.02824</text:p>
          </table:table-cell>
          <table:table-cell office:value-type="float" office:value="0.0177725" calcext:value-type="float">
            <text:p>0.0177725</text:p>
          </table:table-cell>
          <table:table-cell office:value-type="float" office:value="-0.775195" calcext:value-type="float">
            <text:p>-0.775195</text:p>
          </table:table-cell>
          <table:table-cell office:value-type="float" office:value="0.775195" calcext:value-type="float">
            <text:p>0.775195</text:p>
          </table:table-cell>
          <table:table-cell office:value-type="float" office:value="9.18802" calcext:value-type="float">
            <text:p>9.18802</text:p>
          </table:table-cell>
          <table:table-cell office:value-type="float" office:value="0.605098" calcext:value-type="float">
            <text:p>0.605098</text:p>
          </table:table-cell>
          <table:table-cell office:value-type="float" office:value="85.0692" calcext:value-type="float">
            <text:p>85.0692</text:p>
          </table:table-cell>
          <table:table-cell office:value-type="float" office:value="0.37524" calcext:value-type="float">
            <text:p>0.37524</text:p>
          </table:table-cell>
          <table:table-cell office:value-type="float" office:value="4.76912" calcext:value-type="float">
            <text:p>4.76912</text:p>
          </table:table-cell>
          <table:table-cell office:value-type="float" office:value="968.157" calcext:value-type="float">
            <text:p>968.157</text:p>
          </table:table-cell>
          <table:table-cell office:value-type="float" office:value="0.00360614" calcext:value-type="float">
            <text:p>0.00360614</text:p>
          </table:table-cell>
          <table:table-cell table:formula="of:=0.5*SQRT([.L289]/[.K289]-1)/SIN(PI()/40)" office:value-type="float" office:value="90.5749639757926" calcext:value-type="float">
            <text:p>90.5749639757926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9" calcext:value-type="float">
            <text:p>9</text:p>
          </table:table-cell>
          <table:table-cell office:value-type="float" office:value="-3.03384" calcext:value-type="float">
            <text:p>-3.03384</text:p>
          </table:table-cell>
          <table:table-cell office:value-type="float" office:value="0.0206459" calcext:value-type="float">
            <text:p>0.0206459</text:p>
          </table:table-cell>
          <table:table-cell office:value-type="float" office:value="-0.756025" calcext:value-type="float">
            <text:p>-0.756025</text:p>
          </table:table-cell>
          <table:table-cell office:value-type="float" office:value="0.756025" calcext:value-type="float">
            <text:p>0.756025</text:p>
          </table:table-cell>
          <table:table-cell office:value-type="float" office:value="9.22482" calcext:value-type="float">
            <text:p>9.22482</text:p>
          </table:table-cell>
          <table:table-cell office:value-type="float" office:value="0.579879" calcext:value-type="float">
            <text:p>0.579879</text:p>
          </table:table-cell>
          <table:table-cell office:value-type="float" office:value="85.8472" calcext:value-type="float">
            <text:p>85.8472</text:p>
          </table:table-cell>
          <table:table-cell office:value-type="float" office:value="0.352299" calcext:value-type="float">
            <text:p>0.352299</text:p>
          </table:table-cell>
          <table:table-cell office:value-type="float" office:value="7.09214" calcext:value-type="float">
            <text:p>7.09214</text:p>
          </table:table-cell>
          <table:table-cell office:value-type="float" office:value="927.806" calcext:value-type="float">
            <text:p>927.806</text:p>
          </table:table-cell>
          <table:table-cell office:value-type="float" office:value="0.00418916" calcext:value-type="float">
            <text:p>0.00418916</text:p>
          </table:table-cell>
          <table:table-cell table:formula="of:=0.5*SQRT([.L290]/[.K290]-1)/SIN(PI()/40)" office:value-type="float" office:value="72.6106620076543" calcext:value-type="float">
            <text:p>72.6106620076543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0" calcext:value-type="float">
            <text:p>10</text:p>
          </table:table-cell>
          <table:table-cell office:value-type="float" office:value="-3.0343" calcext:value-type="float">
            <text:p>-3.0343</text:p>
          </table:table-cell>
          <table:table-cell office:value-type="float" office:value="0.016852" calcext:value-type="float">
            <text:p>0.016852</text:p>
          </table:table-cell>
          <table:table-cell office:value-type="float" office:value="-0.761405" calcext:value-type="float">
            <text:p>-0.761405</text:p>
          </table:table-cell>
          <table:table-cell office:value-type="float" office:value="0.761405" calcext:value-type="float">
            <text:p>0.761405</text:p>
          </table:table-cell>
          <table:table-cell office:value-type="float" office:value="9.22384" calcext:value-type="float">
            <text:p>9.22384</text:p>
          </table:table-cell>
          <table:table-cell office:value-type="float" office:value="0.586463" calcext:value-type="float">
            <text:p>0.586463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356779" calcext:value-type="float">
            <text:p>0.356779</text:p>
          </table:table-cell>
          <table:table-cell office:value-type="float" office:value="8.57847" calcext:value-type="float">
            <text:p>8.57847</text:p>
          </table:table-cell>
          <table:table-cell office:value-type="float" office:value="938.34" calcext:value-type="float">
            <text:p>938.34</text:p>
          </table:table-cell>
          <table:table-cell office:value-type="float" office:value="0.00341936" calcext:value-type="float">
            <text:p>0.00341936</text:p>
          </table:table-cell>
          <table:table-cell table:formula="of:=0.5*SQRT([.L291]/[.K291]-1)/SIN(PI()/40)" office:value-type="float" office:value="66.3449045944713" calcext:value-type="float">
            <text:p>66.3449045944713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1" calcext:value-type="float">
            <text:p>11</text:p>
          </table:table-cell>
          <table:table-cell office:value-type="float" office:value="-3.04807" calcext:value-type="float">
            <text:p>-3.04807</text:p>
          </table:table-cell>
          <table:table-cell office:value-type="float" office:value="0.0178095" calcext:value-type="float">
            <text:p>0.0178095</text:p>
          </table:table-cell>
          <table:table-cell office:value-type="float" office:value="-0.770783" calcext:value-type="float">
            <text:p>-0.770783</text:p>
          </table:table-cell>
          <table:table-cell office:value-type="float" office:value="0.770783" calcext:value-type="float">
            <text:p>0.770783</text:p>
          </table:table-cell>
          <table:table-cell office:value-type="float" office:value="9.30852" calcext:value-type="float">
            <text:p>9.30852</text:p>
          </table:table-cell>
          <table:table-cell office:value-type="float" office:value="0.600273" calcext:value-type="float">
            <text:p>0.600273</text:p>
          </table:table-cell>
          <table:table-cell office:value-type="float" office:value="87.3026" calcext:value-type="float">
            <text:p>87.3026</text:p>
          </table:table-cell>
          <table:table-cell office:value-type="float" office:value="0.372878" calcext:value-type="float">
            <text:p>0.372878</text:p>
          </table:table-cell>
          <table:table-cell office:value-type="float" office:value="6.72977" calcext:value-type="float">
            <text:p>6.72977</text:p>
          </table:table-cell>
          <table:table-cell office:value-type="float" office:value="960.437" calcext:value-type="float">
            <text:p>960.437</text:p>
          </table:table-cell>
          <table:table-cell office:value-type="float" office:value="0.00361365" calcext:value-type="float">
            <text:p>0.00361365</text:p>
          </table:table-cell>
          <table:table-cell table:formula="of:=0.5*SQRT([.L292]/[.K292]-1)/SIN(PI()/40)" office:value-type="float" office:value="75.8637196297886" calcext:value-type="float">
            <text:p>75.8637196297886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2" calcext:value-type="float">
            <text:p>12</text:p>
          </table:table-cell>
          <table:table-cell office:value-type="float" office:value="-3.02777" calcext:value-type="float">
            <text:p>-3.02777</text:p>
          </table:table-cell>
          <table:table-cell office:value-type="float" office:value="0.0197585" calcext:value-type="float">
            <text:p>0.0197585</text:p>
          </table:table-cell>
          <table:table-cell office:value-type="float" office:value="-0.749786" calcext:value-type="float">
            <text:p>-0.749786</text:p>
          </table:table-cell>
          <table:table-cell office:value-type="float" office:value="0.749786" calcext:value-type="float">
            <text:p>0.749786</text:p>
          </table:table-cell>
          <table:table-cell office:value-type="float" office:value="9.18716" calcext:value-type="float">
            <text:p>9.18716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85.1231" calcext:value-type="float">
            <text:p>85.1231</text:p>
          </table:table-cell>
          <table:table-cell office:value-type="float" office:value="0.341606" calcext:value-type="float">
            <text:p>0.341606</text:p>
          </table:table-cell>
          <table:table-cell office:value-type="float" office:value="10.5736" calcext:value-type="float">
            <text:p>10.5736</text:p>
          </table:table-cell>
          <table:table-cell office:value-type="float" office:value="912.67" calcext:value-type="float">
            <text:p>912.67</text:p>
          </table:table-cell>
          <table:table-cell office:value-type="float" office:value="0.00400911" calcext:value-type="float">
            <text:p>0.00400911</text:p>
          </table:table-cell>
          <table:table-cell table:formula="of:=0.5*SQRT([.L293]/[.K293]-1)/SIN(PI()/40)" office:value-type="float" office:value="58.8629118713696" calcext:value-type="float">
            <text:p>58.8629118713696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3" calcext:value-type="float">
            <text:p>13</text:p>
          </table:table-cell>
          <table:table-cell office:value-type="float" office:value="-3.03076" calcext:value-type="float">
            <text:p>-3.03076</text:p>
          </table:table-cell>
          <table:table-cell office:value-type="float" office:value="0.0197626" calcext:value-type="float">
            <text:p>0.0197626</text:p>
          </table:table-cell>
          <table:table-cell office:value-type="float" office:value="-0.755558" calcext:value-type="float">
            <text:p>-0.755558</text:p>
          </table:table-cell>
          <table:table-cell office:value-type="float" office:value="0.755558" calcext:value-type="float">
            <text:p>0.755558</text:p>
          </table:table-cell>
          <table:table-cell office:value-type="float" office:value="9.20526" calcext:value-type="float">
            <text:p>9.20526</text:p>
          </table:table-cell>
          <table:table-cell office:value-type="float" office:value="0.579446" calcext:value-type="float">
            <text:p>0.579446</text:p>
          </table:table-cell>
          <table:table-cell office:value-type="float" office:value="85.4556" calcext:value-type="float">
            <text:p>85.4556</text:p>
          </table:table-cell>
          <table:table-cell office:value-type="float" office:value="0.351634" calcext:value-type="float">
            <text:p>0.351634</text:p>
          </table:table-cell>
          <table:table-cell office:value-type="float" office:value="9.15463" calcext:value-type="float">
            <text:p>9.15463</text:p>
          </table:table-cell>
          <table:table-cell office:value-type="float" office:value="927.113" calcext:value-type="float">
            <text:p>927.113</text:p>
          </table:table-cell>
          <table:table-cell office:value-type="float" office:value="0.00400995" calcext:value-type="float">
            <text:p>0.00400995</text:p>
          </table:table-cell>
          <table:table-cell table:formula="of:=0.5*SQRT([.L294]/[.K294]-1)/SIN(PI()/40)" office:value-type="float" office:value="63.8142693174527" calcext:value-type="float">
            <text:p>63.8142693174527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4" calcext:value-type="float">
            <text:p>14</text:p>
          </table:table-cell>
          <table:table-cell office:value-type="float" office:value="-3.03329" calcext:value-type="float">
            <text:p>-3.03329</text:p>
          </table:table-cell>
          <table:table-cell office:value-type="float" office:value="0.018421" calcext:value-type="float">
            <text:p>0.018421</text:p>
          </table:table-cell>
          <table:table-cell office:value-type="float" office:value="-0.757267" calcext:value-type="float">
            <text:p>-0.757267</text:p>
          </table:table-cell>
          <table:table-cell office:value-type="float" office:value="0.757267" calcext:value-type="float">
            <text:p>0.757267</text:p>
          </table:table-cell>
          <table:table-cell office:value-type="float" office:value="9.21925" calcext:value-type="float">
            <text:p>9.21925</text:p>
          </table:table-cell>
          <table:table-cell office:value-type="float" office:value="0.580934" calcext:value-type="float">
            <text:p>0.580934</text:p>
          </table:table-cell>
          <table:table-cell office:value-type="float" office:value="85.6674" calcext:value-type="float">
            <text:p>85.6674</text:p>
          </table:table-cell>
          <table:table-cell office:value-type="float" office:value="0.351788" calcext:value-type="float">
            <text:p>0.351788</text:p>
          </table:table-cell>
          <table:table-cell office:value-type="float" office:value="8.45848" calcext:value-type="float">
            <text:p>8.45848</text:p>
          </table:table-cell>
          <table:table-cell office:value-type="float" office:value="929.494" calcext:value-type="float">
            <text:p>929.494</text:p>
          </table:table-cell>
          <table:table-cell office:value-type="float" office:value="0.00373772" calcext:value-type="float">
            <text:p>0.00373772</text:p>
          </table:table-cell>
          <table:table-cell table:formula="of:=0.5*SQRT([.L295]/[.K295]-1)/SIN(PI()/40)" office:value-type="float" office:value="66.499553934764" calcext:value-type="float">
            <text:p>66.4995539347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-0.18625" calcext:value-type="float">
            <text:p>-0.18625</text:p>
          </table:table-cell>
          <table:table-cell office:value-type="float" office:value="0.18625" calcext:value-type="float">
            <text:p>0.18625</text:p>
          </table:table-cell>
          <table:table-cell office:value-type="float" office:value="1.3225" calcext:value-type="float">
            <text:p>1.3225</text:p>
          </table:table-cell>
          <table:table-cell office:value-type="float" office:value="0.0346891" calcext:value-type="float">
            <text:p>0.0346891</text:p>
          </table:table-cell>
          <table:table-cell office:value-type="float" office:value="1.74901" calcext:value-type="float">
            <text:p>1.74901</text:p>
          </table:table-cell>
          <table:table-cell office:value-type="float" office:value="0.00120333" calcext:value-type="float">
            <text:p>0.00120333</text:p>
          </table:table-cell>
          <table:table-cell office:value-type="float" office:value="5.64926" calcext:value-type="float">
            <text:p>5.64926</text:p>
          </table:table-cell>
          <table:table-cell office:value-type="float" office:value="55.5025" calcext:value-type="float">
            <text:p>55.5025</text:p>
          </table:table-cell>
          <table:table-cell office:value-type="float" office:value="0" calcext:value-type="float">
            <text:p>0</text:p>
          </table:table-cell>
          <table:table-cell table:formula="of:=0.5*SQRT([.L298]/[.K298]-1)/SIN(PI()/40)" office:value-type="float" office:value="18.9311771196133" calcext:value-type="float">
            <text:p>18.9311771196133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-1.8225" calcext:value-type="float">
            <text:p>-1.8225</text:p>
          </table:table-cell>
          <table:table-cell office:value-type="float" office:value="0.0217562" calcext:value-type="float">
            <text:p>0.0217562</text:p>
          </table:table-cell>
          <table:table-cell office:value-type="float" office:value="-0.129375" calcext:value-type="float">
            <text:p>-0.129375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3.34326" calcext:value-type="float">
            <text:p>3.34326</text:p>
          </table:table-cell>
          <table:table-cell office:value-type="float" office:value="0.0167852" calcext:value-type="float">
            <text:p>0.0167852</text:p>
          </table:table-cell>
          <table:table-cell office:value-type="float" office:value="11.4665" calcext:value-type="float">
            <text:p>11.4665</text:p>
          </table:table-cell>
          <table:table-cell office:value-type="float" office:value="0.000284906" calcext:value-type="float">
            <text:p>0.000284906</text:p>
          </table:table-cell>
          <table:table-cell office:value-type="float" office:value="12.8282" calcext:value-type="float">
            <text:p>12.8282</text:p>
          </table:table-cell>
          <table:table-cell office:value-type="float" office:value="26.8563" calcext:value-type="float">
            <text:p>26.8563</text:p>
          </table:table-cell>
          <table:table-cell office:value-type="float" office:value="0.00433599" calcext:value-type="float">
            <text:p>0.00433599</text:p>
          </table:table-cell>
          <table:table-cell table:formula="of:=0.5*SQRT([.L299]/[.K299]-1)/SIN(PI()/40)" office:value-type="float" office:value="6.66412709855277" calcext:value-type="float">
            <text:p>6.66412709855277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" calcext:value-type="float">
            <text:p>2</text:p>
          </table:table-cell>
          <table:table-cell office:value-type="float" office:value="-2.41125" calcext:value-type="float">
            <text:p>-2.41125</text:p>
          </table:table-cell>
          <table:table-cell office:value-type="float" office:value="0.0295672" calcext:value-type="float">
            <text:p>0.0295672</text:p>
          </table:table-cell>
          <table:table-cell office:value-type="float" office:value="-0.188125" calcext:value-type="float">
            <text:p>-0.188125</text:p>
          </table:table-cell>
          <table:table-cell office:value-type="float" office:value="0.188125" calcext:value-type="float">
            <text:p>0.188125</text:p>
          </table:table-cell>
          <table:table-cell office:value-type="float" office:value="5.84369" calcext:value-type="float">
            <text:p>5.84369</text:p>
          </table:table-cell>
          <table:table-cell office:value-type="float" office:value="0.0366602" calcext:value-type="float">
            <text:p>0.0366602</text:p>
          </table:table-cell>
          <table:table-cell office:value-type="float" office:value="34.8047" calcext:value-type="float">
            <text:p>34.8047</text:p>
          </table:table-cell>
          <table:table-cell office:value-type="float" office:value="0.00149036" calcext:value-type="float">
            <text:p>0.00149036</text:p>
          </table:table-cell>
          <table:table-cell office:value-type="float" office:value="20.4665" calcext:value-type="float">
            <text:p>20.4665</text:p>
          </table:table-cell>
          <table:table-cell office:value-type="float" office:value="58.6562" calcext:value-type="float">
            <text:p>58.6562</text:p>
          </table:table-cell>
          <table:table-cell office:value-type="float" office:value="0.0058927" calcext:value-type="float">
            <text:p>0.0058927</text:p>
          </table:table-cell>
          <table:table-cell table:formula="of:=0.5*SQRT([.L300]/[.K300]-1)/SIN(PI()/40)" office:value-type="float" office:value="8.70518568885028" calcext:value-type="float">
            <text:p>8.70518568885028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" calcext:value-type="float">
            <text:p>3</text:p>
          </table:table-cell>
          <table:table-cell office:value-type="float" office:value="-2.75687" calcext:value-type="float">
            <text:p>-2.75687</text:p>
          </table:table-cell>
          <table:table-cell office:value-type="float" office:value="0.00849961" calcext:value-type="float">
            <text:p>0.00849961</text:p>
          </table:table-cell>
          <table:table-cell office:value-type="float" office:value="-0.264531" calcext:value-type="float">
            <text:p>-0.264531</text:p>
          </table:table-cell>
          <table:table-cell office:value-type="float" office:value="0.264531" calcext:value-type="float">
            <text:p>0.264531</text:p>
          </table:table-cell>
          <table:table-cell office:value-type="float" office:value="7.60886" calcext:value-type="float">
            <text:p>7.60886</text:p>
          </table:table-cell>
          <table:table-cell office:value-type="float" office:value="0.0727041" calcext:value-type="float">
            <text:p>0.0727041</text:p>
          </table:table-cell>
          <table:table-cell office:value-type="float" office:value="58.1529" calcext:value-type="float">
            <text:p>58.1529</text:p>
          </table:table-cell>
          <table:table-cell office:value-type="float" office:value="0.00602064" calcext:value-type="float">
            <text:p>0.00602064</text:p>
          </table:table-cell>
          <table:table-cell office:value-type="float" office:value="36.4177" calcext:value-type="float">
            <text:p>36.4177</text:p>
          </table:table-cell>
          <table:table-cell office:value-type="float" office:value="116.327" calcext:value-type="float">
            <text:p>116.327</text:p>
          </table:table-cell>
          <table:table-cell office:value-type="float" office:value="0.00169396" calcext:value-type="float">
            <text:p>0.00169396</text:p>
          </table:table-cell>
          <table:table-cell table:formula="of:=0.5*SQRT([.L301]/[.K301]-1)/SIN(PI()/40)" office:value-type="float" office:value="9.439937351309" calcext:value-type="float">
            <text:p>9.439937351309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4" calcext:value-type="float">
            <text:p>4</text:p>
          </table:table-cell>
          <table:table-cell office:value-type="float" office:value="-2.71625" calcext:value-type="float">
            <text:p>-2.71625</text:p>
          </table:table-cell>
          <table:table-cell office:value-type="float" office:value="0.00877031" calcext:value-type="float">
            <text:p>0.00877031</text:p>
          </table:table-cell>
          <table:table-cell office:value-type="float" office:value="-0.251172" calcext:value-type="float">
            <text:p>-0.251172</text:p>
          </table:table-cell>
          <table:table-cell office:value-type="float" office:value="0.251172" calcext:value-type="float">
            <text:p>0.251172</text:p>
          </table:table-cell>
          <table:table-cell office:value-type="float" office:value="7.38678" calcext:value-type="float">
            <text:p>7.38678</text:p>
          </table:table-cell>
          <table:table-cell office:value-type="float" office:value="0.0640319" calcext:value-type="float">
            <text:p>0.0640319</text:p>
          </table:table-cell>
          <table:table-cell office:value-type="float" office:value="54.8187" calcext:value-type="float">
            <text:p>54.8187</text:p>
          </table:table-cell>
          <table:table-cell office:value-type="float" office:value="0.00432339" calcext:value-type="float">
            <text:p>0.00432339</text:p>
          </table:table-cell>
          <table:table-cell office:value-type="float" office:value="39.9323" calcext:value-type="float">
            <text:p>39.9323</text:p>
          </table:table-cell>
          <table:table-cell office:value-type="float" office:value="102.451" calcext:value-type="float">
            <text:p>102.451</text:p>
          </table:table-cell>
          <table:table-cell office:value-type="float" office:value="0.00174791" calcext:value-type="float">
            <text:p>0.00174791</text:p>
          </table:table-cell>
          <table:table-cell table:formula="of:=0.5*SQRT([.L302]/[.K302]-1)/SIN(PI()/40)" office:value-type="float" office:value="7.97387664236036" calcext:value-type="float">
            <text:p>7.97387664236036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" calcext:value-type="float">
            <text:p>5</text:p>
          </table:table-cell>
          <table:table-cell office:value-type="float" office:value="-2.66219" calcext:value-type="float">
            <text:p>-2.66219</text:p>
          </table:table-cell>
          <table:table-cell office:value-type="float" office:value="0.00792646" calcext:value-type="float">
            <text:p>0.00792646</text:p>
          </table:table-cell>
          <table:table-cell office:value-type="float" office:value="-0.199258" calcext:value-type="float">
            <text:p>-0.199258</text:p>
          </table:table-cell>
          <table:table-cell office:value-type="float" office:value="0.199258" calcext:value-type="float">
            <text:p>0.199258</text:p>
          </table:table-cell>
          <table:table-cell office:value-type="float" office:value="7.09517" calcext:value-type="float">
            <text:p>7.09517</text:p>
          </table:table-cell>
          <table:table-cell office:value-type="float" office:value="0.0436807" calcext:value-type="float">
            <text:p>0.0436807</text:p>
          </table:table-cell>
          <table:table-cell office:value-type="float" office:value="50.5639" calcext:value-type="float">
            <text:p>50.5639</text:p>
          </table:table-cell>
          <table:table-cell office:value-type="float" office:value="0.00253947" calcext:value-type="float">
            <text:p>0.00253947</text:p>
          </table:table-cell>
          <table:table-cell office:value-type="float" office:value="93.3285" calcext:value-type="float">
            <text:p>93.3285</text:p>
          </table:table-cell>
          <table:table-cell office:value-type="float" office:value="69.8891" calcext:value-type="float">
            <text:p>69.8891</text:p>
          </table:table-cell>
          <table:table-cell office:value-type="float" office:value="0.00157973" calcext:value-type="float">
            <text:p>0.00157973</text:p>
          </table:table-cell>
          <table:table-cell table:formula="of:=0.5*SQRT([.L303]/[.K30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6" calcext:value-type="float">
            <text:p>6</text:p>
          </table:table-cell>
          <table:table-cell office:value-type="float" office:value="-2.73844" calcext:value-type="float">
            <text:p>-2.73844</text:p>
          </table:table-cell>
          <table:table-cell office:value-type="float" office:value="0.00971006" calcext:value-type="float">
            <text:p>0.00971006</text:p>
          </table:table-cell>
          <table:table-cell table:number-columns-repeated="2" office:value-type="float" office:value="0.262734" calcext:value-type="float">
            <text:p>0.262734</text:p>
          </table:table-cell>
          <table:table-cell office:value-type="float" office:value="7.50875" calcext:value-type="float">
            <text:p>7.50875</text:p>
          </table:table-cell>
          <table:table-cell office:value-type="float" office:value="0.0989416" calcext:value-type="float">
            <text:p>0.0989416</text:p>
          </table:table-cell>
          <table:table-cell office:value-type="float" office:value="56.6709" calcext:value-type="float">
            <text:p>56.6709</text:p>
          </table:table-cell>
          <table:table-cell office:value-type="float" office:value="0.0149275" calcext:value-type="float">
            <text:p>0.0149275</text:p>
          </table:table-cell>
          <table:table-cell office:value-type="float" office:value="96.8763" calcext:value-type="float">
            <text:p>96.8763</text:p>
          </table:table-cell>
          <table:table-cell office:value-type="float" office:value="158.307" calcext:value-type="float">
            <text:p>158.307</text:p>
          </table:table-cell>
          <table:table-cell office:value-type="float" office:value="0.0019352" calcext:value-type="float">
            <text:p>0.0019352</text:p>
          </table:table-cell>
          <table:table-cell table:formula="of:=0.5*SQRT([.L304]/[.K304]-1)/SIN(PI()/40)" office:value-type="float" office:value="5.07470342399552" calcext:value-type="float">
            <text:p>5.07470342399552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7" calcext:value-type="float">
            <text:p>7</text:p>
          </table:table-cell>
          <table:table-cell office:value-type="float" office:value="-2.9373" calcext:value-type="float">
            <text:p>-2.9373</text:p>
          </table:table-cell>
          <table:table-cell office:value-type="float" office:value="0.0186089" calcext:value-type="float">
            <text:p>0.0186089</text:p>
          </table:table-cell>
          <table:table-cell table:number-columns-repeated="2" office:value-type="float" office:value="0.707334" calcext:value-type="float">
            <text:p>0.707334</text:p>
          </table:table-cell>
          <table:table-cell office:value-type="float" office:value="8.64637" calcext:value-type="float">
            <text:p>8.64637</text:p>
          </table:table-cell>
          <table:table-cell office:value-type="float" office:value="0.50859" calcext:value-type="float">
            <text:p>0.50859</text:p>
          </table:table-cell>
          <table:table-cell office:value-type="float" office:value="75.4007" calcext:value-type="float">
            <text:p>75.4007</text:p>
          </table:table-cell>
          <table:table-cell office:value-type="float" office:value="0.274675" calcext:value-type="float">
            <text:p>0.274675</text:p>
          </table:table-cell>
          <table:table-cell office:value-type="float" office:value="10.9869" calcext:value-type="float">
            <text:p>10.9869</text:p>
          </table:table-cell>
          <table:table-cell office:value-type="float" office:value="813.744" calcext:value-type="float">
            <text:p>813.744</text:p>
          </table:table-cell>
          <table:table-cell office:value-type="float" office:value="0.00370873" calcext:value-type="float">
            <text:p>0.00370873</text:p>
          </table:table-cell>
          <table:table-cell table:formula="of:=0.5*SQRT([.L305]/[.K305]-1)/SIN(PI()/40)" office:value-type="float" office:value="54.4729879429764" calcext:value-type="float">
            <text:p>54.4729879429764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8" calcext:value-type="float">
            <text:p>8</text:p>
          </table:table-cell>
          <table:table-cell office:value-type="float" office:value="-2.96727" calcext:value-type="float">
            <text:p>-2.96727</text:p>
          </table:table-cell>
          <table:table-cell office:value-type="float" office:value="0.0204374" calcext:value-type="float">
            <text:p>0.0204374</text:p>
          </table:table-cell>
          <table:table-cell table:number-columns-repeated="2" office:value-type="float" office:value="0.713154" calcext:value-type="float">
            <text:p>0.713154</text:p>
          </table:table-cell>
          <table:table-cell office:value-type="float" office:value="8.8251" calcext:value-type="float">
            <text:p>8.8251</text:p>
          </table:table-cell>
          <table:table-cell office:value-type="float" office:value="0.517328" calcext:value-type="float">
            <text:p>0.517328</text:p>
          </table:table-cell>
          <table:table-cell office:value-type="float" office:value="78.5994" calcext:value-type="float">
            <text:p>78.5994</text:p>
          </table:table-cell>
          <table:table-cell office:value-type="float" office:value="0.283958" calcext:value-type="float">
            <text:p>0.283958</text:p>
          </table:table-cell>
          <table:table-cell office:value-type="float" office:value="12.8854" calcext:value-type="float">
            <text:p>12.8854</text:p>
          </table:table-cell>
          <table:table-cell office:value-type="float" office:value="827.725" calcext:value-type="float">
            <text:p>827.725</text:p>
          </table:table-cell>
          <table:table-cell office:value-type="float" office:value="0.00407315" calcext:value-type="float">
            <text:p>0.00407315</text:p>
          </table:table-cell>
          <table:table-cell table:formula="of:=0.5*SQRT([.L306]/[.K306]-1)/SIN(PI()/40)" office:value-type="float" office:value="50.6773406777848" calcext:value-type="float">
            <text:p>50.6773406777848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" calcext:value-type="float">
            <text:p>9</text:p>
          </table:table-cell>
          <table:table-cell office:value-type="float" office:value="-2.9481" calcext:value-type="float">
            <text:p>-2.9481</text:p>
          </table:table-cell>
          <table:table-cell office:value-type="float" office:value="0.022326" calcext:value-type="float">
            <text:p>0.022326</text:p>
          </table:table-cell>
          <table:table-cell table:number-columns-repeated="2" office:value-type="float" office:value="0.714114" calcext:value-type="float">
            <text:p>0.714114</text:p>
          </table:table-cell>
          <table:table-cell office:value-type="float" office:value="8.71359" calcext:value-type="float">
            <text:p>8.71359</text:p>
          </table:table-cell>
          <table:table-cell office:value-type="float" office:value="0.519662" calcext:value-type="float">
            <text:p>0.519662</text:p>
          </table:table-cell>
          <table:table-cell office:value-type="float" office:value="76.6909" calcext:value-type="float">
            <text:p>76.6909</text:p>
          </table:table-cell>
          <table:table-cell office:value-type="float" office:value="0.287848" calcext:value-type="float">
            <text:p>0.287848</text:p>
          </table:table-cell>
          <table:table-cell office:value-type="float" office:value="11.2631" calcext:value-type="float">
            <text:p>11.2631</text:p>
          </table:table-cell>
          <table:table-cell office:value-type="float" office:value="831.459" calcext:value-type="float">
            <text:p>831.459</text:p>
          </table:table-cell>
          <table:table-cell office:value-type="float" office:value="0.00444954" calcext:value-type="float">
            <text:p>0.00444954</text:p>
          </table:table-cell>
          <table:table-cell table:formula="of:=0.5*SQRT([.L307]/[.K307]-1)/SIN(PI()/40)" office:value-type="float" office:value="54.3821699695666" calcext:value-type="float">
            <text:p>54.3821699695666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-2.90519" calcext:value-type="float">
            <text:p>-2.90519</text:p>
          </table:table-cell>
          <table:table-cell office:value-type="float" office:value="0.0251173" calcext:value-type="float">
            <text:p>0.0251173</text:p>
          </table:table-cell>
          <table:table-cell table:number-columns-repeated="2" office:value-type="float" office:value="0.521376" calcext:value-type="float">
            <text:p>0.521376</text:p>
          </table:table-cell>
          <table:table-cell office:value-type="float" office:value="8.46522" calcext:value-type="float">
            <text:p>8.46522</text:p>
          </table:table-cell>
          <table:table-cell office:value-type="float" office:value="0.412432" calcext:value-type="float">
            <text:p>0.412432</text:p>
          </table:table-cell>
          <table:table-cell office:value-type="float" office:value="72.5046" calcext:value-type="float">
            <text:p>72.5046</text:p>
          </table:table-cell>
          <table:table-cell office:value-type="float" office:value="0.208126" calcext:value-type="float">
            <text:p>0.208126</text:p>
          </table:table-cell>
          <table:table-cell office:value-type="float" office:value="22.3609" calcext:value-type="float">
            <text:p>22.3609</text:p>
          </table:table-cell>
          <table:table-cell office:value-type="float" office:value="659.891" calcext:value-type="float">
            <text:p>659.891</text:p>
          </table:table-cell>
          <table:table-cell office:value-type="float" office:value="0.00500585" calcext:value-type="float">
            <text:p>0.00500585</text:p>
          </table:table-cell>
          <table:table-cell table:formula="of:=0.5*SQRT([.L308]/[.K308]-1)/SIN(PI()/40)" office:value-type="float" office:value="34.0276857425568" calcext:value-type="float">
            <text:p>34.0276857425568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1" calcext:value-type="float">
            <text:p>11</text:p>
          </table:table-cell>
          <table:table-cell office:value-type="float" office:value="-2.97978" calcext:value-type="float">
            <text:p>-2.97978</text:p>
          </table:table-cell>
          <table:table-cell office:value-type="float" office:value="0.0211958" calcext:value-type="float">
            <text:p>0.0211958</text:p>
          </table:table-cell>
          <table:table-cell office:value-type="float" office:value="-0.738271" calcext:value-type="float">
            <text:p>-0.738271</text:p>
          </table:table-cell>
          <table:table-cell office:value-type="float" office:value="0.738271" calcext:value-type="float">
            <text:p>0.738271</text:p>
          </table:table-cell>
          <table:table-cell office:value-type="float" office:value="8.90027" calcext:value-type="float">
            <text:p>8.90027</text:p>
          </table:table-cell>
          <table:table-cell office:value-type="float" office:value="0.553946" calcext:value-type="float">
            <text:p>0.553946</text:p>
          </table:table-cell>
          <table:table-cell office:value-type="float" office:value="79.9603" calcext:value-type="float">
            <text:p>79.9603</text:p>
          </table:table-cell>
          <table:table-cell office:value-type="float" office:value="0.322796" calcext:value-type="float">
            <text:p>0.322796</text:p>
          </table:table-cell>
          <table:table-cell office:value-type="float" office:value="8.22886" calcext:value-type="float">
            <text:p>8.22886</text:p>
          </table:table-cell>
          <table:table-cell office:value-type="float" office:value="886.313" calcext:value-type="float">
            <text:p>886.313</text:p>
          </table:table-cell>
          <table:table-cell office:value-type="float" office:value="0.00422429" calcext:value-type="float">
            <text:p>0.00422429</text:p>
          </table:table-cell>
          <table:table-cell table:formula="of:=0.5*SQRT([.L309]/[.K309]-1)/SIN(PI()/40)" office:value-type="float" office:value="65.8301637847153" calcext:value-type="float">
            <text:p>65.8301637847153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-2.96583" calcext:value-type="float">
            <text:p>-2.96583</text:p>
          </table:table-cell>
          <table:table-cell office:value-type="float" office:value="0.023671" calcext:value-type="float">
            <text:p>0.023671</text:p>
          </table:table-cell>
          <table:table-cell office:value-type="float" office:value="-0.707339" calcext:value-type="float">
            <text:p>-0.707339</text:p>
          </table:table-cell>
          <table:table-cell office:value-type="float" office:value="0.707339" calcext:value-type="float">
            <text:p>0.707339</text:p>
          </table:table-cell>
          <table:table-cell office:value-type="float" office:value="8.81983" calcext:value-type="float">
            <text:p>8.81983</text:p>
          </table:table-cell>
          <table:table-cell office:value-type="float" office:value="0.520466" calcext:value-type="float">
            <text:p>0.520466</text:p>
          </table:table-cell>
          <table:table-cell office:value-type="float" office:value="78.6146" calcext:value-type="float">
            <text:p>78.6146</text:p>
          </table:table-cell>
          <table:table-cell office:value-type="float" office:value="0.296823" calcext:value-type="float">
            <text:p>0.296823</text:p>
          </table:table-cell>
          <table:table-cell office:value-type="float" office:value="17.83" calcext:value-type="float">
            <text:p>17.83</text:p>
          </table:table-cell>
          <table:table-cell office:value-type="float" office:value="832.746" calcext:value-type="float">
            <text:p>832.746</text:p>
          </table:table-cell>
          <table:table-cell office:value-type="float" office:value="0.00471759" calcext:value-type="float">
            <text:p>0.00471759</text:p>
          </table:table-cell>
          <table:table-cell table:formula="of:=0.5*SQRT([.L310]/[.K310]-1)/SIN(PI()/40)" office:value-type="float" office:value="43.0831507695899" calcext:value-type="float">
            <text:p>43.0831507695899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-2.95467" calcext:value-type="float">
            <text:p>-2.95467</text:p>
          </table:table-cell>
          <table:table-cell office:value-type="float" office:value="0.0221927" calcext:value-type="float">
            <text:p>0.0221927</text:p>
          </table:table-cell>
          <table:table-cell office:value-type="float" office:value="-0.670157" calcext:value-type="float">
            <text:p>-0.670157</text:p>
          </table:table-cell>
          <table:table-cell office:value-type="float" office:value="0.670157" calcext:value-type="float">
            <text:p>0.670157</text:p>
          </table:table-cell>
          <table:table-cell office:value-type="float" office:value="8.75227" calcext:value-type="float">
            <text:p>8.75227</text:p>
          </table:table-cell>
          <table:table-cell office:value-type="float" office:value="0.504581" calcext:value-type="float">
            <text:p>0.504581</text:p>
          </table:table-cell>
          <table:table-cell office:value-type="float" office:value="77.368" calcext:value-type="float">
            <text:p>77.368</text:p>
          </table:table-cell>
          <table:table-cell office:value-type="float" office:value="0.282402" calcext:value-type="float">
            <text:p>0.282402</text:p>
          </table:table-cell>
          <table:table-cell office:value-type="float" office:value="17.264" calcext:value-type="float">
            <text:p>17.264</text:p>
          </table:table-cell>
          <table:table-cell office:value-type="float" office:value="807.33" calcext:value-type="float">
            <text:p>807.33</text:p>
          </table:table-cell>
          <table:table-cell office:value-type="float" office:value="0.00442298" calcext:value-type="float">
            <text:p>0.00442298</text:p>
          </table:table-cell>
          <table:table-cell table:formula="of:=0.5*SQRT([.L311]/[.K311]-1)/SIN(PI()/40)" office:value-type="float" office:value="43.1109584792141" calcext:value-type="float">
            <text:p>43.1109584792141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4" calcext:value-type="float">
            <text:p>14</text:p>
          </table:table-cell>
          <table:table-cell office:value-type="float" office:value="-2.97303" calcext:value-type="float">
            <text:p>-2.97303</text:p>
          </table:table-cell>
          <table:table-cell office:value-type="float" office:value="0.0210718" calcext:value-type="float">
            <text:p>0.0210718</text:p>
          </table:table-cell>
          <table:table-cell office:value-type="float" office:value="-0.72112" calcext:value-type="float">
            <text:p>-0.72112</text:p>
          </table:table-cell>
          <table:table-cell office:value-type="float" office:value="0.72112" calcext:value-type="float">
            <text:p>0.72112</text:p>
          </table:table-cell>
          <table:table-cell office:value-type="float" office:value="8.85998" calcext:value-type="float">
            <text:p>8.85998</text:p>
          </table:table-cell>
          <table:table-cell office:value-type="float" office:value="0.535052" calcext:value-type="float">
            <text:p>0.535052</text:p>
          </table:table-cell>
          <table:table-cell office:value-type="float" office:value="79.2362" calcext:value-type="float">
            <text:p>79.2362</text:p>
          </table:table-cell>
          <table:table-cell office:value-type="float" office:value="0.306536" calcext:value-type="float">
            <text:p>0.306536</text:p>
          </table:table-cell>
          <table:table-cell office:value-type="float" office:value="12.3531" calcext:value-type="float">
            <text:p>12.3531</text:p>
          </table:table-cell>
          <table:table-cell office:value-type="float" office:value="856.084" calcext:value-type="float">
            <text:p>856.084</text:p>
          </table:table-cell>
          <table:table-cell office:value-type="float" office:value="0.00419957" calcext:value-type="float">
            <text:p>0.00419957</text:p>
          </table:table-cell>
          <table:table-cell table:formula="of:=0.5*SQRT([.L312]/[.K312]-1)/SIN(PI()/40)" office:value-type="float" office:value="52.6672575477222" calcext:value-type="float">
            <text:p>52.6672575477222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5" calcext:value-type="float">
            <text:p>15</text:p>
          </table:table-cell>
          <table:table-cell office:value-type="float" office:value="-2.96945" calcext:value-type="float">
            <text:p>-2.96945</text:p>
          </table:table-cell>
          <table:table-cell office:value-type="float" office:value="0.0216346" calcext:value-type="float">
            <text:p>0.0216346</text:p>
          </table:table-cell>
          <table:table-cell table:number-columns-repeated="2" office:value-type="float" office:value="0.340684" calcext:value-type="float">
            <text:p>0.340684</text:p>
          </table:table-cell>
          <table:table-cell office:value-type="float" office:value="8.83925" calcext:value-type="float">
            <text:p>8.83925</text:p>
          </table:table-cell>
          <table:table-cell office:value-type="float" office:value="0.52991" calcext:value-type="float">
            <text:p>0.52991</text:p>
          </table:table-cell>
          <table:table-cell office:value-type="float" office:value="78.8877" calcext:value-type="float">
            <text:p>78.8877</text:p>
          </table:table-cell>
          <table:table-cell office:value-type="float" office:value="0.302979" calcext:value-type="float">
            <text:p>0.302979</text:p>
          </table:table-cell>
          <table:table-cell office:value-type="float" office:value="11.905" calcext:value-type="float">
            <text:p>11.905</text:p>
          </table:table-cell>
          <table:table-cell office:value-type="float" office:value="847.856" calcext:value-type="float">
            <text:p>847.856</text:p>
          </table:table-cell>
          <table:table-cell office:value-type="float" office:value="0.00431174" calcext:value-type="float">
            <text:p>0.00431174</text:p>
          </table:table-cell>
          <table:table-cell table:formula="of:=0.5*SQRT([.L313]/[.K313]-1)/SIN(PI()/40)" office:value-type="float" office:value="53.4013722106376" calcext:value-type="float">
            <text:p>53.4013722106376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6" calcext:value-type="float">
            <text:p>16</text:p>
          </table:table-cell>
          <table:table-cell office:value-type="float" office:value="-2.96353" calcext:value-type="float">
            <text:p>-2.96353</text:p>
          </table:table-cell>
          <table:table-cell office:value-type="float" office:value="0.0226309" calcext:value-type="float">
            <text:p>0.0226309</text:p>
          </table:table-cell>
          <table:table-cell office:value-type="float" office:value="-0.185617" calcext:value-type="float">
            <text:p>-0.185617</text:p>
          </table:table-cell>
          <table:table-cell office:value-type="float" office:value="0.185617" calcext:value-type="float">
            <text:p>0.185617</text:p>
          </table:table-cell>
          <table:table-cell office:value-type="float" office:value="8.80516" calcext:value-type="float">
            <text:p>8.80516</text:p>
          </table:table-cell>
          <table:table-cell office:value-type="float" office:value="0.520307" calcext:value-type="float">
            <text:p>0.520307</text:p>
          </table:table-cell>
          <table:table-cell office:value-type="float" office:value="78.3165" calcext:value-type="float">
            <text:p>78.3165</text:p>
          </table:table-cell>
          <table:table-cell office:value-type="float" office:value="0.295358" calcext:value-type="float">
            <text:p>0.295358</text:p>
          </table:table-cell>
          <table:table-cell office:value-type="float" office:value="14.2757" calcext:value-type="float">
            <text:p>14.2757</text:p>
          </table:table-cell>
          <table:table-cell office:value-type="float" office:value="832.492" calcext:value-type="float">
            <text:p>832.492</text:p>
          </table:table-cell>
          <table:table-cell office:value-type="float" office:value="0.0045103" calcext:value-type="float">
            <text:p>0.0045103</text:p>
          </table:table-cell>
          <table:table-cell table:formula="of:=0.5*SQRT([.L314]/[.K314]-1)/SIN(PI()/40)" office:value-type="float" office:value="48.2460833766808" calcext:value-type="float">
            <text:p>48.2460833766808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7" calcext:value-type="float">
            <text:p>17</text:p>
          </table:table-cell>
          <table:table-cell office:value-type="float" office:value="-2.96928" calcext:value-type="float">
            <text:p>-2.96928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-0.301461" calcext:value-type="float">
            <text:p>-0.301461</text:p>
          </table:table-cell>
          <table:table-cell office:value-type="float" office:value="0.301461" calcext:value-type="float">
            <text:p>0.301461</text:p>
          </table:table-cell>
          <table:table-cell office:value-type="float" office:value="8.83841" calcext:value-type="float">
            <text:p>8.83841</text:p>
          </table:table-cell>
          <table:table-cell office:value-type="float" office:value="0.528165" calcext:value-type="float">
            <text:p>0.528165</text:p>
          </table:table-cell>
          <table:table-cell office:value-type="float" office:value="78.8762" calcext:value-type="float">
            <text:p>78.8762</text:p>
          </table:table-cell>
          <table:table-cell office:value-type="float" office:value="0.302477" calcext:value-type="float">
            <text:p>0.302477</text:p>
          </table:table-cell>
          <table:table-cell office:value-type="float" office:value="12.9628" calcext:value-type="float">
            <text:p>12.9628</text:p>
          </table:table-cell>
          <table:table-cell office:value-type="float" office:value="845.063" calcext:value-type="float">
            <text:p>845.063</text:p>
          </table:table-cell>
          <table:table-cell office:value-type="float" office:value="0.00434071" calcext:value-type="float">
            <text:p>0.00434071</text:p>
          </table:table-cell>
          <table:table-cell table:formula="of:=0.5*SQRT([.L315]/[.K315]-1)/SIN(PI()/40)" office:value-type="float" office:value="51.0581540000406" calcext:value-type="float">
            <text:p>51.0581540000406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8" calcext:value-type="float">
            <text:p>18</text:p>
          </table:table-cell>
          <table:table-cell office:value-type="float" office:value="-2.96638" calcext:value-type="float">
            <text:p>-2.96638</text:p>
          </table:table-cell>
          <table:table-cell office:value-type="float" office:value="0.0217351" calcext:value-type="float">
            <text:p>0.0217351</text:p>
          </table:table-cell>
          <table:table-cell office:value-type="float" office:value="-0.0936243" calcext:value-type="float">
            <text:p>-0.0936243</text:p>
          </table:table-cell>
          <table:table-cell office:value-type="float" office:value="0.0936243" calcext:value-type="float">
            <text:p>0.0936243</text:p>
          </table:table-cell>
          <table:table-cell office:value-type="float" office:value="8.82115" calcext:value-type="float">
            <text:p>8.82115</text:p>
          </table:table-cell>
          <table:table-cell office:value-type="float" office:value="0.52619" calcext:value-type="float">
            <text:p>0.52619</text:p>
          </table:table-cell>
          <table:table-cell office:value-type="float" office:value="78.5699" calcext:value-type="float">
            <text:p>78.5699</text:p>
          </table:table-cell>
          <table:table-cell office:value-type="float" office:value="0.299224" calcext:value-type="float">
            <text:p>0.299224</text:p>
          </table:table-cell>
          <table:table-cell office:value-type="float" office:value="13.1363" calcext:value-type="float">
            <text:p>13.1363</text:p>
          </table:table-cell>
          <table:table-cell office:value-type="float" office:value="841.904" calcext:value-type="float">
            <text:p>841.904</text:p>
          </table:table-cell>
          <table:table-cell office:value-type="float" office:value="0.00433178" calcext:value-type="float">
            <text:p>0.00433178</text:p>
          </table:table-cell>
          <table:table-cell table:formula="of:=0.5*SQRT([.L316]/[.K316]-1)/SIN(PI()/40)" office:value-type="float" office:value="50.618186925141" calcext:value-type="float">
            <text:p>50.618186925141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9" calcext:value-type="float">
            <text:p>19</text:p>
          </table:table-cell>
          <table:table-cell office:value-type="float" office:value="-2.96604" calcext:value-type="float">
            <text:p>-2.96604</text:p>
          </table:table-cell>
          <table:table-cell office:value-type="float" office:value="0.0219517" calcext:value-type="float">
            <text:p>0.0219517</text:p>
          </table:table-cell>
          <table:table-cell office:value-type="float" office:value="-0.0651299" calcext:value-type="float">
            <text:p>-0.0651299</text:p>
          </table:table-cell>
          <table:table-cell office:value-type="float" office:value="0.0651299" calcext:value-type="float">
            <text:p>0.0651299</text:p>
          </table:table-cell>
          <table:table-cell office:value-type="float" office:value="8.81934" calcext:value-type="float">
            <text:p>8.81934</text:p>
          </table:table-cell>
          <table:table-cell office:value-type="float" office:value="0.524737" calcext:value-type="float">
            <text:p>0.524737</text:p>
          </table:table-cell>
          <table:table-cell office:value-type="float" office:value="78.5443" calcext:value-type="float">
            <text:p>78.5443</text:p>
          </table:table-cell>
          <table:table-cell office:value-type="float" office:value="0.299002" calcext:value-type="float">
            <text:p>0.299002</text:p>
          </table:table-cell>
          <table:table-cell office:value-type="float" office:value="13.2723" calcext:value-type="float">
            <text:p>13.2723</text:p>
          </table:table-cell>
          <table:table-cell office:value-type="float" office:value="839.579" calcext:value-type="float">
            <text:p>839.579</text:p>
          </table:table-cell>
          <table:table-cell office:value-type="float" office:value="0.00437494" calcext:value-type="float">
            <text:p>0.00437494</text:p>
          </table:table-cell>
          <table:table-cell table:formula="of:=0.5*SQRT([.L317]/[.K317]-1)/SIN(PI()/40)" office:value-type="float" office:value="50.2833551453801" calcext:value-type="float">
            <text:p>50.28335514538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1.3924" calcext:value-type="float">
            <text:p>1.3924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1.93878" calcext:value-type="float">
            <text:p>1.93878</text:p>
          </table:table-cell>
          <table:table-cell office:value-type="float" office:value="0.000000390625" calcext:value-type="float">
            <text:p>3.90625E-07</text:p>
          </table:table-cell>
          <table:table-cell office:value-type="float" office:value="1.86142" calcext:value-type="float">
            <text:p>1.86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5*SQRT([.L320]/[.K32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-1.8925" calcext:value-type="float">
            <text:p>-1.8925</text:p>
          </table:table-cell>
          <table:table-cell office:value-type="float" office:value="0.0370562" calcext:value-type="float">
            <text:p>0.0370562</text:p>
          </table:table-cell>
          <table:table-cell office:value-type="float" office:value="-0.036875" calcext:value-type="float">
            <text:p>-0.036875</text:p>
          </table:table-cell>
          <table:table-cell office:value-type="float" office:value="0.036875" calcext:value-type="float">
            <text:p>0.036875</text:p>
          </table:table-cell>
          <table:table-cell office:value-type="float" office:value="3.61861" calcext:value-type="float">
            <text:p>3.61861</text:p>
          </table:table-cell>
          <table:table-cell office:value-type="float" office:value="0.00237578" calcext:value-type="float">
            <text:p>0.00237578</text:p>
          </table:table-cell>
          <table:table-cell office:value-type="float" office:value="13.6252" calcext:value-type="float">
            <text:p>13.6252</text:p>
          </table:table-cell>
          <table:table-cell office:value-type="float" office:value="0.0000111705" calcext:value-type="float">
            <text:p>1.11705E-05</text:p>
          </table:table-cell>
          <table:table-cell office:value-type="float" office:value="5.09214" calcext:value-type="float">
            <text:p>5.09214</text:p>
          </table:table-cell>
          <table:table-cell office:value-type="float" office:value="3.80125" calcext:value-type="float">
            <text:p>3.80125</text:p>
          </table:table-cell>
          <table:table-cell office:value-type="float" office:value="0.00725512" calcext:value-type="float">
            <text:p>0.00725512</text:p>
          </table:table-cell>
          <table:table-cell table:formula="of:=0.5*SQRT([.L321]/[.K32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-2.305" calcext:value-type="float">
            <text:p>-2.305</text:p>
          </table:table-cell>
          <table:table-cell office:value-type="float" office:value="0.0178875" calcext:value-type="float">
            <text:p>0.0178875</text:p>
          </table:table-cell>
          <table:table-cell table:number-columns-repeated="2" office:value-type="float" office:value="0.0240625" calcext:value-type="float">
            <text:p>0.0240625</text:p>
          </table:table-cell>
          <table:table-cell office:value-type="float" office:value="5.33091" calcext:value-type="float">
            <text:p>5.33091</text:p>
          </table:table-cell>
          <table:table-cell office:value-type="float" office:value="0.00107695" calcext:value-type="float">
            <text:p>0.00107695</text:p>
          </table:table-cell>
          <table:table-cell office:value-type="float" office:value="28.7955" calcext:value-type="float">
            <text:p>28.7955</text:p>
          </table:table-cell>
          <table:table-cell office:value-type="float" office:value="0.0000031238" calcext:value-type="float">
            <text:p>3.1238E-06</text:p>
          </table:table-cell>
          <table:table-cell office:value-type="float" office:value="3.24002" calcext:value-type="float">
            <text:p>3.24002</text:p>
          </table:table-cell>
          <table:table-cell office:value-type="float" office:value="1.72313" calcext:value-type="float">
            <text:p>1.72313</text:p>
          </table:table-cell>
          <table:table-cell office:value-type="float" office:value="0.00350213" calcext:value-type="float">
            <text:p>0.00350213</text:p>
          </table:table-cell>
          <table:table-cell table:formula="of:=0.5*SQRT([.L322]/[.K32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office:value-type="float" office:value="-2.53375" calcext:value-type="float">
            <text:p>-2.53375</text:p>
          </table:table-cell>
          <table:table-cell office:value-type="float" office:value="0.00223594" calcext:value-type="float">
            <text:p>0.00223594</text:p>
          </table:table-cell>
          <table:table-cell table:number-columns-repeated="2" office:value-type="float" office:value="0.0551563" calcext:value-type="float">
            <text:p>0.0551563</text:p>
          </table:table-cell>
          <table:table-cell office:value-type="float" office:value="6.42212" calcext:value-type="float">
            <text:p>6.42212</text:p>
          </table:table-cell>
          <table:table-cell office:value-type="float" office:value="0.00399785" calcext:value-type="float">
            <text:p>0.00399785</text:p>
          </table:table-cell>
          <table:table-cell office:value-type="float" office:value="41.3015" calcext:value-type="float">
            <text:p>41.3015</text:p>
          </table:table-cell>
          <table:table-cell office:value-type="float" office:value="0.0000264978" calcext:value-type="float">
            <text:p>2.64978E-05</text:p>
          </table:table-cell>
          <table:table-cell office:value-type="float" office:value="4.59933" calcext:value-type="float">
            <text:p>4.59933</text:p>
          </table:table-cell>
          <table:table-cell office:value-type="float" office:value="6.39656" calcext:value-type="float">
            <text:p>6.39656</text:p>
          </table:table-cell>
          <table:table-cell office:value-type="float" office:value="0.000437767" calcext:value-type="float">
            <text:p>0.000437767</text:p>
          </table:table-cell>
          <table:table-cell table:formula="of:=0.5*SQRT([.L323]/[.K323]-1)/SIN(PI()/40)" office:value-type="float" office:value="3.98365069120413" calcext:value-type="float">
            <text:p>3.98365069120413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office:value-type="float" office:value="-2.63219" calcext:value-type="float">
            <text:p>-2.63219</text:p>
          </table:table-cell>
          <table:table-cell office:value-type="float" office:value="0.00783115" calcext:value-type="float">
            <text:p>0.00783115</text:p>
          </table:table-cell>
          <table:table-cell table:number-columns-repeated="2" office:value-type="float" office:value="0.209375" calcext:value-type="float">
            <text:p>0.209375</text:p>
          </table:table-cell>
          <table:table-cell office:value-type="float" office:value="6.93624" calcext:value-type="float">
            <text:p>6.93624</text:p>
          </table:table-cell>
          <table:table-cell office:value-type="float" office:value="0.0500271" calcext:value-type="float">
            <text:p>0.0500271</text:p>
          </table:table-cell>
          <table:table-cell office:value-type="float" office:value="48.3299" calcext:value-type="float">
            <text:p>48.3299</text:p>
          </table:table-cell>
          <table:table-cell office:value-type="float" office:value="0.0035631" calcext:value-type="float">
            <text:p>0.0035631</text:p>
          </table:table-cell>
          <table:table-cell office:value-type="float" office:value="55.1402" calcext:value-type="float">
            <text:p>55.1402</text:p>
          </table:table-cell>
          <table:table-cell office:value-type="float" office:value="80.0434" calcext:value-type="float">
            <text:p>80.0434</text:p>
          </table:table-cell>
          <table:table-cell office:value-type="float" office:value="0.00153324" calcext:value-type="float">
            <text:p>0.00153324</text:p>
          </table:table-cell>
          <table:table-cell table:formula="of:=0.5*SQRT([.L324]/[.K324]-1)/SIN(PI()/40)" office:value-type="float" office:value="4.28272428052255" calcext:value-type="float">
            <text:p>4.28272428052255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5" calcext:value-type="float">
            <text:p>5</text:p>
          </table:table-cell>
          <table:table-cell office:value-type="float" office:value="-2.67422" calcext:value-type="float">
            <text:p>-2.67422</text:p>
          </table:table-cell>
          <table:table-cell office:value-type="float" office:value="0.0151424" calcext:value-type="float">
            <text:p>0.0151424</text:p>
          </table:table-cell>
          <table:table-cell table:number-columns-repeated="2" office:value-type="float" office:value="0.315859" calcext:value-type="float">
            <text:p>0.315859</text:p>
          </table:table-cell>
          <table:table-cell office:value-type="float" office:value="7.16659" calcext:value-type="float">
            <text:p>7.16659</text:p>
          </table:table-cell>
          <table:table-cell office:value-type="float" office:value="0.103995" calcext:value-type="float">
            <text:p>0.103995</text:p>
          </table:table-cell>
          <table:table-cell office:value-type="float" office:value="51.7706" calcext:value-type="float">
            <text:p>51.7706</text:p>
          </table:table-cell>
          <table:table-cell office:value-type="float" office:value="0.0123094" calcext:value-type="float">
            <text:p>0.0123094</text:p>
          </table:table-cell>
          <table:table-cell office:value-type="float" office:value="140.718" calcext:value-type="float">
            <text:p>140.718</text:p>
          </table:table-cell>
          <table:table-cell office:value-type="float" office:value="166.392" calcext:value-type="float">
            <text:p>166.392</text:p>
          </table:table-cell>
          <table:table-cell office:value-type="float" office:value="0.00296467" calcext:value-type="float">
            <text:p>0.00296467</text:p>
          </table:table-cell>
          <table:table-cell table:formula="of:=0.5*SQRT([.L325]/[.K325]-1)/SIN(PI()/40)" office:value-type="float" office:value="2.72206597723116" calcext:value-type="float">
            <text:p>2.72206597723116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6" calcext:value-type="float">
            <text:p>6</text:p>
          </table:table-cell>
          <table:table-cell office:value-type="float" office:value="-2.88844" calcext:value-type="float">
            <text:p>-2.88844</text:p>
          </table:table-cell>
          <table:table-cell office:value-type="float" office:value="0.0183077" calcext:value-type="float">
            <text:p>0.0183077</text:p>
          </table:table-cell>
          <table:table-cell table:number-columns-repeated="2" office:value-type="float" office:value="0.677266" calcext:value-type="float">
            <text:p>0.677266</text:p>
          </table:table-cell>
          <table:table-cell office:value-type="float" office:value="8.36138" calcext:value-type="float">
            <text:p>8.36138</text:p>
          </table:table-cell>
          <table:table-cell office:value-type="float" office:value="0.475472" calcext:value-type="float">
            <text:p>0.475472</text:p>
          </table:table-cell>
          <table:table-cell office:value-type="float" office:value="70.5198" calcext:value-type="float">
            <text:p>70.5198</text:p>
          </table:table-cell>
          <table:table-cell office:value-type="float" office:value="0.250757" calcext:value-type="float">
            <text:p>0.250757</text:p>
          </table:table-cell>
          <table:table-cell office:value-type="float" office:value="29.3717" calcext:value-type="float">
            <text:p>29.3717</text:p>
          </table:table-cell>
          <table:table-cell office:value-type="float" office:value="760.755" calcext:value-type="float">
            <text:p>760.755</text:p>
          </table:table-cell>
          <table:table-cell office:value-type="float" office:value="0.00358441" calcext:value-type="float">
            <text:p>0.00358441</text:p>
          </table:table-cell>
          <table:table-cell table:formula="of:=0.5*SQRT([.L326]/[.K326]-1)/SIN(PI()/40)" office:value-type="float" office:value="31.8005538522573" calcext:value-type="float">
            <text:p>31.8005538522573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7" calcext:value-type="float">
            <text:p>7</text:p>
          </table:table-cell>
          <table:table-cell office:value-type="float" office:value="-2.90668" calcext:value-type="float">
            <text:p>-2.90668</text:p>
          </table:table-cell>
          <table:table-cell office:value-type="float" office:value="0.0221204" calcext:value-type="float">
            <text:p>0.0221204</text:p>
          </table:table-cell>
          <table:table-cell table:number-columns-repeated="2" office:value-type="float" office:value="0.697539" calcext:value-type="float">
            <text:p>0.697539</text:p>
          </table:table-cell>
          <table:table-cell office:value-type="float" office:value="8.47091" calcext:value-type="float">
            <text:p>8.47091</text:p>
          </table:table-cell>
          <table:table-cell office:value-type="float" office:value="0.491837" calcext:value-type="float">
            <text:p>0.491837</text:p>
          </table:table-cell>
          <table:table-cell office:value-type="float" office:value="72.5107" calcext:value-type="float">
            <text:p>72.5107</text:p>
          </table:table-cell>
          <table:table-cell office:value-type="float" office:value="0.252385" calcext:value-type="float">
            <text:p>0.252385</text:p>
          </table:table-cell>
          <table:table-cell office:value-type="float" office:value="12.4045" calcext:value-type="float">
            <text:p>12.4045</text:p>
          </table:table-cell>
          <table:table-cell office:value-type="float" office:value="786.939" calcext:value-type="float">
            <text:p>786.939</text:p>
          </table:table-cell>
          <table:table-cell office:value-type="float" office:value="0.00433088" calcext:value-type="float">
            <text:p>0.00433088</text:p>
          </table:table-cell>
          <table:table-cell table:formula="of:=0.5*SQRT([.L327]/[.K327]-1)/SIN(PI()/40)" office:value-type="float" office:value="50.3567227110243" calcext:value-type="float">
            <text:p>50.3567227110243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8" calcext:value-type="float">
            <text:p>8</text:p>
          </table:table-cell>
          <table:table-cell office:value-type="float" office:value="-2.96668" calcext:value-type="float">
            <text:p>-2.96668</text:p>
          </table:table-cell>
          <table:table-cell office:value-type="float" office:value="0.0172284" calcext:value-type="float">
            <text:p>0.0172284</text:p>
          </table:table-cell>
          <table:table-cell table:number-columns-repeated="2" office:value-type="float" office:value="0.72623" calcext:value-type="float">
            <text:p>0.72623</text:p>
          </table:table-cell>
          <table:table-cell office:value-type="float" office:value="8.81842" calcext:value-type="float">
            <text:p>8.81842</text:p>
          </table:table-cell>
          <table:table-cell office:value-type="float" office:value="0.537716" calcext:value-type="float">
            <text:p>0.537716</text:p>
          </table:table-cell>
          <table:table-cell office:value-type="float" office:value="78.3667" calcext:value-type="float">
            <text:p>78.3667</text:p>
          </table:table-cell>
          <table:table-cell office:value-type="float" office:value="0.306872" calcext:value-type="float">
            <text:p>0.306872</text:p>
          </table:table-cell>
          <table:table-cell office:value-type="float" office:value="12.8799" calcext:value-type="float">
            <text:p>12.8799</text:p>
          </table:table-cell>
          <table:table-cell office:value-type="float" office:value="860.346" calcext:value-type="float">
            <text:p>860.346</text:p>
          </table:table-cell>
          <table:table-cell office:value-type="float" office:value="0.0033731" calcext:value-type="float">
            <text:p>0.0033731</text:p>
          </table:table-cell>
          <table:table-cell table:formula="of:=0.5*SQRT([.L328]/[.K328]-1)/SIN(PI()/40)" office:value-type="float" office:value="51.6929869750829" calcext:value-type="float">
            <text:p>51.6929869750829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9" calcext:value-type="float">
            <text:p>9</text:p>
          </table:table-cell>
          <table:table-cell office:value-type="float" office:value="-2.8946" calcext:value-type="float">
            <text:p>-2.8946</text:p>
          </table:table-cell>
          <table:table-cell office:value-type="float" office:value="0.0245576" calcext:value-type="float">
            <text:p>0.0245576</text:p>
          </table:table-cell>
          <table:table-cell table:number-columns-repeated="2" office:value-type="float" office:value="0.690771" calcext:value-type="float">
            <text:p>0.690771</text:p>
          </table:table-cell>
          <table:table-cell office:value-type="float" office:value="8.40326" calcext:value-type="float">
            <text:p>8.40326</text:p>
          </table:table-cell>
          <table:table-cell office:value-type="float" office:value="0.486229" calcext:value-type="float">
            <text:p>0.486229</text:p>
          </table:table-cell>
          <table:table-cell office:value-type="float" office:value="71.4285" calcext:value-type="float">
            <text:p>71.4285</text:p>
          </table:table-cell>
          <table:table-cell office:value-type="float" office:value="0.252835" calcext:value-type="float">
            <text:p>0.252835</text:p>
          </table:table-cell>
          <table:table-cell office:value-type="float" office:value="12.1108" calcext:value-type="float">
            <text:p>12.1108</text:p>
          </table:table-cell>
          <table:table-cell office:value-type="float" office:value="777.967" calcext:value-type="float">
            <text:p>777.967</text:p>
          </table:table-cell>
          <table:table-cell office:value-type="float" office:value="0.00480805" calcext:value-type="float">
            <text:p>0.00480805</text:p>
          </table:table-cell>
          <table:table-cell table:formula="of:=0.5*SQRT([.L329]/[.K329]-1)/SIN(PI()/40)" office:value-type="float" office:value="50.6773510814608" calcext:value-type="float">
            <text:p>50.6773510814608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0" calcext:value-type="float">
            <text:p>10</text:p>
          </table:table-cell>
          <table:table-cell office:value-type="float" office:value="-2.88328" calcext:value-type="float">
            <text:p>-2.88328</text:p>
          </table:table-cell>
          <table:table-cell office:value-type="float" office:value="0.025055" calcext:value-type="float">
            <text:p>0.025055</text:p>
          </table:table-cell>
          <table:table-cell table:number-columns-repeated="2" office:value-type="float" office:value="0.64366" calcext:value-type="float">
            <text:p>0.64366</text:p>
          </table:table-cell>
          <table:table-cell office:value-type="float" office:value="8.33834" calcext:value-type="float">
            <text:p>8.33834</text:p>
          </table:table-cell>
          <table:table-cell office:value-type="float" office:value="0.441196" calcext:value-type="float">
            <text:p>0.441196</text:p>
          </table:table-cell>
          <table:table-cell office:value-type="float" office:value="70.3493" calcext:value-type="float">
            <text:p>70.3493</text:p>
          </table:table-cell>
          <table:table-cell office:value-type="float" office:value="0.229288" calcext:value-type="float">
            <text:p>0.229288</text:p>
          </table:table-cell>
          <table:table-cell office:value-type="float" office:value="22.2134" calcext:value-type="float">
            <text:p>22.2134</text:p>
          </table:table-cell>
          <table:table-cell office:value-type="float" office:value="705.914" calcext:value-type="float">
            <text:p>705.914</text:p>
          </table:table-cell>
          <table:table-cell office:value-type="float" office:value="0.00490544" calcext:value-type="float">
            <text:p>0.00490544</text:p>
          </table:table-cell>
          <table:table-cell table:formula="of:=0.5*SQRT([.L330]/[.K330]-1)/SIN(PI()/40)" office:value-type="float" office:value="35.3551079732619" calcext:value-type="float">
            <text:p>35.3551079732619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" calcext:value-type="float">
            <text:p>11</text:p>
          </table:table-cell>
          <table:table-cell office:value-type="float" office:value="-2.93587" calcext:value-type="float">
            <text:p>-2.93587</text:p>
          </table:table-cell>
          <table:table-cell office:value-type="float" office:value="0.0228349" calcext:value-type="float">
            <text:p>0.0228349</text:p>
          </table:table-cell>
          <table:table-cell table:number-columns-repeated="2" office:value-type="float" office:value="0.712343" calcext:value-type="float">
            <text:p>0.712343</text:p>
          </table:table-cell>
          <table:table-cell office:value-type="float" office:value="8.64218" calcext:value-type="float">
            <text:p>8.64218</text:p>
          </table:table-cell>
          <table:table-cell office:value-type="float" office:value="0.52017" calcext:value-type="float">
            <text:p>0.52017</text:p>
          </table:table-cell>
          <table:table-cell office:value-type="float" office:value="75.4646" calcext:value-type="float">
            <text:p>75.4646</text:p>
          </table:table-cell>
          <table:table-cell office:value-type="float" office:value="0.291072" calcext:value-type="float">
            <text:p>0.291072</text:p>
          </table:table-cell>
          <table:table-cell office:value-type="float" office:value="9.68833" calcext:value-type="float">
            <text:p>9.68833</text:p>
          </table:table-cell>
          <table:table-cell office:value-type="float" office:value="832.272" calcext:value-type="float">
            <text:p>832.272</text:p>
          </table:table-cell>
          <table:table-cell office:value-type="float" office:value="0.00447077" calcext:value-type="float">
            <text:p>0.00447077</text:p>
          </table:table-cell>
          <table:table-cell table:formula="of:=0.5*SQRT([.L331]/[.K331]-1)/SIN(PI()/40)" office:value-type="float" office:value="58.7208436013375" calcext:value-type="float">
            <text:p>58.7208436013375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2" calcext:value-type="float">
            <text:p>12</text:p>
          </table:table-cell>
          <table:table-cell office:value-type="float" office:value="-2.90687" calcext:value-type="float">
            <text:p>-2.90687</text:p>
          </table:table-cell>
          <table:table-cell office:value-type="float" office:value="0.022368" calcext:value-type="float">
            <text:p>0.022368</text:p>
          </table:table-cell>
          <table:table-cell table:number-columns-repeated="2" office:value-type="float" office:value="0.685696" calcext:value-type="float">
            <text:p>0.685696</text:p>
          </table:table-cell>
          <table:table-cell office:value-type="float" office:value="8.47228" calcext:value-type="float">
            <text:p>8.47228</text:p>
          </table:table-cell>
          <table:table-cell office:value-type="float" office:value="0.486308" calcext:value-type="float">
            <text:p>0.486308</text:p>
          </table:table-cell>
          <table:table-cell office:value-type="float" office:value="72.529" calcext:value-type="float">
            <text:p>72.529</text:p>
          </table:table-cell>
          <table:table-cell office:value-type="float" office:value="0.258992" calcext:value-type="float">
            <text:p>0.258992</text:p>
          </table:table-cell>
          <table:table-cell office:value-type="float" office:value="13.6139" calcext:value-type="float">
            <text:p>13.6139</text:p>
          </table:table-cell>
          <table:table-cell office:value-type="float" office:value="778.092" calcext:value-type="float">
            <text:p>778.092</text:p>
          </table:table-cell>
          <table:table-cell office:value-type="float" office:value="0.00437935" calcext:value-type="float">
            <text:p>0.00437935</text:p>
          </table:table-cell>
          <table:table-cell table:formula="of:=0.5*SQRT([.L332]/[.K332]-1)/SIN(PI()/40)" office:value-type="float" office:value="47.7549013414554" calcext:value-type="float">
            <text:p>47.7549013414554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3" calcext:value-type="float">
            <text:p>13</text:p>
          </table:table-cell>
          <table:table-cell office:value-type="float" office:value="-2.8854" calcext:value-type="float">
            <text:p>-2.8854</text:p>
          </table:table-cell>
          <table:table-cell office:value-type="float" office:value="0.0226493" calcext:value-type="float">
            <text:p>0.0226493</text:p>
          </table:table-cell>
          <table:table-cell office:value-type="float" office:value="-0.466221" calcext:value-type="float">
            <text:p>-0.466221</text:p>
          </table:table-cell>
          <table:table-cell office:value-type="float" office:value="0.466221" calcext:value-type="float">
            <text:p>0.466221</text:p>
          </table:table-cell>
          <table:table-cell office:value-type="float" office:value="8.34817" calcext:value-type="float">
            <text:p>8.34817</text:p>
          </table:table-cell>
          <table:table-cell office:value-type="float" office:value="0.452736" calcext:value-type="float">
            <text:p>0.452736</text:p>
          </table:table-cell>
          <table:table-cell office:value-type="float" office:value="70.4439" calcext:value-type="float">
            <text:p>70.4439</text:p>
          </table:table-cell>
          <table:table-cell office:value-type="float" office:value="0.233389" calcext:value-type="float">
            <text:p>0.233389</text:p>
          </table:table-cell>
          <table:table-cell office:value-type="float" office:value="17.8369" calcext:value-type="float">
            <text:p>17.8369</text:p>
          </table:table-cell>
          <table:table-cell office:value-type="float" office:value="724.377" calcext:value-type="float">
            <text:p>724.377</text:p>
          </table:table-cell>
          <table:table-cell office:value-type="float" office:value="0.00443443" calcext:value-type="float">
            <text:p>0.00443443</text:p>
          </table:table-cell>
          <table:table-cell table:formula="of:=0.5*SQRT([.L333]/[.K333]-1)/SIN(PI()/40)" office:value-type="float" office:value="40.1084080721865" calcext:value-type="float">
            <text:p>40.1084080721865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4" calcext:value-type="float">
            <text:p>14</text:p>
          </table:table-cell>
          <table:table-cell office:value-type="float" office:value="-2.89406" calcext:value-type="float">
            <text:p>-2.89406</text:p>
          </table:table-cell>
          <table:table-cell office:value-type="float" office:value="0.0241741" calcext:value-type="float">
            <text:p>0.0241741</text:p>
          </table:table-cell>
          <table:table-cell table:number-columns-repeated="2" office:value-type="float" office:value="0.215842" calcext:value-type="float">
            <text:p>0.215842</text:p>
          </table:table-cell>
          <table:table-cell office:value-type="float" office:value="8.39977" calcext:value-type="float">
            <text:p>8.39977</text:p>
          </table:table-cell>
          <table:table-cell office:value-type="float" office:value="0.463383" calcext:value-type="float">
            <text:p>0.463383</text:p>
          </table:table-cell>
          <table:table-cell office:value-type="float" office:value="71.3581" calcext:value-type="float">
            <text:p>71.3581</text:p>
          </table:table-cell>
          <table:table-cell office:value-type="float" office:value="0.245419" calcext:value-type="float">
            <text:p>0.245419</text:p>
          </table:table-cell>
          <table:table-cell office:value-type="float" office:value="22.0993" calcext:value-type="float">
            <text:p>22.0993</text:p>
          </table:table-cell>
          <table:table-cell office:value-type="float" office:value="741.413" calcext:value-type="float">
            <text:p>741.413</text:p>
          </table:table-cell>
          <table:table-cell office:value-type="float" office:value="0.00473297" calcext:value-type="float">
            <text:p>0.00473297</text:p>
          </table:table-cell>
          <table:table-cell table:formula="of:=0.5*SQRT([.L334]/[.K334]-1)/SIN(PI()/40)" office:value-type="float" office:value="36.357717690719" calcext:value-type="float">
            <text:p>36.357717690719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5" calcext:value-type="float">
            <text:p>15</text:p>
          </table:table-cell>
          <table:table-cell office:value-type="float" office:value="-2.8905" calcext:value-type="float">
            <text:p>-2.8905</text:p>
          </table:table-cell>
          <table:table-cell office:value-type="float" office:value="0.0247705" calcext:value-type="float">
            <text:p>0.0247705</text:p>
          </table:table-cell>
          <table:table-cell table:number-columns-repeated="2" office:value-type="float" office:value="0.234662" calcext:value-type="float">
            <text:p>0.234662</text:p>
          </table:table-cell>
          <table:table-cell office:value-type="float" office:value="8.37976" calcext:value-type="float">
            <text:p>8.37976</text:p>
          </table:table-cell>
          <table:table-cell office:value-type="float" office:value="0.460441" calcext:value-type="float">
            <text:p>0.460441</text:p>
          </table:table-cell>
          <table:table-cell office:value-type="float" office:value="71.0404" calcext:value-type="float">
            <text:p>71.0404</text:p>
          </table:table-cell>
          <table:table-cell office:value-type="float" office:value="0.24273" calcext:value-type="float">
            <text:p>0.24273</text:p>
          </table:table-cell>
          <table:table-cell office:value-type="float" office:value="19.8208" calcext:value-type="float">
            <text:p>19.8208</text:p>
          </table:table-cell>
          <table:table-cell office:value-type="float" office:value="736.705" calcext:value-type="float">
            <text:p>736.705</text:p>
          </table:table-cell>
          <table:table-cell office:value-type="float" office:value="0.00484973" calcext:value-type="float">
            <text:p>0.00484973</text:p>
          </table:table-cell>
          <table:table-cell table:formula="of:=0.5*SQRT([.L335]/[.K335]-1)/SIN(PI()/40)" office:value-type="float" office:value="38.3257463166677" calcext:value-type="float">
            <text:p>38.3257463166677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6" calcext:value-type="float">
            <text:p>16</text:p>
          </table:table-cell>
          <table:table-cell office:value-type="float" office:value="-2.89088" calcext:value-type="float">
            <text:p>-2.89088</text:p>
          </table:table-cell>
          <table:table-cell office:value-type="float" office:value="0.024965" calcext:value-type="float">
            <text:p>0.024965</text:p>
          </table:table-cell>
          <table:table-cell table:number-columns-repeated="2" office:value-type="float" office:value="0.0609133" calcext:value-type="float">
            <text:p>0.0609133</text:p>
          </table:table-cell>
          <table:table-cell office:value-type="float" office:value="8.38213" calcext:value-type="float">
            <text:p>8.38213</text:p>
          </table:table-cell>
          <table:table-cell office:value-type="float" office:value="0.459253" calcext:value-type="float">
            <text:p>0.459253</text:p>
          </table:table-cell>
          <table:table-cell office:value-type="float" office:value="71.086" calcext:value-type="float">
            <text:p>71.086</text:p>
          </table:table-cell>
          <table:table-cell office:value-type="float" office:value="0.24234" calcext:value-type="float">
            <text:p>0.24234</text:p>
          </table:table-cell>
          <table:table-cell office:value-type="float" office:value="18.9073" calcext:value-type="float">
            <text:p>18.9073</text:p>
          </table:table-cell>
          <table:table-cell office:value-type="float" office:value="734.804" calcext:value-type="float">
            <text:p>734.804</text:p>
          </table:table-cell>
          <table:table-cell office:value-type="float" office:value="0.00488781" calcext:value-type="float">
            <text:p>0.00488781</text:p>
          </table:table-cell>
          <table:table-cell table:formula="of:=0.5*SQRT([.L336]/[.K336]-1)/SIN(PI()/40)" office:value-type="float" office:value="39.2136373914765" calcext:value-type="float">
            <text:p>39.21363739147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1.0816" calcext:value-type="float">
            <text:p>1.0816</text:p>
          </table:table-cell>
          <table:table-cell office:value-type="float" office:value="0.00075625" calcext:value-type="float">
            <text:p>0.00075625</text:p>
          </table:table-cell>
          <table:table-cell office:value-type="float" office:value="1.16986" calcext:value-type="float">
            <text:p>1.16986</text:p>
          </table:table-cell>
          <table:table-cell office:value-type="float" office:value="0.000000571914" calcext:value-type="float">
            <text:p>5.71914E-07</text:p>
          </table:table-cell>
          <table:table-cell office:value-type="float" office:value="0.996441" calcext:value-type="float">
            <text:p>0.996441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table:formula="of:=0.5*SQRT([.L339]/[.K339]-1)/SIN(PI()/40)" office:value-type="float" office:value="2.95025700879177" calcext:value-type="float">
            <text:p>2.95025700879177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-1.825" calcext:value-type="float">
            <text:p>-1.825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-0.07375" calcext:value-type="float">
            <text:p>-0.07375</text:p>
          </table:table-cell>
          <table:table-cell office:value-type="float" office:value="0.07375" calcext:value-type="float">
            <text:p>0.07375</text:p>
          </table:table-cell>
          <table:table-cell office:value-type="float" office:value="3.33785" calcext:value-type="float">
            <text:p>3.33785</text:p>
          </table:table-cell>
          <table:table-cell office:value-type="float" office:value="0.00606406" calcext:value-type="float">
            <text:p>0.00606406</text:p>
          </table:table-cell>
          <table:table-cell office:value-type="float" office:value="11.2375" calcext:value-type="float">
            <text:p>11.2375</text:p>
          </table:table-cell>
          <table:table-cell office:value-type="float" office:value="0.0000503705" calcext:value-type="float">
            <text:p>5.03705E-05</text:p>
          </table:table-cell>
          <table:table-cell office:value-type="float" office:value="10.4955" calcext:value-type="float">
            <text:p>10.4955</text:p>
          </table:table-cell>
          <table:table-cell office:value-type="float" office:value="9.7025" calcext:value-type="float">
            <text:p>9.7025</text:p>
          </table:table-cell>
          <table:table-cell office:value-type="float" office:value="0.00140212" calcext:value-type="float">
            <text:p>0.00140212</text:p>
          </table:table-cell>
          <table:table-cell table:formula="of:=0.5*SQRT([.L340]/[.K34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" calcext:value-type="float">
            <text:p>2</text:p>
          </table:table-cell>
          <table:table-cell office:value-type="float" office:value="-2.42875" calcext:value-type="float">
            <text:p>-2.42875</text:p>
          </table:table-cell>
          <table:table-cell office:value-type="float" office:value="0.0213172" calcext:value-type="float">
            <text:p>0.0213172</text:p>
          </table:table-cell>
          <table:table-cell office:value-type="float" office:value="-0.076875" calcext:value-type="float">
            <text:p>-0.076875</text:p>
          </table:table-cell>
          <table:table-cell office:value-type="float" office:value="0.076875" calcext:value-type="float">
            <text:p>0.076875</text:p>
          </table:table-cell>
          <table:table-cell office:value-type="float" office:value="5.92014" calcext:value-type="float">
            <text:p>5.92014</text:p>
          </table:table-cell>
          <table:table-cell office:value-type="float" office:value="0.00650703" calcext:value-type="float">
            <text:p>0.00650703</text:p>
          </table:table-cell>
          <table:table-cell office:value-type="float" office:value="35.5536" calcext:value-type="float">
            <text:p>35.5536</text:p>
          </table:table-cell>
          <table:table-cell office:value-type="float" office:value="0.00005373" calcext:value-type="float">
            <text:p>5.373E-05</text:p>
          </table:table-cell>
          <table:table-cell office:value-type="float" office:value="27.4786" calcext:value-type="float">
            <text:p>27.4786</text:p>
          </table:table-cell>
          <table:table-cell office:value-type="float" office:value="10.4112" calcext:value-type="float">
            <text:p>10.4112</text:p>
          </table:table-cell>
          <table:table-cell office:value-type="float" office:value="0.00413693" calcext:value-type="float">
            <text:p>0.00413693</text:p>
          </table:table-cell>
          <table:table-cell table:formula="of:=0.5*SQRT([.L341]/[.K34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  <table:table-cell office:value-type="float" office:value="-2.53687" calcext:value-type="float">
            <text:p>-2.53687</text:p>
          </table:table-cell>
          <table:table-cell office:value-type="float" office:value="0.00578086" calcext:value-type="float">
            <text:p>0.00578086</text:p>
          </table:table-cell>
          <table:table-cell office:value-type="float" office:value="-0.0728125" calcext:value-type="float">
            <text:p>-0.0728125</text:p>
          </table:table-cell>
          <table:table-cell office:value-type="float" office:value="0.0728125" calcext:value-type="float">
            <text:p>0.0728125</text:p>
          </table:table-cell>
          <table:table-cell office:value-type="float" office:value="6.44152" calcext:value-type="float">
            <text:p>6.44152</text:p>
          </table:table-cell>
          <table:table-cell office:value-type="float" office:value="0.00734766" calcext:value-type="float">
            <text:p>0.00734766</text:p>
          </table:table-cell>
          <table:table-cell office:value-type="float" office:value="41.6432" calcext:value-type="float">
            <text:p>41.6432</text:p>
          </table:table-cell>
          <table:table-cell office:value-type="float" office:value="0.000109212" calcext:value-type="float">
            <text:p>0.000109212</text:p>
          </table:table-cell>
          <table:table-cell office:value-type="float" office:value="4.25547" calcext:value-type="float">
            <text:p>4.25547</text:p>
          </table:table-cell>
          <table:table-cell office:value-type="float" office:value="11.7563" calcext:value-type="float">
            <text:p>11.7563</text:p>
          </table:table-cell>
          <table:table-cell office:value-type="float" office:value="0.00112187" calcext:value-type="float">
            <text:p>0.00112187</text:p>
          </table:table-cell>
          <table:table-cell table:formula="of:=0.5*SQRT([.L342]/[.K342]-1)/SIN(PI()/40)" office:value-type="float" office:value="8.46072541510605" calcext:value-type="float">
            <text:p>8.46072541510605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4" calcext:value-type="float">
            <text:p>4</text:p>
          </table:table-cell>
          <table:table-cell office:value-type="float" office:value="-2.56031" calcext:value-type="float">
            <text:p>-2.56031</text:p>
          </table:table-cell>
          <table:table-cell office:value-type="float" office:value="0.00943896" calcext:value-type="float">
            <text:p>0.00943896</text:p>
          </table:table-cell>
          <table:table-cell office:value-type="float" office:value="-0.332344" calcext:value-type="float">
            <text:p>-0.332344</text:p>
          </table:table-cell>
          <table:table-cell office:value-type="float" office:value="0.332344" calcext:value-type="float">
            <text:p>0.332344</text:p>
          </table:table-cell>
          <table:table-cell office:value-type="float" office:value="6.56464" calcext:value-type="float">
            <text:p>6.56464</text:p>
          </table:table-cell>
          <table:table-cell office:value-type="float" office:value="0.114047" calcext:value-type="float">
            <text:p>0.114047</text:p>
          </table:table-cell>
          <table:table-cell office:value-type="float" office:value="43.3411" calcext:value-type="float">
            <text:p>43.3411</text:p>
          </table:table-cell>
          <table:table-cell office:value-type="float" office:value="0.0141769" calcext:value-type="float">
            <text:p>0.0141769</text:p>
          </table:table-cell>
          <table:table-cell office:value-type="float" office:value="9.66271" calcext:value-type="float">
            <text:p>9.66271</text:p>
          </table:table-cell>
          <table:table-cell office:value-type="float" office:value="182.476" calcext:value-type="float">
            <text:p>182.476</text:p>
          </table:table-cell>
          <table:table-cell office:value-type="float" office:value="0.00183178" calcext:value-type="float">
            <text:p>0.00183178</text:p>
          </table:table-cell>
          <table:table-cell table:formula="of:=0.5*SQRT([.L343]/[.K343]-1)/SIN(PI()/40)" office:value-type="float" office:value="26.9504364208176" calcext:value-type="float">
            <text:p>26.950436420817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5" calcext:value-type="float">
            <text:p>5</text:p>
          </table:table-cell>
          <table:table-cell office:value-type="float" office:value="-2.55312" calcext:value-type="float">
            <text:p>-2.55312</text:p>
          </table:table-cell>
          <table:table-cell office:value-type="float" office:value="0.00918242" calcext:value-type="float">
            <text:p>0.00918242</text:p>
          </table:table-cell>
          <table:table-cell office:value-type="float" office:value="-0.213008" calcext:value-type="float">
            <text:p>-0.213008</text:p>
          </table:table-cell>
          <table:table-cell office:value-type="float" office:value="0.213008" calcext:value-type="float">
            <text:p>0.213008</text:p>
          </table:table-cell>
          <table:table-cell office:value-type="float" office:value="6.52763" calcext:value-type="float">
            <text:p>6.52763</text:p>
          </table:table-cell>
          <table:table-cell office:value-type="float" office:value="0.0550962" calcext:value-type="float">
            <text:p>0.0550962</text:p>
          </table:table-cell>
          <table:table-cell office:value-type="float" office:value="42.8461" calcext:value-type="float">
            <text:p>42.8461</text:p>
          </table:table-cell>
          <table:table-cell office:value-type="float" office:value="0.00522619" calcext:value-type="float">
            <text:p>0.00522619</text:p>
          </table:table-cell>
          <table:table-cell office:value-type="float" office:value="33.8077" calcext:value-type="float">
            <text:p>33.8077</text:p>
          </table:table-cell>
          <table:table-cell office:value-type="float" office:value="88.154" calcext:value-type="float">
            <text:p>88.154</text:p>
          </table:table-cell>
          <table:table-cell office:value-type="float" office:value="0.00178199" calcext:value-type="float">
            <text:p>0.00178199</text:p>
          </table:table-cell>
          <table:table-cell table:formula="of:=0.5*SQRT([.L344]/[.K344]-1)/SIN(PI()/40)" office:value-type="float" office:value="8.07986089451515" calcext:value-type="float">
            <text:p>8.07986089451515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6" calcext:value-type="float">
            <text:p>6</text:p>
          </table:table-cell>
          <table:table-cell office:value-type="float" office:value="-2.92133" calcext:value-type="float">
            <text:p>-2.92133</text:p>
          </table:table-cell>
          <table:table-cell office:value-type="float" office:value="0.0237291" calcext:value-type="float">
            <text:p>0.0237291</text:p>
          </table:table-cell>
          <table:table-cell office:value-type="float" office:value="-0.740957" calcext:value-type="float">
            <text:p>-0.740957</text:p>
          </table:table-cell>
          <table:table-cell office:value-type="float" office:value="0.740957" calcext:value-type="float">
            <text:p>0.740957</text:p>
          </table:table-cell>
          <table:table-cell office:value-type="float" office:value="8.55789" calcext:value-type="float">
            <text:p>8.55789</text:p>
          </table:table-cell>
          <table:table-cell office:value-type="float" office:value="0.555905" calcext:value-type="float">
            <text:p>0.555905</text:p>
          </table:table-cell>
          <table:table-cell office:value-type="float" office:value="74.018" calcext:value-type="float">
            <text:p>74.018</text:p>
          </table:table-cell>
          <table:table-cell office:value-type="float" office:value="0.321786" calcext:value-type="float">
            <text:p>0.321786</text:p>
          </table:table-cell>
          <table:table-cell office:value-type="float" office:value="2.87083" calcext:value-type="float">
            <text:p>2.87083</text:p>
          </table:table-cell>
          <table:table-cell office:value-type="float" office:value="889.448" calcext:value-type="float">
            <text:p>889.448</text:p>
          </table:table-cell>
          <table:table-cell office:value-type="float" office:value="0.004605" calcext:value-type="float">
            <text:p>0.004605</text:p>
          </table:table-cell>
          <table:table-cell table:formula="of:=0.5*SQRT([.L345]/[.K345]-1)/SIN(PI()/40)" office:value-type="float" office:value="111.990514489221" calcext:value-type="float">
            <text:p>111.990514489221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7" calcext:value-type="float">
            <text:p>7</text:p>
          </table:table-cell>
          <table:table-cell office:value-type="float" office:value="-2.84152" calcext:value-type="float">
            <text:p>-2.84152</text:p>
          </table:table-cell>
          <table:table-cell office:value-type="float" office:value="0.021283" calcext:value-type="float">
            <text:p>0.021283</text:p>
          </table:table-cell>
          <table:table-cell office:value-type="float" office:value="-0.643135" calcext:value-type="float">
            <text:p>-0.643135</text:p>
          </table:table-cell>
          <table:table-cell office:value-type="float" office:value="0.643135" calcext:value-type="float">
            <text:p>0.643135</text:p>
          </table:table-cell>
          <table:table-cell office:value-type="float" office:value="8.09554" calcext:value-type="float">
            <text:p>8.09554</text:p>
          </table:table-cell>
          <table:table-cell office:value-type="float" office:value="0.433612" calcext:value-type="float">
            <text:p>0.433612</text:p>
          </table:table-cell>
          <table:table-cell office:value-type="float" office:value="66.2242" calcext:value-type="float">
            <text:p>66.2242</text:p>
          </table:table-cell>
          <table:table-cell office:value-type="float" office:value="0.214907" calcext:value-type="float">
            <text:p>0.214907</text:p>
          </table:table-cell>
          <table:table-cell office:value-type="float" office:value="31.7495" calcext:value-type="float">
            <text:p>31.7495</text:p>
          </table:table-cell>
          <table:table-cell office:value-type="float" office:value="693.779" calcext:value-type="float">
            <text:p>693.779</text:p>
          </table:table-cell>
          <table:table-cell office:value-type="float" office:value="0.0041303" calcext:value-type="float">
            <text:p>0.0041303</text:p>
          </table:table-cell>
          <table:table-cell table:formula="of:=0.5*SQRT([.L346]/[.K346]-1)/SIN(PI()/40)" office:value-type="float" office:value="29.1002641896306" calcext:value-type="float">
            <text:p>29.100264189630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8" calcext:value-type="float">
            <text:p>8</text:p>
          </table:table-cell>
          <table:table-cell office:value-type="float" office:value="-2.82078" calcext:value-type="float">
            <text:p>-2.82078</text:p>
          </table:table-cell>
          <table:table-cell office:value-type="float" office:value="0.0235222" calcext:value-type="float">
            <text:p>0.0235222</text:p>
          </table:table-cell>
          <table:table-cell office:value-type="float" office:value="-0.504883" calcext:value-type="float">
            <text:p>-0.504883</text:p>
          </table:table-cell>
          <table:table-cell office:value-type="float" office:value="0.504883" calcext:value-type="float">
            <text:p>0.504883</text:p>
          </table:table-cell>
          <table:table-cell office:value-type="float" office:value="7.98033" calcext:value-type="float">
            <text:p>7.98033</text:p>
          </table:table-cell>
          <table:table-cell office:value-type="float" office:value="0.298926" calcext:value-type="float">
            <text:p>0.298926</text:p>
          </table:table-cell>
          <table:table-cell office:value-type="float" office:value="64.4482" calcext:value-type="float">
            <text:p>64.4482</text:p>
          </table:table-cell>
          <table:table-cell office:value-type="float" office:value="0.137756" calcext:value-type="float">
            <text:p>0.137756</text:p>
          </table:table-cell>
          <table:table-cell office:value-type="float" office:value="22.2737" calcext:value-type="float">
            <text:p>22.2737</text:p>
          </table:table-cell>
          <table:table-cell office:value-type="float" office:value="478.282" calcext:value-type="float">
            <text:p>478.282</text:p>
          </table:table-cell>
          <table:table-cell office:value-type="float" office:value="0.00456485" calcext:value-type="float">
            <text:p>0.00456485</text:p>
          </table:table-cell>
          <table:table-cell table:formula="of:=0.5*SQRT([.L347]/[.K347]-1)/SIN(PI()/40)" office:value-type="float" office:value="28.8347968963063" calcext:value-type="float">
            <text:p>28.8347968963063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9" calcext:value-type="float">
            <text:p>9</text:p>
          </table:table-cell>
          <table:table-cell office:value-type="float" office:value="-2.95089" calcext:value-type="float">
            <text:p>-2.95089</text:p>
          </table:table-cell>
          <table:table-cell office:value-type="float" office:value="0.0179075" calcext:value-type="float">
            <text:p>0.0179075</text:p>
          </table:table-cell>
          <table:table-cell office:value-type="float" office:value="-0.741274" calcext:value-type="float">
            <text:p>-0.741274</text:p>
          </table:table-cell>
          <table:table-cell office:value-type="float" office:value="0.741274" calcext:value-type="float">
            <text:p>0.741274</text:p>
          </table:table-cell>
          <table:table-cell office:value-type="float" office:value="8.72565" calcext:value-type="float">
            <text:p>8.72565</text:p>
          </table:table-cell>
          <table:table-cell office:value-type="float" office:value="0.55459" calcext:value-type="float">
            <text:p>0.55459</text:p>
          </table:table-cell>
          <table:table-cell office:value-type="float" office:value="76.7541" calcext:value-type="float">
            <text:p>76.7541</text:p>
          </table:table-cell>
          <table:table-cell office:value-type="float" office:value="0.317999" calcext:value-type="float">
            <text:p>0.317999</text:p>
          </table:table-cell>
          <table:table-cell office:value-type="float" office:value="6.58334" calcext:value-type="float">
            <text:p>6.58334</text:p>
          </table:table-cell>
          <table:table-cell office:value-type="float" office:value="887.344" calcext:value-type="float">
            <text:p>887.344</text:p>
          </table:table-cell>
          <table:table-cell office:value-type="float" office:value="0.00347522" calcext:value-type="float">
            <text:p>0.00347522</text:p>
          </table:table-cell>
          <table:table-cell table:formula="of:=0.5*SQRT([.L348]/[.K348]-1)/SIN(PI()/40)" office:value-type="float" office:value="73.7110363946128" calcext:value-type="float">
            <text:p>73.711036394612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0" calcext:value-type="float">
            <text:p>10</text:p>
          </table:table-cell>
          <table:table-cell office:value-type="float" office:value="-2.91084" calcext:value-type="float">
            <text:p>-2.91084</text:p>
          </table:table-cell>
          <table:table-cell office:value-type="float" office:value="0.0195853" calcext:value-type="float">
            <text:p>0.0195853</text:p>
          </table:table-cell>
          <table:table-cell office:value-type="float" office:value="-0.706367" calcext:value-type="float">
            <text:p>-0.706367</text:p>
          </table:table-cell>
          <table:table-cell office:value-type="float" office:value="0.706367" calcext:value-type="float">
            <text:p>0.706367</text:p>
          </table:table-cell>
          <table:table-cell office:value-type="float" office:value="8.49257" calcext:value-type="float">
            <text:p>8.49257</text:p>
          </table:table-cell>
          <table:table-cell office:value-type="float" office:value="0.507631" calcext:value-type="float">
            <text:p>0.507631</text:p>
          </table:table-cell>
          <table:table-cell office:value-type="float" office:value="72.7831" calcext:value-type="float">
            <text:p>72.7831</text:p>
          </table:table-cell>
          <table:table-cell office:value-type="float" office:value="0.272273" calcext:value-type="float">
            <text:p>0.272273</text:p>
          </table:table-cell>
          <table:table-cell office:value-type="float" office:value="10.6565" calcext:value-type="float">
            <text:p>10.6565</text:p>
          </table:table-cell>
          <table:table-cell office:value-type="float" office:value="812.21" calcext:value-type="float">
            <text:p>812.21</text:p>
          </table:table-cell>
          <table:table-cell office:value-type="float" office:value="0.00380083" calcext:value-type="float">
            <text:p>0.00380083</text:p>
          </table:table-cell>
          <table:table-cell table:formula="of:=0.5*SQRT([.L349]/[.K349]-1)/SIN(PI()/40)" office:value-type="float" office:value="55.2695169228946" calcext:value-type="float">
            <text:p>55.269516922894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1" calcext:value-type="float">
            <text:p>11</text:p>
          </table:table-cell>
          <table:table-cell office:value-type="float" office:value="-2.80691" calcext:value-type="float">
            <text:p>-2.80691</text:p>
          </table:table-cell>
          <table:table-cell office:value-type="float" office:value="0.0315331" calcext:value-type="float">
            <text:p>0.0315331</text:p>
          </table:table-cell>
          <table:table-cell office:value-type="float" office:value="-0.336541" calcext:value-type="float">
            <text:p>-0.336541</text:p>
          </table:table-cell>
          <table:table-cell office:value-type="float" office:value="0.336541" calcext:value-type="float">
            <text:p>0.336541</text:p>
          </table:table-cell>
          <table:table-cell office:value-type="float" office:value="7.91026" calcext:value-type="float">
            <text:p>7.91026</text:p>
          </table:table-cell>
          <table:table-cell office:value-type="float" office:value="0.350804" calcext:value-type="float">
            <text:p>0.350804</text:p>
          </table:table-cell>
          <table:table-cell office:value-type="float" office:value="63.5701" calcext:value-type="float">
            <text:p>63.5701</text:p>
          </table:table-cell>
          <table:table-cell office:value-type="float" office:value="0.170047" calcext:value-type="float">
            <text:p>0.170047</text:p>
          </table:table-cell>
          <table:table-cell office:value-type="float" office:value="39.1364" calcext:value-type="float">
            <text:p>39.1364</text:p>
          </table:table-cell>
          <table:table-cell office:value-type="float" office:value="561.286" calcext:value-type="float">
            <text:p>561.286</text:p>
          </table:table-cell>
          <table:table-cell office:value-type="float" office:value="0.00611949" calcext:value-type="float">
            <text:p>0.00611949</text:p>
          </table:table-cell>
          <table:table-cell table:formula="of:=0.5*SQRT([.L350]/[.K350]-1)/SIN(PI()/40)" office:value-type="float" office:value="23.2773610921725" calcext:value-type="float">
            <text:p>23.2773610921725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2" calcext:value-type="float">
            <text:p>12</text:p>
          </table:table-cell>
          <table:table-cell office:value-type="float" office:value="-2.85142" calcext:value-type="float">
            <text:p>-2.85142</text:p>
          </table:table-cell>
          <table:table-cell office:value-type="float" office:value="0.0256084" calcext:value-type="float">
            <text:p>0.0256084</text:p>
          </table:table-cell>
          <table:table-cell office:value-type="float" office:value="-0.564654" calcext:value-type="float">
            <text:p>-0.564654</text:p>
          </table:table-cell>
          <table:table-cell office:value-type="float" office:value="0.564654" calcext:value-type="float">
            <text:p>0.564654</text:p>
          </table:table-cell>
          <table:table-cell office:value-type="float" office:value="8.1562" calcext:value-type="float">
            <text:p>8.1562</text:p>
          </table:table-cell>
          <table:table-cell office:value-type="float" office:value="0.414792" calcext:value-type="float">
            <text:p>0.414792</text:p>
          </table:table-cell>
          <table:table-cell office:value-type="float" office:value="67.3527" calcext:value-type="float">
            <text:p>67.3527</text:p>
          </table:table-cell>
          <table:table-cell office:value-type="float" office:value="0.205465" calcext:value-type="float">
            <text:p>0.205465</text:p>
          </table:table-cell>
          <table:table-cell office:value-type="float" office:value="28.2555" calcext:value-type="float">
            <text:p>28.2555</text:p>
          </table:table-cell>
          <table:table-cell office:value-type="float" office:value="663.667" calcext:value-type="float">
            <text:p>663.667</text:p>
          </table:table-cell>
          <table:table-cell office:value-type="float" office:value="0.00496971" calcext:value-type="float">
            <text:p>0.00496971</text:p>
          </table:table-cell>
          <table:table-cell table:formula="of:=0.5*SQRT([.L351]/[.K351]-1)/SIN(PI()/40)" office:value-type="float" office:value="30.2205763590771" calcext:value-type="float">
            <text:p>30.2205763590771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3" calcext:value-type="float">
            <text:p>13</text:p>
          </table:table-cell>
          <table:table-cell office:value-type="float" office:value="-2.86404" calcext:value-type="float">
            <text:p>-2.86404</text:p>
          </table:table-cell>
          <table:table-cell office:value-type="float" office:value="0.0229848" calcext:value-type="float">
            <text:p>0.0229848</text:p>
          </table:table-cell>
          <table:table-cell table:number-columns-repeated="2" office:value-type="float" office:value="0.0388914" calcext:value-type="float">
            <text:p>0.0388914</text:p>
          </table:table-cell>
          <table:table-cell office:value-type="float" office:value="8.22573" calcext:value-type="float">
            <text:p>8.22573</text:p>
          </table:table-cell>
          <table:table-cell office:value-type="float" office:value="0.44667" calcext:value-type="float">
            <text:p>0.44667</text:p>
          </table:table-cell>
          <table:table-cell office:value-type="float" office:value="68.4128" calcext:value-type="float">
            <text:p>68.4128</text:p>
          </table:table-cell>
          <table:table-cell office:value-type="float" office:value="0.225571" calcext:value-type="float">
            <text:p>0.225571</text:p>
          </table:table-cell>
          <table:table-cell office:value-type="float" office:value="20.317" calcext:value-type="float">
            <text:p>20.317</text:p>
          </table:table-cell>
          <table:table-cell office:value-type="float" office:value="714.672" calcext:value-type="float">
            <text:p>714.672</text:p>
          </table:table-cell>
          <table:table-cell office:value-type="float" office:value="0.00446055" calcext:value-type="float">
            <text:p>0.00446055</text:p>
          </table:table-cell>
          <table:table-cell table:formula="of:=0.5*SQRT([.L352]/[.K352]-1)/SIN(PI()/40)" office:value-type="float" office:value="37.2552686283854" calcext:value-type="float">
            <text:p>37.2552686283854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4" calcext:value-type="float">
            <text:p>14</text:p>
          </table:table-cell>
          <table:table-cell office:value-type="float" office:value="-2.85102" calcext:value-type="float">
            <text:p>-2.85102</text:p>
          </table:table-cell>
          <table:table-cell office:value-type="float" office:value="0.0266661" calcext:value-type="float">
            <text:p>0.0266661</text:p>
          </table:table-cell>
          <table:table-cell table:number-columns-repeated="2" office:value-type="float" office:value="0.00999733" calcext:value-type="float">
            <text:p>0.00999733</text:p>
          </table:table-cell>
          <table:table-cell office:value-type="float" office:value="8.15498" calcext:value-type="float">
            <text:p>8.15498</text:p>
          </table:table-cell>
          <table:table-cell office:value-type="float" office:value="0.423802" calcext:value-type="float">
            <text:p>0.423802</text:p>
          </table:table-cell>
          <table:table-cell office:value-type="float" office:value="67.3645" calcext:value-type="float">
            <text:p>67.3645</text:p>
          </table:table-cell>
          <table:table-cell office:value-type="float" office:value="0.214819" calcext:value-type="float">
            <text:p>0.214819</text:p>
          </table:table-cell>
          <table:table-cell office:value-type="float" office:value="22.3068" calcext:value-type="float">
            <text:p>22.3068</text:p>
          </table:table-cell>
          <table:table-cell office:value-type="float" office:value="678.083" calcext:value-type="float">
            <text:p>678.083</text:p>
          </table:table-cell>
          <table:table-cell office:value-type="float" office:value="0.00517497" calcext:value-type="float">
            <text:p>0.00517497</text:p>
          </table:table-cell>
          <table:table-cell table:formula="of:=0.5*SQRT([.L353]/[.K353]-1)/SIN(PI()/40)" office:value-type="float" office:value="34.5530106971452" calcext:value-type="float">
            <text:p>34.5530106971452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5" calcext:value-type="float">
            <text:p>15</text:p>
          </table:table-cell>
          <table:table-cell office:value-type="float" office:value="-2.84861" calcext:value-type="float">
            <text:p>-2.84861</text:p>
          </table:table-cell>
          <table:table-cell office:value-type="float" office:value="0.0255127" calcext:value-type="float">
            <text:p>0.0255127</text:p>
          </table:table-cell>
          <table:table-cell table:number-columns-repeated="2" office:value-type="float" office:value="0.116331" calcext:value-type="float">
            <text:p>0.116331</text:p>
          </table:table-cell>
          <table:table-cell office:value-type="float" office:value="8.14012" calcext:value-type="float">
            <text:p>8.14012</text:p>
          </table:table-cell>
          <table:table-cell office:value-type="float" office:value="0.41987" calcext:value-type="float">
            <text:p>0.41987</text:p>
          </table:table-cell>
          <table:table-cell office:value-type="float" office:value="67.0867" calcext:value-type="float">
            <text:p>67.0867</text:p>
          </table:table-cell>
          <table:table-cell office:value-type="float" office:value="0.208192" calcext:value-type="float">
            <text:p>0.208192</text:p>
          </table:table-cell>
          <table:table-cell office:value-type="float" office:value="22.4968" calcext:value-type="float">
            <text:p>22.4968</text:p>
          </table:table-cell>
          <table:table-cell office:value-type="float" office:value="671.792" calcext:value-type="float">
            <text:p>671.792</text:p>
          </table:table-cell>
          <table:table-cell office:value-type="float" office:value="0.00495114" calcext:value-type="float">
            <text:p>0.00495114</text:p>
          </table:table-cell>
          <table:table-cell table:formula="of:=0.5*SQRT([.L354]/[.K354]-1)/SIN(PI()/40)" office:value-type="float" office:value="34.2363477015386" calcext:value-type="float">
            <text:p>34.236347701538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6" calcext:value-type="float">
            <text:p>16</text:p>
          </table:table-cell>
          <table:table-cell office:value-type="float" office:value="-2.86181" calcext:value-type="float">
            <text:p>-2.86181</text:p>
          </table:table-cell>
          <table:table-cell office:value-type="float" office:value="0.0246494" calcext:value-type="float">
            <text:p>0.0246494</text:p>
          </table:table-cell>
          <table:table-cell table:number-columns-repeated="2" office:value-type="float" office:value="0.229852" calcext:value-type="float">
            <text:p>0.229852</text:p>
          </table:table-cell>
          <table:table-cell office:value-type="float" office:value="8.21459" calcext:value-type="float">
            <text:p>8.21459</text:p>
          </table:table-cell>
          <table:table-cell office:value-type="float" office:value="0.441803" calcext:value-type="float">
            <text:p>0.441803</text:p>
          </table:table-cell>
          <table:table-cell office:value-type="float" office:value="68.281" calcext:value-type="float">
            <text:p>68.281</text:p>
          </table:table-cell>
          <table:table-cell office:value-type="float" office:value="0.224807" calcext:value-type="float">
            <text:p>0.224807</text:p>
          </table:table-cell>
          <table:table-cell office:value-type="float" office:value="19.7073" calcext:value-type="float">
            <text:p>19.7073</text:p>
          </table:table-cell>
          <table:table-cell office:value-type="float" office:value="706.885" calcext:value-type="float">
            <text:p>706.885</text:p>
          </table:table-cell>
          <table:table-cell office:value-type="float" office:value="0.0047836" calcext:value-type="float">
            <text:p>0.0047836</text:p>
          </table:table-cell>
          <table:table-cell table:formula="of:=0.5*SQRT([.L355]/[.K355]-1)/SIN(PI()/40)" office:value-type="float" office:value="37.6311656236736" calcext:value-type="float">
            <text:p>37.631165623673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7" calcext:value-type="float">
            <text:p>17</text:p>
          </table:table-cell>
          <table:table-cell office:value-type="float" office:value="-2.86019" calcext:value-type="float">
            <text:p>-2.86019</text:p>
          </table:table-cell>
          <table:table-cell office:value-type="float" office:value="0.0249533" calcext:value-type="float">
            <text:p>0.0249533</text:p>
          </table:table-cell>
          <table:table-cell table:number-columns-repeated="2" office:value-type="float" office:value="0.00873163" calcext:value-type="float">
            <text:p>0.00873163</text:p>
          </table:table-cell>
          <table:table-cell office:value-type="float" office:value="8.20563" calcext:value-type="float">
            <text:p>8.20563</text:p>
          </table:table-cell>
          <table:table-cell office:value-type="float" office:value="0.43604" calcext:value-type="float">
            <text:p>0.43604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0.22122" calcext:value-type="float">
            <text:p>0.22122</text:p>
          </table:table-cell>
          <table:table-cell office:value-type="float" office:value="20.6804" calcext:value-type="float">
            <text:p>20.6804</text:p>
          </table:table-cell>
          <table:table-cell office:value-type="float" office:value="697.665" calcext:value-type="float">
            <text:p>697.665</text:p>
          </table:table-cell>
          <table:table-cell office:value-type="float" office:value="0.00484257" calcext:value-type="float">
            <text:p>0.00484257</text:p>
          </table:table-cell>
          <table:table-cell table:formula="of:=0.5*SQRT([.L356]/[.K356]-1)/SIN(PI()/40)" office:value-type="float" office:value="36.4616764851192" calcext:value-type="float">
            <text:p>36.4616764851192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8" calcext:value-type="float">
            <text:p>18</text:p>
          </table:table-cell>
          <table:table-cell office:value-type="float" office:value="-2.85962" calcext:value-type="float">
            <text:p>-2.85962</text:p>
          </table:table-cell>
          <table:table-cell office:value-type="float" office:value="0.02544" calcext:value-type="float">
            <text:p>0.02544</text:p>
          </table:table-cell>
          <table:table-cell table:number-columns-repeated="2" office:value-type="float" office:value="0.0163889" calcext:value-type="float">
            <text:p>0.0163889</text:p>
          </table:table-cell>
          <table:table-cell office:value-type="float" office:value="8.20288" calcext:value-type="float">
            <text:p>8.20288</text:p>
          </table:table-cell>
          <table:table-cell office:value-type="float" office:value="0.434279" calcext:value-type="float">
            <text:p>0.434279</text:p>
          </table:table-cell>
          <table:table-cell office:value-type="float" office:value="68.1124" calcext:value-type="float">
            <text:p>68.1124</text:p>
          </table:table-cell>
          <table:table-cell office:value-type="float" office:value="0.220774" calcext:value-type="float">
            <text:p>0.220774</text:p>
          </table:table-cell>
          <table:table-cell office:value-type="float" office:value="21.1754" calcext:value-type="float">
            <text:p>21.1754</text:p>
          </table:table-cell>
          <table:table-cell office:value-type="float" office:value="694.846" calcext:value-type="float">
            <text:p>694.846</text:p>
          </table:table-cell>
          <table:table-cell office:value-type="float" office:value="0.00493702" calcext:value-type="float">
            <text:p>0.00493702</text:p>
          </table:table-cell>
          <table:table-cell table:formula="of:=0.5*SQRT([.L357]/[.K357]-1)/SIN(PI()/40)" office:value-type="float" office:value="35.9446858047087" calcext:value-type="float">
            <text:p>35.94468580470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1.055" calcext:value-type="float">
            <text:p>-1.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125" calcext:value-type="float">
            <text:p>0.02125</text:p>
          </table:table-cell>
          <table:table-cell office:value-type="float" office:value="1.11302" calcext:value-type="float">
            <text:p>1.11302</text:p>
          </table:table-cell>
          <table:table-cell office:value-type="float" office:value="0.000451563" calcext:value-type="float">
            <text:p>0.000451563</text:p>
          </table:table-cell>
          <table:table-cell office:value-type="float" office:value="1.23882" calcext:value-type="float">
            <text:p>1.23882</text:p>
          </table:table-cell>
          <table:table-cell office:value-type="float" office:value="0.000000203909" calcext:value-type="float">
            <text:p>2.03909E-07</text:p>
          </table:table-cell>
          <table:table-cell office:value-type="float" office:value="8.12431" calcext:value-type="float">
            <text:p>8.12431</text:p>
          </table:table-cell>
          <table:table-cell office:value-type="float" office:value="0.7225" calcext:value-type="float">
            <text:p>0.7225</text:p>
          </table:table-cell>
          <table:table-cell office:value-type="float" office:value="0" calcext:value-type="float">
            <text:p>0</text:p>
          </table:table-cell>
          <table:table-cell table:formula="of:=0.5*SQRT([.L360]/[.K36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-1.7875" calcext:value-type="float">
            <text:p>-1.7875</text:p>
          </table:table-cell>
          <table:table-cell office:value-type="float" office:value="0.0162562" calcext:value-type="float">
            <text:p>0.0162562</text:p>
          </table:table-cell>
          <table:table-cell office:value-type="float" office:value="-0.08875" calcext:value-type="float">
            <text:p>-0.08875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3.21141" calcext:value-type="float">
            <text:p>3.21141</text:p>
          </table:table-cell>
          <table:table-cell office:value-type="float" office:value="0.00803281" calcext:value-type="float">
            <text:p>0.00803281</text:p>
          </table:table-cell>
          <table:table-cell office:value-type="float" office:value="10.5209" calcext:value-type="float">
            <text:p>10.5209</text:p>
          </table:table-cell>
          <table:table-cell office:value-type="float" office:value="0.0000694489" calcext:value-type="float">
            <text:p>6.94489E-05</text:p>
          </table:table-cell>
          <table:table-cell office:value-type="float" office:value="27.3037" calcext:value-type="float">
            <text:p>27.3037</text:p>
          </table:table-cell>
          <table:table-cell office:value-type="float" office:value="12.8525" calcext:value-type="float">
            <text:p>12.8525</text:p>
          </table:table-cell>
          <table:table-cell office:value-type="float" office:value="0.00307302" calcext:value-type="float">
            <text:p>0.00307302</text:p>
          </table:table-cell>
          <table:table-cell table:formula="of:=0.5*SQRT([.L361]/[.K36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-2.27625" calcext:value-type="float">
            <text:p>-2.27625</text:p>
          </table:table-cell>
          <table:table-cell office:value-type="float" office:value="0.00411719" calcext:value-type="float">
            <text:p>0.00411719</text:p>
          </table:table-cell>
          <table:table-cell office:value-type="float" office:value="-0.0628125" calcext:value-type="float">
            <text:p>-0.0628125</text:p>
          </table:table-cell>
          <table:table-cell office:value-type="float" office:value="0.0628125" calcext:value-type="float">
            <text:p>0.0628125</text:p>
          </table:table-cell>
          <table:table-cell office:value-type="float" office:value="5.18543" calcext:value-type="float">
            <text:p>5.18543</text:p>
          </table:table-cell>
          <table:table-cell office:value-type="float" office:value="0.00621992" calcext:value-type="float">
            <text:p>0.00621992</text:p>
          </table:table-cell>
          <table:table-cell office:value-type="float" office:value="26.9743" calcext:value-type="float">
            <text:p>26.9743</text:p>
          </table:table-cell>
          <table:table-cell office:value-type="float" office:value="0.0000790326" calcext:value-type="float">
            <text:p>7.90326E-05</text:p>
          </table:table-cell>
          <table:table-cell office:value-type="float" office:value="17.4788" calcext:value-type="float">
            <text:p>17.4788</text:p>
          </table:table-cell>
          <table:table-cell office:value-type="float" office:value="9.95188" calcext:value-type="float">
            <text:p>9.95188</text:p>
          </table:table-cell>
          <table:table-cell office:value-type="float" office:value="0.000778296" calcext:value-type="float">
            <text:p>0.000778296</text:p>
          </table:table-cell>
          <table:table-cell table:formula="of:=0.5*SQRT([.L362]/[.K36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-2.48438" calcext:value-type="float">
            <text:p>-2.48438</text:p>
          </table:table-cell>
          <table:table-cell office:value-type="float" office:value="0.000971484" calcext:value-type="float">
            <text:p>0.000971484</text:p>
          </table:table-cell>
          <table:table-cell table:number-columns-repeated="2" office:value-type="float" office:value="0.0254687" calcext:value-type="float">
            <text:p>0.0254687</text:p>
          </table:table-cell>
          <table:table-cell office:value-type="float" office:value="6.17309" calcext:value-type="float">
            <text:p>6.17309</text:p>
          </table:table-cell>
          <table:table-cell office:value-type="float" office:value="0.00152246" calcext:value-type="float">
            <text:p>0.00152246</text:p>
          </table:table-cell>
          <table:table-cell office:value-type="float" office:value="38.1314" calcext:value-type="float">
            <text:p>38.1314</text:p>
          </table:table-cell>
          <table:table-cell office:value-type="float" office:value="0.00000759795" calcext:value-type="float">
            <text:p>7.59795E-06</text:p>
          </table:table-cell>
          <table:table-cell office:value-type="float" office:value="87.5553" calcext:value-type="float">
            <text:p>87.5553</text:p>
          </table:table-cell>
          <table:table-cell office:value-type="float" office:value="2.43594" calcext:value-type="float">
            <text:p>2.43594</text:p>
          </table:table-cell>
          <table:table-cell office:value-type="float" office:value="0.000183645" calcext:value-type="float">
            <text:p>0.000183645</text:p>
          </table:table-cell>
          <table:table-cell table:formula="of:=0.5*SQRT([.L363]/[.K36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-2.52031" calcext:value-type="float">
            <text:p>-2.52031</text:p>
          </table:table-cell>
          <table:table-cell office:value-type="float" office:value="0.00740771" calcext:value-type="float">
            <text:p>0.00740771</text:p>
          </table:table-cell>
          <table:table-cell office:value-type="float" office:value="-0.120156" calcext:value-type="float">
            <text:p>-0.120156</text:p>
          </table:table-cell>
          <table:table-cell office:value-type="float" office:value="0.120156" calcext:value-type="float">
            <text:p>0.120156</text:p>
          </table:table-cell>
          <table:table-cell office:value-type="float" office:value="6.35938" calcext:value-type="float">
            <text:p>6.35938</text:p>
          </table:table-cell>
          <table:table-cell office:value-type="float" office:value="0.0244895" calcext:value-type="float">
            <text:p>0.0244895</text:p>
          </table:table-cell>
          <table:table-cell office:value-type="float" office:value="40.6278" calcext:value-type="float">
            <text:p>40.6278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81.6453" calcext:value-type="float">
            <text:p>81.6453</text:p>
          </table:table-cell>
          <table:table-cell office:value-type="float" office:value="39.1831" calcext:value-type="float">
            <text:p>39.1831</text:p>
          </table:table-cell>
          <table:table-cell office:value-type="float" office:value="0.00140032" calcext:value-type="float">
            <text:p>0.00140032</text:p>
          </table:table-cell>
          <table:table-cell table:formula="of:=0.5*SQRT([.L364]/[.K36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-2.59984" calcext:value-type="float">
            <text:p>-2.59984</text:p>
          </table:table-cell>
          <table:table-cell office:value-type="float" office:value="0.00840388" calcext:value-type="float">
            <text:p>0.00840388</text:p>
          </table:table-cell>
          <table:table-cell office:value-type="float" office:value="-0.154805" calcext:value-type="float">
            <text:p>-0.154805</text:p>
          </table:table-cell>
          <table:table-cell office:value-type="float" office:value="0.154805" calcext:value-type="float">
            <text:p>0.154805</text:p>
          </table:table-cell>
          <table:table-cell office:value-type="float" office:value="6.76759" calcext:value-type="float">
            <text:p>6.76759</text:p>
          </table:table-cell>
          <table:table-cell office:value-type="float" office:value="0.031827" calcext:value-type="float">
            <text:p>0.031827</text:p>
          </table:table-cell>
          <table:table-cell office:value-type="float" office:value="46.0302" calcext:value-type="float">
            <text:p>46.0302</text:p>
          </table:table-cell>
          <table:table-cell office:value-type="float" office:value="0.00201968" calcext:value-type="float">
            <text:p>0.00201968</text:p>
          </table:table-cell>
          <table:table-cell office:value-type="float" office:value="151.582" calcext:value-type="float">
            <text:p>151.582</text:p>
          </table:table-cell>
          <table:table-cell office:value-type="float" office:value="50.9232" calcext:value-type="float">
            <text:p>50.9232</text:p>
          </table:table-cell>
          <table:table-cell office:value-type="float" office:value="0.00158864" calcext:value-type="float">
            <text:p>0.00158864</text:p>
          </table:table-cell>
          <table:table-cell table:formula="of:=0.5*SQRT([.L365]/[.K36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-2.60234" calcext:value-type="float">
            <text:p>-2.60234</text:p>
          </table:table-cell>
          <table:table-cell office:value-type="float" office:value="0.0125219" calcext:value-type="float">
            <text:p>0.0125219</text:p>
          </table:table-cell>
          <table:table-cell office:value-type="float" office:value="-0.339219" calcext:value-type="float">
            <text:p>-0.339219</text:p>
          </table:table-cell>
          <table:table-cell office:value-type="float" office:value="0.339219" calcext:value-type="float">
            <text:p>0.339219</text:p>
          </table:table-cell>
          <table:table-cell office:value-type="float" office:value="6.78471" calcext:value-type="float">
            <text:p>6.78471</text:p>
          </table:table-cell>
          <table:table-cell office:value-type="float" office:value="0.126021" calcext:value-type="float">
            <text:p>0.126021</text:p>
          </table:table-cell>
          <table:table-cell office:value-type="float" office:value="46.3796" calcext:value-type="float">
            <text:p>46.3796</text:p>
          </table:table-cell>
          <table:table-cell office:value-type="float" office:value="0.0221726" calcext:value-type="float">
            <text:p>0.0221726</text:p>
          </table:table-cell>
          <table:table-cell office:value-type="float" office:value="89.2278" calcext:value-type="float">
            <text:p>89.2278</text:p>
          </table:table-cell>
          <table:table-cell office:value-type="float" office:value="201.634" calcext:value-type="float">
            <text:p>201.634</text:p>
          </table:table-cell>
          <table:table-cell office:value-type="float" office:value="0.00236708" calcext:value-type="float">
            <text:p>0.00236708</text:p>
          </table:table-cell>
          <table:table-cell table:formula="of:=0.5*SQRT([.L366]/[.K366]-1)/SIN(PI()/40)" office:value-type="float" office:value="7.15272859724605" calcext:value-type="float">
            <text:p>7.15272859724605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office:value-type="float" office:value="-2.69703" calcext:value-type="float">
            <text:p>-2.69703</text:p>
          </table:table-cell>
          <table:table-cell office:value-type="float" office:value="0.013247" calcext:value-type="float">
            <text:p>0.013247</text:p>
          </table:table-cell>
          <table:table-cell office:value-type="float" office:value="-0.54457" calcext:value-type="float">
            <text:p>-0.54457</text:p>
          </table:table-cell>
          <table:table-cell office:value-type="float" office:value="0.54457" calcext:value-type="float">
            <text:p>0.54457</text:p>
          </table:table-cell>
          <table:table-cell office:value-type="float" office:value="7.28722" calcext:value-type="float">
            <text:p>7.28722</text:p>
          </table:table-cell>
          <table:table-cell office:value-type="float" office:value="0.303863" calcext:value-type="float">
            <text:p>0.303863</text:p>
          </table:table-cell>
          <table:table-cell office:value-type="float" office:value="53.4939" calcext:value-type="float">
            <text:p>53.4939</text:p>
          </table:table-cell>
          <table:table-cell office:value-type="float" office:value="0.100873" calcext:value-type="float">
            <text:p>0.100873</text:p>
          </table:table-cell>
          <table:table-cell office:value-type="float" office:value="23.9781" calcext:value-type="float">
            <text:p>23.9781</text:p>
          </table:table-cell>
          <table:table-cell office:value-type="float" office:value="486.181" calcext:value-type="float">
            <text:p>486.181</text:p>
          </table:table-cell>
          <table:table-cell office:value-type="float" office:value="0.00250417" calcext:value-type="float">
            <text:p>0.00250417</text:p>
          </table:table-cell>
          <table:table-cell table:formula="of:=0.5*SQRT([.L367]/[.K367]-1)/SIN(PI()/40)" office:value-type="float" office:value="27.979223367968" calcext:value-type="float">
            <text:p>27.979223367968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-2.72037" calcext:value-type="float">
            <text:p>-2.72037</text:p>
          </table:table-cell>
          <table:table-cell office:value-type="float" office:value="0.0243074" calcext:value-type="float">
            <text:p>0.0243074</text:p>
          </table:table-cell>
          <table:table-cell office:value-type="float" office:value="-0.516841" calcext:value-type="float">
            <text:p>-0.516841</text:p>
          </table:table-cell>
          <table:table-cell office:value-type="float" office:value="0.516841" calcext:value-type="float">
            <text:p>0.516841</text:p>
          </table:table-cell>
          <table:table-cell office:value-type="float" office:value="7.42473" calcext:value-type="float">
            <text:p>7.42473</text:p>
          </table:table-cell>
          <table:table-cell office:value-type="float" office:value="0.303383" calcext:value-type="float">
            <text:p>0.303383</text:p>
          </table:table-cell>
          <table:table-cell office:value-type="float" office:value="55.8529" calcext:value-type="float">
            <text:p>55.8529</text:p>
          </table:table-cell>
          <table:table-cell office:value-type="float" office:value="0.127669" calcext:value-type="float">
            <text:p>0.127669</text:p>
          </table:table-cell>
          <table:table-cell office:value-type="float" office:value="16.0121" calcext:value-type="float">
            <text:p>16.0121</text:p>
          </table:table-cell>
          <table:table-cell office:value-type="float" office:value="485.412" calcext:value-type="float">
            <text:p>485.412</text:p>
          </table:table-cell>
          <table:table-cell office:value-type="float" office:value="0.00459497" calcext:value-type="float">
            <text:p>0.00459497</text:p>
          </table:table-cell>
          <table:table-cell table:formula="of:=0.5*SQRT([.L368]/[.K368]-1)/SIN(PI()/40)" office:value-type="float" office:value="34.5043662826406" calcext:value-type="float">
            <text:p>34.5043662826406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" calcext:value-type="float">
            <text:p>9</text:p>
          </table:table-cell>
          <table:table-cell office:value-type="float" office:value="-2.713" calcext:value-type="float">
            <text:p>-2.713</text:p>
          </table:table-cell>
          <table:table-cell office:value-type="float" office:value="0.0255373" calcext:value-type="float">
            <text:p>0.0255373</text:p>
          </table:table-cell>
          <table:table-cell office:value-type="float" office:value="-0.514724" calcext:value-type="float">
            <text:p>-0.514724</text:p>
          </table:table-cell>
          <table:table-cell office:value-type="float" office:value="0.514724" calcext:value-type="float">
            <text:p>0.514724</text:p>
          </table:table-cell>
          <table:table-cell office:value-type="float" office:value="7.3859" calcext:value-type="float">
            <text:p>7.3859</text:p>
          </table:table-cell>
          <table:table-cell office:value-type="float" office:value="0.312461" calcext:value-type="float">
            <text:p>0.312461</text:p>
          </table:table-cell>
          <table:table-cell office:value-type="float" office:value="55.3074" calcext:value-type="float">
            <text:p>55.3074</text:p>
          </table:table-cell>
          <table:table-cell office:value-type="float" office:value="0.130285" calcext:value-type="float">
            <text:p>0.130285</text:p>
          </table:table-cell>
          <table:table-cell office:value-type="float" office:value="23.6823" calcext:value-type="float">
            <text:p>23.6823</text:p>
          </table:table-cell>
          <table:table-cell office:value-type="float" office:value="499.938" calcext:value-type="float">
            <text:p>499.938</text:p>
          </table:table-cell>
          <table:table-cell office:value-type="float" office:value="0.00482748" calcext:value-type="float">
            <text:p>0.00482748</text:p>
          </table:table-cell>
          <table:table-cell table:formula="of:=0.5*SQRT([.L369]/[.K369]-1)/SIN(PI()/40)" office:value-type="float" office:value="28.5781992614149" calcext:value-type="float">
            <text:p>28.5781992614149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2.7599" calcext:value-type="float">
            <text:p>-2.7599</text:p>
          </table:table-cell>
          <table:table-cell office:value-type="float" office:value="0.0216345" calcext:value-type="float">
            <text:p>0.0216345</text:p>
          </table:table-cell>
          <table:table-cell office:value-type="float" office:value="-0.57978" calcext:value-type="float">
            <text:p>-0.57978</text:p>
          </table:table-cell>
          <table:table-cell office:value-type="float" office:value="0.57978" calcext:value-type="float">
            <text:p>0.57978</text:p>
          </table:table-cell>
          <table:table-cell office:value-type="float" office:value="7.6387" calcext:value-type="float">
            <text:p>7.6387</text:p>
          </table:table-cell>
          <table:table-cell office:value-type="float" office:value="0.359731" calcext:value-type="float">
            <text:p>0.359731</text:p>
          </table:table-cell>
          <table:table-cell office:value-type="float" office:value="59.0138" calcext:value-type="float">
            <text:p>59.0138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20.0529" calcext:value-type="float">
            <text:p>20.0529</text:p>
          </table:table-cell>
          <table:table-cell office:value-type="float" office:value="575.569" calcext:value-type="float">
            <text:p>575.569</text:p>
          </table:table-cell>
          <table:table-cell office:value-type="float" office:value="0.00408969" calcext:value-type="float">
            <text:p>0.00408969</text:p>
          </table:table-cell>
          <table:table-cell table:formula="of:=0.5*SQRT([.L370]/[.K370]-1)/SIN(PI()/40)" office:value-type="float" office:value="33.5418055572974" calcext:value-type="float">
            <text:p>33.5418055572974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-2.77127" calcext:value-type="float">
            <text:p>-2.77127</text:p>
          </table:table-cell>
          <table:table-cell office:value-type="float" office:value="0.025135" calcext:value-type="float">
            <text:p>0.025135</text:p>
          </table:table-cell>
          <table:table-cell table:number-columns-repeated="2" office:value-type="float" office:value="0.0592853" calcext:value-type="float">
            <text:p>0.0592853</text:p>
          </table:table-cell>
          <table:table-cell office:value-type="float" office:value="7.70506" calcext:value-type="float">
            <text:p>7.70506</text:p>
          </table:table-cell>
          <table:table-cell office:value-type="float" office:value="0.377067" calcext:value-type="float">
            <text:p>0.377067</text:p>
          </table:table-cell>
          <table:table-cell office:value-type="float" office:value="60.1371" calcext:value-type="float">
            <text:p>60.1371</text:p>
          </table:table-cell>
          <table:table-cell office:value-type="float" office:value="0.172791" calcext:value-type="float">
            <text:p>0.172791</text:p>
          </table:table-cell>
          <table:table-cell office:value-type="float" office:value="23.5487" calcext:value-type="float">
            <text:p>23.5487</text:p>
          </table:table-cell>
          <table:table-cell office:value-type="float" office:value="603.308" calcext:value-type="float">
            <text:p>603.308</text:p>
          </table:table-cell>
          <table:table-cell office:value-type="float" office:value="0.00475141" calcext:value-type="float">
            <text:p>0.00475141</text:p>
          </table:table-cell>
          <table:table-cell table:formula="of:=0.5*SQRT([.L371]/[.K371]-1)/SIN(PI()/40)" office:value-type="float" office:value="31.6203810634876" calcext:value-type="float">
            <text:p>31.6203810634876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-2.72658" calcext:value-type="float">
            <text:p>-2.72658</text:p>
          </table:table-cell>
          <table:table-cell office:value-type="float" office:value="0.0248722" calcext:value-type="float">
            <text:p>0.0248722</text:p>
          </table:table-cell>
          <table:table-cell table:number-columns-repeated="2" office:value-type="float" office:value="0.044502" calcext:value-type="float">
            <text:p>0.044502</text:p>
          </table:table-cell>
          <table:table-cell office:value-type="float" office:value="7.45912" calcext:value-type="float">
            <text:p>7.45912</text:p>
          </table:table-cell>
          <table:table-cell office:value-type="float" office:value="0.302105" calcext:value-type="float">
            <text:p>0.302105</text:p>
          </table:table-cell>
          <table:table-cell office:value-type="float" office:value="56.3805" calcext:value-type="float">
            <text:p>56.3805</text:p>
          </table:table-cell>
          <table:table-cell office:value-type="float" office:value="0.123932" calcext:value-type="float">
            <text:p>0.123932</text:p>
          </table:table-cell>
          <table:table-cell office:value-type="float" office:value="32.5119" calcext:value-type="float">
            <text:p>32.5119</text:p>
          </table:table-cell>
          <table:table-cell office:value-type="float" office:value="483.368" calcext:value-type="float">
            <text:p>483.368</text:p>
          </table:table-cell>
          <table:table-cell office:value-type="float" office:value="0.00470175" calcext:value-type="float">
            <text:p>0.00470175</text:p>
          </table:table-cell>
          <table:table-cell table:formula="of:=0.5*SQRT([.L372]/[.K372]-1)/SIN(PI()/40)" office:value-type="float" office:value="23.731462628614" calcext:value-type="float">
            <text:p>23.731462628614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3" calcext:value-type="float">
            <text:p>13</text:p>
          </table:table-cell>
          <table:table-cell office:value-type="float" office:value="-2.7174" calcext:value-type="float">
            <text:p>-2.7174</text:p>
          </table:table-cell>
          <table:table-cell office:value-type="float" office:value="0.0259333" calcext:value-type="float">
            <text:p>0.0259333</text:p>
          </table:table-cell>
          <table:table-cell table:number-columns-repeated="2" office:value-type="float" office:value="0.0595229" calcext:value-type="float">
            <text:p>0.0595229</text:p>
          </table:table-cell>
          <table:table-cell office:value-type="float" office:value="7.41019" calcext:value-type="float">
            <text:p>7.41019</text:p>
          </table:table-cell>
          <table:table-cell office:value-type="float" office:value="0.285101" calcext:value-type="float">
            <text:p>0.285101</text:p>
          </table:table-cell>
          <table:table-cell office:value-type="float" office:value="55.6821" calcext:value-type="float">
            <text:p>55.6821</text:p>
          </table:table-cell>
          <table:table-cell office:value-type="float" office:value="0.116116" calcext:value-type="float">
            <text:p>0.116116</text:p>
          </table:table-cell>
          <table:table-cell office:value-type="float" office:value="38.8305" calcext:value-type="float">
            <text:p>38.8305</text:p>
          </table:table-cell>
          <table:table-cell office:value-type="float" office:value="456.161" calcext:value-type="float">
            <text:p>456.161</text:p>
          </table:table-cell>
          <table:table-cell office:value-type="float" office:value="0.00490232" calcext:value-type="float">
            <text:p>0.00490232</text:p>
          </table:table-cell>
          <table:table-cell table:formula="of:=0.5*SQRT([.L373]/[.K373]-1)/SIN(PI()/40)" office:value-type="float" office:value="20.892012517674" calcext:value-type="float">
            <text:p>20.892012517674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4" calcext:value-type="float">
            <text:p>14</text:p>
          </table:table-cell>
          <table:table-cell office:value-type="float" office:value="-2.73208" calcext:value-type="float">
            <text:p>-2.73208</text:p>
          </table:table-cell>
          <table:table-cell office:value-type="float" office:value="0.0261006" calcext:value-type="float">
            <text:p>0.0261006</text:p>
          </table:table-cell>
          <table:table-cell table:number-columns-repeated="2" office:value-type="float" office:value="0.0928959" calcext:value-type="float">
            <text:p>0.0928959</text:p>
          </table:table-cell>
          <table:table-cell office:value-type="float" office:value="7.49034" calcext:value-type="float">
            <text:p>7.49034</text:p>
          </table:table-cell>
          <table:table-cell office:value-type="float" office:value="0.320747" calcext:value-type="float">
            <text:p>0.320747</text:p>
          </table:table-cell>
          <table:table-cell office:value-type="float" office:value="56.8844" calcext:value-type="float">
            <text:p>56.8844</text:p>
          </table:table-cell>
          <table:table-cell office:value-type="float" office:value="0.137124" calcext:value-type="float">
            <text:p>0.137124</text:p>
          </table:table-cell>
          <table:table-cell office:value-type="float" office:value="31.7455" calcext:value-type="float">
            <text:p>31.7455</text:p>
          </table:table-cell>
          <table:table-cell office:value-type="float" office:value="513.195" calcext:value-type="float">
            <text:p>513.195</text:p>
          </table:table-cell>
          <table:table-cell office:value-type="float" office:value="0.00493394" calcext:value-type="float">
            <text:p>0.00493394</text:p>
          </table:table-cell>
          <table:table-cell table:formula="of:=0.5*SQRT([.L374]/[.K374]-1)/SIN(PI()/40)" office:value-type="float" office:value="24.8176691209622" calcext:value-type="float">
            <text:p>24.817669120962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2.7288" calcext:value-type="float">
            <text:p>-2.7288</text:p>
          </table:table-cell>
          <table:table-cell office:value-type="float" office:value="0.0260077" calcext:value-type="float">
            <text:p>0.0260077</text:p>
          </table:table-cell>
          <table:table-cell office:value-type="float" office:value="-0.162661" calcext:value-type="float">
            <text:p>-0.162661</text:p>
          </table:table-cell>
          <table:table-cell office:value-type="float" office:value="0.162661" calcext:value-type="float">
            <text:p>0.162661</text:p>
          </table:table-cell>
          <table:table-cell office:value-type="float" office:value="7.47237" calcext:value-type="float">
            <text:p>7.47237</text:p>
          </table:table-cell>
          <table:table-cell office:value-type="float" office:value="0.312236" calcext:value-type="float">
            <text:p>0.312236</text:p>
          </table:table-cell>
          <table:table-cell office:value-type="float" office:value="56.6158" calcext:value-type="float">
            <text:p>56.6158</text:p>
          </table:table-cell>
          <table:table-cell office:value-type="float" office:value="0.131897" calcext:value-type="float">
            <text:p>0.131897</text:p>
          </table:table-cell>
          <table:table-cell office:value-type="float" office:value="30.8104" calcext:value-type="float">
            <text:p>30.8104</text:p>
          </table:table-cell>
          <table:table-cell office:value-type="float" office:value="499.578" calcext:value-type="float">
            <text:p>499.578</text:p>
          </table:table-cell>
          <table:table-cell office:value-type="float" office:value="0.0049164" calcext:value-type="float">
            <text:p>0.0049164</text:p>
          </table:table-cell>
          <table:table-cell table:formula="of:=0.5*SQRT([.L375]/[.K375]-1)/SIN(PI()/40)" office:value-type="float" office:value="24.8574646790223" calcext:value-type="float">
            <text:p>24.8574646790223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2.74104" calcext:value-type="float">
            <text:p>-2.74104</text:p>
          </table:table-cell>
          <table:table-cell office:value-type="float" office:value="0.0262409" calcext:value-type="float">
            <text:p>0.0262409</text:p>
          </table:table-cell>
          <table:table-cell table:number-columns-repeated="2" office:value-type="float" office:value="0.0594511" calcext:value-type="float">
            <text:p>0.0594511</text:p>
          </table:table-cell>
          <table:table-cell office:value-type="float" office:value="7.53955" calcext:value-type="float">
            <text:p>7.53955</text:p>
          </table:table-cell>
          <table:table-cell office:value-type="float" office:value="0.328325" calcext:value-type="float">
            <text:p>0.328325</text:p>
          </table:table-cell>
          <table:table-cell office:value-type="float" office:value="57.6365" calcext:value-type="float">
            <text:p>57.6365</text:p>
          </table:table-cell>
          <table:table-cell office:value-type="float" office:value="0.142604" calcext:value-type="float">
            <text:p>0.142604</text:p>
          </table:table-cell>
          <table:table-cell office:value-type="float" office:value="29.6603" calcext:value-type="float">
            <text:p>29.6603</text:p>
          </table:table-cell>
          <table:table-cell office:value-type="float" office:value="525.321" calcext:value-type="float">
            <text:p>525.321</text:p>
          </table:table-cell>
          <table:table-cell office:value-type="float" office:value="0.00496048" calcext:value-type="float">
            <text:p>0.00496048</text:p>
          </table:table-cell>
          <table:table-cell table:formula="of:=0.5*SQRT([.L376]/[.K376]-1)/SIN(PI()/40)" office:value-type="float" office:value="26.0514067159799" calcext:value-type="float">
            <text:p>26.0514067159799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7" calcext:value-type="float">
            <text:p>17</text:p>
          </table:table-cell>
          <table:table-cell office:value-type="float" office:value="-2.74097" calcext:value-type="float">
            <text:p>-2.74097</text:p>
          </table:table-cell>
          <table:table-cell office:value-type="float" office:value="0.0260564" calcext:value-type="float">
            <text:p>0.0260564</text:p>
          </table:table-cell>
          <table:table-cell table:number-columns-repeated="2" office:value-type="float" office:value="0.0306915" calcext:value-type="float">
            <text:p>0.0306915</text:p>
          </table:table-cell>
          <table:table-cell office:value-type="float" office:value="7.53899" calcext:value-type="float">
            <text:p>7.53899</text:p>
          </table:table-cell>
          <table:table-cell office:value-type="float" office:value="0.331833" calcext:value-type="float">
            <text:p>0.331833</text:p>
          </table:table-cell>
          <table:table-cell office:value-type="float" office:value="57.6219" calcext:value-type="float">
            <text:p>57.6219</text:p>
          </table:table-cell>
          <table:table-cell office:value-type="float" office:value="0.143815" calcext:value-type="float">
            <text:p>0.143815</text:p>
          </table:table-cell>
          <table:table-cell office:value-type="float" office:value="29.6304" calcext:value-type="float">
            <text:p>29.6304</text:p>
          </table:table-cell>
          <table:table-cell office:value-type="float" office:value="530.932" calcext:value-type="float">
            <text:p>530.932</text:p>
          </table:table-cell>
          <table:table-cell office:value-type="float" office:value="0.0049256" calcext:value-type="float">
            <text:p>0.0049256</text:p>
          </table:table-cell>
          <table:table-cell table:formula="of:=0.5*SQRT([.L377]/[.K377]-1)/SIN(PI()/40)" office:value-type="float" office:value="26.2124427011782" calcext:value-type="float">
            <text:p>26.212442701178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8" calcext:value-type="float">
            <text:p>18</text:p>
          </table:table-cell>
          <table:table-cell office:value-type="float" office:value="-2.73196" calcext:value-type="float">
            <text:p>-2.73196</text:p>
          </table:table-cell>
          <table:table-cell office:value-type="float" office:value="0.0264757" calcext:value-type="float">
            <text:p>0.0264757</text:p>
          </table:table-cell>
          <table:table-cell table:number-columns-repeated="2" office:value-type="float" office:value="0.0560737" calcext:value-type="float">
            <text:p>0.0560737</text:p>
          </table:table-cell>
          <table:table-cell office:value-type="float" office:value="7.49007" calcext:value-type="float">
            <text:p>7.49007</text:p>
          </table:table-cell>
          <table:table-cell office:value-type="float" office:value="0.315591" calcext:value-type="float">
            <text:p>0.315591</text:p>
          </table:table-cell>
          <table:table-cell office:value-type="float" office:value="56.8951" calcext:value-type="float">
            <text:p>56.8951</text:p>
          </table:table-cell>
          <table:table-cell office:value-type="float" office:value="0.135378" calcext:value-type="float">
            <text:p>0.135378</text:p>
          </table:table-cell>
          <table:table-cell office:value-type="float" office:value="32.3049" calcext:value-type="float">
            <text:p>32.3049</text:p>
          </table:table-cell>
          <table:table-cell office:value-type="float" office:value="504.945" calcext:value-type="float">
            <text:p>504.945</text:p>
          </table:table-cell>
          <table:table-cell office:value-type="float" office:value="0.00500485" calcext:value-type="float">
            <text:p>0.00500485</text:p>
          </table:table-cell>
          <table:table-cell table:formula="of:=0.5*SQRT([.L378]/[.K378]-1)/SIN(PI()/40)" office:value-type="float" office:value="24.3757388367562" calcext:value-type="float">
            <text:p>24.375738836756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-2.73773" calcext:value-type="float">
            <text:p>-2.73773</text:p>
          </table:table-cell>
          <table:table-cell office:value-type="float" office:value="0.0264313" calcext:value-type="float">
            <text:p>0.0264313</text:p>
          </table:table-cell>
          <table:table-cell office:value-type="float" office:value="-0.0688778" calcext:value-type="float">
            <text:p>-0.0688778</text:p>
          </table:table-cell>
          <table:table-cell office:value-type="float" office:value="0.0688778" calcext:value-type="float">
            <text:p>0.0688778</text:p>
          </table:table-cell>
          <table:table-cell office:value-type="float" office:value="7.52161" calcext:value-type="float">
            <text:p>7.52161</text:p>
          </table:table-cell>
          <table:table-cell office:value-type="float" office:value="0.32311" calcext:value-type="float">
            <text:p>0.32311</text:p>
          </table:table-cell>
          <table:table-cell office:value-type="float" office:value="57.37" calcext:value-type="float">
            <text:p>57.37</text:p>
          </table:table-cell>
          <table:table-cell office:value-type="float" office:value="0.139668" calcext:value-type="float">
            <text:p>0.139668</text:p>
          </table:table-cell>
          <table:table-cell office:value-type="float" office:value="31.3667" calcext:value-type="float">
            <text:p>31.3667</text:p>
          </table:table-cell>
          <table:table-cell office:value-type="float" office:value="516.976" calcext:value-type="float">
            <text:p>516.976</text:p>
          </table:table-cell>
          <table:table-cell office:value-type="float" office:value="0.00499646" calcext:value-type="float">
            <text:p>0.00499646</text:p>
          </table:table-cell>
          <table:table-cell table:formula="of:=0.5*SQRT([.L379]/[.K379]-1)/SIN(PI()/40)" office:value-type="float" office:value="25.074702471218" calcext:value-type="float">
            <text:p>25.074702471218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0" calcext:value-type="float">
            <text:p>20</text:p>
          </table:table-cell>
          <table:table-cell office:value-type="float" office:value="-2.73637" calcext:value-type="float">
            <text:p>-2.73637</text:p>
          </table:table-cell>
          <table:table-cell office:value-type="float" office:value="0.0264796" calcext:value-type="float">
            <text:p>0.0264796</text:p>
          </table:table-cell>
          <table:table-cell office:value-type="float" office:value="-0.00537064" calcext:value-type="float">
            <text:p>-0.00537064</text:p>
          </table:table-cell>
          <table:table-cell office:value-type="float" office:value="0.00537064" calcext:value-type="float">
            <text:p>0.00537064</text:p>
          </table:table-cell>
          <table:table-cell office:value-type="float" office:value="7.5142" calcext:value-type="float">
            <text:p>7.5142</text:p>
          </table:table-cell>
          <table:table-cell office:value-type="float" office:value="0.322098" calcext:value-type="float">
            <text:p>0.322098</text:p>
          </table:table-cell>
          <table:table-cell office:value-type="float" office:value="57.259" calcext:value-type="float">
            <text:p>57.259</text:p>
          </table:table-cell>
          <table:table-cell office:value-type="float" office:value="0.138959" calcext:value-type="float">
            <text:p>0.138959</text:p>
          </table:table-cell>
          <table:table-cell office:value-type="float" office:value="31.0852" calcext:value-type="float">
            <text:p>31.0852</text:p>
          </table:table-cell>
          <table:table-cell office:value-type="float" office:value="515.357" calcext:value-type="float">
            <text:p>515.357</text:p>
          </table:table-cell>
          <table:table-cell office:value-type="float" office:value="0.00500559" calcext:value-type="float">
            <text:p>0.00500559</text:p>
          </table:table-cell>
          <table:table-cell table:formula="of:=0.5*SQRT([.L380]/[.K380]-1)/SIN(PI()/40)" office:value-type="float" office:value="25.1532705994367" calcext:value-type="float">
            <text:p>25.1532705994367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1" calcext:value-type="float">
            <text:p>21</text:p>
          </table:table-cell>
          <table:table-cell office:value-type="float" office:value="-2.73562" calcext:value-type="float">
            <text:p>-2.73562</text:p>
          </table:table-cell>
          <table:table-cell office:value-type="float" office:value="0.0264713" calcext:value-type="float">
            <text:p>0.0264713</text:p>
          </table:table-cell>
          <table:table-cell table:number-columns-repeated="2" office:value-type="float" office:value="0.00786602" calcext:value-type="float">
            <text:p>0.00786602</text:p>
          </table:table-cell>
          <table:table-cell office:value-type="float" office:value="7.51009" calcext:value-type="float">
            <text:p>7.51009</text:p>
          </table:table-cell>
          <table:table-cell office:value-type="float" office:value="0.321057" calcext:value-type="float">
            <text:p>0.321057</text:p>
          </table:table-cell>
          <table:table-cell office:value-type="float" office:value="57.1969" calcext:value-type="float">
            <text:p>57.1969</text:p>
          </table:table-cell>
          <table:table-cell office:value-type="float" office:value="0.138291" calcext:value-type="float">
            <text:p>0.138291</text:p>
          </table:table-cell>
          <table:table-cell office:value-type="float" office:value="31.18" calcext:value-type="float">
            <text:p>31.18</text:p>
          </table:table-cell>
          <table:table-cell office:value-type="float" office:value="513.69" calcext:value-type="float">
            <text:p>513.69</text:p>
          </table:table-cell>
          <table:table-cell office:value-type="float" office:value="0.00500402" calcext:value-type="float">
            <text:p>0.00500402</text:p>
          </table:table-cell>
          <table:table-cell table:formula="of:=0.5*SQRT([.L381]/[.K381]-1)/SIN(PI()/40)" office:value-type="float" office:value="25.0692770408087" calcext:value-type="float">
            <text:p>25.06927704080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0.995" calcext:value-type="float">
            <text:p>-0.995</text:p>
          </table:table-cell>
          <table:table-cell office:value-type="float" office:value="0" calcext:value-type="float">
            <text:p>0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5" calcext:value-type="float">
            <text:p>0.035</text:p>
          </table:table-cell>
          <table:table-cell office:value-type="float" office:value="0.990025" calcext:value-type="float">
            <text:p>0.99002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98015" calcext:value-type="float">
            <text:p>0.98015</text:p>
          </table:table-cell>
          <table:table-cell office:value-type="float" office:value="0.00000150063" calcext:value-type="float">
            <text:p>1.50063E-06</text:p>
          </table:table-cell>
          <table:table-cell office:value-type="float" office:value="8.02476" calcext:value-type="float">
            <text:p>8.02476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table:formula="of:=0.5*SQRT([.L384]/[.K38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-1.8125" calcext:value-type="float">
            <text:p>-1.8125</text:p>
          </table:table-cell>
          <table:table-cell office:value-type="float" office:value="0.0770062" calcext:value-type="float">
            <text:p>0.0770062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3.36216" calcext:value-type="float">
            <text:p>3.36216</text:p>
          </table:table-cell>
          <table:table-cell office:value-type="float" office:value="0.00429063" calcext:value-type="float">
            <text:p>0.00429063</text:p>
          </table:table-cell>
          <table:table-cell office:value-type="float" office:value="12.316" calcext:value-type="float">
            <text:p>12.316</text:p>
          </table:table-cell>
          <table:table-cell office:value-type="float" office:value="0.000036605" calcext:value-type="float">
            <text:p>3.6605E-05</text:p>
          </table:table-cell>
          <table:table-cell office:value-type="float" office:value="41.8159" calcext:value-type="float">
            <text:p>41.8159</text:p>
          </table:table-cell>
          <table:table-cell office:value-type="float" office:value="6.865" calcext:value-type="float">
            <text:p>6.865</text:p>
          </table:table-cell>
          <table:table-cell office:value-type="float" office:value="0.0133691" calcext:value-type="float">
            <text:p>0.0133691</text:p>
          </table:table-cell>
          <table:table-cell table:formula="of:=0.5*SQRT([.L385]/[.K38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-2.235" calcext:value-type="float">
            <text:p>-2.235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-0.2075" calcext:value-type="float">
            <text:p>-0.2075</text:p>
          </table:table-cell>
          <table:table-cell office:value-type="float" office:value="0.2075" calcext:value-type="float">
            <text:p>0.2075</text:p>
          </table:table-cell>
          <table:table-cell office:value-type="float" office:value="5.00325" calcext:value-type="float">
            <text:p>5.00325</text:p>
          </table:table-cell>
          <table:table-cell office:value-type="float" office:value="0.0440977" calcext:value-type="float">
            <text:p>0.0440977</text:p>
          </table:table-cell>
          <table:table-cell office:value-type="float" office:value="25.1882" calcext:value-type="float">
            <text:p>25.1882</text:p>
          </table:table-cell>
          <table:table-cell office:value-type="float" office:value="0.00212336" calcext:value-type="float">
            <text:p>0.00212336</text:p>
          </table:table-cell>
          <table:table-cell office:value-type="float" office:value="24.3283" calcext:value-type="float">
            <text:p>24.3283</text:p>
          </table:table-cell>
          <table:table-cell office:value-type="float" office:value="70.5562" calcext:value-type="float">
            <text:p>70.5562</text:p>
          </table:table-cell>
          <table:table-cell office:value-type="float" office:value="0.00139323" calcext:value-type="float">
            <text:p>0.00139323</text:p>
          </table:table-cell>
          <table:table-cell table:formula="of:=0.5*SQRT([.L386]/[.K386]-1)/SIN(PI()/40)" office:value-type="float" office:value="8.78461853201601" calcext:value-type="float">
            <text:p>8.78461853201601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-2.18812" calcext:value-type="float">
            <text:p>-2.18812</text:p>
          </table:table-cell>
          <table:table-cell office:value-type="float" office:value="0.00234961" calcext:value-type="float">
            <text:p>0.00234961</text:p>
          </table:table-cell>
          <table:table-cell office:value-type="float" office:value="-0.144687" calcext:value-type="float">
            <text:p>-0.144687</text:p>
          </table:table-cell>
          <table:table-cell office:value-type="float" office:value="0.144687" calcext:value-type="float">
            <text:p>0.144687</text:p>
          </table:table-cell>
          <table:table-cell office:value-type="float" office:value="4.79024" calcext:value-type="float">
            <text:p>4.79024</text:p>
          </table:table-cell>
          <table:table-cell office:value-type="float" office:value="0.0227488" calcext:value-type="float">
            <text:p>0.0227488</text:p>
          </table:table-cell>
          <table:table-cell office:value-type="float" office:value="22.9908" calcext:value-type="float">
            <text:p>22.9908</text:p>
          </table:table-cell>
          <table:table-cell office:value-type="float" office:value="0.000662366" calcext:value-type="float">
            <text:p>0.000662366</text:p>
          </table:table-cell>
          <table:table-cell office:value-type="float" office:value="8.03357" calcext:value-type="float">
            <text:p>8.03357</text:p>
          </table:table-cell>
          <table:table-cell office:value-type="float" office:value="36.3981" calcext:value-type="float">
            <text:p>36.3981</text:p>
          </table:table-cell>
          <table:table-cell office:value-type="float" office:value="0.000407918" calcext:value-type="float">
            <text:p>0.000407918</text:p>
          </table:table-cell>
          <table:table-cell table:formula="of:=0.5*SQRT([.L387]/[.K387]-1)/SIN(PI()/40)" office:value-type="float" office:value="11.9745778186178" calcext:value-type="float">
            <text:p>11.9745778186178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-2.34219" calcext:value-type="float">
            <text:p>-2.34219</text:p>
          </table:table-cell>
          <table:table-cell office:value-type="float" office:value="0.0177093" calcext:value-type="float">
            <text:p>0.0177093</text:p>
          </table:table-cell>
          <table:table-cell table:number-columns-repeated="2" office:value-type="float" office:value="0.0557031" calcext:value-type="float">
            <text:p>0.0557031</text:p>
          </table:table-cell>
          <table:table-cell office:value-type="float" office:value="5.50355" calcext:value-type="float">
            <text:p>5.50355</text:p>
          </table:table-cell>
          <table:table-cell office:value-type="float" office:value="0.0101813" calcext:value-type="float">
            <text:p>0.0101813</text:p>
          </table:table-cell>
          <table:table-cell office:value-type="float" office:value="30.6711" calcext:value-type="float">
            <text:p>30.6711</text:p>
          </table:table-cell>
          <table:table-cell office:value-type="float" office:value="0.000293768" calcext:value-type="float">
            <text:p>0.000293768</text:p>
          </table:table-cell>
          <table:table-cell office:value-type="float" office:value="57.3958" calcext:value-type="float">
            <text:p>57.3958</text:p>
          </table:table-cell>
          <table:table-cell office:value-type="float" office:value="16.2902" calcext:value-type="float">
            <text:p>16.2902</text:p>
          </table:table-cell>
          <table:table-cell office:value-type="float" office:value="0.00307453" calcext:value-type="float">
            <text:p>0.00307453</text:p>
          </table:table-cell>
          <table:table-cell table:formula="of:=0.5*SQRT([.L388]/[.K388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-2.38234" calcext:value-type="float">
            <text:p>-2.38234</text:p>
          </table:table-cell>
          <table:table-cell office:value-type="float" office:value="0.0112109" calcext:value-type="float">
            <text:p>0.0112109</text:p>
          </table:table-cell>
          <table:table-cell table:number-columns-repeated="2" office:value-type="float" office:value="0.2525" calcext:value-type="float">
            <text:p>0.2525</text:p>
          </table:table-cell>
          <table:table-cell office:value-type="float" office:value="5.68677" calcext:value-type="float">
            <text:p>5.68677</text:p>
          </table:table-cell>
          <table:table-cell office:value-type="float" office:value="0.0675445" calcext:value-type="float">
            <text:p>0.0675445</text:p>
          </table:table-cell>
          <table:table-cell office:value-type="float" office:value="32.5983" calcext:value-type="float">
            <text:p>32.5983</text:p>
          </table:table-cell>
          <table:table-cell office:value-type="float" office:value="0.00550528" calcext:value-type="float">
            <text:p>0.00550528</text:p>
          </table:table-cell>
          <table:table-cell office:value-type="float" office:value="72.7424" calcext:value-type="float">
            <text:p>72.7424</text:p>
          </table:table-cell>
          <table:table-cell office:value-type="float" office:value="108.071" calcext:value-type="float">
            <text:p>108.071</text:p>
          </table:table-cell>
          <table:table-cell office:value-type="float" office:value="0.00194634" calcext:value-type="float">
            <text:p>0.00194634</text:p>
          </table:table-cell>
          <table:table-cell table:formula="of:=0.5*SQRT([.L389]/[.K389]-1)/SIN(PI()/40)" office:value-type="float" office:value="4.44115680179125" calcext:value-type="float">
            <text:p>4.44115680179125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-2.46297" calcext:value-type="float">
            <text:p>-2.46297</text:p>
          </table:table-cell>
          <table:table-cell office:value-type="float" office:value="0.00769666" calcext:value-type="float">
            <text:p>0.00769666</text:p>
          </table:table-cell>
          <table:table-cell office:value-type="float" office:value="-0.0692187" calcext:value-type="float">
            <text:p>-0.0692187</text:p>
          </table:table-cell>
          <table:table-cell office:value-type="float" office:value="0.0692187" calcext:value-type="float">
            <text:p>0.0692187</text:p>
          </table:table-cell>
          <table:table-cell office:value-type="float" office:value="6.07391" calcext:value-type="float">
            <text:p>6.07391</text:p>
          </table:table-cell>
          <table:table-cell office:value-type="float" office:value="0.0442955" calcext:value-type="float">
            <text:p>0.0442955</text:p>
          </table:table-cell>
          <table:table-cell office:value-type="float" office:value="37.0781" calcext:value-type="float">
            <text:p>37.0781</text:p>
          </table:table-cell>
          <table:table-cell office:value-type="float" office:value="0.00380347" calcext:value-type="float">
            <text:p>0.00380347</text:p>
          </table:table-cell>
          <table:table-cell office:value-type="float" office:value="31.9276" calcext:value-type="float">
            <text:p>31.9276</text:p>
          </table:table-cell>
          <table:table-cell office:value-type="float" office:value="70.8728" calcext:value-type="float">
            <text:p>70.8728</text:p>
          </table:table-cell>
          <table:table-cell office:value-type="float" office:value="0.00133622" calcext:value-type="float">
            <text:p>0.00133622</text:p>
          </table:table-cell>
          <table:table-cell table:formula="of:=0.5*SQRT([.L390]/[.K390]-1)/SIN(PI()/40)" office:value-type="float" office:value="7.03834479467707" calcext:value-type="float">
            <text:p>7.0383447946770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office:value-type="float" office:value="-2.47078" calcext:value-type="float">
            <text:p>-2.47078</text:p>
          </table:table-cell>
          <table:table-cell office:value-type="float" office:value="0.0245888" calcext:value-type="float">
            <text:p>0.0245888</text:p>
          </table:table-cell>
          <table:table-cell office:value-type="float" office:value="-0.437949" calcext:value-type="float">
            <text:p>-0.437949</text:p>
          </table:table-cell>
          <table:table-cell office:value-type="float" office:value="0.437949" calcext:value-type="float">
            <text:p>0.437949</text:p>
          </table:table-cell>
          <table:table-cell office:value-type="float" office:value="6.12935" calcext:value-type="float">
            <text:p>6.12935</text:p>
          </table:table-cell>
          <table:table-cell office:value-type="float" office:value="0.213488" calcext:value-type="float">
            <text:p>0.213488</text:p>
          </table:table-cell>
          <table:table-cell office:value-type="float" office:value="38.186" calcext:value-type="float">
            <text:p>38.186</text:p>
          </table:table-cell>
          <table:table-cell office:value-type="float" office:value="0.0621639" calcext:value-type="float">
            <text:p>0.0621639</text:p>
          </table:table-cell>
          <table:table-cell office:value-type="float" office:value="31.2519" calcext:value-type="float">
            <text:p>31.2519</text:p>
          </table:table-cell>
          <table:table-cell office:value-type="float" office:value="341.581" calcext:value-type="float">
            <text:p>341.581</text:p>
          </table:table-cell>
          <table:table-cell office:value-type="float" office:value="0.0042689" calcext:value-type="float">
            <text:p>0.0042689</text:p>
          </table:table-cell>
          <table:table-cell table:formula="of:=0.5*SQRT([.L391]/[.K391]-1)/SIN(PI()/40)" office:value-type="float" office:value="20.0816661993907" calcext:value-type="float">
            <text:p>20.081666199390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" calcext:value-type="float">
            <text:p>8</text:p>
          </table:table-cell>
          <table:table-cell office:value-type="float" office:value="-2.37828" calcext:value-type="float">
            <text:p>-2.37828</text:p>
          </table:table-cell>
          <table:table-cell office:value-type="float" office:value="0.0139207" calcext:value-type="float">
            <text:p>0.0139207</text:p>
          </table:table-cell>
          <table:table-cell table:number-columns-repeated="2" office:value-type="float" office:value="0.0272607" calcext:value-type="float">
            <text:p>0.0272607</text:p>
          </table:table-cell>
          <table:table-cell office:value-type="float" office:value="5.67014" calcext:value-type="float">
            <text:p>5.67014</text:p>
          </table:table-cell>
          <table:table-cell office:value-type="float" office:value="0.0423012" calcext:value-type="float">
            <text:p>0.0423012</text:p>
          </table:table-cell>
          <table:table-cell office:value-type="float" office:value="32.4714" calcext:value-type="float">
            <text:p>32.4714</text:p>
          </table:table-cell>
          <table:table-cell office:value-type="float" office:value="0.00347177" calcext:value-type="float">
            <text:p>0.00347177</text:p>
          </table:table-cell>
          <table:table-cell office:value-type="float" office:value="47.4163" calcext:value-type="float">
            <text:p>47.4163</text:p>
          </table:table-cell>
          <table:table-cell office:value-type="float" office:value="67.682" calcext:value-type="float">
            <text:p>67.682</text:p>
          </table:table-cell>
          <table:table-cell office:value-type="float" office:value="0.00241678" calcext:value-type="float">
            <text:p>0.00241678</text:p>
          </table:table-cell>
          <table:table-cell table:formula="of:=0.5*SQRT([.L392]/[.K392]-1)/SIN(PI()/40)" office:value-type="float" office:value="4.16623419955927" calcext:value-type="float">
            <text:p>4.1662341995592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-2.39406" calcext:value-type="float">
            <text:p>-2.39406</text:p>
          </table:table-cell>
          <table:table-cell office:value-type="float" office:value="0.0171967" calcext:value-type="float">
            <text:p>0.0171967</text:p>
          </table:table-cell>
          <table:table-cell table:number-columns-repeated="2" office:value-type="float" office:value="0.092146" calcext:value-type="float">
            <text:p>0.092146</text:p>
          </table:table-cell>
          <table:table-cell office:value-type="float" office:value="5.74873" calcext:value-type="float">
            <text:p>5.74873</text:p>
          </table:table-cell>
          <table:table-cell office:value-type="float" office:value="0.092515" calcext:value-type="float">
            <text:p>0.092515</text:p>
          </table:table-cell>
          <table:table-cell office:value-type="float" office:value="33.4506" calcext:value-type="float">
            <text:p>33.4506</text:p>
          </table:table-cell>
          <table:table-cell office:value-type="float" office:value="0.0175273" calcext:value-type="float">
            <text:p>0.0175273</text:p>
          </table:table-cell>
          <table:table-cell office:value-type="float" office:value="32.9978" calcext:value-type="float">
            <text:p>32.9978</text:p>
          </table:table-cell>
          <table:table-cell office:value-type="float" office:value="148.024" calcext:value-type="float">
            <text:p>148.024</text:p>
          </table:table-cell>
          <table:table-cell office:value-type="float" office:value="0.00298553" calcext:value-type="float">
            <text:p>0.00298553</text:p>
          </table:table-cell>
          <table:table-cell table:formula="of:=0.5*SQRT([.L393]/[.K393]-1)/SIN(PI()/40)" office:value-type="float" office:value="11.8982365603733" calcext:value-type="float">
            <text:p>11.8982365603733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-2.42037" calcext:value-type="float">
            <text:p>-2.42037</text:p>
          </table:table-cell>
          <table:table-cell office:value-type="float" office:value="0.0187566" calcext:value-type="float">
            <text:p>0.0187566</text:p>
          </table:table-cell>
          <table:table-cell office:value-type="float" office:value="-0.022218" calcext:value-type="float">
            <text:p>-0.022218</text:p>
          </table:table-cell>
          <table:table-cell office:value-type="float" office:value="0.022218" calcext:value-type="float">
            <text:p>0.022218</text:p>
          </table:table-cell>
          <table:table-cell office:value-type="float" office:value="5.87693" calcext:value-type="float">
            <text:p>5.87693</text:p>
          </table:table-cell>
          <table:table-cell office:value-type="float" office:value="0.112539" calcext:value-type="float">
            <text:p>0.112539</text:p>
          </table:table-cell>
          <table:table-cell office:value-type="float" office:value="34.9854" calcext:value-type="float">
            <text:p>34.9854</text:p>
          </table:table-cell>
          <table:table-cell office:value-type="float" office:value="0.0260891" calcext:value-type="float">
            <text:p>0.0260891</text:p>
          </table:table-cell>
          <table:table-cell office:value-type="float" office:value="44.7056" calcext:value-type="float">
            <text:p>44.7056</text:p>
          </table:table-cell>
          <table:table-cell office:value-type="float" office:value="180.063" calcext:value-type="float">
            <text:p>180.063</text:p>
          </table:table-cell>
          <table:table-cell office:value-type="float" office:value="0.00325635" calcext:value-type="float">
            <text:p>0.00325635</text:p>
          </table:table-cell>
          <table:table-cell table:formula="of:=0.5*SQRT([.L394]/[.K394]-1)/SIN(PI()/40)" office:value-type="float" office:value="11.0888560003987" calcext:value-type="float">
            <text:p>11.088856000398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-2.42263" calcext:value-type="float">
            <text:p>-2.42263</text:p>
          </table:table-cell>
          <table:table-cell office:value-type="float" office:value="0.0184648" calcext:value-type="float">
            <text:p>0.0184648</text:p>
          </table:table-cell>
          <table:table-cell office:value-type="float" office:value="-0.0380121" calcext:value-type="float">
            <text:p>-0.0380121</text:p>
          </table:table-cell>
          <table:table-cell office:value-type="float" office:value="0.0380121" calcext:value-type="float">
            <text:p>0.0380121</text:p>
          </table:table-cell>
          <table:table-cell office:value-type="float" office:value="5.88759" calcext:value-type="float">
            <text:p>5.88759</text:p>
          </table:table-cell>
          <table:table-cell office:value-type="float" office:value="0.101885" calcext:value-type="float">
            <text:p>0.101885</text:p>
          </table:table-cell>
          <table:table-cell office:value-type="float" office:value="35.1043" calcext:value-type="float">
            <text:p>35.1043</text:p>
          </table:table-cell>
          <table:table-cell office:value-type="float" office:value="0.0231436" calcext:value-type="float">
            <text:p>0.0231436</text:p>
          </table:table-cell>
          <table:table-cell office:value-type="float" office:value="34.7515" calcext:value-type="float">
            <text:p>34.7515</text:p>
          </table:table-cell>
          <table:table-cell office:value-type="float" office:value="163.016" calcext:value-type="float">
            <text:p>163.016</text:p>
          </table:table-cell>
          <table:table-cell office:value-type="float" office:value="0.00320569" calcext:value-type="float">
            <text:p>0.00320569</text:p>
          </table:table-cell>
          <table:table-cell table:formula="of:=0.5*SQRT([.L395]/[.K395]-1)/SIN(PI()/40)" office:value-type="float" office:value="12.2431498387053" calcext:value-type="float">
            <text:p>12.2431498387053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-2.40593" calcext:value-type="float">
            <text:p>-2.40593</text:p>
          </table:table-cell>
          <table:table-cell office:value-type="float" office:value="0.0162689" calcext:value-type="float">
            <text:p>0.0162689</text:p>
          </table:table-cell>
          <table:table-cell table:number-columns-repeated="2" office:value-type="float" office:value="0.0715387" calcext:value-type="float">
            <text:p>0.0715387</text:p>
          </table:table-cell>
          <table:table-cell office:value-type="float" office:value="5.80478" calcext:value-type="float">
            <text:p>5.80478</text:p>
          </table:table-cell>
          <table:table-cell office:value-type="float" office:value="0.0817719" calcext:value-type="float">
            <text:p>0.0817719</text:p>
          </table:table-cell>
          <table:table-cell office:value-type="float" office:value="34.0745" calcext:value-type="float">
            <text:p>34.0745</text:p>
          </table:table-cell>
          <table:table-cell office:value-type="float" office:value="0.0154211" calcext:value-type="float">
            <text:p>0.0154211</text:p>
          </table:table-cell>
          <table:table-cell office:value-type="float" office:value="49.3182" calcext:value-type="float">
            <text:p>49.3182</text:p>
          </table:table-cell>
          <table:table-cell office:value-type="float" office:value="130.835" calcext:value-type="float">
            <text:p>130.835</text:p>
          </table:table-cell>
          <table:table-cell office:value-type="float" office:value="0.00282446" calcext:value-type="float">
            <text:p>0.00282446</text:p>
          </table:table-cell>
          <table:table-cell table:formula="of:=0.5*SQRT([.L396]/[.K396]-1)/SIN(PI()/40)" office:value-type="float" office:value="8.19306987149249" calcext:value-type="float">
            <text:p>8.19306987149249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-2.41396" calcext:value-type="float">
            <text:p>-2.41396</text:p>
          </table:table-cell>
          <table:table-cell office:value-type="float" office:value="0.0174421" calcext:value-type="float">
            <text:p>0.0174421</text:p>
          </table:table-cell>
          <table:table-cell table:number-columns-repeated="2" office:value-type="float" office:value="0.0217332" calcext:value-type="float">
            <text:p>0.0217332</text:p>
          </table:table-cell>
          <table:table-cell office:value-type="float" office:value="5.84463" calcext:value-type="float">
            <text:p>5.84463</text:p>
          </table:table-cell>
          <table:table-cell office:value-type="float" office:value="0.0937584" calcext:value-type="float">
            <text:p>0.0937584</text:p>
          </table:table-cell>
          <table:table-cell office:value-type="float" office:value="34.5711" calcext:value-type="float">
            <text:p>34.5711</text:p>
          </table:table-cell>
          <table:table-cell office:value-type="float" office:value="0.0188607" calcext:value-type="float">
            <text:p>0.0188607</text:p>
          </table:table-cell>
          <table:table-cell office:value-type="float" office:value="39.1294" calcext:value-type="float">
            <text:p>39.1294</text:p>
          </table:table-cell>
          <table:table-cell office:value-type="float" office:value="150.013" calcext:value-type="float">
            <text:p>150.013</text:p>
          </table:table-cell>
          <table:table-cell office:value-type="float" office:value="0.00302815" calcext:value-type="float">
            <text:p>0.00302815</text:p>
          </table:table-cell>
          <table:table-cell table:formula="of:=0.5*SQRT([.L397]/[.K397]-1)/SIN(PI()/40)" office:value-type="float" office:value="10.7277531184547" calcext:value-type="float">
            <text:p>10.727753118454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-2.41983" calcext:value-type="float">
            <text:p>-2.41983</text:p>
          </table:table-cell>
          <table:table-cell office:value-type="float" office:value="0.0176859" calcext:value-type="float">
            <text:p>0.0176859</text:p>
          </table:table-cell>
          <table:table-cell table:number-columns-repeated="2" office:value-type="float" office:value="0.0778382" calcext:value-type="float">
            <text:p>0.0778382</text:p>
          </table:table-cell>
          <table:table-cell office:value-type="float" office:value="5.87325" calcext:value-type="float">
            <text:p>5.87325</text:p>
          </table:table-cell>
          <table:table-cell office:value-type="float" office:value="0.105078" calcext:value-type="float">
            <text:p>0.105078</text:p>
          </table:table-cell>
          <table:table-cell office:value-type="float" office:value="34.9142" calcext:value-type="float">
            <text:p>34.9142</text:p>
          </table:table-cell>
          <table:table-cell office:value-type="float" office:value="0.0229299" calcext:value-type="float">
            <text:p>0.0229299</text:p>
          </table:table-cell>
          <table:table-cell office:value-type="float" office:value="41.4304" calcext:value-type="float">
            <text:p>41.4304</text:p>
          </table:table-cell>
          <table:table-cell office:value-type="float" office:value="168.125" calcext:value-type="float">
            <text:p>168.125</text:p>
          </table:table-cell>
          <table:table-cell office:value-type="float" office:value="0.00307047" calcext:value-type="float">
            <text:p>0.00307047</text:p>
          </table:table-cell>
          <table:table-cell table:formula="of:=0.5*SQRT([.L398]/[.K398]-1)/SIN(PI()/40)" office:value-type="float" office:value="11.1441306539105" calcext:value-type="float">
            <text:p>11.1441306539105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office:value-type="float" office:value="-2.417" calcext:value-type="float">
            <text:p>-2.417</text:p>
          </table:table-cell>
          <table:table-cell office:value-type="float" office:value="0.017504" calcext:value-type="float">
            <text:p>0.017504</text:p>
          </table:table-cell>
          <table:table-cell table:number-columns-repeated="2" office:value-type="float" office:value="0.0209954" calcext:value-type="float">
            <text:p>0.0209954</text:p>
          </table:table-cell>
          <table:table-cell office:value-type="float" office:value="5.85941" calcext:value-type="float">
            <text:p>5.85941</text:p>
          </table:table-cell>
          <table:table-cell office:value-type="float" office:value="0.0936934" calcext:value-type="float">
            <text:p>0.0936934</text:p>
          </table:table-cell>
          <table:table-cell office:value-type="float" office:value="34.7472" calcext:value-type="float">
            <text:p>34.7472</text:p>
          </table:table-cell>
          <table:table-cell office:value-type="float" office:value="0.0193091" calcext:value-type="float">
            <text:p>0.0193091</text:p>
          </table:table-cell>
          <table:table-cell office:value-type="float" office:value="43.3154" calcext:value-type="float">
            <text:p>43.3154</text:p>
          </table:table-cell>
          <table:table-cell office:value-type="float" office:value="149.91" calcext:value-type="float">
            <text:p>149.91</text:p>
          </table:table-cell>
          <table:table-cell office:value-type="float" office:value="0.0030389" calcext:value-type="float">
            <text:p>0.0030389</text:p>
          </table:table-cell>
          <table:table-cell table:formula="of:=0.5*SQRT([.L399]/[.K399]-1)/SIN(PI()/40)" office:value-type="float" office:value="9.99707944539196" calcext:value-type="float">
            <text:p>9.99707944539196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-2.41615" calcext:value-type="float">
            <text:p>-2.41615</text:p>
          </table:table-cell>
          <table:table-cell office:value-type="float" office:value="0.0176253" calcext:value-type="float">
            <text:p>0.0176253</text:p>
          </table:table-cell>
          <table:table-cell office:value-type="float" office:value="-0.0116604" calcext:value-type="float">
            <text:p>-0.0116604</text:p>
          </table:table-cell>
          <table:table-cell office:value-type="float" office:value="0.0116604" calcext:value-type="float">
            <text:p>0.0116604</text:p>
          </table:table-cell>
          <table:table-cell office:value-type="float" office:value="5.85539" calcext:value-type="float">
            <text:p>5.85539</text:p>
          </table:table-cell>
          <table:table-cell office:value-type="float" office:value="0.0933842" calcext:value-type="float">
            <text:p>0.0933842</text:p>
          </table:table-cell>
          <table:table-cell office:value-type="float" office:value="34.7029" calcext:value-type="float">
            <text:p>34.7029</text:p>
          </table:table-cell>
          <table:table-cell office:value-type="float" office:value="0.0197271" calcext:value-type="float">
            <text:p>0.0197271</text:p>
          </table:table-cell>
          <table:table-cell office:value-type="float" office:value="43.3757" calcext:value-type="float">
            <text:p>43.3757</text:p>
          </table:table-cell>
          <table:table-cell office:value-type="float" office:value="149.415" calcext:value-type="float">
            <text:p>149.415</text:p>
          </table:table-cell>
          <table:table-cell office:value-type="float" office:value="0.00305996" calcext:value-type="float">
            <text:p>0.00305996</text:p>
          </table:table-cell>
          <table:table-cell table:formula="of:=0.5*SQRT([.L400]/[.K400]-1)/SIN(PI()/40)" office:value-type="float" office:value="9.9640726118794" calcext:value-type="float">
            <text:p>9.96407261187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-0.86" calcext:value-type="float">
            <text:p>-0.86</text:p>
          </table:table-cell>
          <table:table-cell office:value-type="float" office:value="0" calcext:value-type="float">
            <text:p>0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00213906" calcext:value-type="float">
            <text:p>0.00213906</text:p>
          </table:table-cell>
          <table:table-cell office:value-type="float" office:value="0.547008" calcext:value-type="float">
            <text:p>0.547008</text:p>
          </table:table-cell>
          <table:table-cell office:value-type="float" office:value="0.00000457559" calcext:value-type="float">
            <text:p>4.57559E-06</text:p>
          </table:table-cell>
          <table:table-cell office:value-type="float" office:value="0.871235" calcext:value-type="float">
            <text:p>0.871235</text:p>
          </table:table-cell>
          <table:table-cell office:value-type="float" office:value="3.4225" calcext:value-type="float">
            <text:p>3.4225</text:p>
          </table:table-cell>
          <table:table-cell office:value-type="float" office:value="0" calcext:value-type="float">
            <text:p>0</text:p>
          </table:table-cell>
          <table:table-cell table:formula="of:=0.5*SQRT([.L403]/[.K403]-1)/SIN(PI()/40)" office:value-type="float" office:value="10.9052803434961" calcext:value-type="float">
            <text:p>10.9052803434961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1.55" calcext:value-type="float">
            <text:p>-1.55</text:p>
          </table:table-cell>
          <table:table-cell office:value-type="float" office:value="0.0225" calcext:value-type="float">
            <text:p>0.0225</text:p>
          </table:table-cell>
          <table:table-cell office:value-type="float" office:value="-0.055625" calcext:value-type="float">
            <text:p>-0.055625</text:p>
          </table:table-cell>
          <table:table-cell office:value-type="float" office:value="0.055625" calcext:value-type="float">
            <text:p>0.055625</text:p>
          </table:table-cell>
          <table:table-cell office:value-type="float" office:value="2.425" calcext:value-type="float">
            <text:p>2.425</text:p>
          </table:table-cell>
          <table:table-cell office:value-type="float" office:value="0.00337891" calcext:value-type="float">
            <text:p>0.00337891</text:p>
          </table:table-cell>
          <table:table-cell office:value-type="float" office:value="6.09685" calcext:value-type="float">
            <text:p>6.09685</text:p>
          </table:table-cell>
          <table:table-cell office:value-type="float" office:value="0.0000149414" calcext:value-type="float">
            <text:p>1.49414E-05</text:p>
          </table:table-cell>
          <table:table-cell office:value-type="float" office:value="7.73567" calcext:value-type="float">
            <text:p>7.73567</text:p>
          </table:table-cell>
          <table:table-cell office:value-type="float" office:value="5.40625" calcext:value-type="float">
            <text:p>5.40625</text:p>
          </table:table-cell>
          <table:table-cell office:value-type="float" office:value="0.0036" calcext:value-type="float">
            <text:p>0.0036</text:p>
          </table:table-cell>
          <table:table-cell table:formula="of:=0.5*SQRT([.L404]/[.K40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-2.00125" calcext:value-type="float">
            <text:p>-2.00125</text:p>
          </table:table-cell>
          <table:table-cell office:value-type="float" office:value="0.00507969" calcext:value-type="float">
            <text:p>0.00507969</text:p>
          </table:table-cell>
          <table:table-cell office:value-type="float" office:value="-0.148125" calcext:value-type="float">
            <text:p>-0.148125</text:p>
          </table:table-cell>
          <table:table-cell office:value-type="float" office:value="0.148125" calcext:value-type="float">
            <text:p>0.148125</text:p>
          </table:table-cell>
          <table:table-cell office:value-type="float" office:value="4.01008" calcext:value-type="float">
            <text:p>4.01008</text:p>
          </table:table-cell>
          <table:table-cell office:value-type="float" office:value="0.0227789" calcext:value-type="float">
            <text:p>0.0227789</text:p>
          </table:table-cell>
          <table:table-cell office:value-type="float" office:value="16.162" calcext:value-type="float">
            <text:p>16.162</text:p>
          </table:table-cell>
          <table:table-cell office:value-type="float" office:value="0.000602436" calcext:value-type="float">
            <text:p>0.000602436</text:p>
          </table:table-cell>
          <table:table-cell office:value-type="float" office:value="14.4437" calcext:value-type="float">
            <text:p>14.4437</text:p>
          </table:table-cell>
          <table:table-cell office:value-type="float" office:value="36.4462" calcext:value-type="float">
            <text:p>36.4462</text:p>
          </table:table-cell>
          <table:table-cell office:value-type="float" office:value="0.00081275" calcext:value-type="float">
            <text:p>0.00081275</text:p>
          </table:table-cell>
          <table:table-cell table:formula="of:=0.5*SQRT([.L405]/[.K405]-1)/SIN(PI()/40)" office:value-type="float" office:value="7.86544848632008" calcext:value-type="float">
            <text:p>7.86544848632008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-2.11187" calcext:value-type="float">
            <text:p>-2.11187</text:p>
          </table:table-cell>
          <table:table-cell office:value-type="float" office:value="0.00716211" calcext:value-type="float">
            <text:p>0.00716211</text:p>
          </table:table-cell>
          <table:table-cell office:value-type="float" office:value="-0.157344" calcext:value-type="float">
            <text:p>-0.157344</text:p>
          </table:table-cell>
          <table:table-cell office:value-type="float" office:value="0.157344" calcext:value-type="float">
            <text:p>0.157344</text:p>
          </table:table-cell>
          <table:table-cell office:value-type="float" office:value="4.46718" calcext:value-type="float">
            <text:p>4.46718</text:p>
          </table:table-cell>
          <table:table-cell office:value-type="float" office:value="0.0384322" calcext:value-type="float">
            <text:p>0.0384322</text:p>
          </table:table-cell>
          <table:table-cell office:value-type="float" office:value="20.0784" calcext:value-type="float">
            <text:p>20.0784</text:p>
          </table:table-cell>
          <table:table-cell office:value-type="float" office:value="0.00318723" calcext:value-type="float">
            <text:p>0.00318723</text:p>
          </table:table-cell>
          <table:table-cell office:value-type="float" office:value="8.99397" calcext:value-type="float">
            <text:p>8.99397</text:p>
          </table:table-cell>
          <table:table-cell office:value-type="float" office:value="61.4916" calcext:value-type="float">
            <text:p>61.4916</text:p>
          </table:table-cell>
          <table:table-cell office:value-type="float" office:value="0.00114594" calcext:value-type="float">
            <text:p>0.00114594</text:p>
          </table:table-cell>
          <table:table-cell table:formula="of:=0.5*SQRT([.L406]/[.K406]-1)/SIN(PI()/40)" office:value-type="float" office:value="15.3964585615505" calcext:value-type="float">
            <text:p>15.396458561550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-2.08156" calcext:value-type="float">
            <text:p>-2.08156</text:p>
          </table:table-cell>
          <table:table-cell office:value-type="float" office:value="0.0181397" calcext:value-type="float">
            <text:p>0.0181397</text:p>
          </table:table-cell>
          <table:table-cell office:value-type="float" office:value="-0.10125" calcext:value-type="float">
            <text:p>-0.10125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4.35104" calcext:value-type="float">
            <text:p>4.35104</text:p>
          </table:table-cell>
          <table:table-cell office:value-type="float" office:value="0.0138285" calcext:value-type="float">
            <text:p>0.0138285</text:p>
          </table:table-cell>
          <table:table-cell office:value-type="float" office:value="19.2679" calcext:value-type="float">
            <text:p>19.2679</text:p>
          </table:table-cell>
          <table:table-cell office:value-type="float" office:value="0.000385447" calcext:value-type="float">
            <text:p>0.000385447</text:p>
          </table:table-cell>
          <table:table-cell office:value-type="float" office:value="13.7165" calcext:value-type="float">
            <text:p>13.7165</text:p>
          </table:table-cell>
          <table:table-cell office:value-type="float" office:value="22.1256" calcext:value-type="float">
            <text:p>22.1256</text:p>
          </table:table-cell>
          <table:table-cell office:value-type="float" office:value="0.00290236" calcext:value-type="float">
            <text:p>0.00290236</text:p>
          </table:table-cell>
          <table:table-cell table:formula="of:=0.5*SQRT([.L407]/[.K407]-1)/SIN(PI()/40)" office:value-type="float" office:value="4.98976176188405" calcext:value-type="float">
            <text:p>4.9897617618840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-2.17219" calcext:value-type="float">
            <text:p>-2.17219</text:p>
          </table:table-cell>
          <table:table-cell office:value-type="float" office:value="0.0139765" calcext:value-type="float">
            <text:p>0.0139765</text:p>
          </table:table-cell>
          <table:table-cell office:value-type="float" office:value="-0.0927734" calcext:value-type="float">
            <text:p>-0.0927734</text:p>
          </table:table-cell>
          <table:table-cell office:value-type="float" office:value="0.0927734" calcext:value-type="float">
            <text:p>0.0927734</text:p>
          </table:table-cell>
          <table:table-cell office:value-type="float" office:value="4.73238" calcext:value-type="float">
            <text:p>4.73238</text:p>
          </table:table-cell>
          <table:table-cell office:value-type="float" office:value="0.0141355" calcext:value-type="float">
            <text:p>0.0141355</text:p>
          </table:table-cell>
          <table:table-cell office:value-type="float" office:value="22.6564" calcext:value-type="float">
            <text:p>22.6564</text:p>
          </table:table-cell>
          <table:table-cell office:value-type="float" office:value="0.000568352" calcext:value-type="float">
            <text:p>0.000568352</text:p>
          </table:table-cell>
          <table:table-cell office:value-type="float" office:value="17.4229" calcext:value-type="float">
            <text:p>17.4229</text:p>
          </table:table-cell>
          <table:table-cell office:value-type="float" office:value="22.6168" calcext:value-type="float">
            <text:p>22.6168</text:p>
          </table:table-cell>
          <table:table-cell office:value-type="float" office:value="0.00223623" calcext:value-type="float">
            <text:p>0.00223623</text:p>
          </table:table-cell>
          <table:table-cell table:formula="of:=0.5*SQRT([.L408]/[.K408]-1)/SIN(PI()/40)" office:value-type="float" office:value="3.47947143780949" calcext:value-type="float">
            <text:p>3.47947143780949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-2.19805" calcext:value-type="float">
            <text:p>-2.19805</text:p>
          </table:table-cell>
          <table:table-cell office:value-type="float" office:value="0.0123685" calcext:value-type="float">
            <text:p>0.0123685</text:p>
          </table:table-cell>
          <table:table-cell table:number-columns-repeated="2" office:value-type="float" office:value="0.144316" calcext:value-type="float">
            <text:p>0.144316</text:p>
          </table:table-cell>
          <table:table-cell office:value-type="float" office:value="4.84378" calcext:value-type="float">
            <text:p>4.84378</text:p>
          </table:table-cell>
          <table:table-cell office:value-type="float" office:value="0.0572995" calcext:value-type="float">
            <text:p>0.0572995</text:p>
          </table:table-cell>
          <table:table-cell office:value-type="float" office:value="23.6951" calcext:value-type="float">
            <text:p>23.6951</text:p>
          </table:table-cell>
          <table:table-cell office:value-type="float" office:value="0.00760302" calcext:value-type="float">
            <text:p>0.00760302</text:p>
          </table:table-cell>
          <table:table-cell office:value-type="float" office:value="18.6387" calcext:value-type="float">
            <text:p>18.6387</text:p>
          </table:table-cell>
          <table:table-cell office:value-type="float" office:value="91.6793" calcext:value-type="float">
            <text:p>91.6793</text:p>
          </table:table-cell>
          <table:table-cell office:value-type="float" office:value="0.00197895" calcext:value-type="float">
            <text:p>0.00197895</text:p>
          </table:table-cell>
          <table:table-cell table:formula="of:=0.5*SQRT([.L409]/[.K409]-1)/SIN(PI()/40)" office:value-type="float" office:value="12.6154010898854" calcext:value-type="float">
            <text:p>12.615401089885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-2.2193" calcext:value-type="float">
            <text:p>-2.2193</text:p>
          </table:table-cell>
          <table:table-cell office:value-type="float" office:value="0.0115429" calcext:value-type="float">
            <text:p>0.0115429</text:p>
          </table:table-cell>
          <table:table-cell office:value-type="float" office:value="-0.0591797" calcext:value-type="float">
            <text:p>-0.0591797</text:p>
          </table:table-cell>
          <table:table-cell office:value-type="float" office:value="0.0591797" calcext:value-type="float">
            <text:p>0.0591797</text:p>
          </table:table-cell>
          <table:table-cell office:value-type="float" office:value="4.93682" calcext:value-type="float">
            <text:p>4.93682</text:p>
          </table:table-cell>
          <table:table-cell office:value-type="float" office:value="0.0235484" calcext:value-type="float">
            <text:p>0.0235484</text:p>
          </table:table-cell>
          <table:table-cell office:value-type="float" office:value="24.6" calcext:value-type="float">
            <text:p>24.6</text:p>
          </table:table-cell>
          <table:table-cell office:value-type="float" office:value="0.00159889" calcext:value-type="float">
            <text:p>0.00159889</text:p>
          </table:table-cell>
          <table:table-cell office:value-type="float" office:value="35.4106" calcext:value-type="float">
            <text:p>35.4106</text:p>
          </table:table-cell>
          <table:table-cell office:value-type="float" office:value="37.6774" calcext:value-type="float">
            <text:p>37.6774</text:p>
          </table:table-cell>
          <table:table-cell office:value-type="float" office:value="0.00184686" calcext:value-type="float">
            <text:p>0.00184686</text:p>
          </table:table-cell>
          <table:table-cell table:formula="of:=0.5*SQRT([.L410]/[.K410]-1)/SIN(PI()/40)" office:value-type="float" office:value="1.61237726240691" calcext:value-type="float">
            <text:p>1.61237726240691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-2.22512" calcext:value-type="float">
            <text:p>-2.22512</text:p>
          </table:table-cell>
          <table:table-cell office:value-type="float" office:value="0.0116877" calcext:value-type="float">
            <text:p>0.0116877</text:p>
          </table:table-cell>
          <table:table-cell office:value-type="float" office:value="-0.115317" calcext:value-type="float">
            <text:p>-0.115317</text:p>
          </table:table-cell>
          <table:table-cell office:value-type="float" office:value="0.115317" calcext:value-type="float">
            <text:p>0.115317</text:p>
          </table:table-cell>
          <table:table-cell office:value-type="float" office:value="4.96283" calcext:value-type="float">
            <text:p>4.96283</text:p>
          </table:table-cell>
          <table:table-cell office:value-type="float" office:value="0.0505764" calcext:value-type="float">
            <text:p>0.0505764</text:p>
          </table:table-cell>
          <table:table-cell office:value-type="float" office:value="24.8581" calcext:value-type="float">
            <text:p>24.8581</text:p>
          </table:table-cell>
          <table:table-cell office:value-type="float" office:value="0.00550622" calcext:value-type="float">
            <text:p>0.00550622</text:p>
          </table:table-cell>
          <table:table-cell office:value-type="float" office:value="29.7896" calcext:value-type="float">
            <text:p>29.7896</text:p>
          </table:table-cell>
          <table:table-cell office:value-type="float" office:value="80.9223" calcext:value-type="float">
            <text:p>80.9223</text:p>
          </table:table-cell>
          <table:table-cell office:value-type="float" office:value="0.00187003" calcext:value-type="float">
            <text:p>0.00187003</text:p>
          </table:table-cell>
          <table:table-cell table:formula="of:=0.5*SQRT([.L411]/[.K411]-1)/SIN(PI()/40)" office:value-type="float" office:value="8.34917824669046" calcext:value-type="float">
            <text:p>8.34917824669046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-2.2218" calcext:value-type="float">
            <text:p>-2.2218</text:p>
          </table:table-cell>
          <table:table-cell office:value-type="float" office:value="0.0157135" calcext:value-type="float">
            <text:p>0.0157135</text:p>
          </table:table-cell>
          <table:table-cell office:value-type="float" office:value="-0.0944946" calcext:value-type="float">
            <text:p>-0.0944946</text:p>
          </table:table-cell>
          <table:table-cell office:value-type="float" office:value="0.0944946" calcext:value-type="float">
            <text:p>0.0944946</text:p>
          </table:table-cell>
          <table:table-cell office:value-type="float" office:value="4.95209" calcext:value-type="float">
            <text:p>4.95209</text:p>
          </table:table-cell>
          <table:table-cell office:value-type="float" office:value="0.0623117" calcext:value-type="float">
            <text:p>0.0623117</text:p>
          </table:table-cell>
          <table:table-cell office:value-type="float" office:value="24.8391" calcext:value-type="float">
            <text:p>24.8391</text:p>
          </table:table-cell>
          <table:table-cell office:value-type="float" office:value="0.00782506" calcext:value-type="float">
            <text:p>0.00782506</text:p>
          </table:table-cell>
          <table:table-cell office:value-type="float" office:value="27.7605" calcext:value-type="float">
            <text:p>27.7605</text:p>
          </table:table-cell>
          <table:table-cell office:value-type="float" office:value="99.6988" calcext:value-type="float">
            <text:p>99.6988</text:p>
          </table:table-cell>
          <table:table-cell office:value-type="float" office:value="0.00251416" calcext:value-type="float">
            <text:p>0.00251416</text:p>
          </table:table-cell>
          <table:table-cell table:formula="of:=0.5*SQRT([.L412]/[.K412]-1)/SIN(PI()/40)" office:value-type="float" office:value="10.2587193581771" calcext:value-type="float">
            <text:p>10.2587193581771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-2.21195" calcext:value-type="float">
            <text:p>-2.21195</text:p>
          </table:table-cell>
          <table:table-cell office:value-type="float" office:value="0.0148893" calcext:value-type="float">
            <text:p>0.0148893</text:p>
          </table:table-cell>
          <table:table-cell office:value-type="float" office:value="-0.0349133" calcext:value-type="float">
            <text:p>-0.0349133</text:p>
          </table:table-cell>
          <table:table-cell office:value-type="float" office:value="0.0349133" calcext:value-type="float">
            <text:p>0.0349133</text:p>
          </table:table-cell>
          <table:table-cell office:value-type="float" office:value="4.9076" calcext:value-type="float">
            <text:p>4.9076</text:p>
          </table:table-cell>
          <table:table-cell office:value-type="float" office:value="0.046931" calcext:value-type="float">
            <text:p>0.046931</text:p>
          </table:table-cell>
          <table:table-cell office:value-type="float" office:value="24.3789" calcext:value-type="float">
            <text:p>24.3789</text:p>
          </table:table-cell>
          <table:table-cell office:value-type="float" office:value="0.00599221" calcext:value-type="float">
            <text:p>0.00599221</text:p>
          </table:table-cell>
          <table:table-cell office:value-type="float" office:value="33.6802" calcext:value-type="float">
            <text:p>33.6802</text:p>
          </table:table-cell>
          <table:table-cell office:value-type="float" office:value="75.0896" calcext:value-type="float">
            <text:p>75.0896</text:p>
          </table:table-cell>
          <table:table-cell office:value-type="float" office:value="0.00238229" calcext:value-type="float">
            <text:p>0.00238229</text:p>
          </table:table-cell>
          <table:table-cell table:formula="of:=0.5*SQRT([.L413]/[.K413]-1)/SIN(PI()/40)" office:value-type="float" office:value="7.06624748627428" calcext:value-type="float">
            <text:p>7.06624748627428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-2.21521" calcext:value-type="float">
            <text:p>-2.21521</text:p>
          </table:table-cell>
          <table:table-cell office:value-type="float" office:value="0.0132084" calcext:value-type="float">
            <text:p>0.0132084</text:p>
          </table:table-cell>
          <table:table-cell table:number-columns-repeated="2" office:value-type="float" office:value="0.0659583" calcext:value-type="float">
            <text:p>0.0659583</text:p>
          </table:table-cell>
          <table:table-cell office:value-type="float" office:value="4.92036" calcext:value-type="float">
            <text:p>4.92036</text:p>
          </table:table-cell>
          <table:table-cell office:value-type="float" office:value="0.0407107" calcext:value-type="float">
            <text:p>0.0407107</text:p>
          </table:table-cell>
          <table:table-cell office:value-type="float" office:value="24.4708" calcext:value-type="float">
            <text:p>24.4708</text:p>
          </table:table-cell>
          <table:table-cell office:value-type="float" office:value="0.00399119" calcext:value-type="float">
            <text:p>0.00399119</text:p>
          </table:table-cell>
          <table:table-cell office:value-type="float" office:value="31.9093" calcext:value-type="float">
            <text:p>31.9093</text:p>
          </table:table-cell>
          <table:table-cell office:value-type="float" office:value="65.1371" calcext:value-type="float">
            <text:p>65.1371</text:p>
          </table:table-cell>
          <table:table-cell office:value-type="float" office:value="0.00211334" calcext:value-type="float">
            <text:p>0.00211334</text:p>
          </table:table-cell>
          <table:table-cell table:formula="of:=0.5*SQRT([.L414]/[.K414]-1)/SIN(PI()/40)" office:value-type="float" office:value="6.50307647492626" calcext:value-type="float">
            <text:p>6.50307647492626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-2.20975" calcext:value-type="float">
            <text:p>-2.20975</text:p>
          </table:table-cell>
          <table:table-cell office:value-type="float" office:value="0.0142033" calcext:value-type="float">
            <text:p>0.0142033</text:p>
          </table:table-cell>
          <table:table-cell office:value-type="float" office:value="-0.0126407" calcext:value-type="float">
            <text:p>-0.0126407</text:p>
          </table:table-cell>
          <table:table-cell office:value-type="float" office:value="0.0126407" calcext:value-type="float">
            <text:p>0.0126407</text:p>
          </table:table-cell>
          <table:table-cell office:value-type="float" office:value="4.8972" calcext:value-type="float">
            <text:p>4.8972</text:p>
          </table:table-cell>
          <table:table-cell office:value-type="float" office:value="0.0430022" calcext:value-type="float">
            <text:p>0.0430022</text:p>
          </table:table-cell>
          <table:table-cell office:value-type="float" office:value="24.2621" calcext:value-type="float">
            <text:p>24.2621</text:p>
          </table:table-cell>
          <table:table-cell office:value-type="float" office:value="0.00525589" calcext:value-type="float">
            <text:p>0.00525589</text:p>
          </table:table-cell>
          <table:table-cell office:value-type="float" office:value="31.2929" calcext:value-type="float">
            <text:p>31.2929</text:p>
          </table:table-cell>
          <table:table-cell office:value-type="float" office:value="68.8035" calcext:value-type="float">
            <text:p>68.8035</text:p>
          </table:table-cell>
          <table:table-cell office:value-type="float" office:value="0.00227252" calcext:value-type="float">
            <text:p>0.00227252</text:p>
          </table:table-cell>
          <table:table-cell table:formula="of:=0.5*SQRT([.L415]/[.K415]-1)/SIN(PI()/40)" office:value-type="float" office:value="6.97719410623459" calcext:value-type="float">
            <text:p>6.97719410623459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-2.2109" calcext:value-type="float">
            <text:p>-2.2109</text:p>
          </table:table-cell>
          <table:table-cell office:value-type="float" office:value="0.013186" calcext:value-type="float">
            <text:p>0.013186</text:p>
          </table:table-cell>
          <table:table-cell table:number-columns-repeated="2" office:value-type="float" office:value="0.0171262" calcext:value-type="float">
            <text:p>0.0171262</text:p>
          </table:table-cell>
          <table:table-cell office:value-type="float" office:value="4.90128" calcext:value-type="float">
            <text:p>4.90128</text:p>
          </table:table-cell>
          <table:table-cell office:value-type="float" office:value="0.0362105" calcext:value-type="float">
            <text:p>0.0362105</text:p>
          </table:table-cell>
          <table:table-cell office:value-type="float" office:value="24.2814" calcext:value-type="float">
            <text:p>24.2814</text:p>
          </table:table-cell>
          <table:table-cell office:value-type="float" office:value="0.00385542" calcext:value-type="float">
            <text:p>0.00385542</text:p>
          </table:table-cell>
          <table:table-cell office:value-type="float" office:value="33.0429" calcext:value-type="float">
            <text:p>33.0429</text:p>
          </table:table-cell>
          <table:table-cell office:value-type="float" office:value="57.9368" calcext:value-type="float">
            <text:p>57.9368</text:p>
          </table:table-cell>
          <table:table-cell office:value-type="float" office:value="0.00210976" calcext:value-type="float">
            <text:p>0.00210976</text:p>
          </table:table-cell>
          <table:table-cell table:formula="of:=0.5*SQRT([.L416]/[.K416]-1)/SIN(PI()/40)" office:value-type="float" office:value="5.5313876820848" calcext:value-type="float">
            <text:p>5.5313876820848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-2.21021" calcext:value-type="float">
            <text:p>-2.21021</text:p>
          </table:table-cell>
          <table:table-cell office:value-type="float" office:value="0.0137853" calcext:value-type="float">
            <text:p>0.0137853</text:p>
          </table:table-cell>
          <table:table-cell office:value-type="float" office:value="-0.00522591" calcext:value-type="float">
            <text:p>-0.00522591</text:p>
          </table:table-cell>
          <table:table-cell office:value-type="float" office:value="0.00522591" calcext:value-type="float">
            <text:p>0.00522591</text:p>
          </table:table-cell>
          <table:table-cell office:value-type="float" office:value="4.89881" calcext:value-type="float">
            <text:p>4.89881</text:p>
          </table:table-cell>
          <table:table-cell office:value-type="float" office:value="0.0382395" calcext:value-type="float">
            <text:p>0.0382395</text:p>
          </table:table-cell>
          <table:table-cell office:value-type="float" office:value="24.2698" calcext:value-type="float">
            <text:p>24.2698</text:p>
          </table:table-cell>
          <table:table-cell office:value-type="float" office:value="0.00393427" calcext:value-type="float">
            <text:p>0.00393427</text:p>
          </table:table-cell>
          <table:table-cell office:value-type="float" office:value="34.1757" calcext:value-type="float">
            <text:p>34.1757</text:p>
          </table:table-cell>
          <table:table-cell office:value-type="float" office:value="61.1832" calcext:value-type="float">
            <text:p>61.1832</text:p>
          </table:table-cell>
          <table:table-cell office:value-type="float" office:value="0.00220565" calcext:value-type="float">
            <text:p>0.00220565</text:p>
          </table:table-cell>
          <table:table-cell table:formula="of:=0.5*SQRT([.L417]/[.K417]-1)/SIN(PI()/40)" office:value-type="float" office:value="5.66513402693316" calcext:value-type="float">
            <text:p>5.665134026933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75" calcext:value-type="float">
            <text:p>0.10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115562" calcext:value-type="float">
            <text:p>0.0115562</text:p>
          </table:table-cell>
          <table:table-cell office:value-type="float" office:value="0.586182" calcext:value-type="float">
            <text:p>0.586182</text:p>
          </table:table-cell>
          <table:table-cell office:value-type="float" office:value="0.000133547" calcext:value-type="float">
            <text:p>0.000133547</text:p>
          </table:table-cell>
          <table:table-cell office:value-type="float" office:value="0.639407" calcext:value-type="float">
            <text:p>0.639407</text:p>
          </table:table-cell>
          <table:table-cell office:value-type="float" office:value="18.49" calcext:value-type="float">
            <text:p>18.49</text:p>
          </table:table-cell>
          <table:table-cell office:value-type="float" office:value="0" calcext:value-type="float">
            <text:p>0</text:p>
          </table:table-cell>
          <table:table-cell table:formula="of:=0.5*SQRT([.L420]/[.K420]-1)/SIN(PI()/40)" office:value-type="float" office:value="33.6716452104354" calcext:value-type="float">
            <text:p>33.6716452104354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-1.3525" calcext:value-type="float">
            <text:p>-1.3525</text:p>
          </table:table-cell>
          <table:table-cell office:value-type="float" office:value="0.0351562" calcext:value-type="float">
            <text:p>0.0351562</text:p>
          </table:table-cell>
          <table:table-cell table:number-columns-repeated="2" office:value-type="float" office:value="0.0725" calcext:value-type="float">
            <text:p>0.0725</text:p>
          </table:table-cell>
          <table:table-cell office:value-type="float" office:value="1.86441" calcext:value-type="float">
            <text:p>1.86441</text:p>
          </table:table-cell>
          <table:table-cell office:value-type="float" office:value="0.00560781" calcext:value-type="float">
            <text:p>0.00560781</text:p>
          </table:table-cell>
          <table:table-cell office:value-type="float" office:value="3.73327" calcext:value-type="float">
            <text:p>3.73327</text:p>
          </table:table-cell>
          <table:table-cell office:value-type="float" office:value="0.0000388392" calcext:value-type="float">
            <text:p>3.88392E-05</text:p>
          </table:table-cell>
          <table:table-cell office:value-type="float" office:value="3.53587" calcext:value-type="float">
            <text:p>3.53587</text:p>
          </table:table-cell>
          <table:table-cell office:value-type="float" office:value="8.9725" calcext:value-type="float">
            <text:p>8.9725</text:p>
          </table:table-cell>
          <table:table-cell office:value-type="float" office:value="0.00520063" calcext:value-type="float">
            <text:p>0.00520063</text:p>
          </table:table-cell>
          <table:table-cell table:formula="of:=0.5*SQRT([.L421]/[.K421]-1)/SIN(PI()/40)" office:value-type="float" office:value="7.9021168958708" calcext:value-type="float">
            <text:p>7.9021168958708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-1.8675" calcext:value-type="float">
            <text:p>-1.8675</text:p>
          </table:table-cell>
          <table:table-cell office:value-type="float" office:value="0.0165687" calcext:value-type="float">
            <text:p>0.0165687</text:p>
          </table:table-cell>
          <table:table-cell table:number-columns-repeated="2" office:value-type="float" office:value="0.1475" calcext:value-type="float">
            <text:p>0.1475</text:p>
          </table:table-cell>
          <table:table-cell office:value-type="float" office:value="3.50413" calcext:value-type="float">
            <text:p>3.50413</text:p>
          </table:table-cell>
          <table:table-cell office:value-type="float" office:value="0.0242594" calcext:value-type="float">
            <text:p>0.0242594</text:p>
          </table:table-cell>
          <table:table-cell office:value-type="float" office:value="12.4946" calcext:value-type="float">
            <text:p>12.4946</text:p>
          </table:table-cell>
          <table:table-cell office:value-type="float" office:value="0.000844005" calcext:value-type="float">
            <text:p>0.000844005</text:p>
          </table:table-cell>
          <table:table-cell office:value-type="float" office:value="5.40238" calcext:value-type="float">
            <text:p>5.40238</text:p>
          </table:table-cell>
          <table:table-cell office:value-type="float" office:value="38.815" calcext:value-type="float">
            <text:p>38.815</text:p>
          </table:table-cell>
          <table:table-cell office:value-type="float" office:value="0.002451" calcext:value-type="float">
            <text:p>0.002451</text:p>
          </table:table-cell>
          <table:table-cell table:formula="of:=0.5*SQRT([.L422]/[.K422]-1)/SIN(PI()/40)" office:value-type="float" office:value="15.8485453617573" calcext:value-type="float">
            <text:p>15.8485453617573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-1.89062" calcext:value-type="float">
            <text:p>-1.89062</text:p>
          </table:table-cell>
          <table:table-cell office:value-type="float" office:value="0.00392148" calcext:value-type="float">
            <text:p>0.00392148</text:p>
          </table:table-cell>
          <table:table-cell office:value-type="float" office:value="-0.0320312" calcext:value-type="float">
            <text:p>-0.0320312</text:p>
          </table:table-cell>
          <table:table-cell office:value-type="float" office:value="0.0320312" calcext:value-type="float">
            <text:p>0.0320312</text:p>
          </table:table-cell>
          <table:table-cell office:value-type="float" office:value="3.57838" calcext:value-type="float">
            <text:p>3.57838</text:p>
          </table:table-cell>
          <table:table-cell office:value-type="float" office:value="0.0040834" calcext:value-type="float">
            <text:p>0.0040834</text:p>
          </table:table-cell>
          <table:table-cell office:value-type="float" office:value="12.8595" calcext:value-type="float">
            <text:p>12.8595</text:p>
          </table:table-cell>
          <table:table-cell office:value-type="float" office:value="0.0000315244" calcext:value-type="float">
            <text:p>3.15244E-05</text:p>
          </table:table-cell>
          <table:table-cell office:value-type="float" office:value="15.9906" calcext:value-type="float">
            <text:p>15.9906</text:p>
          </table:table-cell>
          <table:table-cell office:value-type="float" office:value="6.53344" calcext:value-type="float">
            <text:p>6.53344</text:p>
          </table:table-cell>
          <table:table-cell office:value-type="float" office:value="0.000580101" calcext:value-type="float">
            <text:p>0.000580101</text:p>
          </table:table-cell>
          <table:table-cell table:formula="of:=0.5*SQRT([.L423]/[.K42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-2.05813" calcext:value-type="float">
            <text:p>-2.05813</text:p>
          </table:table-cell>
          <table:table-cell office:value-type="float" office:value="0.00583711" calcext:value-type="float">
            <text:p>0.00583711</text:p>
          </table:table-cell>
          <table:table-cell table:number-columns-repeated="2" office:value-type="float" office:value="0.119609" calcext:value-type="float">
            <text:p>0.119609</text:p>
          </table:table-cell>
          <table:table-cell office:value-type="float" office:value="4.24172" calcext:value-type="float">
            <text:p>4.24172</text:p>
          </table:table-cell>
          <table:table-cell office:value-type="float" office:value="0.0309466" calcext:value-type="float">
            <text:p>0.0309466</text:p>
          </table:table-cell>
          <table:table-cell office:value-type="float" office:value="18.093" calcext:value-type="float">
            <text:p>18.093</text:p>
          </table:table-cell>
          <table:table-cell office:value-type="float" office:value="0.00163087" calcext:value-type="float">
            <text:p>0.00163087</text:p>
          </table:table-cell>
          <table:table-cell office:value-type="float" office:value="13.3054" calcext:value-type="float">
            <text:p>13.3054</text:p>
          </table:table-cell>
          <table:table-cell office:value-type="float" office:value="49.5145" calcext:value-type="float">
            <text:p>49.5145</text:p>
          </table:table-cell>
          <table:table-cell office:value-type="float" office:value="0.000863478" calcext:value-type="float">
            <text:p>0.000863478</text:p>
          </table:table-cell>
          <table:table-cell table:formula="of:=0.5*SQRT([.L424]/[.K424]-1)/SIN(PI()/40)" office:value-type="float" office:value="10.5128774892884" calcext:value-type="float">
            <text:p>10.5128774892884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-2.08266" calcext:value-type="float">
            <text:p>-2.08266</text:p>
          </table:table-cell>
          <table:table-cell office:value-type="float" office:value="0.0064531" calcext:value-type="float">
            <text:p>0.0064531</text:p>
          </table:table-cell>
          <table:table-cell office:value-type="float" office:value="-0.0355469" calcext:value-type="float">
            <text:p>-0.0355469</text:p>
          </table:table-cell>
          <table:table-cell office:value-type="float" office:value="0.0355469" calcext:value-type="float">
            <text:p>0.0355469</text:p>
          </table:table-cell>
          <table:table-cell office:value-type="float" office:value="4.34391" calcext:value-type="float">
            <text:p>4.34391</text:p>
          </table:table-cell>
          <table:table-cell office:value-type="float" office:value="0.00683096" calcext:value-type="float">
            <text:p>0.00683096</text:p>
          </table:table-cell>
          <table:table-cell office:value-type="float" office:value="18.9816" calcext:value-type="float">
            <text:p>18.9816</text:p>
          </table:table-cell>
          <table:table-cell office:value-type="float" office:value="0.000106601" calcext:value-type="float">
            <text:p>0.000106601</text:p>
          </table:table-cell>
          <table:table-cell office:value-type="float" office:value="27.2088" calcext:value-type="float">
            <text:p>27.2088</text:p>
          </table:table-cell>
          <table:table-cell office:value-type="float" office:value="10.9295" calcext:value-type="float">
            <text:p>10.9295</text:p>
          </table:table-cell>
          <table:table-cell office:value-type="float" office:value="0.000954601" calcext:value-type="float">
            <text:p>0.000954601</text:p>
          </table:table-cell>
          <table:table-cell table:formula="of:=0.5*SQRT([.L425]/[.K42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-2.06109" calcext:value-type="float">
            <text:p>-2.06109</text:p>
          </table:table-cell>
          <table:table-cell office:value-type="float" office:value="0.0119136" calcext:value-type="float">
            <text:p>0.0119136</text:p>
          </table:table-cell>
          <table:table-cell table:number-columns-repeated="2" office:value-type="float" office:value="0.162949" calcext:value-type="float">
            <text:p>0.162949</text:p>
          </table:table-cell>
          <table:table-cell office:value-type="float" office:value="4.26002" calcext:value-type="float">
            <text:p>4.26002</text:p>
          </table:table-cell>
          <table:table-cell office:value-type="float" office:value="0.0364004" calcext:value-type="float">
            <text:p>0.0364004</text:p>
          </table:table-cell>
          <table:table-cell office:value-type="float" office:value="18.3515" calcext:value-type="float">
            <text:p>18.3515</text:p>
          </table:table-cell>
          <table:table-cell office:value-type="float" office:value="0.00245784" calcext:value-type="float">
            <text:p>0.00245784</text:p>
          </table:table-cell>
          <table:table-cell office:value-type="float" office:value="27.491" calcext:value-type="float">
            <text:p>27.491</text:p>
          </table:table-cell>
          <table:table-cell office:value-type="float" office:value="58.2407" calcext:value-type="float">
            <text:p>58.2407</text:p>
          </table:table-cell>
          <table:table-cell office:value-type="float" office:value="0.00176237" calcext:value-type="float">
            <text:p>0.00176237</text:p>
          </table:table-cell>
          <table:table-cell table:formula="of:=0.5*SQRT([.L426]/[.K426]-1)/SIN(PI()/40)" office:value-type="float" office:value="6.73987556666209" calcext:value-type="float">
            <text:p>6.73987556666209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" calcext:value-type="float">
            <text:p>7</text:p>
          </table:table-cell>
          <table:table-cell office:value-type="float" office:value="-2.06016" calcext:value-type="float">
            <text:p>-2.06016</text:p>
          </table:table-cell>
          <table:table-cell office:value-type="float" office:value="0.0114125" calcext:value-type="float">
            <text:p>0.0114125</text:p>
          </table:table-cell>
          <table:table-cell table:number-columns-repeated="2" office:value-type="float" office:value="0.0805469" calcext:value-type="float">
            <text:p>0.0805469</text:p>
          </table:table-cell>
          <table:table-cell office:value-type="float" office:value="4.25566" calcext:value-type="float">
            <text:p>4.25566</text:p>
          </table:table-cell>
          <table:table-cell office:value-type="float" office:value="0.0179102" calcext:value-type="float">
            <text:p>0.017910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000745852" calcext:value-type="float">
            <text:p>0.000745852</text:p>
          </table:table-cell>
          <table:table-cell office:value-type="float" office:value="22.4657" calcext:value-type="float">
            <text:p>22.4657</text:p>
          </table:table-cell>
          <table:table-cell office:value-type="float" office:value="28.6563" calcext:value-type="float">
            <text:p>28.6563</text:p>
          </table:table-cell>
          <table:table-cell office:value-type="float" office:value="0.00168824" calcext:value-type="float">
            <text:p>0.00168824</text:p>
          </table:table-cell>
          <table:table-cell table:formula="of:=0.5*SQRT([.L427]/[.K427]-1)/SIN(PI()/40)" office:value-type="float" office:value="3.34528482163934" calcext:value-type="float">
            <text:p>3.34528482163934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-2.04316" calcext:value-type="float">
            <text:p>-2.04316</text:p>
          </table:table-cell>
          <table:table-cell office:value-type="float" office:value="0.0112902" calcext:value-type="float">
            <text:p>0.0112902</text:p>
          </table:table-cell>
          <table:table-cell table:number-columns-repeated="2" office:value-type="float" office:value="0.0292529" calcext:value-type="float">
            <text:p>0.0292529</text:p>
          </table:table-cell>
          <table:table-cell office:value-type="float" office:value="4.18581" calcext:value-type="float">
            <text:p>4.18581</text:p>
          </table:table-cell>
          <table:table-cell office:value-type="float" office:value="0.0269837" calcext:value-type="float">
            <text:p>0.0269837</text:p>
          </table:table-cell>
          <table:table-cell office:value-type="float" office:value="17.7108" calcext:value-type="float">
            <text:p>17.7108</text:p>
          </table:table-cell>
          <table:table-cell office:value-type="float" office:value="0.00190007" calcext:value-type="float">
            <text:p>0.00190007</text:p>
          </table:table-cell>
          <table:table-cell office:value-type="float" office:value="24.3049" calcext:value-type="float">
            <text:p>24.3049</text:p>
          </table:table-cell>
          <table:table-cell office:value-type="float" office:value="43.1739" calcext:value-type="float">
            <text:p>43.1739</text:p>
          </table:table-cell>
          <table:table-cell office:value-type="float" office:value="0.00167015" calcext:value-type="float">
            <text:p>0.00167015</text:p>
          </table:table-cell>
          <table:table-cell table:formula="of:=0.5*SQRT([.L428]/[.K428]-1)/SIN(PI()/40)" office:value-type="float" office:value="5.61505777094476" calcext:value-type="float">
            <text:p>5.61505777094476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" calcext:value-type="float">
            <text:p>9</text:p>
          </table:table-cell>
          <table:table-cell office:value-type="float" office:value="-2.07368" calcext:value-type="float">
            <text:p>-2.07368</text:p>
          </table:table-cell>
          <table:table-cell office:value-type="float" office:value="0.0116378" calcext:value-type="float">
            <text:p>0.0116378</text:p>
          </table:table-cell>
          <table:table-cell table:number-columns-repeated="2" office:value-type="float" office:value="0.0169141" calcext:value-type="float">
            <text:p>0.0169141</text:p>
          </table:table-cell>
          <table:table-cell office:value-type="float" office:value="4.31179" calcext:value-type="float">
            <text:p>4.31179</text:p>
          </table:table-cell>
          <table:table-cell office:value-type="float" office:value="0.0185678" calcext:value-type="float">
            <text:p>0.0185678</text:p>
          </table:table-cell>
          <table:table-cell office:value-type="float" office:value="18.791" calcext:value-type="float">
            <text:p>18.791</text:p>
          </table:table-cell>
          <table:table-cell office:value-type="float" office:value="0.00116269" calcext:value-type="float">
            <text:p>0.00116269</text:p>
          </table:table-cell>
          <table:table-cell office:value-type="float" office:value="32.8443" calcext:value-type="float">
            <text:p>32.8443</text:p>
          </table:table-cell>
          <table:table-cell office:value-type="float" office:value="29.7085" calcext:value-type="float">
            <text:p>29.7085</text:p>
          </table:table-cell>
          <table:table-cell office:value-type="float" office:value="0.00172156" calcext:value-type="float">
            <text:p>0.00172156</text:p>
          </table:table-cell>
          <table:table-cell table:formula="of:=0.5*SQRT([.L429]/[.K429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" calcext:value-type="float">
            <text:p>10</text:p>
          </table:table-cell>
          <table:table-cell office:value-type="float" office:value="-2.06396" calcext:value-type="float">
            <text:p>-2.06396</text:p>
          </table:table-cell>
          <table:table-cell office:value-type="float" office:value="0.0133422" calcext:value-type="float">
            <text:p>0.0133422</text:p>
          </table:table-cell>
          <table:table-cell table:number-columns-repeated="2" office:value-type="float" office:value="0.0376184" calcext:value-type="float">
            <text:p>0.0376184</text:p>
          </table:table-cell>
          <table:table-cell office:value-type="float" office:value="4.27327" calcext:value-type="float">
            <text:p>4.27327</text:p>
          </table:table-cell>
          <table:table-cell office:value-type="float" office:value="0.0283555" calcext:value-type="float">
            <text:p>0.0283555</text:p>
          </table:table-cell>
          <table:table-cell office:value-type="float" office:value="18.4922" calcext:value-type="float">
            <text:p>18.4922</text:p>
          </table:table-cell>
          <table:table-cell office:value-type="float" office:value="0.00195071" calcext:value-type="float">
            <text:p>0.00195071</text:p>
          </table:table-cell>
          <table:table-cell office:value-type="float" office:value="25.5501" calcext:value-type="float">
            <text:p>25.5501</text:p>
          </table:table-cell>
          <table:table-cell office:value-type="float" office:value="45.3689" calcext:value-type="float">
            <text:p>45.3689</text:p>
          </table:table-cell>
          <table:table-cell office:value-type="float" office:value="0.0019737" calcext:value-type="float">
            <text:p>0.0019737</text:p>
          </table:table-cell>
          <table:table-cell table:formula="of:=0.5*SQRT([.L430]/[.K430]-1)/SIN(PI()/40)" office:value-type="float" office:value="5.61266448074277" calcext:value-type="float">
            <text:p>5.61266448074277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1" calcext:value-type="float">
            <text:p>11</text:p>
          </table:table-cell>
          <table:table-cell office:value-type="float" office:value="-2.05407" calcext:value-type="float">
            <text:p>-2.05407</text:p>
          </table:table-cell>
          <table:table-cell office:value-type="float" office:value="0.0122145" calcext:value-type="float">
            <text:p>0.0122145</text:p>
          </table:table-cell>
          <table:table-cell table:number-columns-repeated="2" office:value-type="float" office:value="0.00539612" calcext:value-type="float">
            <text:p>0.00539612</text:p>
          </table:table-cell>
          <table:table-cell office:value-type="float" office:value="4.23142" calcext:value-type="float">
            <text:p>4.23142</text:p>
          </table:table-cell>
          <table:table-cell office:value-type="float" office:value="0.0226263" calcext:value-type="float">
            <text:p>0.0226263</text:p>
          </table:table-cell>
          <table:table-cell office:value-type="float" office:value="18.1119" calcext:value-type="float">
            <text:p>18.1119</text:p>
          </table:table-cell>
          <table:table-cell office:value-type="float" office:value="0.00130897" calcext:value-type="float">
            <text:p>0.00130897</text:p>
          </table:table-cell>
          <table:table-cell office:value-type="float" office:value="23.2382" calcext:value-type="float">
            <text:p>23.2382</text:p>
          </table:table-cell>
          <table:table-cell office:value-type="float" office:value="36.2021" calcext:value-type="float">
            <text:p>36.2021</text:p>
          </table:table-cell>
          <table:table-cell office:value-type="float" office:value="0.00180687" calcext:value-type="float">
            <text:p>0.00180687</text:p>
          </table:table-cell>
          <table:table-cell table:formula="of:=0.5*SQRT([.L431]/[.K431]-1)/SIN(PI()/40)" office:value-type="float" office:value="4.75985035918318" calcext:value-type="float">
            <text:p>4.75985035918318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-2.05215" calcext:value-type="float">
            <text:p>-2.05215</text:p>
          </table:table-cell>
          <table:table-cell office:value-type="float" office:value="0.0116703" calcext:value-type="float">
            <text:p>0.0116703</text:p>
          </table:table-cell>
          <table:table-cell table:number-columns-repeated="2" office:value-type="float" office:value="0.0146567" calcext:value-type="float">
            <text:p>0.0146567</text:p>
          </table:table-cell>
          <table:table-cell office:value-type="float" office:value="4.223" calcext:value-type="float">
            <text:p>4.223</text:p>
          </table:table-cell>
          <table:table-cell office:value-type="float" office:value="0.0203889" calcext:value-type="float">
            <text:p>0.0203889</text:p>
          </table:table-cell>
          <table:table-cell office:value-type="float" office:value="18.0306" calcext:value-type="float">
            <text:p>18.0306</text:p>
          </table:table-cell>
          <table:table-cell office:value-type="float" office:value="0.0011117" calcext:value-type="float">
            <text:p>0.0011117</text:p>
          </table:table-cell>
          <table:table-cell office:value-type="float" office:value="25.9264" calcext:value-type="float">
            <text:p>25.9264</text:p>
          </table:table-cell>
          <table:table-cell office:value-type="float" office:value="32.6222" calcext:value-type="float">
            <text:p>32.6222</text:p>
          </table:table-cell>
          <table:table-cell office:value-type="float" office:value="0.00172638" calcext:value-type="float">
            <text:p>0.00172638</text:p>
          </table:table-cell>
          <table:table-cell table:formula="of:=0.5*SQRT([.L432]/[.K432]-1)/SIN(PI()/40)" office:value-type="float" office:value="3.23859643787086" calcext:value-type="float">
            <text:p>3.23859643787086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office:value-type="float" office:value="-2.05605" calcext:value-type="float">
            <text:p>-2.05605</text:p>
          </table:table-cell>
          <table:table-cell office:value-type="float" office:value="0.0116495" calcext:value-type="float">
            <text:p>0.0116495</text:p>
          </table:table-cell>
          <table:table-cell office:value-type="float" office:value="-0.00860092" calcext:value-type="float">
            <text:p>-0.00860092</text:p>
          </table:table-cell>
          <table:table-cell office:value-type="float" office:value="0.00860092" calcext:value-type="float">
            <text:p>0.00860092</text:p>
          </table:table-cell>
          <table:table-cell office:value-type="float" office:value="4.23898" calcext:value-type="float">
            <text:p>4.23898</text:p>
          </table:table-cell>
          <table:table-cell office:value-type="float" office:value="0.0225387" calcext:value-type="float">
            <text:p>0.0225387</text:p>
          </table:table-cell>
          <table:table-cell office:value-type="float" office:value="18.1671" calcext:value-type="float">
            <text:p>18.1671</text:p>
          </table:table-cell>
          <table:table-cell office:value-type="float" office:value="0.00144872" calcext:value-type="float">
            <text:p>0.00144872</text:p>
          </table:table-cell>
          <table:table-cell office:value-type="float" office:value="24.1125" calcext:value-type="float">
            <text:p>24.1125</text:p>
          </table:table-cell>
          <table:table-cell office:value-type="float" office:value="36.0619" calcext:value-type="float">
            <text:p>36.0619</text:p>
          </table:table-cell>
          <table:table-cell office:value-type="float" office:value="0.00172329" calcext:value-type="float">
            <text:p>0.00172329</text:p>
          </table:table-cell>
          <table:table-cell table:formula="of:=0.5*SQRT([.L433]/[.K433]-1)/SIN(PI()/40)" office:value-type="float" office:value="4.48620004288239" calcext:value-type="float">
            <text:p>4.48620004288239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" calcext:value-type="float">
            <text:p>14</text:p>
          </table:table-cell>
          <table:table-cell office:value-type="float" office:value="-2.05546" calcext:value-type="float">
            <text:p>-2.05546</text:p>
          </table:table-cell>
          <table:table-cell office:value-type="float" office:value="0.0116163" calcext:value-type="float">
            <text:p>0.0116163</text:p>
          </table:table-cell>
          <table:table-cell table:number-columns-repeated="2" office:value-type="float" office:value="0.0000730896" calcext:value-type="float">
            <text:p>7.30896E-05</text:p>
          </table:table-cell>
          <table:table-cell office:value-type="float" office:value="4.23651" calcext:value-type="float">
            <text:p>4.23651</text:p>
          </table:table-cell>
          <table:table-cell office:value-type="float" office:value="0.0212912" calcext:value-type="float">
            <text:p>0.0212912</text:p>
          </table:table-cell>
          <table:table-cell office:value-type="float" office:value="18.1454" calcext:value-type="float">
            <text:p>18.1454</text:p>
          </table:table-cell>
          <table:table-cell office:value-type="float" office:value="0.00128352" calcext:value-type="float">
            <text:p>0.00128352</text:p>
          </table:table-cell>
          <table:table-cell office:value-type="float" office:value="24.6823" calcext:value-type="float">
            <text:p>24.6823</text:p>
          </table:table-cell>
          <table:table-cell office:value-type="float" office:value="34.0659" calcext:value-type="float">
            <text:p>34.0659</text:p>
          </table:table-cell>
          <table:table-cell office:value-type="float" office:value="0.00171839" calcext:value-type="float">
            <text:p>0.00171839</text:p>
          </table:table-cell>
          <table:table-cell table:formula="of:=0.5*SQRT([.L434]/[.K434]-1)/SIN(PI()/40)" office:value-type="float" office:value="3.92933119314243" calcext:value-type="float">
            <text:p>3.92933119314243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5" calcext:value-type="float">
            <text:p>15</text:p>
          </table:table-cell>
          <table:table-cell office:value-type="float" office:value="-2.05753" calcext:value-type="float">
            <text:p>-2.05753</text:p>
          </table:table-cell>
          <table:table-cell office:value-type="float" office:value="0.0119719" calcext:value-type="float">
            <text:p>0.0119719</text:p>
          </table:table-cell>
          <table:table-cell table:number-columns-repeated="2" office:value-type="float" office:value="0.00331245" calcext:value-type="float">
            <text:p>0.00331245</text:p>
          </table:table-cell>
          <table:table-cell office:value-type="float" office:value="4.24541" calcext:value-type="float">
            <text:p>4.24541</text:p>
          </table:table-cell>
          <table:table-cell office:value-type="float" office:value="0.0223325" calcext:value-type="float">
            <text:p>0.0223325</text:p>
          </table:table-cell>
          <table:table-cell office:value-type="float" office:value="18.2271" calcext:value-type="float">
            <text:p>18.2271</text:p>
          </table:table-cell>
          <table:table-cell office:value-type="float" office:value="0.00137594" calcext:value-type="float">
            <text:p>0.00137594</text:p>
          </table:table-cell>
          <table:table-cell office:value-type="float" office:value="25.5716" calcext:value-type="float">
            <text:p>25.5716</text:p>
          </table:table-cell>
          <table:table-cell office:value-type="float" office:value="35.732" calcext:value-type="float">
            <text:p>35.732</text:p>
          </table:table-cell>
          <table:table-cell office:value-type="float" office:value="0.00177099" calcext:value-type="float">
            <text:p>0.00177099</text:p>
          </table:table-cell>
          <table:table-cell table:formula="of:=0.5*SQRT([.L435]/[.K435]-1)/SIN(PI()/40)" office:value-type="float" office:value="4.01701226385371" calcext:value-type="float">
            <text:p>4.017012263853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1.035" calcext:value-type="float">
            <text:p>-1.035</text:p>
          </table:table-cell>
          <table:table-cell office:value-type="float" office:value="0" calcext:value-type="float">
            <text:p>0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7122" calcext:value-type="float">
            <text:p>1.0712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14752" calcext:value-type="float">
            <text:p>1.14752</text:p>
          </table:table-cell>
          <table:table-cell office:value-type="float" office:value="0.0000152588" calcext:value-type="float">
            <text:p>1.52588E-05</text:p>
          </table:table-cell>
          <table:table-cell office:value-type="float" office:value="14.7442" calcext:value-type="float">
            <text:p>14.7442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table:formula="of:=0.5*SQRT([.L438]/[.K438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-1.4925" calcext:value-type="float">
            <text:p>-1.4925</text:p>
          </table:table-cell>
          <table:table-cell office:value-type="float" office:value="0.0150062" calcext:value-type="float">
            <text:p>0.015006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0.00640156" calcext:value-type="float">
            <text:p>0.00640156</text:p>
          </table:table-cell>
          <table:table-cell office:value-type="float" office:value="5.1628" calcext:value-type="float">
            <text:p>5.1628</text:p>
          </table:table-cell>
          <table:table-cell office:value-type="float" office:value="0.00004102" calcext:value-type="float">
            <text:p>4.102E-05</text:p>
          </table:table-cell>
          <table:table-cell office:value-type="float" office:value="6.65146" calcext:value-type="float">
            <text:p>6.65146</text:p>
          </table:table-cell>
          <table:table-cell office:value-type="float" office:value="10.2425" calcext:value-type="float">
            <text:p>10.2425</text:p>
          </table:table-cell>
          <table:table-cell office:value-type="float" office:value="0.00205847" calcext:value-type="float">
            <text:p>0.00205847</text:p>
          </table:table-cell>
          <table:table-cell table:formula="of:=0.5*SQRT([.L439]/[.K439]-1)/SIN(PI()/40)" office:value-type="float" office:value="4.68250592328782" calcext:value-type="float">
            <text:p>4.6825059232878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1.74375" calcext:value-type="float">
            <text:p>-1.74375</text:p>
          </table:table-cell>
          <table:table-cell office:value-type="float" office:value="0.0143922" calcext:value-type="float">
            <text:p>0.0143922</text:p>
          </table:table-cell>
          <table:table-cell office:value-type="float" office:value="-0.0696875" calcext:value-type="float">
            <text:p>-0.0696875</text:p>
          </table:table-cell>
          <table:table-cell office:value-type="float" office:value="0.0696875" calcext:value-type="float">
            <text:p>0.0696875</text:p>
          </table:table-cell>
          <table:table-cell office:value-type="float" office:value="3.05506" calcext:value-type="float">
            <text:p>3.05506</text:p>
          </table:table-cell>
          <table:table-cell office:value-type="float" office:value="0.00540039" calcext:value-type="float">
            <text:p>0.00540039</text:p>
          </table:table-cell>
          <table:table-cell office:value-type="float" office:value="9.49642" calcext:value-type="float">
            <text:p>9.49642</text:p>
          </table:table-cell>
          <table:table-cell office:value-type="float" office:value="0.0000386778" calcext:value-type="float">
            <text:p>3.86778E-05</text:p>
          </table:table-cell>
          <table:table-cell office:value-type="float" office:value="24.5005" calcext:value-type="float">
            <text:p>24.5005</text:p>
          </table:table-cell>
          <table:table-cell office:value-type="float" office:value="8.64062" calcext:value-type="float">
            <text:p>8.64062</text:p>
          </table:table-cell>
          <table:table-cell office:value-type="float" office:value="0.00197424" calcext:value-type="float">
            <text:p>0.00197424</text:p>
          </table:table-cell>
          <table:table-cell table:formula="of:=0.5*SQRT([.L440]/[.K44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-1.96375" calcext:value-type="float">
            <text:p>-1.96375</text:p>
          </table:table-cell>
          <table:table-cell office:value-type="float" office:value="0.00365469" calcext:value-type="float">
            <text:p>0.00365469</text:p>
          </table:table-cell>
          <table:table-cell table:number-columns-repeated="2" office:value-type="float" office:value="0.152031" calcext:value-type="float">
            <text:p>0.152031</text:p>
          </table:table-cell>
          <table:table-cell office:value-type="float" office:value="3.85997" calcext:value-type="float">
            <text:p>3.85997</text:p>
          </table:table-cell>
          <table:table-cell office:value-type="float" office:value="0.0252639" calcext:value-type="float">
            <text:p>0.0252639</text:p>
          </table:table-cell>
          <table:table-cell office:value-type="float" office:value="14.9566" calcext:value-type="float">
            <text:p>14.9566</text:p>
          </table:table-cell>
          <table:table-cell office:value-type="float" office:value="0.000868466" calcext:value-type="float">
            <text:p>0.000868466</text:p>
          </table:table-cell>
          <table:table-cell office:value-type="float" office:value="36.6634" calcext:value-type="float">
            <text:p>36.6634</text:p>
          </table:table-cell>
          <table:table-cell office:value-type="float" office:value="40.4222" calcext:value-type="float">
            <text:p>40.4222</text:p>
          </table:table-cell>
          <table:table-cell office:value-type="float" office:value="0.000501329" calcext:value-type="float">
            <text:p>0.000501329</text:p>
          </table:table-cell>
          <table:table-cell table:formula="of:=0.5*SQRT([.L441]/[.K441]-1)/SIN(PI()/40)" office:value-type="float" office:value="2.04049223539588" calcext:value-type="float">
            <text:p>2.04049223539588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-1.97938" calcext:value-type="float">
            <text:p>-1.97938</text:p>
          </table:table-cell>
          <table:table-cell office:value-type="float" office:value="0.0101465" calcext:value-type="float">
            <text:p>0.0101465</text:p>
          </table:table-cell>
          <table:table-cell table:number-columns-repeated="2" office:value-type="float" office:value="0.196797" calcext:value-type="float">
            <text:p>0.196797</text:p>
          </table:table-cell>
          <table:table-cell office:value-type="float" office:value="3.92807" calcext:value-type="float">
            <text:p>3.92807</text:p>
          </table:table-cell>
          <table:table-cell office:value-type="float" office:value="0.0416017" calcext:value-type="float">
            <text:p>0.0416017</text:p>
          </table:table-cell>
          <table:table-cell office:value-type="float" office:value="15.591" calcext:value-type="float">
            <text:p>15.591</text:p>
          </table:table-cell>
          <table:table-cell office:value-type="float" office:value="0.00215763" calcext:value-type="float">
            <text:p>0.00215763</text:p>
          </table:table-cell>
          <table:table-cell office:value-type="float" office:value="14.8209" calcext:value-type="float">
            <text:p>14.8209</text:p>
          </table:table-cell>
          <table:table-cell office:value-type="float" office:value="66.5627" calcext:value-type="float">
            <text:p>66.5627</text:p>
          </table:table-cell>
          <table:table-cell office:value-type="float" office:value="0.00139184" calcext:value-type="float">
            <text:p>0.00139184</text:p>
          </table:table-cell>
          <table:table-cell table:formula="of:=0.5*SQRT([.L442]/[.K442]-1)/SIN(PI()/40)" office:value-type="float" office:value="11.9072146834658" calcext:value-type="float">
            <text:p>11.9072146834658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-1.8875" calcext:value-type="float">
            <text:p>-1.8875</text:p>
          </table:table-cell>
          <table:table-cell office:value-type="float" office:value="0.00795" calcext:value-type="float">
            <text:p>0.00795</text:p>
          </table:table-cell>
          <table:table-cell table:number-columns-repeated="2" office:value-type="float" office:value="0.116328" calcext:value-type="float">
            <text:p>0.116328</text:p>
          </table:table-cell>
          <table:table-cell office:value-type="float" office:value="3.57061" calcext:value-type="float">
            <text:p>3.57061</text:p>
          </table:table-cell>
          <table:table-cell office:value-type="float" office:value="0.0194344" calcext:value-type="float">
            <text:p>0.0194344</text:p>
          </table:table-cell>
          <table:table-cell office:value-type="float" office:value="12.8645" calcext:value-type="float">
            <text:p>12.8645</text:p>
          </table:table-cell>
          <table:table-cell office:value-type="float" office:value="0.000749888" calcext:value-type="float">
            <text:p>0.000749888</text:p>
          </table:table-cell>
          <table:table-cell office:value-type="float" office:value="11.0964" calcext:value-type="float">
            <text:p>11.0964</text:p>
          </table:table-cell>
          <table:table-cell office:value-type="float" office:value="31.095" calcext:value-type="float">
            <text:p>31.095</text:p>
          </table:table-cell>
          <table:table-cell office:value-type="float" office:value="0.00109053" calcext:value-type="float">
            <text:p>0.00109053</text:p>
          </table:table-cell>
          <table:table-cell table:formula="of:=0.5*SQRT([.L443]/[.K443]-1)/SIN(PI()/40)" office:value-type="float" office:value="8.55530409701604" calcext:value-type="float">
            <text:p>8.55530409701604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-1.91641" calcext:value-type="float">
            <text:p>-1.91641</text:p>
          </table:table-cell>
          <table:table-cell office:value-type="float" office:value="0.0140129" calcext:value-type="float">
            <text:p>0.0140129</text:p>
          </table:table-cell>
          <table:table-cell table:number-columns-repeated="2" office:value-type="float" office:value="0.0586328" calcext:value-type="float">
            <text:p>0.0586328</text:p>
          </table:table-cell>
          <table:table-cell office:value-type="float" office:value="3.68663" calcext:value-type="float">
            <text:p>3.68663</text:p>
          </table:table-cell>
          <table:table-cell office:value-type="float" office:value="0.00987524" calcext:value-type="float">
            <text:p>0.00987524</text:p>
          </table:table-cell>
          <table:table-cell office:value-type="float" office:value="13.7922" calcext:value-type="float">
            <text:p>13.7922</text:p>
          </table:table-cell>
          <table:table-cell office:value-type="float" office:value="0.000226272" calcext:value-type="float">
            <text:p>0.000226272</text:p>
          </table:table-cell>
          <table:table-cell office:value-type="float" office:value="28.3824" calcext:value-type="float">
            <text:p>28.3824</text:p>
          </table:table-cell>
          <table:table-cell office:value-type="float" office:value="15.8004" calcext:value-type="float">
            <text:p>15.8004</text:p>
          </table:table-cell>
          <table:table-cell office:value-type="float" office:value="0.0019222" calcext:value-type="float">
            <text:p>0.0019222</text:p>
          </table:table-cell>
          <table:table-cell table:formula="of:=0.5*SQRT([.L444]/[.K44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float" office:value="-1.9441" calcext:value-type="float">
            <text:p>-1.9441</text:p>
          </table:table-cell>
          <table:table-cell office:value-type="float" office:value="0.0122877" calcext:value-type="float">
            <text:p>0.0122877</text:p>
          </table:table-cell>
          <table:table-cell table:number-columns-repeated="2" office:value-type="float" office:value="0.0915137" calcext:value-type="float">
            <text:p>0.0915137</text:p>
          </table:table-cell>
          <table:table-cell office:value-type="float" office:value="3.79182" calcext:value-type="float">
            <text:p>3.79182</text:p>
          </table:table-cell>
          <table:table-cell office:value-type="float" office:value="0.0267632" calcext:value-type="float">
            <text:p>0.0267632</text:p>
          </table:table-cell>
          <table:table-cell office:value-type="float" office:value="14.5623" calcext:value-type="float">
            <text:p>14.5623</text:p>
          </table:table-cell>
          <table:table-cell office:value-type="float" office:value="0.00160679" calcext:value-type="float">
            <text:p>0.00160679</text:p>
          </table:table-cell>
          <table:table-cell office:value-type="float" office:value="20.8345" calcext:value-type="float">
            <text:p>20.8345</text:p>
          </table:table-cell>
          <table:table-cell office:value-type="float" office:value="42.8211" calcext:value-type="float">
            <text:p>42.8211</text:p>
          </table:table-cell>
          <table:table-cell office:value-type="float" office:value="0.00168555" calcext:value-type="float">
            <text:p>0.00168555</text:p>
          </table:table-cell>
          <table:table-cell table:formula="of:=0.5*SQRT([.L445]/[.K445]-1)/SIN(PI()/40)" office:value-type="float" office:value="6.54657582508313" calcext:value-type="float">
            <text:p>6.54657582508313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" calcext:value-type="float">
            <text:p>8</text:p>
          </table:table-cell>
          <table:table-cell office:value-type="float" office:value="-1.93299" calcext:value-type="float">
            <text:p>-1.93299</text:p>
          </table:table-cell>
          <table:table-cell office:value-type="float" office:value="0.00994996" calcext:value-type="float">
            <text:p>0.00994996</text:p>
          </table:table-cell>
          <table:table-cell table:number-columns-repeated="2" office:value-type="float" office:value="0.00588867" calcext:value-type="float">
            <text:p>0.00588867</text:p>
          </table:table-cell>
          <table:table-cell office:value-type="float" office:value="3.74639" calcext:value-type="float">
            <text:p>3.74639</text:p>
          </table:table-cell>
          <table:table-cell office:value-type="float" office:value="0.00611545" calcext:value-type="float">
            <text:p>0.00611545</text:p>
          </table:table-cell>
          <table:table-cell office:value-type="float" office:value="14.1865" calcext:value-type="float">
            <text:p>14.1865</text:p>
          </table:table-cell>
          <table:table-cell office:value-type="float" office:value="0.000122219" calcext:value-type="float">
            <text:p>0.000122219</text:p>
          </table:table-cell>
          <table:table-cell office:value-type="float" office:value="18.5875" calcext:value-type="float">
            <text:p>18.5875</text:p>
          </table:table-cell>
          <table:table-cell office:value-type="float" office:value="9.78473" calcext:value-type="float">
            <text:p>9.78473</text:p>
          </table:table-cell>
          <table:table-cell office:value-type="float" office:value="0.00136488" calcext:value-type="float">
            <text:p>0.00136488</text:p>
          </table:table-cell>
          <table:table-cell table:formula="of:=0.5*SQRT([.L446]/[.K44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-1.93427" calcext:value-type="float">
            <text:p>-1.93427</text:p>
          </table:table-cell>
          <table:table-cell office:value-type="float" office:value="0.0108068" calcext:value-type="float">
            <text:p>0.0108068</text:p>
          </table:table-cell>
          <table:table-cell table:number-columns-repeated="2" office:value-type="float" office:value="0.0333398" calcext:value-type="float">
            <text:p>0.0333398</text:p>
          </table:table-cell>
          <table:table-cell office:value-type="float" office:value="3.7522" calcext:value-type="float">
            <text:p>3.7522</text:p>
          </table:table-cell>
          <table:table-cell office:value-type="float" office:value="0.0187767" calcext:value-type="float">
            <text:p>0.0187767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0.000940109" calcext:value-type="float">
            <text:p>0.000940109</text:p>
          </table:table-cell>
          <table:table-cell office:value-type="float" office:value="19.5587" calcext:value-type="float">
            <text:p>19.5587</text:p>
          </table:table-cell>
          <table:table-cell office:value-type="float" office:value="30.0427" calcext:value-type="float">
            <text:p>30.0427</text:p>
          </table:table-cell>
          <table:table-cell office:value-type="float" office:value="0.00148242" calcext:value-type="float">
            <text:p>0.00148242</text:p>
          </table:table-cell>
          <table:table-cell table:formula="of:=0.5*SQRT([.L447]/[.K447]-1)/SIN(PI()/40)" office:value-type="float" office:value="4.66573662100345" calcext:value-type="float">
            <text:p>4.66573662100345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office:value-type="float" office:value="-1.91363" calcext:value-type="float">
            <text:p>-1.91363</text:p>
          </table:table-cell>
          <table:table-cell office:value-type="float" office:value="0.00977846" calcext:value-type="float">
            <text:p>0.00977846</text:p>
          </table:table-cell>
          <table:table-cell table:number-columns-repeated="2" office:value-type="float" office:value="0.00449707" calcext:value-type="float">
            <text:p>0.00449707</text:p>
          </table:table-cell>
          <table:table-cell office:value-type="float" office:value="3.67175" calcext:value-type="float">
            <text:p>3.67175</text:p>
          </table:table-cell>
          <table:table-cell office:value-type="float" office:value="0.0136564" calcext:value-type="float">
            <text:p>0.0136564</text:p>
          </table:table-cell>
          <table:table-cell office:value-type="float" office:value="13.6252" calcext:value-type="float">
            <text:p>13.6252</text:p>
          </table:table-cell>
          <table:table-cell office:value-type="float" office:value="0.000513005" calcext:value-type="float">
            <text:p>0.000513005</text:p>
          </table:table-cell>
          <table:table-cell office:value-type="float" office:value="19.9259" calcext:value-type="float">
            <text:p>19.9259</text:p>
          </table:table-cell>
          <table:table-cell office:value-type="float" office:value="21.8503" calcext:value-type="float">
            <text:p>21.8503</text:p>
          </table:table-cell>
          <table:table-cell office:value-type="float" office:value="0.00134135" calcext:value-type="float">
            <text:p>0.00134135</text:p>
          </table:table-cell>
          <table:table-cell table:formula="of:=0.5*SQRT([.L448]/[.K448]-1)/SIN(PI()/40)" office:value-type="float" office:value="1.98045695190696" calcext:value-type="float">
            <text:p>1.98045695190696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float" office:value="-1.93013" calcext:value-type="float">
            <text:p>-1.93013</text:p>
          </table:table-cell>
          <table:table-cell office:value-type="float" office:value="0.0109022" calcext:value-type="float">
            <text:p>0.0109022</text:p>
          </table:table-cell>
          <table:table-cell office:value-type="float" office:value="-0.0136389" calcext:value-type="float">
            <text:p>-0.0136389</text:p>
          </table:table-cell>
          <table:table-cell office:value-type="float" office:value="0.0136389" calcext:value-type="float">
            <text:p>0.0136389</text:p>
          </table:table-cell>
          <table:table-cell office:value-type="float" office:value="3.73629" calcext:value-type="float">
            <text:p>3.73629</text:p>
          </table:table-cell>
          <table:table-cell office:value-type="float" office:value="0.0143694" calcext:value-type="float">
            <text:p>0.0143694</text:p>
          </table:table-cell>
          <table:table-cell office:value-type="float" office:value="14.1229" calcext:value-type="float">
            <text:p>14.1229</text:p>
          </table:table-cell>
          <table:table-cell office:value-type="float" office:value="0.000624513" calcext:value-type="float">
            <text:p>0.000624513</text:p>
          </table:table-cell>
          <table:table-cell office:value-type="float" office:value="20.1619" calcext:value-type="float">
            <text:p>20.1619</text:p>
          </table:table-cell>
          <table:table-cell office:value-type="float" office:value="22.9911" calcext:value-type="float">
            <text:p>22.9911</text:p>
          </table:table-cell>
          <table:table-cell office:value-type="float" office:value="0.0014955" calcext:value-type="float">
            <text:p>0.0014955</text:p>
          </table:table-cell>
          <table:table-cell table:formula="of:=0.5*SQRT([.L449]/[.K449]-1)/SIN(PI()/40)" office:value-type="float" office:value="2.38722196863371" calcext:value-type="float">
            <text:p>2.38722196863371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2" calcext:value-type="float">
            <text:p>12</text:p>
          </table:table-cell>
          <table:table-cell office:value-type="float" office:value="-1.92287" calcext:value-type="float">
            <text:p>-1.92287</text:p>
          </table:table-cell>
          <table:table-cell office:value-type="float" office:value="0.0105647" calcext:value-type="float">
            <text:p>0.0105647</text:p>
          </table:table-cell>
          <table:table-cell table:number-columns-repeated="2" office:value-type="float" office:value="0.00591919" calcext:value-type="float">
            <text:p>0.00591919</text:p>
          </table:table-cell>
          <table:table-cell office:value-type="float" office:value="3.708" calcext:value-type="float">
            <text:p>3.708</text:p>
          </table:table-cell>
          <table:table-cell office:value-type="float" office:value="0.0134933" calcext:value-type="float">
            <text:p>0.0134933</text:p>
          </table:table-cell>
          <table:table-cell office:value-type="float" office:value="13.9067" calcext:value-type="float">
            <text:p>13.9067</text:p>
          </table:table-cell>
          <table:table-cell office:value-type="float" office:value="0.000534886" calcext:value-type="float">
            <text:p>0.000534886</text:p>
          </table:table-cell>
          <table:table-cell office:value-type="float" office:value="18.6587" calcext:value-type="float">
            <text:p>18.6587</text:p>
          </table:table-cell>
          <table:table-cell office:value-type="float" office:value="21.5892" calcext:value-type="float">
            <text:p>21.5892</text:p>
          </table:table-cell>
          <table:table-cell office:value-type="float" office:value="0.00144921" calcext:value-type="float">
            <text:p>0.00144921</text:p>
          </table:table-cell>
          <table:table-cell table:formula="of:=0.5*SQRT([.L450]/[.K450]-1)/SIN(PI()/40)" office:value-type="float" office:value="2.5255552734068" calcext:value-type="float">
            <text:p>2.5255552734068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3" calcext:value-type="float">
            <text:p>13</text:p>
          </table:table-cell>
          <table:table-cell office:value-type="float" office:value="-1.92989" calcext:value-type="float">
            <text:p>-1.92989</text:p>
          </table:table-cell>
          <table:table-cell office:value-type="float" office:value="0.0108358" calcext:value-type="float">
            <text:p>0.0108358</text:p>
          </table:table-cell>
          <table:table-cell table:number-columns-repeated="2" office:value-type="float" office:value="0.00151947" calcext:value-type="float">
            <text:p>0.00151947</text:p>
          </table:table-cell>
          <table:table-cell office:value-type="float" office:value="3.7353" calcext:value-type="float">
            <text:p>3.7353</text:p>
          </table:table-cell>
          <table:table-cell office:value-type="float" office:value="0.0150446" calcext:value-type="float">
            <text:p>0.0150446</text:p>
          </table:table-cell>
          <table:table-cell office:value-type="float" office:value="14.1145" calcext:value-type="float">
            <text:p>14.1145</text:p>
          </table:table-cell>
          <table:table-cell office:value-type="float" office:value="0.000667725" calcext:value-type="float">
            <text:p>0.000667725</text:p>
          </table:table-cell>
          <table:table-cell office:value-type="float" office:value="19.0972" calcext:value-type="float">
            <text:p>19.0972</text:p>
          </table:table-cell>
          <table:table-cell office:value-type="float" office:value="24.0713" calcext:value-type="float">
            <text:p>24.0713</text:p>
          </table:table-cell>
          <table:table-cell office:value-type="float" office:value="0.0014864" calcext:value-type="float">
            <text:p>0.0014864</text:p>
          </table:table-cell>
          <table:table-cell table:formula="of:=0.5*SQRT([.L451]/[.K451]-1)/SIN(PI()/40)" office:value-type="float" office:value="3.25236376442149" calcext:value-type="float">
            <text:p>3.25236376442149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office:value-type="float" office:value="-1.92651" calcext:value-type="float">
            <text:p>-1.92651</text:p>
          </table:table-cell>
          <table:table-cell office:value-type="float" office:value="0.0106493" calcext:value-type="float">
            <text:p>0.0106493</text:p>
          </table:table-cell>
          <table:table-cell office:value-type="float" office:value="-0.00415054" calcext:value-type="float">
            <text:p>-0.00415054</text:p>
          </table:table-cell>
          <table:table-cell office:value-type="float" office:value="0.00415054" calcext:value-type="float">
            <text:p>0.00415054</text:p>
          </table:table-cell>
          <table:table-cell office:value-type="float" office:value="3.72211" calcext:value-type="float">
            <text:p>3.72211</text:p>
          </table:table-cell>
          <table:table-cell office:value-type="float" office:value="0.014391" calcext:value-type="float">
            <text:p>0.014391</text:p>
          </table:table-cell>
          <table:table-cell office:value-type="float" office:value="14.0132" calcext:value-type="float">
            <text:p>14.0132</text:p>
          </table:table-cell>
          <table:table-cell office:value-type="float" office:value="0.000585273" calcext:value-type="float">
            <text:p>0.000585273</text:p>
          </table:table-cell>
          <table:table-cell office:value-type="float" office:value="18.6376" calcext:value-type="float">
            <text:p>18.6376</text:p>
          </table:table-cell>
          <table:table-cell office:value-type="float" office:value="23.0257" calcext:value-type="float">
            <text:p>23.0257</text:p>
          </table:table-cell>
          <table:table-cell office:value-type="float" office:value="0.0014608" calcext:value-type="float">
            <text:p>0.0014608</text:p>
          </table:table-cell>
          <table:table-cell table:formula="of:=0.5*SQRT([.L452]/[.K452]-1)/SIN(PI()/40)" office:value-type="float" office:value="3.0922170512793" calcext:value-type="float">
            <text:p>3.0922170512793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5" calcext:value-type="float">
            <text:p>15</text:p>
          </table:table-cell>
          <table:table-cell office:value-type="float" office:value="-1.92907" calcext:value-type="float">
            <text:p>-1.92907</text:p>
          </table:table-cell>
          <table:table-cell office:value-type="float" office:value="0.0107828" calcext:value-type="float">
            <text:p>0.0107828</text:p>
          </table:table-cell>
          <table:table-cell office:value-type="float" office:value="-0.00494682" calcext:value-type="float">
            <text:p>-0.00494682</text:p>
          </table:table-cell>
          <table:table-cell office:value-type="float" office:value="0.00494682" calcext:value-type="float">
            <text:p>0.00494682</text:p>
          </table:table-cell>
          <table:table-cell office:value-type="float" office:value="3.73208" calcext:value-type="float">
            <text:p>3.73208</text:p>
          </table:table-cell>
          <table:table-cell office:value-type="float" office:value="0.0151393" calcext:value-type="float">
            <text:p>0.0151393</text:p>
          </table:table-cell>
          <table:table-cell office:value-type="float" office:value="14.09" calcext:value-type="float">
            <text:p>14.09</text:p>
          </table:table-cell>
          <table:table-cell office:value-type="float" office:value="0.000662511" calcext:value-type="float">
            <text:p>0.000662511</text:p>
          </table:table-cell>
          <table:table-cell office:value-type="float" office:value="18.8204" calcext:value-type="float">
            <text:p>18.8204</text:p>
          </table:table-cell>
          <table:table-cell office:value-type="float" office:value="24.2229" calcext:value-type="float">
            <text:p>24.2229</text:p>
          </table:table-cell>
          <table:table-cell office:value-type="float" office:value="0.00147912" calcext:value-type="float">
            <text:p>0.00147912</text:p>
          </table:table-cell>
          <table:table-cell table:formula="of:=0.5*SQRT([.L453]/[.K453]-1)/SIN(PI()/40)" office:value-type="float" office:value="3.41436282280289" calcext:value-type="float">
            <text:p>3.41436282280289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6" calcext:value-type="float">
            <text:p>16</text:p>
          </table:table-cell>
          <table:table-cell office:value-type="float" office:value="-1.92721" calcext:value-type="float">
            <text:p>-1.92721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.00047966" calcext:value-type="float">
            <text:p>0.00047966</text:p>
          </table:table-cell>
          <table:table-cell office:value-type="float" office:value="3.72504" calcext:value-type="float">
            <text:p>3.72504</text:p>
          </table:table-cell>
          <table:table-cell office:value-type="float" office:value="0.0147478" calcext:value-type="float">
            <text:p>0.0147478</text:p>
          </table:table-cell>
          <table:table-cell office:value-type="float" office:value="14.0386" calcext:value-type="float">
            <text:p>14.0386</text:p>
          </table:table-cell>
          <table:table-cell office:value-type="float" office:value="0.000624451" calcext:value-type="float">
            <text:p>0.000624451</text:p>
          </table:table-cell>
          <table:table-cell office:value-type="float" office:value="18.9419" calcext:value-type="float">
            <text:p>18.9419</text:p>
          </table:table-cell>
          <table:table-cell office:value-type="float" office:value="23.5965" calcext:value-type="float">
            <text:p>23.5965</text:p>
          </table:table-cell>
          <table:table-cell office:value-type="float" office:value="0.0014952" calcext:value-type="float">
            <text:p>0.0014952</text:p>
          </table:table-cell>
          <table:table-cell table:formula="of:=0.5*SQRT([.L454]/[.K454]-1)/SIN(PI()/40)" office:value-type="float" office:value="3.15904722852929" calcext:value-type="float">
            <text:p>3.1590472285292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-1.005" calcext:value-type="float">
            <text:p>-1.005</text:p>
          </table:table-cell>
          <table:table-cell office:value-type="float" office:value="0" calcext:value-type="float">
            <text:p>0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1.01002" calcext:value-type="float">
            <text:p>1.01002</text:p>
          </table:table-cell>
          <table:table-cell office:value-type="float" office:value="0.00170156" calcext:value-type="float">
            <text:p>0.00170156</text:p>
          </table:table-cell>
          <table:table-cell office:value-type="float" office:value="1.02015" calcext:value-type="float">
            <text:p>1.02015</text:p>
          </table:table-cell>
          <table:table-cell office:value-type="float" office:value="0.00000289531" calcext:value-type="float">
            <text:p>2.89531E-06</text:p>
          </table:table-cell>
          <table:table-cell office:value-type="float" office:value="22.2634" calcext:value-type="float">
            <text:p>22.2634</text:p>
          </table:table-cell>
          <table:table-cell office:value-type="float" office:value="2.7225" calcext:value-type="float">
            <text:p>2.7225</text:p>
          </table:table-cell>
          <table:table-cell office:value-type="float" office:value="0" calcext:value-type="float">
            <text:p>0</text:p>
          </table:table-cell>
          <table:table-cell table:formula="of:=0.5*SQRT([.L457]/[.K457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1.4675" calcext:value-type="float">
            <text:p>-1.4675</text:p>
          </table:table-cell>
          <table:table-cell office:value-type="float" office:value="0.0297563" calcext:value-type="float">
            <text:p>0.0297563</text:p>
          </table:table-cell>
          <table:table-cell table:number-columns-repeated="2" office:value-type="float" office:value="0.0025" calcext:value-type="float">
            <text:p>0.0025</text:p>
          </table:table-cell>
          <table:table-cell office:value-type="float" office:value="2.18331" calcext:value-type="float">
            <text:p>2.18331</text:p>
          </table:table-cell>
          <table:table-cell office:value-type="float" office:value="0.00114531" calcext:value-type="float">
            <text:p>0.00114531</text:p>
          </table:table-cell>
          <table:table-cell office:value-type="float" office:value="5.02318" calcext:value-type="float">
            <text:p>5.02318</text:p>
          </table:table-cell>
          <table:table-cell office:value-type="float" office:value="0.00000134022" calcext:value-type="float">
            <text:p>1.34022E-06</text:p>
          </table:table-cell>
          <table:table-cell office:value-type="float" office:value="9.92426" calcext:value-type="float">
            <text:p>9.92426</text:p>
          </table:table-cell>
          <table:table-cell office:value-type="float" office:value="1.8325" calcext:value-type="float">
            <text:p>1.8325</text:p>
          </table:table-cell>
          <table:table-cell office:value-type="float" office:value="0.00379544" calcext:value-type="float">
            <text:p>0.00379544</text:p>
          </table:table-cell>
          <table:table-cell table:formula="of:=0.5*SQRT([.L458]/[.K458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0.0070375" calcext:value-type="float">
            <text:p>0.0070375</text:p>
          </table:table-cell>
          <table:table-cell office:value-type="float" office:value="-0.0253125" calcext:value-type="float">
            <text:p>-0.0253125</text:p>
          </table:table-cell>
          <table:table-cell office:value-type="float" office:value="0.0253125" calcext:value-type="float">
            <text:p>0.0253125</text:p>
          </table:table-cell>
          <table:table-cell office:value-type="float" office:value="2.89704" calcext:value-type="float">
            <text:p>2.89704</text:p>
          </table:table-cell>
          <table:table-cell office:value-type="float" office:value="0.000707422" calcext:value-type="float">
            <text:p>0.000707422</text:p>
          </table:table-cell>
          <table:table-cell office:value-type="float" office:value="8.47406" calcext:value-type="float">
            <text:p>8.47406</text:p>
          </table:table-cell>
          <table:table-cell office:value-type="float" office:value="0.000000615724" calcext:value-type="float">
            <text:p>6.15724E-07</text:p>
          </table:table-cell>
          <table:table-cell office:value-type="float" office:value="5.20872" calcext:value-type="float">
            <text:p>5.20872</text:p>
          </table:table-cell>
          <table:table-cell office:value-type="float" office:value="1.13187" calcext:value-type="float">
            <text:p>1.13187</text:p>
          </table:table-cell>
          <table:table-cell office:value-type="float" office:value="0.00089764" calcext:value-type="float">
            <text:p>0.00089764</text:p>
          </table:table-cell>
          <table:table-cell table:formula="of:=0.5*SQRT([.L459]/[.K459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-1.7575" calcext:value-type="float">
            <text:p>-1.7575</text:p>
          </table:table-cell>
          <table:table-cell office:value-type="float" office:value="0.0043625" calcext:value-type="float">
            <text:p>0.0043625</text:p>
          </table:table-cell>
          <table:table-cell table:number-columns-repeated="2" office:value-type="float" office:value="0.0246875" calcext:value-type="float">
            <text:p>0.0246875</text:p>
          </table:table-cell>
          <table:table-cell office:value-type="float" office:value="3.09317" calcext:value-type="float">
            <text:p>3.09317</text:p>
          </table:table-cell>
          <table:table-cell office:value-type="float" office:value="0.00291797" calcext:value-type="float">
            <text:p>0.00291797</text:p>
          </table:table-cell>
          <table:table-cell office:value-type="float" office:value="9.6212" calcext:value-type="float">
            <text:p>9.6212</text:p>
          </table:table-cell>
          <table:table-cell office:value-type="float" office:value="0.0000134417" calcext:value-type="float">
            <text:p>1.34417E-05</text:p>
          </table:table-cell>
          <table:table-cell office:value-type="float" office:value="4.65682" calcext:value-type="float">
            <text:p>4.65682</text:p>
          </table:table-cell>
          <table:table-cell office:value-type="float" office:value="4.66875" calcext:value-type="float">
            <text:p>4.66875</text:p>
          </table:table-cell>
          <table:table-cell office:value-type="float" office:value="0.000556441" calcext:value-type="float">
            <text:p>0.000556441</text:p>
          </table:table-cell>
          <table:table-cell table:formula="of:=0.5*SQRT([.L460]/[.K460]-1)/SIN(PI()/40)" office:value-type="float" office:value="0.322553829225939" calcext:value-type="float">
            <text:p>0.322553829225939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-1.79937" calcext:value-type="float">
            <text:p>-1.79937</text:p>
          </table:table-cell>
          <table:table-cell office:value-type="float" office:value="0.00647461" calcext:value-type="float">
            <text:p>0.00647461</text:p>
          </table:table-cell>
          <table:table-cell office:value-type="float" office:value="-0.0113281" calcext:value-type="float">
            <text:p>-0.0113281</text:p>
          </table:table-cell>
          <table:table-cell office:value-type="float" office:value="0.0113281" calcext:value-type="float">
            <text:p>0.0113281</text:p>
          </table:table-cell>
          <table:table-cell office:value-type="float" office:value="3.24422" calcext:value-type="float">
            <text:p>3.24422</text:p>
          </table:table-cell>
          <table:table-cell office:value-type="float" office:value="0.00515127" calcext:value-type="float">
            <text:p>0.00515127</text:p>
          </table:table-cell>
          <table:table-cell office:value-type="float" office:value="10.6087" calcext:value-type="float">
            <text:p>10.6087</text:p>
          </table:table-cell>
          <table:table-cell office:value-type="float" office:value="0.0000754034" calcext:value-type="float">
            <text:p>7.54034E-05</text:p>
          </table:table-cell>
          <table:table-cell office:value-type="float" office:value="17.9336" calcext:value-type="float">
            <text:p>17.9336</text:p>
          </table:table-cell>
          <table:table-cell office:value-type="float" office:value="8.24203" calcext:value-type="float">
            <text:p>8.24203</text:p>
          </table:table-cell>
          <table:table-cell office:value-type="float" office:value="0.000825843" calcext:value-type="float">
            <text:p>0.000825843</text:p>
          </table:table-cell>
          <table:table-cell table:formula="of:=0.5*SQRT([.L461]/[.K46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-1.83313" calcext:value-type="float">
            <text:p>-1.83313</text:p>
          </table:table-cell>
          <table:table-cell office:value-type="float" office:value="0.00519648" calcext:value-type="float">
            <text:p>0.00519648</text:p>
          </table:table-cell>
          <table:table-cell table:number-columns-repeated="2" office:value-type="float" office:value="0.0239844" calcext:value-type="float">
            <text:p>0.0239844</text:p>
          </table:table-cell>
          <table:table-cell office:value-type="float" office:value="3.36554" calcext:value-type="float">
            <text:p>3.36554</text:p>
          </table:table-cell>
          <table:table-cell office:value-type="float" office:value="0.00646641" calcext:value-type="float">
            <text:p>0.00646641</text:p>
          </table:table-cell>
          <table:table-cell office:value-type="float" office:value="11.397" calcext:value-type="float">
            <text:p>11.397</text:p>
          </table:table-cell>
          <table:table-cell office:value-type="float" office:value="0.000184634" calcext:value-type="float">
            <text:p>0.000184634</text:p>
          </table:table-cell>
          <table:table-cell office:value-type="float" office:value="10.3528" calcext:value-type="float">
            <text:p>10.3528</text:p>
          </table:table-cell>
          <table:table-cell office:value-type="float" office:value="10.3463" calcext:value-type="float">
            <text:p>10.3463</text:p>
          </table:table-cell>
          <table:table-cell office:value-type="float" office:value="0.000662817" calcext:value-type="float">
            <text:p>0.000662817</text:p>
          </table:table-cell>
          <table:table-cell table:formula="of:=0.5*SQRT([.L462]/[.K46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-1.76797" calcext:value-type="float">
            <text:p>-1.76797</text:p>
          </table:table-cell>
          <table:table-cell office:value-type="float" office:value="0.00740134" calcext:value-type="float">
            <text:p>0.00740134</text:p>
          </table:table-cell>
          <table:table-cell office:value-type="float" office:value="-0.00513672" calcext:value-type="float">
            <text:p>-0.00513672</text:p>
          </table:table-cell>
          <table:table-cell office:value-type="float" office:value="0.00513672" calcext:value-type="float">
            <text:p>0.00513672</text:p>
          </table:table-cell>
          <table:table-cell office:value-type="float" office:value="3.13311" calcext:value-type="float">
            <text:p>3.13311</text:p>
          </table:table-cell>
          <table:table-cell office:value-type="float" office:value="0.00697922" calcext:value-type="float">
            <text:p>0.00697922</text:p>
          </table:table-cell>
          <table:table-cell office:value-type="float" office:value="9.90928" calcext:value-type="float">
            <text:p>9.90928</text:p>
          </table:table-cell>
          <table:table-cell office:value-type="float" office:value="0.000109827" calcext:value-type="float">
            <text:p>0.000109827</text:p>
          </table:table-cell>
          <table:table-cell office:value-type="float" office:value="14.2964" calcext:value-type="float">
            <text:p>14.2964</text:p>
          </table:table-cell>
          <table:table-cell office:value-type="float" office:value="11.1668" calcext:value-type="float">
            <text:p>11.1668</text:p>
          </table:table-cell>
          <table:table-cell office:value-type="float" office:value="0.000944049" calcext:value-type="float">
            <text:p>0.000944049</text:p>
          </table:table-cell>
          <table:table-cell table:formula="of:=0.5*SQRT([.L463]/[.K46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office:value-type="float" office:value="-1.82414" calcext:value-type="float">
            <text:p>-1.82414</text:p>
          </table:table-cell>
          <table:table-cell office:value-type="float" office:value="0.00873246" calcext:value-type="float">
            <text:p>0.00873246</text:p>
          </table:table-cell>
          <table:table-cell table:number-columns-repeated="2" office:value-type="float" office:value="0.0101465" calcext:value-type="float">
            <text:p>0.0101465</text:p>
          </table:table-cell>
          <table:table-cell office:value-type="float" office:value="3.33622" calcext:value-type="float">
            <text:p>3.33622</text:p>
          </table:table-cell>
          <table:table-cell office:value-type="float" office:value="0.0118472" calcext:value-type="float">
            <text:p>0.0118472</text:p>
          </table:table-cell>
          <table:table-cell office:value-type="float" office:value="11.2478" calcext:value-type="float">
            <text:p>11.2478</text:p>
          </table:table-cell>
          <table:table-cell office:value-type="float" office:value="0.000323238" calcext:value-type="float">
            <text:p>0.000323238</text:p>
          </table:table-cell>
          <table:table-cell office:value-type="float" office:value="15.5794" calcext:value-type="float">
            <text:p>15.5794</text:p>
          </table:table-cell>
          <table:table-cell office:value-type="float" office:value="18.9555" calcext:value-type="float">
            <text:p>18.9555</text:p>
          </table:table-cell>
          <table:table-cell office:value-type="float" office:value="0.00111383" calcext:value-type="float">
            <text:p>0.00111383</text:p>
          </table:table-cell>
          <table:table-cell table:formula="of:=0.5*SQRT([.L464]/[.K464]-1)/SIN(PI()/40)" office:value-type="float" office:value="2.96660000368549" calcext:value-type="float">
            <text:p>2.96660000368549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float" office:value="-1.82457" calcext:value-type="float">
            <text:p>-1.82457</text:p>
          </table:table-cell>
          <table:table-cell office:value-type="float" office:value="0.0108918" calcext:value-type="float">
            <text:p>0.0108918</text:p>
          </table:table-cell>
          <table:table-cell office:value-type="float" office:value="-0.0192627" calcext:value-type="float">
            <text:p>-0.0192627</text:p>
          </table:table-cell>
          <table:table-cell office:value-type="float" office:value="0.0192627" calcext:value-type="float">
            <text:p>0.0192627</text:p>
          </table:table-cell>
          <table:table-cell office:value-type="float" office:value="3.33995" calcext:value-type="float">
            <text:p>3.33995</text:p>
          </table:table-cell>
          <table:table-cell office:value-type="float" office:value="0.00949348" calcext:value-type="float">
            <text:p>0.00949348</text:p>
          </table:table-cell>
          <table:table-cell office:value-type="float" office:value="11.2993" calcext:value-type="float">
            <text:p>11.2993</text:p>
          </table:table-cell>
          <table:table-cell office:value-type="float" office:value="0.000228414" calcext:value-type="float">
            <text:p>0.000228414</text:p>
          </table:table-cell>
          <table:table-cell office:value-type="float" office:value="15.1049" calcext:value-type="float">
            <text:p>15.1049</text:p>
          </table:table-cell>
          <table:table-cell office:value-type="float" office:value="15.1896" calcext:value-type="float">
            <text:p>15.1896</text:p>
          </table:table-cell>
          <table:table-cell office:value-type="float" office:value="0.00138926" calcext:value-type="float">
            <text:p>0.00138926</text:p>
          </table:table-cell>
          <table:table-cell table:formula="of:=0.5*SQRT([.L465]/[.K465]-1)/SIN(PI()/40)" office:value-type="float" office:value="0.477209942957178" calcext:value-type="float">
            <text:p>0.477209942957178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" calcext:value-type="float">
            <text:p>9</text:p>
          </table:table-cell>
          <table:table-cell office:value-type="float" office:value="-1.80252" calcext:value-type="float">
            <text:p>-1.80252</text:p>
          </table:table-cell>
          <table:table-cell office:value-type="float" office:value="0.0101026" calcext:value-type="float">
            <text:p>0.0101026</text:p>
          </table:table-cell>
          <table:table-cell office:value-type="float" office:value="-0.0163696" calcext:value-type="float">
            <text:p>-0.0163696</text:p>
          </table:table-cell>
          <table:table-cell office:value-type="float" office:value="0.0163696" calcext:value-type="float">
            <text:p>0.0163696</text:p>
          </table:table-cell>
          <table:table-cell office:value-type="float" office:value="3.25918" calcext:value-type="float">
            <text:p>3.25918</text:p>
          </table:table-cell>
          <table:table-cell office:value-type="float" office:value="0.00936386" calcext:value-type="float">
            <text:p>0.00936386</text:p>
          </table:table-cell>
          <table:table-cell office:value-type="float" office:value="10.7551" calcext:value-type="float">
            <text:p>10.7551</text:p>
          </table:table-cell>
          <table:table-cell office:value-type="float" office:value="0.000251542" calcext:value-type="float">
            <text:p>0.000251542</text:p>
          </table:table-cell>
          <table:table-cell office:value-type="float" office:value="17.2849" calcext:value-type="float">
            <text:p>17.2849</text:p>
          </table:table-cell>
          <table:table-cell office:value-type="float" office:value="14.9822" calcext:value-type="float">
            <text:p>14.9822</text:p>
          </table:table-cell>
          <table:table-cell office:value-type="float" office:value="0.0012886" calcext:value-type="float">
            <text:p>0.0012886</text:p>
          </table:table-cell>
          <table:table-cell table:formula="of:=0.5*SQRT([.L466]/[.K46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  <table:table-cell office:value-type="float" office:value="-1.812" calcext:value-type="float">
            <text:p>-1.812</text:p>
          </table:table-cell>
          <table:table-cell office:value-type="float" office:value="0.00897646" calcext:value-type="float">
            <text:p>0.00897646</text:p>
          </table:table-cell>
          <table:table-cell table:number-columns-repeated="2" office:value-type="float" office:value="0.00563965" calcext:value-type="float">
            <text:p>0.00563965</text:p>
          </table:table-cell>
          <table:table-cell office:value-type="float" office:value="3.29233" calcext:value-type="float">
            <text:p>3.29233</text:p>
          </table:table-cell>
          <table:table-cell office:value-type="float" office:value="0.00905801" calcext:value-type="float">
            <text:p>0.00905801</text:p>
          </table:table-cell>
          <table:table-cell office:value-type="float" office:value="10.9573" calcext:value-type="float">
            <text:p>10.9573</text:p>
          </table:table-cell>
          <table:table-cell office:value-type="float" office:value="0.000217157" calcext:value-type="float">
            <text:p>0.000217157</text:p>
          </table:table-cell>
          <table:table-cell office:value-type="float" office:value="15.5622" calcext:value-type="float">
            <text:p>15.5622</text:p>
          </table:table-cell>
          <table:table-cell office:value-type="float" office:value="14.4928" calcext:value-type="float">
            <text:p>14.4928</text:p>
          </table:table-cell>
          <table:table-cell office:value-type="float" office:value="0.00114496" calcext:value-type="float">
            <text:p>0.00114496</text:p>
          </table:table-cell>
          <table:table-cell table:formula="of:=0.5*SQRT([.L467]/[.K467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office:value-type="float" office:value="-1.80904" calcext:value-type="float">
            <text:p>-1.80904</text:p>
          </table:table-cell>
          <table:table-cell office:value-type="float" office:value="0.00982799" calcext:value-type="float">
            <text:p>0.00982799</text:p>
          </table:table-cell>
          <table:table-cell table:number-columns-repeated="2" office:value-type="float" office:value="0.0039209" calcext:value-type="float">
            <text:p>0.0039209</text:p>
          </table:table-cell>
          <table:table-cell office:value-type="float" office:value="3.28246" calcext:value-type="float">
            <text:p>3.28246</text:p>
          </table:table-cell>
          <table:table-cell office:value-type="float" office:value="0.00979833" calcext:value-type="float">
            <text:p>0.00979833</text:p>
          </table:table-cell>
          <table:table-cell office:value-type="float" office:value="10.9034" calcext:value-type="float">
            <text:p>10.9034</text:p>
          </table:table-cell>
          <table:table-cell office:value-type="float" office:value="0.000283924" calcext:value-type="float">
            <text:p>0.000283924</text:p>
          </table:table-cell>
          <table:table-cell office:value-type="float" office:value="15.5175" calcext:value-type="float">
            <text:p>15.5175</text:p>
          </table:table-cell>
          <table:table-cell office:value-type="float" office:value="15.6773" calcext:value-type="float">
            <text:p>15.6773</text:p>
          </table:table-cell>
          <table:table-cell office:value-type="float" office:value="0.00125357" calcext:value-type="float">
            <text:p>0.00125357</text:p>
          </table:table-cell>
          <table:table-cell table:formula="of:=0.5*SQRT([.L468]/[.K468]-1)/SIN(PI()/40)" office:value-type="float" office:value="0.646702018368231" calcext:value-type="float">
            <text:p>0.646702018368231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float" office:value="-1.81114" calcext:value-type="float">
            <text:p>-1.81114</text:p>
          </table:table-cell>
          <table:table-cell office:value-type="float" office:value="0.0103434" calcext:value-type="float">
            <text:p>0.0103434</text:p>
          </table:table-cell>
          <table:table-cell office:value-type="float" office:value="-0.0107434" calcext:value-type="float">
            <text:p>-0.0107434</text:p>
          </table:table-cell>
          <table:table-cell office:value-type="float" office:value="0.0107434" calcext:value-type="float">
            <text:p>0.0107434</text:p>
          </table:table-cell>
          <table:table-cell office:value-type="float" office:value="3.29056" calcext:value-type="float">
            <text:p>3.29056</text:p>
          </table:table-cell>
          <table:table-cell office:value-type="float" office:value="0.0110977" calcext:value-type="float">
            <text:p>0.0110977</text:p>
          </table:table-cell>
          <table:table-cell office:value-type="float" office:value="10.9638" calcext:value-type="float">
            <text:p>10.9638</text:p>
          </table:table-cell>
          <table:table-cell office:value-type="float" office:value="0.000361682" calcext:value-type="float">
            <text:p>0.000361682</text:p>
          </table:table-cell>
          <table:table-cell office:value-type="float" office:value="14.5746" calcext:value-type="float">
            <text:p>14.5746</text:p>
          </table:table-cell>
          <table:table-cell office:value-type="float" office:value="17.7563" calcext:value-type="float">
            <text:p>17.7563</text:p>
          </table:table-cell>
          <table:table-cell office:value-type="float" office:value="0.00131931" calcext:value-type="float">
            <text:p>0.00131931</text:p>
          </table:table-cell>
          <table:table-cell table:formula="of:=0.5*SQRT([.L469]/[.K469]-1)/SIN(PI()/40)" office:value-type="float" office:value="2.97754269614395" calcext:value-type="float">
            <text:p>2.97754269614395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3" calcext:value-type="float">
            <text:p>13</text:p>
          </table:table-cell>
          <table:table-cell office:value-type="float" office:value="-1.81594" calcext:value-type="float">
            <text:p>-1.81594</text:p>
          </table:table-cell>
          <table:table-cell office:value-type="float" office:value="0.0099521" calcext:value-type="float">
            <text:p>0.0099521</text:p>
          </table:table-cell>
          <table:table-cell table:number-columns-repeated="2" office:value-type="float" office:value="0.00113464" calcext:value-type="float">
            <text:p>0.00113464</text:p>
          </table:table-cell>
          <table:table-cell office:value-type="float" office:value="3.30759" calcext:value-type="float">
            <text:p>3.30759</text:p>
          </table:table-cell>
          <table:table-cell office:value-type="float" office:value="0.0109498" calcext:value-type="float">
            <text:p>0.0109498</text:p>
          </table:table-cell>
          <table:table-cell office:value-type="float" office:value="11.0722" calcext:value-type="float">
            <text:p>11.0722</text:p>
          </table:table-cell>
          <table:table-cell office:value-type="float" office:value="0.000342426" calcext:value-type="float">
            <text:p>0.000342426</text:p>
          </table:table-cell>
          <table:table-cell office:value-type="float" office:value="14.5802" calcext:value-type="float">
            <text:p>14.5802</text:p>
          </table:table-cell>
          <table:table-cell office:value-type="float" office:value="17.5197" calcext:value-type="float">
            <text:p>17.5197</text:p>
          </table:table-cell>
          <table:table-cell office:value-type="float" office:value="0.0012694" calcext:value-type="float">
            <text:p>0.0012694</text:p>
          </table:table-cell>
          <table:table-cell table:formula="of:=0.5*SQRT([.L470]/[.K470]-1)/SIN(PI()/40)" office:value-type="float" office:value="2.86142058755139" calcext:value-type="float">
            <text:p>2.86142058755139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4" calcext:value-type="float">
            <text:p>14</text:p>
          </table:table-cell>
          <table:table-cell office:value-type="float" office:value="-1.81622" calcext:value-type="float">
            <text:p>-1.81622</text:p>
          </table:table-cell>
          <table:table-cell office:value-type="float" office:value="0.00989522" calcext:value-type="float">
            <text:p>0.00989522</text:p>
          </table:table-cell>
          <table:table-cell table:number-columns-repeated="2" office:value-type="float" office:value="0.00000724792" calcext:value-type="float">
            <text:p>7.24792E-06</text:p>
          </table:table-cell>
          <table:table-cell office:value-type="float" office:value="3.30856" calcext:value-type="float">
            <text:p>3.30856</text:p>
          </table:table-cell>
          <table:table-cell office:value-type="float" office:value="0.0109989" calcext:value-type="float">
            <text:p>0.0109989</text:p>
          </table:table-cell>
          <table:table-cell office:value-type="float" office:value="11.0779" calcext:value-type="float">
            <text:p>11.0779</text:p>
          </table:table-cell>
          <table:table-cell office:value-type="float" office:value="0.000350776" calcext:value-type="float">
            <text:p>0.000350776</text:p>
          </table:table-cell>
          <table:table-cell office:value-type="float" office:value="15.0155" calcext:value-type="float">
            <text:p>15.0155</text:p>
          </table:table-cell>
          <table:table-cell office:value-type="float" office:value="17.5982" calcext:value-type="float">
            <text:p>17.5982</text:p>
          </table:table-cell>
          <table:table-cell office:value-type="float" office:value="0.00126214" calcext:value-type="float">
            <text:p>0.00126214</text:p>
          </table:table-cell>
          <table:table-cell table:formula="of:=0.5*SQRT([.L471]/[.K471]-1)/SIN(PI()/40)" office:value-type="float" office:value="2.64297946018019" calcext:value-type="float">
            <text:p>2.64297946018019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office:value-type="float" office:value="-1.81665" calcext:value-type="float">
            <text:p>-1.81665</text:p>
          </table:table-cell>
          <table:table-cell office:value-type="float" office:value="0.0101306" calcext:value-type="float">
            <text:p>0.0101306</text:p>
          </table:table-cell>
          <table:table-cell office:value-type="float" office:value="-0.000493546" calcext:value-type="float">
            <text:p>-0.000493546</text:p>
          </table:table-cell>
          <table:table-cell office:value-type="float" office:value="0.000493546" calcext:value-type="float">
            <text:p>0.000493546</text:p>
          </table:table-cell>
          <table:table-cell office:value-type="float" office:value="3.31035" calcext:value-type="float">
            <text:p>3.31035</text:p>
          </table:table-cell>
          <table:table-cell office:value-type="float" office:value="0.0113269" calcext:value-type="float">
            <text:p>0.0113269</text:p>
          </table:table-cell>
          <table:table-cell office:value-type="float" office:value="11.093" calcext:value-type="float">
            <text:p>11.093</text:p>
          </table:table-cell>
          <table:table-cell office:value-type="float" office:value="0.000374504" calcext:value-type="float">
            <text:p>0.000374504</text:p>
          </table:table-cell>
          <table:table-cell office:value-type="float" office:value="14.9898" calcext:value-type="float">
            <text:p>14.9898</text:p>
          </table:table-cell>
          <table:table-cell office:value-type="float" office:value="18.1231" calcext:value-type="float">
            <text:p>18.1231</text:p>
          </table:table-cell>
          <table:table-cell office:value-type="float" office:value="0.00129217" calcext:value-type="float">
            <text:p>0.00129217</text:p>
          </table:table-cell>
          <table:table-cell table:formula="of:=0.5*SQRT([.L472]/[.K472]-1)/SIN(PI()/40)" office:value-type="float" office:value="2.91359897793049" calcext:value-type="float">
            <text:p>2.913598977930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9</text:p>
          </table:table-cell>
          <table:table-cell table:number-columns-repeated="12"/>
          <table:table-cell table:formula="of:=0.5*SQRT([.L473]/[.K473]-1)/SIN(PI()/40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formula="of:=0.5*SQRT([.L474]/[.K474]-1)/SIN(PI()/40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599695" calcext:value-type="float">
            <text:p>0.599695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1.57299" calcext:value-type="float">
            <text:p>1.57299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formula="of:=0.5*SQRT([.L475]/[.K47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-1.3675" calcext:value-type="float">
            <text:p>-1.3675</text:p>
          </table:table-cell>
          <table:table-cell office:value-type="float" office:value="0.00600625" calcext:value-type="float">
            <text:p>0.006006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.87606" calcext:value-type="float">
            <text:p>1.87606</text:p>
          </table:table-cell>
          <table:table-cell office:value-type="float" office:value="0.00378906" calcext:value-type="float">
            <text:p>0.00378906</text:p>
          </table:table-cell>
          <table:table-cell office:value-type="float" office:value="3.56454" calcext:value-type="float">
            <text:p>3.56454</text:p>
          </table:table-cell>
          <table:table-cell office:value-type="float" office:value="0.0000170795" calcext:value-type="float">
            <text:p>1.70795E-05</text:p>
          </table:table-cell>
          <table:table-cell office:value-type="float" office:value="1.68214" calcext:value-type="float">
            <text:p>1.68214</text:p>
          </table:table-cell>
          <table:table-cell office:value-type="float" office:value="6.0625" calcext:value-type="float">
            <text:p>6.0625</text:p>
          </table:table-cell>
          <table:table-cell office:value-type="float" office:value="0.00071418" calcext:value-type="float">
            <text:p>0.00071418</text:p>
          </table:table-cell>
          <table:table-cell table:formula="of:=0.5*SQRT([.L476]/[.K476]-1)/SIN(PI()/40)" office:value-type="float" office:value="10.2837270024684" calcext:value-type="float">
            <text:p>10.2837270024684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-1.75625" calcext:value-type="float">
            <text:p>-1.75625</text:p>
          </table:table-cell>
          <table:table-cell office:value-type="float" office:value="0.0115047" calcext:value-type="float">
            <text:p>0.0115047</text:p>
          </table:table-cell>
          <table:table-cell table:number-columns-repeated="2" office:value-type="float" office:value="0.099375" calcext:value-type="float">
            <text:p>0.099375</text:p>
          </table:table-cell>
          <table:table-cell office:value-type="float" office:value="3.09592" calcext:value-type="float">
            <text:p>3.09592</text:p>
          </table:table-cell>
          <table:table-cell office:value-type="float" office:value="0.0114891" calcext:value-type="float">
            <text:p>0.0114891</text:p>
          </table:table-cell>
          <table:table-cell office:value-type="float" office:value="9.72405" calcext:value-type="float">
            <text:p>9.72405</text:p>
          </table:table-cell>
          <table:table-cell office:value-type="float" office:value="0.000225196" calcext:value-type="float">
            <text:p>0.000225196</text:p>
          </table:table-cell>
          <table:table-cell office:value-type="float" office:value="3.31416" calcext:value-type="float">
            <text:p>3.31416</text:p>
          </table:table-cell>
          <table:table-cell office:value-type="float" office:value="18.3825" calcext:value-type="float">
            <text:p>18.3825</text:p>
          </table:table-cell>
          <table:table-cell office:value-type="float" office:value="0.00136798" calcext:value-type="float">
            <text:p>0.00136798</text:p>
          </table:table-cell>
          <table:table-cell table:formula="of:=0.5*SQRT([.L477]/[.K477]-1)/SIN(PI()/40)" office:value-type="float" office:value="13.5885362027832" calcext:value-type="float">
            <text:p>13.5885362027832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1.78937" calcext:value-type="float">
            <text:p>-1.78937</text:p>
          </table:table-cell>
          <table:table-cell office:value-type="float" office:value="0.00577148" calcext:value-type="float">
            <text:p>0.00577148</text:p>
          </table:table-cell>
          <table:table-cell table:number-columns-repeated="2" office:value-type="float" office:value="0.0815625" calcext:value-type="float">
            <text:p>0.0815625</text:p>
          </table:table-cell>
          <table:table-cell office:value-type="float" office:value="3.20763" calcext:value-type="float">
            <text:p>3.20763</text:p>
          </table:table-cell>
          <table:table-cell office:value-type="float" office:value="0.0087832" calcext:value-type="float">
            <text:p>0.0087832</text:p>
          </table:table-cell>
          <table:table-cell office:value-type="float" office:value="10.3633" calcext:value-type="float">
            <text:p>10.3633</text:p>
          </table:table-cell>
          <table:table-cell office:value-type="float" office:value="0.000174277" calcext:value-type="float">
            <text:p>0.000174277</text:p>
          </table:table-cell>
          <table:table-cell office:value-type="float" office:value="52.62" calcext:value-type="float">
            <text:p>52.62</text:p>
          </table:table-cell>
          <table:table-cell office:value-type="float" office:value="14.0531" calcext:value-type="float">
            <text:p>14.0531</text:p>
          </table:table-cell>
          <table:table-cell office:value-type="float" office:value="0.000686264" calcext:value-type="float">
            <text:p>0.000686264</text:p>
          </table:table-cell>
          <table:table-cell table:formula="of:=0.5*SQRT([.L478]/[.K478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-1.77906" calcext:value-type="float">
            <text:p>-1.77906</text:p>
          </table:table-cell>
          <table:table-cell office:value-type="float" office:value="0.0114007" calcext:value-type="float">
            <text:p>0.0114007</text:p>
          </table:table-cell>
          <table:table-cell office:value-type="float" office:value="-0.0215625" calcext:value-type="float">
            <text:p>-0.0215625</text:p>
          </table:table-cell>
          <table:table-cell office:value-type="float" office:value="0.0215625" calcext:value-type="float">
            <text:p>0.0215625</text:p>
          </table:table-cell>
          <table:table-cell office:value-type="float" office:value="3.17646" calcext:value-type="float">
            <text:p>3.17646</text:p>
          </table:table-cell>
          <table:table-cell office:value-type="float" office:value="0.00547676" calcext:value-type="float">
            <text:p>0.00547676</text:p>
          </table:table-cell>
          <table:table-cell office:value-type="float" office:value="10.2346" calcext:value-type="float">
            <text:p>10.2346</text:p>
          </table:table-cell>
          <table:table-cell office:value-type="float" office:value="0.0000721559" calcext:value-type="float">
            <text:p>7.21559E-05</text:p>
          </table:table-cell>
          <table:table-cell office:value-type="float" office:value="8.36195" calcext:value-type="float">
            <text:p>8.36195</text:p>
          </table:table-cell>
          <table:table-cell office:value-type="float" office:value="8.76281" calcext:value-type="float">
            <text:p>8.76281</text:p>
          </table:table-cell>
          <table:table-cell office:value-type="float" office:value="0.00135561" calcext:value-type="float">
            <text:p>0.00135561</text:p>
          </table:table-cell>
          <table:table-cell table:formula="of:=0.5*SQRT([.L479]/[.K479]-1)/SIN(PI()/40)" office:value-type="float" office:value="1.39530542829017" calcext:value-type="float">
            <text:p>1.39530542829017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-1.725" calcext:value-type="float">
            <text:p>-1.725</text:p>
          </table:table-cell>
          <table:table-cell office:value-type="float" office:value="0.0127453" calcext:value-type="float">
            <text:p>0.0127453</text:p>
          </table:table-cell>
          <table:table-cell office:value-type="float" office:value="-0.02875" calcext:value-type="float">
            <text:p>-0.02875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2.98837" calcext:value-type="float">
            <text:p>2.98837</text:p>
          </table:table-cell>
          <table:table-cell office:value-type="float" office:value="0.00718379" calcext:value-type="float">
            <text:p>0.00718379</text:p>
          </table:table-cell>
          <table:table-cell office:value-type="float" office:value="9.08659" calcext:value-type="float">
            <text:p>9.08659</text:p>
          </table:table-cell>
          <table:table-cell office:value-type="float" office:value="0.000185799" calcext:value-type="float">
            <text:p>0.000185799</text:p>
          </table:table-cell>
          <table:table-cell office:value-type="float" office:value="10.9996" calcext:value-type="float">
            <text:p>10.9996</text:p>
          </table:table-cell>
          <table:table-cell office:value-type="float" office:value="11.4941" calcext:value-type="float">
            <text:p>11.4941</text:p>
          </table:table-cell>
          <table:table-cell office:value-type="float" office:value="0.00151549" calcext:value-type="float">
            <text:p>0.00151549</text:p>
          </table:table-cell>
          <table:table-cell table:formula="of:=0.5*SQRT([.L480]/[.K480]-1)/SIN(PI()/40)" office:value-type="float" office:value="1.35120551054115" calcext:value-type="float">
            <text:p>1.35120551054115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-1.7282" calcext:value-type="float">
            <text:p>-1.7282</text:p>
          </table:table-cell>
          <table:table-cell office:value-type="float" office:value="0.0077331" calcext:value-type="float">
            <text:p>0.0077331</text:p>
          </table:table-cell>
          <table:table-cell table:number-columns-repeated="2" office:value-type="float" office:value="0.0368555" calcext:value-type="float">
            <text:p>0.0368555</text:p>
          </table:table-cell>
          <table:table-cell office:value-type="float" office:value="2.99442" calcext:value-type="float">
            <text:p>2.99442</text:p>
          </table:table-cell>
          <table:table-cell office:value-type="float" office:value="0.00634612" calcext:value-type="float">
            <text:p>0.00634612</text:p>
          </table:table-cell>
          <table:table-cell office:value-type="float" office:value="9.05831" calcext:value-type="float">
            <text:p>9.05831</text:p>
          </table:table-cell>
          <table:table-cell office:value-type="float" office:value="0.0000854695" calcext:value-type="float">
            <text:p>8.54695E-05</text:p>
          </table:table-cell>
          <table:table-cell office:value-type="float" office:value="11.6761" calcext:value-type="float">
            <text:p>11.6761</text:p>
          </table:table-cell>
          <table:table-cell office:value-type="float" office:value="10.1538" calcext:value-type="float">
            <text:p>10.1538</text:p>
          </table:table-cell>
          <table:table-cell office:value-type="float" office:value="0.000919512" calcext:value-type="float">
            <text:p>0.000919512</text:p>
          </table:table-cell>
          <table:table-cell table:formula="of:=0.5*SQRT([.L481]/[.K48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-1.70766" calcext:value-type="float">
            <text:p>-1.70766</text:p>
          </table:table-cell>
          <table:table-cell office:value-type="float" office:value="0.00841287" calcext:value-type="float">
            <text:p>0.00841287</text:p>
          </table:table-cell>
          <table:table-cell table:number-columns-repeated="2" office:value-type="float" office:value="0.0208594" calcext:value-type="float">
            <text:p>0.0208594</text:p>
          </table:table-cell>
          <table:table-cell office:value-type="float" office:value="2.9245" calcext:value-type="float">
            <text:p>2.9245</text:p>
          </table:table-cell>
          <table:table-cell office:value-type="float" office:value="0.00866755" calcext:value-type="float">
            <text:p>0.00866755</text:p>
          </table:table-cell>
          <table:table-cell office:value-type="float" office:value="8.65136" calcext:value-type="float">
            <text:p>8.65136</text:p>
          </table:table-cell>
          <table:table-cell office:value-type="float" office:value="0.000239557" calcext:value-type="float">
            <text:p>0.000239557</text:p>
          </table:table-cell>
          <table:table-cell office:value-type="float" office:value="15.6249" calcext:value-type="float">
            <text:p>15.6249</text:p>
          </table:table-cell>
          <table:table-cell office:value-type="float" office:value="13.8681" calcext:value-type="float">
            <text:p>13.8681</text:p>
          </table:table-cell>
          <table:table-cell office:value-type="float" office:value="0.00100034" calcext:value-type="float">
            <text:p>0.00100034</text:p>
          </table:table-cell>
          <table:table-cell table:formula="of:=0.5*SQRT([.L482]/[.K48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-1.70527" calcext:value-type="float">
            <text:p>-1.70527</text:p>
          </table:table-cell>
          <table:table-cell office:value-type="float" office:value="0.0102146" calcext:value-type="float">
            <text:p>0.0102146</text:p>
          </table:table-cell>
          <table:table-cell table:number-columns-repeated="2" office:value-type="float" office:value="0.00532715" calcext:value-type="float">
            <text:p>0.00532715</text:p>
          </table:table-cell>
          <table:table-cell office:value-type="float" office:value="2.91817" calcext:value-type="float">
            <text:p>2.91817</text:p>
          </table:table-cell>
          <table:table-cell office:value-type="float" office:value="0.0083188" calcext:value-type="float">
            <text:p>0.0083188</text:p>
          </table:table-cell>
          <table:table-cell office:value-type="float" office:value="8.63556" calcext:value-type="float">
            <text:p>8.63556</text:p>
          </table:table-cell>
          <table:table-cell office:value-type="float" office:value="0.00020944" calcext:value-type="float">
            <text:p>0.00020944</text:p>
          </table:table-cell>
          <table:table-cell office:value-type="float" office:value="12.3522" calcext:value-type="float">
            <text:p>12.3522</text:p>
          </table:table-cell>
          <table:table-cell office:value-type="float" office:value="13.3101" calcext:value-type="float">
            <text:p>13.3101</text:p>
          </table:table-cell>
          <table:table-cell office:value-type="float" office:value="0.00121457" calcext:value-type="float">
            <text:p>0.00121457</text:p>
          </table:table-cell>
          <table:table-cell table:formula="of:=0.5*SQRT([.L483]/[.K483]-1)/SIN(PI()/40)" office:value-type="float" office:value="1.77465785259087" calcext:value-type="float">
            <text:p>1.77465785259087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" calcext:value-type="float">
            <text:p>9</text:p>
          </table:table-cell>
          <table:table-cell office:value-type="float" office:value="-1.71972" calcext:value-type="float">
            <text:p>-1.71972</text:p>
          </table:table-cell>
          <table:table-cell office:value-type="float" office:value="0.0098696" calcext:value-type="float">
            <text:p>0.0098696</text:p>
          </table:table-cell>
          <table:table-cell table:number-columns-repeated="2" office:value-type="float" office:value="0.00355469" calcext:value-type="float">
            <text:p>0.00355469</text:p>
          </table:table-cell>
          <table:table-cell office:value-type="float" office:value="2.9673" calcext:value-type="float">
            <text:p>2.9673</text:p>
          </table:table-cell>
          <table:table-cell office:value-type="float" office:value="0.0106276" calcext:value-type="float">
            <text:p>0.0106276</text:p>
          </table:table-cell>
          <table:table-cell office:value-type="float" office:value="8.92222" calcext:value-type="float">
            <text:p>8.92222</text:p>
          </table:table-cell>
          <table:table-cell office:value-type="float" office:value="0.000367706" calcext:value-type="float">
            <text:p>0.000367706</text:p>
          </table:table-cell>
          <table:table-cell office:value-type="float" office:value="12.1798" calcext:value-type="float">
            <text:p>12.1798</text:p>
          </table:table-cell>
          <table:table-cell office:value-type="float" office:value="17.0042" calcext:value-type="float">
            <text:p>17.0042</text:p>
          </table:table-cell>
          <table:table-cell office:value-type="float" office:value="0.00117355" calcext:value-type="float">
            <text:p>0.00117355</text:p>
          </table:table-cell>
          <table:table-cell table:formula="of:=0.5*SQRT([.L484]/[.K484]-1)/SIN(PI()/40)" office:value-type="float" office:value="4.0107748394219" calcext:value-type="float">
            <text:p>4.0107748394219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-1.71421" calcext:value-type="float">
            <text:p>-1.71421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-0.00423218" calcext:value-type="float">
            <text:p>-0.00423218</text:p>
          </table:table-cell>
          <table:table-cell office:value-type="float" office:value="0.00423218" calcext:value-type="float">
            <text:p>0.00423218</text:p>
          </table:table-cell>
          <table:table-cell office:value-type="float" office:value="2.94843" calcext:value-type="float">
            <text:p>2.94843</text:p>
          </table:table-cell>
          <table:table-cell office:value-type="float" office:value="0.00831067" calcext:value-type="float">
            <text:p>0.00831067</text:p>
          </table:table-cell>
          <table:table-cell office:value-type="float" office:value="8.8108" calcext:value-type="float">
            <text:p>8.8108</text:p>
          </table:table-cell>
          <table:table-cell office:value-type="float" office:value="0.000180072" calcext:value-type="float">
            <text:p>0.000180072</text:p>
          </table:table-cell>
          <table:table-cell office:value-type="float" office:value="11.6325" calcext:value-type="float">
            <text:p>11.6325</text:p>
          </table:table-cell>
          <table:table-cell office:value-type="float" office:value="13.2971" calcext:value-type="float">
            <text:p>13.2971</text:p>
          </table:table-cell>
          <table:table-cell office:value-type="float" office:value="0.00117971" calcext:value-type="float">
            <text:p>0.00117971</text:p>
          </table:table-cell>
          <table:table-cell table:formula="of:=0.5*SQRT([.L485]/[.K485]-1)/SIN(PI()/40)" office:value-type="float" office:value="2.41071083854906" calcext:value-type="float">
            <text:p>2.41071083854906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1" calcext:value-type="float">
            <text:p>11</text:p>
          </table:table-cell>
          <table:table-cell office:value-type="float" office:value="-1.72176" calcext:value-type="float">
            <text:p>-1.72176</text:p>
          </table:table-cell>
          <table:table-cell office:value-type="float" office:value="0.00999255" calcext:value-type="float">
            <text:p>0.00999255</text:p>
          </table:table-cell>
          <table:table-cell office:value-type="float" office:value="-0.000645142" calcext:value-type="float">
            <text:p>-0.000645142</text:p>
          </table:table-cell>
          <table:table-cell office:value-type="float" office:value="0.000645142" calcext:value-type="float">
            <text:p>0.000645142</text:p>
          </table:table-cell>
          <table:table-cell office:value-type="float" office:value="2.97446" calcext:value-type="float">
            <text:p>2.97446</text:p>
          </table:table-cell>
          <table:table-cell office:value-type="float" office:value="0.0101472" calcext:value-type="float">
            <text:p>0.0101472</text:p>
          </table:table-cell>
          <table:table-cell office:value-type="float" office:value="8.96626" calcext:value-type="float">
            <text:p>8.96626</text:p>
          </table:table-cell>
          <table:table-cell office:value-type="float" office:value="0.000303956" calcext:value-type="float">
            <text:p>0.000303956</text:p>
          </table:table-cell>
          <table:table-cell office:value-type="float" office:value="11.8711" calcext:value-type="float">
            <text:p>11.8711</text:p>
          </table:table-cell>
          <table:table-cell office:value-type="float" office:value="16.2355" calcext:value-type="float">
            <text:p>16.2355</text:p>
          </table:table-cell>
          <table:table-cell office:value-type="float" office:value="0.00118817" calcext:value-type="float">
            <text:p>0.00118817</text:p>
          </table:table-cell>
          <table:table-cell table:formula="of:=0.5*SQRT([.L486]/[.K486]-1)/SIN(PI()/40)" office:value-type="float" office:value="3.86405676472748" calcext:value-type="float">
            <text:p>3.86405676472748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2" calcext:value-type="float">
            <text:p>12</text:p>
          </table:table-cell>
          <table:table-cell office:value-type="float" office:value="-1.71972" calcext:value-type="float">
            <text:p>-1.71972</text:p>
          </table:table-cell>
          <table:table-cell office:value-type="float" office:value="0.0098857" calcext:value-type="float">
            <text:p>0.0098857</text:p>
          </table:table-cell>
          <table:table-cell table:number-columns-repeated="2" office:value-type="float" office:value="0.00389709" calcext:value-type="float">
            <text:p>0.00389709</text:p>
          </table:table-cell>
          <table:table-cell office:value-type="float" office:value="2.96733" calcext:value-type="float">
            <text:p>2.96733</text:p>
          </table:table-cell>
          <table:table-cell office:value-type="float" office:value="0.00852986" calcext:value-type="float">
            <text:p>0.00852986</text:p>
          </table:table-cell>
          <table:table-cell office:value-type="float" office:value="8.92274" calcext:value-type="float">
            <text:p>8.92274</text:p>
          </table:table-cell>
          <table:table-cell office:value-type="float" office:value="0.000211035" calcext:value-type="float">
            <text:p>0.000211035</text:p>
          </table:table-cell>
          <table:table-cell office:value-type="float" office:value="12.7222" calcext:value-type="float">
            <text:p>12.7222</text:p>
          </table:table-cell>
          <table:table-cell office:value-type="float" office:value="13.6478" calcext:value-type="float">
            <text:p>13.6478</text:p>
          </table:table-cell>
          <table:table-cell office:value-type="float" office:value="0.00117547" calcext:value-type="float">
            <text:p>0.00117547</text:p>
          </table:table-cell>
          <table:table-cell table:formula="of:=0.5*SQRT([.L487]/[.K487]-1)/SIN(PI()/40)" office:value-type="float" office:value="1.7189263519726" calcext:value-type="float">
            <text:p>1.7189263519726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3" calcext:value-type="float">
            <text:p>13</text:p>
          </table:table-cell>
          <table:table-cell office:value-type="float" office:value="-1.72152" calcext:value-type="float">
            <text:p>-1.72152</text:p>
          </table:table-cell>
          <table:table-cell office:value-type="float" office:value="0.00986138" calcext:value-type="float">
            <text:p>0.00986138</text:p>
          </table:table-cell>
          <table:table-cell office:value-type="float" office:value="-0.000218811" calcext:value-type="float">
            <text:p>-0.000218811</text:p>
          </table:table-cell>
          <table:table-cell office:value-type="float" office:value="0.000218811" calcext:value-type="float">
            <text:p>0.000218811</text:p>
          </table:table-cell>
          <table:table-cell office:value-type="float" office:value="2.97348" calcext:value-type="float">
            <text:p>2.97348</text:p>
          </table:table-cell>
          <table:table-cell office:value-type="float" office:value="0.0088246" calcext:value-type="float">
            <text:p>0.0088246</text:p>
          </table:table-cell>
          <table:table-cell office:value-type="float" office:value="8.95904" calcext:value-type="float">
            <text:p>8.95904</text:p>
          </table:table-cell>
          <table:table-cell office:value-type="float" office:value="0.000232598" calcext:value-type="float">
            <text:p>0.000232598</text:p>
          </table:table-cell>
          <table:table-cell office:value-type="float" office:value="12.2951" calcext:value-type="float">
            <text:p>12.2951</text:p>
          </table:table-cell>
          <table:table-cell office:value-type="float" office:value="14.1194" calcext:value-type="float">
            <text:p>14.1194</text:p>
          </table:table-cell>
          <table:table-cell office:value-type="float" office:value="0.00117258" calcext:value-type="float">
            <text:p>0.00117258</text:p>
          </table:table-cell>
          <table:table-cell table:formula="of:=0.5*SQRT([.L488]/[.K488]-1)/SIN(PI()/40)" office:value-type="float" office:value="2.45475866846881" calcext:value-type="float">
            <text:p>2.454758668468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1" calcext:value-type="float">
            <text:p>-0.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125" calcext:value-type="float">
            <text:p>0.02125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000451563" calcext:value-type="float">
            <text:p>0.000451563</text:p>
          </table:table-cell>
          <table:table-cell office:value-type="float" office:value="0.68575" calcext:value-type="float">
            <text:p>0.68575</text:p>
          </table:table-cell>
          <table:table-cell office:value-type="float" office:value="0.000000203909" calcext:value-type="float">
            <text:p>2.03909E-07</text:p>
          </table:table-cell>
          <table:table-cell office:value-type="float" office:value="5.24422" calcext:value-type="float">
            <text:p>5.24422</text:p>
          </table:table-cell>
          <table:table-cell office:value-type="float" office:value="0.7225" calcext:value-type="float">
            <text:p>0.7225</text:p>
          </table:table-cell>
          <table:table-cell office:value-type="float" office:value="0" calcext:value-type="float">
            <text:p>0</text:p>
          </table:table-cell>
          <table:table-cell table:formula="of:=0.5*SQRT([.L491]/[.K49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.3625" calcext:value-type="float">
            <text:p>-1.3625</text:p>
          </table:table-cell>
          <table:table-cell office:value-type="float" office:value="0.00275625" calcext:value-type="float">
            <text:p>0.00275625</text:p>
          </table:table-cell>
          <table:table-cell office:value-type="float" office:value="-0.120625" calcext:value-type="float">
            <text:p>-0.120625</text:p>
          </table:table-cell>
          <table:table-cell office:value-type="float" office:value="0.120625" calcext:value-type="float">
            <text:p>0.120625</text:p>
          </table:table-cell>
          <table:table-cell office:value-type="float" office:value="1.85916" calcext:value-type="float">
            <text:p>1.85916</text:p>
          </table:table-cell>
          <table:table-cell office:value-type="float" office:value="0.0146164" calcext:value-type="float">
            <text:p>0.0146164</text:p>
          </table:table-cell>
          <table:table-cell office:value-type="float" office:value="3.47695" calcext:value-type="float">
            <text:p>3.47695</text:p>
          </table:table-cell>
          <table:table-cell office:value-type="float" office:value="0.000217482" calcext:value-type="float">
            <text:p>0.000217482</text:p>
          </table:table-cell>
          <table:table-cell office:value-type="float" office:value="5.71659" calcext:value-type="float">
            <text:p>5.71659</text:p>
          </table:table-cell>
          <table:table-cell office:value-type="float" office:value="23.3863" calcext:value-type="float">
            <text:p>23.3863</text:p>
          </table:table-cell>
          <table:table-cell office:value-type="float" office:value="0.00030625" calcext:value-type="float">
            <text:p>0.00030625</text:p>
          </table:table-cell>
          <table:table-cell table:formula="of:=0.5*SQRT([.L492]/[.K492]-1)/SIN(PI()/40)" office:value-type="float" office:value="11.2039946868919" calcext:value-type="float">
            <text:p>11.2039946868919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.595" calcext:value-type="float">
            <text:p>-1.595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271875" calcext:value-type="float">
            <text:p>-0.0271875</text:p>
          </table:table-cell>
          <table:table-cell office:value-type="float" office:value="0.0271875" calcext:value-type="float">
            <text:p>0.0271875</text:p>
          </table:table-cell>
          <table:table-cell office:value-type="float" office:value="2.54602" calcext:value-type="float">
            <text:p>2.54602</text:p>
          </table:table-cell>
          <table:table-cell office:value-type="float" office:value="0.0062043" calcext:value-type="float">
            <text:p>0.0062043</text:p>
          </table:table-cell>
          <table:table-cell office:value-type="float" office:value="6.5026" calcext:value-type="float">
            <text:p>6.5026</text:p>
          </table:table-cell>
          <table:table-cell office:value-type="float" office:value="0.0000756114" calcext:value-type="float">
            <text:p>7.56114E-05</text:p>
          </table:table-cell>
          <table:table-cell office:value-type="float" office:value="4.51698" calcext:value-type="float">
            <text:p>4.51698</text:p>
          </table:table-cell>
          <table:table-cell office:value-type="float" office:value="9.92688" calcext:value-type="float">
            <text:p>9.92688</text:p>
          </table:table-cell>
          <table:table-cell office:value-type="float" office:value="0.000222222" calcext:value-type="float">
            <text:p>0.000222222</text:p>
          </table:table-cell>
          <table:table-cell table:formula="of:=0.5*SQRT([.L493]/[.K493]-1)/SIN(PI()/40)" office:value-type="float" office:value="6.97424565959919" calcext:value-type="float">
            <text:p>6.97424565959919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.66937" calcext:value-type="float">
            <text:p>-1.66937</text:p>
          </table:table-cell>
          <table:table-cell office:value-type="float" office:value="0.00397773" calcext:value-type="float">
            <text:p>0.00397773</text:p>
          </table:table-cell>
          <table:table-cell table:number-columns-repeated="2" office:value-type="float" office:value="0.089375" calcext:value-type="float">
            <text:p>0.089375</text:p>
          </table:table-cell>
          <table:table-cell office:value-type="float" office:value="2.79079" calcext:value-type="float">
            <text:p>2.79079</text:p>
          </table:table-cell>
          <table:table-cell office:value-type="float" office:value="0.0258078" calcext:value-type="float">
            <text:p>0.0258078</text:p>
          </table:table-cell>
          <table:table-cell office:value-type="float" office:value="7.83383" calcext:value-type="float">
            <text:p>7.83383</text:p>
          </table:table-cell>
          <table:table-cell office:value-type="float" office:value="0.00105786" calcext:value-type="float">
            <text:p>0.00105786</text:p>
          </table:table-cell>
          <table:table-cell office:value-type="float" office:value="12.7292" calcext:value-type="float">
            <text:p>12.7292</text:p>
          </table:table-cell>
          <table:table-cell office:value-type="float" office:value="41.2925" calcext:value-type="float">
            <text:p>41.2925</text:p>
          </table:table-cell>
          <table:table-cell office:value-type="float" office:value="0.00044197" calcext:value-type="float">
            <text:p>0.00044197</text:p>
          </table:table-cell>
          <table:table-cell table:formula="of:=0.5*SQRT([.L494]/[.K494]-1)/SIN(PI()/40)" office:value-type="float" office:value="9.5461958805372" calcext:value-type="float">
            <text:p>9.546195880537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68406" calcext:value-type="float">
            <text:p>-1.68406</text:p>
          </table:table-cell>
          <table:table-cell office:value-type="float" office:value="0.00732256" calcext:value-type="float">
            <text:p>0.00732256</text:p>
          </table:table-cell>
          <table:table-cell office:value-type="float" office:value="-0.0144531" calcext:value-type="float">
            <text:p>-0.0144531</text:p>
          </table:table-cell>
          <table:table-cell office:value-type="float" office:value="0.0144531" calcext:value-type="float">
            <text:p>0.0144531</text:p>
          </table:table-cell>
          <table:table-cell office:value-type="float" office:value="2.84339" calcext:value-type="float">
            <text:p>2.84339</text:p>
          </table:table-cell>
          <table:table-cell office:value-type="float" office:value="0.00423877" calcext:value-type="float">
            <text:p>0.00423877</text:p>
          </table:table-cell>
          <table:table-cell office:value-type="float" office:value="8.16859" calcext:value-type="float">
            <text:p>8.16859</text:p>
          </table:table-cell>
          <table:table-cell office:value-type="float" office:value="0.0000370512" calcext:value-type="float">
            <text:p>3.70512E-05</text:p>
          </table:table-cell>
          <table:table-cell office:value-type="float" office:value="6.06241" calcext:value-type="float">
            <text:p>6.06241</text:p>
          </table:table-cell>
          <table:table-cell office:value-type="float" office:value="6.78203" calcext:value-type="float">
            <text:p>6.78203</text:p>
          </table:table-cell>
          <table:table-cell office:value-type="float" office:value="0.000813618" calcext:value-type="float">
            <text:p>0.000813618</text:p>
          </table:table-cell>
          <table:table-cell table:formula="of:=0.5*SQRT([.L495]/[.K495]-1)/SIN(PI()/40)" office:value-type="float" office:value="2.19561235652863" calcext:value-type="float">
            <text:p>2.1956123565286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.63734" calcext:value-type="float">
            <text:p>-1.63734</text:p>
          </table:table-cell>
          <table:table-cell office:value-type="float" office:value="0.00742341" calcext:value-type="float">
            <text:p>0.00742341</text:p>
          </table:table-cell>
          <table:table-cell table:number-columns-repeated="2" office:value-type="float" office:value="0.00695313" calcext:value-type="float">
            <text:p>0.00695313</text:p>
          </table:table-cell>
          <table:table-cell office:value-type="float" office:value="2.68832" calcext:value-type="float">
            <text:p>2.68832</text:p>
          </table:table-cell>
          <table:table-cell office:value-type="float" office:value="0.00814521" calcext:value-type="float">
            <text:p>0.00814521</text:p>
          </table:table-cell>
          <table:table-cell office:value-type="float" office:value="7.3083" calcext:value-type="float">
            <text:p>7.3083</text:p>
          </table:table-cell>
          <table:table-cell office:value-type="float" office:value="0.000132364" calcext:value-type="float">
            <text:p>0.000132364</text:p>
          </table:table-cell>
          <table:table-cell office:value-type="float" office:value="11.8694" calcext:value-type="float">
            <text:p>11.8694</text:p>
          </table:table-cell>
          <table:table-cell office:value-type="float" office:value="13.0323" calcext:value-type="float">
            <text:p>13.0323</text:p>
          </table:table-cell>
          <table:table-cell office:value-type="float" office:value="0.000824824" calcext:value-type="float">
            <text:p>0.000824824</text:p>
          </table:table-cell>
          <table:table-cell table:formula="of:=0.5*SQRT([.L496]/[.K496]-1)/SIN(PI()/40)" office:value-type="float" office:value="1.99472719325624" calcext:value-type="float">
            <text:p>1.9947271932562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.60211" calcext:value-type="float">
            <text:p>-1.60211</text:p>
          </table:table-cell>
          <table:table-cell office:value-type="float" office:value="0.00866078" calcext:value-type="float">
            <text:p>0.00866078</text:p>
          </table:table-cell>
          <table:table-cell office:value-type="float" office:value="-0.0496875" calcext:value-type="float">
            <text:p>-0.0496875</text:p>
          </table:table-cell>
          <table:table-cell office:value-type="float" office:value="0.0496875" calcext:value-type="float">
            <text:p>0.0496875</text:p>
          </table:table-cell>
          <table:table-cell office:value-type="float" office:value="2.57542" calcext:value-type="float">
            <text:p>2.57542</text:p>
          </table:table-cell>
          <table:table-cell office:value-type="float" office:value="0.00873691" calcext:value-type="float">
            <text:p>0.00873691</text:p>
          </table:table-cell>
          <table:table-cell office:value-type="float" office:value="6.72374" calcext:value-type="float">
            <text:p>6.72374</text:p>
          </table:table-cell>
          <table:table-cell office:value-type="float" office:value="0.000162558" calcext:value-type="float">
            <text:p>0.000162558</text:p>
          </table:table-cell>
          <table:table-cell office:value-type="float" office:value="9.47785" calcext:value-type="float">
            <text:p>9.47785</text:p>
          </table:table-cell>
          <table:table-cell office:value-type="float" office:value="13.9791" calcext:value-type="float">
            <text:p>13.9791</text:p>
          </table:table-cell>
          <table:table-cell office:value-type="float" office:value="0.000962309" calcext:value-type="float">
            <text:p>0.000962309</text:p>
          </table:table-cell>
          <table:table-cell table:formula="of:=0.5*SQRT([.L497]/[.K497]-1)/SIN(PI()/40)" office:value-type="float" office:value="4.39175755997076" calcext:value-type="float">
            <text:p>4.3917575599707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61895" calcext:value-type="float">
            <text:p>-1.61895</text:p>
          </table:table-cell>
          <table:table-cell office:value-type="float" office:value="0.00892955" calcext:value-type="float">
            <text:p>0.00892955</text:p>
          </table:table-cell>
          <table:table-cell table:number-columns-repeated="2" office:value-type="float" office:value="0.015459" calcext:value-type="float">
            <text:p>0.015459</text:p>
          </table:table-cell>
          <table:table-cell office:value-type="float" office:value="2.62991" calcext:value-type="float">
            <text:p>2.62991</text:p>
          </table:table-cell>
          <table:table-cell office:value-type="float" office:value="0.00848483" calcext:value-type="float">
            <text:p>0.00848483</text:p>
          </table:table-cell>
          <table:table-cell office:value-type="float" office:value="7.00875" calcext:value-type="float">
            <text:p>7.00875</text:p>
          </table:table-cell>
          <table:table-cell office:value-type="float" office:value="0.00018566" calcext:value-type="float">
            <text:p>0.00018566</text:p>
          </table:table-cell>
          <table:table-cell office:value-type="float" office:value="8.42752" calcext:value-type="float">
            <text:p>8.42752</text:p>
          </table:table-cell>
          <table:table-cell office:value-type="float" office:value="13.5757" calcext:value-type="float">
            <text:p>13.5757</text:p>
          </table:table-cell>
          <table:table-cell office:value-type="float" office:value="0.000992172" calcext:value-type="float">
            <text:p>0.000992172</text:p>
          </table:table-cell>
          <table:table-cell table:formula="of:=0.5*SQRT([.L498]/[.K498]-1)/SIN(PI()/40)" office:value-type="float" office:value="4.98085239177116" calcext:value-type="float">
            <text:p>4.9808523917711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.62611" calcext:value-type="float">
            <text:p>-1.62611</text:p>
          </table:table-cell>
          <table:table-cell office:value-type="float" office:value="0.00833011" calcext:value-type="float">
            <text:p>0.00833011</text:p>
          </table:table-cell>
          <table:table-cell table:number-columns-repeated="2" office:value-type="float" office:value="0.00839355" calcext:value-type="float">
            <text:p>0.00839355</text:p>
          </table:table-cell>
          <table:table-cell office:value-type="float" office:value="2.65257" calcext:value-type="float">
            <text:p>2.65257</text:p>
          </table:table-cell>
          <table:table-cell office:value-type="float" office:value="0.00564824" calcext:value-type="float">
            <text:p>0.00564824</text:p>
          </table:table-cell>
          <table:table-cell office:value-type="float" office:value="7.12546" calcext:value-type="float">
            <text:p>7.12546</text:p>
          </table:table-cell>
          <table:table-cell office:value-type="float" office:value="0.0000842316" calcext:value-type="float">
            <text:p>8.42316E-05</text:p>
          </table:table-cell>
          <table:table-cell office:value-type="float" office:value="10.3102" calcext:value-type="float">
            <text:p>10.3102</text:p>
          </table:table-cell>
          <table:table-cell office:value-type="float" office:value="9.03718" calcext:value-type="float">
            <text:p>9.03718</text:p>
          </table:table-cell>
          <table:table-cell office:value-type="float" office:value="0.000925568" calcext:value-type="float">
            <text:p>0.000925568</text:p>
          </table:table-cell>
          <table:table-cell table:formula="of:=0.5*SQRT([.L499]/[.K499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.63768" calcext:value-type="float">
            <text:p>-1.63768</text:p>
          </table:table-cell>
          <table:table-cell office:value-type="float" office:value="0.00935231" calcext:value-type="float">
            <text:p>0.00935231</text:p>
          </table:table-cell>
          <table:table-cell office:value-type="float" office:value="-0.012876" calcext:value-type="float">
            <text:p>-0.012876</text:p>
          </table:table-cell>
          <table:table-cell office:value-type="float" office:value="0.012876" calcext:value-type="float">
            <text:p>0.012876</text:p>
          </table:table-cell>
          <table:table-cell office:value-type="float" office:value="2.69133" calcext:value-type="float">
            <text:p>2.69133</text:p>
          </table:table-cell>
          <table:table-cell office:value-type="float" office:value="0.00747808" calcext:value-type="float">
            <text:p>0.00747808</text:p>
          </table:table-cell>
          <table:table-cell office:value-type="float" office:value="7.34364" calcext:value-type="float">
            <text:p>7.34364</text:p>
          </table:table-cell>
          <table:table-cell office:value-type="float" office:value="0.000158073" calcext:value-type="float">
            <text:p>0.000158073</text:p>
          </table:table-cell>
          <table:table-cell office:value-type="float" office:value="9.16574" calcext:value-type="float">
            <text:p>9.16574</text:p>
          </table:table-cell>
          <table:table-cell office:value-type="float" office:value="11.9649" calcext:value-type="float">
            <text:p>11.9649</text:p>
          </table:table-cell>
          <table:table-cell office:value-type="float" office:value="0.00103915" calcext:value-type="float">
            <text:p>0.00103915</text:p>
          </table:table-cell>
          <table:table-cell table:formula="of:=0.5*SQRT([.L500]/[.K500]-1)/SIN(PI()/40)" office:value-type="float" office:value="3.52173603243478" calcext:value-type="float">
            <text:p>3.52173603243478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.63463" calcext:value-type="float">
            <text:p>-1.63463</text:p>
          </table:table-cell>
          <table:table-cell office:value-type="float" office:value="0.00803856" calcext:value-type="float">
            <text:p>0.00803856</text:p>
          </table:table-cell>
          <table:table-cell table:number-columns-repeated="2" office:value-type="float" office:value="0.00370361" calcext:value-type="float">
            <text:p>0.00370361</text:p>
          </table:table-cell>
          <table:table-cell office:value-type="float" office:value="2.68007" calcext:value-type="float">
            <text:p>2.68007</text:p>
          </table:table-cell>
          <table:table-cell office:value-type="float" office:value="0.00681259" calcext:value-type="float">
            <text:p>0.00681259</text:p>
          </table:table-cell>
          <table:table-cell office:value-type="float" office:value="7.2687" calcext:value-type="float">
            <text:p>7.2687</text:p>
          </table:table-cell>
          <table:table-cell office:value-type="float" office:value="0.000136842" calcext:value-type="float">
            <text:p>0.000136842</text:p>
          </table:table-cell>
          <table:table-cell office:value-type="float" office:value="10.5756" calcext:value-type="float">
            <text:p>10.5756</text:p>
          </table:table-cell>
          <table:table-cell office:value-type="float" office:value="10.9001" calcext:value-type="float">
            <text:p>10.9001</text:p>
          </table:table-cell>
          <table:table-cell office:value-type="float" office:value="0.000893174" calcext:value-type="float">
            <text:p>0.000893174</text:p>
          </table:table-cell>
          <table:table-cell table:formula="of:=0.5*SQRT([.L501]/[.K501]-1)/SIN(PI()/40)" office:value-type="float" office:value="1.11630160307178" calcext:value-type="float">
            <text:p>1.11630160307178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1.63364" calcext:value-type="float">
            <text:p>-1.63364</text:p>
          </table:table-cell>
          <table:table-cell office:value-type="float" office:value="0.00907159" calcext:value-type="float">
            <text:p>0.00907159</text:p>
          </table:table-cell>
          <table:table-cell table:number-columns-repeated="2" office:value-type="float" office:value="0.00146545" calcext:value-type="float">
            <text:p>0.00146545</text:p>
          </table:table-cell>
          <table:table-cell office:value-type="float" office:value="2.67784" calcext:value-type="float">
            <text:p>2.67784</text:p>
          </table:table-cell>
          <table:table-cell office:value-type="float" office:value="0.00742938" calcext:value-type="float">
            <text:p>0.00742938</text:p>
          </table:table-cell>
          <table:table-cell office:value-type="float" office:value="7.26836" calcext:value-type="float">
            <text:p>7.26836</text:p>
          </table:table-cell>
          <table:table-cell office:value-type="float" office:value="0.000165909" calcext:value-type="float">
            <text:p>0.000165909</text:p>
          </table:table-cell>
          <table:table-cell office:value-type="float" office:value="10.2876" calcext:value-type="float">
            <text:p>10.2876</text:p>
          </table:table-cell>
          <table:table-cell office:value-type="float" office:value="11.887" calcext:value-type="float">
            <text:p>11.887</text:p>
          </table:table-cell>
          <table:table-cell office:value-type="float" office:value="0.00100795" calcext:value-type="float">
            <text:p>0.00100795</text:p>
          </table:table-cell>
          <table:table-cell table:formula="of:=0.5*SQRT([.L502]/[.K502]-1)/SIN(PI()/40)" office:value-type="float" office:value="2.51274383939858" calcext:value-type="float">
            <text:p>2.51274383939858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.63385" calcext:value-type="float">
            <text:p>-1.63385</text:p>
          </table:table-cell>
          <table:table-cell office:value-type="float" office:value="0.00884259" calcext:value-type="float">
            <text:p>0.00884259</text:p>
          </table:table-cell>
          <table:table-cell office:value-type="float" office:value="-0.00133698" calcext:value-type="float">
            <text:p>-0.00133698</text:p>
          </table:table-cell>
          <table:table-cell office:value-type="float" office:value="0.00133698" calcext:value-type="float">
            <text:p>0.00133698</text:p>
          </table:table-cell>
          <table:table-cell office:value-type="float" office:value="2.67829" calcext:value-type="float">
            <text:p>2.67829</text:p>
          </table:table-cell>
          <table:table-cell office:value-type="float" office:value="0.00669287" calcext:value-type="float">
            <text:p>0.00669287</text:p>
          </table:table-cell>
          <table:table-cell office:value-type="float" office:value="7.26836" calcext:value-type="float">
            <text:p>7.26836</text:p>
          </table:table-cell>
          <table:table-cell office:value-type="float" office:value="0.000132802" calcext:value-type="float">
            <text:p>0.000132802</text:p>
          </table:table-cell>
          <table:table-cell office:value-type="float" office:value="10.3326" calcext:value-type="float">
            <text:p>10.3326</text:p>
          </table:table-cell>
          <table:table-cell office:value-type="float" office:value="10.7086" calcext:value-type="float">
            <text:p>10.7086</text:p>
          </table:table-cell>
          <table:table-cell office:value-type="float" office:value="0.00098251" calcext:value-type="float">
            <text:p>0.00098251</text:p>
          </table:table-cell>
          <table:table-cell table:formula="of:=0.5*SQRT([.L503]/[.K503]-1)/SIN(PI()/40)" office:value-type="float" office:value="1.21567033705862" calcext:value-type="float">
            <text:p>1.215670337058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3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61" calcext:value-type="float">
            <text:p>-0.61</text:p>
          </table:table-cell>
          <table:table-cell office:value-type="float" office:value="0" calcext:value-type="float">
            <text:p>0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000351562" calcext:value-type="float">
            <text:p>0.000351562</text:p>
          </table:table-cell>
          <table:table-cell office:value-type="float" office:value="0.138458" calcext:value-type="float">
            <text:p>0.138458</text:p>
          </table:table-cell>
          <table:table-cell office:value-type="float" office:value="0.000000123596" calcext:value-type="float">
            <text:p>1.23596E-07</text:p>
          </table:table-cell>
          <table:table-cell office:value-type="float" office:value="0.750221" calcext:value-type="float">
            <text:p>0.75022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table:formula="of:=0.5*SQRT([.L506]/[.K50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-1.0475" calcext:value-type="float">
            <text:p>-1.0475</text:p>
          </table:table-cell>
          <table:table-cell office:value-type="float" office:value="0.0217562" calcext:value-type="float">
            <text:p>0.0217562</text:p>
          </table:table-cell>
          <table:table-cell table:number-columns-repeated="2" office:value-type="float" office:value="0.016875" calcext:value-type="float">
            <text:p>0.016875</text:p>
          </table:table-cell>
          <table:table-cell office:value-type="float" office:value="1.11901" calcext:value-type="float">
            <text:p>1.11901</text:p>
          </table:table-cell>
          <table:table-cell office:value-type="float" office:value="0.000425781" calcext:value-type="float">
            <text:p>0.000425781</text:p>
          </table:table-cell>
          <table:table-cell office:value-type="float" office:value="1.34768" calcext:value-type="float">
            <text:p>1.34768</text:p>
          </table:table-cell>
          <table:table-cell office:value-type="float" office:value="0.000000341915" calcext:value-type="float">
            <text:p>3.41915E-07</text:p>
          </table:table-cell>
          <table:table-cell office:value-type="float" office:value="3.64977" calcext:value-type="float">
            <text:p>3.64977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00177602" calcext:value-type="float">
            <text:p>0.00177602</text:p>
          </table:table-cell>
          <table:table-cell table:formula="of:=0.5*SQRT([.L507]/[.K507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-1.33375" calcext:value-type="float">
            <text:p>-1.33375</text:p>
          </table:table-cell>
          <table:table-cell office:value-type="float" office:value="0.0127297" calcext:value-type="float">
            <text:p>0.012729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1.79162" calcext:value-type="float">
            <text:p>1.79162</text:p>
          </table:table-cell>
          <table:table-cell office:value-type="float" office:value="0.00186016" calcext:value-type="float">
            <text:p>0.00186016</text:p>
          </table:table-cell>
          <table:table-cell office:value-type="float" office:value="3.29809" calcext:value-type="float">
            <text:p>3.29809</text:p>
          </table:table-cell>
          <table:table-cell office:value-type="float" office:value="0.00000525825" calcext:value-type="float">
            <text:p>5.25825E-06</text:p>
          </table:table-cell>
          <table:table-cell office:value-type="float" office:value="4.90813" calcext:value-type="float">
            <text:p>4.90813</text:p>
          </table:table-cell>
          <table:table-cell office:value-type="float" office:value="2.97625" calcext:value-type="float">
            <text:p>2.97625</text:p>
          </table:table-cell>
          <table:table-cell office:value-type="float" office:value="0.00103916" calcext:value-type="float">
            <text:p>0.00103916</text:p>
          </table:table-cell>
          <table:table-cell table:formula="of:=0.5*SQRT([.L508]/[.K508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-1.21312" calcext:value-type="float">
            <text:p>-1.21312</text:p>
          </table:table-cell>
          <table:table-cell office:value-type="float" office:value="0.00449961" calcext:value-type="float">
            <text:p>0.00449961</text:p>
          </table:table-cell>
          <table:table-cell office:value-type="float" office:value="-0.0135937" calcext:value-type="float">
            <text:p>-0.0135937</text:p>
          </table:table-cell>
          <table:table-cell office:value-type="float" office:value="0.0135937" calcext:value-type="float">
            <text:p>0.0135937</text:p>
          </table:table-cell>
          <table:table-cell office:value-type="float" office:value="1.47617" calcext:value-type="float">
            <text:p>1.47617</text:p>
          </table:table-cell>
          <table:table-cell office:value-type="float" office:value="0.00154473" calcext:value-type="float">
            <text:p>0.00154473</text:p>
          </table:table-cell>
          <table:table-cell office:value-type="float" office:value="2.20492" calcext:value-type="float">
            <text:p>2.20492</text:p>
          </table:table-cell>
          <table:table-cell office:value-type="float" office:value="0.00000593724" calcext:value-type="float">
            <text:p>5.93724E-06</text:p>
          </table:table-cell>
          <table:table-cell office:value-type="float" office:value="5.9552" calcext:value-type="float">
            <text:p>5.9552</text:p>
          </table:table-cell>
          <table:table-cell office:value-type="float" office:value="2.47156" calcext:value-type="float">
            <text:p>2.47156</text:p>
          </table:table-cell>
          <table:table-cell office:value-type="float" office:value="0.000367315" calcext:value-type="float">
            <text:p>0.000367315</text:p>
          </table:table-cell>
          <table:table-cell table:formula="of:=0.5*SQRT([.L509]/[.K509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-1.28969" calcext:value-type="float">
            <text:p>-1.28969</text:p>
          </table:table-cell>
          <table:table-cell office:value-type="float" office:value="0.00351084" calcext:value-type="float">
            <text:p>0.00351084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1.6668" calcext:value-type="float">
            <text:p>1.6668</text:p>
          </table:table-cell>
          <table:table-cell office:value-type="float" office:value="0.00182148" calcext:value-type="float">
            <text:p>0.00182148</text:p>
          </table:table-cell>
          <table:table-cell office:value-type="float" office:value="2.80112" calcext:value-type="float">
            <text:p>2.80112</text:p>
          </table:table-cell>
          <table:table-cell office:value-type="float" office:value="0.00000745006" calcext:value-type="float">
            <text:p>7.45006E-06</text:p>
          </table:table-cell>
          <table:table-cell office:value-type="float" office:value="2.57087" calcext:value-type="float">
            <text:p>2.57087</text:p>
          </table:table-cell>
          <table:table-cell office:value-type="float" office:value="2.91438" calcext:value-type="float">
            <text:p>2.91438</text:p>
          </table:table-cell>
          <table:table-cell office:value-type="float" office:value="0.000286599" calcext:value-type="float">
            <text:p>0.000286599</text:p>
          </table:table-cell>
          <table:table-cell table:formula="of:=0.5*SQRT([.L510]/[.K510]-1)/SIN(PI()/40)" office:value-type="float" office:value="2.329465806344" calcext:value-type="float">
            <text:p>2.329465806344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-1.30594" calcext:value-type="float">
            <text:p>-1.30594</text:p>
          </table:table-cell>
          <table:table-cell office:value-type="float" office:value="0.00875381" calcext:value-type="float">
            <text:p>0.00875381</text:p>
          </table:table-cell>
          <table:table-cell table:number-columns-repeated="2" office:value-type="float" office:value="0.00261719" calcext:value-type="float">
            <text:p>0.00261719</text:p>
          </table:table-cell>
          <table:table-cell office:value-type="float" office:value="1.71423" calcext:value-type="float">
            <text:p>1.71423</text:p>
          </table:table-cell>
          <table:table-cell office:value-type="float" office:value="0.00282935" calcext:value-type="float">
            <text:p>0.00282935</text:p>
          </table:table-cell>
          <table:table-cell office:value-type="float" office:value="2.99988" calcext:value-type="float">
            <text:p>2.99988</text:p>
          </table:table-cell>
          <table:table-cell office:value-type="float" office:value="0.0000365556" calcext:value-type="float">
            <text:p>3.65556E-05</text:p>
          </table:table-cell>
          <table:table-cell office:value-type="float" office:value="4.95808" calcext:value-type="float">
            <text:p>4.95808</text:p>
          </table:table-cell>
          <table:table-cell office:value-type="float" office:value="4.52695" calcext:value-type="float">
            <text:p>4.52695</text:p>
          </table:table-cell>
          <table:table-cell office:value-type="float" office:value="0.000714597" calcext:value-type="float">
            <text:p>0.000714597</text:p>
          </table:table-cell>
          <table:table-cell table:formula="of:=0.5*SQRT([.L511]/[.K51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-1.33039" calcext:value-type="float">
            <text:p>-1.33039</text:p>
          </table:table-cell>
          <table:table-cell office:value-type="float" office:value="0.00830024" calcext:value-type="float">
            <text:p>0.00830024</text:p>
          </table:table-cell>
          <table:table-cell office:value-type="float" office:value="-0.0119727" calcext:value-type="float">
            <text:p>-0.0119727</text:p>
          </table:table-cell>
          <table:table-cell office:value-type="float" office:value="0.0119727" calcext:value-type="float">
            <text:p>0.0119727</text:p>
          </table:table-cell>
          <table:table-cell office:value-type="float" office:value="1.77824" calcext:value-type="float">
            <text:p>1.77824</text:p>
          </table:table-cell>
          <table:table-cell office:value-type="float" office:value="0.00255183" calcext:value-type="float">
            <text:p>0.00255183</text:p>
          </table:table-cell>
          <table:table-cell office:value-type="float" office:value="3.22149" calcext:value-type="float">
            <text:p>3.22149</text:p>
          </table:table-cell>
          <table:table-cell office:value-type="float" office:value="0.0000176573" calcext:value-type="float">
            <text:p>1.76573E-05</text:p>
          </table:table-cell>
          <table:table-cell office:value-type="float" office:value="4.70486" calcext:value-type="float">
            <text:p>4.70486</text:p>
          </table:table-cell>
          <table:table-cell office:value-type="float" office:value="4.08293" calcext:value-type="float">
            <text:p>4.08293</text:p>
          </table:table-cell>
          <table:table-cell office:value-type="float" office:value="0.00067757" calcext:value-type="float">
            <text:p>0.00067757</text:p>
          </table:table-cell>
          <table:table-cell table:formula="of:=0.5*SQRT([.L512]/[.K51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-1.31266" calcext:value-type="float">
            <text:p>-1.31266</text:p>
          </table:table-cell>
          <table:table-cell office:value-type="float" office:value="0.0095531" calcext:value-type="float">
            <text:p>0.0095531</text:p>
          </table:table-cell>
          <table:table-cell office:value-type="float" office:value="-0.00109375" calcext:value-type="float">
            <text:p>-0.00109375</text:p>
          </table:table-cell>
          <table:table-cell office:value-type="float" office:value="0.00109375" calcext:value-type="float">
            <text:p>0.00109375</text:p>
          </table:table-cell>
          <table:table-cell office:value-type="float" office:value="1.73262" calcext:value-type="float">
            <text:p>1.73262</text:p>
          </table:table-cell>
          <table:table-cell office:value-type="float" office:value="0.00272715" calcext:value-type="float">
            <text:p>0.00272715</text:p>
          </table:table-cell>
          <table:table-cell office:value-type="float" office:value="3.06857" calcext:value-type="float">
            <text:p>3.06857</text:p>
          </table:table-cell>
          <table:table-cell office:value-type="float" office:value="0.0000205042" calcext:value-type="float">
            <text:p>2.05042E-05</text:p>
          </table:table-cell>
          <table:table-cell office:value-type="float" office:value="6.17813" calcext:value-type="float">
            <text:p>6.17813</text:p>
          </table:table-cell>
          <table:table-cell office:value-type="float" office:value="4.36344" calcext:value-type="float">
            <text:p>4.36344</text:p>
          </table:table-cell>
          <table:table-cell office:value-type="float" office:value="0.000779845" calcext:value-type="float">
            <text:p>0.000779845</text:p>
          </table:table-cell>
          <table:table-cell table:formula="of:=0.5*SQRT([.L513]/[.K51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-1.30568" calcext:value-type="float">
            <text:p>-1.30568</text:p>
          </table:table-cell>
          <table:table-cell office:value-type="float" office:value="0.00839983" calcext:value-type="float">
            <text:p>0.00839983</text:p>
          </table:table-cell>
          <table:table-cell table:number-columns-repeated="2" office:value-type="float" office:value="0.00246582" calcext:value-type="float">
            <text:p>0.00246582</text:p>
          </table:table-cell>
          <table:table-cell office:value-type="float" office:value="1.71321" calcext:value-type="float">
            <text:p>1.71321</text:p>
          </table:table-cell>
          <table:table-cell office:value-type="float" office:value="0.00348956" calcext:value-type="float">
            <text:p>0.00348956</text:p>
          </table:table-cell>
          <table:table-cell office:value-type="float" office:value="2.99268" calcext:value-type="float">
            <text:p>2.99268</text:p>
          </table:table-cell>
          <table:table-cell office:value-type="float" office:value="0.0000352869" calcext:value-type="float">
            <text:p>3.52869E-05</text:p>
          </table:table-cell>
          <table:table-cell office:value-type="float" office:value="5.59449" calcext:value-type="float">
            <text:p>5.59449</text:p>
          </table:table-cell>
          <table:table-cell office:value-type="float" office:value="5.58329" calcext:value-type="float">
            <text:p>5.58329</text:p>
          </table:table-cell>
          <table:table-cell office:value-type="float" office:value="0.0006857" calcext:value-type="float">
            <text:p>0.0006857</text:p>
          </table:table-cell>
          <table:table-cell table:formula="of:=0.5*SQRT([.L514]/[.K51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-1.32582" calcext:value-type="float">
            <text:p>-1.32582</text:p>
          </table:table-cell>
          <table:table-cell office:value-type="float" office:value="0.0081256" calcext:value-type="float">
            <text:p>0.0081256</text:p>
          </table:table-cell>
          <table:table-cell table:number-columns-repeated="2" office:value-type="float" office:value="0.00714355" calcext:value-type="float">
            <text:p>0.00714355</text:p>
          </table:table-cell>
          <table:table-cell office:value-type="float" office:value="1.76593" calcext:value-type="float">
            <text:p>1.76593</text:p>
          </table:table-cell>
          <table:table-cell office:value-type="float" office:value="0.00419574" calcext:value-type="float">
            <text:p>0.00419574</text:p>
          </table:table-cell>
          <table:table-cell office:value-type="float" office:value="3.17515" calcext:value-type="float">
            <text:p>3.17515</text:p>
          </table:table-cell>
          <table:table-cell office:value-type="float" office:value="0.0000508063" calcext:value-type="float">
            <text:p>5.08063E-05</text:p>
          </table:table-cell>
          <table:table-cell office:value-type="float" office:value="5.58504" calcext:value-type="float">
            <text:p>5.58504</text:p>
          </table:table-cell>
          <table:table-cell office:value-type="float" office:value="6.71318" calcext:value-type="float">
            <text:p>6.71318</text:p>
          </table:table-cell>
          <table:table-cell office:value-type="float" office:value="0.000663314" calcext:value-type="float">
            <text:p>0.000663314</text:p>
          </table:table-cell>
          <table:table-cell table:formula="of:=0.5*SQRT([.L515]/[.K515]-1)/SIN(PI()/40)" office:value-type="float" office:value="2.86414539759625" calcext:value-type="float">
            <text:p>2.86414539759625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-1.32146" calcext:value-type="float">
            <text:p>-1.32146</text:p>
          </table:table-cell>
          <table:table-cell office:value-type="float" office:value="0.00695406" calcext:value-type="float">
            <text:p>0.00695406</text:p>
          </table:table-cell>
          <table:table-cell table:number-columns-repeated="2" office:value-type="float" office:value="0.00203003" calcext:value-type="float">
            <text:p>0.00203003</text:p>
          </table:table-cell>
          <table:table-cell office:value-type="float" office:value="1.75322" calcext:value-type="float">
            <text:p>1.75322</text:p>
          </table:table-cell>
          <table:table-cell office:value-type="float" office:value="0.00376909" calcext:value-type="float">
            <text:p>0.00376909</text:p>
          </table:table-cell>
          <table:table-cell office:value-type="float" office:value="3.12312" calcext:value-type="float">
            <text:p>3.12312</text:p>
          </table:table-cell>
          <table:table-cell office:value-type="float" office:value="0.0000481462" calcext:value-type="float">
            <text:p>4.81462E-05</text:p>
          </table:table-cell>
          <table:table-cell office:value-type="float" office:value="5.87516" calcext:value-type="float">
            <text:p>5.87516</text:p>
          </table:table-cell>
          <table:table-cell office:value-type="float" office:value="6.03055" calcext:value-type="float">
            <text:p>6.03055</text:p>
          </table:table-cell>
          <table:table-cell office:value-type="float" office:value="0.000567678" calcext:value-type="float">
            <text:p>0.000567678</text:p>
          </table:table-cell>
          <table:table-cell table:formula="of:=0.5*SQRT([.L516]/[.K516]-1)/SIN(PI()/40)" office:value-type="float" office:value="1.03640235244611" calcext:value-type="float">
            <text:p>1.03640235244611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-1.32549" calcext:value-type="float">
            <text:p>-1.32549</text:p>
          </table:table-cell>
          <table:table-cell office:value-type="float" office:value="0.00780361" calcext:value-type="float">
            <text:p>0.00780361</text:p>
          </table:table-cell>
          <table:table-cell table:number-columns-repeated="2" office:value-type="float" office:value="0.0013562" calcext:value-type="float">
            <text:p>0.0013562</text:p>
          </table:table-cell>
          <table:table-cell office:value-type="float" office:value="1.76472" calcext:value-type="float">
            <text:p>1.76472</text:p>
          </table:table-cell>
          <table:table-cell office:value-type="float" office:value="0.0039037" calcext:value-type="float">
            <text:p>0.0039037</text:p>
          </table:table-cell>
          <table:table-cell office:value-type="float" office:value="3.16889" calcext:value-type="float">
            <text:p>3.16889</text:p>
          </table:table-cell>
          <table:table-cell office:value-type="float" office:value="0.0000436984" calcext:value-type="float">
            <text:p>4.36984E-05</text:p>
          </table:table-cell>
          <table:table-cell office:value-type="float" office:value="5.95436" calcext:value-type="float">
            <text:p>5.95436</text:p>
          </table:table-cell>
          <table:table-cell office:value-type="float" office:value="6.24592" calcext:value-type="float">
            <text:p>6.24592</text:p>
          </table:table-cell>
          <table:table-cell office:value-type="float" office:value="0.000637029" calcext:value-type="float">
            <text:p>0.000637029</text:p>
          </table:table-cell>
          <table:table-cell table:formula="of:=0.5*SQRT([.L517]/[.K517]-1)/SIN(PI()/40)" office:value-type="float" office:value="1.41017539402094" calcext:value-type="float">
            <text:p>1.41017539402094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-1.31944" calcext:value-type="float">
            <text:p>-1.31944</text:p>
          </table:table-cell>
          <table:table-cell office:value-type="float" office:value="0.00746332" calcext:value-type="float">
            <text:p>0.00746332</text:p>
          </table:table-cell>
          <table:table-cell table:number-columns-repeated="2" office:value-type="float" office:value="0.00055542" calcext:value-type="float">
            <text:p>0.00055542</text:p>
          </table:table-cell>
          <table:table-cell office:value-type="float" office:value="1.74838" calcext:value-type="float">
            <text:p>1.74838</text:p>
          </table:table-cell>
          <table:table-cell office:value-type="float" office:value="0.0038319" calcext:value-type="float">
            <text:p>0.0038319</text:p>
          </table:table-cell>
          <table:table-cell office:value-type="float" office:value="3.10921" calcext:value-type="float">
            <text:p>3.10921</text:p>
          </table:table-cell>
          <table:table-cell office:value-type="float" office:value="0.0000439689" calcext:value-type="float">
            <text:p>4.39689E-05</text:p>
          </table:table-cell>
          <table:table-cell office:value-type="float" office:value="5.73014" calcext:value-type="float">
            <text:p>5.73014</text:p>
          </table:table-cell>
          <table:table-cell office:value-type="float" office:value="6.13104" calcext:value-type="float">
            <text:p>6.13104</text:p>
          </table:table-cell>
          <table:table-cell office:value-type="float" office:value="0.000609251" calcext:value-type="float">
            <text:p>0.000609251</text:p>
          </table:table-cell>
          <table:table-cell table:formula="of:=0.5*SQRT([.L518]/[.K518]-1)/SIN(PI()/40)" office:value-type="float" office:value="1.68562947832858" calcext:value-type="float">
            <text:p>1.68562947832858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float" office:value="-1.31787" calcext:value-type="float">
            <text:p>-1.31787</text:p>
          </table:table-cell>
          <table:table-cell office:value-type="float" office:value="0.0074824" calcext:value-type="float">
            <text:p>0.0074824</text:p>
          </table:table-cell>
          <table:table-cell table:number-columns-repeated="2" office:value-type="float" office:value="0.00142029" calcext:value-type="float">
            <text:p>0.00142029</text:p>
          </table:table-cell>
          <table:table-cell office:value-type="float" office:value="1.74427" calcext:value-type="float">
            <text:p>1.74427</text:p>
          </table:table-cell>
          <table:table-cell office:value-type="float" office:value="0.00390556" calcext:value-type="float">
            <text:p>0.00390556</text:p>
          </table:table-cell>
          <table:table-cell office:value-type="float" office:value="3.09479" calcext:value-type="float">
            <text:p>3.09479</text:p>
          </table:table-cell>
          <table:table-cell office:value-type="float" office:value="0.0000439213" calcext:value-type="float">
            <text:p>4.39213E-05</text:p>
          </table:table-cell>
          <table:table-cell office:value-type="float" office:value="5.7756" calcext:value-type="float">
            <text:p>5.7756</text:p>
          </table:table-cell>
          <table:table-cell office:value-type="float" office:value="6.2489" calcext:value-type="float">
            <text:p>6.2489</text:p>
          </table:table-cell>
          <table:table-cell office:value-type="float" office:value="0.000610808" calcext:value-type="float">
            <text:p>0.000610808</text:p>
          </table:table-cell>
          <table:table-cell table:formula="of:=0.5*SQRT([.L519]/[.K519]-1)/SIN(PI()/40)" office:value-type="float" office:value="1.82430061399744" calcext:value-type="float">
            <text:p>1.82430061399744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-1.31898" calcext:value-type="float">
            <text:p>-1.31898</text:p>
          </table:table-cell>
          <table:table-cell office:value-type="float" office:value="0.00751666" calcext:value-type="float">
            <text:p>0.00751666</text:p>
          </table:table-cell>
          <table:table-cell office:value-type="float" office:value="-0.000714798" calcext:value-type="float">
            <text:p>-0.000714798</text:p>
          </table:table-cell>
          <table:table-cell office:value-type="float" office:value="0.000714798" calcext:value-type="float">
            <text:p>0.000714798</text:p>
          </table:table-cell>
          <table:table-cell office:value-type="float" office:value="1.74721" calcext:value-type="float">
            <text:p>1.74721</text:p>
          </table:table-cell>
          <table:table-cell office:value-type="float" office:value="0.00385709" calcext:value-type="float">
            <text:p>0.00385709</text:p>
          </table:table-cell>
          <table:table-cell office:value-type="float" office:value="3.10553" calcext:value-type="float">
            <text:p>3.10553</text:p>
          </table:table-cell>
          <table:table-cell office:value-type="float" office:value="0.0000433533" calcext:value-type="float">
            <text:p>4.33533E-05</text:p>
          </table:table-cell>
          <table:table-cell office:value-type="float" office:value="5.85734" calcext:value-type="float">
            <text:p>5.85734</text:p>
          </table:table-cell>
          <table:table-cell office:value-type="float" office:value="6.17134" calcext:value-type="float">
            <text:p>6.17134</text:p>
          </table:table-cell>
          <table:table-cell office:value-type="float" office:value="0.000613605" calcext:value-type="float">
            <text:p>0.000613605</text:p>
          </table:table-cell>
          <table:table-cell table:formula="of:=0.5*SQRT([.L520]/[.K520]-1)/SIN(PI()/40)" office:value-type="float" office:value="1.4755071314379" calcext:value-type="float">
            <text:p>1.47550713143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475" calcext:value-type="float">
            <text:p>-0.475</text:p>
          </table:table-cell>
          <table:table-cell office:value-type="float" office:value="0" calcext:value-type="float">
            <text:p>0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25625" calcext:value-type="float">
            <text:p>0.2256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509066" calcext:value-type="float">
            <text:p>0.0509066</text:p>
          </table:table-cell>
          <table:table-cell office:value-type="float" office:value="0.0000152588" calcext:value-type="float">
            <text:p>1.52588E-05</text:p>
          </table:table-cell>
          <table:table-cell office:value-type="float" office:value="8.88571" calcext:value-type="float">
            <text:p>8.88571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table:formula="of:=0.5*SQRT([.L523]/[.K52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7575" calcext:value-type="float">
            <text:p>-0.7575</text:p>
          </table:table-cell>
          <table:table-cell office:value-type="float" office:value="0.00950625" calcext:value-type="float">
            <text:p>0.00950625</text:p>
          </table:table-cell>
          <table:table-cell office:value-type="float" office:value="-0.01375" calcext:value-type="float">
            <text:p>-0.01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583313" calcext:value-type="float">
            <text:p>0.583313</text:p>
          </table:table-cell>
          <table:table-cell office:value-type="float" office:value="0.000540625" calcext:value-type="float">
            <text:p>0.000540625</text:p>
          </table:table-cell>
          <table:table-cell office:value-type="float" office:value="0.362072" calcext:value-type="float">
            <text:p>0.362072</text:p>
          </table:table-cell>
          <table:table-cell office:value-type="float" office:value="0.000000558145" calcext:value-type="float">
            <text:p>5.58145E-07</text:p>
          </table:table-cell>
          <table:table-cell office:value-type="float" office:value="3.3567" calcext:value-type="float">
            <text:p>3.3567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0594141" calcext:value-type="float">
            <text:p>0.000594141</text:p>
          </table:table-cell>
          <table:table-cell table:formula="of:=0.5*SQRT([.L524]/[.K52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98625" calcext:value-type="float">
            <text:p>-0.98625</text:p>
          </table:table-cell>
          <table:table-cell office:value-type="float" office:value="0.00507969" calcext:value-type="float">
            <text:p>0.00507969</text:p>
          </table:table-cell>
          <table:table-cell office:value-type="float" office:value="-0.0209375" calcext:value-type="float">
            <text:p>-0.0209375</text:p>
          </table:table-cell>
          <table:table-cell office:value-type="float" office:value="0.0209375" calcext:value-type="float">
            <text:p>0.0209375</text:p>
          </table:table-cell>
          <table:table-cell office:value-type="float" office:value="0.977769" calcext:value-type="float">
            <text:p>0.977769</text:p>
          </table:table-cell>
          <table:table-cell office:value-type="float" office:value="0.000701172" calcext:value-type="float">
            <text:p>0.000701172</text:p>
          </table:table-cell>
          <table:table-cell office:value-type="float" office:value="0.975747" calcext:value-type="float">
            <text:p>0.975747</text:p>
          </table:table-cell>
          <table:table-cell office:value-type="float" office:value="0.00000122506" calcext:value-type="float">
            <text:p>1.22506E-06</text:p>
          </table:table-cell>
          <table:table-cell office:value-type="float" office:value="1.60334" calcext:value-type="float">
            <text:p>1.60334</text:p>
          </table:table-cell>
          <table:table-cell office:value-type="float" office:value="1.12187" calcext:value-type="float">
            <text:p>1.12187</text:p>
          </table:table-cell>
          <table:table-cell office:value-type="float" office:value="0.00031748" calcext:value-type="float">
            <text:p>0.00031748</text:p>
          </table:table-cell>
          <table:table-cell table:formula="of:=0.5*SQRT([.L525]/[.K525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.01687" calcext:value-type="float">
            <text:p>-1.01687</text:p>
          </table:table-cell>
          <table:table-cell office:value-type="float" office:value="0.00241836" calcext:value-type="float">
            <text:p>0.00241836</text:p>
          </table:table-cell>
          <table:table-cell table:number-columns-repeated="2" office:value-type="float" office:value="0.0203125" calcext:value-type="float">
            <text:p>0.0203125</text:p>
          </table:table-cell>
          <table:table-cell office:value-type="float" office:value="1.03645" calcext:value-type="float">
            <text:p>1.03645</text:p>
          </table:table-cell>
          <table:table-cell office:value-type="float" office:value="0.00184687" calcext:value-type="float">
            <text:p>0.00184687</text:p>
          </table:table-cell>
          <table:table-cell office:value-type="float" office:value="1.08415" calcext:value-type="float">
            <text:p>1.08415</text:p>
          </table:table-cell>
          <table:table-cell office:value-type="float" office:value="0.00000646072" calcext:value-type="float">
            <text:p>6.46072E-06</text:p>
          </table:table-cell>
          <table:table-cell office:value-type="float" office:value="4.39863" calcext:value-type="float">
            <text:p>4.39863</text:p>
          </table:table-cell>
          <table:table-cell office:value-type="float" office:value="2.955" calcext:value-type="float">
            <text:p>2.955</text:p>
          </table:table-cell>
          <table:table-cell office:value-type="float" office:value="0.000151147" calcext:value-type="float">
            <text:p>0.000151147</text:p>
          </table:table-cell>
          <table:table-cell table:formula="of:=0.5*SQRT([.L526]/[.K52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1.07688" calcext:value-type="float">
            <text:p>-1.07688</text:p>
          </table:table-cell>
          <table:table-cell office:value-type="float" office:value="0.00534648" calcext:value-type="float">
            <text:p>0.00534648</text:p>
          </table:table-cell>
          <table:table-cell office:value-type="float" office:value="-0.00851562" calcext:value-type="float">
            <text:p>-0.00851562</text:p>
          </table:table-cell>
          <table:table-cell office:value-type="float" office:value="0.00851562" calcext:value-type="float">
            <text:p>0.00851562</text:p>
          </table:table-cell>
          <table:table-cell office:value-type="float" office:value="1.16501" calcext:value-type="float">
            <text:p>1.16501</text:p>
          </table:table-cell>
          <table:table-cell office:value-type="float" office:value="0.00235479" calcext:value-type="float">
            <text:p>0.00235479</text:p>
          </table:table-cell>
          <table:table-cell office:value-type="float" office:value="1.38155" calcext:value-type="float">
            <text:p>1.38155</text:p>
          </table:table-cell>
          <table:table-cell office:value-type="float" office:value="0.0000152188" calcext:value-type="float">
            <text:p>1.52188E-05</text:p>
          </table:table-cell>
          <table:table-cell office:value-type="float" office:value="5.83262" calcext:value-type="float">
            <text:p>5.83262</text:p>
          </table:table-cell>
          <table:table-cell office:value-type="float" office:value="3.76766" calcext:value-type="float">
            <text:p>3.76766</text:p>
          </table:table-cell>
          <table:table-cell office:value-type="float" office:value="0.000334155" calcext:value-type="float">
            <text:p>0.000334155</text:p>
          </table:table-cell>
          <table:table-cell table:formula="of:=0.5*SQRT([.L527]/[.K527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.12766" calcext:value-type="float">
            <text:p>-1.12766</text:p>
          </table:table-cell>
          <table:table-cell office:value-type="float" office:value="0.00528748" calcext:value-type="float">
            <text:p>0.00528748</text:p>
          </table:table-cell>
          <table:table-cell office:value-type="float" office:value="-0.00757812" calcext:value-type="float">
            <text:p>-0.00757812</text:p>
          </table:table-cell>
          <table:table-cell office:value-type="float" office:value="0.00757812" calcext:value-type="float">
            <text:p>0.00757812</text:p>
          </table:table-cell>
          <table:table-cell office:value-type="float" office:value="1.2769" calcext:value-type="float">
            <text:p>1.2769</text:p>
          </table:table-cell>
          <table:table-cell office:value-type="float" office:value="0.00383682" calcext:value-type="float">
            <text:p>0.00383682</text:p>
          </table:table-cell>
          <table:table-cell office:value-type="float" office:value="1.65666" calcext:value-type="float">
            <text:p>1.65666</text:p>
          </table:table-cell>
          <table:table-cell office:value-type="float" office:value="0.0000298332" calcext:value-type="float">
            <text:p>2.98332E-05</text:p>
          </table:table-cell>
          <table:table-cell office:value-type="float" office:value="4.68692" calcext:value-type="float">
            <text:p>4.68692</text:p>
          </table:table-cell>
          <table:table-cell office:value-type="float" office:value="6.13891" calcext:value-type="float">
            <text:p>6.13891</text:p>
          </table:table-cell>
          <table:table-cell office:value-type="float" office:value="0.000330467" calcext:value-type="float">
            <text:p>0.000330467</text:p>
          </table:table-cell>
          <table:table-cell table:formula="of:=0.5*SQRT([.L528]/[.K528]-1)/SIN(PI()/40)" office:value-type="float" office:value="3.54702907377308" calcext:value-type="float">
            <text:p>3.54702907377308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.12742" calcext:value-type="float">
            <text:p>-1.12742</text:p>
          </table:table-cell>
          <table:table-cell office:value-type="float" office:value="0.00502031" calcext:value-type="float">
            <text:p>0.00502031</text:p>
          </table:table-cell>
          <table:table-cell table:number-columns-repeated="2" office:value-type="float" office:value="0.00302734" calcext:value-type="float">
            <text:p>0.00302734</text:p>
          </table:table-cell>
          <table:table-cell office:value-type="float" office:value="1.2761" calcext:value-type="float">
            <text:p>1.2761</text:p>
          </table:table-cell>
          <table:table-cell office:value-type="float" office:value="0.00257317" calcext:value-type="float">
            <text:p>0.00257317</text:p>
          </table:table-cell>
          <table:table-cell office:value-type="float" office:value="1.65404" calcext:value-type="float">
            <text:p>1.65404</text:p>
          </table:table-cell>
          <table:table-cell office:value-type="float" office:value="0.0000229195" calcext:value-type="float">
            <text:p>2.29195E-05</text:p>
          </table:table-cell>
          <table:table-cell office:value-type="float" office:value="4.00501" calcext:value-type="float">
            <text:p>4.00501</text:p>
          </table:table-cell>
          <table:table-cell office:value-type="float" office:value="4.11707" calcext:value-type="float">
            <text:p>4.11707</text:p>
          </table:table-cell>
          <table:table-cell office:value-type="float" office:value="0.000313769" calcext:value-type="float">
            <text:p>0.000313769</text:p>
          </table:table-cell>
          <table:table-cell table:formula="of:=0.5*SQRT([.L529]/[.K529]-1)/SIN(PI()/40)" office:value-type="float" office:value="1.06598283765142" calcext:value-type="float">
            <text:p>1.0659828376514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.12125" calcext:value-type="float">
            <text:p>-1.12125</text:p>
          </table:table-cell>
          <table:table-cell office:value-type="float" office:value="0.00760195" calcext:value-type="float">
            <text:p>0.00760195</text:p>
          </table:table-cell>
          <table:table-cell table:number-columns-repeated="2" office:value-type="float" office:value="0.00129883" calcext:value-type="float">
            <text:p>0.00129883</text:p>
          </table:table-cell>
          <table:table-cell office:value-type="float" office:value="1.2648" calcext:value-type="float">
            <text:p>1.2648</text:p>
          </table:table-cell>
          <table:table-cell office:value-type="float" office:value="0.00272489" calcext:value-type="float">
            <text:p>0.00272489</text:p>
          </table:table-cell>
          <table:table-cell office:value-type="float" office:value="1.63717" calcext:value-type="float">
            <text:p>1.63717</text:p>
          </table:table-cell>
          <table:table-cell office:value-type="float" office:value="0.0000224966" calcext:value-type="float">
            <text:p>2.24966E-05</text:p>
          </table:table-cell>
          <table:table-cell office:value-type="float" office:value="4.92252" calcext:value-type="float">
            <text:p>4.92252</text:p>
          </table:table-cell>
          <table:table-cell office:value-type="float" office:value="4.35982" calcext:value-type="float">
            <text:p>4.35982</text:p>
          </table:table-cell>
          <table:table-cell office:value-type="float" office:value="0.000475122" calcext:value-type="float">
            <text:p>0.000475122</text:p>
          </table:table-cell>
          <table:table-cell table:formula="of:=0.5*SQRT([.L530]/[.K53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.12771" calcext:value-type="float">
            <text:p>-1.12771</text:p>
          </table:table-cell>
          <table:table-cell office:value-type="float" office:value="0.00514312" calcext:value-type="float">
            <text:p>0.00514312</text:p>
          </table:table-cell>
          <table:table-cell table:number-columns-repeated="2" office:value-type="float" office:value="0.000791016" calcext:value-type="float">
            <text:p>0.000791016</text:p>
          </table:table-cell>
          <table:table-cell office:value-type="float" office:value="1.27688" calcext:value-type="float">
            <text:p>1.27688</text:p>
          </table:table-cell>
          <table:table-cell office:value-type="float" office:value="0.00253119" calcext:value-type="float">
            <text:p>0.00253119</text:p>
          </table:table-cell>
          <table:table-cell office:value-type="float" office:value="1.65613" calcext:value-type="float">
            <text:p>1.65613</text:p>
          </table:table-cell>
          <table:table-cell office:value-type="float" office:value="0.000020817" calcext:value-type="float">
            <text:p>2.0817E-05</text:p>
          </table:table-cell>
          <table:table-cell office:value-type="float" office:value="4.2798" calcext:value-type="float">
            <text:p>4.2798</text:p>
          </table:table-cell>
          <table:table-cell office:value-type="float" office:value="4.0499" calcext:value-type="float">
            <text:p>4.0499</text:p>
          </table:table-cell>
          <table:table-cell office:value-type="float" office:value="0.000321445" calcext:value-type="float">
            <text:p>0.000321445</text:p>
          </table:table-cell>
          <table:table-cell table:formula="of:=0.5*SQRT([.L531]/[.K531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.10833" calcext:value-type="float">
            <text:p>-1.10833</text:p>
          </table:table-cell>
          <table:table-cell office:value-type="float" office:value="0.00659794" calcext:value-type="float">
            <text:p>0.00659794</text:p>
          </table:table-cell>
          <table:table-cell table:number-columns-repeated="2" office:value-type="float" office:value="0.0010376" calcext:value-type="float">
            <text:p>0.0010376</text:p>
          </table:table-cell>
          <table:table-cell office:value-type="float" office:value="1.23499" calcext:value-type="float">
            <text:p>1.23499</text:p>
          </table:table-cell>
          <table:table-cell office:value-type="float" office:value="0.00245201" calcext:value-type="float">
            <text:p>0.00245201</text:p>
          </table:table-cell>
          <table:table-cell office:value-type="float" office:value="1.55813" calcext:value-type="float">
            <text:p>1.55813</text:p>
          </table:table-cell>
          <table:table-cell office:value-type="float" office:value="0.0000170636" calcext:value-type="float">
            <text:p>1.70636E-05</text:p>
          </table:table-cell>
          <table:table-cell office:value-type="float" office:value="4.18002" calcext:value-type="float">
            <text:p>4.18002</text:p>
          </table:table-cell>
          <table:table-cell office:value-type="float" office:value="3.92321" calcext:value-type="float">
            <text:p>3.92321</text:p>
          </table:table-cell>
          <table:table-cell office:value-type="float" office:value="0.000412371" calcext:value-type="float">
            <text:p>0.000412371</text:p>
          </table:table-cell>
          <table:table-cell table:formula="of:=0.5*SQRT([.L532]/[.K53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.11476" calcext:value-type="float">
            <text:p>-1.11476</text:p>
          </table:table-cell>
          <table:table-cell office:value-type="float" office:value="0.00671068" calcext:value-type="float">
            <text:p>0.00671068</text:p>
          </table:table-cell>
          <table:table-cell office:value-type="float" office:value="-0.000213623" calcext:value-type="float">
            <text:p>-0.000213623</text:p>
          </table:table-cell>
          <table:table-cell office:value-type="float" office:value="0.000213623" calcext:value-type="float">
            <text:p>0.000213623</text:p>
          </table:table-cell>
          <table:table-cell office:value-type="float" office:value="1.24939" calcext:value-type="float">
            <text:p>1.24939</text:p>
          </table:table-cell>
          <table:table-cell office:value-type="float" office:value="0.00272746" calcext:value-type="float">
            <text:p>0.00272746</text:p>
          </table:table-cell>
          <table:table-cell office:value-type="float" office:value="1.59441" calcext:value-type="float">
            <text:p>1.59441</text:p>
          </table:table-cell>
          <table:table-cell office:value-type="float" office:value="0.000022665" calcext:value-type="float">
            <text:p>2.2665E-05</text:p>
          </table:table-cell>
          <table:table-cell office:value-type="float" office:value="4.26766" calcext:value-type="float">
            <text:p>4.26766</text:p>
          </table:table-cell>
          <table:table-cell office:value-type="float" office:value="4.36394" calcext:value-type="float">
            <text:p>4.36394</text:p>
          </table:table-cell>
          <table:table-cell office:value-type="float" office:value="0.000419418" calcext:value-type="float">
            <text:p>0.000419418</text:p>
          </table:table-cell>
          <table:table-cell table:formula="of:=0.5*SQRT([.L533]/[.K533]-1)/SIN(PI()/40)" office:value-type="float" office:value="0.9571937198834" calcext:value-type="float">
            <text:p>0.957193719883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.11436" calcext:value-type="float">
            <text:p>-1.11436</text:p>
          </table:table-cell>
          <table:table-cell office:value-type="float" office:value="0.00695464" calcext:value-type="float">
            <text:p>0.00695464</text:p>
          </table:table-cell>
          <table:table-cell office:value-type="float" office:value="-0.00236633" calcext:value-type="float">
            <text:p>-0.00236633</text:p>
          </table:table-cell>
          <table:table-cell office:value-type="float" office:value="0.00236633" calcext:value-type="float">
            <text:p>0.00236633</text:p>
          </table:table-cell>
          <table:table-cell office:value-type="float" office:value="1.24874" calcext:value-type="float">
            <text:p>1.24874</text:p>
          </table:table-cell>
          <table:table-cell office:value-type="float" office:value="0.00264536" calcext:value-type="float">
            <text:p>0.00264536</text:p>
          </table:table-cell>
          <table:table-cell office:value-type="float" office:value="1.59419" calcext:value-type="float">
            <text:p>1.59419</text:p>
          </table:table-cell>
          <table:table-cell office:value-type="float" office:value="0.0000210688" calcext:value-type="float">
            <text:p>2.10688E-05</text:p>
          </table:table-cell>
          <table:table-cell office:value-type="float" office:value="4.07665" calcext:value-type="float">
            <text:p>4.07665</text:p>
          </table:table-cell>
          <table:table-cell office:value-type="float" office:value="4.23257" calcext:value-type="float">
            <text:p>4.23257</text:p>
          </table:table-cell>
          <table:table-cell office:value-type="float" office:value="0.000434665" calcext:value-type="float">
            <text:p>0.000434665</text:p>
          </table:table-cell>
          <table:table-cell table:formula="of:=0.5*SQRT([.L534]/[.K534]-1)/SIN(PI()/40)" office:value-type="float" office:value="1.24630950042066" calcext:value-type="float">
            <text:p>1.2463095004206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.11409" calcext:value-type="float">
            <text:p>-1.11409</text:p>
          </table:table-cell>
          <table:table-cell office:value-type="float" office:value="0.00670103" calcext:value-type="float">
            <text:p>0.00670103</text:p>
          </table:table-cell>
          <table:table-cell table:number-columns-repeated="2" office:value-type="float" office:value="0.00112457" calcext:value-type="float">
            <text:p>0.00112457</text:p>
          </table:table-cell>
          <table:table-cell office:value-type="float" office:value="1.2479" calcext:value-type="float">
            <text:p>1.2479</text:p>
          </table:table-cell>
          <table:table-cell office:value-type="float" office:value="0.0027308" calcext:value-type="float">
            <text:p>0.0027308</text:p>
          </table:table-cell>
          <table:table-cell office:value-type="float" office:value="1.59077" calcext:value-type="float">
            <text:p>1.59077</text:p>
          </table:table-cell>
          <table:table-cell office:value-type="float" office:value="0.0000218519" calcext:value-type="float">
            <text:p>2.18519E-05</text:p>
          </table:table-cell>
          <table:table-cell office:value-type="float" office:value="4.1381" calcext:value-type="float">
            <text:p>4.1381</text:p>
          </table:table-cell>
          <table:table-cell office:value-type="float" office:value="4.36928" calcext:value-type="float">
            <text:p>4.36928</text:p>
          </table:table-cell>
          <table:table-cell office:value-type="float" office:value="0.000418814" calcext:value-type="float">
            <text:p>0.000418814</text:p>
          </table:table-cell>
          <table:table-cell table:formula="of:=0.5*SQRT([.L535]/[.K535]-1)/SIN(PI()/40)" office:value-type="float" office:value="1.50626486150099" calcext:value-type="float">
            <text:p>1.506264861500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4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0.495" calcext:value-type="float">
            <text:p>-0.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75" calcext:value-type="float">
            <text:p>0.0675</text:p>
          </table:table-cell>
          <table:table-cell office:value-type="float" office:value="0.245025" calcext:value-type="float">
            <text:p>0.245025</text:p>
          </table:table-cell>
          <table:table-cell office:value-type="float" office:value="0.00455625" calcext:value-type="float">
            <text:p>0.00455625</text:p>
          </table:table-cell>
          <table:table-cell office:value-type="float" office:value="0.0600373" calcext:value-type="float">
            <text:p>0.0600373</text:p>
          </table:table-cell>
          <table:table-cell office:value-type="float" office:value="0.0000207594" calcext:value-type="float">
            <text:p>2.07594E-05</text:p>
          </table:table-cell>
          <table:table-cell office:value-type="float" office:value="2.00981" calcext:value-type="float">
            <text:p>2.00981</text:p>
          </table:table-cell>
          <table:table-cell office:value-type="float" office:value="7.29" calcext:value-type="float">
            <text:p>7.29</text:p>
          </table:table-cell>
          <table:table-cell office:value-type="float" office:value="0" calcext:value-type="float">
            <text:p>0</text:p>
          </table:table-cell>
          <table:table-cell table:formula="of:=0.5*SQRT([.L538]/[.K538]-1)/SIN(PI()/40)" office:value-type="float" office:value="10.3293734598615" calcext:value-type="float">
            <text:p>10.3293734598615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-0.7775" calcext:value-type="float">
            <text:p>-0.7775</text:p>
          </table:table-cell>
          <table:table-cell office:value-type="float" office:value="0.00180625" calcext:value-type="float">
            <text:p>0.00180625</text:p>
          </table:table-cell>
          <table:table-cell table:number-columns-repeated="2" office:value-type="float" office:value="0.011875" calcext:value-type="float">
            <text:p>0.011875</text:p>
          </table:table-cell>
          <table:table-cell office:value-type="float" office:value="0.606312" calcext:value-type="float">
            <text:p>0.606312</text:p>
          </table:table-cell>
          <table:table-cell office:value-type="float" office:value="0.00169141" calcext:value-type="float">
            <text:p>0.00169141</text:p>
          </table:table-cell>
          <table:table-cell office:value-type="float" office:value="0.371982" calcext:value-type="float">
            <text:p>0.371982</text:p>
          </table:table-cell>
          <table:table-cell office:value-type="float" office:value="0.00000373537" calcext:value-type="float">
            <text:p>3.73537E-06</text:p>
          </table:table-cell>
          <table:table-cell office:value-type="float" office:value="1.44108" calcext:value-type="float">
            <text:p>1.44108</text:p>
          </table:table-cell>
          <table:table-cell office:value-type="float" office:value="2.70625" calcext:value-type="float">
            <text:p>2.70625</text:p>
          </table:table-cell>
          <table:table-cell office:value-type="float" office:value="0.0000891975" calcext:value-type="float">
            <text:p>8.91975E-05</text:p>
          </table:table-cell>
          <table:table-cell table:formula="of:=0.5*SQRT([.L539]/[.K539]-1)/SIN(PI()/40)" office:value-type="float" office:value="5.97113792821444" calcext:value-type="float">
            <text:p>5.97113792821444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0.8725" calcext:value-type="float">
            <text:p>-0.8725</text:p>
          </table:table-cell>
          <table:table-cell office:value-type="float" office:value="0.00045625" calcext:value-type="float">
            <text:p>0.00045625</text:p>
          </table:table-cell>
          <table:table-cell table:number-columns-repeated="2" office:value-type="float" office:value="0.0084375" calcext:value-type="float">
            <text:p>0.0084375</text:p>
          </table:table-cell>
          <table:table-cell office:value-type="float" office:value="0.761713" calcext:value-type="float">
            <text:p>0.761713</text:p>
          </table:table-cell>
          <table:table-cell office:value-type="float" office:value="0.000181641" calcext:value-type="float">
            <text:p>0.000181641</text:p>
          </table:table-cell>
          <table:table-cell office:value-type="float" office:value="0.581595" calcext:value-type="float">
            <text:p>0.581595</text:p>
          </table:table-cell>
          <table:table-cell office:value-type="float" office:value="0.0000000707135" calcext:value-type="float">
            <text:p>7.07135E-08</text:p>
          </table:table-cell>
          <table:table-cell office:value-type="float" office:value="1.86379" calcext:value-type="float">
            <text:p>1.86379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0000225309" calcext:value-type="float">
            <text:p>2.25309E-05</text:p>
          </table:table-cell>
          <table:table-cell table:formula="of:=0.5*SQRT([.L540]/[.K540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-0.88375" calcext:value-type="float">
            <text:p>-0.88375</text:p>
          </table:table-cell>
          <table:table-cell office:value-type="float" office:value="0.00327344" calcext:value-type="float">
            <text:p>0.00327344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784287" calcext:value-type="float">
            <text:p>0.784287</text:p>
          </table:table-cell>
          <table:table-cell office:value-type="float" office:value="0.00331133" calcext:value-type="float">
            <text:p>0.00331133</text:p>
          </table:table-cell>
          <table:table-cell office:value-type="float" office:value="0.625324" calcext:value-type="float">
            <text:p>0.625324</text:p>
          </table:table-cell>
          <table:table-cell office:value-type="float" office:value="0.0000194176" calcext:value-type="float">
            <text:p>1.94176E-05</text:p>
          </table:table-cell>
          <table:table-cell office:value-type="float" office:value="2.61093" calcext:value-type="float">
            <text:p>2.61093</text:p>
          </table:table-cell>
          <table:table-cell office:value-type="float" office:value="5.29813" calcext:value-type="float">
            <text:p>5.29813</text:p>
          </table:table-cell>
          <table:table-cell office:value-type="float" office:value="0.000161651" calcext:value-type="float">
            <text:p>0.000161651</text:p>
          </table:table-cell>
          <table:table-cell table:formula="of:=0.5*SQRT([.L541]/[.K541]-1)/SIN(PI()/40)" office:value-type="float" office:value="6.46515716962616" calcext:value-type="float">
            <text:p>6.46515716962616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-0.926562" calcext:value-type="float">
            <text:p>-0.926562</text:p>
          </table:table-cell>
          <table:table-cell office:value-type="float" office:value="0.00186787" calcext:value-type="float">
            <text:p>0.00186787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860386" calcext:value-type="float">
            <text:p>0.860386</text:p>
          </table:table-cell>
          <table:table-cell office:value-type="float" office:value="0.00145293" calcext:value-type="float">
            <text:p>0.00145293</text:p>
          </table:table-cell>
          <table:table-cell office:value-type="float" office:value="0.746925" calcext:value-type="float">
            <text:p>0.746925</text:p>
          </table:table-cell>
          <table:table-cell office:value-type="float" office:value="0.00000965" calcext:value-type="float">
            <text:p>9.65E-06</text:p>
          </table:table-cell>
          <table:table-cell office:value-type="float" office:value="3.44838" calcext:value-type="float">
            <text:p>3.44838</text:p>
          </table:table-cell>
          <table:table-cell office:value-type="float" office:value="2.32469" calcext:value-type="float">
            <text:p>2.32469</text:p>
          </table:table-cell>
          <table:table-cell office:value-type="float" office:value="0.0000922405" calcext:value-type="float">
            <text:p>9.22405E-05</text:p>
          </table:table-cell>
          <table:table-cell table:formula="of:=0.5*SQRT([.L542]/[.K542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-1.03609" calcext:value-type="float">
            <text:p>-1.03609</text:p>
          </table:table-cell>
          <table:table-cell office:value-type="float" office:value="0.00806521" calcext:value-type="float">
            <text:p>0.00806521</text:p>
          </table:table-cell>
          <table:table-cell office:value-type="float" office:value="-0.0166406" calcext:value-type="float">
            <text:p>-0.0166406</text:p>
          </table:table-cell>
          <table:table-cell office:value-type="float" office:value="0.0166406" calcext:value-type="float">
            <text:p>0.0166406</text:p>
          </table:table-cell>
          <table:table-cell office:value-type="float" office:value="1.08156" calcext:value-type="float">
            <text:p>1.08156</text:p>
          </table:table-cell>
          <table:table-cell office:value-type="float" office:value="0.00257881" calcext:value-type="float">
            <text:p>0.00257881</text:p>
          </table:table-cell>
          <table:table-cell office:value-type="float" office:value="1.20422" calcext:value-type="float">
            <text:p>1.20422</text:p>
          </table:table-cell>
          <table:table-cell office:value-type="float" office:value="0.0000202359" calcext:value-type="float">
            <text:p>2.02359E-05</text:p>
          </table:table-cell>
          <table:table-cell office:value-type="float" office:value="3.80221" calcext:value-type="float">
            <text:p>3.80221</text:p>
          </table:table-cell>
          <table:table-cell office:value-type="float" office:value="4.12609" calcext:value-type="float">
            <text:p>4.12609</text:p>
          </table:table-cell>
          <table:table-cell office:value-type="float" office:value="0.000398282" calcext:value-type="float">
            <text:p>0.000398282</text:p>
          </table:table-cell>
          <table:table-cell table:formula="of:=0.5*SQRT([.L543]/[.K543]-1)/SIN(PI()/40)" office:value-type="float" office:value="1.85994765261602" calcext:value-type="float">
            <text:p>1.8599476526160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-0.968906" calcext:value-type="float">
            <text:p>-0.968906</text:p>
          </table:table-cell>
          <table:table-cell office:value-type="float" office:value="0.00432849" calcext:value-type="float">
            <text:p>0.00432849</text:p>
          </table:table-cell>
          <table:table-cell table:number-columns-repeated="2" office:value-type="float" office:value="0.00207031" calcext:value-type="float">
            <text:p>0.00207031</text:p>
          </table:table-cell>
          <table:table-cell office:value-type="float" office:value="0.943108" calcext:value-type="float">
            <text:p>0.943108</text:p>
          </table:table-cell>
          <table:table-cell office:value-type="float" office:value="0.0022646" calcext:value-type="float">
            <text:p>0.0022646</text:p>
          </table:table-cell>
          <table:table-cell office:value-type="float" office:value="0.905496" calcext:value-type="float">
            <text:p>0.905496</text:p>
          </table:table-cell>
          <table:table-cell office:value-type="float" office:value="0.0000189057" calcext:value-type="float">
            <text:p>1.89057E-05</text:p>
          </table:table-cell>
          <table:table-cell office:value-type="float" office:value="3.84307" calcext:value-type="float">
            <text:p>3.84307</text:p>
          </table:table-cell>
          <table:table-cell office:value-type="float" office:value="3.62336" calcext:value-type="float">
            <text:p>3.62336</text:p>
          </table:table-cell>
          <table:table-cell office:value-type="float" office:value="0.000213753" calcext:value-type="float">
            <text:p>0.000213753</text:p>
          </table:table-cell>
          <table:table-cell table:formula="of:=0.5*SQRT([.L544]/[.K544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-0.972891" calcext:value-type="float">
            <text:p>-0.972891</text:p>
          </table:table-cell>
          <table:table-cell office:value-type="float" office:value="0.00377172" calcext:value-type="float">
            <text:p>0.00377172</text:p>
          </table:table-cell>
          <table:table-cell table:number-columns-repeated="2" office:value-type="float" office:value="0.000439453" calcext:value-type="float">
            <text:p>0.000439453</text:p>
          </table:table-cell>
          <table:table-cell office:value-type="float" office:value="0.950288" calcext:value-type="float">
            <text:p>0.950288</text:p>
          </table:table-cell>
          <table:table-cell office:value-type="float" office:value="0.00222958" calcext:value-type="float">
            <text:p>0.00222958</text:p>
          </table:table-cell>
          <table:table-cell office:value-type="float" office:value="0.916699" calcext:value-type="float">
            <text:p>0.916699</text:p>
          </table:table-cell>
          <table:table-cell office:value-type="float" office:value="0.0000136819" calcext:value-type="float">
            <text:p>1.36819E-05</text:p>
          </table:table-cell>
          <table:table-cell office:value-type="float" office:value="3.17022" calcext:value-type="float">
            <text:p>3.17022</text:p>
          </table:table-cell>
          <table:table-cell office:value-type="float" office:value="3.56732" calcext:value-type="float">
            <text:p>3.56732</text:p>
          </table:table-cell>
          <table:table-cell office:value-type="float" office:value="0.000186258" calcext:value-type="float">
            <text:p>0.000186258</text:p>
          </table:table-cell>
          <table:table-cell table:formula="of:=0.5*SQRT([.L545]/[.K545]-1)/SIN(PI()/40)" office:value-type="float" office:value="2.25544348154486" calcext:value-type="float">
            <text:p>2.25544348154486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-0.952559" calcext:value-type="float">
            <text:p>-0.952559</text:p>
          </table:table-cell>
          <table:table-cell office:value-type="float" office:value="0.00610625" calcext:value-type="float">
            <text:p>0.00610625</text:p>
          </table:table-cell>
          <table:table-cell table:number-columns-repeated="2" office:value-type="float" office:value="0.00316895" calcext:value-type="float">
            <text:p>0.00316895</text:p>
          </table:table-cell>
          <table:table-cell office:value-type="float" office:value="0.913474" calcext:value-type="float">
            <text:p>0.913474</text:p>
          </table:table-cell>
          <table:table-cell office:value-type="float" office:value="0.00198121" calcext:value-type="float">
            <text:p>0.00198121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0.0000120468" calcext:value-type="float">
            <text:p>1.20468E-05</text:p>
          </table:table-cell>
          <table:table-cell office:value-type="float" office:value="3.18136" calcext:value-type="float">
            <text:p>3.18136</text:p>
          </table:table-cell>
          <table:table-cell office:value-type="float" office:value="3.16993" calcext:value-type="float">
            <text:p>3.16993</text:p>
          </table:table-cell>
          <table:table-cell office:value-type="float" office:value="0.000301543" calcext:value-type="float">
            <text:p>0.000301543</text:p>
          </table:table-cell>
          <table:table-cell table:formula="of:=0.5*SQRT([.L546]/[.K546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-0.969688" calcext:value-type="float">
            <text:p>-0.969688</text:p>
          </table:table-cell>
          <table:table-cell office:value-type="float" office:value="0.00611914" calcext:value-type="float">
            <text:p>0.00611914</text:p>
          </table:table-cell>
          <table:table-cell office:value-type="float" office:value="-0.00159424" calcext:value-type="float">
            <text:p>-0.00159424</text:p>
          </table:table-cell>
          <table:table-cell office:value-type="float" office:value="0.00159424" calcext:value-type="float">
            <text:p>0.00159424</text:p>
          </table:table-cell>
          <table:table-cell office:value-type="float" office:value="0.946413" calcext:value-type="float">
            <text:p>0.946413</text:p>
          </table:table-cell>
          <table:table-cell office:value-type="float" office:value="0.00216537" calcext:value-type="float">
            <text:p>0.00216537</text:p>
          </table:table-cell>
          <table:table-cell office:value-type="float" office:value="0.918641" calcext:value-type="float">
            <text:p>0.918641</text:p>
          </table:table-cell>
          <table:table-cell office:value-type="float" office:value="0.0000140912" calcext:value-type="float">
            <text:p>1.40912E-05</text:p>
          </table:table-cell>
          <table:table-cell office:value-type="float" office:value="3.19799" calcext:value-type="float">
            <text:p>3.19799</text:p>
          </table:table-cell>
          <table:table-cell office:value-type="float" office:value="3.46458" calcext:value-type="float">
            <text:p>3.46458</text:p>
          </table:table-cell>
          <table:table-cell office:value-type="float" office:value="0.00030218" calcext:value-type="float">
            <text:p>0.00030218</text:p>
          </table:table-cell>
          <table:table-cell table:formula="of:=0.5*SQRT([.L547]/[.K547]-1)/SIN(PI()/40)" office:value-type="float" office:value="1.83996720590622" calcext:value-type="float">
            <text:p>1.8399672059062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-0.970967" calcext:value-type="float">
            <text:p>-0.970967</text:p>
          </table:table-cell>
          <table:table-cell office:value-type="float" office:value="0.00669316" calcext:value-type="float">
            <text:p>0.00669316</text:p>
          </table:table-cell>
          <table:table-cell office:value-type="float" office:value="-0.00256592" calcext:value-type="float">
            <text:p>-0.00256592</text:p>
          </table:table-cell>
          <table:table-cell office:value-type="float" office:value="0.00256592" calcext:value-type="float">
            <text:p>0.00256592</text:p>
          </table:table-cell>
          <table:table-cell office:value-type="float" office:value="0.94947" calcext:value-type="float">
            <text:p>0.94947</text:p>
          </table:table-cell>
          <table:table-cell office:value-type="float" office:value="0.00215673" calcext:value-type="float">
            <text:p>0.00215673</text:p>
          </table:table-cell>
          <table:table-cell office:value-type="float" office:value="0.926959" calcext:value-type="float">
            <text:p>0.926959</text:p>
          </table:table-cell>
          <table:table-cell office:value-type="float" office:value="0.0000146096" calcext:value-type="float">
            <text:p>1.46096E-05</text:p>
          </table:table-cell>
          <table:table-cell office:value-type="float" office:value="3.50612" calcext:value-type="float">
            <text:p>3.50612</text:p>
          </table:table-cell>
          <table:table-cell office:value-type="float" office:value="3.45077" calcext:value-type="float">
            <text:p>3.45077</text:p>
          </table:table-cell>
          <table:table-cell office:value-type="float" office:value="0.000330526" calcext:value-type="float">
            <text:p>0.000330526</text:p>
          </table:table-cell>
          <table:table-cell table:formula="of:=0.5*SQRT([.L548]/[.K548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-0.966199" calcext:value-type="float">
            <text:p>-0.966199</text:p>
          </table:table-cell>
          <table:table-cell office:value-type="float" office:value="0.00662455" calcext:value-type="float">
            <text:p>0.00662455</text:p>
          </table:table-cell>
          <table:table-cell office:value-type="float" office:value="-0.000109253" calcext:value-type="float">
            <text:p>-0.000109253</text:p>
          </table:table-cell>
          <table:table-cell office:value-type="float" office:value="0.000109253" calcext:value-type="float">
            <text:p>0.000109253</text:p>
          </table:table-cell>
          <table:table-cell office:value-type="float" office:value="0.940165" calcext:value-type="float">
            <text:p>0.940165</text:p>
          </table:table-cell>
          <table:table-cell office:value-type="float" office:value="0.00199561" calcext:value-type="float">
            <text:p>0.00199561</text:p>
          </table:table-cell>
          <table:table-cell office:value-type="float" office:value="0.908972" calcext:value-type="float">
            <text:p>0.908972</text:p>
          </table:table-cell>
          <table:table-cell office:value-type="float" office:value="0.0000116046" calcext:value-type="float">
            <text:p>1.16046E-05</text:p>
          </table:table-cell>
          <table:table-cell office:value-type="float" office:value="3.25167" calcext:value-type="float">
            <text:p>3.25167</text:p>
          </table:table-cell>
          <table:table-cell office:value-type="float" office:value="3.19297" calcext:value-type="float">
            <text:p>3.19297</text:p>
          </table:table-cell>
          <table:table-cell office:value-type="float" office:value="0.000327138" calcext:value-type="float">
            <text:p>0.000327138</text:p>
          </table:table-cell>
          <table:table-cell table:formula="of:=0.5*SQRT([.L549]/[.K549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-0.96692" calcext:value-type="float">
            <text:p>-0.96692</text:p>
          </table:table-cell>
          <table:table-cell office:value-type="float" office:value="0.00660528" calcext:value-type="float">
            <text:p>0.00660528</text:p>
          </table:table-cell>
          <table:table-cell office:value-type="float" office:value="-0.000285339" calcext:value-type="float">
            <text:p>-0.000285339</text:p>
          </table:table-cell>
          <table:table-cell office:value-type="float" office:value="0.000285339" calcext:value-type="float">
            <text:p>0.000285339</text:p>
          </table:table-cell>
          <table:table-cell office:value-type="float" office:value="0.94154" calcext:value-type="float">
            <text:p>0.94154</text:p>
          </table:table-cell>
          <table:table-cell office:value-type="float" office:value="0.00208882" calcext:value-type="float">
            <text:p>0.00208882</text:p>
          </table:table-cell>
          <table:table-cell office:value-type="float" office:value="0.911267" calcext:value-type="float">
            <text:p>0.911267</text:p>
          </table:table-cell>
          <table:table-cell office:value-type="float" office:value="0.0000127055" calcext:value-type="float">
            <text:p>1.27055E-05</text:p>
          </table:table-cell>
          <table:table-cell office:value-type="float" office:value="3.27793" calcext:value-type="float">
            <text:p>3.27793</text:p>
          </table:table-cell>
          <table:table-cell office:value-type="float" office:value="3.34211" calcext:value-type="float">
            <text:p>3.34211</text:p>
          </table:table-cell>
          <table:table-cell office:value-type="float" office:value="0.000326187" calcext:value-type="float">
            <text:p>0.000326187</text:p>
          </table:table-cell>
          <table:table-cell table:formula="of:=0.5*SQRT([.L550]/[.K550]-1)/SIN(PI()/40)" office:value-type="float" office:value="0.891716339978808" calcext:value-type="float">
            <text:p>0.891716339978808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-0.969233" calcext:value-type="float">
            <text:p>-0.969233</text:p>
          </table:table-cell>
          <table:table-cell office:value-type="float" office:value="0.00628263" calcext:value-type="float">
            <text:p>0.00628263</text:p>
          </table:table-cell>
          <table:table-cell table:number-columns-repeated="2" office:value-type="float" office:value="0.00030365" calcext:value-type="float">
            <text:p>0.00030365</text:p>
          </table:table-cell>
          <table:table-cell office:value-type="float" office:value="0.945695" calcext:value-type="float">
            <text:p>0.945695</text:p>
          </table:table-cell>
          <table:table-cell office:value-type="float" office:value="0.00215458" calcext:value-type="float">
            <text:p>0.00215458</text:p>
          </table:table-cell>
          <table:table-cell office:value-type="float" office:value="0.918163" calcext:value-type="float">
            <text:p>0.918163</text:p>
          </table:table-cell>
          <table:table-cell office:value-type="float" office:value="0.0000139356" calcext:value-type="float">
            <text:p>1.39356E-05</text:p>
          </table:table-cell>
          <table:table-cell office:value-type="float" office:value="3.31819" calcext:value-type="float">
            <text:p>3.31819</text:p>
          </table:table-cell>
          <table:table-cell office:value-type="float" office:value="3.44732" calcext:value-type="float">
            <text:p>3.44732</text:p>
          </table:table-cell>
          <table:table-cell office:value-type="float" office:value="0.000310253" calcext:value-type="float">
            <text:p>0.000310253</text:p>
          </table:table-cell>
          <table:table-cell table:formula="of:=0.5*SQRT([.L551]/[.K551]-1)/SIN(PI()/40)" office:value-type="float" office:value="1.25715740074761" calcext:value-type="float">
            <text:p>1.257157400747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4.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0.465" calcext:value-type="float">
            <text:p>-0.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75" calcext:value-type="float">
            <text:p>0.0775</text:p>
          </table:table-cell>
          <table:table-cell office:value-type="float" office:value="0.216225" calcext:value-type="float">
            <text:p>0.216225</text:p>
          </table:table-cell>
          <table:table-cell office:value-type="float" office:value="0.00600625" calcext:value-type="float">
            <text:p>0.00600625</text:p>
          </table:table-cell>
          <table:table-cell office:value-type="float" office:value="0.0467533" calcext:value-type="float">
            <text:p>0.0467533</text:p>
          </table:table-cell>
          <table:table-cell office:value-type="float" office:value="0.000036075" calcext:value-type="float">
            <text:p>3.6075E-05</text:p>
          </table:table-cell>
          <table:table-cell office:value-type="float" office:value="2.94521" calcext:value-type="float">
            <text:p>2.94521</text:p>
          </table:table-cell>
          <table:table-cell office:value-type="float" office:value="9.61" calcext:value-type="float">
            <text:p>9.61</text:p>
          </table:table-cell>
          <table:table-cell office:value-type="float" office:value="0" calcext:value-type="float">
            <text:p>0</text:p>
          </table:table-cell>
          <table:table-cell table:formula="of:=0.5*SQRT([.L554]/[.K554]-1)/SIN(PI()/40)" office:value-type="float" office:value="9.58653821082886" calcext:value-type="float">
            <text:p>9.58653821082886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-0.7525" calcext:value-type="float">
            <text:p>-0.7525</text:p>
          </table:table-cell>
          <table:table-cell office:value-type="float" office:value="0.00855625" calcext:value-type="float">
            <text:p>0.00855625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574812" calcext:value-type="float">
            <text:p>0.574812</text:p>
          </table:table-cell>
          <table:table-cell office:value-type="float" office:value="0.00375781" calcext:value-type="float">
            <text:p>0.00375781</text:p>
          </table:table-cell>
          <table:table-cell office:value-type="float" office:value="0.34979" calcext:value-type="float">
            <text:p>0.34979</text:p>
          </table:table-cell>
          <table:table-cell office:value-type="float" office:value="0.0000200931" calcext:value-type="float">
            <text:p>2.00931E-05</text:p>
          </table:table-cell>
          <table:table-cell office:value-type="float" office:value="1.02214" calcext:value-type="float">
            <text:p>1.02214</text:p>
          </table:table-cell>
          <table:table-cell office:value-type="float" office:value="6.0125" calcext:value-type="float">
            <text:p>6.0125</text:p>
          </table:table-cell>
          <table:table-cell office:value-type="float" office:value="0.000356362" calcext:value-type="float">
            <text:p>0.000356362</text:p>
          </table:table-cell>
          <table:table-cell table:formula="of:=0.5*SQRT([.L555]/[.K555]-1)/SIN(PI()/40)" office:value-type="float" office:value="14.0811281856939" calcext:value-type="float">
            <text:p>14.0811281856939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-0.8775" calcext:value-type="float">
            <text:p>-0.8775</text:p>
          </table:table-cell>
          <table:table-cell office:value-type="float" office:value="0.00140625" calcext:value-type="float">
            <text:p>0.00140625</text:p>
          </table:table-cell>
          <table:table-cell office:value-type="float" office:value="-0.0059375" calcext:value-type="float">
            <text:p>-0.0059375</text:p>
          </table:table-cell>
          <table:table-cell office:value-type="float" office:value="0.0059375" calcext:value-type="float">
            <text:p>0.0059375</text:p>
          </table:table-cell>
          <table:table-cell office:value-type="float" office:value="0.771413" calcext:value-type="float">
            <text:p>0.771413</text:p>
          </table:table-cell>
          <table:table-cell office:value-type="float" office:value="0.00332227" calcext:value-type="float">
            <text:p>0.00332227</text:p>
          </table:table-cell>
          <table:table-cell office:value-type="float" office:value="0.599338" calcext:value-type="float">
            <text:p>0.599338</text:p>
          </table:table-cell>
          <table:table-cell office:value-type="float" office:value="0.0000203437" calcext:value-type="float">
            <text:p>2.03437E-05</text:p>
          </table:table-cell>
          <table:table-cell office:value-type="float" office:value="2.50288" calcext:value-type="float">
            <text:p>2.50288</text:p>
          </table:table-cell>
          <table:table-cell office:value-type="float" office:value="5.31562" calcext:value-type="float">
            <text:p>5.31562</text:p>
          </table:table-cell>
          <table:table-cell office:value-type="float" office:value="0.0000585693" calcext:value-type="float">
            <text:p>5.85693E-05</text:p>
          </table:table-cell>
          <table:table-cell table:formula="of:=0.5*SQRT([.L556]/[.K556]-1)/SIN(PI()/40)" office:value-type="float" office:value="6.75571759308257" calcext:value-type="float">
            <text:p>6.75571759308257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-0.831875" calcext:value-type="float">
            <text:p>-0.831875</text:p>
          </table:table-cell>
          <table:table-cell office:value-type="float" office:value="0.00519961" calcext:value-type="float">
            <text:p>0.00519961</text:p>
          </table:table-cell>
          <table:table-cell table:number-columns-repeated="2" office:value-type="float" office:value="0.001875" calcext:value-type="float">
            <text:p>0.001875</text:p>
          </table:table-cell>
          <table:table-cell office:value-type="float" office:value="0.697216" calcext:value-type="float">
            <text:p>0.697216</text:p>
          </table:table-cell>
          <table:table-cell office:value-type="float" office:value="0.00189336" calcext:value-type="float">
            <text:p>0.00189336</text:p>
          </table:table-cell>
          <table:table-cell office:value-type="float" office:value="0.502405" calcext:value-type="float">
            <text:p>0.502405</text:p>
          </table:table-cell>
          <table:table-cell office:value-type="float" office:value="0.0000111605" calcext:value-type="float">
            <text:p>1.11605E-05</text:p>
          </table:table-cell>
          <table:table-cell office:value-type="float" office:value="1.5594" calcext:value-type="float">
            <text:p>1.5594</text:p>
          </table:table-cell>
          <table:table-cell office:value-type="float" office:value="3.02937" calcext:value-type="float">
            <text:p>3.02937</text:p>
          </table:table-cell>
          <table:table-cell office:value-type="float" office:value="0.00021656" calcext:value-type="float">
            <text:p>0.00021656</text:p>
          </table:table-cell>
          <table:table-cell table:formula="of:=0.5*SQRT([.L557]/[.K557]-1)/SIN(PI()/40)" office:value-type="float" office:value="6.18731428706924" calcext:value-type="float">
            <text:p>6.18731428706924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-0.78375" calcext:value-type="float">
            <text:p>-0.78375</text:p>
          </table:table-cell>
          <table:table-cell office:value-type="float" office:value="0.00517031" calcext:value-type="float">
            <text:p>0.00517031</text:p>
          </table:table-cell>
          <table:table-cell table:number-columns-repeated="2" office:value-type="float" office:value="0.000078125" calcext:value-type="float">
            <text:p>7.8125E-05</text:p>
          </table:table-cell>
          <table:table-cell office:value-type="float" office:value="0.619434" calcext:value-type="float">
            <text:p>0.619434</text:p>
          </table:table-cell>
          <table:table-cell office:value-type="float" office:value="0.00065498" calcext:value-type="float">
            <text:p>0.00065498</text:p>
          </table:table-cell>
          <table:table-cell office:value-type="float" office:value="0.397769" calcext:value-type="float">
            <text:p>0.397769</text:p>
          </table:table-cell>
          <table:table-cell office:value-type="float" office:value="0.000000927059" calcext:value-type="float">
            <text:p>9.27059E-07</text:p>
          </table:table-cell>
          <table:table-cell office:value-type="float" office:value="2.65767" calcext:value-type="float">
            <text:p>2.65767</text:p>
          </table:table-cell>
          <table:table-cell office:value-type="float" office:value="1.04797" calcext:value-type="float">
            <text:p>1.04797</text:p>
          </table:table-cell>
          <table:table-cell office:value-type="float" office:value="0.00021534" calcext:value-type="float">
            <text:p>0.00021534</text:p>
          </table:table-cell>
          <table:table-cell table:formula="of:=0.5*SQRT([.L558]/[.K558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-0.870937" calcext:value-type="float">
            <text:p>-0.870937</text:p>
          </table:table-cell>
          <table:table-cell office:value-type="float" office:value="0.00417568" calcext:value-type="float">
            <text:p>0.00417568</text:p>
          </table:table-cell>
          <table:table-cell office:value-type="float" office:value="-0.00179688" calcext:value-type="float">
            <text:p>-0.00179688</text:p>
          </table:table-cell>
          <table:table-cell office:value-type="float" office:value="0.00179688" calcext:value-type="float">
            <text:p>0.00179688</text:p>
          </table:table-cell>
          <table:table-cell office:value-type="float" office:value="0.762708" calcext:value-type="float">
            <text:p>0.762708</text:p>
          </table:table-cell>
          <table:table-cell office:value-type="float" office:value="0.00175957" calcext:value-type="float">
            <text:p>0.00175957</text:p>
          </table:table-cell>
          <table:table-cell office:value-type="float" office:value="0.594416" calcext:value-type="float">
            <text:p>0.594416</text:p>
          </table:table-cell>
          <table:table-cell office:value-type="float" office:value="0.00000823576" calcext:value-type="float">
            <text:p>8.23576E-06</text:p>
          </table:table-cell>
          <table:table-cell office:value-type="float" office:value="3.99505" calcext:value-type="float">
            <text:p>3.99505</text:p>
          </table:table-cell>
          <table:table-cell office:value-type="float" office:value="2.81531" calcext:value-type="float">
            <text:p>2.81531</text:p>
          </table:table-cell>
          <table:table-cell office:value-type="float" office:value="0.000173914" calcext:value-type="float">
            <text:p>0.000173914</text:p>
          </table:table-cell>
          <table:table-cell table:formula="of:=0.5*SQRT([.L559]/[.K559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-0.849219" calcext:value-type="float">
            <text:p>-0.849219</text:p>
          </table:table-cell>
          <table:table-cell office:value-type="float" office:value="0.00756736" calcext:value-type="float">
            <text:p>0.00756736</text:p>
          </table:table-cell>
          <table:table-cell table:number-columns-repeated="2" office:value-type="float" office:value="0.000117187" calcext:value-type="float">
            <text:p>0.000117187</text:p>
          </table:table-cell>
          <table:table-cell office:value-type="float" office:value="0.72874" calcext:value-type="float">
            <text:p>0.72874</text:p>
          </table:table-cell>
          <table:table-cell office:value-type="float" office:value="0.00181797" calcext:value-type="float">
            <text:p>0.00181797</text:p>
          </table:table-cell>
          <table:table-cell office:value-type="float" office:value="0.553014" calcext:value-type="float">
            <text:p>0.553014</text:p>
          </table:table-cell>
          <table:table-cell office:value-type="float" office:value="0.00000755712" calcext:value-type="float">
            <text:p>7.55712E-06</text:p>
          </table:table-cell>
          <table:table-cell office:value-type="float" office:value="2.72135" calcext:value-type="float">
            <text:p>2.72135</text:p>
          </table:table-cell>
          <table:table-cell office:value-type="float" office:value="2.90875" calcext:value-type="float">
            <text:p>2.90875</text:p>
          </table:table-cell>
          <table:table-cell office:value-type="float" office:value="0.000315175" calcext:value-type="float">
            <text:p>0.000315175</text:p>
          </table:table-cell>
          <table:table-cell table:formula="of:=0.5*SQRT([.L560]/[.K560]-1)/SIN(PI()/40)" office:value-type="float" office:value="1.67231967242051" calcext:value-type="float">
            <text:p>1.67231967242051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-0.860898" calcext:value-type="float">
            <text:p>-0.860898</text:p>
          </table:table-cell>
          <table:table-cell office:value-type="float" office:value="0.00638533" calcext:value-type="float">
            <text:p>0.00638533</text:p>
          </table:table-cell>
          <table:table-cell table:number-columns-repeated="2" office:value-type="float" office:value="0.000712891" calcext:value-type="float">
            <text:p>0.000712891</text:p>
          </table:table-cell>
          <table:table-cell office:value-type="float" office:value="0.747531" calcext:value-type="float">
            <text:p>0.747531</text:p>
          </table:table-cell>
          <table:table-cell office:value-type="float" office:value="0.00189413" calcext:value-type="float">
            <text:p>0.00189413</text:p>
          </table:table-cell>
          <table:table-cell office:value-type="float" office:value="0.578021" calcext:value-type="float">
            <text:p>0.578021</text:p>
          </table:table-cell>
          <table:table-cell office:value-type="float" office:value="0.0000139631" calcext:value-type="float">
            <text:p>1.39631E-05</text:p>
          </table:table-cell>
          <table:table-cell office:value-type="float" office:value="2.57294" calcext:value-type="float">
            <text:p>2.57294</text:p>
          </table:table-cell>
          <table:table-cell office:value-type="float" office:value="3.03061" calcext:value-type="float">
            <text:p>3.03061</text:p>
          </table:table-cell>
          <table:table-cell office:value-type="float" office:value="0.000265944" calcext:value-type="float">
            <text:p>0.000265944</text:p>
          </table:table-cell>
          <table:table-cell table:formula="of:=0.5*SQRT([.L561]/[.K561]-1)/SIN(PI()/40)" office:value-type="float" office:value="2.68774522742298" calcext:value-type="float">
            <text:p>2.68774522742298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float" office:value="-0.862832" calcext:value-type="float">
            <text:p>-0.862832</text:p>
          </table:table-cell>
          <table:table-cell office:value-type="float" office:value="0.00743954" calcext:value-type="float">
            <text:p>0.00743954</text:p>
          </table:table-cell>
          <table:table-cell office:value-type="float" office:value="-0.00135254" calcext:value-type="float">
            <text:p>-0.00135254</text:p>
          </table:table-cell>
          <table:table-cell office:value-type="float" office:value="0.00135254" calcext:value-type="float">
            <text:p>0.00135254</text:p>
          </table:table-cell>
          <table:table-cell office:value-type="float" office:value="0.751919" calcext:value-type="float">
            <text:p>0.751919</text:p>
          </table:table-cell>
          <table:table-cell office:value-type="float" office:value="0.00194088" calcext:value-type="float">
            <text:p>0.00194088</text:p>
          </table:table-cell>
          <table:table-cell office:value-type="float" office:value="0.587606" calcext:value-type="float">
            <text:p>0.587606</text:p>
          </table:table-cell>
          <table:table-cell office:value-type="float" office:value="0.0000106683" calcext:value-type="float">
            <text:p>1.06683E-05</text:p>
          </table:table-cell>
          <table:table-cell office:value-type="float" office:value="2.73892" calcext:value-type="float">
            <text:p>2.73892</text:p>
          </table:table-cell>
          <table:table-cell office:value-type="float" office:value="3.1054" calcext:value-type="float">
            <text:p>3.1054</text:p>
          </table:table-cell>
          <table:table-cell office:value-type="float" office:value="0.000309852" calcext:value-type="float">
            <text:p>0.000309852</text:p>
          </table:table-cell>
          <table:table-cell table:formula="of:=0.5*SQRT([.L562]/[.K562]-1)/SIN(PI()/40)" office:value-type="float" office:value="2.3311068022416" calcext:value-type="float">
            <text:p>2.3311068022416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" calcext:value-type="float">
            <text:p>9</text:p>
          </table:table-cell>
          <table:table-cell office:value-type="float" office:value="-0.873525" calcext:value-type="float">
            <text:p>-0.873525</text:p>
          </table:table-cell>
          <table:table-cell office:value-type="float" office:value="0.00662688" calcext:value-type="float">
            <text:p>0.00662688</text:p>
          </table:table-cell>
          <table:table-cell office:value-type="float" office:value="-0.0014502" calcext:value-type="float">
            <text:p>-0.0014502</text:p>
          </table:table-cell>
          <table:table-cell office:value-type="float" office:value="0.0014502" calcext:value-type="float">
            <text:p>0.0014502</text:p>
          </table:table-cell>
          <table:table-cell office:value-type="float" office:value="0.769673" calcext:value-type="float">
            <text:p>0.769673</text:p>
          </table:table-cell>
          <table:table-cell office:value-type="float" office:value="0.00175529" calcext:value-type="float">
            <text:p>0.00175529</text:p>
          </table:table-cell>
          <table:table-cell office:value-type="float" office:value="0.613173" calcext:value-type="float">
            <text:p>0.613173</text:p>
          </table:table-cell>
          <table:table-cell office:value-type="float" office:value="0.00000951514" calcext:value-type="float">
            <text:p>9.51514E-06</text:p>
          </table:table-cell>
          <table:table-cell office:value-type="float" office:value="2.8373" calcext:value-type="float">
            <text:p>2.8373</text:p>
          </table:table-cell>
          <table:table-cell office:value-type="float" office:value="2.80846" calcext:value-type="float">
            <text:p>2.80846</text:p>
          </table:table-cell>
          <table:table-cell office:value-type="float" office:value="0.000276005" calcext:value-type="float">
            <text:p>0.000276005</text:p>
          </table:table-cell>
          <table:table-cell table:formula="of:=0.5*SQRT([.L563]/[.K563]-1)/SIN(PI()/40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0" calcext:value-type="float">
            <text:p>10</text:p>
          </table:table-cell>
          <table:table-cell office:value-type="float" office:value="-0.876274" calcext:value-type="float">
            <text:p>-0.876274</text:p>
          </table:table-cell>
          <table:table-cell office:value-type="float" office:value="0.00632423" calcext:value-type="float">
            <text:p>0.00632423</text:p>
          </table:table-cell>
          <table:table-cell table:number-columns-repeated="2" office:value-type="float" office:value="0.000963135" calcext:value-type="float">
            <text:p>0.000963135</text:p>
          </table:table-cell>
          <table:table-cell office:value-type="float" office:value="0.774181" calcext:value-type="float">
            <text:p>0.774181</text:p>
          </table:table-cell>
          <table:table-cell office:value-type="float" office:value="0.00190851" calcext:value-type="float">
            <text:p>0.00190851</text:p>
          </table:table-cell>
          <table:table-cell office:value-type="float" office:value="0.619001" calcext:value-type="float">
            <text:p>0.619001</text:p>
          </table:table-cell>
          <table:table-cell office:value-type="float" office:value="0.0000100998" calcext:value-type="float">
            <text:p>1.00998E-05</text:p>
          </table:table-cell>
          <table:table-cell office:value-type="float" office:value="2.83125" calcext:value-type="float">
            <text:p>2.83125</text:p>
          </table:table-cell>
          <table:table-cell office:value-type="float" office:value="3.05362" calcext:value-type="float">
            <text:p>3.05362</text:p>
          </table:table-cell>
          <table:table-cell office:value-type="float" office:value="0.0002634" calcext:value-type="float">
            <text:p>0.0002634</text:p>
          </table:table-cell>
          <table:table-cell table:formula="of:=0.5*SQRT([.L564]/[.K564]-1)/SIN(PI()/40)" office:value-type="float" office:value="1.78597631153922" calcext:value-type="float">
            <text:p>1.78597631153922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1" calcext:value-type="float">
            <text:p>11</text:p>
          </table:table-cell>
          <table:table-cell office:value-type="float" office:value="-0.878394" calcext:value-type="float">
            <text:p>-0.878394</text:p>
          </table:table-cell>
          <table:table-cell office:value-type="float" office:value="0.00594678" calcext:value-type="float">
            <text:p>0.00594678</text:p>
          </table:table-cell>
          <table:table-cell table:number-columns-repeated="2" office:value-type="float" office:value="0.000615234" calcext:value-type="float">
            <text:p>0.000615234</text:p>
          </table:table-cell>
          <table:table-cell office:value-type="float" office:value="0.777522" calcext:value-type="float">
            <text:p>0.777522</text:p>
          </table:table-cell>
          <table:table-cell office:value-type="float" office:value="0.00174051" calcext:value-type="float">
            <text:p>0.00174051</text:p>
          </table:table-cell>
          <table:table-cell office:value-type="float" office:value="0.622846" calcext:value-type="float">
            <text:p>0.622846</text:p>
          </table:table-cell>
          <table:table-cell office:value-type="float" office:value="0.00000882687" calcext:value-type="float">
            <text:p>8.82687E-06</text:p>
          </table:table-cell>
          <table:table-cell office:value-type="float" office:value="3.02416" calcext:value-type="float">
            <text:p>3.02416</text:p>
          </table:table-cell>
          <table:table-cell office:value-type="float" office:value="2.78482" calcext:value-type="float">
            <text:p>2.78482</text:p>
          </table:table-cell>
          <table:table-cell office:value-type="float" office:value="0.000247679" calcext:value-type="float">
            <text:p>0.000247679</text:p>
          </table:table-cell>
          <table:table-cell table:formula="of:=0.5*SQRT([.L565]/[.K565]-1)/SIN(PI()/40)" office:value-type="string" office:string-value="" calcext:value-type="error">
            <text:p>Err:502</text:p>
          </table:table-cell>
          <table:table-cell table:number-columns-repeated="15"/>
        </table:table-row>
      </table:table>
      <table:table table:name="Plots" table:style-name="ta1">
        <table:shapes>
          <draw:frame draw:z-index="0" draw:style-name="gr1" draw:text-style-name="P1" svg:width="159.77mm" svg:height="90.04mm" svg:x="203.49mm" svg:y="0.8mm">
            <draw:object draw:notify-on-update-of-ranges="IsingDat3_lat40_run1.P6:IsingDat3_lat40_run1.P33 IsingDat3_lat40_run1.AC6:IsingDat3_lat40_run1.AC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0.29mm" svg:y="0.54mm">
            <draw:object draw:notify-on-update-of-ranges="IsingDat3_lat40_run1.P4:IsingDat3_lat40_run1.P33 IsingDat3_lat40_run1.AB4:IsingDat3_lat40_run1.AB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0.04mm" svg:height="90.04mm" svg:x="0.56mm" svg:y="98.28mm">
            <draw:object draw:notify-on-update-of-ranges="IsingDat3_lat40_run1.P4:IsingDat3_lat40_run1.P33 IsingDat3_lat40_run1.R4:IsingDat3_lat40_run1.R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60.04mm" svg:height="90.04mm" svg:x="202.1mm" svg:y="98.81mm">
            <draw:object draw:notify-on-update-of-ranges="IsingDat3_lat40_run1.P4:IsingDat3_lat40_run1.P33 IsingDat3_lat40_run1.U4:IsingDat3_lat40_run1.U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4:55:26.985894433</dc:date>
    <meta:editing-duration>PT12M14S</meta:editing-duration>
    <meta:editing-cycles>3</meta:editing-cycles>
    <meta:generator>LibreOffice/6.0.3.2$Linux_X86_64 LibreOffice_project/00m0$Build-2</meta:generator>
    <meta:document-statistic meta:table-count="2" meta:cell-count="79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title svg:x="6.292cm" svg:y="0.315cm" chart:style-name="ch2">
          <text:p>Energy vs Temp</text:p>
        </chart:title>
        <chart:plot-area chart:style-name="ch3" table:cell-range-address="IsingDat3_lat40_run1.P4:IsingDat3_lat40_run1.P33 IsingDat3_lat40_run1.R4:IsingDat3_lat40_run1.R33" svg:x="0.32cm" svg:y="1.196cm" svg:width="15.365cm" svg:height="7.629cm">
          <chartooo:coordinate-region svg:x="1.153cm" svg:y="1.356cm" svg:width="14.438cm" svg:height="7.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40_run1.R4:IsingDat3_lat40_run1.R33" chart:class="chart:scatter">
            <chart:domain table:cell-range-address="IsingDat3_lat40_run1.P4:IsingDat3_lat40_run1.P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40_run1.P4:IsingDat3_lat40_run1.P33</svg:desc>
                </draw:g>
              </table:table-cell>
              <table:table-cell office:value-type="float" office:value="-4">
                <text:p>-4</text:p>
                <draw:g>
                  <svg:desc>IsingDat3_lat40_run1.R4:IsingDat3_lat40_run1.R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.99432">
                <text:p>-3.99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-3.9772">
                <text:p>-3.9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-3.96052">
                <text:p>-3.96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3.93622">
                <text:p>-3.93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3.90192">
                <text:p>-3.90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-3.85657">
                <text:p>-3.85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-3.79625">
                <text:p>-3.7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-3.71866">
                <text:p>-3.71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-3.6189">
                <text:p>-3.6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3.4917">
                <text:p>-3.4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-3.3247">
                <text:p>-3.3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-3.0955">
                <text:p>-3.0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-3.03329">
                <text:p>-3.03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-2.96604">
                <text:p>-2.96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-2.89088">
                <text:p>-2.89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-2.85962">
                <text:p>-2.85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-2.73562">
                <text:p>-2.73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-2.41615">
                <text:p>-2.41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-2.21021">
                <text:p>-2.21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-2.05753">
                <text:p>-2.05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-1.92721">
                <text:p>-1.92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-1.81665">
                <text:p>-1.816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-1.72152">
                <text:p>-1.72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-1.63385">
                <text:p>-1.63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-1.31898">
                <text:p>-1.31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-1.11409">
                <text:p>-1.11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-0.969233">
                <text:p>-0.969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-0.878394">
                <text:p>-0.878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title svg:x="6.569cm" svg:y="0.315cm" chart:style-name="ch2">
          <text:p>Mag vs Temp</text:p>
        </chart:title>
        <chart:plot-area chart:style-name="ch3" table:cell-range-address="IsingDat3_lat40_run1.P4:IsingDat3_lat40_run1.P33 IsingDat3_lat40_run1.U4:IsingDat3_lat40_run1.U33" svg:x="0.32cm" svg:y="1.196cm" svg:width="15.365cm" svg:height="7.629cm">
          <chartooo:coordinate-region svg:x="1.047cm" svg:y="1.357cm" svg:width="14.544cm" svg:height="6.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40_run1.U4:IsingDat3_lat40_run1.U33" chart:class="chart:scatter">
            <chart:domain table:cell-range-address="IsingDat3_lat40_run1.P4:IsingDat3_lat40_run1.P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40_run1.P4:IsingDat3_lat40_run1.P33</svg:desc>
                </draw:g>
              </table:table-cell>
              <table:table-cell office:value-type="float" office:value="1">
                <text:p>1</text:p>
                <draw:g>
                  <svg:desc>IsingDat3_lat40_run1.U4:IsingDat3_lat40_run1.U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99275">
                <text:p>0.999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997027">
                <text:p>0.99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994772">
                <text:p>0.994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991393">
                <text:p>0.991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986459">
                <text:p>0.986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979653">
                <text:p>0.979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970062">
                <text:p>0.970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956856">
                <text:p>0.956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938277">
                <text:p>0.93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91158">
                <text:p>0.91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868948">
                <text:p>0.868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78651">
                <text:p>0.78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757267">
                <text:p>0.757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0651299">
                <text:p>0.0651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0609133">
                <text:p>0.0609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163889">
                <text:p>0.0163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0786602">
                <text:p>0.0078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116604">
                <text:p>0.0116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522591">
                <text:p>0.005225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331245">
                <text:p>0.00331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0047966">
                <text:p>0.000479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00493546">
                <text:p>0.0004935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00218811">
                <text:p>0.000218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0133698">
                <text:p>0.001336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0714798">
                <text:p>0.0007147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112457">
                <text:p>0.00112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030365">
                <text:p>0.00030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0615234">
                <text:p>0.000615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scatter" chart:style-name="ch1">
        <chart:title svg:x="5.167cm" svg:y="0.315cm" chart:style-name="ch2">
          <text:p>Correlation Length vs Temp</text:p>
        </chart:title>
        <chart:plot-area chart:style-name="ch3" table:cell-range-address="IsingDat3_lat40_run1.P6:IsingDat3_lat40_run1.P33 IsingDat3_lat40_run1.AC6:IsingDat3_lat40_run1.AC33" svg:x="0.319cm" svg:y="1.196cm" svg:width="15.34cm" svg:height="7.629cm">
          <chartooo:coordinate-region svg:x="1.311cm" svg:y="1.356cm" svg:width="14.108cm" svg:height="6.9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40_run1.AC6:IsingDat3_lat40_run1.AC33" chart:class="chart:scatter">
            <chart:domain table:cell-range-address="IsingDat3_lat40_run1.P6:IsingDat3_lat40_run1.P33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singDat3_lat40_run1.P6:IsingDat3_lat40_run1.P33</svg:desc>
                </draw:g>
              </table:table-cell>
              <table:table-cell office:value-type="float" office:value="6427.22327974327">
                <text:p>6427.22327974327</text:p>
                <draw:g>
                  <svg:desc>IsingDat3_lat40_run1.AC6:IsingDat3_lat40_run1.A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3027.21404011626">
                <text:p>3027.21404011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2208.18760567153">
                <text:p>2208.18760567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1650.87085183025">
                <text:p>1650.87085183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258.04185601982">
                <text:p>1258.04185601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957.542839570427">
                <text:p>957.542839570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725.718873626066">
                <text:p>725.718873626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542.612702059667">
                <text:p>542.612702059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394.159576521836">
                <text:p>394.159576521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73.432298720896">
                <text:p>273.432298720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167.219708025653">
                <text:p>167.219708025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78.9052646892068">
                <text:p>78.9052646892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">
                <text:p>2.22</text:p>
              </table:table-cell>
              <table:table-cell office:value-type="float" office:value="66.499553934764">
                <text:p>66.499553934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50.2833551453801">
                <text:p>50.2833551453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6">
                <text:p>2.26</text:p>
              </table:table-cell>
              <table:table-cell office:value-type="float" office:value="39.2136373914765">
                <text:p>39.2136373914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">
                <text:p>2.27</text:p>
              </table:table-cell>
              <table:table-cell office:value-type="float" office:value="35.9446858047087">
                <text:p>35.9446858047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">
                <text:p>2.3</text:p>
              </table:table-cell>
              <table:table-cell office:value-type="float" office:value="25.0692770408087">
                <text:p>25.0692770408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">
                <text:p>2.4</text:p>
              </table:table-cell>
              <table:table-cell office:value-type="float" office:value="9.9640726118794">
                <text:p>9.9640726118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5.66513402693316">
                <text:p>5.66513402693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">
                <text:p>2.6</text:p>
              </table:table-cell>
              <table:table-cell office:value-type="float" office:value="4.01701226385371">
                <text:p>4.01701226385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3.15904722852929">
                <text:p>3.15904722852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">
                <text:p>2.8</text:p>
              </table:table-cell>
              <table:table-cell office:value-type="float" office:value="2.91359897793049">
                <text:p>2.91359897793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">
                <text:p>2.9</text:p>
              </table:table-cell>
              <table:table-cell office:value-type="float" office:value="2.45475866846881">
                <text:p>2.45475866846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.21567033705862">
                <text:p>1.21567033705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1.4755071314379">
                <text:p>1.4755071314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.50626486150099">
                <text:p>1.506264861500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1.25715740074761">
                <text:p>1.25715740074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5cm" chart:style-name="ch2">
          <text:p>Spec Heat vs Temp</text:p>
        </chart:title>
        <chart:plot-area chart:style-name="ch3" table:cell-range-address="IsingDat3_lat40_run1.P4:IsingDat3_lat40_run1.P33 IsingDat3_lat40_run1.AB4:IsingDat3_lat40_run1.AB33" svg:x="0.32cm" svg:y="1.196cm" svg:width="15.36cm" svg:height="7.624cm">
          <chartooo:coordinate-region svg:x="1.418cm" svg:y="1.356cm" svg:width="14.168cm" svg:height="6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40_run1.AB4:IsingDat3_lat40_run1.AB33" chart:class="chart:scatter">
            <chart:domain table:cell-range-address="IsingDat3_lat40_run1.P4:IsingDat3_lat40_run1.P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40_run1.P4:IsingDat3_lat40_run1.P33</svg:desc>
                </draw:g>
              </table:table-cell>
              <table:table-cell office:value-type="float" office:value="0">
                <text:p>0</text:p>
                <draw:g>
                  <svg:desc>IsingDat3_lat40_run1.AB4:IsingDat3_lat40_run1.A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0584553">
                <text:p>0.0000584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0167744">
                <text:p>0.000167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000252214">
                <text:p>0.000252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000360473">
                <text:p>0.000360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0485572">
                <text:p>0.000485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00653479">
                <text:p>0.000653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000856326">
                <text:p>0.000856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0109601">
                <text:p>0.00109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00140953">
                <text:p>0.00140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00181477">
                <text:p>0.00181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0024057">
                <text:p>0.0024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00346853">
                <text:p>0.00346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00373772">
                <text:p>0.00373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00437494">
                <text:p>0.00437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00488781">
                <text:p>0.00488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0493702">
                <text:p>0.00493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0500402">
                <text:p>0.00500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0305996">
                <text:p>0.00305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220565">
                <text:p>0.00220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177099">
                <text:p>0.00177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014952">
                <text:p>0.0014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0129217">
                <text:p>0.00129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0117258">
                <text:p>0.00117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0098251">
                <text:p>0.00098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0613605">
                <text:p>0.000613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0418814">
                <text:p>0.0004188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0310253">
                <text:p>0.000310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0247679">
                <text:p>0.0002476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